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svg:title>TexMaths</svg:title>
            <svg:desc>18§latex§\begin{eqnarray*}
 \LExp &amp;::=&amp;  \PropVar \ora
               \neg\ \LExp \ora
               (\LExp \vee \LExp) \ora \\
               &amp; &amp; 
               (\LExp \wedge \LExp) \ora 
               (\LExp \implies \LExp) \ora 
               (\LExp \equiv \LExp) \ora \\
               &amp; &amp; 
               (\PExp \speaksfor \PExp) \ora
               (\PExp \says \LExp) \ora
               (\PExp \controls \LExp) \ora\\
                &amp;&amp;
                \Level \leq_s \Level \ora \Level =_s \Level \ora\\
                &amp;&amp;
                \IntLevel \leq_i \IntLevel \ora \IntLevel =_i \IntLevel
\end{eqnarray*}§svg§600§FALSE§</svg:desc>
            <draw:g>
              <draw:path draw:style-name="gr1" draw:text-style-name="P1" draw:layer="layout" svg:width="21.586cm" svg:height="4.36cm" svg:x="0.073cm" svg:y="0.098cm" svg:viewBox="0 0 21587 4361" svg:d="M10794 4361c-3598 0-7196 0-10794 0 0-1454 0-2907 0-4361 7196 0 14392 0 21587 0 0 1454 0 2907 0 4361-3597 0-7195 0-10793 0z">
                <text:p/>
              </draw:path>
              <draw:path draw:style-name="gr2" draw:text-style-name="P2" draw:layer="layout" svg:width="0.4cm" svg:height="0.429cm" svg:x="0.066cm" svg:y="0.111cm" svg:viewBox="0 0 401 430" svg:d="M383 0c-127 0-255 0-383 0 0 10 0 19 0 29 23 0 46 0 68 0 0 123 0 247 0 370-22 0-45 0-68 0 0 11 0 21 0 31 23-2 88-2 115-2 31 0 101 0 128 2 0-10 0-20 0-31-28 0-56 0-85 0 0-57 0-114 0-171 11 0 21 0 31 0 61 0 67 27 67 74 10 0 20 0 30 0 0-59 0-117 0-176-10 0-20 0-30 0 0 47-6 74-67 74-10 0-20 0-31 0 0-57 0-114 0-171 30 0 59 0 89 0 102 0 117 48 126 122 9 0 19 0 28 0-6-50-12-101-18-151z">
                <text:p/>
              </draw:path>
              <draw:path draw:style-name="gr2" draw:text-style-name="P2" draw:layer="layout" svg:width="0.321cm" svg:height="0.289cm" svg:x="0.458cm" svg:y="0.255cm" svg:viewBox="0 0 322 290" svg:d="M322 148c0-85-57-148-160-148-104 0-162 63-162 148 0 79 56 142 162 142s160-65 160-142zM162 264c-81 0-81-68-81-124 0-28 0-59 11-81 12-23 38-37 70-37 25 0 52 10 67 32 12 22 12 56 12 86 0 56 0 124-79 124z">
                <text:p/>
              </draw:path>
              <draw:path draw:style-name="gr2" draw:text-style-name="P2" draw:layer="layout" svg:width="0.255cm" svg:height="0.283cm" svg:x="0.826cm" svg:y="0.257cm" svg:viewBox="0 0 256 284" svg:d="M104 70c0-23 0-47 0-70-34 1-69 2-104 4 0 10 0 20 0 30 40 0 43 0 43 25 0 65 0 130 0 195-14 0-29 0-43 0 0 10 0 20 0 30 22-2 50-2 79-2 25 0 65 0 88 2 0-10 0-20 0-30-18 0-37 0-55 0 0-37 0-73 0-110 0-45 16-122 79-122 0 1-13 10-13 28 0 27 22 40 40 40s38-13 38-40c0-32-35-50-67-50-45 0-70 31-85 70z">
                <text:p/>
              </draw:path>
              <draw:path draw:style-name="gr2" draw:text-style-name="P2" draw:layer="layout" svg:width="0.562cm" svg:height="0.283cm" svg:x="1.13cm" svg:y="0.257cm" svg:viewBox="0 0 563 284" svg:d="M43 59c0 65 0 130 0 195-14 0-29 0-43 0 0 10 0 20 0 30 18-2 56-2 79-2 25 0 63 0 81 2 0-10 0-20 0-30-15 0-30 0-45 0 0-44 0-88 0-132 0-68 56-100 96-100 21 0 36 12 36 61 0 57 0 114 0 171-15 0-30 0-45 0 0 10 0 20 0 30 18-2 55-2 81-2 23 0 61 0 79 2 0-10 0-20 0-30-15 0-29 0-43 0 0-44 0-88 0-132 0-68 54-100 93-100 22 0 36 12 36 61 0 57 0 114 0 171-15 0-30 0-45 0 0 10 0 20 0 30 18-2 56-2 81-2 24 0 61 0 79 2 0-10 0-20 0-30-14 0-28 0-43 0 0-55 0-109 0-164 0-65-32-90-97-90-58 0-92 31-108 59-13-57-70-59-95-59-54 0-90 27-110 68 0-22 0-45 0-68-37 1-73 2-110 4 0 10 0 20 0 30 40 0 43 0 43 25z">
                <text:p/>
              </draw:path>
              <draw:path draw:style-name="gr2" draw:text-style-name="P2" draw:layer="layout" svg:width="0.066cm" svg:height="0.272cm" svg:x="2.395cm" svg:y="0.268cm" svg:viewBox="0 0 67 273" svg:d="M67 34c0-18-16-34-35-34s-32 16-32 34 13 34 32 34 35-16 35-34zM67 239c0-18-16-32-35-32s-32 14-32 32 13 34 32 34 35-16 35-34z">
                <text:p/>
              </draw:path>
              <draw:path draw:style-name="gr2" draw:text-style-name="P2" draw:layer="layout" svg:width="0.067cm" svg:height="0.272cm" svg:x="2.57cm" svg:y="0.268cm" svg:viewBox="0 0 68 273" svg:d="M68 34c0-18-16-34-34-34s-34 16-34 34 16 34 34 34 34-16 34-34zM68 239c0-18-16-32-34-32s-34 14-34 32 16 34 34 34 34-16 34-34z">
                <text:p/>
              </draw:path>
              <draw:path draw:style-name="gr2" draw:text-style-name="P2" draw:layer="layout" svg:width="0.418cm" svg:height="0.147cm" svg:x="2.728cm" svg:y="0.309cm" svg:viewBox="0 0 419 148" svg:d="M398 25c11 0 21 0 21-12 0-13-10-13-19-13-127 0-254 0-380 0-9 0-20 0-20 13 0 12 11 12 20 12 126 0 252 0 378 0zM400 148c9 0 19 0 19-13s-10-13-21-13c-126 0-252 0-378 0-9 0-20 0-20 13s11 13 20 13c126 0 253 0 380 0z">
                <text:p/>
              </draw:path>
              <draw:path draw:style-name="gr2" draw:text-style-name="P2" draw:layer="layout" svg:width="0.431cm" svg:height="0.433cm" svg:x="3.84cm" svg:y="0.107cm" svg:viewBox="0 0 432 434" svg:d="M158 243c38 0 75 0 112 0 88 0 162-47 162-121 0-68-63-122-167-122-89 0-177 0-265 0 0 10 0 19 0 29 23 0 46 0 68 0 0 125 0 249 0 374-22 0-45 0-68 0 0 10 0 20 0 31 25-2 86-2 113-2s90 0 114 2c0-11 0-21 0-31-23 0-46 0-69 0 0-53 0-107 0-160zM239 216c-28 0-56 0-84 0 0-62 0-125 0-187 29 0 57 0 86 0 94 0 94 48 94 93s0 94-96 94z">
                <text:p/>
              </draw:path>
              <draw:path draw:style-name="gr2" draw:text-style-name="P2" draw:layer="layout" svg:width="0.255cm" svg:height="0.283cm" svg:x="4.337cm" svg:y="0.257cm" svg:viewBox="0 0 256 284" svg:d="M104 70c0-23 0-47 0-70-34 1-69 2-104 4 0 10 0 20 0 30 40 0 43 0 43 25 0 65 0 130 0 195-14 0-29 0-43 0 0 10 0 20 0 30 22-2 50-2 79-2 25 0 65 0 88 2 0-10 0-20 0-30-18 0-37 0-55 0 0-37 0-73 0-110 0-45 16-122 79-122 0 1-13 10-13 28 0 27 22 40 40 40s38-13 38-40c0-32-35-50-67-50-45 0-70 31-85 70z">
                <text:p/>
              </draw:path>
              <draw:path draw:style-name="gr2" draw:text-style-name="P2" draw:layer="layout" svg:width="0.321cm" svg:height="0.289cm" svg:x="4.634cm" svg:y="0.255cm" svg:viewBox="0 0 322 290" svg:d="M322 148c0-85-59-148-162-148-102 0-160 63-160 148 0 79 54 142 160 142s162-65 162-142zM160 264c-79 0-79-68-79-124 0-28 0-59 11-81 11-23 38-37 68-37 27 0 54 10 67 32 14 22 14 56 14 86 0 56 0 124-81 124z">
                <text:p/>
              </draw:path>
              <draw:path draw:style-name="gr2" draw:text-style-name="P2" draw:layer="layout" svg:width="0.355cm" svg:height="0.406cm" svg:x="4.999cm" svg:y="0.257cm" svg:viewBox="0 0 356 407" svg:d="M117 76c0-13 0-13 9-22 25-25 58-29 72-29 43 0 77 38 77 117 0 90-43 122-84 122-9 0-40 0-67-34-7-7-7-9-7-19 0-45 0-90 0-135zM117 259c27 22 54 29 81 29 94 0 158-58 158-146 0-83-57-142-147-142-49 0-81 20-96 31 0-11 0-21 0-31-37 1-75 2-113 4 0 10 0 20 0 30 40 0 45 0 45 24 0 106 0 212 0 318-15 0-30 0-45 0 0 10 0 20 0 31 18 0 56-2 81-2 23 0 61 2 79 2 0-11 0-21 0-31-14 0-29 0-43 0 0-39 0-78 0-117z">
                <text:p/>
              </draw:path>
              <draw:path draw:style-name="gr2" draw:text-style-name="P2" draw:layer="layout" svg:width="0.516cm" svg:height="0.438cm" svg:x="5.397cm" svg:y="0.107cm" svg:viewBox="0 0 517 439" svg:d="M452 43c3-9 5-14 52-14 4 0 8 0 13 0 0-10 0-19 0-29-26 0-54 2-72 2-26 0-58 0-83-2 0 10 0 19 0 29 5 0 56 0 56 7 0 4-2 7-2 9-43 96-85 192-128 288-45-102-90-203-135-304 20 0 40 0 59 0 0-10 0-19 0-29-25 2-84 2-111 2-25 0-79 0-101-2 0 10 0 19 0 29 19 0 38 0 58 0 58 131 116 261 174 392 6 13 9 18 25 18 11 0 20 0 26-16 56-127 112-253 169-380z">
                <text:p/>
              </draw:path>
              <draw:path draw:style-name="gr2" draw:text-style-name="P2" draw:layer="layout" svg:width="0.332cm" svg:height="0.289cm" svg:x="5.89cm" svg:y="0.255cm" svg:viewBox="0 0 333 290" svg:d="M216 237c0 20 0 49 67 49 10 0 20 0 30 0 13 0 20 0 20-16 0-15-9-15-16-15-40 0-40-9-40-23 0-45 0-90 0-135 0-57-45-97-138-97-36 0-114 2-114 58 0 27 22 39 40 39 20 0 39-12 39-39 0-20-12-31-14-31 18-4 38-5 47-5 47 0 68 27 68 75 0 7 0 15 0 22-45 2-205 7-205 99 0 61 79 72 122 72 51 0 80-27 94-53zM205 139c0 19 0 39 0 59 0 61-57 68-74 68-32 0-57-21-57-50 0-67 101-76 131-77z">
                <text:p/>
              </draw:path>
              <draw:path draw:style-name="gr2" draw:text-style-name="P2" draw:layer="layout" svg:width="0.256cm" svg:height="0.283cm" svg:x="6.247cm" svg:y="0.257cm" svg:viewBox="0 0 257 284" svg:d="M106 70c0-23 0-47 0-70-35 1-71 2-106 4 0 10 0 20 0 30 40 0 45 0 45 25 0 65 0 130 0 195-15 0-30 0-45 0 0 10 0 20 0 30 23-2 50-2 81-2 23 0 63 0 86 2 0-10 0-20 0-30-18 0-37 0-55 0 0-37 0-73 0-110 0-45 16-122 79-122 0 1-11 10-11 28 0 27 20 40 38 40s39-13 39-40c0-32-34-50-68-50-43 0-68 31-83 70z">
                <text:p/>
              </draw:path>
              <draw:path draw:style-name="gr2" draw:text-style-name="P2" draw:layer="layout" svg:width="0.244cm" svg:height="0.632cm" svg:x="6.734cm" svg:y="0.066cm" svg:viewBox="0 0 245 633" svg:d="M243 25c2-9 2-11 2-12 0-8-6-13-13-13-3 0-9 2-11 5-73 201-146 402-219 603-2 9-2 11-2 13 0 5 5 12 13 12 7 0 9-5 12-16 73-197 145-394 218-592z">
                <text:p/>
              </draw:path>
              <draw:path draw:style-name="gr2" draw:text-style-name="P2" draw:layer="layout" svg:width="0.35cm" svg:height="0.166cm" svg:x="7.226cm" svg:y="0.316cm" svg:viewBox="0 0 351 167" svg:d="M351 22c0-20-2-22-22-22-102 0-205 0-307 0-11 0-22 0-22 13 0 12 11 12 22 12 101 0 202 0 304 0 0 40 0 81 0 121 0 11 0 21 12 21 13 0 13-10 13-21 0-42 0-83 0-124z">
                <text:p/>
              </draw:path>
              <draw:path draw:style-name="gr2" draw:text-style-name="P2" draw:layer="layout" svg:width="0.4cm" svg:height="0.429cm" svg:x="7.849cm" svg:y="0.111cm" svg:viewBox="0 0 401 430" svg:d="M382 0c-128 0-255 0-382 0 0 10 0 19 0 29 23 0 46 0 68 0 0 123 0 247 0 370-22 0-45 0-68 0 0 11 0 21 0 31 23-2 88-2 115-2 31 0 101 0 128 2 0-10 0-20 0-31-28 0-56 0-85 0 0-57 0-114 0-171 11 0 21 0 31 0 61 0 67 27 67 74 10 0 20 0 30 0 0-59 0-117 0-176-10 0-20 0-30 0 0 47-6 74-67 74-10 0-20 0-31 0 0-57 0-114 0-171 30 0 59 0 89 0 100 0 117 48 126 122 9 0 19 0 28 0-6-50-13-101-19-151z">
                <text:p/>
              </draw:path>
              <draw:path draw:style-name="gr2" draw:text-style-name="P2" draw:layer="layout" svg:width="0.321cm" svg:height="0.289cm" svg:x="8.241cm" svg:y="0.255cm" svg:viewBox="0 0 322 290" svg:d="M322 148c0-85-57-148-160-148-104 0-162 63-162 148 0 79 56 142 162 142s160-65 160-142zM162 264c-81 0-81-68-81-124 0-28 0-59 11-81 12-23 38-37 70-37 25 0 52 10 67 32 12 22 12 56 12 86 0 56 0 124-79 124z">
                <text:p/>
              </draw:path>
              <draw:path draw:style-name="gr2" draw:text-style-name="P2" draw:layer="layout" svg:width="0.255cm" svg:height="0.283cm" svg:x="8.608cm" svg:y="0.257cm" svg:viewBox="0 0 256 284" svg:d="M104 70c0-23 0-47 0-70-34 1-69 2-104 4 0 10 0 20 0 30 40 0 43 0 43 25 0 65 0 130 0 195-14 0-29 0-43 0 0 10 0 20 0 30 22-2 50-2 79-2 24 0 65 0 88 2 0-10 0-20 0-30-18 0-37 0-55 0 0-37 0-73 0-110 0-45 16-122 79-122 0 1-13 10-13 28 0 27 21 40 40 40s38-13 38-40c0-32-35-50-67-50-45 0-70 31-85 70z">
                <text:p/>
              </draw:path>
              <draw:path draw:style-name="gr2" draw:text-style-name="P2" draw:layer="layout" svg:width="0.562cm" svg:height="0.283cm" svg:x="8.912cm" svg:y="0.257cm" svg:viewBox="0 0 563 284" svg:d="M43 59c0 65 0 130 0 195-14 0-29 0-43 0 0 10 0 20 0 30 18-2 56-2 79-2 25 0 63 0 81 2 0-10 0-20 0-30-15 0-30 0-45 0 0-44 0-88 0-132 0-68 56-100 96-100 21 0 34 12 34 61 0 57 0 114 0 171-15 0-29 0-43 0 0 10 0 20 0 30 18-2 55-2 79-2 25 0 63 0 81 2 0-10 0-20 0-30-15 0-30 0-45 0 0-44 0-88 0-132 0-68 56-100 95-100 22 0 36 12 36 61 0 57 0 114 0 171-15 0-30 0-45 0 0 10 0 20 0 30 18-2 56-2 81-2 24 0 61 0 79 2 0-10 0-20 0-30-14 0-28 0-43 0 0-55 0-109 0-164 0-65-32-90-99-90-57 0-90 31-106 59-13-57-70-59-95-59-54 0-90 27-112 68 0-22 0-45 0-68-36 1-72 2-108 4 0 10 0 20 0 30 40 0 43 0 43 25z">
                <text:p/>
              </draw:path>
              <draw:path draw:style-name="gr2" draw:text-style-name="P2" draw:layer="layout" svg:width="0.246cm" svg:height="0.632cm" svg:x="9.701cm" svg:y="0.066cm" svg:viewBox="0 0 247 633" svg:d="M243 25c4-9 4-11 4-12 0-8-6-13-13-13-5 0-9 2-11 5-73 201-146 402-219 603-4 9-4 11-4 13 0 5 5 12 13 12 9 0 10-5 14-16 72-197 144-394 216-592z">
                <text:p/>
              </draw:path>
              <draw:path draw:style-name="gr2" draw:text-style-name="P2" draw:layer="layout" svg:width="0.145cm" svg:height="0.632cm" svg:x="10.221cm" svg:y="0.066cm" svg:viewBox="0 0 146 633" svg:d="M146 626c0-2 0-3-11-14-79-79-99-198-99-295 0-110 23-220 103-299 7-9 7-9 7-11 0-5-2-7-6-7-7 0-63 43-100 124-33 69-40 139-40 193 0 48 7 126 41 198 38 77 92 118 99 118 4 0 6-1 6-7z">
                <text:p/>
              </draw:path>
              <draw:path draw:style-name="gr2" draw:text-style-name="P2" draw:layer="layout" svg:width="0.402cm" svg:height="0.429cm" svg:x="10.428cm" svg:y="0.111cm" svg:viewBox="0 0 403 430" svg:d="M383 0c-127 0-255 0-383 0 0 10 0 19 0 29 23 0 46 0 68 0 0 123 0 247 0 370-22 0-45 0-68 0 0 11 0 21 0 31 25-2 88-2 117-2 31 0 99 0 128 2 0-10 0-20 0-31-29 0-58 0-87 0 0-57 0-114 0-171 11 0 22 0 33 0 61 0 66 27 66 74 10 0 20 0 29 0 0-59 0-117 0-176-9 0-19 0-29 0 0 47-5 74-66 74-11 0-22 0-33 0 0-57 0-114 0-171 30 0 59 0 89 0 102 0 117 48 126 122 10 0 20 0 30 0-6-50-13-101-20-151z">
                <text:p/>
              </draw:path>
              <draw:path draw:style-name="gr2" draw:text-style-name="P2" draw:layer="layout" svg:width="0.321cm" svg:height="0.289cm" svg:x="10.822cm" svg:y="0.255cm" svg:viewBox="0 0 322 290" svg:d="M322 148c0-85-59-148-162-148-104 0-160 63-160 148 0 79 54 142 160 142s162-65 162-142zM160 264c-81 0-81-68-81-124 0-28 0-59 11-81 13-23 40-37 70-37 27 0 54 10 67 32 14 22 14 56 14 86 0 56 0 124-81 124z">
                <text:p/>
              </draw:path>
              <draw:path draw:style-name="gr2" draw:text-style-name="P2" draw:layer="layout" svg:width="0.256cm" svg:height="0.283cm" svg:x="11.187cm" svg:y="0.257cm" svg:viewBox="0 0 257 284" svg:d="M106 70c0-23 0-47 0-70-35 1-71 2-106 4 0 10 0 20 0 30 40 0 45 0 45 25 0 65 0 130 0 195-15 0-30 0-45 0 0 10 0 20 0 30 23-2 50-2 81-2 23 0 63 0 86 2 0-10 0-20 0-30-18 0-36 0-54 0 0-37 0-73 0-110 0-45 15-122 78-122 0 1-11 10-11 28 0 27 20 40 38 40s39-13 39-40c0-32-34-50-68-50-43 0-68 31-83 70z">
                <text:p/>
              </draw:path>
              <draw:path draw:style-name="gr2" draw:text-style-name="P2" draw:layer="layout" svg:width="0.561cm" svg:height="0.283cm" svg:x="11.493cm" svg:y="0.257cm" svg:viewBox="0 0 562 284" svg:d="M43 59c0 65 0 130 0 195-14 0-29 0-43 0 0 10 0 20 0 30 16-2 56-2 79-2 25 0 61 0 79 2 0-10 0-20 0-30-14 0-28 0-43 0 0-44 0-88 0-132 0-68 54-100 94-100 21 0 36 12 36 61 0 57 0 114 0 171-15 0-29 0-43 0 0 10 0 20 0 30 18-2 55-2 79-2 25 0 61 0 79 2 0-10 0-20 0-30-14 0-29 0-43 0 0-44 0-88 0-132 0-68 56-100 93-100 22 0 36 12 36 61 0 57 0 114 0 171-14 0-28 0-43 0 0 10 0 20 0 30 18-2 56-2 79-2 26 0 63 0 80 2 0-10 0-20 0-30-15 0-29 0-44 0 0-55 0-109 0-164 0-65-32-90-97-90-57 0-90 31-106 59-13-57-72-59-95-59-56 0-92 27-112 68 0-22 0-45 0-68-36 1-72 2-108 4 0 10 0 20 0 30 38 0 43 0 43 25z">
                <text:p/>
              </draw:path>
              <draw:path draw:style-name="gr2" draw:text-style-name="P2" draw:layer="layout" svg:width="0.35cm" svg:height="0.389cm" svg:x="12.246cm" svg:y="0.163cm" svg:viewBox="0 0 351 390" svg:d="M347 25c4-9 4-11 4-12 0-8-5-13-13-13-5 0-9 4-14 13-49 111-98 223-148 334-49-111-99-223-149-334-5-13-11-13-14-13-8 0-13 5-13 13 1 3 0 1 4 9 52 118 105 237 158 356 4 11 9 12 14 12 8 0 9-3 13-12 53-118 106-235 158-353z">
                <text:p/>
              </draw:path>
              <draw:path draw:style-name="gr2" draw:text-style-name="P2" draw:layer="layout" svg:width="0.4cm" svg:height="0.429cm" svg:x="12.798cm" svg:y="0.111cm" svg:viewBox="0 0 401 430" svg:d="M382 0c-128 0-255 0-382 0 0 10 0 19 0 29 23 0 46 0 68 0 0 123 0 247 0 370-22 0-45 0-68 0 0 11 0 21 0 31 23-2 88-2 115-2 31 0 101 0 128 2 0-10 0-20 0-31-28 0-56 0-85 0 0-57 0-114 0-171 11 0 21 0 31 0 61 0 67 27 67 74 10 0 20 0 30 0 0-59 0-117 0-176-10 0-20 0-30 0 0 47-6 74-67 74-10 0-20 0-31 0 0-57 0-114 0-171 30 0 59 0 89 0 100 0 115 48 126 122 9 0 19 0 28 0-6-50-13-101-19-151z">
                <text:p/>
              </draw:path>
              <draw:path draw:style-name="gr2" draw:text-style-name="P2" draw:layer="layout" svg:width="0.321cm" svg:height="0.289cm" svg:x="13.191cm" svg:y="0.255cm" svg:viewBox="0 0 322 290" svg:d="M322 148c0-85-57-148-160-148-104 0-162 63-162 148 0 79 56 142 162 142s160-65 160-142zM162 264c-81 0-81-68-81-124 0-28 0-59 11-81 12-23 38-37 70-37 25 0 52 10 67 32 12 22 12 56 12 86 0 56 0 124-79 124z">
                <text:p/>
              </draw:path>
              <draw:path draw:style-name="gr2" draw:text-style-name="P2" draw:layer="layout" svg:width="0.255cm" svg:height="0.283cm" svg:x="13.558cm" svg:y="0.257cm" svg:viewBox="0 0 256 284" svg:d="M104 70c0-23 0-47 0-70-34 1-69 2-104 4 0 10 0 20 0 30 40 0 43 0 43 25 0 65 0 130 0 195-14 0-29 0-43 0 0 10 0 20 0 30 22-2 50-2 79-2 24 0 65 0 88 2 0-10 0-20 0-30-18 0-37 0-55 0 0-37 0-73 0-110 0-45 16-122 79-122 0 1-13 10-13 28 0 27 21 40 40 40s38-13 38-40c0-32-35-50-67-50-45 0-70 31-85 70z">
                <text:p/>
              </draw:path>
              <draw:path draw:style-name="gr2" draw:text-style-name="P2" draw:layer="layout" svg:width="0.562cm" svg:height="0.283cm" svg:x="13.862cm" svg:y="0.257cm" svg:viewBox="0 0 563 284" svg:d="M43 59c0 65 0 130 0 195-14 0-29 0-43 0 0 10 0 20 0 30 18-2 56-2 79-2 25 0 63 0 81 2 0-10 0-20 0-30-15 0-30 0-45 0 0-44 0-88 0-132 0-68 56-100 96-100 21 0 34 12 34 61 0 57 0 114 0 171-15 0-29 0-43 0 0 10 0 20 0 30 18-2 55-2 79-2 25 0 63 0 81 2 0-10 0-20 0-30-15 0-30 0-45 0 0-44 0-88 0-132 0-68 56-100 95-100 22 0 34 12 34 61 0 57 0 114 0 171-14 0-28 0-43 0 0 10 0 20 0 30 18-2 56-2 79-2 26 0 63 0 81 2 0-10 0-20 0-30-14 0-28 0-43 0 0-55 0-109 0-164 0-65-32-90-99-90-57 0-90 31-106 59-13-57-70-59-95-59-54 0-90 27-112 68 0-22 0-45 0-68-36 1-72 2-108 4 0 10 0 20 0 30 40 0 43 0 43 25z">
                <text:p/>
              </draw:path>
              <draw:path draw:style-name="gr2" draw:text-style-name="P2" draw:layer="layout" svg:width="0.147cm" svg:height="0.632cm" svg:x="14.476cm" svg:y="0.066cm" svg:viewBox="0 0 148 633" svg:d="M148 317c0-49-8-126-44-198-37-78-91-119-97-119-5 0-7 4-7 7 0 2 0 2 13 15 61 63 97 162 97 295 0 108-24 219-101 298-9 8-9 9-9 11 0 4 2 7 7 7 6 0 63-43 99-124 33-70 42-140 42-192z">
                <text:p/>
              </draw:path>
              <draw:path draw:style-name="gr2" draw:text-style-name="P2" draw:layer="layout" svg:width="0.244cm" svg:height="0.632cm" svg:x="14.897cm" svg:y="0.066cm" svg:viewBox="0 0 245 633" svg:d="M243 25c2-9 2-11 2-12 0-8-6-13-13-13-3 0-9 2-11 5-73 201-146 402-219 603-2 9-2 11-2 13 0 5 5 12 13 12 7 0 9-5 12-16 73-197 145-394 218-592z">
                <text:p/>
              </draw:path>
              <draw:path draw:style-name="gr2" draw:text-style-name="P2" draw:layer="layout" svg:width="0.147cm" svg:height="0.632cm" svg:x="3.878cm" svg:y="1.014cm" svg:viewBox="0 0 148 633" svg:d="M148 626c0-2 0-3-11-14-79-79-99-198-99-295 0-110 23-220 101-299 9-7 9-9 9-11 0-5-2-7-8-7-5 0-63 43-99 124-32 69-41 139-41 193 0 48 7 126 43 198 38 77 92 118 97 118 6 0 8-1 8-7z">
                <text:p/>
              </draw:path>
              <draw:path draw:style-name="gr2" draw:text-style-name="P2" draw:layer="layout" svg:width="0.4cm" svg:height="0.429cm" svg:x="4.087cm" svg:y="1.059cm" svg:viewBox="0 0 401 430" svg:d="M383 0c-127 0-255 0-383 0 0 10 0 19 0 29 23 0 46 0 68 0 0 123 0 247 0 370-22 0-45 0-68 0 0 11 0 21 0 31 23-2 88-2 115-2 33 0 101 0 128 2 0-10 0-20 0-31-28 0-56 0-85 0 0-57 0-114 0-171 11 0 21 0 31 0 61 0 67 29 67 76 10 0 20 0 30 0 0-59 0-119 0-178-10 0-20 0-30 0 0 47-4 74-67 74-10 0-20 0-31 0 0-57 0-114 0-171 30 0 59 0 89 0 102 0 117 48 126 124 9 0 19 0 28 0-6-51-12-102-18-153z">
                <text:p/>
              </draw:path>
              <draw:path draw:style-name="gr2" draw:text-style-name="P2" draw:layer="layout" svg:width="0.321cm" svg:height="0.289cm" svg:x="4.479cm" svg:y="1.203cm" svg:viewBox="0 0 322 290" svg:d="M322 148c0-85-57-148-160-148-104 0-162 63-162 148 0 79 56 142 162 142s160-65 160-142zM162 264c-81 0-81-68-81-124 0-27 0-59 11-81 12-23 39-37 70-37 27 0 52 10 67 32 12 22 12 56 12 86 0 56 0 124-79 124z">
                <text:p/>
              </draw:path>
              <draw:path draw:style-name="gr2" draw:text-style-name="P2" draw:layer="layout" svg:width="0.255cm" svg:height="0.283cm" svg:x="4.846cm" svg:y="1.205cm" svg:viewBox="0 0 256 284" svg:d="M104 70c0-23 0-47 0-70-34 1-69 2-104 4 0 10 0 20 0 30 40 0 43 0 43 25 0 65 0 130 0 195-14 0-29 0-43 0 0 10 0 20 0 30 22-2 50-2 79-2 25 0 65 0 88 2 0-10 0-20 0-30-18 0-37 0-55 0 0-37 0-73 0-110 0-45 16-122 79-122 0 1-13 10-13 28 0 27 22 40 40 40s38-13 38-40c0-32-35-50-67-50-45 0-70 31-85 70z">
                <text:p/>
              </draw:path>
              <draw:path draw:style-name="gr2" draw:text-style-name="P2" draw:layer="layout" svg:width="0.562cm" svg:height="0.283cm" svg:x="5.151cm" svg:y="1.205cm" svg:viewBox="0 0 563 284" svg:d="M43 59c0 65 0 130 0 195-14 0-29 0-43 0 0 10 0 20 0 30 18-2 56-2 81-2 23 0 61 0 79 2 0-10 0-20 0-30-14 0-29 0-43 0 0-44 0-88 0-132 0-68 54-100 94-100 21 0 36 12 36 61 0 57 0 114 0 171-15 0-30 0-45 0 0 10 0 20 0 30 18-2 55-2 81-2 23 0 61 0 79 2 0-10 0-20 0-30-15 0-29 0-43 0 0-44 0-88 0-132 0-68 54-100 93-100 22 0 36 12 36 61 0 57 0 114 0 171-15 0-30 0-45 0 0 10 0 20 0 30 18-2 56-2 81-2 24 0 61 0 79 2 0-10 0-20 0-30-14 0-28 0-43 0 0-55 0-109 0-164 0-65-32-90-97-90-58 0-92 31-108 59-13-57-70-59-94-59-55 0-91 27-111 68 0-22 0-45 0-68-37 1-73 2-110 4 0 10 0 20 0 30 40 0 43 0 43 25z">
                <text:p/>
              </draw:path>
              <draw:path draw:style-name="gr2" draw:text-style-name="P2" draw:layer="layout" svg:width="0.35cm" svg:height="0.391cm" svg:x="5.905cm" svg:y="1.111cm" svg:viewBox="0 0 351 392" svg:d="M189 13c-4-11-9-13-14-13-8 0-9 4-13 13-53 117-106 235-158 352-4 9-4 11-4 13 0 7 5 14 13 14 3 0 9-2 14-14 49-112 98-223 148-335 49 112 99 223 149 335 5 14 13 14 14 14 8 0 13-7 13-14-1-3 0-2-4-9-52-119-105-238-158-356z">
                <text:p/>
              </draw:path>
              <draw:path draw:style-name="gr2" draw:text-style-name="P2" draw:layer="layout" svg:width="0.402cm" svg:height="0.429cm" svg:x="6.455cm" svg:y="1.059cm" svg:viewBox="0 0 403 430" svg:d="M383 0c-127 0-255 0-383 0 0 10 0 19 0 29 23 0 46 0 68 0 0 123 0 247 0 370-22 0-45 0-68 0 0 11 0 21 0 31 25-2 88-2 117-2 31 0 99 0 128 2 0-10 0-20 0-31-29 0-58 0-87 0 0-57 0-114 0-171 11 0 22 0 33 0 61 0 66 29 66 76 10 0 20 0 29 0 0-59 0-119 0-178-9 0-19 0-29 0 0 47-5 74-66 74-11 0-22 0-33 0 0-57 0-114 0-171 30 0 59 0 89 0 102 0 117 48 126 124 10 0 20 0 30 0-6-51-13-102-20-153z">
                <text:p/>
              </draw:path>
              <draw:path draw:style-name="gr2" draw:text-style-name="P2" draw:layer="layout" svg:width="0.321cm" svg:height="0.289cm" svg:x="6.85cm" svg:y="1.203cm" svg:viewBox="0 0 322 290" svg:d="M322 148c0-85-59-148-162-148-102 0-160 63-160 148 0 79 54 142 160 142s162-65 162-142zM160 264c-79 0-79-68-79-124 0-27 0-59 11-81 11-23 38-37 68-37 27 0 54 10 67 32 14 22 14 56 14 86 0 56 0 124-81 124z">
                <text:p/>
              </draw:path>
              <draw:path draw:style-name="gr2" draw:text-style-name="P2" draw:layer="layout" svg:width="0.256cm" svg:height="0.283cm" svg:x="7.215cm" svg:y="1.205cm" svg:viewBox="0 0 257 284" svg:d="M106 70c0-23 0-47 0-70-35 1-71 2-106 4 0 10 0 20 0 30 40 0 45 0 45 25 0 65 0 130 0 195-15 0-30 0-45 0 0 10 0 20 0 30 23-2 52-2 81-2 23 0 65 0 86 2 0-10 0-20 0-30-18 0-36 0-54 0 0-37 0-73 0-110 0-45 15-122 80-122-2 1-13 10-13 28 0 27 20 40 38 40s39-13 39-40c0-32-34-50-68-50-43 0-68 31-83 70z">
                <text:p/>
              </draw:path>
              <draw:path draw:style-name="gr2" draw:text-style-name="P2" draw:layer="layout" svg:width="0.561cm" svg:height="0.283cm" svg:x="7.521cm" svg:y="1.205cm" svg:viewBox="0 0 562 284" svg:d="M43 59c0 65 0 130 0 195-14 0-29 0-43 0 0 10 0 20 0 30 16-2 56-2 79-2 25 0 61 0 79 2 0-10 0-20 0-30-14 0-28 0-43 0 0-44 0-88 0-132 0-68 56-100 94-100 21 0 36 12 36 61 0 57 0 114 0 171-15 0-29 0-43 0 0 10 0 20 0 30 18-2 55-2 79-2 25 0 61 0 79 2 0-10 0-20 0-30-14 0-29 0-43 0 0-44 0-88 0-132 0-68 56-100 93-100 22 0 36 12 36 61 0 57 0 114 0 171-14 0-28 0-43 0 0 10 0 20 0 30 18-2 56-2 79-2 26 0 63 0 80 2 0-10 0-20 0-30-15 0-29 0-44 0 0-55 0-109 0-164 0-65-32-90-97-90-57 0-90 31-106 59-13-57-72-59-95-59-56 0-92 27-112 68 0-22 0-45 0-68-36 1-72 2-108 4 0 10 0 20 0 30 38 0 43 0 43 25z">
                <text:p/>
              </draw:path>
              <draw:path draw:style-name="gr2" draw:text-style-name="P2" draw:layer="layout" svg:width="0.145cm" svg:height="0.632cm" svg:x="8.135cm" svg:y="1.014cm" svg:viewBox="0 0 146 633" svg:d="M146 317c0-49-7-126-42-198-37-78-91-119-99-119-3 0-5 4-5 7 0 2 0 4 11 15 63 63 99 163 99 295 0 108-24 219-103 298-7 8-7 9-7 11 0 4 2 7 5 7 8 0 63-43 101-124 33-70 40-140 40-192z">
                <text:p/>
              </draw:path>
              <draw:path draw:style-name="gr2" draw:text-style-name="P2" draw:layer="layout" svg:width="0.246cm" svg:height="0.632cm" svg:x="8.554cm" svg:y="1.014cm" svg:viewBox="0 0 247 633" svg:d="M243 25c4-9 4-11 4-12 0-8-6-13-13-13-5 0-9 2-11 5-73 201-146 402-219 603-4 9-4 11-4 13 0 5 5 12 13 12 9 0 10-5 14-16 72-197 144-394 216-592z">
                <text:p/>
              </draw:path>
              <draw:path draw:style-name="gr2" draw:text-style-name="P2" draw:layer="layout" svg:width="0.147cm" svg:height="0.632cm" svg:x="9.074cm" svg:y="1.014cm" svg:viewBox="0 0 148 633" svg:d="M148 626c0-2 0-3-11-14-79-79-101-198-101-295 0-110 25-220 103-299 9-7 9-9 9-11 0-5-4-7-8-7-5 0-63 43-100 124-33 69-40 139-40 193 0 48 7 126 41 198 38 77 94 118 99 118 4 0 8-1 8-7z">
                <text:p/>
              </draw:path>
              <draw:path draw:style-name="gr2" draw:text-style-name="P2" draw:layer="layout" svg:width="0.4cm" svg:height="0.429cm" svg:x="9.283cm" svg:y="1.059cm" svg:viewBox="0 0 401 430" svg:d="M382 0c-128 0-255 0-382 0 0 10 0 19 0 29 23 0 46 0 68 0 0 123 0 247 0 370-22 0-45 0-68 0 0 11 0 21 0 31 23-2 86-2 115-2 31 0 99 0 128 2 0-10 0-20 0-31-29 0-58 0-86 0 0-57 0-114 0-171 10 0 21 0 32 0 61 0 67 29 67 76 9 0 19 0 28 0 0-59 0-119 0-178-9 0-19 0-28 0 0 47-6 74-67 74-11 0-22 0-32 0 0-57 0-114 0-171 30 0 60 0 90 0 100 0 115 48 126 124 9 0 19 0 28 0-6-51-13-102-19-153z">
                <text:p/>
              </draw:path>
              <draw:path draw:style-name="gr2" draw:text-style-name="P2" draw:layer="layout" svg:width="0.321cm" svg:height="0.289cm" svg:x="9.675cm" svg:y="1.203cm" svg:viewBox="0 0 322 290" svg:d="M322 148c0-85-57-148-162-148-102 0-160 63-160 148 0 79 56 142 160 142 106 0 162-65 162-142zM160 264c-79 0-79-68-79-124 0-27 0-59 11-81 11-23 38-37 68-37 27 0 54 10 69 32 12 22 12 56 12 86 0 56 0 124-81 124z">
                <text:p/>
              </draw:path>
              <draw:path draw:style-name="gr2" draw:text-style-name="P2" draw:layer="layout" svg:width="0.255cm" svg:height="0.283cm" svg:x="10.043cm" svg:y="1.205cm" svg:viewBox="0 0 256 284" svg:d="M104 70c0-23 0-47 0-70-34 1-69 2-104 4 0 10 0 20 0 30 38 0 43 0 43 25 0 65 0 130 0 195-14 0-29 0-43 0 0 10 0 20 0 30 22-2 50-2 79-2 24 0 65 0 87 2 0-10 0-20 0-30-18 0-36 0-54 0 0-37 0-73 0-110 0-45 16-122 79-122-2 1-13 10-13 28 0 27 21 40 40 40s38-13 38-40c0-32-35-50-67-50-45 0-70 31-85 70z">
                <text:p/>
              </draw:path>
              <draw:path draw:style-name="gr2" draw:text-style-name="P2" draw:layer="layout" svg:width="0.562cm" svg:height="0.283cm" svg:x="10.347cm" svg:y="1.205cm" svg:viewBox="0 0 563 284" svg:d="M43 59c0 65 0 130 0 195-14 0-29 0-43 0 0 10 0 20 0 30 18-2 56-2 79-2 25 0 63 0 79 2 0-10 0-20 0-30-14 0-28 0-43 0 0-44 0-88 0-132 0-68 56-100 96-100 19 0 34 12 34 61 0 57 0 114 0 171-15 0-29 0-43 0 0 10 0 20 0 30 18-2 55-2 79-2 25 0 63 0 81 2 0-10 0-20 0-30-15 0-30 0-45 0 0-44 0-88 0-132 0-68 56-100 95-100 22 0 34 12 34 61 0 57 0 114 0 171-14 0-28 0-43 0 0 10 0 20 0 30 18-2 56-2 79-2 26 0 63 0 81 2 0-10 0-20 0-30-15 0-30 0-45 0 0-55 0-109 0-164 0-65-32-90-97-90-57 0-90 31-106 59-13-57-70-59-95-59-54 0-90 27-112 68 0-22 0-45 0-68-36 1-72 2-108 4 0 10 0 20 0 30 40 0 43 0 43 25z">
                <text:p/>
              </draw:path>
              <draw:path draw:style-name="gr2" draw:text-style-name="P2" draw:layer="layout" svg:width="0.384cm" svg:height="0.366cm" svg:x="11.153cm" svg:y="1.147cm" svg:viewBox="0 0 385 367" svg:d="M191 25c99 0 169 74 169 159 0 84-70 158-169 158-57 0-113 0-169 0-11 0-22 0-22 12 0 13 11 13 22 13 56 0 112 0 169 0 110 0 194-83 194-183 0-101-84-184-194-184-57 0-113 0-169 0-11 0-22 0-22 13 0 12 11 12 22 12 56 0 112 0 169 0z">
                <text:p/>
              </draw:path>
              <draw:path draw:style-name="gr2" draw:text-style-name="P2" draw:layer="layout" svg:width="0.402cm" svg:height="0.429cm" svg:x="11.792cm" svg:y="1.059cm" svg:viewBox="0 0 403 430" svg:d="M383 0c-127 0-255 0-383 0 0 10 0 19 0 29 23 0 46 0 68 0 0 123 0 247 0 370-22 0-45 0-68 0 0 11 0 21 0 31 23-2 88-2 115-2 33 0 101 0 128 2 0-10 0-20 0-31-28 0-56 0-85 0 0-57 0-114 0-171 11 0 22 0 33 0 59 0 65 29 65 76 10 0 20 0 30 0 0-59 0-119 0-178-10 0-20 0-30 0 0 47-4 74-65 74-11 0-22 0-33 0 0-57 0-114 0-171 30 0 59 0 89 0 102 0 117 48 126 124 10 0 20 0 30 0-6-51-13-102-20-153z">
                <text:p/>
              </draw:path>
              <draw:path draw:style-name="gr2" draw:text-style-name="P2" draw:layer="layout" svg:width="0.323cm" svg:height="0.289cm" svg:x="12.184cm" svg:y="1.203cm" svg:viewBox="0 0 324 290" svg:d="M324 148c0-85-59-148-162-148-104 0-162 63-162 148 0 79 56 142 162 142s162-65 162-142zM162 264c-81 0-81-68-81-124 0-27 0-59 11-81 12-23 39-37 70-37 27 0 52 10 67 32 14 22 14 56 14 86 0 56 0 124-81 124z">
                <text:p/>
              </draw:path>
              <draw:path draw:style-name="gr2" draw:text-style-name="P2" draw:layer="layout" svg:width="0.255cm" svg:height="0.283cm" svg:x="12.552cm" svg:y="1.205cm" svg:viewBox="0 0 256 284" svg:d="M104 70c0-23 0-47 0-70-34 1-69 2-104 4 0 10 0 20 0 30 40 0 43 0 43 25 0 65 0 130 0 195-14 0-29 0-43 0 0 10 0 20 0 30 22-2 50-2 79-2 25 0 65 0 88 2 0-10 0-20 0-30-18 0-37 0-55 0 0-37 0-73 0-110 0-45 16-122 79-122 0 1-11 10-11 28 0 27 20 40 38 40s38-13 38-40c0-32-35-50-67-50-43 0-68 31-85 70z">
                <text:p/>
              </draw:path>
              <draw:path draw:style-name="gr2" draw:text-style-name="P2" draw:layer="layout" svg:width="0.562cm" svg:height="0.283cm" svg:x="12.856cm" svg:y="1.205cm" svg:viewBox="0 0 563 284" svg:d="M45 59c0 65 0 130 0 195-15 0-30 0-45 0 0 10 0 20 0 30 18-2 56-2 81-2 23 0 61 0 79 2 0-10 0-20 0-30-14 0-29 0-43 0 0-44 0-88 0-132 0-68 54-100 94-100 21 0 36 12 36 61 0 57 0 114 0 171-15 0-30 0-45 0 0 10 0 20 0 30 18-2 55-2 81-2 23 0 61 0 79 2 0-10 0-20 0-30-15 0-29 0-43 0 0-44 0-88 0-132 0-68 54-100 93-100 22 0 36 12 36 61 0 57 0 114 0 171-14 0-29 0-43 0 0 10 0 20 0 30 16-2 56-2 79-2 25 0 61 0 79 2 0-10 0-20 0-30-14 0-28 0-43 0 0-55 0-109 0-164 0-65-32-90-97-90-58 0-90 31-108 59-13-57-70-59-94-59-55 0-91 27-111 68 0-22 0-45 0-68-37 1-73 2-110 4 0 10 0 20 0 30 40 0 45 0 45 25z">
                <text:p/>
              </draw:path>
              <draw:path draw:style-name="gr2" draw:text-style-name="P2" draw:layer="layout" svg:width="0.147cm" svg:height="0.632cm" svg:x="13.469cm" svg:y="1.014cm" svg:viewBox="0 0 148 633" svg:d="M148 317c0-49-8-126-42-198-38-78-93-119-99-119-3 0-7 4-7 7 0 2 0 4 13 15 61 63 99 163 99 295 0 108-24 219-103 298-9 8-9 9-9 11 0 4 4 7 7 7 6 0 63-43 101-124 32-70 40-140 40-192z">
                <text:p/>
              </draw:path>
              <draw:path draw:style-name="gr2" draw:text-style-name="P2" draw:layer="layout" svg:width="0.246cm" svg:height="0.632cm" svg:x="13.891cm" svg:y="1.014cm" svg:viewBox="0 0 247 633" svg:d="M243 25c4-9 4-11 4-12 0-8-6-13-13-13-5 0-9 2-11 5-73 201-146 402-219 603-4 9-4 11-4 13 0 5 5 12 13 12 9 0 10-5 14-16 72-197 144-394 216-592z">
                <text:p/>
              </draw:path>
              <draw:path draw:style-name="gr2" draw:text-style-name="P2" draw:layer="layout" svg:width="0.145cm" svg:height="0.632cm" svg:x="14.411cm" svg:y="1.014cm" svg:viewBox="0 0 146 633" svg:d="M146 626c0-2 0-3-11-14-79-79-99-198-99-295 0-110 23-220 103-299 7-7 7-9 7-11 0-5-2-7-6-7-7 0-63 43-100 124-33 69-40 139-40 193 0 48 7 126 41 198 38 77 92 118 99 118 4 0 6-1 6-7z">
                <text:p/>
              </draw:path>
              <draw:path draw:style-name="gr2" draw:text-style-name="P2" draw:layer="layout" svg:width="0.402cm" svg:height="0.429cm" svg:x="14.618cm" svg:y="1.059cm" svg:viewBox="0 0 403 430" svg:d="M383 0c-127 0-255 0-383 0 0 10 0 19 0 29 23 0 46 0 68 0 0 123 0 247 0 370-22 0-45 0-68 0 0 11 0 21 0 31 25-2 88-2 117-2 31 0 99 0 128 2 0-10 0-20 0-31-29 0-58 0-87 0 0-57 0-114 0-171 11 0 22 0 33 0 61 0 66 29 66 76 10 0 20 0 29 0 0-59 0-119 0-178-9 0-19 0-29 0 0 47-5 74-66 74-11 0-22 0-33 0 0-57 0-114 0-171 30 0 59 0 89 0 102 0 117 48 126 124 10 0 20 0 30 0-6-51-13-102-20-153z">
                <text:p/>
              </draw:path>
              <draw:path draw:style-name="gr2" draw:text-style-name="P2" draw:layer="layout" svg:width="0.321cm" svg:height="0.289cm" svg:x="15.012cm" svg:y="1.203cm" svg:viewBox="0 0 322 290" svg:d="M322 148c0-85-59-148-162-148-104 0-160 63-160 148 0 79 54 142 160 142s162-65 162-142zM160 264c-81 0-81-68-81-124 0-27 0-59 11-81 13-23 40-37 70-37 27 0 54 10 67 32 14 22 14 56 14 86 0 56 0 124-81 124z">
                <text:p/>
              </draw:path>
              <draw:path draw:style-name="gr2" draw:text-style-name="P2" draw:layer="layout" svg:width="0.256cm" svg:height="0.283cm" svg:x="15.377cm" svg:y="1.205cm" svg:viewBox="0 0 257 284" svg:d="M106 70c0-23 0-47 0-70-35 1-71 2-106 4 0 10 0 20 0 30 40 0 45 0 45 25 0 65 0 130 0 195-15 0-30 0-45 0 0 10 0 20 0 30 23-2 50-2 81-2 23 0 63 0 86 2 0-10 0-20 0-30-18 0-36 0-54 0 0-37 0-73 0-110 0-45 15-122 78-122 0 1-11 10-11 28 0 27 20 40 38 40s39-13 39-40c0-32-34-50-68-50-43 0-68 31-83 70z">
                <text:p/>
              </draw:path>
              <draw:path draw:style-name="gr2" draw:text-style-name="P2" draw:layer="layout" svg:width="0.561cm" svg:height="0.283cm" svg:x="15.683cm" svg:y="1.205cm" svg:viewBox="0 0 562 284" svg:d="M43 59c0 65 0 130 0 195-14 0-29 0-43 0 0 10 0 20 0 30 16-2 56-2 79-2 25 0 61 0 79 2 0-10 0-20 0-30-14 0-28 0-43 0 0-44 0-88 0-132 0-68 54-100 94-100 21 0 36 12 36 61 0 57 0 114 0 171-15 0-29 0-43 0 0 10 0 20 0 30 18-2 55-2 79-2 25 0 61 0 79 2 0-10 0-20 0-30-14 0-29 0-43 0 0-44 0-88 0-132 0-68 56-100 93-100 22 0 36 12 36 61 0 57 0 114 0 171-14 0-28 0-43 0 0 10 0 20 0 30 18-2 56-2 79-2 26 0 63 0 80 2 0-10 0-20 0-30-15 0-29 0-44 0 0-55 0-109 0-164 0-65-32-90-97-90-57 0-90 31-106 59-13-57-72-59-95-59-56 0-92 27-112 68 0-22 0-45 0-68-36 1-72 2-108 4 0 10 0 20 0 30 38 0 43 0 43 25z">
                <text:p/>
              </draw:path>
              <draw:path draw:style-name="gr2" draw:text-style-name="P2" draw:layer="layout" svg:width="0.42cm" svg:height="0.269cm" svg:x="16.472cm" svg:y="1.196cm" svg:viewBox="0 0 421 270" svg:d="M398 25c11 0 23 0 23-12 0-13-11-13-21-13-126 0-252 0-378 0-11 0-22 0-22 13 0 12 13 12 22 12 125 0 250 0 376 0zM400 270c10 0 21 0 21-13 0-12-12-12-23-12-126 0-251 0-376 0-9 0-22 0-22 12 0 13 11 13 22 13 126 0 252 0 378 0zM400 148c10 0 21 0 21-13s-11-13-21-13c-126 0-252 0-378 0-11 0-22 0-22 13s11 13 22 13c126 0 252 0 378 0z">
                <text:p/>
              </draw:path>
              <draw:path draw:style-name="gr2" draw:text-style-name="P2" draw:layer="layout" svg:width="0.4cm" svg:height="0.429cm" svg:x="17.129cm" svg:y="1.059cm" svg:viewBox="0 0 401 430" svg:d="M382 0c-128 0-255 0-382 0 0 10 0 19 0 29 23 0 46 0 68 0 0 123 0 247 0 370-22 0-45 0-68 0 0 11 0 21 0 31 23-2 88-2 115-2 31 0 101 0 128 2 0-10 0-20 0-31-28 0-56 0-85 0 0-57 0-114 0-171 11 0 21 0 31 0 61 0 67 29 67 76 10 0 20 0 30 0 0-59 0-119 0-178-10 0-20 0-30 0 0 47-6 74-67 74-10 0-20 0-31 0 0-57 0-114 0-171 30 0 59 0 89 0 100 0 117 48 126 124 9 0 19 0 28 0-6-51-13-102-19-153z">
                <text:p/>
              </draw:path>
              <draw:path draw:style-name="gr2" draw:text-style-name="P2" draw:layer="layout" svg:width="0.321cm" svg:height="0.289cm" svg:x="17.521cm" svg:y="1.203cm" svg:viewBox="0 0 322 290" svg:d="M322 148c0-85-57-148-160-148-104 0-162 63-162 148 0 79 56 142 162 142s160-65 160-142zM162 264c-81 0-81-68-81-124 0-27 0-59 11-81 12-23 38-37 70-37 25 0 52 10 67 32 12 22 12 56 12 86 0 56 0 124-79 124z">
                <text:p/>
              </draw:path>
              <draw:path draw:style-name="gr2" draw:text-style-name="P2" draw:layer="layout" svg:width="0.255cm" svg:height="0.283cm" svg:x="17.888cm" svg:y="1.205cm" svg:viewBox="0 0 256 284" svg:d="M104 70c0-23 0-47 0-70-34 1-69 2-104 4 0 10 0 20 0 30 40 0 43 0 43 25 0 65 0 130 0 195-14 0-29 0-43 0 0 10 0 20 0 30 22-2 50-2 79-2 24 0 65 0 88 2 0-10 0-20 0-30-18 0-37 0-55 0 0-37 0-73 0-110 0-45 16-122 79-122 0 1-13 10-13 28 0 27 22 40 40 40s38-13 38-40c0-32-35-50-67-50-45 0-70 31-85 70z">
                <text:p/>
              </draw:path>
              <draw:path draw:style-name="gr2" draw:text-style-name="P2" draw:layer="layout" svg:width="0.562cm" svg:height="0.283cm" svg:x="18.192cm" svg:y="1.205cm" svg:viewBox="0 0 563 284" svg:d="M43 59c0 65 0 130 0 195-14 0-29 0-43 0 0 10 0 20 0 30 18-2 56-2 79-2 25 0 63 0 81 2 0-10 0-20 0-30-15 0-30 0-45 0 0-44 0-88 0-132 0-68 56-100 96-100 21 0 34 12 34 61 0 57 0 114 0 171-15 0-29 0-43 0 0 10 0 20 0 30 18-2 55-2 79-2 25 0 63 0 81 2 0-10 0-20 0-30-15 0-29 0-43 0 0-44 0-88 0-132 0-68 54-100 93-100 22 0 36 12 36 61 0 57 0 114 0 171-15 0-30 0-45 0 0 10 0 20 0 30 18-2 56-2 81-2 24 0 61 0 79 2 0-10 0-20 0-30-14 0-28 0-43 0 0-55 0-109 0-164 0-65-32-90-97-90-58 0-92 31-108 59-13-57-70-59-95-59-54 0-90 27-110 68 0-22 0-45 0-68-37 1-73 2-110 4 0 10 0 20 0 30 40 0 43 0 43 25z">
                <text:p/>
              </draw:path>
              <draw:path draw:style-name="gr2" draw:text-style-name="P2" draw:layer="layout" svg:width="0.147cm" svg:height="0.632cm" svg:x="18.806cm" svg:y="1.014cm" svg:viewBox="0 0 148 633" svg:d="M148 317c0-49-8-126-44-198-37-78-91-119-97-119-3 0-7 4-7 7 0 2 0 4 13 15 61 63 97 163 97 295 0 108-24 219-101 298-9 8-9 9-9 11 0 4 4 7 7 7 6 0 63-43 99-124 33-70 42-140 42-192z">
                <text:p/>
              </draw:path>
              <draw:path draw:style-name="gr2" draw:text-style-name="P2" draw:layer="layout" svg:width="0.244cm" svg:height="0.632cm" svg:x="19.227cm" svg:y="1.014cm" svg:viewBox="0 0 245 633" svg:d="M243 25c2-9 2-11 2-12 0-8-6-13-13-13-3 0-9 2-11 5-73 201-146 402-219 603-2 9-2 11-2 13 0 5 5 12 13 12 7 0 9-5 12-16 73-197 145-394 218-592z">
                <text:p/>
              </draw:path>
              <draw:path draw:style-name="gr2" draw:text-style-name="P2" draw:layer="layout" svg:width="0.147cm" svg:height="0.632cm" svg:x="3.878cm" svg:y="1.962cm" svg:viewBox="0 0 148 633" svg:d="M148 626c0-2 0-3-11-14-79-79-99-198-99-295 0-110 23-220 101-299 9-7 9-9 9-11 0-5-2-7-8-7-5 0-63 43-99 124-32 69-41 139-41 193 0 48 7 126 43 198 38 77 92 118 97 118 6 0 8-1 8-7z">
                <text:p/>
              </draw:path>
              <draw:path draw:style-name="gr2" draw:text-style-name="P2" draw:layer="layout" svg:width="0.431cm" svg:height="0.433cm" svg:x="4.087cm" svg:y="2.004cm" svg:viewBox="0 0 432 434" svg:d="M158 243c38 0 75 0 112 0 88 0 162-47 162-121 0-68-63-122-167-122-89 0-177 0-265 0 0 10 0 19 0 29 23 0 46 0 68 0 0 125 0 249 0 374-22 0-45 0-68 0 0 10 0 20 0 31 23-2 86-2 113-2s89 0 114 2c0-11 0-21 0-31-23 0-46 0-69 0 0-53 0-107 0-160zM239 216c-28 0-56 0-84 0 0-62 0-125 0-187 28 0 56 0 84 0 96 0 96 48 96 93s0 94-96 94z">
                <text:p/>
              </draw:path>
              <draw:path draw:style-name="gr2" draw:text-style-name="P2" draw:layer="layout" svg:width="0.255cm" svg:height="0.283cm" svg:x="4.584cm" svg:y="2.153cm" svg:viewBox="0 0 256 284" svg:d="M104 70c0-23 0-47 0-70-34 2-69 4-104 5 0 10 0 20 0 29 38 0 43 0 43 25 0 65 0 130 0 195-14 0-29 0-43 0 0 10 0 20 0 30 22-2 50-2 79-2 24 0 65 0 87 2 0-10 0-20 0-30-18 0-36 0-54 0 0-37 0-73 0-110 0-45 16-122 79-122-2 1-13 10-13 30 0 25 19 38 38 38s40-13 40-38c0-34-35-52-67-52-45 0-70 31-85 70z">
                <text:p/>
              </draw:path>
              <draw:path draw:style-name="gr2" draw:text-style-name="P2" draw:layer="layout" svg:width="0.148cm" svg:height="0.438cm" svg:x="4.89cm" svg:y="1.998cm" svg:viewBox="0 0 149 439" svg:d="M112 155c-37 2-74 3-110 5 0 10 0 19 0 29 36 0 41 0 41 25 0 65 0 130 0 194-14 0-29 0-43 0 0 11 0 21 0 31 18-2 50-2 76-2 19 0 52 0 73 2 0-10 0-20 0-31-12 0-25 0-37 0 0-84 0-169 0-253zM117 49c0-27-22-49-49-49s-50 22-50 49 23 48 50 48 49-20 49-48z">
                <text:p/>
              </draw:path>
              <draw:path draw:style-name="gr2" draw:text-style-name="P2" draw:layer="layout" svg:width="0.359cm" svg:height="0.283cm" svg:x="5.089cm" svg:y="2.153cm" svg:viewBox="0 0 360 284" svg:d="M43 59c0 65 0 130 0 195-14 0-29 0-43 0 0 10 0 20 0 30 18-2 56-2 79-2 25 0 63 0 81 2 0-10 0-20 0-30-15 0-30 0-45 0 0-44 0-88 0-132 0-68 56-100 96-100 21 0 34 14 34 61 0 57 0 114 0 171-15 0-29 0-43 0 0 10 0 20 0 30 18-2 55-2 79-2 25 0 63 0 79 2 0-10 0-20 0-30-14 0-29 0-43 0 0-55 0-109 0-164 0-67-34-90-97-90-62 0-94 36-110 68 0-22 0-45 0-68-37 2-73 4-110 5 0 10 0 20 0 29 40 0 43 0 43 25z">
                <text:p/>
              </draw:path>
              <draw:path draw:style-name="gr2" draw:text-style-name="P2" draw:layer="layout" svg:width="0.278cm" svg:height="0.289cm" svg:x="5.489cm" svg:y="2.151cm" svg:viewBox="0 0 279 290" svg:d="M203 29c-10 9-12 23-12 29 0 27 23 39 39 39 20 0 40-12 40-39 0-54-74-58-110-58-113 0-160 72-160 146 0 84 59 144 157 144 102 0 122-74 122-78 0-9-9-9-16-9-11 0-11 2-15 9-16 40-46 52-79 52-88 0-88-93-88-122 0-36 0-117 81-117 23 0 34 2 41 4z">
                <text:p/>
              </draw:path>
              <draw:path draw:style-name="gr2" draw:text-style-name="P2" draw:layer="layout" svg:width="0.561cm" svg:height="0.348cm" svg:x="5.998cm" svg:y="2.104cm" svg:viewBox="0 0 562 349" svg:d="M425 126c27 23 59 40 79 49-22 10-52 27-79 48-134 0-268 0-402 0-10 0-23 0-23 13 0 12 13 12 23 12 125 0 249 0 373 0-31 29-63 85-63 94 0 7 9 7 13 7 5 0 9 0 12-5 13-26 31-58 72-96 43-37 85-54 119-64 11-4 11-4 13-6 0-1 0-2 0-3 0-2 0-2 0-4-1-1-2-1-2-2-2 0-2-2-15-5-84-25-147-83-183-150-7-12-7-14-16-14-4 0-13 0-13 7 0 9 32 63 63 94-124 0-248 0-373 0-10 0-23 0-23 12 0 13 13 13 23 13 134 0 268 0 402 0z">
                <text:p/>
              </draw:path>
              <draw:path draw:style-name="gr2" draw:text-style-name="P2" draw:layer="layout" svg:width="0.429cm" svg:height="0.433cm" svg:x="6.797cm" svg:y="2.004cm" svg:viewBox="0 0 430 434" svg:d="M158 243c38 0 75 0 112 0 88 0 160-47 160-121 0-68-61-122-167-122-88 0-175 0-263 0 0 10 0 19 0 29 23 0 46 0 68 0 0 125 0 249 0 374-22 0-45 0-68 0 0 10 0 20 0 31 23-2 86-2 113-2s89 0 114 2c0-11 0-21 0-31-23 0-46 0-69 0 0-53 0-107 0-160zM239 216c-28 0-56 0-84 0 0-62 0-125 0-187 28 0 56 0 84 0 96 0 96 48 96 93s0 94-96 94z">
                <text:p/>
              </draw:path>
              <draw:path draw:style-name="gr2" draw:text-style-name="P2" draw:layer="layout" svg:width="0.256cm" svg:height="0.283cm" svg:x="7.292cm" svg:y="2.153cm" svg:viewBox="0 0 257 284" svg:d="M106 70c0-23 0-47 0-70-35 2-71 4-106 5 0 10 0 20 0 29 40 0 45 0 45 25 0 65 0 130 0 195-15 0-30 0-45 0 0 10 0 20 0 30 23-2 50-2 81-2 23 0 63 0 86 2 0-10 0-20 0-30-18 0-36 0-54 0 0-37 0-73 0-110 0-45 15-122 78-122 0 1-11 10-11 30 0 25 20 38 38 38s39-13 39-38c0-34-34-52-68-52-43 0-68 31-83 70z">
                <text:p/>
              </draw:path>
              <draw:path draw:style-name="gr2" draw:text-style-name="P2" draw:layer="layout" svg:width="0.15cm" svg:height="0.438cm" svg:x="7.598cm" svg:y="1.998cm" svg:viewBox="0 0 151 439" svg:d="M113 155c-37 2-74 3-111 5 0 10 0 19 0 29 38 0 43 0 43 25 0 65 0 130 0 194-15 0-30 0-45 0 0 11 0 21 0 31 20-2 50-2 77-2 20 0 53 0 74 2 0-10 0-20 0-31-12 0-25 0-38 0 0-84 0-169 0-253zM119 49c0-27-24-49-49-49-29 0-50 22-50 49s21 48 50 48c25 0 49-20 49-48z">
                <text:p/>
              </draw:path>
              <draw:path draw:style-name="gr2" draw:text-style-name="P2" draw:layer="layout" svg:width="0.359cm" svg:height="0.283cm" svg:x="7.8cm" svg:y="2.153cm" svg:viewBox="0 0 360 284" svg:d="M43 59c0 65 0 130 0 195-14 0-29 0-43 0 0 10 0 20 0 30 18-2 56-2 79-2 25 0 63 0 79 2 0-10 0-20 0-30-14 0-28 0-43 0 0-44 0-88 0-132 0-68 54-100 96-100 19 0 34 14 34 61 0 57 0 114 0 171-15 0-29 0-43 0 0 10 0 20 0 30 16-2 55-2 79-2 25 0 61 0 79 2 0-10 0-20 0-30-14 0-29 0-43 0 0-55 0-109 0-164 0-67-34-90-97-90-62 0-96 36-112 68 0-22 0-45 0-68-36 2-72 4-108 5 0 10 0 20 0 29 40 0 43 0 43 25z">
                <text:p/>
              </draw:path>
              <draw:path draw:style-name="gr2" draw:text-style-name="P2" draw:layer="layout" svg:width="0.278cm" svg:height="0.289cm" svg:x="8.2cm" svg:y="2.151cm" svg:viewBox="0 0 279 290" svg:d="M203 29c-10 9-12 23-12 29 0 27 21 39 39 39 20 0 40-12 40-39 0-54-74-58-110-58-113 0-160 72-160 146 0 84 59 144 157 144 102 0 122-74 122-78 0-9-9-9-16-9-11 0-13 2-15 9-16 40-46 52-79 52-88 0-88-93-88-122 0-36 0-117 81-117 23 0 34 2 41 4z">
                <text:p/>
              </draw:path>
              <draw:path draw:style-name="gr2" draw:text-style-name="P2" draw:layer="layout" svg:width="0.147cm" svg:height="0.632cm" svg:x="8.534cm" svg:y="1.962cm" svg:viewBox="0 0 148 633" svg:d="M148 317c0-49-8-126-42-198-39-78-93-119-99-119-3 0-7 4-7 7 0 2 0 4 13 15 61 63 97 163 97 295 0 108-24 219-101 298-9 8-9 9-9 11 0 4 4 7 7 7 6 0 63-43 101-124 32-68 40-138 40-192z">
                <text:p/>
              </draw:path>
              <draw:path draw:style-name="gr2" draw:text-style-name="P2" draw:layer="layout" svg:width="0.246cm" svg:height="0.632cm" svg:x="8.955cm" svg:y="1.962cm" svg:viewBox="0 0 247 633" svg:d="M243 25c4-9 4-11 4-12 0-8-8-13-15-13-3 0-7 2-9 5-73 201-146 402-219 603-4 9-4 11-4 13 0 7 5 12 13 12 7 0 9-5 14-16 72-197 144-394 216-592z">
                <text:p/>
              </draw:path>
              <draw:path draw:style-name="gr2" draw:text-style-name="P2" draw:layer="layout" svg:width="0.145cm" svg:height="0.632cm" svg:x="9.476cm" svg:y="1.962cm" svg:viewBox="0 0 146 633" svg:d="M146 626c0-2 0-3-11-14-79-79-99-198-99-295 0-110 23-220 103-299 7-7 7-9 7-11 0-5-2-7-6-7-7 0-64 43-100 124-33 69-40 139-40 193 0 48 5 126 41 198 38 77 92 118 99 118 4 0 6-1 6-7z">
                <text:p/>
              </draw:path>
              <draw:path draw:style-name="gr2" draw:text-style-name="P2" draw:layer="layout" svg:width="0.431cm" svg:height="0.433cm" svg:x="9.683cm" svg:y="2.004cm" svg:viewBox="0 0 432 434" svg:d="M158 243c38 0 75 0 112 0 88 0 162-47 162-121 0-68-63-122-167-122-89 0-177 0-265 0 0 10 0 19 0 29 23 0 46 0 68 0 0 125 0 249 0 374-22 0-45 0-68 0 0 10 0 20 0 31 25-2 86-2 113-2s90 0 114 2c0-11 0-21 0-31-23 0-46 0-69 0 0-53 0-107 0-160zM239 216c-28 0-56 0-84 0 0-62 0-125 0-187 28 0 56 0 84 0 96 0 96 48 96 93s0 94-96 94z">
                <text:p/>
              </draw:path>
              <draw:path draw:style-name="gr2" draw:text-style-name="P2" draw:layer="layout" svg:width="0.255cm" svg:height="0.283cm" svg:x="10.179cm" svg:y="2.153cm" svg:viewBox="0 0 256 284" svg:d="M104 70c0-23 0-47 0-70-34 2-69 4-104 5 0 10 0 20 0 29 40 0 43 0 43 25 0 65 0 130 0 195-14 0-29 0-43 0 0 10 0 20 0 30 22-2 50-2 79-2 24 0 65 0 88 2 0-10 0-20 0-30-18 0-37 0-55 0 0-37 0-73 0-110 0-45 16-122 79-122 0 1-13 10-13 30 0 25 21 38 40 38s38-13 38-38c0-34-35-52-67-52-45 0-70 31-85 70z">
                <text:p/>
              </draw:path>
              <draw:path draw:style-name="gr2" draw:text-style-name="P2" draw:layer="layout" svg:width="0.15cm" svg:height="0.438cm" svg:x="10.485cm" svg:y="1.998cm" svg:viewBox="0 0 151 439" svg:d="M112 155c-37 2-74 3-110 5 0 10 0 19 0 29 36 0 41 0 41 25 0 65 0 130 0 194-14 0-29 0-43 0 0 11 0 21 0 31 20-2 50-2 77-2 18 0 51 0 74 2 0-10 0-20 0-31-13 0-26 0-39 0 0-84 0-169 0-253zM117 49c0-27-22-49-49-49s-48 22-48 49 21 48 48 48 49-20 49-48z">
                <text:p/>
              </draw:path>
              <draw:path draw:style-name="gr2" draw:text-style-name="P2" draw:layer="layout" svg:width="0.361cm" svg:height="0.283cm" svg:x="10.685cm" svg:y="2.153cm" svg:viewBox="0 0 362 284" svg:d="M45 59c0 65 0 130 0 195-15 0-30 0-45 0 0 10 0 20 0 30 18-2 56-2 81-2 23 0 61 0 79 2 0-10 0-20 0-30-14 0-29 0-43 0 0-44 0-88 0-132 0-68 54-100 94-100 21 0 34 14 34 61 0 57 0 114 0 171-15 0-29 0-43 0 0 10 0 20 0 30 18-2 55-2 79-2 25 0 63 0 81 2 0-10 0-20 0-30-15 0-30 0-45 0 0-55 0-109 0-164 0-67-34-90-97-90-62 0-94 36-110 68 0-22 0-45 0-68-37 2-73 4-110 5 0 10 0 20 0 29 40 0 45 0 45 25z">
                <text:p/>
              </draw:path>
              <draw:path draw:style-name="gr2" draw:text-style-name="P2" draw:layer="layout" svg:width="0.278cm" svg:height="0.289cm" svg:x="11.085cm" svg:y="2.151cm" svg:viewBox="0 0 279 290" svg:d="M205 29c-12 9-14 23-14 29 0 27 23 39 39 39 20 0 40-12 40-39 0-54-72-58-110-58-113 0-160 72-160 146 0 84 59 144 157 144 102 0 122-74 122-78 0-9-9-9-14-9-13 0-13 2-17 9-16 40-46 52-79 52-88 0-88-93-88-122 0-36 0-117 83-117 21 0 32 2 41 4z">
                <text:p/>
              </draw:path>
              <draw:path draw:style-name="gr2" draw:text-style-name="P2" draw:layer="layout" svg:width="0.177cm" svg:height="0.236cm" svg:x="11.58cm" svg:y="2.205cm" svg:viewBox="0 0 178 237" svg:d="M169 16c-34-14-59-16-77-16-15 0-90 0-90 67 0 23 12 37 20 43 18 18 39 21 66 27 24 5 51 9 51 34 0 32-42 32-49 32-32 0-63-12-83-27-2 13-5 26-7 38 16 9 47 23 90 23 22 0 45-3 63-17 18-15 25-36 25-54 0-9-2-29-23-47-18-18-36-22-61-25-29-6-53-11-53-33 0-29 36-29 45-29 29 0 51 6 76 18 2-11 5-22 7-34z">
                <text:p/>
              </draw:path>
              <draw:path draw:style-name="gr2" draw:text-style-name="P2" draw:layer="layout" svg:width="0.192cm" svg:height="0.236cm" svg:x="11.792cm" svg:y="2.205cm" svg:viewBox="0 0 193 237" svg:d="M193 86c0-52-38-86-89-86-32 0-57 5-84 22 0 12 1 24 2 36 18-11 41-26 82-26 22 0 45 17 45 54 0 7 0 14 0 20-75 4-149 20-149 67 0 25 18 64 63 64 22 0 61-5 88-25 0 7 0 13 0 20 14 0 28 0 42 0 0-48 0-97 0-146zM149 160c0 11 0 24-18 34-16 9-36 9-41 9-27 0-49-12-49-32 0-32 85-34 108-36 0 8 0 17 0 25z">
                <text:p/>
              </draw:path>
              <draw:path draw:style-name="gr2" draw:text-style-name="P2" draw:layer="layout" svg:width="0.231cm" svg:height="0.326cm" svg:x="12.021cm" svg:y="2.212cm" svg:viewBox="0 0 232 327" svg:d="M232 0c-14 0-27 0-41 0-40 97-69 162-70 193-2-15-11-40-20-63-7-20-16-40-25-60-11-23-22-47-33-70-14 0-29 0-43 0 35 75 70 150 104 225-5 14-16 38-18 45-10 20-18 27-32 27-2 0-20 0-41-9 0 12 1 24 1 36 6 0 24 3 40 3 20 0 38-7 59-55 40-91 80-181 119-272z">
                <text:p/>
              </draw:path>
              <draw:path draw:style-name="gr2" draw:text-style-name="P2" draw:layer="layout" svg:width="0.177cm" svg:height="0.236cm" svg:x="12.276cm" svg:y="2.205cm" svg:viewBox="0 0 178 237" svg:d="M169 16c-34-14-59-16-77-16-13 0-90 0-90 67 0 23 14 37 20 43 18 18 39 21 66 27 24 5 51 9 51 34 0 32-42 32-49 32-32 0-63-12-83-27-2 13-5 26-7 38 18 9 49 23 90 23 23 0 45-3 63-17 20-15 25-36 25-54 0-9 0-29-21-47-20-18-38-22-62-25-30-6-54-11-54-33 0-29 38-29 45-29 29 0 51 6 78 18 2-11 3-22 5-34z">
                <text:p/>
              </draw:path>
              <draw:path draw:style-name="gr2" draw:text-style-name="P2" draw:layer="layout" svg:width="0.402cm" svg:height="0.429cm" svg:x="12.67cm" svg:y="2.007cm" svg:viewBox="0 0 403 430" svg:d="M383 0c-127 0-255 0-383 0 0 10 0 19 0 29 23 0 46 0 68 0 0 123 0 247 0 370-22 0-45 0-68 0 0 11 0 21 0 31 25-2 88-2 117-2 31 0 99 0 128 2 0-10 0-20 0-31-29 0-58 0-87 0 0-57 0-114 0-171 11 0 22 0 33 0 61 0 66 29 66 76 10 0 20 0 29 0 0-59 0-119 0-178-9 0-19 0-29 0 0 47-5 74-66 74-11 0-22 0-33 0 0-57 0-114 0-171 30 0 59 0 89 0 102 0 117 48 126 124 10 0 20 0 30 0-6-51-13-102-20-153z">
                <text:p/>
              </draw:path>
              <draw:path draw:style-name="gr2" draw:text-style-name="P2" draw:layer="layout" svg:width="0.323cm" svg:height="0.289cm" svg:x="13.063cm" svg:y="2.151cm" svg:viewBox="0 0 324 290" svg:d="M324 148c0-85-59-148-162-148-104 0-162 65-162 148 0 79 56 142 162 142s162-65 162-142zM162 264c-81 0-81-68-81-124 0-27 0-59 11-81 12-23 39-37 70-37 27 0 54 10 67 32 14 22 14 58 14 86 0 56 0 124-81 124z">
                <text:p/>
              </draw:path>
              <draw:path draw:style-name="gr2" draw:text-style-name="P2" draw:layer="layout" svg:width="0.256cm" svg:height="0.283cm" svg:x="13.43cm" svg:y="2.153cm" svg:viewBox="0 0 257 284" svg:d="M106 70c0-23 0-47 0-70-35 2-71 4-106 5 0 10 0 20 0 29 40 0 45 0 45 25 0 65 0 130 0 195-15 0-30 0-45 0 0 10 0 20 0 30 23-2 50-2 81-2 23 0 63 0 86 2 0-10 0-20 0-30-18 0-36 0-54 0 0-37 0-73 0-110 0-45 15-122 78-122 0 1-11 10-11 30 0 25 20 38 38 38s39-13 39-38c0-34-34-52-68-52-43 0-68 31-83 70z">
                <text:p/>
              </draw:path>
              <draw:path draw:style-name="gr2" draw:text-style-name="P2" draw:layer="layout" svg:width="0.561cm" svg:height="0.283cm" svg:x="13.736cm" svg:y="2.153cm" svg:viewBox="0 0 562 284" svg:d="M43 59c0 65 0 130 0 195-14 0-29 0-43 0 0 10 0 20 0 30 16-2 56-2 79-2 25 0 61 0 79 2 0-10 0-20 0-30-14 0-28 0-43 0 0-44 0-88 0-132 0-68 54-100 94-100 21 0 36 12 36 61 0 57 0 114 0 171-15 0-29 0-43 0 0 10 0 20 0 30 18-2 55-2 79-2 25 0 61 0 79 2 0-10 0-20 0-30-14 0-29 0-43 0 0-44 0-88 0-132 0-68 56-100 93-100 22 0 36 12 36 61 0 57 0 114 0 171-14 0-28 0-43 0 0 10 0 20 0 30 18-2 56-2 79-2 26 0 63 0 80 2 0-10 0-20 0-30-15 0-29 0-44 0 0-55 0-109 0-164 0-65-32-90-97-90-57 0-90 31-106 59-13-57-72-59-95-59-56 0-92 29-112 68 0-22 0-45 0-68-36 2-72 4-108 5 0 10 0 20 0 29 38 0 43 0 43 25z">
                <text:p/>
              </draw:path>
              <draw:path draw:style-name="gr2" draw:text-style-name="P2" draw:layer="layout" svg:width="0.145cm" svg:height="0.632cm" svg:x="14.35cm" svg:y="1.962cm" svg:viewBox="0 0 146 633" svg:d="M146 317c0-49-7-126-42-198-37-78-91-119-99-119-3 0-5 4-5 7 0 2 0 4 11 15 63 63 99 163 99 295 0 108-24 219-103 298-7 8-7 9-7 11 0 4 2 7 5 7 8 0 63-43 101-124 33-68 40-138 40-192z">
                <text:p/>
              </draw:path>
              <draw:path draw:style-name="gr2" draw:text-style-name="P2" draw:layer="layout" svg:width="0.246cm" svg:height="0.632cm" svg:x="14.769cm" svg:y="1.962cm" svg:viewBox="0 0 247 633" svg:d="M243 25c4-9 4-11 4-12 0-8-6-13-13-13-5 0-9 2-11 5-73 201-146 402-219 603-4 9-4 11-4 13 0 7 5 12 13 12 9 0 10-5 14-16 72-197 144-394 216-592z">
                <text:p/>
              </draw:path>
              <draw:path draw:style-name="gr2" draw:text-style-name="P2" draw:layer="layout" svg:width="0.147cm" svg:height="0.632cm" svg:x="15.289cm" svg:y="1.962cm" svg:viewBox="0 0 148 633" svg:d="M148 626c0-2 0-3-11-14-79-79-101-198-101-295 0-110 25-220 103-299 9-7 9-9 9-11 0-5-4-7-8-7-7 0-63 43-100 124-33 69-40 139-40 193 0 48 7 126 41 198 38 77 92 118 99 118 4 0 8-1 8-7z">
                <text:p/>
              </draw:path>
              <draw:path draw:style-name="gr2" draw:text-style-name="P2" draw:layer="layout" svg:width="0.429cm" svg:height="0.433cm" svg:x="15.498cm" svg:y="2.004cm" svg:viewBox="0 0 430 434" svg:d="M157 243c37 0 75 0 113 0 86 0 160-47 160-121 0-68-63-122-167-122-88 0-175 0-263 0 0 10 0 19 0 29 23 0 46 0 68 0 0 125 0 249 0 374-22 0-45 0-68 0 0 10 0 20 0 31 23-2 84-2 112-2 27 0 90 0 113 2 0-11 0-21 0-31-23 0-46 0-68 0 0-53 0-107 0-160zM238 216c-29 0-57 0-85 0 0-62 0-125 0-187 29 0 58 0 86 0 94 0 94 48 94 93s0 94-95 94z">
                <text:p/>
              </draw:path>
              <draw:path draw:style-name="gr2" draw:text-style-name="P2" draw:layer="layout" svg:width="0.255cm" svg:height="0.283cm" svg:x="15.993cm" svg:y="2.153cm" svg:viewBox="0 0 256 284" svg:d="M104 70c0-23 0-47 0-70-34 2-69 4-104 5 0 10 0 20 0 29 40 0 43 0 43 25 0 65 0 130 0 195-14 0-29 0-43 0 0 10 0 20 0 30 22-2 50-2 79-2 25 0 65 0 88 2 0-10 0-20 0-30-18 0-37 0-55 0 0-37 0-73 0-110 0-45 16-122 79-122 0 1-11 10-11 30 0 25 20 38 38 38s38-13 38-38c0-34-35-52-67-52-43 0-68 31-85 70z">
                <text:p/>
              </draw:path>
              <draw:path draw:style-name="gr2" draw:text-style-name="P2" draw:layer="layout" svg:width="0.15cm" svg:height="0.438cm" svg:x="16.299cm" svg:y="1.998cm" svg:viewBox="0 0 151 439" svg:d="M112 155c-37 2-74 3-110 5 0 10 0 19 0 29 38 0 41 0 41 25 0 65 0 130 0 194-14 0-29 0-43 0 0 11 0 21 0 31 20-2 50-2 77-2 18 0 51 0 74 2 0-10 0-20 0-31-13 0-26 0-39 0 0-84 0-169 0-253zM119 49c0-27-24-49-51-49s-48 22-48 49 21 48 48 48 51-20 51-48z">
                <text:p/>
              </draw:path>
              <draw:path draw:style-name="gr2" draw:text-style-name="P2" draw:layer="layout" svg:width="0.359cm" svg:height="0.283cm" svg:x="16.5cm" svg:y="2.153cm" svg:viewBox="0 0 360 284" svg:d="M43 59c0 65 0 130 0 195-14 0-29 0-43 0 0 10 0 20 0 30 16-2 56-2 79-2 25 0 61 0 79 2 0-10 0-20 0-30-14 0-28 0-43 0 0-44 0-88 0-132 0-68 54-100 94-100 21 0 36 14 36 61 0 57 0 114 0 171-15 0-30 0-45 0 0 10 0 20 0 30 18-2 56-2 81-2 23 0 61 0 79 2 0-10 0-20 0-30-14 0-29 0-43 0 0-55 0-109 0-164 0-67-34-90-97-90-62 0-96 36-112 68 0-22 0-45 0-68-36 2-72 4-108 5 0 10 0 20 0 29 38 0 43 0 43 25z">
                <text:p/>
              </draw:path>
              <draw:path draw:style-name="gr2" draw:text-style-name="P2" draw:layer="layout" svg:width="0.276cm" svg:height="0.289cm" svg:x="16.9cm" svg:y="2.151cm" svg:viewBox="0 0 277 290" svg:d="M203 29c-10 9-12 23-12 29 0 27 21 39 39 39 20 0 40-12 40-39 0-54-74-58-110-58-113 0-160 72-160 146 0 84 59 144 157 144 102 0 120-74 120-78 0-9-9-9-14-9-11 0-13 2-16 9-17 40-47 52-78 52-88 0-88-93-88-122 0-36 0-117 81-117 22 0 32 2 41 4z">
                <text:p/>
              </draw:path>
              <draw:path draw:style-name="gr2" draw:text-style-name="P2" draw:layer="layout" svg:width="0.204cm" svg:height="0.236cm" svg:x="17.397cm" svg:y="2.205cm" svg:viewBox="0 0 205 237" svg:d="M202 176c-26 17-53 26-85 26-47 0-74-38-74-83 0-38 20-85 76-85 34 0 50 7 75 24 3-12 5-24 8-36-31-17-44-22-83-22-76 0-119 61-119 119 0 63 49 118 117 118 36 0 65-10 88-23-1-12-2-25-3-38z">
                <text:p/>
              </draw:path>
              <draw:path draw:style-name="gr2" draw:text-style-name="P2" draw:layer="layout" svg:width="0.237cm" svg:height="0.236cm" svg:x="17.633cm" svg:y="2.205cm" svg:viewBox="0 0 238 237" svg:d="M238 121c0-67-54-121-119-121-66 0-119 54-119 121 0 64 54 116 119 116s119-52 119-116zM119 202c-40 0-76-29-76-87 0-57 38-83 76-83s74 27 74 83c0 58-36 87-74 87z">
                <text:p/>
              </draw:path>
              <draw:path draw:style-name="gr2" draw:text-style-name="P2" draw:layer="layout" svg:width="0.192cm" svg:height="0.229cm" svg:x="17.928cm" svg:y="2.207cm" svg:viewBox="0 0 193 230" svg:d="M193 81c0-40-11-81-74-81-29 0-56 13-78 40 0-13 0-26 0-38-13 0-27 0-41 0 0 76 0 152 0 228 14 0 29 0 43 0 0-40 0-81 0-122 0-34 15-74 54-74 52 0 52 34 52 51 0 48 0 97 0 145 15 0 29 0 44 0 0-49 0-99 0-149z">
                <text:p/>
              </draw:path>
              <draw:path draw:style-name="gr2" draw:text-style-name="P2" draw:layer="layout" svg:width="0.166cm" svg:height="0.294cm" svg:x="18.174cm" svg:y="2.148cm" svg:viewBox="0 0 167 295" svg:d="M85 97c24 0 49 0 73 0 0-11 0-21 0-32-24 0-49 0-73 0 0-22 0-43 0-65-14 0-27 0-40 0 0 22 0 43 0 65-15 0-30 0-45 0 0 11 0 21 0 32 14 0 29 0 43 0 0 43 0 85 0 128 0 34 8 70 45 70s65-13 79-20c-2-11-4-21-7-32-18 12-34 16-48 16-22 0-27-20-27-43 0-40 0-79 0-119z">
                <text:p/>
              </draw:path>
              <draw:path draw:style-name="gr2" draw:text-style-name="P2" draw:layer="layout" svg:width="0.13cm" svg:height="0.229cm" svg:x="18.401cm" svg:y="2.207cm" svg:viewBox="0 0 131 230" svg:d="M41 122c0-54 47-84 90-84 0-13 0-25 0-38-41 2-72 22-93 49 0-16 0-32 0-47-13 0-25 0-38 0 0 76 0 152 0 228 14 0 28 0 41 0 0-36 0-72 0-108z">
                <text:p/>
              </draw:path>
              <draw:path draw:style-name="gr2" draw:text-style-name="P2" draw:layer="layout" svg:width="0.237cm" svg:height="0.236cm" svg:x="18.556cm" svg:y="2.205cm" svg:viewBox="0 0 238 237" svg:d="M238 121c0-67-54-121-119-121-66 0-119 54-119 121 0 64 54 116 119 116 66 0 119-52 119-116zM119 202c-40 0-74-29-74-87 0-57 38-83 74-83 38 0 75 27 75 83 0 58-36 87-75 87z">
                <text:p/>
              </draw:path>
              <draw:path draw:style-name="gr2" draw:text-style-name="P2" draw:layer="layout" svg:width="0.04cm" svg:height="0.35cm" svg:x="18.853cm" svg:y="2.086cm" svg:viewBox="0 0 41 351" svg:d="M41 0c-13 0-27 0-41 0 0 117 0 234 0 351 14 0 28 0 41 0 0-117 0-234 0-351z">
                <text:p/>
              </draw:path>
              <draw:path draw:style-name="gr2" draw:text-style-name="P2" draw:layer="layout" svg:width="0.177cm" svg:height="0.236cm" svg:x="18.954cm" svg:y="2.205cm" svg:viewBox="0 0 178 237" svg:d="M169 16c-34-14-59-16-77-16-13 0-90 0-90 67 0 23 14 37 20 43 18 18 39 21 66 27 24 5 51 9 51 34 0 32-42 32-49 32-32 0-63-12-83-27-2 13-5 26-7 38 16 9 49 23 90 23 23 0 45-3 63-17 20-15 25-36 25-54 0-9 0-29-21-47-20-18-38-22-62-25-30-6-54-11-54-33 0-29 38-29 45-29 29 0 51 6 76 18 2-11 5-22 7-34z">
                <text:p/>
              </draw:path>
              <draw:path draw:style-name="gr2" draw:text-style-name="P2" draw:layer="layout" svg:width="0.402cm" svg:height="0.429cm" svg:x="19.348cm" svg:y="2.007cm" svg:viewBox="0 0 403 430" svg:d="M383 0c-127 0-255 0-383 0 0 10 0 19 0 29 23 0 46 0 68 0 0 123 0 247 0 370-22 0-45 0-68 0 0 11 0 21 0 31 25-2 88-2 117-2 31 0 99 0 128 2 0-10 0-20 0-31-29 0-58 0-87 0 0-57 0-114 0-171 11 0 22 0 33 0 59 0 66 29 66 76 10 0 20 0 29 0 0-59 0-119 0-178-9 0-19 0-29 0 0 47-5 74-66 74-11 0-22 0-33 0 0-57 0-114 0-171 30 0 59 0 89 0 102 0 117 48 126 124 10 0 20 0 30 0-6-51-13-102-20-153z">
                <text:p/>
              </draw:path>
              <draw:path draw:style-name="gr2" draw:text-style-name="P2" draw:layer="layout" svg:width="0.323cm" svg:height="0.289cm" svg:x="19.74cm" svg:y="2.151cm" svg:viewBox="0 0 324 290" svg:d="M324 148c0-85-59-148-162-148-104 0-162 65-162 148 0 79 56 142 162 142s162-65 162-142zM162 264c-81 0-81-68-81-124 0-27 0-59 11-81 12-23 39-37 70-37 27 0 54 10 67 32 14 22 14 58 14 86 0 56 0 124-81 124z">
                <text:p/>
              </draw:path>
              <draw:path draw:style-name="gr2" draw:text-style-name="P2" draw:layer="layout" svg:width="0.256cm" svg:height="0.283cm" svg:x="20.107cm" svg:y="2.153cm" svg:viewBox="0 0 257 284" svg:d="M106 70c0-23 0-47 0-70-35 2-71 4-106 5 0 10 0 20 0 29 40 0 43 0 43 25 0 65 0 130 0 195-14 0-29 0-43 0 0 10 0 20 0 30 23-2 50-2 79-2 25 0 65 0 88 2 0-10 0-20 0-30-18 0-37 0-55 0 0-37 0-73 0-110 0-45 16-122 79-122 0 1-11 10-11 30 0 25 20 38 38 38s39-13 39-38c0-34-34-52-68-52-43 0-68 31-83 70z">
                <text:p/>
              </draw:path>
              <draw:path draw:style-name="gr2" draw:text-style-name="P2" draw:layer="layout" svg:width="0.562cm" svg:height="0.283cm" svg:x="20.412cm" svg:y="2.153cm" svg:viewBox="0 0 563 284" svg:d="M45 59c0 65 0 130 0 195-15 0-30 0-45 0 0 10 0 20 0 30 18-2 56-2 81-2 23 0 61 0 79 2 0-10 0-20 0-30-14 0-29 0-43 0 0-44 0-88 0-132 0-68 54-100 94-100 21 0 36 12 36 61 0 57 0 114 0 171-15 0-29 0-44 0 0 10 0 20 0 30 17-2 56-2 80-2 25 0 61 0 79 2 0-10 0-20 0-30-15 0-29 0-43 0 0-44 0-88 0-132 0-68 54-100 93-100 22 0 36 12 36 61 0 57 0 114 0 171-14 0-29 0-43 0 0 10 0 20 0 30 18-2 56-2 79-2 25 0 61 0 79 2 0-10 0-20 0-30-14 0-28 0-43 0 0-55 0-109 0-164 0-65-32-90-97-90-58 0-90 31-108 59-13-57-70-59-94-59-55 0-91 29-111 68 0-22 0-45 0-68-37 2-73 4-110 5 0 10 0 20 0 29 40 0 45 0 45 25z">
                <text:p/>
              </draw:path>
              <draw:path draw:style-name="gr2" draw:text-style-name="P2" draw:layer="layout" svg:width="0.147cm" svg:height="0.632cm" svg:x="21.025cm" svg:y="1.962cm" svg:viewBox="0 0 148 633" svg:d="M148 317c0-49-8-126-42-198-38-78-92-119-99-119-3 0-7 4-7 7 0 2 0 4 13 15 63 63 99 163 99 295 0 108-24 219-103 298-9 8-9 9-9 11 0 4 4 7 7 7 7 0 63-43 101-124 32-68 40-138 40-192z">
                <text:p/>
              </draw:path>
              <draw:path draw:style-name="gr2" draw:text-style-name="P2" draw:layer="layout" svg:width="0.246cm" svg:height="0.632cm" svg:x="21.446cm" svg:y="1.962cm" svg:viewBox="0 0 247 633" svg:d="M243 25c4-9 4-11 4-12 0-8-6-13-13-13-5 0-9 2-11 5-73 201-146 402-219 603-4 9-4 11-4 13 0 7 5 12 13 12 9 0 10-5 14-16 72-197 144-394 216-592z">
                <text:p/>
              </draw:path>
              <draw:path draw:style-name="gr2" draw:text-style-name="P2" draw:layer="layout" svg:width="0.321cm" svg:height="0.447cm" svg:x="3.856cm" svg:y="2.945cm" svg:viewBox="0 0 322 448" svg:d="M214 178c-30-6-61-12-92-18-25-7-61-29-61-66 0-27 18-67 81-67 51 0 115 22 130 108 2 14 2 16 16 16s14-3 14-18c0-38 0-77 0-115 0-13 0-18-10-18-6 0-6 0-13 7-10 9-19 18-29 27-36-29-77-34-108-34-97 0-142 61-142 128 0 39 22 70 34 83 31 32 52 35 123 50 54 12 64 14 79 29 9 9 25 25 25 54 0 30-16 73-81 73-49 0-146-12-149-106-2-11-2-14-15-14-16 0-16 3-16 18 0 38 0 77 0 115 0 13 0 18 11 18 7 0 7-2 12-5 10-11 20-21 29-31 42 32 101 36 128 36 104 0 142-72 142-135 0-70-50-122-108-135z">
                <text:p/>
              </draw:path>
              <draw:path draw:style-name="gr2" draw:text-style-name="P2" draw:layer="layout" svg:width="0.292cm" svg:height="0.289cm" svg:x="4.24cm" svg:y="3.099cm" svg:viewBox="0 0 293 290" svg:d="M272 148c14 0 21 0 21-17 0-19-3-66-36-97-23-23-57-34-100-34-101 0-157 65-157 144 0 84 65 146 166 146 100 0 127-67 127-78 0-12-12-12-16-12-11 0-11 3-14 14-15 31-51 50-92 50-88 0-90-84-90-116 64 0 127 0 191 0zM81 128c2-25 2-52 16-72 16-25 42-34 60-34 73 0 75 82 75 106-50 0-101 0-151 0z">
                <text:p/>
              </draw:path>
              <draw:path draw:style-name="gr2" draw:text-style-name="P2" draw:layer="layout" svg:width="0.276cm" svg:height="0.289cm" svg:x="4.578cm" svg:y="3.099cm" svg:viewBox="0 0 277 290" svg:d="M203 29c-10 11-12 23-12 29 0 28 21 39 39 39 20 0 40-12 40-39 0-54-74-58-110-58-113 0-160 72-160 146 0 84 59 144 157 144 102 0 120-74 120-78 0-9-9-9-14-9-11 0-13 2-16 9-17 40-47 52-78 52-88 0-88-93-88-122 0-36 0-117 81-117 22 0 32 2 41 4z">
                <text:p/>
              </draw:path>
              <draw:path draw:style-name="gr2" draw:text-style-name="P2" draw:layer="layout" svg:width="0.381cm" svg:height="0.433cm" svg:x="4.902cm" svg:y="2.952cm" svg:viewBox="0 0 382 434" svg:d="M382 261c-11 0-21 0-31 0-4 43-14 142-128 142-21 0-43 0-65 0 0-125 0-249 0-374 29 0 57 0 85 0 0-10 0-19 0-29-27 2-97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2cm" svg:height="0.289cm" svg:x="5.334cm" svg:y="3.099cm" svg:viewBox="0 0 293 290" svg:d="M272 148c14 0 21 0 21-17 0-19-3-66-36-97-23-23-57-34-100-34-101 0-157 65-157 144 0 84 63 146 166 146 100 0 127-67 127-78 0-12-12-12-16-12-11 0-11 3-16 14-13 31-49 50-90 50-88 0-90-84-90-116 64 0 127 0 191 0zM81 128c2-25 2-52 16-72 16-25 42-34 60-34 73 0 75 82 75 106-50 0-101 0-151 0z">
                <text:p/>
              </draw:path>
              <draw:path draw:style-name="gr2" draw:text-style-name="P2" draw:layer="layout" svg:width="0.35cm" svg:height="0.281cm" svg:x="5.664cm" svg:y="3.105cm" svg:viewBox="0 0 351 282" svg:d="M304 43c4-9 7-14 47-14 0-10 0-19 0-29-16 2-35 2-50 2-16 0-44-2-58-2 0 10 0 19 0 29 13 0 31 2 31 7 0 2 0 2-2 7-25 53-49 106-74 159-27-58-54-116-81-173 11 0 23 0 34 0 0-10 0-19 0-29-21 2-51 1-77 2-18 0-47-2-74-2 0 10 0 19 0 29 14 0 28 0 41 0 37 80 74 159 110 239 9 14 16 14 25 14 11 0 17-1 24-14 35-75 69-150 104-225z">
                <text:p/>
              </draw:path>
              <draw:path draw:style-name="gr2" draw:text-style-name="P2" draw:layer="layout" svg:width="0.291cm" svg:height="0.289cm" svg:x="6.033cm" svg:y="3.099cm" svg:viewBox="0 0 292 290" svg:d="M272 148c12 0 20 0 20-17 0-19-4-66-36-97-24-23-56-34-101-34-101 0-155 65-155 144 0 84 63 146 164 146s128-67 128-78c0-12-13-12-15-12-11 0-12 3-16 14-14 31-50 50-90 50-90 0-90-84-90-116 64 0 127 0 191 0zM81 128c0-25 2-52 14-72 17-25 42-34 60-34 75 0 75 82 77 106-50 0-101 0-151 0z">
                <text:p/>
              </draw:path>
              <draw:path draw:style-name="gr2" draw:text-style-name="P2" draw:layer="layout" svg:width="0.156cm" svg:height="0.438cm" svg:x="6.374cm" svg:y="2.947cm" svg:viewBox="0 0 157 439" svg:d="M112 0c-38 2-75 4-112 5 0 10 0 20 0 29 40 0 43 0 43 25 0 117 0 233 0 349-14 0-29 0-43 0 0 11 0 21 0 31 20 0 50-2 77-2s58 2 80 2c0-10 0-20 0-31-15 0-30 0-45 0 0-136 0-272 0-408z">
                <text:p/>
              </draw:path>
              <draw:path draw:style-name="gr2" draw:text-style-name="P2" draw:layer="layout" svg:width="0.384cm" svg:height="0.488cm" svg:x="6.776cm" svg:y="2.982cm" svg:viewBox="0 0 385 489" svg:d="M374 27c8-4 11-5 11-14 0-6-3-13-12-13-2 0-9 4-11 5-117 55-233 110-349 164-11 6-13 11-13 15 0 5 4 10 13 14 116 54 232 109 349 164 9 5 9 5 11 5 7 0 12-5 12-13 0-5-2-9-12-14-111-52-221-104-332-156 111-53 222-105 333-157zM364 489c10 0 21 0 21-12 0-13-12-13-21-13-114 0-228 0-342 0-9 0-22 0-22 13 0 12 11 12 22 12 114 0 228 0 342 0z">
                <text:p/>
              </draw:path>
              <draw:path draw:style-name="gr2" draw:text-style-name="P2" draw:layer="layout" svg:width="0.175cm" svg:height="0.199cm" svg:x="7.246cm" svg:y="3.285cm" svg:viewBox="0 0 176 200" svg:d="M160 29c-12 3-18 12-18 21s7 15 15 15c3 0 19-4 19-25 0-29-30-40-57-40-70 0-83 50-83 65 0 16 11 27 16 32 11 9 20 11 51 16 9 2 37 8 37 29 0 7-5 25-23 36-18 9-40 9-45 9-18 0-43-3-52-18 14-2 23-12 23-25 0-11-7-16-16-16-14 0-27 9-27 29 0 27 29 43 72 43 81 0 97-56 97-74 0-40-45-49-61-50-5-2-16-4-18-4-16-4-25-13-25-23 0-9 9-22 18-27 12-8 27-9 34-9 11 0 32 1 43 16z">
                <text:p/>
              </draw:path>
              <draw:path draw:style-name="gr2" draw:text-style-name="P2" draw:layer="layout" svg:width="0.321cm" svg:height="0.447cm" svg:x="7.701cm" svg:y="2.945cm" svg:viewBox="0 0 322 448" svg:d="M214 178c-30-6-61-12-92-18-25-7-61-29-61-66 0-27 18-67 81-67 51 0 115 22 130 108 2 14 2 16 16 16s14-3 14-18c0-38 0-77 0-115 0-13 0-18-10-18-6 0-6 0-13 7-10 9-19 18-29 27-36-29-77-34-108-34-97 0-142 61-142 128 0 39 22 70 34 83 31 32 52 35 123 50 55 12 66 14 79 29 11 9 25 25 25 54 0 30-16 73-81 73-49 0-146-12-149-106-2-11-2-14-15-14-16 0-16 3-16 18 0 38 0 77 0 115 0 13 0 18 11 18 7 0 7-2 12-5 10-11 20-21 29-31 43 32 101 36 128 36 104 0 142-72 142-135 0-70-50-122-108-135z">
                <text:p/>
              </draw:path>
              <draw:path draw:style-name="gr2" draw:text-style-name="P2" draw:layer="layout" svg:width="0.292cm" svg:height="0.289cm" svg:x="8.084cm" svg:y="3.099cm" svg:viewBox="0 0 293 290" svg:d="M274 148c12 0 19 0 19-17 0-19-3-66-36-97-23-23-57-34-100-34-101 0-157 65-157 144 0 84 65 146 166 146 100 0 127-67 127-78 0-12-12-12-16-12-11 0-11 3-14 14-15 31-51 50-92 50-88 0-90-84-90-116 64 0 128 0 193 0zM81 128c2-25 2-52 16-72 16-25 42-34 60-34 73 0 75 82 75 106-50 0-101 0-151 0z">
                <text:p/>
              </draw:path>
              <draw:path draw:style-name="gr2" draw:text-style-name="P2" draw:layer="layout" svg:width="0.276cm" svg:height="0.289cm" svg:x="8.423cm" svg:y="3.099cm" svg:viewBox="0 0 277 290" svg:d="M203 29c-10 11-12 23-12 29 0 28 21 39 39 39 20 0 40-12 40-39 0-54-74-58-110-58-113 0-160 72-160 146 0 84 59 144 157 144 102 0 120-74 120-78 0-9-9-9-14-9-11 0-13 2-15 9-18 40-46 52-79 52-88 0-88-93-88-122 0-36 0-117 81-117 22 0 32 2 41 4z">
                <text:p/>
              </draw:path>
              <draw:path draw:style-name="gr2" draw:text-style-name="P2" draw:layer="layout" svg:width="0.381cm" svg:height="0.433cm" svg:x="8.747cm" svg:y="2.952cm" svg:viewBox="0 0 382 434" svg:d="M382 261c-10 0-20 0-29 0-6 43-16 142-130 142-21 0-43 0-65 0 0-125 0-249 0-374 29 0 57 0 85 0 0-10 0-19 0-29-27 2-97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2cm" svg:height="0.289cm" svg:x="9.179cm" svg:y="3.099cm" svg:viewBox="0 0 293 290" svg:d="M272 148c14 0 21 0 21-17 0-19-3-66-36-97-23-23-57-34-100-34-101 0-157 65-157 144 0 84 65 146 166 146 100 0 127-67 127-78 0-12-12-12-16-12-11 0-11 3-14 14-15 31-51 50-92 50-88 0-90-84-90-116 64 0 127 0 191 0zM81 128c2-25 2-52 16-72 16-25 42-34 60-34 73 0 75 82 75 106-50 0-101 0-151 0z">
                <text:p/>
              </draw:path>
              <draw:path draw:style-name="gr2" draw:text-style-name="P2" draw:layer="layout" svg:width="0.35cm" svg:height="0.281cm" svg:x="9.508cm" svg:y="3.105cm" svg:viewBox="0 0 351 282" svg:d="M304 43c4-9 7-14 47-14 0-10 0-19 0-29-16 2-35 2-50 2-16 0-44-2-58-2 0 10 0 19 0 29 13 0 31 2 31 7 0 2 0 2-2 7-25 53-49 106-74 159-27-58-54-116-81-173 11 0 23 0 34 0 0-10 0-19 0-29-20 2-51 1-77 2-18 0-47-2-74-2 0 10 0 19 0 29 14 0 28 0 41 0 37 80 74 159 110 239 9 14 16 14 25 14 11 0 17-1 24-14 35-75 69-150 104-225z">
                <text:p/>
              </draw:path>
              <draw:path draw:style-name="gr2" draw:text-style-name="P2" draw:layer="layout" svg:width="0.291cm" svg:height="0.289cm" svg:x="9.877cm" svg:y="3.099cm" svg:viewBox="0 0 292 290" svg:d="M272 148c14 0 20 0 20-17 0-19-4-66-36-97-24-23-56-34-101-34-101 0-155 65-155 144 0 84 63 146 164 146s128-67 128-78c0-12-13-12-15-12-11 0-12 3-16 14-14 31-50 50-90 50-90 0-90-84-90-116 64 0 127 0 191 0zM81 128c0-25 2-52 14-72 17-25 42-34 60-34 75 0 75 82 77 106-50 0-101 0-151 0z">
                <text:p/>
              </draw:path>
              <draw:path draw:style-name="gr2" draw:text-style-name="P2" draw:layer="layout" svg:width="0.156cm" svg:height="0.438cm" svg:x="10.219cm" svg:y="2.947cm" svg:viewBox="0 0 157 439" svg:d="M112 0c-38 2-75 4-112 5 0 10 0 20 0 29 40 0 43 0 43 25 0 117 0 233 0 349-14 0-29 0-43 0 0 11 0 21 0 31 20 0 49-2 77-2s58 2 80 2c0-10 0-20 0-31-15 0-30 0-45 0 0-136 0-272 0-408z">
                <text:p/>
              </draw:path>
              <draw:path draw:style-name="gr2" draw:text-style-name="P2" draw:layer="layout" svg:width="0.246cm" svg:height="0.632cm" svg:x="10.602cm" svg:y="2.911cm" svg:viewBox="0 0 247 633" svg:d="M243 25c4-9 4-11 4-12 0-6-8-13-13-13s-9 2-11 7c-73 201-146 401-219 601-4 9-4 11-4 13 0 7 5 12 13 12 7 0 10-5 14-16 72-197 144-394 216-592z">
                <text:p/>
              </draw:path>
              <draw:path draw:style-name="gr2" draw:text-style-name="P2" draw:layer="layout" svg:width="0.323cm" svg:height="0.447cm" svg:x="11.099cm" svg:y="2.945cm" svg:viewBox="0 0 324 448" svg:d="M214 178c-30-6-61-12-92-18-25-7-61-29-61-66 0-27 18-67 81-67 52 0 115 22 130 108 3 14 3 16 16 16 14 0 14-3 14-18 0-38 0-77 0-115 0-13 0-18-10-18-6 0-6 0-13 7-10 9-19 18-29 27-36-29-77-34-108-34-95 0-142 61-142 128 0 39 22 70 34 83 33 32 54 35 123 50 55 12 66 14 79 29 11 9 27 25 27 54 0 30-18 73-83 73-49 0-144-12-149-106 0-11 0-14-15-14-16 0-16 3-16 18 0 38 0 77 0 115 0 13 0 18 13 18 5 0 7-2 10-5 11-11 21-21 31-31 41 32 99 36 126 36 104 0 144-72 144-135 0-70-52-122-110-135z">
                <text:p/>
              </draw:path>
              <draw:path draw:style-name="gr2" draw:text-style-name="P2" draw:layer="layout" svg:width="0.291cm" svg:height="0.289cm" svg:x="11.484cm" svg:y="3.099cm" svg:viewBox="0 0 292 290" svg:d="M272 148c14 0 20 0 20-17 0-19-4-66-36-97-24-23-56-34-101-34-101 0-155 65-155 144 0 84 63 146 164 146s128-67 128-78c0-12-13-12-15-12-11 0-12 3-16 14-14 31-50 50-90 50-90 0-90-84-90-116 64 0 127 0 191 0zM81 128c0-25 2-52 14-72 17-25 42-34 60-34 75 0 75 82 77 106-50 0-101 0-151 0z">
                <text:p/>
              </draw:path>
              <draw:path draw:style-name="gr2" draw:text-style-name="P2" draw:layer="layout" svg:width="0.278cm" svg:height="0.289cm" svg:x="11.821cm" svg:y="3.099cm" svg:viewBox="0 0 279 290" svg:d="M203 29c-10 11-12 23-12 29 0 28 21 39 39 39 20 0 40-12 40-39 0-54-74-58-110-58-113 0-160 72-160 146 0 84 59 144 157 144 102 0 122-74 122-78 0-9-9-9-16-9-11 0-11 2-15 9-16 40-46 52-79 52-88 0-88-93-88-122 0-36 0-117 81-117 23 0 34 2 41 4z">
                <text:p/>
              </draw:path>
              <draw:path draw:style-name="gr2" draw:text-style-name="P2" draw:layer="layout" svg:width="0.381cm" svg:height="0.433cm" svg:x="12.145cm" svg:y="2.952cm" svg:viewBox="0 0 382 434" svg:d="M382 261c-10 0-20 0-29 0-6 43-16 142-130 142-21 0-43 0-65 0 0-125 0-249 0-374 29 0 57 0 85 0 0-10 0-19 0-29-27 2-95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1cm" svg:height="0.289cm" svg:x="12.579cm" svg:y="3.099cm" svg:viewBox="0 0 292 290" svg:d="M272 148c12 0 20 0 20-17 0-19-4-66-36-97-24-23-56-34-101-34-101 0-155 65-155 144 0 84 63 146 164 146s128-67 128-78c0-12-13-12-15-12-11 0-12 3-16 14-14 31-50 50-92 50-88 0-88-84-88-116 64 0 127 0 191 0zM81 128c0-25 2-52 14-72 17-25 42-34 60-34 75 0 75 82 77 106-50 0-101 0-151 0z">
                <text:p/>
              </draw:path>
              <draw:path draw:style-name="gr2" draw:text-style-name="P2" draw:layer="layout" svg:width="0.348cm" svg:height="0.281cm" svg:x="12.908cm" svg:y="3.105cm" svg:viewBox="0 0 349 282" svg:d="M302 43c6-9 8-14 47-14 0-10 0-19 0-29-14 2-33 2-48 2-16 0-45-2-58-2 0 10 0 19 0 29 11 0 31 2 31 7 0 2-2 2-4 7-25 53-49 106-74 159-27-58-54-116-81-173 12 0 23 0 34 0 0-10 0-19 0-29-19 2-51 1-77 2-18 0-47-2-72-2 0 10 0 19 0 29 13 0 26 0 40 0 37 80 74 159 111 239 7 14 15 14 24 14 10 0 18-1 23-14 35-75 70-150 104-225z">
                <text:p/>
              </draw:path>
              <draw:path draw:style-name="gr2" draw:text-style-name="P2" draw:layer="layout" svg:width="0.291cm" svg:height="0.289cm" svg:x="13.275cm" svg:y="3.099cm" svg:viewBox="0 0 292 290" svg:d="M272 148c14 0 20 0 20-17 0-19-4-66-35-97-23-23-57-34-100-34-103 0-157 65-157 144 0 84 63 146 166 146 99 0 126-67 126-78 0-12-11-12-15-12-11 0-12 3-16 14-13 31-49 50-90 50-90 0-90-84-90-116 64 0 127 0 191 0zM81 128c2-25 2-52 14-72 17-25 44-34 62-34 73 0 75 82 75 106-50 0-101 0-151 0z">
                <text:p/>
              </draw:path>
              <draw:path draw:style-name="gr2" draw:text-style-name="P2" draw:layer="layout" svg:width="0.156cm" svg:height="0.438cm" svg:x="13.617cm" svg:y="2.947cm" svg:viewBox="0 0 157 439" svg:d="M113 0c-37 2-75 4-113 5 0 10 0 20 0 29 40 0 45 0 45 25 0 117 0 233 0 349-15 0-30 0-45 0 0 11 0 21 0 31 22 0 52-2 79-2s56 2 78 2c0-10 0-20 0-31-15 0-29 0-44 0 0-136 0-272 0-408z">
                <text:p/>
              </draw:path>
              <draw:path draw:style-name="gr2" draw:text-style-name="P2" draw:layer="layout" svg:width="0.42cm" svg:height="0.147cm" svg:x="14cm" svg:y="3.153cm" svg:viewBox="0 0 421 148" svg:d="M400 25c9 0 21 0 21-12 0-13-12-13-20-13-126 0-253 0-379 0-9 0-22 0-22 13 0 12 13 12 22 12 126 0 252 0 378 0zM401 148c8 0 20 0 20-13s-12-13-21-13c-126 0-252 0-378 0-9 0-22 0-22 13s13 13 22 13c126 0 253 0 379 0z">
                <text:p/>
              </draw:path>
              <draw:path draw:style-name="gr2" draw:text-style-name="P2" draw:layer="layout" svg:width="0.175cm" svg:height="0.199cm" svg:x="14.49cm" svg:y="3.285cm" svg:viewBox="0 0 176 200" svg:d="M158 29c-10 3-18 12-18 21s9 15 15 15c3 0 21-4 21-25 0-29-32-40-59-40-68 0-81 50-81 65 0 16 9 27 14 32 13 9 20 11 51 16 9 2 38 8 38 29 0 7-6 25-24 36-18 9-39 9-45 9-16 0-41-3-52-18 14-2 23-12 23-25 0-11-7-16-16-16-12 0-25 9-25 29 0 27 27 43 70 43 81 0 97-56 97-74 0-40-45-49-61-50-3-2-16-4-18-4-16-4-25-13-25-23 0-9 9-22 18-27 13-8 29-9 36-9 9 0 32 1 41 16z">
                <text:p/>
              </draw:path>
              <draw:path draw:style-name="gr2" draw:text-style-name="P2" draw:layer="layout" svg:width="0.323cm" svg:height="0.447cm" svg:x="14.944cm" svg:y="2.945cm" svg:viewBox="0 0 324 448" svg:d="M214 178c-30-6-61-12-92-18-25-7-59-29-59-66 0-27 16-67 81-67 50 0 113 22 128 108 3 14 3 16 16 16 14 0 14-3 14-18 0-38 0-77 0-115 0-13 0-18-10-18-6 0-6 0-13 7-10 9-19 18-29 27-36-29-77-34-108-34-95 0-142 61-142 128 0 39 22 70 34 83 33 32 54 35 123 50 55 12 66 14 81 29 9 9 25 25 25 54 0 30-18 73-83 73-49 0-144-12-149-106 0-11 0-14-15-14-16 0-16 3-16 18 0 38 0 77 0 115 0 13 0 18 13 18 5 0 7-2 10-5 11-11 21-21 31-31 41 32 99 36 126 36 104 0 144-72 144-135 0-70-52-122-110-135z">
                <text:p/>
              </draw:path>
              <draw:path draw:style-name="gr2" draw:text-style-name="P2" draw:layer="layout" svg:width="0.291cm" svg:height="0.289cm" svg:x="15.329cm" svg:y="3.099cm" svg:viewBox="0 0 292 290" svg:d="M272 148c14 0 20 0 20-17 0-19-4-66-36-97-24-23-56-34-99-34-103 0-157 65-157 144 0 84 63 146 164 146s128-67 128-78c0-12-13-12-15-12-11 0-12 3-16 14-14 31-50 50-90 50-90 0-90-84-90-116 64 0 127 0 191 0zM81 128c0-25 2-52 14-72 17-25 42-34 62-34 73 0 73 82 75 106-50 0-101 0-151 0z">
                <text:p/>
              </draw:path>
              <draw:path draw:style-name="gr2" draw:text-style-name="P2" draw:layer="layout" svg:width="0.278cm" svg:height="0.289cm" svg:x="15.665cm" svg:y="3.099cm" svg:viewBox="0 0 279 290" svg:d="M203 29c-10 11-12 23-12 29 0 28 21 39 39 39 20 0 40-12 40-39 0-54-74-58-110-58-113 0-160 72-160 146 0 84 59 144 157 144 102 0 122-74 122-78 0-9-9-9-16-9-11 0-11 2-15 9-16 40-46 52-79 52-88 0-88-93-88-122 0-36 0-117 81-117 23 0 34 2 41 4z">
                <text:p/>
              </draw:path>
              <draw:path draw:style-name="gr2" draw:text-style-name="P2" draw:layer="layout" svg:width="0.381cm" svg:height="0.433cm" svg:x="15.989cm" svg:y="2.952cm" svg:viewBox="0 0 382 434" svg:d="M382 261c-10 0-20 0-29 0-6 43-16 142-130 142-21 0-43 0-65 0 0-125 0-249 0-374 29 0 57 0 85 0 0-10 0-19 0-29-27 2-95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1cm" svg:height="0.289cm" svg:x="16.423cm" svg:y="3.099cm" svg:viewBox="0 0 292 290" svg:d="M272 148c12 0 20 0 20-17 0-19-4-66-36-97-24-23-56-34-101-34-101 0-155 65-155 144 0 84 63 146 164 146s128-67 128-78c0-12-13-12-15-12-11 0-12 3-16 14-14 31-50 50-90 50-90 0-90-84-90-116 64 0 127 0 191 0zM81 128c0-25 2-52 14-72 17-25 42-34 60-34 75 0 75 82 77 106-50 0-101 0-151 0z">
                <text:p/>
              </draw:path>
              <draw:path draw:style-name="gr2" draw:text-style-name="P2" draw:layer="layout" svg:width="0.348cm" svg:height="0.281cm" svg:x="16.752cm" svg:y="3.105cm" svg:viewBox="0 0 349 282" svg:d="M302 43c6-9 8-14 47-14 0-10 0-19 0-29-14 2-33 2-48 2-16 0-45-2-58-2 0 10 0 19 0 29 11 0 31 2 31 7 0 2-2 2-4 7-25 53-49 106-74 159-27-58-54-116-81-173 12 0 23 0 34 0 0-10 0-19 0-29-19 2-51 1-77 2-18 0-47-2-72-2 0 10 0 19 0 29 13 0 26 0 40 0 37 80 74 159 111 239 7 14 16 14 24 14 10 0 18-1 23-14 35-75 70-150 104-225z">
                <text:p/>
              </draw:path>
              <draw:path draw:style-name="gr2" draw:text-style-name="P2" draw:layer="layout" svg:width="0.291cm" svg:height="0.289cm" svg:x="17.12cm" svg:y="3.099cm" svg:viewBox="0 0 292 290" svg:d="M272 148c14 0 20 0 20-17 0-19-4-66-35-97-23-23-57-34-100-34-101 0-157 65-157 144 0 84 63 146 166 146 99 0 126-67 126-78 0-12-11-12-15-12-11 0-12 3-16 14-13 31-49 50-90 50-90 0-90-84-90-116 64 0 127 0 191 0zM81 128c2-25 2-52 14-72 18-25 44-34 62-34 73 0 75 82 75 106-50 0-101 0-151 0z">
                <text:p/>
              </draw:path>
              <draw:path draw:style-name="gr2" draw:text-style-name="P2" draw:layer="layout" svg:width="0.156cm" svg:height="0.438cm" svg:x="17.462cm" svg:y="2.947cm" svg:viewBox="0 0 157 439" svg:d="M113 0c-37 2-75 4-113 5 0 10 0 20 0 29 40 0 45 0 45 25 0 117 0 233 0 349-15 0-30 0-45 0 0 11 0 21 0 31 22 0 52-2 79-2s56 2 78 2c0-10 0-20 0-31-15 0-29 0-44 0 0-136 0-272 0-408z">
                <text:p/>
              </draw:path>
              <draw:path draw:style-name="gr2" draw:text-style-name="P2" draw:layer="layout" svg:width="0.246cm" svg:height="0.632cm" svg:x="17.845cm" svg:y="2.911cm" svg:viewBox="0 0 247 633" svg:d="M243 25c4-9 4-11 4-12 0-6-6-13-13-13-5 0-9 2-11 7-73 201-146 401-219 601-4 9-4 11-4 13 0 7 5 12 13 12 9 0 10-5 14-16 72-197 144-394 216-592z">
                <text:p/>
              </draw:path>
              <draw:path draw:style-name="gr2" draw:text-style-name="P2" draw:layer="layout" svg:width="0.233cm" svg:height="0.433cm" svg:x="3.837cm" svg:y="3.9cm" svg:viewBox="0 0 234 434" svg:d="M162 29c24 0 48 0 72 0 0-10 0-19 0-29-25 2-88 2-117 2s-90 0-117-2c0 10 0 19 0 29 24 0 48 0 72 0 0 125 0 249 0 374-24 0-48 0-72 0 0 10 0 20 0 31 27-2 88-2 117-2s92 0 117 2c0-11 0-21 0-31-24 0-48 0-72 0 0-125 0-249 0-374z">
                <text:p/>
              </draw:path>
              <draw:path draw:style-name="gr2" draw:text-style-name="P2" draw:layer="layout" svg:width="0.359cm" svg:height="0.283cm" svg:x="4.121cm" svg:y="4.049cm" svg:viewBox="0 0 360 284" svg:d="M43 59c0 65 0 130 0 195-14 0-29 0-43 0 0 10 0 20 0 30 18 0 56-2 79-2 25 0 61 2 79 2 0-10 0-20 0-30-14 0-28 0-43 0 0-44 0-88 0-132 0-68 54-100 94-100 21 0 36 14 36 63 0 56 0 112 0 169-15 0-30 0-45 0 0 10 0 20 0 30 18 0 56-2 81-2 23 0 61 2 79 2 0-10 0-20 0-30-14 0-29 0-43 0 0-55 0-109 0-164 0-65-34-90-97-90-62 0-96 36-112 68 0-22 0-45 0-68-36 2-72 4-108 5 0 10 0 20 0 29 38 0 43 0 43 25z">
                <text:p/>
              </draw:path>
              <draw:path draw:style-name="gr2" draw:text-style-name="P2" draw:layer="layout" svg:width="0.226cm" svg:height="0.404cm" svg:x="4.49cm" svg:y="3.932cm" svg:viewBox="0 0 227 405" svg:d="M50 149c0 59 0 117 0 175 0 66 56 81 101 81 49 0 76-36 76-83 0-11 0-22 0-32-10 0-19 0-29 0 0 10 0 21 0 32 0 43-20 58-38 58-38 0-38-42-38-56 0-58 0-116 0-175 32 0 63 0 94 0 0-9 0-19 0-28-31 0-62 0-94 0 0-41 0-81 0-121-9 0-19 0-28 0 0 63-33 126-94 128 0 7 0 14 0 21 17 0 34 0 50 0z">
                <text:p/>
              </draw:path>
              <draw:path draw:style-name="gr2" draw:text-style-name="P2" draw:layer="layout" svg:width="0.381cm" svg:height="0.433cm" svg:x="4.783cm" svg:y="3.9cm" svg:viewBox="0 0 382 434" svg:d="M382 261c-10 0-20 0-29 0-6 43-16 142-130 142-21 0-43 0-65 0 0-125 0-249 0-374 29 0 57 0 85 0 0-10 0-19 0-29-27 2-95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1cm" svg:height="0.289cm" svg:x="5.217cm" svg:y="4.048cm" svg:viewBox="0 0 292 290" svg:d="M272 148c14 0 20 0 20-17 0-19-4-66-36-97-24-23-56-34-101-34-101 0-155 65-155 144 0 84 63 146 164 146s128-67 128-78c0-12-13-12-15-12-11 0-12 3-16 14-14 31-50 50-90 50-90 0-90-84-90-116 64 0 127 0 191 0zM81 128c0-25 2-52 14-72 17-25 42-34 60-34 75 0 75 82 77 106-50 0-101 0-151 0z">
                <text:p/>
              </draw:path>
              <draw:path draw:style-name="gr2" draw:text-style-name="P2" draw:layer="layout" svg:width="0.348cm" svg:height="0.281cm" svg:x="5.547cm" svg:y="4.053cm" svg:viewBox="0 0 349 282" svg:d="M302 43c6-9 8-14 47-14 0-10 0-19 0-29-14 2-32 2-48 2-17 0-45-2-58-2 0 10 0 19 0 29 11 0 31 2 31 7 0 2-2 2-4 9-25 52-49 104-74 157-27-58-54-116-81-173 12 0 23 0 34 0 0-10 0-19 0-29-19 2-51 1-77 2-18 0-47-2-72-2 0 10 0 19 0 29 13 0 26 0 40 0 37 80 74 159 111 239 7 14 16 14 24 14 10 0 18-1 23-14 35-75 70-150 104-225z">
                <text:p/>
              </draw:path>
              <draw:path draw:style-name="gr2" draw:text-style-name="P2" draw:layer="layout" svg:width="0.291cm" svg:height="0.289cm" svg:x="5.914cm" svg:y="4.048cm" svg:viewBox="0 0 292 290" svg:d="M272 148c14 0 20 0 20-17 0-19-4-66-35-97-23-23-57-34-100-34-101 0-157 65-157 144 0 84 63 146 166 146 99 0 126-67 126-78 0-12-11-12-15-12-11 0-12 3-16 14-13 31-49 50-90 50-90 0-90-84-90-116 64 0 127 0 191 0zM81 128c2-25 2-52 14-72 18-25 44-34 62-34 73 0 75 82 75 106-50 0-101 0-151 0z">
                <text:p/>
              </draw:path>
              <draw:path draw:style-name="gr2" draw:text-style-name="P2" draw:layer="layout" svg:width="0.156cm" svg:height="0.438cm" svg:x="6.256cm" svg:y="3.895cm" svg:viewBox="0 0 157 439" svg:d="M113 0c-37 2-75 4-113 5 0 10 0 20 0 29 40 0 45 0 45 25 0 117 0 233 0 349-15 0-30 0-45 0 0 11 0 21 0 31 22 0 52-2 79-2s56 2 78 2c0-10 0-20 0-31-15 0-29 0-44 0 0-136 0-272 0-408z">
                <text:p/>
              </draw:path>
              <draw:path draw:style-name="gr2" draw:text-style-name="P2" draw:layer="layout" svg:width="0.386cm" svg:height="0.488cm" svg:x="6.657cm" svg:y="3.931cm" svg:viewBox="0 0 387 489" svg:d="M374 27c8-4 13-5 13-14 0-6-5-13-13-13-3 0-9 4-12 5-117 55-233 110-349 164-11 6-13 11-13 15 0 7 4 10 13 14 116 54 232 109 349 164 9 5 11 5 12 5 8 0 13-5 13-13 0-5-4-9-14-14-110-52-220-104-330-156 111-53 221-105 331-157zM364 489c10 0 23 0 23-12 0-13-14-13-23-13-114 0-227 0-341 0-10 0-23 0-23 13 0 12 11 12 22 12 114 0 228 0 342 0z">
                <text:p/>
              </draw:path>
              <draw:path draw:style-name="gr2" draw:text-style-name="P2" draw:layer="layout" svg:width="0.132cm" svg:height="0.296cm" svg:x="7.118cm" svg:y="4.136cm" svg:viewBox="0 0 133 297" svg:d="M122 16c0-7-5-16-18-16-12 0-25 11-25 23 0 8 6 17 18 17 13 0 25-11 25-24zM32 241c-1 5-5 11-5 18 0 22 18 38 43 38 43 0 63-61 63-69 0-5-5-5-7-5-5 0-5 4-7 7-11 36-31 54-47 54-9 0-13-5-13-14 0-11 4-20 8-29 5-13 10-23 14-36 4-11 20-50 22-56 1-5 3-9 3-14 0-20-18-38-43-38-43 0-63 61-63 69 0 5 5 5 7 5 6 0 7-2 7-7 13-38 33-54 49-54 7 0 11 3 11 16 0 9-4 16-15 43-9 24-18 48-27 72z">
                <text:p/>
              </draw:path>
              <draw:path draw:style-name="gr2" draw:text-style-name="P2" draw:layer="layout" svg:width="0.233cm" svg:height="0.433cm" svg:x="7.503cm" svg:y="3.9cm" svg:viewBox="0 0 234 434" svg:d="M162 29c24 0 48 0 72 0 0-10 0-19 0-29-25 2-87 2-117 2s-90 0-117-2c0 10 0 19 0 29 24 0 48 0 72 0 0 125 0 249 0 374-24 0-48 0-72 0 0 10 0 20 0 31 27-2 87-2 117-2s92 0 117 2c0-11 0-21 0-31-24 0-48 0-72 0 0-125 0-249 0-374z">
                <text:p/>
              </draw:path>
              <draw:path draw:style-name="gr2" draw:text-style-name="P2" draw:layer="layout" svg:width="0.359cm" svg:height="0.283cm" svg:x="7.787cm" svg:y="4.049cm" svg:viewBox="0 0 360 284" svg:d="M43 59c0 65 0 130 0 195-14 0-29 0-43 0 0 10 0 20 0 30 18 0 56-2 79-2 25 0 63 2 79 2 0-10 0-20 0-30-14 0-28 0-43 0 0-44 0-88 0-132 0-68 54-100 96-100 21 0 34 14 34 63 0 56 0 112 0 169-15 0-29 0-43 0 0 10 0 20 0 30 16 0 55-2 79-2 25 0 61 2 79 2 0-10 0-20 0-30-14 0-29 0-43 0 0-55 0-109 0-164 0-65-34-90-97-90-62 0-96 36-112 68 0-22 0-45 0-68-36 2-72 4-108 5 0 10 0 20 0 29 40 0 43 0 43 25z">
                <text:p/>
              </draw:path>
              <draw:path draw:style-name="gr2" draw:text-style-name="P2" draw:layer="layout" svg:width="0.228cm" svg:height="0.404cm" svg:x="8.156cm" svg:y="3.932cm" svg:viewBox="0 0 229 405" svg:d="M52 149c0 59 0 117 0 175 0 66 54 81 99 81 49 0 78-36 78-83 0-11 0-22 0-32-11 0-21 0-31 0 0 10 0 21 0 32 0 43-20 58-38 58-36 0-36-42-36-56 0-58 0-116 0-175 31 0 61 0 92 0 0-9 0-19 0-28-31 0-61 0-92 0 0-41 0-81 0-121-10 0-20 0-30 0 0 63-31 126-94 128 0 7 0 14 0 21 17 0 35 0 52 0z">
                <text:p/>
              </draw:path>
              <draw:path draw:style-name="gr2" draw:text-style-name="P2" draw:layer="layout" svg:width="0.382cm" svg:height="0.433cm" svg:x="8.45cm" svg:y="3.9cm" svg:viewBox="0 0 383 434" svg:d="M383 261c-10 0-20 0-30 0-6 43-16 142-130 142-21 0-43 0-65 0 0-125 0-249 0-374 29 0 58 0 87 0 0-10 0-19 0-29-29 2-97 2-128 2-29 0-92 0-117-2 0 10 0 19 0 29 23 0 46 0 68 0 0 125 0 249 0 374-22 0-45 0-68 0 0 10 0 20 0 31 121 0 242 0 364 0 6-58 13-116 19-173z">
                <text:p/>
              </draw:path>
              <draw:path draw:style-name="gr2" draw:text-style-name="P2" draw:layer="layout" svg:width="0.291cm" svg:height="0.289cm" svg:x="8.883cm" svg:y="4.048cm" svg:viewBox="0 0 292 290" svg:d="M272 148c14 0 20 0 20-17 0-19-4-66-35-97-23-23-57-34-100-34-103 0-157 65-157 144 0 84 63 146 166 146 99 0 126-67 126-78 0-12-11-12-15-12-11 0-12 3-16 14-13 31-49 50-90 50-90 0-90-84-90-116 64 0 127 0 191 0zM81 128c2-25 2-52 14-72 17-25 42-34 62-34 73 0 73 82 75 106-50 0-101 0-151 0z">
                <text:p/>
              </draw:path>
              <draw:path draw:style-name="gr2" draw:text-style-name="P2" draw:layer="layout" svg:width="0.35cm" svg:height="0.281cm" svg:x="9.213cm" svg:y="4.053cm" svg:viewBox="0 0 351 282" svg:d="M304 43c4-9 6-14 47-14 0-10 0-19 0-29-16 2-34 2-50 2-17 0-45-2-58-2 0 10 0 19 0 29 13 0 31 2 31 7 0 2-2 2-4 9-25 52-49 104-74 157-26-58-53-116-79-173 11 0 23 0 34 0 0-10 0-19 0-29-21 2-53 1-79 2-18 0-47-2-72-2 0 10 0 19 0 29 13 0 26 0 40 0 37 80 74 159 111 239 7 14 16 14 24 14 10 0 18-1 23-14 35-75 71-150 106-225z">
                <text:p/>
              </draw:path>
              <draw:path draw:style-name="gr2" draw:text-style-name="P2" draw:layer="layout" svg:width="0.292cm" svg:height="0.289cm" svg:x="9.58cm" svg:y="4.048cm" svg:viewBox="0 0 293 290" svg:d="M272 148c14 0 21 0 21-17 0-19-5-66-36-97-23-23-57-34-100-34-101 0-157 65-157 144 0 84 63 146 166 146 99 0 127-67 127-78 0-12-12-12-16-12-11 0-12 3-16 14-13 31-49 50-90 50-90 0-90-84-90-116 64 0 127 0 191 0zM81 128c2-25 2-52 16-72 16-25 42-34 60-34 73 0 75 82 75 106-50 0-101 0-151 0z">
                <text:p/>
              </draw:path>
              <draw:path draw:style-name="gr2" draw:text-style-name="P2" draw:layer="layout" svg:width="0.154cm" svg:height="0.438cm" svg:x="9.924cm" svg:y="3.895cm" svg:viewBox="0 0 155 439" svg:d="M112 0c-38 2-75 4-112 5 0 10 0 20 0 29 38 0 43 0 43 25 0 117 0 233 0 349-14 0-29 0-43 0 0 11 0 21 0 31 20 0 50-2 77-2s56 2 78 2c0-10 0-20 0-31-15 0-29 0-43 0 0-136 0-272 0-408z">
                <text:p/>
              </draw:path>
              <draw:path draw:style-name="gr2" draw:text-style-name="P2" draw:layer="layout" svg:width="0.246cm" svg:height="0.632cm" svg:x="10.305cm" svg:y="3.859cm" svg:viewBox="0 0 247 633" svg:d="M243 25c4-9 4-11 4-12 0-6-6-13-13-13-4 0-9 2-11 7-73 201-146 401-219 601-4 9-4 11-4 13 0 7 7 12 13 12 9 0 10-5 14-16 72-197 144-394 216-592z">
                <text:p/>
              </draw:path>
              <draw:path draw:style-name="gr2" draw:text-style-name="P2" draw:layer="layout" svg:width="0.233cm" svg:height="0.433cm" svg:x="10.784cm" svg:y="3.9cm" svg:viewBox="0 0 234 434" svg:d="M162 29c24 0 48 0 72 0 0-10 0-19 0-29-25 2-88 2-117 2s-92 0-117-2c0 10 0 19 0 29 24 0 48 0 72 0 0 125 0 249 0 374-24 0-48 0-72 0 0 10 0 20 0 31 25-2 88-2 117-2s92 0 117 2c0-11 0-21 0-31-24 0-48 0-72 0 0-125 0-249 0-374z">
                <text:p/>
              </draw:path>
              <draw:path draw:style-name="gr2" draw:text-style-name="P2" draw:layer="layout" svg:width="0.361cm" svg:height="0.283cm" svg:x="11.067cm" svg:y="4.049cm" svg:viewBox="0 0 362 284" svg:d="M45 59c0 65 0 130 0 195-15 0-30 0-45 0 0 10 0 20 0 30 18 0 56-2 81-2 23 0 61 2 79 2 0-10 0-20 0-30-14 0-29 0-43 0 0-44 0-88 0-132 0-68 54-100 94-100 21 0 34 14 34 63 0 56 0 112 0 169-15 0-29 0-43 0 0 10 0 20 0 30 18 0 55-2 79-2 25 0 63 2 81 2 0-10 0-20 0-30-15 0-29 0-43 0 0-55 0-109 0-164 0-65-35-90-99-90-60 0-94 36-110 68 0-22 0-45 0-68-37 2-73 4-110 5 0 10 0 20 0 29 40 0 45 0 45 25z">
                <text:p/>
              </draw:path>
              <draw:path draw:style-name="gr2" draw:text-style-name="P2" draw:layer="layout" svg:width="0.228cm" svg:height="0.404cm" svg:x="11.436cm" svg:y="3.932cm" svg:viewBox="0 0 229 405" svg:d="M52 149c0 59 0 117 0 175 0 66 56 81 101 81 47 0 76-36 76-83 0-11 0-22 0-32-10 0-20 0-29 0 0 10 0 21 0 32 0 43-22 58-38 58-38 0-38-42-38-56 0-58 0-116 0-175 31 0 63 0 94 0 0-9 0-19 0-28-31 0-63 0-94 0 0-41 0-81 0-121-9 0-19 0-29 0-1 63-32 126-95 128 0 7 0 14 0 21 17 0 35 0 52 0z">
                <text:p/>
              </draw:path>
              <draw:path draw:style-name="gr2" draw:text-style-name="P2" draw:layer="layout" svg:width="0.381cm" svg:height="0.433cm" svg:x="11.731cm" svg:y="3.9cm" svg:viewBox="0 0 382 434" svg:d="M382 261c-10 0-20 0-29 0-6 43-16 142-130 142-21 0-43 0-65 0 0-125 0-249 0-374 29 0 57 0 85 0 0-10 0-19 0-29-27 2-97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2cm" svg:height="0.289cm" svg:x="12.163cm" svg:y="4.048cm" svg:viewBox="0 0 293 290" svg:d="M274 148c12 0 19 0 19-17 0-19-3-66-36-97-23-23-57-34-100-34-101 0-157 65-157 144 0 84 65 146 166 146 100 0 127-67 127-78 0-12-12-12-16-12-11 0-11 3-14 14-15 31-51 50-92 50-88 0-90-84-90-116 64 0 128 0 193 0zM81 128c2-25 2-52 16-72 16-25 42-34 60-34 73 0 75 82 75 106-50 0-101 0-151 0z">
                <text:p/>
              </draw:path>
              <draw:path draw:style-name="gr2" draw:text-style-name="P2" draw:layer="layout" svg:width="0.348cm" svg:height="0.281cm" svg:x="12.494cm" svg:y="4.053cm" svg:viewBox="0 0 349 282" svg:d="M302 43c4-9 8-14 47-14 0-10 0-19 0-29-16 2-35 2-50 2-16 0-43-2-56-2 0 10 0 19 0 29 11 0 29 2 29 7 0 2 0 2-2 9-25 52-49 104-74 157-27-58-54-116-81-173 12 0 23 0 34 0 0-10 0-19 0-29-19 2-51 1-77 2-18 0-47-2-72-2 0 10 0 19 0 29 13 0 26 0 40 0 37 80 74 159 111 239 7 14 15 14 24 14 10 0 16-1 23-14 35-75 70-150 104-225z">
                <text:p/>
              </draw:path>
              <draw:path draw:style-name="gr2" draw:text-style-name="P2" draw:layer="layout" svg:width="0.291cm" svg:height="0.289cm" svg:x="12.861cm" svg:y="4.048cm" svg:viewBox="0 0 292 290" svg:d="M272 148c14 0 20 0 20-17 0-19-4-66-36-97-24-23-56-34-99-34-103 0-157 65-157 144 0 84 63 146 164 146s128-67 128-78c0-12-13-12-15-12-11 0-12 3-16 14-14 31-50 50-90 50-90 0-90-84-90-116 64 0 127 0 191 0zM81 128c0-25 2-52 14-72 17-25 42-34 62-34 73 0 73 82 75 106-50 0-101 0-151 0z">
                <text:p/>
              </draw:path>
              <draw:path draw:style-name="gr2" draw:text-style-name="P2" draw:layer="layout" svg:width="0.156cm" svg:height="0.438cm" svg:x="13.203cm" svg:y="3.895cm" svg:viewBox="0 0 157 439" svg:d="M112 0c-38 2-75 4-112 5 0 10 0 20 0 29 40 0 43 0 43 25 0 117 0 233 0 349-14 0-29 0-43 0 0 11 0 21 0 31 20 0 49-2 77-2s58 2 80 2c0-10 0-20 0-31-15 0-30 0-45 0 0-136 0-272 0-408z">
                <text:p/>
              </draw:path>
              <draw:path draw:style-name="gr2" draw:text-style-name="P2" draw:layer="layout" svg:width="0.42cm" svg:height="0.147cm" svg:x="13.586cm" svg:y="4.102cm" svg:viewBox="0 0 421 148" svg:d="M400 25c9 0 21 0 21-12 0-13-12-13-21-13-126 0-252 0-378 0-9 0-22 0-22 13 0 12 13 12 22 12 126 0 252 0 378 0zM400 148c9 0 21 0 21-13s-12-13-21-13c-126 0-252 0-378 0-9 0-22 0-22 13s13 13 22 13c126 0 252 0 378 0z">
                <text:p/>
              </draw:path>
              <draw:path draw:style-name="gr2" draw:text-style-name="P2" draw:layer="layout" svg:width="0.132cm" svg:height="0.296cm" svg:x="14.065cm" svg:y="4.136cm" svg:viewBox="0 0 133 297" svg:d="M122 16c0-7-5-16-18-16-12 0-25 11-25 23 0 8 6 17 18 17 13 0 25-11 25-24zM31 241c-2 5-4 11-4 18 0 22 18 38 43 38 43 0 63-61 63-69 0-5-5-5-7-5-5 0-7 4-9 7-9 36-29 54-47 54-9 0-11-5-11-14 0-11 4-20 8-29 5-13 9-23 14-36 4-11 20-50 22-56 1-5 3-9 3-14 0-20-18-38-43-38-43 0-63 61-63 69 0 5 5 5 7 5 6 0 6-2 7-7 13-38 31-54 47-54 7 0 13 3 13 16 0 9-4 16-15 43-9 24-19 48-28 72z">
                <text:p/>
              </draw:path>
              <draw:path draw:style-name="gr2" draw:text-style-name="P2" draw:layer="layout" svg:width="0.233cm" svg:height="0.433cm" svg:x="14.45cm" svg:y="3.9cm" svg:viewBox="0 0 234 434" svg:d="M162 29c24 0 48 0 72 0 0-10 0-19 0-29-25 2-88 2-117 2s-90 0-117-2c0 10 0 19 0 29 24 0 48 0 72 0 0 125 0 249 0 374-24 0-48 0-72 0 0 10 0 20 0 31 27-2 88-2 117-2s92 0 117 2c0-11 0-21 0-31-24 0-48 0-72 0 0-125 0-249 0-374z">
                <text:p/>
              </draw:path>
              <draw:path draw:style-name="gr2" draw:text-style-name="P2" draw:layer="layout" svg:width="0.359cm" svg:height="0.283cm" svg:x="14.735cm" svg:y="4.049cm" svg:viewBox="0 0 360 284" svg:d="M43 59c0 65 0 130 0 195-14 0-29 0-43 0 0 10 0 20 0 30 16 0 56-2 79-2 25 0 61 2 79 2 0-10 0-20 0-30-14 0-28 0-43 0 0-44 0-88 0-132 0-68 54-100 94-100 21 0 36 14 36 63 0 56 0 112 0 169-15 0-30 0-45 0 0 10 0 20 0 30 18 0 56-2 81-2 23 0 61 2 79 2 0-10 0-20 0-30-14 0-29 0-43 0 0-55 0-109 0-164 0-65-34-90-97-90-62 0-96 36-112 68 0-22 0-45 0-68-36 2-72 4-108 5 0 10 0 20 0 29 38 0 43 0 43 25z">
                <text:p/>
              </draw:path>
              <draw:path draw:style-name="gr2" draw:text-style-name="P2" draw:layer="layout" svg:width="0.226cm" svg:height="0.404cm" svg:x="15.104cm" svg:y="3.932cm" svg:viewBox="0 0 227 405" svg:d="M50 149c0 59 0 117 0 175 0 66 56 81 101 81 49 0 76-36 76-83 0-11 0-22 0-32-10 0-19 0-29 0 0 10 0 21 0 32 0 43-20 58-38 58-38 0-38-42-38-56 0-58 0-116 0-175 32 0 63 0 94 0 0-9 0-19 0-28-31 0-62 0-94 0 0-41 0-81 0-121-9 0-19 0-28 0 0 63-33 126-94 128 0 7 0 14 0 21 17 0 34 0 50 0z">
                <text:p/>
              </draw:path>
              <draw:path draw:style-name="gr2" draw:text-style-name="P2" draw:layer="layout" svg:width="0.381cm" svg:height="0.433cm" svg:x="15.397cm" svg:y="3.9cm" svg:viewBox="0 0 382 434" svg:d="M382 261c-10 0-20 0-29 0-6 43-16 142-130 142-21 0-43 0-65 0 0-125 0-249 0-374 29 0 57 0 85 0 0-10 0-19 0-29-27 2-95 2-128 2-27 0-92 0-115-2 0 10 0 19 0 29 23 0 46 0 68 0 0 125 0 249 0 374-22 0-45 0-68 0 0 10 0 20 0 31 121 0 241 0 362 0 6-58 13-116 20-173z">
                <text:p/>
              </draw:path>
              <draw:path draw:style-name="gr2" draw:text-style-name="P2" draw:layer="layout" svg:width="0.291cm" svg:height="0.289cm" svg:x="15.831cm" svg:y="4.048cm" svg:viewBox="0 0 292 290" svg:d="M272 148c12 0 20 0 20-17 0-19-4-66-36-97-24-23-56-34-101-34-101 0-155 65-155 144 0 84 63 146 164 146s128-67 128-78c0-12-13-12-15-12-11 0-12 3-16 14-14 31-50 50-90 50-90 0-90-84-90-116 64 0 127 0 191 0zM81 128c0-25 2-52 14-72 17-25 42-34 60-34 75 0 75 82 77 106-50 0-101 0-151 0z">
                <text:p/>
              </draw:path>
              <draw:path draw:style-name="gr2" draw:text-style-name="P2" draw:layer="layout" svg:width="0.348cm" svg:height="0.281cm" svg:x="16.16cm" svg:y="4.053cm" svg:viewBox="0 0 349 282" svg:d="M302 43c6-9 8-14 47-14 0-10 0-19 0-29-14 2-33 2-48 2-16 0-45-2-58-2 0 10 0 19 0 29 11 0 31 2 31 7 0 2-2 2-4 9-25 52-49 104-74 157-27-58-54-116-81-173 12 0 23 0 34 0 0-10 0-19 0-29-19 2-51 1-77 2-18 0-47-2-72-2 0 10 0 19 0 29 13 0 26 0 40 0 37 80 74 159 111 239 7 14 16 14 24 14 10 0 18-1 23-14 35-75 70-150 104-225z">
                <text:p/>
              </draw:path>
              <draw:path draw:style-name="gr2" draw:text-style-name="P2" draw:layer="layout" svg:width="0.291cm" svg:height="0.289cm" svg:x="16.527cm" svg:y="4.048cm" svg:viewBox="0 0 292 290" svg:d="M272 148c14 0 20 0 20-17 0-19-4-66-35-97-23-23-57-34-100-34-101 0-157 65-157 144 0 84 63 146 166 146 99 0 126-67 126-78 0-12-11-12-15-12-11 0-12 3-16 14-13 31-49 50-90 50-90 0-90-84-90-116 64 0 127 0 191 0zM81 128c2-25 2-52 14-72 17-25 44-34 62-34 73 0 75 82 75 106-50 0-101 0-151 0z">
                <text:p/>
              </draw:path>
              <draw:path draw:style-name="gr2" draw:text-style-name="P2" draw:layer="layout" svg:width="0.156cm" svg:height="0.438cm" svg:x="16.869cm" svg:y="3.895cm" svg:viewBox="0 0 157 439" svg:d="M113 0c-37 2-75 4-113 5 0 10 0 20 0 29 40 0 45 0 45 25 0 117 0 233 0 349-15 0-30 0-45 0 0 11 0 21 0 31 22 0 52-2 79-2s56 2 78 2c0-10 0-20 0-31-15 0-29 0-44 0 0-136 0-272 0-408z">
                <text:p/>
              </draw:path>
            </draw:g>
          </draw:g>
          <draw:g>
            <draw:path draw:style-name="gr2" draw:text-style-name="P2" draw:layer="layout" svg:width="0.337cm" svg:height="0.458cm" svg:x="26.078cm" svg:y="5.535cm" svg:viewBox="0 0 338 459" svg:d="M133 216c-126 68-133 149-133 166 0 46 47 77 106 77 106 0 191-99 191-113 0-4-4-4-7-4-7 0-31 7-45 27-15 20-40 56-97 56-45 0-94-24-94-70 0-33 34-126 135-130 29 0 52-23 52-31 0-3-3-3-7-3-88-4-106-47-106-72 0-16 9-85 97-85 13 0 61 2 61 34 0 11-5 20-9 24 0 2-2 5-2 7 0 4 4 4 6 4 20 0 57-24 57-60 0-38-43-43-72-43-84 0-192 68-192 146 0 36 29 59 59 70z">
              <text:p/>
            </draw:path>
            <draw:path draw:style-name="gr2" draw:text-style-name="P2" draw:layer="layout" svg:width="0.532cm" svg:height="0.334cm" svg:x="26.415cm" svg:y="5.763cm" svg:viewBox="0 0 533 335" svg:d="M430 128c9-9 31-34 40-43-6 32-20 127-20 178 0 7 0 23 4 39 0 8 2 22 23 22s56-20 56-31c0-1-2-3-6-3-7 0-18 7-19 7-13-2-13-9-15-20-2-18-2-29-2-34 0-43 15-166 29-225 0-2 0-5 0-9 0-2 0-7-3-7-2 0-2 0-11 9-49 54-97 108-150 160-37 40-50 52-82 79-18-30-29-65-42-104-14-43-25-87-36-130-2-12-2-12-3-12-2-4-4-4-6-4-7 0-29 9-30 23-6 42-15 112-65 225-4 11-18 42-34 42-8 0-26-4-36-11-4-4-4-4-6-4-7 0-16 22-16 35 0 5 0 10 14 18 13 5 26 7 29 7 31 0 60-69 67-88 12-26 43-99 57-179 15 58 40 148 67 193 7 16 20 36 25 36 9 0 90-83 115-110 19-20 38-39 56-59z">
              <text:p/>
            </draw:path>
            <draw:path draw:style-name="gr2" draw:text-style-name="P2" draw:layer="layout" svg:width="0.085cm" svg:height="0.631cm" svg:x="27.095cm" svg:y="5.50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27.165cm" svg:y="5.50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328cm" svg:height="0.402cm" svg:x="27.246cm" svg:y="5.7cm" svg:viewBox="0 0 329 403" svg:d="M49 356c-6 22-8 27-35 27-9 0-14 0-14 11 0 6 2 9 7 9 18 0 36-2 54-2 20 0 42 2 63 2 2 0 11 0 11-12 0-8-7-8-16-8-31 0-31-5-31-10 0-8 27-110 31-126 9 18 25 39 57 39 74 0 153-92 153-185 0-60-36-101-84-101-31 0-61 23-83 49-5-35-32-49-56-49-29 0-41 25-47 36-12 22-19 59-19 61 0 7 5 7 7 7 7 0 7-1 11-14 10-45 23-76 46-76 11 0 20 6 20 29 0 15-3 22-5 33-24 93-47 187-70 280zM160 83c4-18 20-34 33-45 21-20 39-24 50-24 25 0 41 22 41 60s-21 110-32 133c-22 45-52 67-76 67-41 0-50-53-50-58 1-3 0-2 2-9 11-41 21-83 32-124z">
              <text:p/>
            </draw:path>
            <draw:path draw:style-name="gr2" draw:text-style-name="P2" draw:layer="layout" svg:width="0.087cm" svg:height="0.631cm" svg:x="27.597cm" svg:y="5.506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087cm" svg:height="0.631cm" svg:x="27.668cm" svg:y="5.506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42cm" svg:height="0.147cm" svg:x="28.497cm" svg:y="5.749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291cm" svg:height="0.431cm" svg:x="29.609cm" svg:y="5.549cm" svg:viewBox="0 0 292 432" svg:d="M214 49c6-24 7-31 58-31 14 0 20 0 20-11 0-7-8-7-9-7-18 0-65 2-83 2-20 0-67-2-85-2-5 0-12 0-12 13 0 5 5 5 18 5 25 0 43 0 43 13 0 3 0 5-2 10-28 114-56 227-85 341-5 23-7 30-57 30-15 0-20 0-20 13 0 7 7 7 9 7 18 0 65-4 83-4s65 4 84 4c6 0 13 0 13-13 0-7-5-7-20-7-11 0-14 0-27-2-12-1-16-3-16-10 0-6 2-11 4-15 28-112 56-224 84-336z">
              <text:p/>
            </draw:path>
            <draw:path draw:style-name="gr2" draw:text-style-name="P2" draw:layer="layout" svg:width="0.147cm" svg:height="0.631cm" svg:x="29.977cm" svg:y="5.506cm" svg:viewBox="0 0 148 632" svg:d="M148 626c0-2 0-3-11-14-79-79-99-200-99-295 0-110 23-222 101-301 9-7 9-7 9-9 0-5-2-7-8-7-5 0-63 43-99 124-32 69-41 139-41 193 0 48 7 126 43 196 38 79 92 119 97 119 6 0 8-2 8-6z">
              <text:p/>
            </draw:path>
            <draw:path draw:style-name="gr2" draw:text-style-name="P2" draw:layer="layout" svg:width="0.328cm" svg:height="0.402cm" svg:x="30.14cm" svg:y="5.7cm" svg:viewBox="0 0 329 403" svg:d="M49 356c-6 22-6 27-35 27-7 0-14 0-14 11 0 6 4 9 9 9 16 0 34-2 52-2 22 0 43 2 63 2 4 0 11 0 11-12 0-8-5-8-14-8-33 0-33-5-33-10 0-8 27-110 31-126 9 18 27 39 59 39 74 0 151-92 151-185 0-60-36-101-82-101-33 0-63 23-83 49-7-35-34-49-58-49-29 0-41 25-47 36-10 22-19 59-19 61 0 7 4 5 7 7 7 0 7-1 11-14 10-45 23-76 46-76 11 0 20 6 20 29 0 15-2 22-5 33-24 93-47 187-70 280zM160 83c4-18 22-34 33-45 23-20 41-24 52-24 25 0 39 22 39 60s-19 110-32 133c-22 45-52 67-76 67-41 0-48-53-48-58 0-3 0-2 2-9 10-41 20-83 30-124z">
              <text:p/>
            </draw:path>
            <draw:path draw:style-name="gr2" draw:text-style-name="P2" draw:layer="layout" svg:width="0.147cm" svg:height="0.631cm" svg:x="30.515cm" svg:y="5.506cm" svg:viewBox="0 0 148 632" svg:d="M148 317c0-51-8-126-44-198-37-78-91-119-97-119-3 0-7 2-7 7 0 2 0 2 13 15 61 61 97 162 97 295 0 108-24 219-101 298-9 8-9 9-9 11 0 4 4 6 7 6 6 0 63-44 101-123 31-70 40-140 40-192z">
              <text:p/>
            </draw:path>
            <draw:path draw:style-name="gr2" draw:text-style-name="P2" draw:layer="layout" svg:width="0.339cm" svg:height="0.458cm" svg:x="25.56cm" svg:y="6.483cm" svg:viewBox="0 0 340 459" svg:d="M133 216c-126 68-133 149-133 166 0 46 47 77 108 77 104 0 189-99 189-113 0-4-2-4-5-4-8 0-33 9-47 27-13 20-40 56-96 56-45 0-95-24-95-70 0-33 36-126 135-130 31 0 52-23 52-31 0-3-3-3-5-3-90-4-108-47-108-72 0-16 11-85 99-85 11 0 59 2 59 36 0 9-5 18-7 22-2 2-4 5-4 7 0 4 6 4 8 4 18 0 57-24 57-60 0-38-43-43-72-43-86 0-194 68-194 146 0 36 29 59 59 70z">
              <text:p/>
            </draw:path>
            <draw:path draw:style-name="gr2" draw:text-style-name="P2" draw:layer="layout" svg:width="0.534cm" svg:height="0.334cm" svg:x="25.897cm" svg:y="6.712cm" svg:viewBox="0 0 535 335" svg:d="M430 128c9-9 33-33 42-43-6 32-20 127-20 178 0 7 0 23 2 39 1 8 2 22 23 22s58-20 58-31c0-1-4-3-6-3-7 0-20 7-21 7-11-2-13-9-13-20-2-16-2-29-2-34 0-43 15-166 27-225 0-2 2-5 2-9 0-2 0-7-4-7-3 0-3 0-10 9-49 54-99 108-150 160-38 40-50 52-83 79-18-30-28-65-43-104-12-43-25-87-34-130-4-12-2-8-4-12-1-4-3-4-5-4-7 0-29 9-31 23-5 42-14 112-64 225-6 11-20 42-35 42-7 0-25-2-37-11-2-4-2-4-4-4-7 0-18 22-18 36 0 6 0 9 16 17 11 5 24 7 29 7 31 0 58-69 67-88 10-26 41-98 57-179 15 58 40 148 65 195 9 14 20 34 25 34 11 0 90-83 115-110 19-20 38-39 56-59z">
              <text:p/>
            </draw:path>
            <draw:path draw:style-name="gr2" draw:text-style-name="P2" draw:layer="layout" svg:width="0.085cm" svg:height="0.631cm" svg:x="26.577cm" svg:y="6.454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7cm" svg:height="0.631cm" svg:x="26.647cm" svg:y="6.454cm" svg:viewBox="0 0 88 632" svg:d="M88 632c0-9 0-17 0-26-21 0-42 0-63 0 0-193 0-387 0-581 21 0 42 0 63 0 0-8 0-17 0-25-29 0-59 0-88 0 0 211 0 421 0 632 29 0 59 0 88 0z">
              <text:p/>
            </draw:path>
            <draw:path draw:style-name="gr2" draw:text-style-name="P2" draw:layer="layout" svg:width="0.35cm" svg:height="0.166cm" svg:x="26.784cm" svg:y="6.705cm" svg:viewBox="0 0 351 167" svg:d="M351 22c0-20-2-22-22-22-102 0-205 0-307 0-11 0-22 0-22 13 0 12 11 12 22 12 101 0 202 0 304 0 0 40 0 81 0 121 0 11 0 21 12 21 13 0 13-10 13-21 0-42 0-83 0-124z">
              <text:p/>
            </draw:path>
            <draw:path draw:style-name="gr2" draw:text-style-name="P2" draw:layer="layout" svg:width="0.359cm" svg:height="0.417cm" svg:x="27.201cm" svg:y="6.649cm" svg:viewBox="0 0 360 418" svg:d="M77 387c-3 9-3 11-3 13 0 14 11 18 18 18 3 0 16-2 23-17 2-5 6-25 22-115 5 0 11 0 21 0 105 0 202-99 202-198 0-50-23-88-72-88-92 0-130 122-167 247-69-13-103-49-103-94 0-18 14-88 52-131 4-6 3-5 4-8 0-3 0-7-7-7-18 0-67 92-67 153 0 60 43 106 110 121-11 35-22 71-33 106zM164 250c-6 0-6 0-11 0-9 0-9-2-9-3 4-23 11-58 13-69 19-81 68-140 126-140 43 0 59 34 59 65 0 70-81 147-178 147z">
              <text:p/>
            </draw:path>
            <draw:path draw:style-name="gr2" draw:text-style-name="P2" draw:layer="layout" svg:width="0.087cm" svg:height="0.631cm" svg:x="27.597cm" svg:y="6.454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087cm" svg:height="0.631cm" svg:x="27.668cm" svg:y="6.454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42cm" svg:height="0.147cm" svg:x="28.497cm" svg:y="6.697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627cm" svg:height="0.443cm" svg:x="29.622cm" svg:y="6.498cm" svg:viewBox="0 0 628 444" svg:d="M545 72c17-27 31-50 71-54 5 0 12 0 12-13 0-1-3-5-7-5-16 0-34 2-49 2-21 0-45-2-66-2-4 0-13 0-13 11 0 7 7 7 11 7 14 2 36 7 36 25 0 7-2 13-7 22-57 99-114 198-171 297-8-105-16-209-24-313 0-13-1-29 44-31 10 0 18 0 18-13 0-5-8-5-9-5-26 0-53 2-78 2-14 0-52-2-66-2-4 0-13 0-13 13 0 5 7 5 16 5 27 0 33 5 33 16 1 16 2 33 3 49-53 93-105 186-158 279-9-107-17-214-25-321 0-7 0-21 48-23 6 0 13 0 13-13 0-5-7-5-9-5-25 0-51 2-78 2-21 0-45-2-66-2-4 0-11 0-11 11 0 7 5 7 16 7 31 0 33 7 33 23 9 129 19 258 28 387 0 13 2 16 11 16 7 0 9-3 15-12 61-107 123-215 185-322 8 106 16 212 23 318 2 15 4 16 11 16 9 0 13-5 16-10 69-121 138-241 207-362z">
              <text:p/>
            </draw:path>
            <draw:path draw:style-name="gr2" draw:text-style-name="P2" draw:layer="layout" svg:width="0.384cm" svg:height="0.024cm" svg:x="30.466cm" svg:y="6.759cm" svg:viewBox="0 0 385 25" svg:d="M364 25c10 0 21 0 21-12 0-13-11-13-21-13-114 0-228 0-342 0-11 0-22 0-22 13 0 12 11 12 22 12 114 0 228 0 342 0z">
              <text:p/>
            </draw:path>
            <draw:path draw:style-name="gr2" draw:text-style-name="P2" draw:layer="layout" svg:width="0.337cm" svg:height="0.458cm" svg:x="31.064cm" svg:y="6.483cm" svg:viewBox="0 0 338 459" svg:d="M133 216c-128 68-133 149-133 166 0 46 47 77 106 77 106 0 191-99 191-113 0-4-4-4-7-4-7 0-31 9-45 27-15 20-42 56-97 56-45 0-94-24-94-70 0-33 34-126 135-130 29 0 52-23 52-31 0-3-3-3-7-3-90-4-106-47-106-72 0-16 9-85 97-85 13 0 59 2 59 36 0 9-3 18-7 22 0 2-2 5-2 7 0 4 4 4 6 4 20 0 57-24 57-60 0-38-43-43-72-43-86 0-192 68-192 146 0 36 29 59 59 70z">
              <text:p/>
            </draw:path>
            <draw:path draw:style-name="gr2" draw:text-style-name="P2" draw:layer="layout" svg:width="0.532cm" svg:height="0.334cm" svg:x="31.4cm" svg:y="6.712cm" svg:viewBox="0 0 533 335" svg:d="M428 128c11-9 33-33 42-43-6 32-20 127-20 178 0 7 0 23 2 39 2 8 4 22 25 22s56-20 56-31c0-1-2-3-6-3-7 0-13 5-19 7-13-2-13-9-15-20-2-16-2-29-2-34 0-43 15-166 29-225 0-2 0-5 0-9 0-2 0-7-3-7-2 0-4 0-11 9-49 54-97 108-150 160-37 40-50 52-82 79-18-30-29-65-44-104-12-43-23-87-34-130-2-12-2-12-3-12-2-4-4-4-6-4-7 0-29 9-30 23-6 42-15 112-65 225-4 11-18 42-34 42-8 0-26-2-36-11-4-4-4-4-6-4-7 0-16 22-16 36 0 6 0 9 14 17 13 5 24 7 29 7 31 0 60-69 67-88 11-26 41-98 57-179 15 58 40 148 65 195 9 14 22 34 27 34 9 0 90-83 115-110 18-20 36-39 54-59z">
              <text:p/>
            </draw:path>
            <draw:path draw:style-name="gr2" draw:text-style-name="P2" draw:layer="layout" svg:width="0.085cm" svg:height="0.631cm" svg:x="32.081cm" svg:y="6.454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32.151cm" svg:y="6.454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359cm" svg:height="0.417cm" svg:x="32.282cm" svg:y="6.649cm" svg:viewBox="0 0 360 418" svg:d="M77 387c-3 9-3 11-3 13 0 14 11 18 18 18 3 0 16-2 23-17 2-5 6-25 22-115 5 0 11 0 21 0 105 0 202-99 202-198 0-50-23-88-72-88-92 0-130 122-167 247-69-13-103-49-103-94 0-18 14-88 52-131 4-6 3-5 4-8 0-3 0-7-7-7-18 0-67 92-67 153 0 60 43 106 110 121-11 35-22 71-33 106zM164 250c-6 0-6 0-11 0-7 0-9-2-9-3 4-23 11-58 13-69 19-81 68-140 126-140 43 0 61 34 61 65 0 70-83 147-180 147z">
              <text:p/>
            </draw:path>
            <draw:path draw:style-name="gr2" draw:text-style-name="P2" draw:layer="layout" svg:width="0.087cm" svg:height="0.631cm" svg:x="32.678cm" svg:y="6.454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087cm" svg:height="0.631cm" svg:x="32.748cm" svg:y="6.454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339cm" svg:height="0.458cm" svg:x="24.298cm" svg:y="7.432cm" svg:viewBox="0 0 340 459" svg:d="M133 216c-126 68-133 149-133 166 0 48 47 77 106 77 106 0 191-99 191-113 0-4-4-4-5-4-9 0-33 9-47 27-13 20-40 56-96 56-45 0-95-24-95-70 0-33 34-126 135-130 31 0 52-23 52-29 0-5-3-5-7-5-88-4-106-47-106-72 0-15 9-85 97-85 13 0 61 2 61 36 0 9-5 18-7 22-2 2-4 5-4 7 0 5 4 5 6 5 20 0 59-25 59-61 0-38-45-43-72-43-86 0-194 68-194 146 0 36 29 59 59 70z">
              <text:p/>
            </draw:path>
            <draw:path draw:style-name="gr2" draw:text-style-name="P2" draw:layer="layout" svg:width="0.532cm" svg:height="0.334cm" svg:x="24.635cm" svg:y="7.66cm" svg:viewBox="0 0 533 335" svg:d="M430 128c9-9 31-33 40-43-6 32-20 129-20 178 0 7 2 23 4 39 0 8 2 22 23 22s56-20 56-31c0-1-2-3-4-3-7 0-20 7-21 7-13 0-13-9-15-20-2-16-2-29-2-34 0-43 15-166 29-225 0-2 2-5 2-9 0-2-2-7-5-7-2 0-2 0-11 9-49 54-97 108-148 160-39 40-52 52-83 79-19-30-30-63-43-104-14-43-25-87-34-130-4-12-2-8-4-12-1-4-5-4-7-4-5 0-29 9-30 23-4 42-13 112-63 225-6 11-20 44-36 44-8 0-24-4-36-13-4-4-3-2-4-4-7 0-18 22-18 36 0 6 0 9 14 17 13 5 26 7 29 7 31 0 60-69 69-88 10-26 41-98 57-179 15 58 40 148 65 195 7 14 20 34 25 34 9 0 90-83 115-110 19-20 38-39 56-59z">
              <text:p/>
            </draw:path>
            <draw:path draw:style-name="gr2" draw:text-style-name="P2" draw:layer="layout" svg:width="0.085cm" svg:height="0.631cm" svg:x="25.315cm" svg:y="7.403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25.385cm" svg:y="7.403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359cm" svg:height="0.417cm" svg:x="25.519cm" svg:y="7.597cm" svg:viewBox="0 0 360 418" svg:d="M76 387c-4 9-4 11-4 13 0 14 13 18 18 18 4 0 18-2 23-17 2-5 6-25 24-115 5 0 9 2 20 2 106 0 203-101 203-200 0-50-25-88-72-88-92 0-130 124-169 247-67-13-103-49-103-94 0-18 15-86 52-131 6-6 4-5 6-8 0-3-2-7-7-7-18 0-67 92-67 153 0 60 41 106 108 121-11 35-22 71-32 106zM162 250c-4 0-5 0-11 0-7 0-9-2-9-3 4-23 11-58 13-69 20-81 70-140 126-140 43 0 61 34 61 65 0 70-83 147-180 147z">
              <text:p/>
            </draw:path>
            <draw:path draw:style-name="gr2" draw:text-style-name="P2" draw:layer="layout" svg:width="0.159cm" svg:height="0.292cm" svg:x="25.949cm" svg:y="7.678cm" svg:viewBox="0 0 160 293" svg:d="M99 13c0-13 0-13-13-13-28 29-68 29-86 29 0 5 0 11 0 16 11 0 40 0 63-13 0 75 0 150 0 225 0 15 0 22-43 22-6 0-11 0-16 0 0 5 0 10 0 14 7 0 61-1 77-1 14 0 70 1 79 1 0-4 0-9 0-14-5 0-11 0-16 0-45 0-45-7-45-22 0-81 0-163 0-244z">
              <text:p/>
            </draw:path>
            <draw:path draw:style-name="gr2" draw:text-style-name="P2" draw:layer="layout" svg:width="0.35cm" svg:height="0.39cm" svg:x="26.359cm" svg:y="7.5cm" svg:viewBox="0 0 351 391" svg:d="M191 13c-6-11-9-13-15-13-9 0-10 4-14 13-52 117-104 235-157 352-5 9-5 11-5 13 0 7 5 13 13 13 5 0 9 0 14-13 50-112 100-223 149-335 50 112 99 223 148 335 7 13 13 13 14 13 8 0 13-6 13-13-1-3 0-2-4-9-52-119-104-238-156-356z">
              <text:p/>
            </draw:path>
            <draw:path draw:style-name="gr2" draw:text-style-name="P2" draw:layer="layout" svg:width="0.359cm" svg:height="0.417cm" svg:x="26.919cm" svg:y="7.597cm" svg:viewBox="0 0 360 418" svg:d="M76 387c-4 9-4 11-4 13 0 14 13 18 18 18 4 0 18-2 23-17 2-5 6-25 24-115 5 0 9 2 20 2 106 0 203-101 203-200 0-50-25-88-72-88-92 0-130 124-169 247-67-13-103-49-103-94 0-18 15-86 52-131 6-6 4-5 6-8 0-3-2-7-7-7-18 0-67 92-67 153 0 60 41 106 110 121-12 35-23 71-34 106zM162 250c-4 0-5 0-11 0-7 0-9-2-9-3 5-23 11-58 15-69 18-81 68-140 124-140 43 0 61 34 61 65 0 70-83 147-180 147z">
              <text:p/>
            </draw:path>
            <draw:path draw:style-name="gr2" draw:text-style-name="P2" draw:layer="layout" svg:width="0.193cm" svg:height="0.292cm" svg:x="27.329cm" svg:y="7.678cm" svg:viewBox="0 0 194 293" svg:d="M194 214c-4 0-9 0-14 0-2 9-5 36-11 40-3 2-38 2-45 2-27 0-54 0-81 0 47-40 61-53 88-74 33-25 63-54 63-96 0-54-46-86-102-86s-92 38-92 79c0 24 18 25 23 25 9 0 24-7 24-23 0-9-4-23-27-23 14-33 43-42 65-42 45 0 66 34 66 70 0 38-27 69-41 85-36 35-71 71-106 106-4 4-4 4-4 16 61 0 121 0 182 0 4-26 8-52 12-79z">
              <text:p/>
            </draw:path>
            <draw:path draw:style-name="gr2" draw:text-style-name="P2" draw:layer="layout" svg:width="0.087cm" svg:height="0.631cm" svg:x="27.597cm" svg:y="7.403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087cm" svg:height="0.631cm" svg:x="27.668cm" svg:y="7.403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42cm" svg:height="0.147cm" svg:x="28.497cm" svg:y="7.646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339cm" svg:height="0.458cm" svg:x="29.604cm" svg:y="7.432cm" svg:viewBox="0 0 340 459" svg:d="M135 216c-128 68-135 149-135 166 0 48 47 77 108 77 104 0 191-99 191-113 0-4-4-4-7-4-8 0-33 9-47 27-13 20-40 56-96 56-45 0-95-24-95-70 0-33 36-126 135-130 31 0 52-23 52-29 0-5-2-5-5-5-90-4-108-47-108-72 0-15 11-85 99-85 12 0 59 2 59 36 0 9-5 18-7 22-2 2-4 5-4 7 0 5 6 5 8 5 18 0 57-25 57-61 0-38-43-43-72-43-86 0-192 68-192 146 0 36 27 59 59 70z">
              <text:p/>
            </draw:path>
            <draw:path draw:style-name="gr2" draw:text-style-name="P2" draw:layer="layout" svg:width="0.534cm" svg:height="0.334cm" svg:x="29.941cm" svg:y="7.66cm" svg:viewBox="0 0 535 335" svg:d="M430 128c9-9 33-33 42-43-6 32-20 129-20 178 0 7 0 23 2 39 1 8 4 22 25 22 20 0 56-20 56-31 0-1-2-3-6-3-7 0-13 5-20 7-12 0-14-9-14-20-2-16-2-29-2-34 0-43 15-166 27-225 0-2 2-5 2-9 0-2 0-7-4-7-3 0-3 0-10 9-49 54-99 108-150 160-38 40-50 52-83 79-18-30-28-63-43-104-12-43-25-87-34-130-4-12-2-8-4-12-1-4-3-4-5-4-7 0-29 9-31 23-5 42-14 112-64 225-6 11-20 44-35 44-7 0-25-4-37-13-2-4-2-4-4-4-7 0-18 22-18 36 0 6 0 9 16 17 11 5 24 7 29 7 31 0 58-69 67-88 10-26 41-98 57-179 15 58 40 148 65 195 9 14 20 34 27 34 9 0 88-83 113-110 19-20 38-39 56-59z">
              <text:p/>
            </draw:path>
            <draw:path draw:style-name="gr2" draw:text-style-name="P2" draw:layer="layout" svg:width="0.087cm" svg:height="0.631cm" svg:x="30.621cm" svg:y="7.403cm" svg:viewBox="0 0 88 632" svg:d="M88 632c0-9 0-17 0-26-21 0-42 0-63 0 0-193 0-387 0-581 21 0 42 0 63 0 0-8 0-17 0-25-29 0-59 0-88 0 0 211 0 421 0 632 29 0 59 0 88 0z">
              <text:p/>
            </draw:path>
            <draw:path draw:style-name="gr2" draw:text-style-name="P2" draw:layer="layout" svg:width="0.087cm" svg:height="0.631cm" svg:x="30.691cm" svg:y="7.403cm" svg:viewBox="0 0 88 632" svg:d="M88 632c0-9 0-17 0-26-21 0-42 0-63 0 0-193 0-387 0-581 21 0 42 0 63 0 0-8 0-17 0-25-29 0-59 0-88 0 0 211 0 421 0 632 29 0 59 0 88 0z">
              <text:p/>
            </draw:path>
            <draw:path draw:style-name="gr2" draw:text-style-name="P2" draw:layer="layout" svg:width="0.359cm" svg:height="0.417cm" svg:x="30.824cm" svg:y="7.597cm" svg:viewBox="0 0 360 418" svg:d="M76 387c-2 9-2 11-2 13 0 14 11 18 18 18 3 0 16-2 23-17 2-5 6-25 22-115 5 0 11 2 21 2 105 0 202-101 202-200 0-50-25-88-72-88-92 0-130 124-167 247-69-13-105-49-105-94 0-18 15-86 52-131 6-6 4-5 6-8 0-3 0-7-7-7-18 0-67 92-67 153 0 60 41 106 110 121-12 35-23 71-34 106zM164 250c-6 0-7 0-13 0-7 0-7-2-7-3 4-23 11-58 13-69 19-81 68-140 126-140 43 0 59 34 59 65 0 70-81 147-178 147z">
              <text:p/>
            </draw:path>
            <draw:path draw:style-name="gr2" draw:text-style-name="P2" draw:layer="layout" svg:width="0.161cm" svg:height="0.292cm" svg:x="31.254cm" svg:y="7.678cm" svg:viewBox="0 0 162 293" svg:d="M101 13c0-13-2-13-15-13-27 29-68 29-86 29 0 5 0 11 0 16 11 0 40 0 65-13 0 75 0 150 0 225 0 15 0 22-45 22-6 0-11 0-16 0 0 5 0 10 0 14 7 0 63-1 79-1 12 0 68 1 79 1 0-4 0-9 0-14-6 0-12 0-18 0-43 0-43-7-43-22 0-81 0-163 0-244z">
              <text:p/>
            </draw:path>
            <draw:path draw:style-name="gr2" draw:text-style-name="P2" draw:layer="layout" svg:width="0.085cm" svg:height="0.631cm" svg:x="31.505cm" svg:y="7.403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31.575cm" svg:y="7.403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352cm" svg:height="0.39cm" svg:x="31.911cm" svg:y="7.5cm" svg:viewBox="0 0 353 391" svg:d="M353 137c0-96-97-137-177-137-82 0-176 43-176 137 0 77 0 155 0 232 0 11 0 22 13 22 12 0 12-11 12-22 0-76 0-152 0-229 0-95 105-115 151-115 29 0 69 6 101 27 51 31 51 70 51 88 0 77 0 153 0 229 0 11 0 22 12 22 13 0 13-11 13-22 0-77 0-155 0-232z">
              <text:p/>
            </draw:path>
            <draw:path draw:style-name="gr2" draw:text-style-name="P2" draw:layer="layout" svg:width="0.339cm" svg:height="0.458cm" svg:x="32.457cm" svg:y="7.432cm" svg:viewBox="0 0 340 459" svg:d="M133 216c-126 68-133 149-133 166 0 48 47 77 106 77 106 0 191-99 191-113 0-4-2-4-5-4-8 0-33 9-47 27-13 20-40 56-96 56-45 0-95-24-95-70 0-33 36-126 135-130 31 0 52-23 52-29 0-5-3-5-7-5-88-4-106-47-106-72 0-15 9-85 99-85 11 0 59 2 59 36 0 9-5 18-7 22-2 2-4 5-4 7 0 5 4 5 6 5 20 0 59-25 59-61 0-38-43-43-72-43-86 0-194 68-194 146 0 36 29 59 59 70z">
              <text:p/>
            </draw:path>
            <draw:path draw:style-name="gr2" draw:text-style-name="P2" draw:layer="layout" svg:width="0.532cm" svg:height="0.334cm" svg:x="32.793cm" svg:y="7.66cm" svg:viewBox="0 0 533 335" svg:d="M430 128c9-9 31-33 40-43-4 32-20 129-20 178 0 7 2 23 4 39 0 8 2 22 23 22s56-20 56-31c0-1-2-3-4-3-7 0-20 7-21 7-11 0-13-9-15-20-2-16-2-29-2-34 0-43 15-166 29-225 0-2 2-5 2-9 0-2 0-7-4-7-3 0-3 0-12 9-47 54-97 108-148 160-39 40-52 52-83 79-19-30-30-63-43-104-12-43-25-87-34-130-4-12-2-8-4-12-1-4-3-4-5-4-7 0-29 9-31 23-5 42-14 112-64 225-6 11-20 44-36 44-6 0-24-4-36-13-2-4-3-2-4-4-7 0-18 22-18 36 0 6 0 9 16 17 11 5 24 7 27 7 31 0 60-69 69-88 10-26 41-98 57-179 15 58 40 148 65 195 9 14 20 34 25 34 11 0 90-83 115-110 19-20 38-39 56-59z">
              <text:p/>
            </draw:path>
            <draw:path draw:style-name="gr2" draw:text-style-name="P2" draw:layer="layout" svg:width="0.085cm" svg:height="0.631cm" svg:x="33.474cm" svg:y="7.403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33.544cm" svg:y="7.403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359cm" svg:height="0.417cm" svg:x="33.677cm" svg:y="7.597cm" svg:viewBox="0 0 360 418" svg:d="M76 387c-2 9-4 11-4 13 0 14 13 18 18 18 4 0 18-2 23-17 4-5 6-25 24-115 5 0 9 2 20 2 106 0 203-101 203-200 0-50-25-88-72-88-92 0-130 124-167 247-69-13-105-49-105-94 0-18 15-86 52-131 6-6 4-5 6-8 0-3-2-7-7-7-18 0-67 92-67 153 0 60 41 106 110 121-12 35-23 71-34 106zM164 250c-6 0-7 0-13 0-7 0-7-2-7-3 4-23 11-58 13-69 19-81 68-140 124-140 43 0 61 34 61 65 0 70-81 147-178 147z">
              <text:p/>
            </draw:path>
            <draw:path draw:style-name="gr2" draw:text-style-name="P2" draw:layer="layout" svg:width="0.193cm" svg:height="0.292cm" svg:x="34.087cm" svg:y="7.678cm" svg:viewBox="0 0 194 293" svg:d="M194 214c-4 0-9 0-14 0-2 9-5 36-11 40-3 2-38 2-45 2-27 0-54 0-81 0 47-40 61-53 88-74 33-25 63-54 63-96 0-54-46-86-102-86s-92 38-92 79c0 24 18 25 23 25 11 0 24-7 24-23 0-9-4-23-27-23 14-33 45-42 65-42 45 0 68 34 68 70 0 38-29 69-43 85-36 35-71 71-106 106-4 4-4 4-4 16 61 0 121 0 182 0 4-26 8-52 12-79z">
              <text:p/>
            </draw:path>
            <draw:path draw:style-name="gr2" draw:text-style-name="P2" draw:layer="layout" svg:width="0.085cm" svg:height="0.631cm" svg:x="34.357cm" svg:y="7.403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34.427cm" svg:y="7.403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339cm" svg:height="0.458cm" svg:x="24.298cm" svg:y="8.38cm" svg:viewBox="0 0 340 459" svg:d="M133 216c-126 68-133 149-133 166 0 48 47 77 106 77 106 0 191-99 191-112 0-5-4-5-5-5-9 0-33 9-47 29-13 18-40 54-96 54-45 0-95-24-95-70 0-31 34-125 135-130 31 0 52-23 52-29 0-5-3-5-7-5-88-4-106-47-106-72 0-15 9-85 97-85 13 0 61 2 61 36 0 9-5 18-7 22-2 2-4 5-4 7 0 5 4 5 6 5 20 0 59-25 59-61 0-38-45-43-72-43-86 0-194 68-194 146 0 38 29 59 59 70z">
              <text:p/>
            </draw:path>
            <draw:path draw:style-name="gr2" draw:text-style-name="P2" draw:layer="layout" svg:width="0.532cm" svg:height="0.332cm" svg:x="24.635cm" svg:y="8.61cm" svg:viewBox="0 0 533 333" svg:d="M430 126c9-9 31-32 40-43-6 32-20 129-20 178 0 9 2 23 4 40 0 7 2 21 23 21s56-20 56-30c0-2-2-4-4-4-7 0-20 7-21 7-13 0-13-9-15-20-2-16-2-28-2-34 0-43 15-164 29-225 0-2 2-5 2-9 0-2-2-7-5-7-2 0-2 0-11 9-49 54-97 108-148 160-39 40-52 52-83 79-19-30-30-63-43-104-14-43-25-86-34-130-4-12-2-8-4-12-1-2-5-2-7-2-5 0-29 7-30 22-4 41-13 111-63 225-6 10-20 43-36 43-8 0-24-4-36-13-4-3-3-2-4-3-7 0-18 21-18 36 0 5 0 9 14 16 13 5 26 7 29 7 31 0 60-68 69-88 10-25 41-97 57-178 15 57 40 147 65 194 7 14 20 34 25 34 9 0 90-83 115-108 19-20 38-41 56-61z">
              <text:p/>
            </draw:path>
            <draw:path draw:style-name="gr2" draw:text-style-name="P2" draw:layer="layout" svg:width="0.085cm" svg:height="0.632cm" svg:x="25.315cm" svg:y="8.35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25.385cm" svg:y="8.35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7cm" svg:x="25.519cm" svg:y="8.545cm" svg:viewBox="0 0 360 418" svg:d="M76 387c-4 9-4 11-4 13 0 14 13 18 18 18 4 0 18-2 23-17 2-5 6-25 24-115 5 0 9 2 20 2 106 0 203-101 203-200 0-50-25-88-72-88-92 0-130 124-169 247-67-13-103-49-103-94 0-18 15-86 52-131 6-6 4-5 6-8 0-3-2-7-7-7-18 0-67 92-67 153 0 60 41 106 108 121-11 35-22 71-32 106zM162 250c-4 0-5 0-11 0-7 0-9-2-9-3 4-23 11-58 13-69 20-79 70-140 126-140 43 0 61 34 61 65 0 70-83 147-180 147z">
              <text:p/>
            </draw:path>
            <draw:path draw:style-name="gr2" draw:text-style-name="P2" draw:layer="layout" svg:width="0.159cm" svg:height="0.292cm" svg:x="25.949cm" svg:y="8.626cm" svg:viewBox="0 0 160 293" svg:d="M99 13c0-13 0-13-13-13-28 29-68 29-86 29 0 5 0 11 0 16 11 0 40 0 63-13 0 75 0 150 0 225 0 15 0 22-43 22-6 0-11 0-16 0 0 5 0 10 0 14 7 0 61-1 77-1 14 0 70 1 79 1 0-4 0-9 0-14-5 0-11 0-16 0-45 0-45-7-45-22 0-81 0-163 0-244z">
              <text:p/>
            </draw:path>
            <draw:path draw:style-name="gr2" draw:text-style-name="P2" draw:layer="layout" svg:width="0.35cm" svg:height="0.39cm" svg:x="26.359cm" svg:y="8.448cm" svg:viewBox="0 0 351 391" svg:d="M347 25c4-9 4-11 4-12 0-8-5-13-13-13-5 0-9 4-14 13-49 111-98 223-148 334-49-111-99-223-149-334-5-13-9-13-14-13-8 0-13 5-13 13 1 3 0 1 4 9 52 118 105 237 158 356 5 11 9 13 14 13 8 0 9-4 15-13 52-118 104-235 156-353z">
              <text:p/>
            </draw:path>
            <draw:path draw:style-name="gr2" draw:text-style-name="P2" draw:layer="layout" svg:width="0.359cm" svg:height="0.417cm" svg:x="26.919cm" svg:y="8.545cm" svg:viewBox="0 0 360 418" svg:d="M76 387c-4 9-4 11-4 13 0 14 13 18 18 18 4 0 18-2 23-17 2-5 6-25 24-115 5 0 9 2 20 2 106 0 203-101 203-200 0-50-25-88-72-88-92 0-130 124-169 247-67-13-103-49-103-94 0-18 15-86 52-131 6-6 4-5 6-8 0-3-2-7-7-7-18 0-67 92-67 153 0 60 41 106 110 121-12 35-23 71-34 106zM162 250c-4 0-5 0-11 0-7 0-9-2-9-3 5-23 11-58 15-69 18-79 68-140 124-140 43 0 61 34 61 65 0 70-83 147-180 147z">
              <text:p/>
            </draw:path>
            <draw:path draw:style-name="gr2" draw:text-style-name="P2" draw:layer="layout" svg:width="0.193cm" svg:height="0.292cm" svg:x="27.329cm" svg:y="8.626cm" svg:viewBox="0 0 194 293" svg:d="M194 214c-4 0-9 0-14 0-2 9-5 36-11 40-3 3-38 3-45 3-27 0-54 0-81 0 47-41 61-54 88-75 33-25 63-54 63-96 0-54-46-86-102-86s-92 38-92 79c0 24 18 25 23 25 9 0 24-7 24-23 0-9-4-23-27-23 14-33 43-42 65-42 45 0 66 34 66 70 0 38-27 69-41 85-36 35-71 71-106 106-4 4-4 6-4 16 61 0 121 0 182 0 4-26 8-52 12-79z">
              <text:p/>
            </draw:path>
            <draw:path draw:style-name="gr2" draw:text-style-name="P2" draw:layer="layout" svg:width="0.087cm" svg:height="0.632cm" svg:x="27.597cm" svg:y="8.351cm" svg:viewBox="0 0 88 633" svg:d="M88 0c-29 0-59 0-88 0 0 8 0 17 0 25 21 0 42 0 63 0 0 195 0 389 0 583-21 0-42 0-63 0 0 9 0 17 0 25 29 0 59 0 88 0 0-211 0-422 0-633z">
              <text:p/>
            </draw:path>
            <draw:path draw:style-name="gr2" draw:text-style-name="P2" draw:layer="layout" svg:width="0.087cm" svg:height="0.632cm" svg:x="27.668cm" svg:y="8.351cm" svg:viewBox="0 0 88 633" svg:d="M88 0c-29 0-59 0-88 0 0 8 0 17 0 25 21 0 42 0 63 0 0 195 0 389 0 583-21 0-42 0-63 0 0 9 0 17 0 25 29 0 59 0 88 0 0-211 0-422 0-633z">
              <text:p/>
            </draw:path>
            <draw:path draw:style-name="gr2" draw:text-style-name="P2" draw:layer="layout" svg:width="0.42cm" svg:height="0.147cm" svg:x="28.497cm" svg:y="8.594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339cm" svg:height="0.458cm" svg:x="29.604cm" svg:y="8.38cm" svg:viewBox="0 0 340 459" svg:d="M135 216c-128 68-135 149-135 166 0 48 47 77 108 77 104 0 191-99 191-112 0-5-4-5-7-5-8 0-33 9-47 29-13 18-40 54-96 54-45 0-95-24-95-70 0-31 36-125 135-130 31 0 52-23 52-29 0-5-2-5-5-5-90-4-108-47-108-72 0-15 11-85 99-85 12 0 59 2 59 36 0 9-5 18-7 22-2 2-4 5-4 7 0 5 6 5 8 5 18 0 57-25 57-61 0-38-43-43-72-43-86 0-192 68-192 146 0 38 27 59 59 70z">
              <text:p/>
            </draw:path>
            <draw:path draw:style-name="gr2" draw:text-style-name="P2" draw:layer="layout" svg:width="0.534cm" svg:height="0.332cm" svg:x="29.941cm" svg:y="8.61cm" svg:viewBox="0 0 535 333" svg:d="M430 126c9-9 33-32 42-43-6 32-20 129-20 178 0 9 0 23 2 40 1 7 4 21 25 21 20 0 56-20 56-30 0-2-2-4-6-4-7 0-13 5-20 7-12 0-14-9-14-20-2-16-2-28-2-34 0-43 15-164 27-225 0-2 2-5 2-9 0-2 0-7-4-7-3 0-3 0-10 9-49 54-99 108-150 160-38 40-50 52-83 79-18-30-28-63-43-104-12-43-25-86-34-130-4-12-2-8-4-12-1-2-3-2-5-2-7 0-29 7-31 22-5 41-14 111-64 225-6 10-20 43-35 43-7 0-25-4-37-13-2-3-2-3-4-3-7 0-18 21-18 36 0 5 0 9 16 16 11 5 24 7 29 7 31 0 58-68 67-88 10-25 41-97 57-178 15 57 40 147 65 194 9 14 20 34 27 34 9 0 88-83 113-108 19-20 38-41 56-61z">
              <text:p/>
            </draw:path>
            <draw:path draw:style-name="gr2" draw:text-style-name="P2" draw:layer="layout" svg:width="0.087cm" svg:height="0.632cm" svg:x="30.621cm" svg:y="8.351cm" svg:viewBox="0 0 88 633" svg:d="M88 633c0-8 0-16 0-25-21 0-42 0-63 0 0-194 0-388 0-583 21 0 42 0 63 0 0-8 0-17 0-25-29 0-59 0-88 0 0 211 0 422 0 633 29 0 59 0 88 0z">
              <text:p/>
            </draw:path>
            <draw:path draw:style-name="gr2" draw:text-style-name="P2" draw:layer="layout" svg:width="0.087cm" svg:height="0.632cm" svg:x="30.691cm" svg:y="8.351cm" svg:viewBox="0 0 88 633" svg:d="M88 633c0-8 0-16 0-25-21 0-42 0-63 0 0-194 0-388 0-583 21 0 42 0 63 0 0-8 0-17 0-25-29 0-59 0-88 0 0 211 0 422 0 633 29 0 59 0 88 0z">
              <text:p/>
            </draw:path>
            <draw:path draw:style-name="gr2" draw:text-style-name="P2" draw:layer="layout" svg:width="0.359cm" svg:height="0.417cm" svg:x="30.824cm" svg:y="8.545cm" svg:viewBox="0 0 360 418" svg:d="M76 387c-2 9-2 11-2 13 0 14 11 18 18 18 3 0 16-2 23-17 2-5 6-25 22-115 5 0 11 2 21 2 105 0 202-101 202-200 0-50-25-88-72-88-92 0-130 124-167 247-69-13-105-49-105-94 0-18 15-86 52-131 6-6 4-5 6-8 0-3 0-7-7-7-18 0-67 92-67 153 0 60 41 106 110 121-12 35-23 71-34 106zM164 250c-6 0-7 0-13 0-7 0-7-2-7-3 4-23 11-58 13-69 19-79 68-140 126-140 43 0 59 34 59 65 0 70-81 147-178 147z">
              <text:p/>
            </draw:path>
            <draw:path draw:style-name="gr2" draw:text-style-name="P2" draw:layer="layout" svg:width="0.161cm" svg:height="0.292cm" svg:x="31.254cm" svg:y="8.626cm" svg:viewBox="0 0 162 293" svg:d="M101 13c0-13-2-13-15-13-27 29-68 29-86 29 0 5 0 11 0 16 11 0 40 0 65-13 0 75 0 150 0 225 0 15 0 22-45 22-6 0-11 0-16 0 0 5 0 10 0 14 7 0 63-1 79-1 12 0 68 1 79 1 0-4 0-9 0-14-6 0-12 0-18 0-43 0-43-7-43-22 0-81 0-163 0-244z">
              <text:p/>
            </draw:path>
            <draw:path draw:style-name="gr2" draw:text-style-name="P2" draw:layer="layout" svg:width="0.085cm" svg:height="0.632cm" svg:x="31.505cm" svg:y="8.35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1.575cm" svg:y="8.35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352cm" svg:height="0.39cm" svg:x="31.911cm" svg:y="8.448cm" svg:viewBox="0 0 353 391" svg:d="M353 22c0-11 0-22-13-22-12 0-12 11-12 22 0 76 0 152 0 228 0 96-105 115-152 115-28 0-68-5-102-27-49-30-49-70-49-88 0-76 0-152 0-228 0-11 0-22-12-22-13 0-13 11-13 22 0 77 0 154 0 232 0 95 97 137 176 137 83 0 177-44 177-137 0-78 0-155 0-232z">
              <text:p/>
            </draw:path>
            <draw:path draw:style-name="gr2" draw:text-style-name="P2" draw:layer="layout" svg:width="0.339cm" svg:height="0.458cm" svg:x="32.457cm" svg:y="8.38cm" svg:viewBox="0 0 340 459" svg:d="M133 216c-126 68-133 149-133 166 0 48 47 77 106 77 106 0 191-99 191-112 0-5-2-5-5-5-8 0-33 9-47 29-13 18-40 54-96 54-45 0-95-24-95-70 0-31 36-125 135-130 31 0 52-23 52-29 0-5-3-5-7-5-88-4-106-47-106-72 0-15 9-85 99-85 11 0 59 2 59 36 0 9-5 18-7 22-2 2-4 5-4 7 0 5 4 5 6 5 20 0 59-25 59-61 0-38-43-43-72-43-86 0-194 68-194 146 0 38 29 59 59 70z">
              <text:p/>
            </draw:path>
            <draw:path draw:style-name="gr2" draw:text-style-name="P2" draw:layer="layout" svg:width="0.532cm" svg:height="0.332cm" svg:x="32.793cm" svg:y="8.61cm" svg:viewBox="0 0 533 333" svg:d="M430 126c9-9 31-32 40-43-4 32-20 129-20 178 0 9 2 23 4 40 0 7 2 21 23 21s56-20 56-30c0-2-2-4-4-4-7 0-20 7-21 7-11 0-13-9-15-20-2-16-2-28-2-34 0-43 15-164 29-225 0-2 2-5 2-9 0-2 0-7-4-7-3 0-3 0-12 9-47 54-97 108-148 160-39 40-52 52-83 79-19-30-30-63-43-104-12-43-25-86-34-130-4-12-2-8-4-12-1-2-3-2-5-2-7 0-29 7-31 22-5 41-14 111-64 225-6 10-20 43-36 43-6 0-24-4-36-13-2-3-3-2-4-3-7 0-18 21-18 36 0 5 0 9 16 16 11 5 24 7 27 7 31 0 60-68 69-88 10-25 41-97 57-178 15 57 40 147 65 194 9 14 20 34 25 34 11 0 90-83 115-108 19-20 38-41 56-61z">
              <text:p/>
            </draw:path>
            <draw:path draw:style-name="gr2" draw:text-style-name="P2" draw:layer="layout" svg:width="0.085cm" svg:height="0.632cm" svg:x="33.474cm" svg:y="8.35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3.544cm" svg:y="8.35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7cm" svg:x="33.677cm" svg:y="8.545cm" svg:viewBox="0 0 360 418" svg:d="M76 387c-2 9-4 11-4 13 0 14 13 18 18 18 4 0 18-2 23-17 4-5 6-25 24-115 5 0 9 2 20 2 106 0 203-101 203-200 0-50-25-88-72-88-92 0-130 124-167 247-69-13-105-49-105-94 0-18 15-86 52-131 6-6 4-5 6-8 0-3-2-7-7-7-18 0-67 92-67 153 0 60 41 106 110 121-12 35-23 71-34 106zM164 250c-6 0-7 0-13 0-7 0-7-2-7-3 4-23 11-58 13-69 19-79 68-140 124-140 43 0 61 34 61 65 0 70-81 147-178 147z">
              <text:p/>
            </draw:path>
            <draw:path draw:style-name="gr2" draw:text-style-name="P2" draw:layer="layout" svg:width="0.193cm" svg:height="0.292cm" svg:x="34.087cm" svg:y="8.626cm" svg:viewBox="0 0 194 293" svg:d="M194 214c-4 0-9 0-14 0-2 9-5 36-11 40-3 3-38 3-45 3-27 0-54 0-81 0 47-41 61-54 88-75 33-25 63-54 63-96 0-54-46-86-102-86s-92 38-92 79c0 24 18 25 23 25 11 0 24-7 24-23 0-9-4-23-27-23 14-33 45-42 65-42 45 0 68 34 68 70 0 38-29 69-43 85-36 35-71 71-106 106-4 4-4 6-4 16 61 0 121 0 182 0 4-26 8-52 12-79z">
              <text:p/>
            </draw:path>
            <draw:path draw:style-name="gr2" draw:text-style-name="P2" draw:layer="layout" svg:width="0.085cm" svg:height="0.632cm" svg:x="34.357cm" svg:y="8.35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4.427cm" svg:y="8.35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339cm" svg:height="0.46cm" svg:x="24.158cm" svg:y="9.328cm" svg:viewBox="0 0 340 461" svg:d="M133 216c-126 68-133 151-133 166 0 48 47 79 106 79 106 0 191-101 191-114 0-3-4-5-7-5-7 0-31 9-45 29-15 18-40 54-97 54-45 0-94-24-94-70 0-31 34-125 135-130 29 0 52-23 52-29 0-3-3-5-7-5-88-4-106-47-106-72 0-15 9-85 97-85 13 0 61 2 61 36 0 9-5 18-9 22 0 2-2 5-2 7 0 5 4 5 6 5 20 0 59-25 59-61 0-38-45-43-74-43-84 0-192 68-192 146 0 38 29 59 59 70z">
              <text:p/>
            </draw:path>
            <draw:path draw:style-name="gr2" draw:text-style-name="P2" draw:layer="layout" svg:width="0.532cm" svg:height="0.332cm" svg:x="24.495cm" svg:y="9.559cm" svg:viewBox="0 0 533 333" svg:d="M430 126c9-9 31-32 40-43-6 34-20 129-20 178 0 9 0 23 4 40 0 7 1 21 23 21s56-20 56-30c0-2-2-4-4-4-7 0-20 7-21 7-13 0-13-9-15-20-2-16-2-28-2-34 0-43 15-164 29-225 0-2 2-5 2-9-2-2-2-7-5-7-2 0-2 0-11 9-49 54-97 108-148 160-39 40-52 52-83 79-19-30-30-63-43-104-14-43-25-85-34-130-4-10-2-8-4-12-1-2-5-2-7-2-7 0-29 7-30 22-6 41-15 111-65 225-4 10-18 43-34 43-8 0-26-4-36-13-4-2-3-2-4-3-9 0-18 21-18 36 0 5 0 9 14 16 13 7 26 7 29 7 31 0 60-68 69-88 10-25 41-97 57-178 15 57 38 147 65 194 7 14 20 34 25 34 9 0 90-83 115-108 19-20 38-41 56-61z">
              <text:p/>
            </draw:path>
            <draw:path draw:style-name="gr2" draw:text-style-name="P2" draw:layer="layout" svg:width="0.085cm" svg:height="0.632cm" svg:x="25.175cm" svg:y="9.299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25.245cm" svg:y="9.299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7cm" svg:x="25.378cm" svg:y="9.494cm" svg:viewBox="0 0 360 418" svg:d="M76 389c-4 7-4 9-4 12 0 13 13 17 18 17 4 0 18-2 23-17 2-5 6-25 24-115 5 0 9 2 20 2 104 0 203-101 203-200 0-48-25-88-74-88-90 0-129 124-167 247-69-13-103-49-103-94 0-18 15-86 52-131 6-6 6-6 6-8 0-3-2-7-9-7-16 0-65 92-65 153 0 60 41 106 108 121-11 36-22 72-32 108zM162 250c-5 0-5 0-11 0-7 0-9 0-9-2 0-1 11-59 13-68 20-81 70-142 126-142 43 0 61 34 61 65 0 70-83 147-180 147z">
              <text:p/>
            </draw:path>
            <draw:path draw:style-name="gr2" draw:text-style-name="P2" draw:layer="layout" svg:width="0.159cm" svg:height="0.292cm" svg:x="25.808cm" svg:y="9.575cm" svg:viewBox="0 0 160 293" svg:d="M99 13c0-13 0-13-13-13-28 29-68 29-86 29 0 5 0 11 0 16 11 0 40 0 63-13 0 75 0 150 0 225 0 15 0 22-43 22-6 0-12 0-18 0 0 5 0 10 0 14 9 0 63-1 79-1 14 0 70 1 79 1 0-4 0-9 0-14-5 0-11 0-16 0-45 0-45-7-45-22 0-81 0-163 0-244z">
              <text:p/>
            </draw:path>
            <draw:path draw:style-name="gr2" draw:text-style-name="P2" draw:layer="layout" svg:width="0.386cm" svg:height="0.366cm" svg:x="26.271cm" svg:y="9.433cm" svg:viewBox="0 0 387 367" svg:d="M191 25c99 0 171 74 171 159 0 84-72 158-171 158-56 0-112 0-168 0-10 0-23 0-23 13 0 12 13 12 23 12 57 0 113 0 170 0 108 0 194-83 194-183 0-101-86-184-194-184-57 0-113 0-170 0-10 0-23 0-23 13 0 12 13 12 23 12 56 0 112 0 168 0z">
              <text:p/>
            </draw:path>
            <draw:path draw:style-name="gr2" draw:text-style-name="P2" draw:layer="layout" svg:width="0.359cm" svg:height="0.417cm" svg:x="26.919cm" svg:y="9.494cm" svg:viewBox="0 0 360 418" svg:d="M76 389c-4 7-4 9-4 12 0 13 13 17 18 17 4 0 18-2 23-17 2-5 6-25 24-115 5 0 9 2 20 2 106 0 203-101 203-200 0-48-25-88-72-88-92 0-130 124-169 247-67-13-103-49-103-94 0-18 15-86 52-131 6-6 6-6 6-8 0-3-2-7-7-7-18 0-67 92-67 153 0 60 41 106 110 121-12 36-23 72-34 108zM162 250c-4 0-5 0-11 0-7 0-9 0-9-2 0-1 11-59 15-68 18-81 68-142 124-142 43 0 61 34 61 65 0 70-83 147-180 147z">
              <text:p/>
            </draw:path>
            <draw:path draw:style-name="gr2" draw:text-style-name="P2" draw:layer="layout" svg:width="0.193cm" svg:height="0.292cm" svg:x="27.329cm" svg:y="9.575cm" svg:viewBox="0 0 194 293" svg:d="M194 214c-4 0-9 0-14 0-2 9-5 36-11 40-3 3-38 3-45 3-27 0-54 0-81 0 47-41 61-54 88-75 33-25 63-54 63-96 0-54-46-86-102-86s-92 40-92 79c0 24 18 25 23 25 9 0 24-7 24-23 0-9-4-23-27-23 14-33 43-42 65-42 45 0 66 34 66 70 0 40-27 69-41 85-36 35-71 71-106 106-4 4-4 6-4 16 61 0 121 0 182 0 4-26 8-52 12-79z">
              <text:p/>
            </draw:path>
            <draw:path draw:style-name="gr2" draw:text-style-name="P2" draw:layer="layout" svg:width="0.003cm" svg:height="0.483cm" svg:x="27.593cm" svg:y="9.448cm" svg:viewBox="0 0 4 484" svg:d="M0 0c1 0 3 0 4 0 0 6 0 13 0 19-1 0-2 0-3 0 0 149 0 298 0 446 1 0 2 0 3 0 0 7 0 13 0 19-1 0-3 0-4 0 0-161 0-323 0-484z">
              <text:p/>
            </draw:path>
            <draw:path draw:style-name="gr2" draw:text-style-name="P2" draw:layer="layout" svg:width="0.087cm" svg:height="0.632cm" svg:x="27.668cm" svg:y="9.299cm" svg:viewBox="0 0 88 633" svg:d="M88 0c-29 0-59 0-88 0 0 8 0 17 0 25 21 0 42 0 63 0 0 195 0 389 0 583-21 0-42 0-63 0 0 9 0 17 0 25 29 0 59 0 88 0 0-211 0-422 0-633z">
              <text:p/>
            </draw:path>
            <draw:path draw:style-name="gr2" draw:text-style-name="P2" draw:layer="layout" svg:width="0.42cm" svg:height="0.147cm" svg:x="28.497cm" svg:y="9.542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147cm" svg:height="0.632cm" svg:x="29.649cm" svg:y="9.299cm" svg:viewBox="0 0 148 633" svg:d="M148 626c0-2 0-3-11-14-79-79-99-198-99-295 0-110 23-220 101-299 9-7 9-9 9-11 0-5-4-7-8-7-5 0-63 43-100 124-31 69-40 139-40 193 0 48 7 126 43 198 38 77 92 118 97 118 4 0 8-1 8-7z">
              <text:p/>
            </draw:path>
            <draw:path draw:style-name="gr2" draw:text-style-name="P2" draw:layer="layout" svg:width="0.627cm" svg:height="0.445cm" svg:x="29.869cm" svg:y="9.343cm" svg:viewBox="0 0 628 446" svg:d="M544 74c16-29 32-52 72-54 5-2 12-2 12-13 0-3-3-7-9-7-14 0-32 2-48 2-22 0-45-2-65-2-4 0-13 0-13 11 0 7 6 9 9 9 16 0 38 5 38 23 0 7-4 13-9 22-56 99-113 198-169 297-8-105-16-209-24-313-1-13-1-29 44-29 10 0 18 0 18-13 0-7-8-7-11-7-25 0-51 2-76 2-16 0-52-2-66-2-6 0-13 0-13 13 0 7 5 7 14 7 29 0 33 3 35 14 1 17 2 34 3 51-53 92-107 184-160 277-8-107-16-214-23-321 0-7 0-21 48-21 6 0 13 0 13-13 0-7-7-7-9-7-25 0-52 2-78 2-23 0-45-2-66-2-4 0-11 0-11 11 0 9 5 9 14 9 33 0 33 5 35 23 9 129 19 257 28 385 0 13 0 18 9 18s11-5 17-14c61-107 123-215 185-322 8 106 16 212 23 318 2 15 4 18 11 18s11-7 15-12c69-120 138-240 207-360z">
              <text:p/>
            </draw:path>
            <draw:path draw:style-name="gr2" draw:text-style-name="P2" draw:layer="layout" svg:width="0.386cm" svg:height="0.024cm" svg:x="30.711cm" svg:y="9.604cm" svg:viewBox="0 0 387 25" svg:d="M365 25c11 0 22 0 22-12 0-13-11-13-22-13-114 0-229 0-343 0-9 0-22 0-22 13 0 12 13 12 22 12 114 0 229 0 343 0z">
              <text:p/>
            </draw:path>
            <draw:path draw:style-name="gr2" draw:text-style-name="P2" draw:layer="layout" svg:width="0.339cm" svg:height="0.46cm" svg:x="31.308cm" svg:y="9.328cm" svg:viewBox="0 0 340 461" svg:d="M133 216c-126 68-133 151-133 166 0 48 47 79 108 79 104 0 189-101 189-114 0-3-2-5-5-5-8 0-33 9-47 29-13 18-40 54-96 54-45 0-95-24-95-70 0-31 36-125 135-130 31 0 52-23 52-29 0-3-3-5-5-5-90-4-108-47-108-72 0-15 11-85 99-85 11 0 59 2 59 36 0 9-5 18-7 22-2 2-4 5-4 7 0 5 6 5 8 5 18 0 57-25 57-61 0-38-43-43-72-43-86 0-194 68-194 146 0 38 29 59 59 70z">
              <text:p/>
            </draw:path>
            <draw:path draw:style-name="gr2" draw:text-style-name="P2" draw:layer="layout" svg:width="0.534cm" svg:height="0.332cm" svg:x="31.645cm" svg:y="9.559cm" svg:viewBox="0 0 535 333" svg:d="M430 126c9-9 33-32 42-43-6 34-20 129-20 178 0 9 0 23 2 40 1 7 2 21 23 21s58-20 58-30c0-2-4-4-6-4-7 0-20 7-21 7-11 0-13-9-13-20-2-16-2-28-2-34 0-43 15-164 27-225 0-2 2-5 2-9-1-2 0-7-4-7-3 0-3 0-10 9-49 54-99 108-150 160-38 40-52 52-83 79-18-30-28-63-43-104-12-43-25-85-34-130-4-10-2-8-4-12-1-2-3-2-5-2-7 0-29 7-31 22-5 41-14 111-64 225-6 10-20 43-36 43-6 0-24-4-36-13-2-2-2-3-4-3-7 0-18 21-18 36 0 5 0 9 16 16 11 7 24 7 29 7 31 0 58-68 67-88 10-25 41-97 57-178 15 57 40 147 65 194 9 14 20 34 25 34 11 0 90-83 115-108 19-20 38-41 56-61z">
              <text:p/>
            </draw:path>
            <draw:path draw:style-name="gr2" draw:text-style-name="P2" draw:layer="layout" svg:width="0.085cm" svg:height="0.632cm" svg:x="32.325cm" svg:y="9.299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2.395cm" svg:y="9.299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7cm" svg:x="32.529cm" svg:y="9.494cm" svg:viewBox="0 0 360 418" svg:d="M76 389c-2 7-4 9-4 12 0 13 13 17 20 17 2 0 16-2 23-17 2-5 4-25 22-115 5 0 11 2 21 2 105 0 202-101 202-200 0-48-25-88-72-88-92 0-130 124-167 247-69-13-105-49-105-94 0-18 15-86 52-131 6-6 6-6 6-8 0-3-2-7-7-7-18 0-67 92-67 153 0 60 41 106 110 121-12 36-23 72-34 108zM164 250c-6 0-7 0-13 0-7 0-7 0-7-2 0-1 11-59 13-68 19-81 68-142 124-142 45 0 61 34 61 65 0 70-81 147-178 147z">
              <text:p/>
            </draw:path>
            <draw:path draw:style-name="gr2" draw:text-style-name="P2" draw:layer="layout" svg:width="0.161cm" svg:height="0.292cm" svg:x="32.959cm" svg:y="9.575cm" svg:viewBox="0 0 162 293" svg:d="M101 13c0-13-2-13-15-13-27 29-68 29-86 29 0 5 0 11 0 16 11 0 40 0 65-13 0 75 0 150 0 225 0 15 0 22-45 22-6 0-11 0-16 0 0 5 0 10 0 14 7 0 63-1 79-1 12 0 68 1 79 1 0-4 0-9 0-14-6 0-12 0-18 0-43 0-43-7-43-22 0-81 0-163 0-244z">
              <text:p/>
            </draw:path>
            <draw:path draw:style-name="gr2" draw:text-style-name="P2" draw:layer="layout" svg:width="0.085cm" svg:height="0.632cm" svg:x="33.209cm" svg:y="9.299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3.279cm" svg:y="9.299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145cm" svg:height="0.632cm" svg:x="33.477cm" svg:y="9.299cm" svg:viewBox="0 0 146 633" svg:d="M146 317c0-49-7-126-42-198-37-78-91-119-99-119-3 0-5 4-5 7 0 2 0 4 11 15 63 63 99 162 99 295 0 108-24 219-103 298-7 8-7 9-7 11 0 4 2 7 5 7 8 0 63-43 101-124 33-70 40-140 40-192z">
              <text:p/>
            </draw:path>
            <draw:path draw:style-name="gr2" draw:text-style-name="P2" draw:layer="layout" svg:width="0.35cm" svg:height="0.391cm" svg:x="33.862cm" svg:y="9.397cm" svg:viewBox="0 0 351 392" svg:d="M351 22c0-11 0-22-13-22-12 0-12 11-12 22 0 76 0 153 0 230 0 94-103 113-151 113-27 0-67-5-101-27-49-30-49-70-49-88 0-76 0-152 0-228 0-11 0-22-12-22-13 0-13 11-13 22 0 77 0 154 0 232 0 95 97 138 175 138 82 0 176-45 176-138 0-78 0-155 0-232z">
              <text:p/>
            </draw:path>
            <draw:path draw:style-name="gr2" draw:text-style-name="P2" draw:layer="layout" svg:width="0.337cm" svg:height="0.46cm" svg:x="34.408cm" svg:y="9.328cm" svg:viewBox="0 0 338 461" svg:d="M133 216c-126 68-133 151-133 166 0 48 47 79 106 79 106 0 191-101 191-114 0-3-4-5-7-5-7 0-31 9-45 29-15 18-40 54-97 54-45 0-94-24-94-70 0-31 34-125 135-130 29 0 52-23 52-29 0-3-3-5-7-5-88-4-106-47-106-72 0-15 9-85 97-85 13 0 61 2 61 36 0 9-6 18-9 22-1 1-2 5-2 7 0 5 4 5 6 5 20 0 57-25 57-61 0-38-43-43-72-43-84 0-192 68-192 146 0 38 29 59 59 70z">
              <text:p/>
            </draw:path>
            <draw:path draw:style-name="gr2" draw:text-style-name="P2" draw:layer="layout" svg:width="0.532cm" svg:height="0.332cm" svg:x="34.744cm" svg:y="9.559cm" svg:viewBox="0 0 533 333" svg:d="M428 126c11-9 33-32 42-43-6 34-20 129-20 178 0 9 0 23 4 40 0 7 2 21 23 21s56-20 56-30c0-2-2-4-6-4-7 0-18 7-19 7-13 0-13-9-15-20-2-16-2-28-2-34 0-43 15-164 29-225 0-2 0-5 0-9-1-2 0-7-3-7-2 0-4 0-11 9-49 54-97 108-150 160-37 40-50 52-82 79-18-30-29-63-42-104-14-43-25-85-36-130-2-10-2-12-3-12-2-2-4-2-6-2-7 0-29 7-30 22-6 41-15 111-65 225-4 10-18 43-34 43-8 0-26-4-36-13-4-2-4-3-6-3-7 0-16 21-16 36 0 5 0 9 14 16 13 7 26 7 29 7 31 0 60-68 67-88 12-25 43-97 57-178 15 57 40 147 67 194 7 14 20 34 25 34 9 0 90-83 115-108 18-20 36-41 54-61z">
              <text:p/>
            </draw:path>
            <draw:path draw:style-name="gr2" draw:text-style-name="P2" draw:layer="layout" svg:width="0.085cm" svg:height="0.632cm" svg:x="35.424cm" svg:y="9.299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5.495cm" svg:y="9.299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7cm" svg:x="35.626cm" svg:y="9.494cm" svg:viewBox="0 0 360 418" svg:d="M77 389c-3 7-3 9-3 12 0 13 12 17 18 17 3 0 18-2 23-17 2-5 6-25 22-115 7 0 11 2 21 2 105 0 202-101 202-200 0-48-23-88-72-88-92 0-130 124-167 247-69-13-103-49-103-94 0-18 14-86 52-131 6-6 6-6 6-8 0-3-2-7-9-7-18 0-67 92-67 153 0 60 43 106 110 121-11 36-22 72-33 108zM164 250c-6 0-6 0-11 0-7 0-9 0-9-2 0-1 11-59 13-68 19-81 70-142 126-142 43 0 61 34 61 65 0 70-83 147-180 147z">
              <text:p/>
            </draw:path>
            <draw:path draw:style-name="gr2" draw:text-style-name="P2" draw:layer="layout" svg:width="0.195cm" svg:height="0.292cm" svg:x="36.036cm" svg:y="9.575cm" svg:viewBox="0 0 196 293" svg:d="M196 214c-5 0-9 0-14 0-2 9-7 36-13 40-3 3-38 3-43 3-27 0-54 0-81 0 45-41 61-54 88-75 33-25 63-54 63-96 0-54-47-86-104-86-54 0-92 40-92 79 0 24 20 25 23 25 11 0 24-7 24-23 0-9-2-23-25-23 12-33 43-42 64-42 44 0 67 34 67 70 0 40-27 69-41 85-36 35-71 71-107 106-5 4-5 6-5 16 61 0 122 0 184 0 4-26 8-52 12-79z">
              <text:p/>
            </draw:path>
            <draw:path draw:style-name="gr2" draw:text-style-name="P2" draw:layer="layout" svg:width="0.085cm" svg:height="0.632cm" svg:x="36.306cm" svg:y="9.299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6.377cm" svg:y="9.299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339cm" svg:height="0.46cm" svg:x="24.158cm" svg:y="10.277cm" svg:viewBox="0 0 340 461" svg:d="M133 216c-126 68-133 151-133 166 0 48 47 79 106 79 106 0 191-101 191-114 0-3-4-5-7-5-7 0-31 9-45 29-15 18-40 54-97 54-45 0-94-24-94-70 0-31 34-125 135-128 29-2 52-24 52-31 0-3-3-5-7-5-88-4-106-47-106-72 0-15 9-85 97-85 13 0 61 2 61 36 0 9-5 18-9 22 0 2-2 5-2 7 0 5 4 5 6 5 20 0 59-25 59-61 0-38-45-43-74-43-84 0-192 68-192 146 0 38 29 59 59 70z">
              <text:p/>
            </draw:path>
            <draw:path draw:style-name="gr2" draw:text-style-name="P2" draw:layer="layout" svg:width="0.532cm" svg:height="0.332cm" svg:x="24.495cm" svg:y="10.507cm" svg:viewBox="0 0 533 333" svg:d="M430 126c9-9 31-32 40-43-6 34-20 129-20 178 0 9 0 25 4 40 0 7 1 21 23 21s56-20 56-30c0-2-2-4-4-4-7 0-20 7-21 7-13 0-13-9-15-20-2-16-2-28-2-34 0-43 15-164 29-225 0-2 2-5 2-9-2-2-2-7-5-7-2 0-2 0-11 9-49 54-97 108-148 160-39 40-52 52-83 79-19-30-30-63-43-104-14-43-25-85-34-130-4-10-2-8-4-12-1-2-5-2-7-2-7 0-29 9-30 22-6 41-15 111-65 225-4 10-18 43-34 43-8 0-26-4-36-13-4-2-3-2-4-3-9 0-18 21-18 36 0 5 0 9 14 16 13 7 26 7 29 7 31 0 60-68 69-88 10-25 41-97 57-177 15 56 38 146 65 193 7 14 20 34 25 34 9 0 90-83 115-108 19-20 38-41 56-61z">
              <text:p/>
            </draw:path>
            <draw:path draw:style-name="gr2" draw:text-style-name="P2" draw:layer="layout" svg:width="0.085cm" svg:height="0.632cm" svg:x="25.175cm" svg:y="10.248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25.245cm" svg:y="10.248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5cm" svg:x="25.378cm" svg:y="10.444cm" svg:viewBox="0 0 360 416" svg:d="M76 387c-4 7-4 9-4 13 0 12 13 16 18 16 4 0 18-2 23-16 2-6 6-26 24-116 5 0 9 2 20 2 104 0 203-99 203-200 0-48-25-86-74-86-90 0-129 122-167 245-69-13-103-47-103-94 0-18 15-86 52-131 6-6 6-6 6-7 0-2-2-8-9-8-16 0-65 92-65 153 0 60 41 107 108 123-11 35-22 71-32 106zM162 248c-5 0-5 0-11 0-7 0-9 0-9-1 0-2 11-60 13-69 20-81 70-142 126-142 43 0 61 34 61 65 0 70-83 147-180 147z">
              <text:p/>
            </draw:path>
            <draw:path draw:style-name="gr2" draw:text-style-name="P2" draw:layer="layout" svg:width="0.159cm" svg:height="0.294cm" svg:x="25.808cm" svg:y="10.523cm" svg:viewBox="0 0 160 295" svg:d="M99 13c0-13 0-13-13-13-28 29-68 29-86 29 0 5 0 11 0 16 11 0 40 0 63-13 0 75 0 150 0 225 0 15 0 22-43 22-6 0-12 0-18 0 0 5 0 11 0 16 9-2 63-2 79-2 14 0 70 0 79 2 0-5 0-11 0-16-5 0-11 0-16 0-45 0-45-7-45-22 0-81 0-163 0-244z">
              <text:p/>
            </draw:path>
            <draw:path draw:style-name="gr2" draw:text-style-name="P2" draw:layer="layout" svg:width="0.42cm" svg:height="0.269cm" svg:x="26.255cm" svg:y="10.43cm" svg:viewBox="0 0 421 270" svg:d="M398 25c11 0 23 0 23-12 0-13-11-13-21-13-126 0-252 0-378 0-11 0-22 0-22 13 0 12 13 12 22 12 125 0 250 0 376 0zM400 270c10 0 21 0 21-13 0-12-12-12-23-12-126 0-251 0-376 0-9 0-22 0-22 12 0 13 11 13 22 13 126 0 252 0 378 0zM400 148c10 0 21 0 21-13s-11-13-21-13c-126 0-252 0-378 0-11 0-22 0-22 13s11 13 22 13c126 0 252 0 378 0z">
              <text:p/>
            </draw:path>
            <draw:path draw:style-name="gr2" draw:text-style-name="P2" draw:layer="layout" svg:width="0.359cm" svg:height="0.415cm" svg:x="26.919cm" svg:y="10.444cm" svg:viewBox="0 0 360 416" svg:d="M76 387c-4 7-4 9-4 13 0 12 13 16 18 16 4 0 18-2 23-16 2-6 6-26 24-116 5 0 9 2 20 2 106 0 203-99 203-200 0-48-25-86-72-86-92 0-130 122-169 245-67-13-103-47-103-94 0-18 15-86 52-131 6-6 6-6 6-7 0-2-2-8-7-8-18 0-67 92-67 153 0 60 41 107 110 123-12 35-23 71-34 106zM162 248c-4 0-5 0-11 0-7 0-9 0-9-1 0-2 11-60 15-69 18-81 68-142 124-142 43 0 61 34 61 65 0 70-83 147-180 147z">
              <text:p/>
            </draw:path>
            <draw:path draw:style-name="gr2" draw:text-style-name="P2" draw:layer="layout" svg:width="0.193cm" svg:height="0.294cm" svg:x="27.329cm" svg:y="10.523cm" svg:viewBox="0 0 194 295" svg:d="M194 214c-4 0-9 0-14 0-2 9-5 36-11 40-3 3-38 3-45 3-27 0-54 0-81 0 47-41 61-54 88-75 33-25 63-52 63-96 0-54-46-86-102-86s-92 40-92 79c0 24 18 25 23 25 9 0 24-7 24-23 0-7-4-23-27-23 14-33 43-42 65-42 45 0 66 34 66 70 0 40-27 71-41 85-36 35-71 71-106 106-4 4-4 6-4 18 61 0 121 0 182 0 4-27 8-54 12-81z">
              <text:p/>
            </draw:path>
            <draw:path draw:style-name="gr2" draw:text-style-name="P2" draw:layer="layout" svg:width="0.087cm" svg:height="0.632cm" svg:x="27.597cm" svg:y="10.248cm" svg:viewBox="0 0 88 633" svg:d="M88 0c-29 0-59 0-88 0 0 8 0 17 0 25 21 0 42 0 63 0 0 195 0 389 0 583-21 0-42 0-63 0 0 9 0 17 0 25 29 0 59 0 88 0 0-211 0-422 0-633z">
              <text:p/>
            </draw:path>
            <draw:path draw:style-name="gr2" draw:text-style-name="P2" draw:layer="layout" svg:width="0.087cm" svg:height="0.632cm" svg:x="27.668cm" svg:y="10.248cm" svg:viewBox="0 0 88 633" svg:d="M88 0c-29 0-59 0-88 0 0 8 0 17 0 25 21 0 42 0 63 0 0 195 0 389 0 583-21 0-42 0-63 0 0 9 0 17 0 25 29 0 59 0 88 0 0-211 0-422 0-633z">
              <text:p/>
            </draw:path>
            <draw:path draw:style-name="gr2" draw:text-style-name="P2" draw:layer="layout" svg:width="0.42cm" svg:height="0.147cm" svg:x="28.497cm" svg:y="10.491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339cm" svg:height="0.46cm" svg:x="29.604cm" svg:y="10.277cm" svg:viewBox="0 0 340 461" svg:d="M135 216c-128 68-135 151-135 166 0 48 47 79 108 79 104 0 191-101 191-114 0-3-4-5-7-5-8 0-33 9-47 29-13 18-40 54-96 54-45 0-95-24-95-70 0-31 36-125 135-128 31-2 52-24 52-31 0-3-2-5-5-5-90-4-108-47-108-72 0-15 11-85 99-85 12 0 59 2 59 36 0 9-5 18-7 22-2 2-4 5-4 7 0 5 6 5 8 5 18 0 57-25 57-61 0-38-43-43-72-43-86 0-192 68-192 146 0 38 27 59 59 70z">
              <text:p/>
            </draw:path>
            <draw:path draw:style-name="gr2" draw:text-style-name="P2" draw:layer="layout" svg:width="0.534cm" svg:height="0.332cm" svg:x="29.941cm" svg:y="10.507cm" svg:viewBox="0 0 535 333" svg:d="M430 126c9-9 33-32 42-43-6 34-20 129-20 178 0 9 0 25 2 40 1 7 4 21 25 21 20 0 56-20 56-30 0-2-2-4-6-4-7 0-13 5-20 7-12 0-14-9-14-20-2-16-2-28-2-34 0-43 15-164 27-225 0-2 2-5 2-9-1-2 0-7-4-7-3 0-3 0-10 9-49 54-99 108-150 160-38 40-50 52-83 79-18-30-28-63-43-104-12-43-25-85-34-130-4-10-2-8-4-12-1-2-3-2-5-2-7 0-29 9-31 22-5 41-14 111-64 225-6 10-20 43-35 43-7 0-25-4-37-13-2-2-2-3-4-3-7 0-18 21-18 36 0 5 0 9 16 16 11 7 24 7 29 7 31 0 58-68 67-88 10-25 41-97 57-177 15 56 40 146 65 193 9 14 20 34 27 34 9 0 88-83 113-108 19-20 38-41 56-61z">
              <text:p/>
            </draw:path>
            <draw:path draw:style-name="gr2" draw:text-style-name="P2" draw:layer="layout" svg:width="0.087cm" svg:height="0.632cm" svg:x="30.621cm" svg:y="10.248cm" svg:viewBox="0 0 88 633" svg:d="M88 633c0-8 0-16 0-25-21 0-42 0-63 0 0-194 0-388 0-583 21 0 42 0 63 0 0-8 0-17 0-25-29 0-59 0-88 0 0 211 0 422 0 633 29 0 59 0 88 0z">
              <text:p/>
            </draw:path>
            <draw:path draw:style-name="gr2" draw:text-style-name="P2" draw:layer="layout" svg:width="0.087cm" svg:height="0.632cm" svg:x="30.691cm" svg:y="10.248cm" svg:viewBox="0 0 88 633" svg:d="M88 633c0-8 0-16 0-25-21 0-42 0-63 0 0-194 0-388 0-583 21 0 42 0 63 0 0-8 0-17 0-25-29 0-59 0-88 0 0 211 0 422 0 633 29 0 59 0 88 0z">
              <text:p/>
            </draw:path>
            <draw:path draw:style-name="gr2" draw:text-style-name="P2" draw:layer="layout" svg:width="0.359cm" svg:height="0.415cm" svg:x="30.824cm" svg:y="10.444cm" svg:viewBox="0 0 360 416" svg:d="M76 387c-2 7-2 9-2 13 0 12 11 16 18 16 3 0 16-2 23-16 2-6 6-26 22-116 5 0 11 2 21 2 105 0 202-99 202-200 0-48-25-86-72-86-92 0-130 122-167 245-69-13-105-47-105-94 0-18 15-86 52-131 6-6 6-6 6-7 0-2 0-8-7-8-18 0-67 92-67 153 0 60 41 107 110 123-12 35-23 71-34 106zM164 248c-6 0-7 0-13 0-7 0-7 0-7-1 0-2 11-60 13-69 19-81 68-142 126-142 43 0 59 34 59 65 0 70-81 147-178 147z">
              <text:p/>
            </draw:path>
            <draw:path draw:style-name="gr2" draw:text-style-name="P2" draw:layer="layout" svg:width="0.161cm" svg:height="0.294cm" svg:x="31.254cm" svg:y="10.523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2" draw:text-style-name="P2" draw:layer="layout" svg:width="0.386cm" svg:height="0.366cm" svg:x="31.719cm" svg:y="10.381cm" svg:viewBox="0 0 387 367" svg:d="M191 25c99 0 171 74 171 159 0 84-72 158-171 158-57 0-113 0-169 0-11 0-22 0-22 13 0 12 11 12 22 12 57 0 114 0 171 0 108 0 194-83 194-183 0-101-86-184-194-184-57 0-114 0-171 0-11 0-22 0-22 13 0 12 11 12 22 12 56 0 112 0 169 0z">
              <text:p/>
            </draw:path>
            <draw:path draw:style-name="gr2" draw:text-style-name="P2" draw:layer="layout" svg:width="0.359cm" svg:height="0.415cm" svg:x="32.365cm" svg:y="10.444cm" svg:viewBox="0 0 360 416" svg:d="M76 387c-2 7-2 9-2 13 0 12 11 16 18 16 3 0 16-2 23-16 2-6 6-26 22-116 5 0 11 2 21 2 105 0 202-99 202-200 0-48-23-86-72-86-92 0-130 122-167 245-69-13-105-47-105-94 0-18 15-86 54-131 4-6 4-6 4-7 0-2 0-8-7-8-18 0-67 92-67 153 0 60 41 107 110 123-12 35-23 71-34 106zM164 248c-6 0-7 0-11 0-9 0-9 0-9-1 0-2 11-60 13-69 19-81 68-142 126-142 43 0 59 34 59 65 0 70-81 147-178 147z">
              <text:p/>
            </draw:path>
            <draw:path draw:style-name="gr2" draw:text-style-name="P2" draw:layer="layout" svg:width="0.195cm" svg:height="0.294cm" svg:x="32.775cm" svg:y="10.523cm" svg:viewBox="0 0 196 295" svg:d="M196 214c-5 0-11 0-16 0 0 9-5 36-11 40-3 3-38 3-43 3-28 0-55 0-83 0 47-41 63-54 90-75 33-25 63-52 63-96 0-54-47-86-104-86-54 0-92 40-92 79 0 24 20 25 23 25 11 0 24-7 24-23 0-7-4-23-25-23 12-33 43-42 64-42 44 0 67 34 67 70 0 40-27 71-41 85-36 35-71 71-107 106-5 4-5 6-5 18 61 0 121 0 182 0 5-27 9-54 14-81z">
              <text:p/>
            </draw:path>
            <draw:path draw:style-name="gr2" draw:text-style-name="P2" draw:layer="layout" svg:width="0.085cm" svg:height="0.632cm" svg:x="33.045cm" svg:y="10.248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3.115cm" svg:y="10.248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352cm" svg:height="0.391cm" svg:x="33.452cm" svg:y="10.345cm" svg:viewBox="0 0 353 392" svg:d="M353 137c0-96-97-137-177-137-82 0-176 43-176 137 0 77 0 155 0 232 0 11 0 23 13 23 12 0 12-12 12-23 0-76 0-152 0-229 0-95 105-115 151-115 29 0 69 6 103 27 49 31 49 72 49 88 0 77 0 153 0 229 0 11 0 23 12 23 13 0 13-12 13-23 0-77 0-155 0-232z">
              <text:p/>
            </draw:path>
            <draw:path draw:style-name="gr2" draw:text-style-name="P2" draw:layer="layout" svg:width="0.339cm" svg:height="0.46cm" svg:x="33.997cm" svg:y="10.277cm" svg:viewBox="0 0 340 461" svg:d="M133 216c-126 68-133 151-133 166 0 48 47 79 108 79 104 0 189-101 189-114 0-3-2-5-5-5-8 0-33 9-47 29-13 18-40 54-96 54-45 0-95-24-95-70 0-31 36-125 135-128 31-2 52-24 52-31 0-3-3-5-5-5-90-4-108-47-108-72 0-15 9-85 99-85 11 0 59 2 59 36 0 9-5 18-7 22-2 2-4 5-4 7 0 5 6 5 8 5 18 0 57-25 57-61 0-38-43-43-72-43-86 0-194 68-194 146 0 38 29 59 59 70z">
              <text:p/>
            </draw:path>
            <draw:path draw:style-name="gr2" draw:text-style-name="P2" draw:layer="layout" svg:width="0.534cm" svg:height="0.332cm" svg:x="34.334cm" svg:y="10.507cm" svg:viewBox="0 0 535 333" svg:d="M430 126c9-9 33-32 40-43-4 34-18 129-18 178 0 9 0 25 2 40 1 7 2 21 23 21s58-20 58-30c0-2-4-4-6-4-7 0-20 7-21 7-11 0-13-9-15-20-2-16-2-28-2-34 0-43 17-164 29-225 0-2 2-5 2-9-1-2 0-7-4-7-3 0-3 0-10 9-49 54-99 108-150 160-38 40-52 52-83 79-18-30-30-63-43-104-12-43-25-85-34-130-4-10-2-8-4-12-1-2-3-2-5-2-7 0-29 9-31 22-5 41-14 111-64 225-6 10-20 43-36 43-6 0-24-4-36-13-2-2-2-3-4-3-7 0-18 21-18 36 0 5 0 9 16 16 11 7 24 7 29 7 31 0 58-68 67-88 10-25 41-97 57-177 15 56 40 146 65 193 9 14 20 34 25 34 11 0 90-83 115-108 19-20 38-41 56-61z">
              <text:p/>
            </draw:path>
            <draw:path draw:style-name="gr2" draw:text-style-name="P2" draw:layer="layout" svg:width="0.085cm" svg:height="0.632cm" svg:x="35.014cm" svg:y="10.248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5.084cm" svg:y="10.248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359cm" svg:height="0.415cm" svg:x="35.218cm" svg:y="10.444cm" svg:viewBox="0 0 360 416" svg:d="M76 387c-2 7-4 9-4 13 0 12 13 16 20 16 2 0 16-2 23-16 2-6 4-26 22-116 5 0 11 2 20 2 106 0 203-99 203-200 0-48-25-86-72-86-92 0-130 122-167 245-69-13-105-47-105-94 0-18 15-86 52-131 6-6 6-6 6-7 0-2-2-8-7-8-18 0-67 92-67 153 0 60 41 107 110 123-12 35-23 71-34 106zM164 248c-6 0-7 0-13 0-7 0-7 0-7-1 0-2 11-60 13-69 19-81 68-142 124-142 45 0 61 34 61 65 0 70-81 147-178 147z">
              <text:p/>
            </draw:path>
            <draw:path draw:style-name="gr2" draw:text-style-name="P2" draw:layer="layout" svg:width="0.195cm" svg:height="0.294cm" svg:x="35.628cm" svg:y="10.523cm" svg:viewBox="0 0 196 295" svg:d="M196 214c-5 0-11 0-16 0-2 9-5 36-11 40-3 3-38 3-45 3-27 0-54 0-81 0 47-41 63-54 88-75 35-25 65-52 65-96 0-54-48-86-104-86s-92 40-92 79c0 24 18 25 23 25 11 0 24-7 24-23 0-7-4-23-27-23 14-33 45-42 65-42 45 0 68 34 68 70 0 40-29 71-41 85-36 35-72 71-108 106-4 4-4 6-4 18 61 0 121 0 182 0 5-27 9-54 14-81z">
              <text:p/>
            </draw:path>
            <draw:path draw:style-name="gr2" draw:text-style-name="P2" draw:layer="layout" svg:width="0.384cm" svg:height="0.366cm" svg:x="36.112cm" svg:y="10.381cm" svg:viewBox="0 0 385 367" svg:d="M191 25c99 0 169 74 169 159 0 84-70 158-169 158-57 0-113 0-169 0-11 0-22 0-22 13 0 12 11 12 22 12 57 0 114 0 171 0 108 0 192-83 192-183 0-101-84-184-192-184-57 0-114 0-171 0-11 0-22 0-22 13 0 12 11 12 22 12 56 0 112 0 169 0z">
              <text:p/>
            </draw:path>
            <draw:path draw:style-name="gr2" draw:text-style-name="P2" draw:layer="layout" svg:width="0.359cm" svg:height="0.415cm" svg:x="36.758cm" svg:y="10.444cm" svg:viewBox="0 0 360 416" svg:d="M76 387c-2 7-2 9-2 13 0 12 11 16 18 16 2 0 16-2 23-16 2-6 6-26 22-116 5 0 11 2 21 2 105 0 202-99 202-200 0-48-25-86-72-86-92 0-130 122-167 245-69-13-105-47-105-94 0-18 15-86 52-131 6-6 6-6 6-7 0-2 0-8-7-8-18 0-67 92-67 153 0 60 41 107 110 123-12 35-23 71-34 106zM164 248c-6 0-7 0-13 0-7 0-7 0-7-1 0-2 11-60 13-69 19-81 68-142 124-142 45 0 61 34 61 65 0 70-81 147-178 147z">
              <text:p/>
            </draw:path>
            <draw:path draw:style-name="gr2" draw:text-style-name="P2" draw:layer="layout" svg:width="0.161cm" svg:height="0.294cm" svg:x="37.188cm" svg:y="10.523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2" draw:text-style-name="P2" draw:layer="layout" svg:width="0.085cm" svg:height="0.632cm" svg:x="37.438cm" svg:y="10.248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7.509cm" svg:y="10.248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337cm" svg:height="0.46cm" svg:x="24.419cm" svg:y="11.794cm" svg:viewBox="0 0 338 461" svg:d="M133 218c-128 68-133 149-133 164 0 48 47 79 106 79 106 0 191-101 191-114 0-3-4-3-7-3-7 0-31 7-45 27-15 18-42 55-97 55-45 0-96-23-96-71 0-31 36-125 137-128 29-2 50-24 50-31 0-3-1-3-5-3-90-6-106-49-106-74 0-15 9-83 97-83 13 0 59 2 59 34 0 11-3 20-7 24 0 1-3 5-3 7 0 3 5 3 7 3 20 0 57-25 57-61s-43-43-72-43c-86 0-192 68-192 146 0 38 29 61 59 72z">
              <text:p/>
            </draw:path>
            <draw:path draw:style-name="gr2" draw:text-style-name="P2" draw:layer="layout" svg:width="0.532cm" svg:height="0.332cm" svg:x="24.756cm" svg:y="12.024cm" svg:viewBox="0 0 533 333" svg:d="M428 128c11-9 33-34 42-43-6 32-20 127-20 178 0 7 0 23 2 39 2 6 4 22 25 22s56-22 56-31c0-3-2-3-6-3-7 0-19 5-19 7-13-2-13-11-15-22-2-16-2-28-2-32 0-43 15-166 29-227 0-3 0-5 0-9-1-2 0-7-3-7-2 0-4 0-11 9-49 56-97 110-150 160-37 40-50 54-82 81-18-30-29-65-44-106-12-41-23-85-34-128-2-12-2-14-3-14-2-2-4-2-6-2-7 0-29 9-30 22-6 43-15 113-65 225-6 12-18 43-34 43-8 0-26-4-36-13-4-2-4-2-6-2-7 0-16 22-16 35 0 5 0 9 14 18 13 5 24 5 29 5 31 0 60-67 67-86 11-27 41-99 57-179 15 58 40 148 65 193 9 14 20 34 27 34 9 0 90-83 115-108 18-20 36-39 54-59z">
              <text:p/>
            </draw:path>
            <draw:path draw:style-name="gr2" draw:text-style-name="P2" draw:layer="layout" svg:width="0.085cm" svg:height="0.631cm" svg:x="25.436cm" svg:y="11.767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25.506cm" svg:y="11.767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451cm" svg:height="0.431cm" svg:x="25.632cm" svg:y="11.808cm" svg:viewBox="0 0 452 432" svg:d="M166 232c36 0 72 0 108 0 90 0 178-65 178-137 0-48-42-95-124-95-69 0-137 0-206 0-12 0-19 0-19 13 0 7 5 7 18 7 9 0 19 0 27 2 10 0 14 3 14 9 0 3 0 5-2 12-28 114-56 227-84 340-8 24-9 29-58 29-11 0-18 0-18 13 0 7 7 7 9 7 18 0 63-2 81-2 13 0 27 0 40 0 14 0 28 2 41 2 5 0 13 0 13-13 0-7-6-7-18-7-24 0-42 0-42-11 0-3 2-7 2-10 13-53 26-106 40-159zM212 43c6-21 6-23 35-23 19 0 39 0 59 0 52 0 86 18 86 61 0 23-12 79-37 101-31 29-69 34-98 34s-58 0-88 0c15-58 29-115 43-173z">
              <text:p/>
            </draw:path>
            <draw:path draw:style-name="gr2" draw:text-style-name="P2" draw:layer="layout" svg:width="0.561cm" svg:height="0.346cm" svg:x="26.311cm" svg:y="11.909cm" svg:viewBox="0 0 562 347" svg:d="M425 124c27 24 59 40 79 49-22 11-54 27-79 48-134 0-268 0-402 0-10 0-23 0-23 13s11 13 22 13c124 0 249 0 374 0-31 30-63 84-63 93 0 7 9 7 13 7 3 0 9 0 10-5 15-23 33-58 72-94 45-39 87-55 119-64 11-6 13-6 15-8 0-1 0-1 0-3 0-1 0-2 0-4-1 0-2-1-2-2-2 0-2 0-15-3-84-25-149-83-183-151-7-13-7-13-16-13-4 0-13 0-13 7s32 63 63 92c-125 0-250 0-374 0-11 0-22 0-22 13 0 12 13 12 23 12 134 0 268 0 402 0z">
              <text:p/>
            </draw:path>
            <draw:path draw:style-name="gr2" draw:text-style-name="P2" draw:layer="layout" svg:width="0.436cm" svg:height="0.568cm" svg:x="27.115cm" svg:y="11.794cm" svg:viewBox="0 0 437 569" svg:d="M247 443c97-38 190-150 190-272 0-103-66-171-162-171-136 0-275 144-275 292 0 104 70 169 162 169 16 0 38-4 61-9-2 37-2 39-2 48 0 20 0 69 53 69 75 0 106-116 106-123 0-3-6-5-7-5-6 0-6 2-8 5-16 45-52 61-73 61-29 0-40-16-45-64zM126 437c-49-19-70-68-70-126 0-43 16-133 65-201 46-65 106-94 151-94 63 0 110 51 110 135 0 63-33 211-139 270-4-21-9-68-56-68-34 0-65 32-65 65 0 12 3 13 4 19zM166 444c-9 0-29 0-29-26s23-51 50-51 40 15 40 54c0 9-2 9-7 13-17 7-36 10-54 10z">
              <text:p/>
            </draw:path>
            <draw:path draw:style-name="gr2" draw:text-style-name="P2" draw:layer="layout" svg:width="0.087cm" svg:height="0.631cm" svg:x="27.597cm" svg:y="11.767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087cm" svg:height="0.631cm" svg:x="27.668cm" svg:y="11.767cm" svg:viewBox="0 0 88 632" svg:d="M88 0c-29 0-59 0-88 0 0 8 0 17 0 25 21 0 42 0 63 0 0 194 0 388 0 581-21 0-42 0-63 0 0 9 0 17 0 26 29 0 59 0 88 0 0-211 0-421 0-632z">
              <text:p/>
            </draw:path>
            <draw:path draw:style-name="gr2" draw:text-style-name="P2" draw:layer="layout" svg:width="0.42cm" svg:height="0.147cm" svg:x="28.497cm" svg:y="12.008cm" svg:viewBox="0 0 421 148" svg:d="M400 25c9 0 21 0 21-12 0-13-12-13-20-13-126 0-253 0-379 0-9 0-22 0-22 13 0 12 13 12 22 12 126 0 252 0 378 0zM401 148c8 0 20 0 20-13s-12-13-21-13c-126 0-252 0-378 0-9 0-22 0-22 13s13 13 22 13c126 0 253 0 379 0z">
              <text:p/>
            </draw:path>
            <draw:path draw:style-name="gr2" draw:text-style-name="P2" draw:layer="layout" svg:width="0.327cm" svg:height="1.896cm" svg:x="29.678cm" svg:y="11.133cm" svg:viewBox="0 0 328 1897" svg:d="M194 1181c0-69-48-177-158-233 68-36 149-109 158-228 0-1 0-3 0-4 0-146 0-293 0-439 0-50 0-63 6-86 11-51 41-114 122-160 4-4 6-4 6-17 0-12-2-14-15-14-12 0-12 0-30 11-141 79-150 198-150 219 0 150 0 300 0 450 0 45 0 97-32 155-29 52-63 77-92 95-7 8-9 8-9 18 0 11 2 13 5 15 54 36 112 92 126 196 2 13 2 14 2 22 0 161 0 323 0 485 0 53 33 159 153 222 15 9 16 9 27 9 13 0 15 0 15-15 0-10-2-12-4-12-27-18-110-69-128-178-2-17-2-18-2-26 0-162 0-324 0-485z">
              <text:p/>
            </draw:path>
            <draw:path draw:style-name="gr2" draw:text-style-name="P2" draw:layer="layout" svg:width="0.627cm" svg:height="0.443cm" svg:x="30.131cm" svg:y="11.378cm" svg:viewBox="0 0 628 444" svg:d="M545 72c17-27 31-50 71-54 5 0 12 0 12-13 0-1-2-5-7-5-16 0-34 2-49 2-21 0-45-2-66-2-4 0-13 0-13 11 0 7 7 7 11 7 14 2 36 7 36 25 0 7-2 13-7 22-57 99-114 198-171 297-8-105-16-209-24-313 0-13-1-29 45-31 11 0 17 0 17-13 0-5-8-5-9-5-26 0-53 2-78 2-14 0-52-2-66-2-4 0-13 0-13 13 0 5 7 5 16 5 27 0 33 5 33 16 1 16 3 33 5 49-53 93-107 186-160 279-9-107-17-214-25-321 0-7 0-21 48-23 6 0 13 0 13-13 0-5-7-5-9-5-25 0-51 2-78 2-21 0-45-2-66-2-2 0-11 0-11 11 0 7 5 7 16 7 31 0 33 7 33 23 9 129 19 258 28 387 2 11 2 16 11 16 7 0 9-3 15-12 62-107 124-215 187-322 8 106 15 212 23 318 0 13 2 16 9 16 9 0 13-5 16-10 69-121 138-241 207-362z">
              <text:p/>
            </draw:path>
            <draw:path draw:style-name="gr2" draw:text-style-name="P2" draw:layer="layout" svg:width="0.073cm" svg:height="0.188cm" svg:x="30.731cm" svg:y="11.742cm" svg:viewBox="0 0 74 189" svg:d="M74 67c0-42-16-67-40-67-21 0-34 16-34 34 0 16 13 34 34 34 7 0 15-3 22-9 2-1 2-1 3-1 0 3 0 0 0 9 0 46-21 84-41 106-7 7-7 7-7 9 0 5 2 7 5 7 7 0 58-49 58-122z">
              <text:p/>
            </draw:path>
            <draw:path draw:style-name="gr2" draw:text-style-name="P2" draw:layer="layout" svg:width="0.136cm" svg:height="0.424cm" svg:x="31.505cm" svg:y="11.385cm" svg:viewBox="0 0 137 425" svg:d="M92 144c-30 2-59 5-88 7 0 7 0 13 0 20 41 0 46 4 46 34 0 57 0 114 0 171 0 29-7 29-50 29 0 7 0 13 0 20 22-2 56-4 70-4 22 0 45 2 67 4 0-7 0-13 0-20-43 0-45-4-45-29 0-77 0-155 0-232zM94 34c0-20-15-34-33-34-20 0-34 18-34 34 0 18 14 34 34 34 18 0 33-14 33-34z">
              <text:p/>
            </draw:path>
            <draw:path draw:style-name="gr2" draw:text-style-name="P2" draw:layer="layout" svg:width="0.204cm" svg:height="0.445cm" svg:x="31.681cm" svg:y="11.364cm" svg:viewBox="0 0 205 446" svg:d="M90 173c0-25 0-49 0-74 0-56 31-85 58-85 1 0 12 0 21 4-7 2-20 11-20 27 0 14 11 27 27 27 20 0 29-13 29-29 0-23-23-43-57-43-44 0-98 32-98 101 0 24 0 48 0 72-16 0-33 0-50 0 0 6 0 13 0 20 17 0 34 0 50 0 0 68 0 136 0 205 0 28-7 28-50 28 0 7 0 14 0 20 25-2 56-3 72-3 27 0 56 0 81 3 0-6 0-13 0-20-4 0-8 0-13 0-46 0-48-7-48-30 0-68 0-136 0-203 24 0 48 0 72 0 0-7 0-14 0-20-25 0-49 0-74 0z">
              <text:p/>
            </draw:path>
            <draw:path draw:style-name="gr2" draw:text-style-name="P2" draw:layer="layout" svg:width="0.354cm" svg:height="0.443cm" svg:x="32.109cm" svg:y="11.378cm" svg:viewBox="0 0 355 444" svg:d="M297 45c5-20 7-27 41-27 11 0 17 0 17-11 0-5-4-7-8-7-16 0-55 2-70 2-21 0-74-2-93-2-6 0-15 0-15 13 0 5 6 5 22 5s21 0 38 2c14 2 19 3 19 12 0 4-1 9-3 15-24 96-48 193-72 290-16 61-58 95-92 95-16 0-49-7-59-40 1 0 5 0 7 0 25 0 41-21 41-39 0-22-18-27-29-27-10 0-41 7-41 50 0 40 34 68 83 68 59 0 124-41 140-104 25-98 49-197 74-295z">
              <text:p/>
            </draw:path>
            <draw:path draw:style-name="gr2" draw:text-style-name="P2" draw:layer="layout" svg:width="0.147cm" svg:height="0.631cm" svg:x="32.538cm" svg:y="11.335cm" svg:viewBox="0 0 148 632" svg:d="M148 626c0-2 0-3-11-14-79-79-99-200-99-295 0-110 23-222 101-301 9-7 9-7 9-11 0-3-2-5-8-5-5 0-63 43-99 122-32 71-41 141-41 195 0 48 7 126 43 196 38 79 92 119 97 119 6 0 8-2 8-6z">
              <text:p/>
            </draw:path>
            <draw:path draw:style-name="gr2" draw:text-style-name="P2" draw:layer="layout" svg:width="0.435cm" svg:height="0.568cm" svg:x="32.754cm" svg:y="11.364cm" svg:viewBox="0 0 436 569" svg:d="M245 441c99-36 191-149 191-272 0-101-67-169-161-169-136 0-275 144-275 290 0 106 70 169 162 169 14 0 36-2 61-9-2 39-2 39-2 48 0 20 0 71 53 71 75 0 104-117 104-123 0-5-4-7-5-7-6 0-8 4-9 7-15 45-51 61-74 61-29 0-38-18-45-66zM126 437c-50-19-72-70-72-126 0-45 18-133 65-201 47-65 106-94 153-94 63 0 108 49 108 133 0 63-31 211-139 270-2-21-9-68-54-68-34 0-65 32-65 65 0 12 4 19 4 21zM166 443c-9 0-31 0-31-27 0-25 26-51 52-51s38 17 38 54c0 9 0 11-7 13-16 7-36 11-52 11z">
              <text:p/>
            </draw:path>
            <draw:path draw:style-name="gr2" draw:text-style-name="P2" draw:layer="layout" svg:width="0.147cm" svg:height="0.631cm" svg:x="33.258cm" svg:y="11.335cm" svg:viewBox="0 0 148 632" svg:d="M148 317c0-51-8-126-42-198-39-78-93-119-99-119-3 0-7 2-7 5 0 4 0 4 13 17 61 61 97 162 97 295 0 108-24 219-101 298-9 8-9 9-9 11 0 4 4 6 7 6 6 0 63-44 101-123 31-70 40-140 40-192z">
              <text:p/>
            </draw:path>
            <draw:path draw:style-name="gr2" draw:text-style-name="P2" draw:layer="layout" svg:width="0.384cm" svg:height="0.488cm" svg:x="33.697cm" svg:y="11.407cm" svg:viewBox="0 0 385 489" svg:d="M364 25c10 0 21 0 21-12 0-13-11-13-21-13-57 0-114 0-171 0-108 0-193 83-193 184 0 100 86 181 193 181 57 0 114 0 171 0 10 0 21 0 21-12 0-13-11-13-21-13-57 0-113 0-170 0-99 0-169-74-169-156 0-87 72-159 169-159 57 0 113 0 170 0zM34 464c-11 0-21 0-21 13 0 12 10 12 21 12 110 0 220 0 330 0 10 0 21 0 21-12 0-13-11-13-21-13-110 0-220 0-330 0z">
              <text:p/>
            </draw:path>
            <draw:path draw:style-name="gr2" draw:text-style-name="P2" draw:layer="layout" svg:width="0.355cm" svg:height="0.443cm" svg:x="34.355cm" svg:y="11.378cm" svg:viewBox="0 0 356 444" svg:d="M299 45c3-20 5-27 39-27 11 0 18 0 18-11 0-5-3-7-9-7-16 0-54 2-70 2-21 0-72-2-93-2-6 0-13 0-13 13 0 5 5 5 22 5 14 0 19 0 36 2 16 2 19 3 19 12 0 4-1 9-1 15-25 96-50 193-74 290-15 61-58 95-90 95-16 0-51-7-61-40 1 0 7 0 9 0 23 0 39-21 39-39 0-22-16-27-27-27s-43 7-43 50c0 40 34 68 85 68 57 0 124-41 138-104 25-98 51-197 76-295z">
              <text:p/>
            </draw:path>
            <draw:path draw:style-name="gr2" draw:text-style-name="P2" draw:layer="layout" svg:width="0.145cm" svg:height="0.631cm" svg:x="34.786cm" svg:y="11.335cm" svg:viewBox="0 0 146 632" svg:d="M146 626c0-2 0-3-11-14-79-79-99-200-99-295 0-110 25-222 103-301 7-7 7-7 7-11 0-3-2-5-6-5-7 0-63 43-100 122-33 71-40 141-40 195 0 48 7 126 41 196 38 79 92 119 99 119 4 0 6-2 6-6z">
              <text:p/>
            </draw:path>
            <draw:path draw:style-name="gr2" draw:text-style-name="P2" draw:layer="layout" svg:width="0.451cm" svg:height="0.431cm" svg:x="34.994cm" svg:y="11.378cm" svg:viewBox="0 0 452 432" svg:d="M166 230c36 0 72 0 108 0 90 0 178-64 178-135 0-48-42-95-126-95-68 0-136 0-204 0-12 0-19 0-19 11 0 7 5 7 18 7 9 0 19 2 27 2 10 2 14 3 14 11 0 1 0 3-2 10-28 114-56 227-84 341-8 25-9 30-58 30-11 0-18 0-18 11 0 9 7 9 9 9 18 0 63-4 81-4 13 0 27 2 40 2 14 0 28 2 41 2 4 0 13 0 13-14 0-6-6-6-18-6-24 0-42 0-42-12 0-4 2-8 2-11 13-53 26-106 40-159zM212 43c6-23 6-25 33-25 20 0 41 0 61 0 52 0 86 18 86 61 0 25-12 79-37 103-31 29-69 32-98 32s-58 0-88 0c15-57 29-114 43-171z">
              <text:p/>
            </draw:path>
            <draw:path draw:style-name="gr2" draw:text-style-name="P2" draw:layer="layout" svg:width="0.147cm" svg:height="0.631cm" svg:x="35.498cm" svg:y="11.335cm" svg:viewBox="0 0 148 632" svg:d="M148 317c0-51-8-126-42-198-39-78-93-119-99-119-3 0-7 2-7 5 0 4 0 4 13 17 61 61 97 162 97 295 0 108-24 219-101 298-9 8-9 9-9 11 0 4 4 6 7 6 6 0 63-44 101-123 32-70 40-140 40-192z">
              <text:p/>
            </draw:path>
            <draw:path draw:style-name="gr2" draw:text-style-name="P2" draw:layer="layout" svg:width="0.255cm" svg:height="0.537cm" svg:x="30.126cm" svg:y="12.231cm" svg:viewBox="0 0 256 538" svg:d="M216 13c0-8-5-13-13-13-9 0-10 7-14 20-9 27-2 3-9 29-7-4-27-13-50-13-38 0-78 18-101 67-25 52-29 109-29 167 0 40 0 155 56 203-15 49-15 51-15 52 0 8 4 13 13 13s11-7 14-20c8-25 2-3 9-29 15 8 35 13 51 13 72 0 99-59 110-90 16-43 18-95 18-142s0-151-54-203c4-18 9-36 14-54zM63 444c-20-43-20-122-20-181 0-51 0-96 9-135 11-60 49-78 78-78 12 0 28 4 45 17-38 126-75 252-112 377zM193 94c21 36 21 109 21 169 0 47 0 93-7 135-13 66-45 90-79 90-15 0-29-4-45-18 36-126 73-251 110-376z">
              <text:p/>
            </draw:path>
            <draw:path draw:style-name="gr2" draw:text-style-name="P2" draw:layer="layout" svg:width="0.073cm" svg:height="0.188cm" svg:x="30.468cm" svg:y="12.652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2" draw:text-style-name="P2" draw:layer="layout" svg:width="0.278cm" svg:height="0.289cm" svg:x="31.503cm" svg:y="12.436cm" svg:viewBox="0 0 279 290" svg:d="M279 148c0-81-63-148-139-148-79 0-140 68-140 148 0 82 65 142 139 142 77 0 140-61 140-142zM140 275c-27 0-55-14-72-43-16-27-16-66-16-90 0-23 0-57 15-86 18-29 46-42 72-42 28 0 55 15 72 42 16 27 16 63 16 86 0 24 0 58-15 87-12 27-41 46-72 46z">
              <text:p/>
            </draw:path>
            <draw:path draw:style-name="gr2" draw:text-style-name="P2" draw:layer="layout" svg:width="0.197cm" svg:height="0.395cm" svg:x="31.812cm" svg:y="12.33cm" svg:viewBox="0 0 198 396" svg:d="M97 137c31 0 61 0 92 0 0-7 0-13 0-20-31 0-61 0-92 0 0-39 0-78 0-117-5 0-9 0-14 0-2 52-20 121-83 122 0 5 0 10 0 15 18 0 36 0 54 0 0 58 0 116 0 174 0 78 59 85 81 85 45 0 63-45 63-85 0-12 0-24 0-36-5 0-11 0-16 0 0 12 0 23 0 35 0 46-18 72-42 72-43 0-43-58-43-69 0-59 0-117 0-176z">
              <text:p/>
            </draw:path>
            <draw:path draw:style-name="gr2" draw:text-style-name="P2" draw:layer="layout" svg:width="0.318cm" svg:height="0.436cm" svg:x="32.066cm" svg:y="12.281cm" svg:viewBox="0 0 319 437" svg:d="M50 391c0 28-7 28-50 28 0 6 0 12 0 18 23 0 56-2 72-2s50 2 72 2c0-6 0-12 0-18-43 0-50 0-50-28 0-39 0-78 0-117 0-65 45-101 86-101 40 0 47 34 47 70 0 49 0 98 0 148 0 28-7 28-51 28 0 6 0 12 0 18 22 0 54-2 72-2 17 0 49 2 71 2 0-6 0-12 0-18-33 0-49 0-49-19 0-41 0-81 0-121 0-54 0-74-20-97-9-11-30-24-66-24-53 0-81 38-92 63 0-73 0-147 0-221-31 2-61 4-92 5 0 7 0 14 0 20 45 0 50 6 50 36 0 110 0 220 0 330z">
              <text:p/>
            </draw:path>
            <draw:path draw:style-name="gr2" draw:text-style-name="P2" draw:layer="layout" svg:width="0.244cm" svg:height="0.289cm" svg:x="32.415cm" svg:y="12.436cm" svg:viewBox="0 0 245 290" svg:d="M54 124c4-93 56-110 77-110 67 0 72 85 72 110-49 0-99 0-149 0zM52 137c60 0 119 0 178 0 13 0 15 0 15-13 0-63-34-124-114-124-72 0-131 65-131 144 0 85 67 146 140 146 76 0 105-70 105-81 0-7-6-9-7-9-6 0-8 5-9 9-22 66-80 66-85 66-32 0-58-19-72-43-20-30-20-72-20-95z">
              <text:p/>
            </draw:path>
            <draw:path draw:style-name="gr2" draw:text-style-name="P2" draw:layer="layout" svg:width="0.213cm" svg:height="0.278cm" svg:x="32.696cm" svg:y="12.44cm" svg:viewBox="0 0 214 279" svg:d="M88 70c0-23 0-47 0-70-29 2-59 5-88 7 0 7 0 13 0 20 45 0 50 4 50 36 0 56 0 113 0 169 0 29-7 29-50 29 0 6 0 12 0 18 25 0 56-2 74-2 25 0 54 0 79 2 0-6 0-12 0-18-4 0-8 0-13 0-46 0-48-7-48-31 0-32 0-64 0-97 0-63 27-119 75-119 4 0 4 0 6 0-2 2-15 9-15 26 0 18 15 27 27 27 13 0 29-7 29-27 0-21-20-40-47-40-46 0-70 43-79 70z">
              <text:p/>
            </draw:path>
            <draw:path draw:style-name="gr2" draw:text-style-name="P2" draw:layer="layout" svg:width="0.431cm" svg:height="0.278cm" svg:x="32.939cm" svg:y="12.447cm" svg:viewBox="0 0 432 279" svg:d="M380 59c11-30 30-39 52-39 0-7 0-13 0-20-13 2-32 2-45 2-18 0-47-2-59-2 0 7 0 13 0 20 23 0 36 12 36 30 0 4 0 6-2 13-19 54-39 108-58 162-21-59-42-118-63-176-3-8-3-9-3-13 0-16 25-16 37-16 0-7 0-13 0-20-18 0-50 2-66 2-18 0-36 0-56-2 0 7 0 13 0 20 23 0 34 2 40 9 3 3 10 23 14 36-18 51-36 102-54 153-20-57-40-113-59-169-4-8-4-9-4-13 0-16 25-16 38-16 0-7 0-13 0-20-20 0-56 2-70 2-2 0-36 0-58-2 0 7 0 13 0 20 31 0 38 2 47 21 26 75 53 150 79 225 4 9 4 13 13 13 8 0 10-4 12-13 22-59 43-118 65-178 22 60 43 120 65 180 2 7 4 11 12 11s9-5 13-11c25-69 49-139 74-209z">
              <text:p/>
            </draw:path>
            <draw:path draw:style-name="gr2" draw:text-style-name="P2" draw:layer="layout" svg:width="0.134cm" svg:height="0.422cm" svg:x="33.405cm" svg:y="12.296cm" svg:viewBox="0 0 135 423" svg:d="M90 144c-29 2-59 5-88 7 0 7 0 13 0 20 41 0 47 4 47 34 0 57 0 114 0 171 0 29-8 29-49 29 0 6 0 12 0 18 20 0 54-2 68-2 24 0 45 2 67 2 0-6 0-12 0-18-41 0-45-4-45-29 0-77 0-155 0-232zM94 34c0-20-17-34-35-34-19 0-34 18-34 34 0 18 15 34 34 34 18 0 35-14 35-34z">
              <text:p/>
            </draw:path>
            <draw:path draw:style-name="gr2" draw:text-style-name="P2" draw:layer="layout" svg:width="0.206cm" svg:height="0.289cm" svg:x="33.58cm" svg:y="12.436cm" svg:viewBox="0 0 207 290" svg:d="M112 160c14 4 64 13 64 60 0 32-21 57-70 57-54 0-77-36-88-90-2-9-4-11-9-11-9 0-9 4-9 17 0 27 0 55 0 82 0 11 0 15 7 15 4 0 4 0 16-13 2 0 2-2 13-14 27 27 56 27 70 27 72 0 101-42 101-87 0-34-18-54-27-61-20-20-45-25-72-30-34-8-77-15-77-53 0-21 16-46 72-46 68 0 72 55 73 75 0 6 6 6 8 6 7 0 7-2 7-15 0-21 0-43 0-65 0-9 0-14-6-14-3 0-5 0-12 7-2 4-9 9-11 11-25-18-50-18-59-18-78 0-103 43-103 77 0 24 11 40 27 54 22 17 40 20 85 29z">
              <text:p/>
            </draw:path>
            <draw:path draw:style-name="gr2" draw:text-style-name="P2" draw:layer="layout" svg:width="0.244cm" svg:height="0.289cm" svg:x="33.826cm" svg:y="12.436cm" svg:viewBox="0 0 245 290" svg:d="M54 124c4-93 56-110 77-110 65 0 72 85 72 110-49 0-99 0-149 0zM52 137c59 0 118 0 177 0 14 0 16 0 16-13 0-63-34-124-114-124-72 0-131 65-131 144 0 85 67 146 140 146 76 0 105-70 105-81 0-7-6-9-7-9-8 0-8 5-9 9-22 66-80 66-85 66-32 0-58-19-72-43-20-30-20-72-20-95z">
              <text:p/>
            </draw:path>
            <draw:path draw:style-name="gr2" draw:text-style-name="P2" draw:layer="layout" svg:width="0.337cm" svg:height="0.458cm" svg:x="24.266cm" svg:y="13.382cm" svg:viewBox="0 0 338 459" svg:d="M133 216c-128 68-133 149-133 166 0 48 47 77 106 77 106 0 191-99 191-112 0-5-4-5-7-5-7 0-31 9-45 29-15 18-42 54-97 54-45 0-96-24-96-70 0-31 36-125 137-130 29 0 50-23 50-29 0-3-1-5-5-5-90-4-106-47-106-72 0-15 9-85 97-85 13 0 59 2 59 36 0 9-3 18-7 22-2 2-3 5-3 7 0 5 5 5 7 5 18 0 57-25 57-61 0-38-43-43-72-43-86 0-192 68-192 146 0 38 27 59 59 70z">
              <text:p/>
            </draw:path>
            <draw:path draw:style-name="gr2" draw:text-style-name="P2" draw:layer="layout" svg:width="0.532cm" svg:height="0.332cm" svg:x="24.602cm" svg:y="13.612cm" svg:viewBox="0 0 533 333" svg:d="M428 126c11-9 33-32 42-43-6 32-20 129-20 178 0 9 0 23 2 40 2 7 4 21 25 21s56-20 56-30c0-2-2-4-6-4-7 0-13 5-19 7-13 0-13-9-15-20-2-16-2-28-2-34 0-43 15-164 29-225 0-2 0-5 0-9 0-2 0-7-3-7-2 0-4 0-11 9-49 54-97 108-150 160-37 40-50 52-82 79-18-30-29-63-44-104-12-43-23-85-34-130-2-10-2-12-3-12-2-2-4-2-6-2-7 0-29 7-30 22-6 41-15 111-65 225-6 10-18 43-34 43-8 0-26-4-36-13-4-2-4-3-6-3-7 0-16 21-16 36 0 5 0 9 14 16 13 7 24 7 29 7 31 0 60-68 67-88 11-25 41-97 57-178 15 57 40 147 65 194 9 14 20 34 27 34 9 0 90-83 115-108 18-20 36-41 54-61z">
              <text:p/>
            </draw:path>
            <draw:path draw:style-name="gr2" draw:text-style-name="P2" draw:layer="layout" svg:width="0.085cm" svg:height="0.632cm" svg:x="25.283cm" svg:y="13.353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25.353cm" svg:y="13.353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451cm" svg:height="0.431cm" svg:x="25.479cm" svg:y="13.396cm" svg:viewBox="0 0 452 432" svg:d="M166 232c36 0 72 0 108 0 90 0 178-66 178-137 0-48-42-95-126-95-68 0-136 0-204 0-12 0-19 0-19 11 0 9 5 9 18 9 9 0 19 0 27 0 10 2 14 3 14 11 0 1 0 3-2 12-28 113-56 226-84 339-8 25-9 30-58 30-11 0-18 0-18 13 0 7 7 7 9 7 18 0 63-2 81-2 13 0 27 0 40 0 14 0 28 2 41 2 4 0 13 0 13-13 0-7-6-7-18-7-24 0-42 0-42-11 0-5 2-7 2-10 13-53 26-106 40-159zM212 43c6-21 6-23 33-23 20 0 41 0 61 0 52 0 86 16 86 59 0 25-12 79-37 103-31 29-69 34-98 34s-58 0-88 0c15-58 29-115 43-173z">
              <text:p/>
            </draw:path>
            <draw:path draw:style-name="gr2" draw:text-style-name="P2" draw:layer="layout" svg:width="0.177cm" svg:height="0.237cm" svg:x="26.141cm" svg:y="13.596cm" svg:viewBox="0 0 178 238" svg:d="M169 14c-34-12-59-14-77-14-13 0-88 0-88 67 0 23 12 37 19 43 17 18 38 21 65 27 24 3 51 9 51 34 0 31-42 31-49 31-32 0-63-11-83-26-2 13-5 26-7 38 18 9 49 24 90 24 23 0 45-4 65-18 18-15 23-36 23-54 0-9 0-29-21-47-18-18-36-22-62-25-30-6-54-11-54-33 0-29 38-29 45-29 29 0 53 6 78 18 2-12 3-24 5-36z">
              <text:p/>
            </draw:path>
            <draw:path draw:style-name="gr2" draw:text-style-name="P2" draw:layer="layout" svg:width="0.192cm" svg:height="0.237cm" svg:x="26.355cm" svg:y="13.596cm" svg:viewBox="0 0 193 238" svg:d="M193 86c0-52-40-86-90-86-31 0-56 5-85 22 1 12 2 24 4 36 16-11 41-26 81-26 23 0 46 17 46 54 0 7 0 14 0 20-75 4-149 18-149 67 0 25 16 65 61 65 22 0 61-6 88-26 0 7 0 14 0 20 15 0 29 0 44 0 0-48 0-97 0-146zM149 160c0 9 0 24-18 34-16 9-36 9-41 9-29 0-50-12-50-32 0-32 86-34 109-36 0 8 0 17 0 25z">
              <text:p/>
            </draw:path>
            <draw:path draw:style-name="gr2" draw:text-style-name="P2" draw:layer="layout" svg:width="0.231cm" svg:height="0.327cm" svg:x="26.584cm" svg:y="13.603cm" svg:viewBox="0 0 232 328" svg:d="M232 0c-14 0-27 0-41 0-42 97-70 162-72 193 0-15-9-40-18-63-9-20-16-42-25-62-11-22-22-45-33-68-14 0-29 0-43 0 35 75 70 150 104 225-7 14-16 38-19 43-11 22-18 29-31 29-2 0-22 0-43-9 1 12 2 24 3 36 4 0 24 4 38 4 22 0 40-8 61-56 40-91 80-181 119-272z">
              <text:p/>
            </draw:path>
            <draw:path draw:style-name="gr2" draw:text-style-name="P2" draw:layer="layout" svg:width="0.177cm" svg:height="0.237cm" svg:x="26.839cm" svg:y="13.596cm" svg:viewBox="0 0 178 238" svg:d="M169 14c-34-12-59-14-79-14-13 0-88 0-88 67 0 23 12 37 20 43 18 18 39 21 64 27 26 3 53 9 53 34 0 31-44 31-49 31-32 0-63-11-85-26-1 13-3 26-5 38 16 9 47 24 90 24 22 0 45-4 63-18 18-15 25-36 25-54 0-9-2-29-23-47-18-18-36-22-61-25-29-6-53-11-53-33 0-29 36-29 45-29 29 0 51 6 76 18 2-12 5-24 7-36z">
              <text:p/>
            </draw:path>
            <draw:path draw:style-name="gr2" draw:text-style-name="P2" draw:layer="layout" svg:width="0.359cm" svg:height="0.417cm" svg:x="27.241cm" svg:y="13.547cm" svg:viewBox="0 0 360 418" svg:d="M76 387c-4 9-4 11-4 14 0 13 13 17 18 17 4 0 18-2 23-17 2-5 6-25 24-115 5 0 9 2 20 2 106 0 203-101 203-200 0-48-25-88-72-88-92 0-130 124-169 247-67-13-103-49-103-94 0-18 15-86 52-131 6-6 6-6 6-8 0-3-2-7-7-7-18 0-67 92-67 153 0 60 41 106 110 121-12 35-23 71-34 106zM162 250c-4 0-5 0-11 0-7 0-9 0-9-3 5-23 11-58 15-67 18-81 68-142 124-142 43 0 61 34 61 65 0 70-81 147-180 147z">
              <text:p/>
            </draw:path>
            <draw:path draw:style-name="gr2" draw:text-style-name="P2" draw:layer="layout" svg:width="0.085cm" svg:height="0.632cm" svg:x="27.637cm" svg:y="13.353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27.707cm" svg:y="13.353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418cm" svg:height="0.147cm" svg:x="28.537cm" svg:y="13.596cm" svg:viewBox="0 0 419 148" svg:d="M400 25c9 0 19 0 19-12 0-13-10-13-19-13-127 0-254 0-380 0-9 0-20 0-20 13 0 12 11 12 22 12 126 0 252 0 378 0zM400 148c9 0 19 0 19-13s-10-13-19-13c-126 0-252 0-378 0-11 0-22 0-22 13s11 13 20 13c126 0 253 0 380 0z">
              <text:p/>
            </draw:path>
            <draw:path draw:style-name="gr2" draw:text-style-name="P2" draw:layer="layout" svg:width="0.224cm" svg:height="0.632cm" svg:x="29.67cm" svg:y="13.353cm" svg:viewBox="0 0 225 633" svg:d="M133 85c0-26 16-67 87-71 3 0 5-3 5-7 0-7-5-7-13-7-63 0-120 32-120 79 0 48 0 96 0 144 0 25 0 45-25 67-24 18-47 20-62 20-1 0-5 3-5 7 0 5 4 5 11 7 41 2 72 25 79 56 2 7 2 9 2 30 0 42 0 84 0 126 0 27 0 47 30 70 24 20 67 27 90 27 8 0 13 0 13-7s-4-7-11-7c-39-4-70-23-79-56-2-5-2-7-2-29 0-44 0-88 0-133 0-28-4-38-25-59-14-14-31-20-49-25 53-15 74-43 74-81 0-51 0-101 0-151z">
              <text:p/>
            </draw:path>
            <draw:path draw:style-name="gr2" draw:text-style-name="P2" draw:layer="layout" svg:width="0.417cm" svg:height="0.287cm" svg:x="29.96cm" svg:y="13.547cm" svg:viewBox="0 0 418 288" svg:d="M274 67c3-15 9-38 9-42 0-12-9-18-18-18-8 0-20 6-24 18-2 6-32 126-36 142-3 18-5 31-5 42 0 7 0 9 0 11-15 34-33 54-58 54-50 0-50-47-50-58 0-20 2-45 32-122 7-20 11-29 11-42 0-29-22-52-52-52-60 0-83 92-83 99 0 5 5 5 7 5 7 0 7-1 11-10 16-60 41-80 63-80 5 0 16 2 16 22 0 16-7 32-11 43-28 76-36 105-36 128 0 58 42 81 90 81 11 0 40 0 65-45 16 41 61 45 79 45 49 0 76-41 92-79 22-49 42-133 42-164 0-34-17-45-27-45-17 0-33 18-33 31 0 9 4 12 11 18 7 7 22 23 22 54 0 21-18 82-35 115-16 34-37 56-70 56-29 0-47-20-47-56 0-18 6-36 8-45 9-36 18-71 27-106z">
              <text:p/>
            </draw:path>
            <draw:path draw:style-name="gr2" draw:text-style-name="P2" draw:layer="layout" svg:width="0.026cm" svg:height="0.632cm" svg:x="30.486cm" svg:y="13.353cm" svg:viewBox="0 0 27 633" svg:d="M27 23c0-10-1-23-14-23-14 0-13 13-13 23 0 196 0 392 0 587 0 11-1 23 13 23 13 0 14-12 14-23 0-195 0-391 0-587z">
              <text:p/>
            </draw:path>
            <draw:path draw:style-name="gr2" draw:text-style-name="P2" draw:layer="layout" svg:width="0.355cm" svg:height="0.444cm" svg:x="30.631cm" svg:y="13.396cm" svg:viewBox="0 0 356 445" svg:d="M297 45c5-20 7-25 41-25 11 0 18 0 18-13 0-5-3-7-9-7-16 0-54 2-70 2-21 0-72-2-93-2-6 0-13 0-13 13 0 7 5 7 22 7 14 0 19 0 36 0 14 2 19 3 19 12 0 4-1 9-1 15-25 96-50 193-74 290-15 61-58 95-90 95-18 0-51-7-61-40 1 0 4 0 7 0 25 0 41-21 41-39 0-20-16-27-27-27-12 0-43 7-43 50 0 40 34 69 85 69 57 0 122-42 138-103 25-99 49-198 74-297z">
              <text:p/>
            </draw:path>
            <draw:path draw:style-name="gr2" draw:text-style-name="P2" draw:layer="layout" svg:width="0.145cm" svg:height="0.632cm" svg:x="31.062cm" svg:y="13.353cm" svg:viewBox="0 0 146 633" svg:d="M146 626c0-2 0-3-11-14-79-79-99-198-99-295 0-110 23-220 103-299 7-9 7-9 7-11 0-5-2-7-6-7-7 0-63 43-100 124-33 69-40 139-40 193 0 48 7 126 41 198 38 77 92 118 99 118 4 0 6-1 6-7z">
              <text:p/>
            </draw:path>
            <draw:path draw:style-name="gr2" draw:text-style-name="P2" draw:layer="layout" svg:width="0.451cm" svg:height="0.431cm" svg:x="31.27cm" svg:y="13.396cm" svg:viewBox="0 0 452 432" svg:d="M166 232c36 0 72 0 108 0 90 0 178-66 178-137 0-48-43-95-126-95-69 0-137 0-205 0-11 0-18 0-18 11 0 9 5 9 18 9 9 0 19 0 27 0 10 2 14 3 14 11 0 1 0 3-2 12-29 113-57 226-86 339-6 25-7 30-58 30-11 0-16 0-16 13 0 7 7 7 9 7 18 0 63-2 81-2 13 0 27 0 40 0 14 0 27 2 41 2 4 0 13 0 13-13 0-7-6-7-18-7-24 0-42 0-42-11 0-5 2-7 2-10 13-53 26-106 40-159zM211 43c7-21 7-23 34-23 20 0 41 0 61 0 52 0 86 16 86 59 0 25-12 79-37 103-31 29-71 34-98 34-30 0-60 0-90 0 15-58 29-115 44-173z">
              <text:p/>
            </draw:path>
            <draw:path draw:style-name="gr2" draw:text-style-name="P2" draw:layer="layout" svg:width="0.147cm" svg:height="0.632cm" svg:x="31.774cm" svg:y="13.353cm" svg:viewBox="0 0 148 633" svg:d="M148 317c0-49-8-126-44-198-37-78-91-119-97-119-5 0-7 4-7 7 0 2 0 2 13 15 61 63 97 162 97 295 0 108-24 219-101 298-9 8-9 9-9 11 0 4 2 7 7 7 6 0 63-43 99-124 33-70 42-140 42-192z">
              <text:p/>
            </draw:path>
            <draw:path draw:style-name="gr2" draw:text-style-name="P2" draw:layer="layout" svg:width="0.147cm" svg:height="0.632cm" svg:x="32.046cm" svg:y="13.353cm" svg:viewBox="0 0 148 633" svg:d="M148 626c0-2 0-3-11-14-79-79-99-198-99-295 0-110 23-220 101-299 9-9 9-9 9-11 0-5-2-7-8-7-5 0-63 43-99 124-32 69-41 139-41 193 0 48 7 126 43 198 38 77 92 118 97 118 6 0 8-1 8-7z">
              <text:p/>
            </draw:path>
            <draw:path draw:style-name="gr2" draw:text-style-name="P2" draw:layer="layout" svg:width="0.417cm" svg:height="0.287cm" svg:x="32.249cm" svg:y="13.547cm" svg:viewBox="0 0 418 288" svg:d="M274 67c1-15 9-38 9-42 0-12-9-18-18-18-8 0-20 6-24 18-2 6-32 126-36 142-5 18-5 31-5 42 0 7 0 9 0 11-15 34-34 54-58 54-52 0-52-47-52-58 0-20 4-45 34-122 7-20 11-29 11-42 0-29-22-52-52-52-60 0-83 92-83 99 0 5 5 5 7 5 6 0 7-1 9-10 18-60 43-80 65-80 5 0 16 2 16 22 0 16-7 32-12 43-27 76-35 105-35 128 0 58 42 81 90 81 11 0 40 0 65-45 16 41 60 45 79 45 47 0 76-41 92-79 22-49 42-133 42-164 0-34-17-45-27-45-17 0-33 18-33 31 0 9 4 12 9 18 7 7 24 23 24 54 0 21-18 82-35 115-16 34-39 56-70 56-29 0-47-20-47-56 0-18 6-36 8-45 9-36 18-71 27-106z">
              <text:p/>
            </draw:path>
            <draw:path draw:style-name="gr2" draw:text-style-name="P2" draw:layer="layout" svg:width="0.147cm" svg:height="0.632cm" svg:x="32.735cm" svg:y="13.353cm" svg:viewBox="0 0 148 633" svg:d="M148 317c0-49-8-126-42-198-38-78-93-119-99-119-3 0-7 4-7 7 0 2 0 2 13 15 63 63 99 162 99 295 0 108-24 219-103 298-9 8-9 9-9 11 0 4 4 7 7 7 6 0 63-43 101-124 32-70 40-140 40-192z">
              <text:p/>
            </draw:path>
            <draw:path draw:style-name="gr2" draw:text-style-name="P2" draw:layer="layout" svg:width="0.386cm" svg:height="0.488cm" svg:x="33.174cm" svg:y="13.425cm" svg:viewBox="0 0 387 489" svg:d="M364 25c10 0 23 0 23-12 0-13-13-13-23-13-57 0-113 0-170 0-109 0-194 83-194 184 0 100 86 183 194 183 57 0 113 0 170 0 10 0 23 0 23-12 0-13-13-13-23-13-57 0-113 0-170 0-99 0-169-74-169-158 0-87 72-159 169-159 57 0 113 0 170 0zM34 464c-11 0-21 0-21 13 0 12 10 12 21 12 110 0 220 0 330 0 10 0 23 0 23-12 0-13-13-13-23-13-110 0-220 0-330 0z">
              <text:p/>
            </draw:path>
            <draw:path draw:style-name="gr2" draw:text-style-name="P2" draw:layer="layout" svg:width="0.339cm" svg:height="0.458cm" svg:x="33.806cm" svg:y="13.382cm" svg:viewBox="0 0 340 459" svg:d="M135 216c-128 68-135 149-135 166 0 48 47 77 108 77 106 0 191-99 191-112 0-5-4-5-7-5-8 0-31 9-47 29-13 18-40 54-96 54-45 0-95-24-95-70 0-31 36-125 137-130 29 0 50-23 50-29 0-3-2-5-5-5-90-4-108-47-108-72 0-15 11-85 99-85 12 0 59 2 59 36 0 9-5 18-7 22-2 2-4 5-4 7 0 5 6 5 8 5 18 0 57-25 57-61 0-38-43-43-72-43-86 0-192 68-192 146 0 38 27 59 59 70z">
              <text:p/>
            </draw:path>
            <draw:path draw:style-name="gr2" draw:text-style-name="P2" draw:layer="layout" svg:width="0.534cm" svg:height="0.332cm" svg:x="34.143cm" svg:y="13.612cm" svg:viewBox="0 0 535 333" svg:d="M430 126c9-9 33-32 42-43-6 32-20 129-20 178 0 9 0 23 2 40 1 7 4 21 25 21 20 0 56-20 56-30 0-2-2-4-6-4-7 0-13 5-20 7-12 0-14-9-14-20-2-16-2-28-2-34 0-43 15-164 27-225 0-2 2-5 2-9 0-2 0-7-4-7-3 0-3 0-10 9-49 54-99 108-150 160-38 40-50 52-83 79-18-30-28-63-43-104-12-43-23-85-34-130-4-10-2-8-4-12-1-2-3-2-5-2-7 0-29 7-31 22-5 41-14 111-64 225-6 10-20 43-35 43-7 0-25-4-37-13-2-2-2-3-4-3-7 0-18 21-18 36 0 5 0 9 16 16 11 7 24 7 29 7 31 0 58-68 67-88 10-25 41-97 57-178 15 57 40 147 65 194 9 14 20 34 27 34 9 0 88-83 113-108 19-20 38-41 56-61z">
              <text:p/>
            </draw:path>
            <draw:path draw:style-name="gr2" draw:text-style-name="P2" draw:layer="layout" svg:width="0.087cm" svg:height="0.632cm" svg:x="34.823cm" svg:y="13.353cm" svg:viewBox="0 0 88 633" svg:d="M88 633c0-8 0-16 0-25-21 0-42 0-63 0 0-194 0-388 0-583 21 0 42 0 63 0 0-8 0-17 0-25-29 0-59 0-88 0 0 211 0 422 0 633 29 0 59 0 88 0z">
              <text:p/>
            </draw:path>
            <draw:path draw:style-name="gr2" draw:text-style-name="P2" draw:layer="layout" svg:width="0.087cm" svg:height="0.632cm" svg:x="34.893cm" svg:y="13.353cm" svg:viewBox="0 0 88 633" svg:d="M88 633c0-8 0-16 0-25-20 0-41 0-61 0 0-194 0-388 0-583 20 0 41 0 61 0 0-8 0-17 0-25-29 0-59 0-88 0 0 211 0 422 0 633 29 0 59 0 88 0z">
              <text:p/>
            </draw:path>
            <draw:path draw:style-name="gr2" draw:text-style-name="P2" draw:layer="layout" svg:width="0.359cm" svg:height="0.417cm" svg:x="35.026cm" svg:y="13.547cm" svg:viewBox="0 0 360 418" svg:d="M76 387c-2 9-2 11-2 14 0 13 11 17 18 17 3 0 16-2 23-17 2-5 6-25 22-115 5 0 11 2 21 2 105 0 202-101 202-200 0-48-25-88-72-88-92 0-130 124-167 247-69-13-105-49-105-94 0-18 15-86 52-131 6-6 6-6 6-8 0-3 0-7-7-7-18 0-67 92-67 153 0 60 41 106 110 121-12 35-23 71-34 106zM164 250c-6 0-7 0-11 0-9 0-9 0-9-3 4-23 11-58 13-67 19-81 68-142 126-142 43 0 59 34 59 65 0 70-81 147-178 147z">
              <text:p/>
            </draw:path>
            <draw:path draw:style-name="gr2" draw:text-style-name="P2" draw:layer="layout" svg:width="0.085cm" svg:height="0.632cm" svg:x="35.422cm" svg:y="13.353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5.493cm" svg:y="13.353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224cm" svg:height="0.632cm" svg:x="35.699cm" svg:y="13.353cm" svg:viewBox="0 0 225 633" svg:d="M92 549c0 25-16 65-85 70-3 0-7 4-7 7 0 7 7 7 13 7 63 0 120-32 122-79 0-48 0-96 0-144 0-25 0-45 25-66 22-18 45-20 60-20 3-2 5-4 5-7 0-7-4-7-9-7-43-2-72-26-79-56-2-7-2-9-2-31 0-42 0-84 0-126 0-27 0-47-31-70-25-20-70-27-91-27-6 0-13 0-13 7s5 7 11 7c39 2 70 24 79 56 2 6 2 6 2 29 0 44 0 89 0 133 0 29 5 40 25 60 13 14 32 19 50 25-52 14-75 43-75 81 0 50 0 100 0 151z">
              <text:p/>
            </draw:path>
            <draw:path draw:style-name="gr2" draw:text-style-name="P2" draw:layer="layout" svg:width="0.339cm" svg:height="0.46cm" svg:x="23.402cm" svg:y="14.33cm" svg:viewBox="0 0 340 461" svg:d="M133 216c-126 68-133 151-133 166 0 48 47 79 106 79 106 0 191-101 191-114 0-3-4-5-5-5-8 0-33 9-47 29-13 18-40 54-96 54-45 0-95-24-95-70 0-31 36-125 135-128 31-2 52-24 52-31 0-3-3-5-7-5-88-4-106-47-106-72 0-15 9-85 99-85 11 0 59 2 59 36 0 9-5 18-7 22-2 2-4 5-4 7 0 5 4 5 6 5 20 0 59-25 59-61 0-38-43-43-72-43-86 0-194 68-194 146 0 38 29 59 59 70z">
              <text:p/>
            </draw:path>
            <draw:path draw:style-name="gr2" draw:text-style-name="P2" draw:layer="layout" svg:width="0.532cm" svg:height="0.332cm" svg:x="23.739cm" svg:y="14.561cm" svg:viewBox="0 0 533 333" svg:d="M430 126c9-9 31-32 40-43-4 34-20 129-20 178 0 9 2 23 4 40 0 7 2 21 23 21s56-20 56-30c0-2-2-4-4-4-7 0-20 7-21 7-11 0-13-9-15-20-2-16-2-28-2-34 0-43 15-164 29-225 0-2 2-5 2-9-1-2 0-7-4-7-3 0-3 0-12 9-47 54-97 108-148 160-39 40-52 52-83 79-19-30-30-63-43-104-12-43-25-85-34-130-4-10-2-8-4-12-1-2-3-2-5-2-7 0-29 9-31 22-5 41-14 111-64 225-6 10-20 43-36 43-6 0-24-4-36-13-2-2-3-2-4-3-7 0-18 21-18 36 0 5 0 9 16 16 11 7 24 7 27 7 31 0 60-68 69-88 10-25 41-97 57-178 15 57 40 147 65 194 9 14 20 34 25 34 11 0 90-83 115-108 19-20 38-41 56-61z">
              <text:p/>
            </draw:path>
            <draw:path draw:style-name="gr2" draw:text-style-name="P2" draw:layer="layout" svg:width="0.085cm" svg:height="0.632cm" svg:x="24.419cm" svg:y="14.30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24.489cm" svg:y="14.30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451cm" svg:height="0.431cm" svg:x="24.615cm" svg:y="14.345cm" svg:viewBox="0 0 452 432" svg:d="M167 232c36 0 71 0 107 0 90 0 178-66 178-137 0-48-42-95-124-95-69 0-137 0-206 0-12 0-18 0-18 11 0 9 6 9 18 9 8 0 20 0 27 0 9 2 15 3 15 11 0 1-2 3-4 12-28 113-56 226-84 339-6 25-8 30-58 30-11 0-18 0-18 13 0 7 9 7 11 7 16 0 61-2 79-2 14 0 27 0 41 0 13 0 27 2 42 2 3 0 12 0 12-13 0-7-7-7-18-7-23 0-41 0-41-11 0-5 2-7 2-10 13-53 26-106 39-159zM212 43c6-21 8-23 35-23 20 0 40 0 61 0 52 0 86 16 86 59 0 25-14 79-38 103-32 29-70 34-97 34-30 0-60 0-90 0 15-58 29-115 43-173z">
              <text:p/>
            </draw:path>
            <draw:path draw:style-name="gr2" draw:text-style-name="P2" draw:layer="layout" svg:width="0.204cm" svg:height="0.237cm" svg:x="25.281cm" svg:y="14.544cm" svg:viewBox="0 0 205 238" svg:d="M203 176c-27 17-54 26-84 26-47 0-74-38-74-83 0-40 20-85 76-85 34 0 50 7 75 24 3-12 5-24 7-36-30-17-43-22-82-22-76 0-121 61-121 119 0 63 49 119 119 119 34 0 65-11 86-24 0-12-1-25-2-38z">
              <text:p/>
            </draw:path>
            <draw:path draw:style-name="gr2" draw:text-style-name="P2" draw:layer="layout" svg:width="0.238cm" svg:height="0.237cm" svg:x="25.517cm" svg:y="14.544cm" svg:viewBox="0 0 239 238" svg:d="M239 121c0-67-55-121-120-121-66 0-119 54-119 121 0 64 54 117 119 117 66 0 120-53 120-117zM119 202c-40 0-74-29-74-87 0-57 38-83 74-83 39 0 75 27 75 83 0 58-36 87-75 87z">
              <text:p/>
            </draw:path>
            <draw:path draw:style-name="gr2" draw:text-style-name="P2" draw:layer="layout" svg:width="0.192cm" svg:height="0.229cm" svg:x="25.814cm" svg:y="14.546cm" svg:viewBox="0 0 193 230" svg:d="M193 81c0-40-11-81-74-81-29 0-56 13-79 40 0-13 0-26 0-38-14 0-27 0-40 0 0 76 0 152 0 228 14 0 29 0 43 0 0-41 0-82 0-124 0-32 15-72 54-72 52 0 52 34 52 51 0 48 0 97 0 145 15 0 29 0 44 0 0-49 0-99 0-149z">
              <text:p/>
            </draw:path>
            <draw:path draw:style-name="gr2" draw:text-style-name="P2" draw:layer="layout" svg:width="0.168cm" svg:height="0.294cm" svg:x="26.058cm" svg:y="14.487cm" svg:viewBox="0 0 169 295" svg:d="M85 97c25 0 50 0 75 0 0-11 0-21 0-32-25 0-50 0-75 0 0-22 0-43 0-65-13 0-26 0-38 0 0 22 0 43 0 65-16 0-31 0-47 0 0 11 0 21 0 32 15 0 30 0 45 0 0 43 0 85 0 128 0 34 9 70 45 70s65-12 79-20c-3-10-6-21-9-32-16 13-34 16-48 16-20 0-27-20-27-43 0-40 0-79 0-119z">
              <text:p/>
            </draw:path>
            <draw:path draw:style-name="gr2" draw:text-style-name="P2" draw:layer="layout" svg:width="0.132cm" svg:height="0.229cm" svg:x="26.285cm" svg:y="14.546cm" svg:viewBox="0 0 133 230" svg:d="M43 122c0-54 45-84 90-84 0-13 0-25 0-38-43 0-74 22-93 49 0-16 0-32 0-47-14 0-27 0-40 0 0 76 0 152 0 228 14 0 29 0 43 0 0-36 0-72 0-108z">
              <text:p/>
            </draw:path>
            <draw:path draw:style-name="gr2" draw:text-style-name="P2" draw:layer="layout" svg:width="0.237cm" svg:height="0.237cm" svg:x="26.442cm" svg:y="14.544cm" svg:viewBox="0 0 238 238" svg:d="M238 121c0-67-53-121-119-121-67 0-119 54-119 121 0 64 54 117 119 117 66 0 119-53 119-117zM119 202c-40 0-76-29-76-87 0-57 38-83 76-83s75 27 75 83c0 58-36 87-75 87z">
              <text:p/>
            </draw:path>
            <draw:path draw:style-name="gr2" draw:text-style-name="P2" draw:layer="layout" svg:width="0.042cm" svg:height="0.35cm" svg:x="26.737cm" svg:y="14.426cm" svg:viewBox="0 0 43 351" svg:d="M43 0c-14 0-29 0-43 0 0 117 0 234 0 351 14 0 29 0 43 0 0-117 0-234 0-351z">
              <text:p/>
            </draw:path>
            <draw:path draw:style-name="gr2" draw:text-style-name="P2" draw:layer="layout" svg:width="0.177cm" svg:height="0.237cm" svg:x="26.839cm" svg:y="14.544cm" svg:viewBox="0 0 178 238" svg:d="M169 14c-34-12-59-14-79-14-13 0-88 0-88 67 0 23 12 37 20 43 18 18 39 21 64 27 26 3 53 9 53 34 0 31-44 31-49 31-32 0-63-11-85-26-1 13-3 26-5 38 16 9 47 24 90 24 22 0 45-4 63-18 18-15 25-36 25-54 0-9-2-29-23-47-18-18-36-22-61-25-29-6-53-11-53-33 0-29 36-29 45-29 29 0 51 6 76 18 2-12 5-24 7-36z">
              <text:p/>
            </draw:path>
            <draw:path draw:style-name="gr2" draw:text-style-name="P2" draw:layer="layout" svg:width="0.359cm" svg:height="0.417cm" svg:x="27.241cm" svg:y="14.496cm" svg:viewBox="0 0 360 418" svg:d="M76 389c-4 7-4 9-4 12 0 13 13 17 18 17 4 0 18-2 23-17 2-5 6-25 24-115 5 0 9 2 20 2 106 0 203-101 203-200 0-48-25-88-72-88-92 0-130 124-169 247-67-13-103-49-103-94 0-18 15-86 52-131 6-6 6-6 6-8 0-3-2-7-7-7-18 0-67 92-67 153 0 60 41 106 110 123-12 35-23 70-34 106zM162 250c-4 0-5 0-11 0-7 0-9 0-9-2 0-1 11-59 15-68 18-81 68-142 124-142 43 0 61 34 61 65 0 70-81 147-180 147z">
              <text:p/>
            </draw:path>
            <draw:path draw:style-name="gr2" draw:text-style-name="P2" draw:layer="layout" svg:width="0.085cm" svg:height="0.632cm" svg:x="27.637cm" svg:y="14.30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27.707cm" svg:y="14.30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418cm" svg:height="0.147cm" svg:x="28.537cm" svg:y="14.544cm" svg:viewBox="0 0 419 148" svg:d="M400 25c9 0 19 0 19-12 0-13-10-13-19-13-127 0-254 0-380 0-9 0-20 0-20 13 0 12 11 12 22 12 126 0 252 0 378 0zM400 148c9 0 19 0 19-13s-10-13-19-13c-126 0-252 0-378 0-11 0-22 0-22 13s11 13 20 13c126 0 253 0 380 0z">
              <text:p/>
            </draw:path>
            <draw:path draw:style-name="gr2" draw:text-style-name="P2" draw:layer="layout" svg:width="0.337cm" svg:height="0.46cm" svg:x="29.643cm" svg:y="14.33cm" svg:viewBox="0 0 338 461" svg:d="M133 216c-126 68-133 151-133 166 0 48 47 79 106 79 106 0 191-101 191-114 0-3-4-5-7-5-7 0-31 9-45 29-15 18-40 54-97 54-45 0-94-24-94-70 0-31 34-125 135-128 29-2 52-24 52-31 0-3-3-5-7-5-88-4-106-47-106-72 0-15 9-85 97-85 13 0 61 2 61 36 0 9-5 18-9 22 0 2-2 5-2 7 0 5 4 5 6 5 20 0 57-25 57-61 0-38-43-43-72-43-84 0-192 68-192 146 0 38 29 59 59 70z">
              <text:p/>
            </draw:path>
            <draw:path draw:style-name="gr2" draw:text-style-name="P2" draw:layer="layout" svg:width="0.532cm" svg:height="0.332cm" svg:x="29.98cm" svg:y="14.561cm" svg:viewBox="0 0 533 333" svg:d="M430 126c9-9 31-32 40-43-6 34-20 129-20 178 0 9 0 23 4 40 0 7 2 21 23 21s56-20 56-30c0-2-2-4-6-4-7 0-18 7-19 7-13 0-13-9-15-20-2-16-2-28-2-34 0-43 15-164 29-225 0-2 0-5 0-9-1-2 0-7-3-7-2 0-2 0-11 9-49 54-97 108-150 160-37 40-50 52-82 79-18-30-29-63-42-104-14-43-25-85-36-130-2-10-2-12-3-12-2-2-4-2-6-2-7 0-29 9-30 22-6 41-15 111-65 225-4 10-18 43-34 43-8 0-26-4-36-13-4-2-3-2-4-3-9 0-18 21-18 36 0 5 0 9 14 16 13 7 26 7 29 7 31 0 60-68 67-88 12-25 43-97 57-178 17 57 40 147 67 194 7 14 20 34 25 34 9 0 90-83 115-108 19-20 38-41 56-61z">
              <text:p/>
            </draw:path>
            <draw:path draw:style-name="gr2" draw:text-style-name="P2" draw:layer="layout" svg:width="0.085cm" svg:height="0.632cm" svg:x="30.66cm" svg:y="14.30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0.73cm" svg:y="14.30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145cm" svg:height="0.632cm" svg:x="30.894cm" svg:y="14.301cm" svg:viewBox="0 0 146 633" svg:d="M146 626c0-2 0-3-11-14-79-79-99-198-99-295 0-110 23-220 103-299 7-7 7-9 7-11 0-5-2-7-6-7-7 0-63 43-100 124-33 69-40 139-40 193 0 48 7 126 41 198 38 77 92 118 99 118 4 0 6-1 6-7z">
              <text:p/>
            </draw:path>
            <draw:path draw:style-name="gr2" draw:text-style-name="P2" draw:layer="layout" svg:width="0.451cm" svg:height="0.431cm" svg:x="31.103cm" svg:y="14.345cm" svg:viewBox="0 0 452 432" svg:d="M166 232c36 0 72 0 108 0 90 0 178-66 178-137 0-48-43-95-126-95-69 0-137 0-205 0-11 0-18 0-18 11 0 9 5 9 18 9 9 0 19 0 27 0 10 2 14 3 14 11 0 1 0 3-2 12-29 113-57 226-86 339-6 25-7 30-58 30-11 0-16 0-16 13 0 7 7 7 9 7 18 0 63-2 79-2 15 0 29 0 42 0 14 0 27 2 41 2 4 0 13 0 13-13 0-7-6-7-18-7-24 0-42 0-42-11 0-5 2-7 2-10 13-53 26-106 40-159zM211 43c5-21 7-23 34-23 20 0 41 0 61 0 52 0 86 16 86 59 0 25-12 79-37 103-31 29-71 34-98 34-30 0-60 0-90 0 15-58 29-115 44-173z">
              <text:p/>
            </draw:path>
            <draw:path draw:style-name="gr2" draw:text-style-name="P2" draw:layer="layout" svg:width="0.177cm" svg:height="0.237cm" svg:x="31.765cm" svg:y="14.544cm" svg:viewBox="0 0 178 238" svg:d="M169 14c-34-12-59-14-77-14-13 0-90 0-90 67 0 23 14 37 20 43 18 18 39 21 66 27 24 3 51 9 51 34 0 31-42 31-49 31-32 0-63-11-83-26-2 13-5 26-7 38 18 9 49 24 90 24 23 0 45-4 63-18 20-15 25-36 25-54 0-9 0-29-21-47-20-18-38-22-62-25-30-6-54-11-54-33 0-29 38-29 45-29 29 0 51 6 76 18 2-12 5-24 7-36z">
              <text:p/>
            </draw:path>
            <draw:path draw:style-name="gr2" draw:text-style-name="P2" draw:layer="layout" svg:width="0.192cm" svg:height="0.237cm" svg:x="31.979cm" svg:y="14.544cm" svg:viewBox="0 0 193 238" svg:d="M193 86c0-52-40-86-90-86-33 0-56 5-85 22 1 12 2 24 4 36 16-11 41-26 81-26 21 0 45 17 45 54 0 7 0 14 0 20-74 4-148 18-148 67 0 25 16 65 61 65 22 0 61-6 88-26 0 7 0 14 0 20 15 0 29 0 44 0 0-48 0-97 0-146zM148 160c0 11 0 24-17 34-16 9-36 9-43 9-27 0-48-12-48-32 0-32 86-34 108-36 0 8 0 17 0 25z">
              <text:p/>
            </draw:path>
            <draw:path draw:style-name="gr2" draw:text-style-name="P2" draw:layer="layout" svg:width="0.233cm" svg:height="0.327cm" svg:x="32.206cm" svg:y="14.552cm" svg:viewBox="0 0 234 328" svg:d="M234 0c-14 0-28 0-41 0-42 97-71 162-72 193 0-15-11-40-20-63-7-20-16-42-25-60-11-23-21-47-31-70-15 0-30 0-45 0 35 75 71 150 106 225-7 14-16 38-20 45-10 20-18 27-30 27-4 0-22 0-43-9 1 12 2 24 3 36 4 0 24 4 38 4 22 0 40-8 59-56 41-91 81-181 121-272z">
              <text:p/>
            </draw:path>
            <draw:path draw:style-name="gr2" draw:text-style-name="P2" draw:layer="layout" svg:width="0.179cm" svg:height="0.237cm" svg:x="32.462cm" svg:y="14.544cm" svg:viewBox="0 0 180 238" svg:d="M169 14c-34-12-59-14-77-14-13 0-88 0-88 67 0 23 12 37 19 43 18 18 38 21 65 27 24 3 52 9 52 34 0 31-43 31-50 31-32 0-63-11-83-26-2 13-5 26-7 38 18 9 49 24 90 24 23 0 45-4 65-18 18-15 25-36 25-54 0-9-2-29-23-47-18-18-36-22-62-25-28-6-52-11-52-33 0-29 36-29 43-29 29 0 53 6 78 18 2-12 3-24 5-36z">
              <text:p/>
            </draw:path>
            <draw:path draw:style-name="gr2" draw:text-style-name="P2" draw:layer="layout" svg:width="0.357cm" svg:height="0.417cm" svg:x="32.865cm" svg:y="14.496cm" svg:viewBox="0 0 358 418" svg:d="M76 389c-4 7-4 9-4 12 0 13 13 17 18 17 4 0 18-2 23-17 2-5 6-25 22-115 7 0 11 2 22 2 104 0 201-101 201-200 0-48-23-88-72-88-92 0-129 124-167 247-69-13-103-49-103-94 0-18 15-86 52-131 6-6 6-6 6-8 0-3-2-7-9-7-16 0-65 92-65 153 0 60 41 106 108 123-11 35-22 70-32 106zM162 250c-5 0-5 0-11 0-7 0-9 0-9-2 0-1 11-59 13-68 20-81 70-142 126-142 43 0 61 34 61 65 0 70-83 147-180 147z">
              <text:p/>
            </draw:path>
            <draw:path draw:style-name="gr2" draw:text-style-name="P2" draw:layer="layout" svg:width="0.145cm" svg:height="0.632cm" svg:x="33.282cm" svg:y="14.301cm" svg:viewBox="0 0 146 633" svg:d="M146 317c0-49-6-126-42-198-37-78-91-119-99-119-3 0-5 4-5 7 0 2 0 4 13 15 61 63 97 163 97 295 0 108-24 219-103 298-7 8-7 9-7 11 0 4 2 7 5 7 8 0 65-43 101-124 33-70 40-140 40-192z">
              <text:p/>
            </draw:path>
            <draw:path draw:style-name="gr2" draw:text-style-name="P2" draw:layer="layout" svg:width="0.386cm" svg:height="0.366cm" svg:x="33.72cm" svg:y="14.435cm" svg:viewBox="0 0 387 367" svg:d="M191 25c99 0 171 74 171 159 0 84-72 158-171 158-56 0-112 0-168 0-10 0-23 0-23 13 0 12 13 12 23 12 57 0 113 0 170 0 108 0 194-83 194-183 0-101-86-184-194-184-57 0-113 0-170 0-10 0-23 0-23 13 0 12 13 12 23 12 56 0 112 0 168 0z">
              <text:p/>
            </draw:path>
            <draw:path draw:style-name="gr2" draw:text-style-name="P2" draw:layer="layout" svg:width="0.359cm" svg:height="0.417cm" svg:x="34.368cm" svg:y="14.496cm" svg:viewBox="0 0 360 418" svg:d="M76 389c-4 7-4 9-4 12 0 13 13 17 18 17 4 0 18-2 23-17 2-5 6-25 24-115 5 0 9 2 20 2 104 0 203-101 203-200 0-48-25-88-72-88-92 0-131 124-169 247-69-13-103-49-103-94 0-18 15-86 52-131 6-6 6-6 6-8 0-3-2-7-7-7-18 0-67 92-67 153 0 60 41 106 108 123-11 35-22 70-32 106zM162 250c-5 0-5 0-11 0-7 0-9 0-9-2 0-1 11-59 13-68 20-81 70-142 126-142 43 0 61 34 61 65 0 70-83 147-180 147z">
              <text:p/>
            </draw:path>
            <draw:path draw:style-name="gr2" draw:text-style-name="P2" draw:layer="layout" svg:width="0.085cm" svg:height="0.632cm" svg:x="34.764cm" svg:y="14.30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4.834cm" svg:y="14.30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339cm" svg:height="0.46cm" svg:x="24.227cm" svg:y="15.806cm" svg:viewBox="0 0 340 461" svg:d="M133 218c-126 66-133 149-133 164 0 48 47 79 106 79 106 0 191-101 191-114 0-3-4-5-5-5-9 0-33 9-47 29-13 18-40 54-96 54-45 0-95-24-95-70 0-31 36-125 135-128 31-2 52-24 52-31 0-3-3-5-7-5-88-4-106-47-106-72 0-15 9-83 97-83 13 0 61 2 61 34 0 11-5 20-7 24-2 1-4 3-4 7 0 3 4 3 6 3 20 0 59-25 59-61s-45-43-72-43c-86 0-194 68-194 146 0 38 29 61 59 72z">
              <text:p/>
            </draw:path>
            <draw:path draw:style-name="gr2" draw:text-style-name="P2" draw:layer="layout" svg:width="0.532cm" svg:height="0.332cm" svg:x="24.564cm" svg:y="16.037cm" svg:viewBox="0 0 533 333" svg:d="M430 128c9-9 31-34 40-43-6 32-20 127-20 178 0 7 2 23 4 39 0 6 2 22 23 22s56-22 56-31c0-3-2-5-4-5-7 0-20 7-21 9-13-2-13-11-15-22-2-16-2-28-2-32 0-43 15-166 29-227 1-3 2-5 2-9-2-2-2-7-5-7-2 0-2 0-11 9-47 56-97 110-148 160-39 40-52 54-83 81-19-30-30-65-43-106-14-41-25-85-34-128-4-12-2-9-4-14-1-2-5-2-7-2-5 0-29 9-30 22-4 43-13 113-63 225-6 12-20 43-36 43-8 0-24-4-36-13-4-2-3-1-4-2-7 0-18 22-18 35 0 5 0 9 16 18 11 5 24 5 27 5 31 0 60-67 69-86 10-27 41-99 57-179 15 56 40 148 65 193 7 14 20 34 25 34 9 0 90-83 115-108 19-20 38-39 56-59z">
              <text:p/>
            </draw:path>
            <draw:path draw:style-name="gr2" draw:text-style-name="P2" draw:layer="layout" svg:width="0.085cm" svg:height="0.631cm" svg:x="25.244cm" svg:y="15.779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25.314cm" svg:y="15.779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244cm" svg:height="0.453cm" svg:x="25.422cm" svg:y="15.806cm" svg:viewBox="0 0 245 454" svg:d="M4 383c-2 2-4 4-4 8 0 3 4 7 7 7 4 0 6-2 24-20 5-4 18-16 23-20 5 49 23 96 70 96 25 0 47-15 61-24 9-7 38-30 38-38 0-1-2-7-7-7-2 0-4 0-9 6-40 39-63 50-81 50-29 0-40-34-40-83 0-3 2-32 4-36 2-2 2-3 14-16 51-50 141-158 141-256 0-10 0-50-38-50-52 0-99 104-104 119-31 70-51 144-51 219-16 15-32 30-48 45zM94 295c0-7 27-147 63-221 18-34 30-60 52-60 21 0 21 24 21 33 0 106-106 218-136 248z">
              <text:p/>
            </draw:path>
            <draw:path draw:style-name="gr2" draw:text-style-name="P2" draw:layer="layout" svg:width="0.161cm" svg:height="0.294cm" svg:x="25.726cm" svg:y="16.053cm" svg:viewBox="0 0 162 295" svg:d="M101 13c0-11-2-13-13-13-29 29-70 29-88 29 0 5 0 11 0 16 11 0 40 0 65-13 0 76 0 152 0 227 0 15 0 20-45 20-6 0-11 0-16 0 0 5 0 11 0 16 9 0 63-2 79-2 12 0 68 2 79 2 0-5 0-11 0-16-5 0-11 0-16 0-45 0-45-5-45-20 0-82 0-164 0-246z">
              <text:p/>
            </draw:path>
            <draw:path draw:style-name="gr2" draw:text-style-name="P2" draw:layer="layout" svg:width="0.386cm" svg:height="0.487cm" svg:x="26.191cm" svg:y="15.851cm" svg:viewBox="0 0 387 488" svg:d="M374 25c8-2 13-5 13-12 0-8-5-13-13-13-3 0-9 2-12 4-117 54-233 109-349 163-11 6-13 11-13 17 0 5 4 9 13 12 116 55 232 111 349 166 9 3 11 3 12 3 8 0 13-5 13-12 0-6-4-9-14-15-110-51-220-103-330-154 111-53 221-106 331-159zM364 488c10 0 23 0 23-13 0-12-14-12-23-12-114 0-227 0-341 0-10 0-23 0-23 12 0 13 11 13 22 13 114 0 228 0 342 0z">
              <text:p/>
            </draw:path>
            <draw:path draw:style-name="gr2" draw:text-style-name="P2" draw:layer="layout" svg:width="0.175cm" svg:height="0.199cm" svg:x="26.662cm" svg:y="16.152cm" svg:viewBox="0 0 176 200" svg:d="M158 29c-10 3-18 12-18 21 0 11 9 15 15 15 3 0 21-4 21-25 0-29-32-40-59-40-68 0-81 52-81 65 0 16 9 27 14 32 13 9 20 11 51 16 9 2 38 8 38 29 0 7-6 25-24 36-18 9-39 9-45 9-16 0-41-3-52-18 14-2 23-12 23-25 0-11-7-16-16-16-12 0-25 11-25 29 0 27 27 43 70 43 81 0 97-56 97-72 0-42-45-49-61-52-3-2-14-4-18-4-16-4-23-13-23-22 0-10 7-23 16-28 13-8 29-9 36-9 9 0 32 1 41 16z">
              <text:p/>
            </draw:path>
            <draw:path draw:style-name="gr2" draw:text-style-name="P2" draw:layer="layout" svg:width="0.244cm" svg:height="0.453cm" svg:x="27.083cm" svg:y="15.806cm" svg:viewBox="0 0 245 454" svg:d="M4 383c-2 2-4 4-4 8 0 3 4 7 7 7 4 0 6-2 24-20 5-4 18-16 21-20 7 49 25 96 72 96 25 0 47-15 60-24 9-7 39-30 39-38 0-1-2-7-7-7-2 0-4 0-9 6-40 39-63 50-83 50-27 0-38-34-38-83 0-3 2-32 4-36 0-2 0-3 13-16 52-50 142-158 142-256 0-10 0-50-38-50-52 0-99 104-106 119-29 70-49 144-49 219-16 15-32 30-48 45zM92 295c2-7 29-147 65-221 18-34 30-60 50-60 22 0 22 24 22 33 0 106-107 218-137 248z">
              <text:p/>
            </draw:path>
            <draw:path draw:style-name="gr2" draw:text-style-name="P2" draw:layer="layout" svg:width="0.195cm" svg:height="0.294cm" svg:x="27.368cm" svg:y="16.053cm" svg:viewBox="0 0 196 295" svg:d="M196 214c-5 0-11 0-16 0 0 9-5 36-11 40-3 3-38 3-43 3-28 0-55 0-83 0 47-41 63-54 88-73 35-27 65-54 65-98 0-52-47-86-104-86-54 0-92 40-92 79 0 24 18 25 23 25 11 0 24-7 24-23 0-7-4-23-27-23 14-31 45-42 65-42 45 0 68 36 68 70 0 40-27 71-41 87-36 35-72 69-108 104-4 4-4 6-4 18 61 0 121 0 182 0 5-27 9-54 14-81z">
              <text:p/>
            </draw:path>
            <draw:path draw:style-name="gr2" draw:text-style-name="P2" draw:layer="layout" svg:width="0.085cm" svg:height="0.631cm" svg:x="27.638cm" svg:y="15.779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27.708cm" svg:y="15.779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418cm" svg:height="0.147cm" svg:x="28.538cm" svg:y="16.02cm" svg:viewBox="0 0 419 148" svg:d="M400 25c9 0 19 0 19-12 0-13-10-13-19-13-127 0-254 0-380 0-9 0-20 0-20 13 0 12 11 12 22 12 126 0 252 0 378 0zM400 148c9 0 19 0 19-13s-10-13-19-13c-126 0-252 0-378 0-11 0-22 0-22 13s11 13 20 13c126 0 253 0 380 0z">
              <text:p/>
            </draw:path>
            <draw:path draw:style-name="gr2" draw:text-style-name="P2" draw:layer="layout" svg:width="0.327cm" svg:height="1.896cm" svg:x="29.716cm" svg:y="15.146cm" svg:viewBox="0 0 328 1897" svg:d="M194 1181c0-69-46-177-156-233 66-36 149-109 156-228 0-1 0-3 0-4 0-146 0-292 0-439 0-50 0-63 6-86 11-51 41-114 122-160 6-4 6-4 6-17 0-12 0-14-15-14-11 0-12 0-29 11-142 79-151 198-151 219 0 150 0 300 0 450 0 45 0 97-32 155-29 52-63 77-90 95-9 8-11 8-11 18 0 11 2 13 7 15 54 36 110 92 124 196 2 13 2 14 2 22 0 162 0 323 0 485 0 51 33 159 155 222 14 9 14 9 25 9 15 0 15 0 15-15 0-10 0-12-4-14-27-16-110-67-126-176-4-17-4-18-4-26 0-162 0-323 0-485z">
              <text:p/>
            </draw:path>
            <draw:path draw:style-name="gr2" draw:text-style-name="P2" draw:layer="layout" svg:width="0.627cm" svg:height="0.445cm" svg:x="30.17cm" svg:y="15.389cm" svg:viewBox="0 0 628 446" svg:d="M545 74c17-27 31-51 72-54 6 0 11 0 11-13 0-2-2-7-7-7-14 0-32 4-49 4-21 0-45-4-66-4-4 0-11 0-11 13 0 7 5 7 9 7 14 2 38 7 38 25 0 7-4 13-9 22-57 99-114 198-171 297-8-105-16-209-24-314 0-12-1-28 45-30 11 0 17 0 17-13 0-5-6-7-9-7-26 0-53 4-78 4-14 0-52-4-66-4-4 0-11 0-11 13 0 7 5 7 14 7 29 0 33 3 34 16 2 16 3 32 4 49-53 93-107 186-160 279-8-107-16-214-24-321 0-7 0-21 47-23 7 0 15 0 15-13 0-7-6-5-9-7-26 0-53 4-78 4-23 0-45-4-66-4-4 0-13 0-13 13 0 7 5 7 16 7 33 0 33 7 34 23 10 129 20 258 29 387 0 11 0 16 9 16 7 0 9-3 16-12 62-108 124-215 186-322 8 106 15 212 23 318 2 13 2 16 11 16 7 0 11-5 14-10 69-121 138-242 207-362z">
              <text:p/>
            </draw:path>
            <draw:path draw:style-name="gr2" draw:text-style-name="P2" draw:layer="layout" svg:width="0.073cm" svg:height="0.188cm" svg:x="30.769cm" svg:y="15.754cm" svg:viewBox="0 0 74 189" svg:d="M74 67c0-42-15-67-40-67-21 0-34 16-34 34 0 16 13 33 34 33 7 0 16-2 22-8 2-1 2-1 3-1 1 3 2 0 2 9 0 46-23 84-43 106-7 7-7 7-7 9 0 5 3 7 5 7 7 0 58-49 58-122z">
              <text:p/>
            </draw:path>
            <draw:path draw:style-name="gr2" draw:text-style-name="P2" draw:layer="layout" svg:width="0.134cm" svg:height="0.422cm" svg:x="31.756cm" svg:y="15.398cm" svg:viewBox="0 0 135 423" svg:d="M90 144c-29 2-59 5-88 7 0 7 0 13 0 20 41 0 47 4 47 34 0 57 0 114 0 171 0 29-8 29-49 29 0 6 0 12 0 18 20 0 54-2 70-2 22 0 43 2 65 2 0-6 0-12 0-18-41 0-45-4-45-29 0-77 0-155 0-232zM94 34c0-20-17-34-35-34-19 0-32 18-32 34s13 34 32 34c18 0 35-14 35-34z">
              <text:p/>
            </draw:path>
            <draw:path draw:style-name="gr2" draw:text-style-name="P2" draw:layer="layout" svg:width="0.204cm" svg:height="0.444cm" svg:x="31.93cm" svg:y="15.376cm" svg:viewBox="0 0 205 445" svg:d="M90 173c0-25 0-49 0-74 0-56 31-86 59-86 2 0 11 0 20 5-7 2-18 11-18 27 0 14 9 27 27 27s27-13 27-29c0-23-23-43-56-43-45 0-99 32-99 101 0 24 0 48 0 72-16 0-33 0-50 0 0 6 0 13 0 20 17 0 34 0 50 0 0 68 0 136 0 205 0 29-7 29-48 29 0 6 0 12 0 18 25 0 54-2 72-2 25 0 54 0 81 2 0-6 0-12 0-18-5 0-10 0-15 0-46 0-48-8-48-31 0-68 0-136 0-203 24 0 49 0 74 0 0-7 0-14 0-20-26 0-51 0-76 0z">
              <text:p/>
            </draw:path>
            <draw:path draw:style-name="gr2" draw:text-style-name="P2" draw:layer="layout" svg:width="0.381cm" svg:height="0.431cm" svg:x="32.339cm" svg:y="15.389cm" svg:viewBox="0 0 382 432" svg:d="M212 50c6-23 8-30 67-30 20 0 23 0 23-11 0-9-5-9-9-9-21 0-73 4-93 4s-65-4-85-4c-3 0-12 0-12 13 0 7 7 7 18 7 1 0 14 0 25 2 11 1 16 1 16 10 0 2 0 4-2 11-28 114-56 227-84 340-8 26-9 31-58 31-11 0-18 0-18 13 0 5 5 5 18 5 97 0 194 0 292 0 16 0 16 0 19-11 17-45 34-90 51-135 2-7 1-6 2-9 0-3-2-7-8-7-5 0-5 4-10 13-22 59-49 131-159 131-20 0-39 0-59 0-9 0-11 0-15-2-5 0-7 0-7-5 0-2 0-4 2-15 29-114 58-228 86-342z">
              <text:p/>
            </draw:path>
            <draw:path draw:style-name="gr2" draw:text-style-name="P2" draw:layer="layout" svg:width="0.175cm" svg:height="0.199cm" svg:x="32.776cm" svg:y="15.722cm" svg:viewBox="0 0 176 200" svg:d="M160 29c-12 2-20 11-20 20 0 10 9 14 15 14 5 0 21-2 21-25 0-29-32-38-59-38-68 0-81 50-81 65 0 16 9 27 16 32 11 7 20 9 51 15 9 1 37 7 37 30 0 7-5 24-25 34-16 11-38 11-43 11-18 0-43-3-54-20 14-1 25-12 25-25 0-11-9-16-18-16-12 0-25 11-25 31 0 27 29 43 72 43 81 0 95-56 95-74 0-41-45-49-61-52-3 0-14-2-18-4-16-2-23-12-23-21 0-11 7-22 18-29s27-7 34-7c9 0 32 0 43 16z">
              <text:p/>
            </draw:path>
            <draw:path draw:style-name="gr2" draw:text-style-name="P2" draw:layer="layout" svg:width="0.145cm" svg:height="0.631cm" svg:x="33.078cm" svg:y="15.347cm" svg:viewBox="0 0 146 632" svg:d="M146 626c0-2 0-3-11-14-79-79-99-200-99-295 0-112 23-222 103-301 7-7 7-9 7-11 0-3-2-5-6-5-7 0-64 43-100 122-33 71-40 141-40 195 0 48 5 126 41 196 38 77 92 119 99 119 4 0 6-2 6-6z">
              <text:p/>
            </draw:path>
            <draw:path draw:style-name="gr2" draw:text-style-name="P2" draw:layer="layout" svg:width="0.244cm" svg:height="0.453cm" svg:x="33.267cm" svg:y="15.376cm" svg:viewBox="0 0 245 454" svg:d="M4 383c-2 2-4 4-4 6 0 3 4 9 9 9 2 0 4-2 22-20 5-5 18-16 23-22 5 51 25 98 70 98 25 0 49-15 61-26 9-5 38-30 38-36 0-1-2-9-7-9-2 0-2 2-7 8-42 39-65 48-83 48-29 0-40-32-40-83 0-3 2-32 4-36 2-1 2-3 14-16 51-50 141-156 141-255 0-11 0-49-36-49-54 0-101 104-106 119-31 68-51 142-51 218-16 15-32 31-48 46zM94 293c1-5 28-145 64-221 17-32 31-59 51-59 21 0 21 23 21 34 0 104-106 216-136 246z">
              <text:p/>
            </draw:path>
            <draw:path draw:style-name="gr2" draw:text-style-name="P2" draw:layer="layout" svg:width="0.159cm" svg:height="0.292cm" svg:x="33.573cm" svg:y="15.623cm" svg:viewBox="0 0 160 293" svg:d="M99 13c0-13 0-13-13-13-28 27-68 29-86 29 0 5 0 9 0 14 11 0 40 0 63-11 0 75 0 150 0 225 0 15 0 20-43 20-6 0-12 0-18 0 0 6 0 11 0 16 9 0 63-1 79-1 14 0 70 1 79 1 0-5 0-10 0-16-5 0-11 0-16 0-45 0-45-5-45-20 0-81 0-163 0-244z">
              <text:p/>
            </draw:path>
            <draw:path draw:style-name="gr2" draw:text-style-name="P2" draw:layer="layout" svg:width="0.145cm" svg:height="0.631cm" svg:x="33.845cm" svg:y="15.347cm" svg:viewBox="0 0 146 632" svg:d="M146 317c0-51-7-126-42-198-37-78-91-119-99-119-3 0-5 2-5 5 0 2 0 4 11 17 63 61 99 162 99 295 0 108-24 219-103 298-7 8-7 9-7 11 0 4 2 6 5 6 8 0 63-44 101-123 33-70 40-140 40-192z">
              <text:p/>
            </draw:path>
            <draw:path draw:style-name="gr2" draw:text-style-name="P2" draw:layer="layout" svg:width="0.386cm" svg:height="0.488cm" svg:x="34.282cm" svg:y="15.419cm" svg:viewBox="0 0 387 489" svg:d="M184 184c104-20 158-60 185-110 13-25 18-54 18-60 0-10-7-14-13-14-10 0-12 11-14 18-18 113-146 151-342 153-5 0-18 0-18 13 0 12 9 12 32 12 65 0 132 6 195 24 119 36 129 104 133 133 2 7 5 12 14 12 6 0 13-3 13-12 0-4-4-69-61-112-42-32-88-47-142-57zM22 464c-11 0-22 0-22 13 0 12 11 12 22 12 114 0 228 0 342 0 10 0 23 0 23-12 0-13-13-13-23-13-114 0-228 0-342 0z">
              <text:p/>
            </draw:path>
            <draw:path draw:style-name="gr2" draw:text-style-name="P2" draw:layer="layout" svg:width="0.175cm" svg:height="0.199cm" svg:x="34.754cm" svg:y="15.722cm" svg:viewBox="0 0 176 200" svg:d="M158 29c-10 2-18 11-18 20 0 10 9 14 15 14 3 0 21-2 21-25 0-29-32-38-59-38-68 0-81 50-81 65 0 16 9 27 14 32 13 7 20 9 51 15 9 1 38 7 38 30 0 7-6 24-24 34-18 11-39 11-45 11-16 0-41-3-52-20 14-1 23-12 23-25 0-11-7-16-16-16-12 0-25 11-25 31 0 27 27 43 70 43 81 0 97-56 97-74 0-41-45-49-61-52-3 0-14-2-18-4-16-2-23-12-23-21 0-11 7-22 16-29 13-7 29-7 36-7 9 0 32 0 41 16z">
              <text:p/>
            </draw:path>
            <draw:path draw:style-name="gr2" draw:text-style-name="P2" draw:layer="layout" svg:width="0.381cm" svg:height="0.431cm" svg:x="35.193cm" svg:y="15.389cm" svg:viewBox="0 0 382 432" svg:d="M211 50c7-23 9-30 68-30 18 0 23 0 23-11 0-9-7-9-10-9-20 0-72 4-94 4-18 0-65-4-83-4-5 0-12 0-12 13 0 7 5 7 18 7 7 0 12 0 23 2 11 1 18 1 18 10 0 2-2 4-4 11-28 114-56 227-84 340-6 26-7 31-58 31-11 0-16 0-16 13 0 5 5 5 16 5 98 0 196 0 294 0 14 0 16 0 19-11 17-45 34-90 51-135 2-7 1-6 2-9 0-3-2-7-8-7-5 0-7 4-10 13-22 59-51 131-159 131-20 0-41 0-61 0-7 0-9 0-13-2-7 0-9 0-9-5 0-2 0-4 4-15 28-114 56-228 85-342z">
              <text:p/>
            </draw:path>
            <draw:path draw:style-name="gr2" draw:text-style-name="P2" draw:layer="layout" svg:width="0.175cm" svg:height="0.199cm" svg:x="35.63cm" svg:y="15.722cm" svg:viewBox="0 0 176 200" svg:d="M158 29c-10 2-18 11-18 20 0 10 9 14 15 14 3 0 21-2 21-25 0-29-32-38-59-38-68 0-81 50-81 65 0 16 9 27 14 32 13 7 20 9 51 15 9 1 38 7 38 30 0 7-6 24-24 34-18 11-39 11-45 11-16 0-41-3-52-20 14-1 23-12 23-25 0-11-7-16-16-16-12 0-25 11-25 31 0 27 27 43 70 43 81 0 97-56 97-74 0-41-45-49-61-52-3 0-16-2-18-4-16-2-25-12-25-21 0-11 9-22 18-29 13-7 29-7 36-7 9 0 32 0 41 16z">
              <text:p/>
            </draw:path>
            <draw:path draw:style-name="gr2" draw:text-style-name="P2" draw:layer="layout" svg:width="0.147cm" svg:height="0.631cm" svg:x="35.931cm" svg:y="15.347cm" svg:viewBox="0 0 148 632" svg:d="M148 626c0-2 0-3-11-14-79-79-101-200-101-295 0-112 25-222 103-301 9-7 9-9 9-11 0-3-4-5-8-5-5 0-63 43-100 122-33 71-40 141-40 195 0 48 7 126 41 196 38 77 94 119 99 119 4 0 8-2 8-6z">
              <text:p/>
            </draw:path>
            <draw:path draw:style-name="gr2" draw:text-style-name="P2" draw:layer="layout" svg:width="0.244cm" svg:height="0.453cm" svg:x="36.122cm" svg:y="15.376cm" svg:viewBox="0 0 245 454" svg:d="M4 383c-2 2-4 4-4 6 0 3 4 9 7 9 4 0 6-2 24-20 5-5 18-16 21-22 7 51 25 98 72 98 25 0 47-15 60-26 9-5 39-30 39-36 0-1-2-9-7-9-2 0-4 2-9 8-40 39-63 48-83 48-27 0-38-32-38-83 0-3 2-32 4-36 0-1 0-3 13-16 52-50 142-156 142-255 0-11 0-49-38-49-52 0-99 104-106 119-29 68-49 142-49 218-16 15-32 31-48 46zM94 293c0-5 27-145 63-221 18-32 30-59 50-59 22 0 22 23 22 34 0 104-107 216-135 246z">
              <text:p/>
            </draw:path>
            <draw:path draw:style-name="gr2" draw:text-style-name="P2" draw:layer="layout" svg:width="0.195cm" svg:height="0.292cm" svg:x="36.406cm" svg:y="15.623cm" svg:viewBox="0 0 196 293" svg:d="M196 212c-5 0-11 0-16 0 0 11-5 36-11 42-3 2-38 2-43 2-28 0-55 0-83 0 47-42 63-54 88-74 35-27 65-54 65-96 0-54-47-86-104-86-54 0-92 38-92 79 0 22 18 25 23 25 11 0 24-9 24-23 0-9-4-23-27-23 14-33 45-42 65-42 45 0 68 34 68 70 0 38-27 69-41 85-36 35-72 71-108 106-4 4-4 4-4 16 61 0 121 0 182 0 5-27 9-54 14-81z">
              <text:p/>
            </draw:path>
            <draw:path draw:style-name="gr2" draw:text-style-name="P2" draw:layer="layout" svg:width="0.147cm" svg:height="0.631cm" svg:x="36.698cm" svg:y="15.347cm" svg:viewBox="0 0 148 632" svg:d="M148 317c0-51-8-126-44-198-37-78-91-119-97-119-5 0-7 2-7 5 0 2 0 4 13 17 61 61 97 162 97 295 0 108-24 219-101 298-9 8-9 9-9 11 0 4 2 6 7 6 6 0 63-44 99-123 33-70 42-140 42-192z">
              <text:p/>
            </draw:path>
            <draw:path draw:style-name="gr2" draw:text-style-name="P2" draw:layer="layout" svg:width="0.256cm" svg:height="0.537cm" svg:x="30.165cm" svg:y="16.244cm" svg:viewBox="0 0 257 538" svg:d="M216 13c0-8-4-13-13-13s-10 7-14 20c-7 25-2 3-9 29-7-4-27-13-50-13-36 0-78 18-101 67-25 52-29 109-29 167 0 40 0 155 56 203-15 49-15 51-15 52 0 8 6 13 13 13 9 0 11-7 14-20 9-25 2-3 9-29 15 8 35 13 51 13 72 0 99-59 111-90 17-43 18-97 18-142 0-47 0-151-55-203 4-18 9-36 14-54zM65 445c-22-44-22-123-22-182 0-51 0-96 9-135 13-60 49-78 78-78 12 0 28 4 45 17-37 126-74 252-110 378zM194 92c20 38 20 111 20 171 0 47 0 93-7 135-11 66-45 90-79 90-15 0-29-4-43-18 36-126 73-252 109-378z">
              <text:p/>
            </draw:path>
            <draw:path draw:style-name="gr2" draw:text-style-name="P2" draw:layer="layout" svg:width="0.073cm" svg:height="0.188cm" svg:x="30.506cm" svg:y="16.665cm" svg:viewBox="0 0 74 189" svg:d="M74 67c0-42-16-67-40-67-21 0-34 16-34 34 0 16 13 33 34 33 7 0 15-2 22-8 2-1 2-1 3-1 0 3 0 0 0 9 0 46-22 83-43 106-6 6-5 7-5 9 0 5 2 7 5 7 7 0 58-49 58-122z">
              <text:p/>
            </draw:path>
            <draw:path draw:style-name="gr2" draw:text-style-name="P2" draw:layer="layout" svg:width="0.28cm" svg:height="0.289cm" svg:x="31.541cm" svg:y="16.449cm" svg:viewBox="0 0 281 290" svg:d="M281 148c0-81-63-148-141-148-79 0-140 68-140 148 0 82 67 142 140 142 76 0 141-61 141-142zM140 274c-27 0-55-13-72-42-16-29-16-66-16-90 0-23 0-57 16-86 17-29 47-42 72-42 27 0 54 14 71 42 16 28 16 63 16 86 0 24 0 58-13 85-14 29-41 47-74 47z">
              <text:p/>
            </draw:path>
            <draw:path draw:style-name="gr2" draw:text-style-name="P2" draw:layer="layout" svg:width="0.197cm" svg:height="0.395cm" svg:x="31.853cm" svg:y="16.343cm" svg:viewBox="0 0 198 396" svg:d="M97 137c30 0 60 0 90 0 0-7 0-13 0-20-30 0-60 0-90 0 0-39 0-78 0-117-5 0-11 0-16 0 0 52-20 121-81 122 0 5 0 10 0 15 17 0 35 0 52 0 0 58 0 116 0 174 0 78 60 85 83 85 45 0 63-45 63-85 0-12 0-24 0-36-5 0-11 0-16 0 0 12 0 23 0 35 0 46-20 70-43 70-42 0-42-56-42-67 0-59 0-117 0-176z">
              <text:p/>
            </draw:path>
            <draw:path draw:style-name="gr2" draw:text-style-name="P2" draw:layer="layout" svg:width="0.318cm" svg:height="0.436cm" svg:x="32.106cm" svg:y="16.294cm" svg:viewBox="0 0 319 437" svg:d="M49 391c0 28-8 28-49 28 0 6 0 12 0 18 22 0 54-1 70-1 18 0 51 1 72 1 0-6 0-12 0-18-43 0-50 0-50-28 0-39 0-78 0-117 0-65 45-101 86-101 40 0 47 34 47 70 0 49 0 98 0 148 0 28-7 28-50 28 0 6 0 12 0 18 23 0 55-1 72-1 16 0 50 1 72 1 0-6 0-12 0-18-35 0-51 0-51-19 0-41 0-81 0-121 0-54 0-74-20-97-9-11-28-24-66-24-52 0-81 38-92 63 0-73 0-147 0-221-30 2-60 4-90 5 0 7 0 14 0 20 43 0 49 6 49 36 0 110 0 220 0 330z">
              <text:p/>
            </draw:path>
            <draw:path draw:style-name="gr2" draw:text-style-name="P2" draw:layer="layout" svg:width="0.244cm" svg:height="0.289cm" svg:x="32.456cm" svg:y="16.449cm" svg:viewBox="0 0 245 290" svg:d="M52 124c4-93 58-110 79-110 65 0 71 85 71 110-50 0-100 0-150 0zM52 137c59 0 118 0 177 0 14 0 16 0 16-13 0-63-34-124-114-124-73 0-131 65-131 144 0 85 65 146 139 146 77 0 106-70 106-81 0-7-6-9-9-9-6 0-7 3-9 9-22 65-78 65-85 65-32 0-57-18-72-42-18-30-18-72-18-95z">
              <text:p/>
            </draw:path>
            <draw:path draw:style-name="gr2" draw:text-style-name="P2" draw:layer="layout" svg:width="0.211cm" svg:height="0.278cm" svg:x="32.736cm" svg:y="16.452cm" svg:viewBox="0 0 212 279" svg:d="M88 70c0-23 0-47 0-70-29 2-59 5-88 7 0 7 0 13 0 20 43 0 49 4 49 36 0 56 0 113 0 169 0 29-8 29-49 29 0 6 0 12 0 18 23 0 54-2 72-2 25 0 54 0 79 2 0-6 0-12 0-18-4 0-8 0-12 0-47 0-49-7-49-31 0-32 0-64 0-97 0-63 27-119 76-119 3 0 5 0 7 0-2 2-15 9-15 26 0 18 13 27 27 27 11 0 27-7 27-27 0-21-19-40-46-40-47 0-69 43-78 70z">
              <text:p/>
            </draw:path>
            <draw:path draw:style-name="gr2" draw:text-style-name="P2" draw:layer="layout" svg:width="0.433cm" svg:height="0.278cm" svg:x="32.978cm" svg:y="16.46cm" svg:viewBox="0 0 434 279" svg:d="M380 59c11-30 30-39 54-39 0-7 0-13 0-20-15 2-33 2-47 2-18 0-47-2-59-2 0 7 0 13 0 20 23 0 37 12 37 30 0 4 0 6-3 13-19 54-39 108-58 162-21-59-42-118-63-176-2-8-3-9-3-13 0-16 25-16 37-16 0-7 0-13 0-20-18 0-50 2-64 2-20 0-38 0-58-2 0 7 0 13 0 20 23 0 34 2 40 9 3 3 10 23 16 34-19 51-37 102-56 153-20-56-40-112-59-167-4-9-4-9-4-13 0-16 25-16 38-16 0-7 0-13 0-20-20 0-54 2-69 2-3 0-36 0-59-2 0 7 0 13 0 20 31 0 40 2 47 21 26 75 53 150 79 225 4 8 6 13 14 13s9-4 13-13c21-59 42-118 63-178 22 60 43 120 65 180 2 6 3 11 12 11s11-5 13-11c25-69 49-139 74-209z">
              <text:p/>
            </draw:path>
            <draw:path draw:style-name="gr2" draw:text-style-name="P2" draw:layer="layout" svg:width="0.134cm" svg:height="0.422cm" svg:x="33.444cm" svg:y="16.308cm" svg:viewBox="0 0 135 423" svg:d="M92 144c-30 2-60 5-90 7 0 7 0 13 0 20 41 0 47 4 47 34 0 57 0 114 0 171 0 29-6 29-49 29 0 6 0 12 0 18 20 0 54-2 70-2 22 0 43 2 65 2 0-6 0-12 0-18-41 0-43-4-43-29 0-77 0-155 0-232zM94 34c0-20-17-34-35-34-19 0-32 18-32 34s13 34 32 34c18 0 35-14 35-34z">
              <text:p/>
            </draw:path>
            <draw:path draw:style-name="gr2" draw:text-style-name="P2" draw:layer="layout" svg:width="0.206cm" svg:height="0.289cm" svg:x="33.62cm" svg:y="16.449cm" svg:viewBox="0 0 207 290" svg:d="M110 160c14 4 66 13 66 60 0 30-23 57-72 57-54 0-75-36-88-90-2-9-2-11-9-11s-7 4-7 15c0 28 0 56 0 84 0 11 0 15 5 15 4 0 6 0 17-13 1 0 1-2 12-14 29 27 58 27 70 27 72 0 103-42 103-88 0-33-20-53-27-60-22-20-47-25-72-30-36-8-79-15-79-53 0-21 18-46 72-46 68 0 72 55 74 75 0 6 5 6 7 6 9 0 9-2 9-15 0-21 0-43 0-65 0-10 0-14-7-14-4 0-6 0-13 7-2 4-9 9-11 11-25-18-50-18-59-18-78 0-101 43-101 77 0 24 9 40 27 54 20 17 38 20 83 29z">
              <text:p/>
            </draw:path>
            <draw:path draw:style-name="gr2" draw:text-style-name="P2" draw:layer="layout" svg:width="0.244cm" svg:height="0.289cm" svg:x="33.865cm" svg:y="16.449cm" svg:viewBox="0 0 245 290" svg:d="M54 124c4-93 58-110 79-110 65 0 70 85 70 110-49 0-99 0-149 0zM54 137c59 0 118 0 176 0 13 0 15 0 15-13 0-63-34-124-112-124-74 0-133 65-133 144 0 85 67 146 140 146 78 0 105-70 105-81 0-7-4-9-7-9-6 0-8 3-9 9-22 65-80 65-85 65-32 0-58-18-72-42-18-30-18-72-18-95z">
              <text:p/>
            </draw:path>
            <draw:path draw:style-name="gr2" draw:text-style-name="P2" draw:layer="layout" svg:width="0.339cm" svg:height="0.458cm" svg:x="24.227cm" svg:y="17.325cm" svg:viewBox="0 0 340 459" svg:d="M133 216c-126 68-133 149-133 166 0 46 47 77 106 77 106 0 191-99 191-113 0-4-4-4-5-4-9 0-33 7-47 27-13 18-40 56-96 56-45 0-95-24-95-72 0-31 36-124 135-128 31-2 52-23 52-31 0-3-3-3-7-3-88-4-106-49-106-74 0-14 9-83 97-83 13 0 61 2 61 34 0 11-5 20-7 24-2 2-4 5-4 7 0 4 4 4 6 4 20 0 59-24 59-60 0-38-45-43-72-43-86 0-194 68-194 144 0 38 29 61 59 72z">
              <text:p/>
            </draw:path>
            <draw:path draw:style-name="gr2" draw:text-style-name="P2" draw:layer="layout" svg:width="0.532cm" svg:height="0.334cm" svg:x="24.564cm" svg:y="17.554cm" svg:viewBox="0 0 533 335" svg:d="M430 128c9-9 31-34 40-43-6 32-20 127-20 178 0 7 2 23 4 39 0 6 2 22 23 22s56-20 56-31c0-1-2-3-4-3-7 0-20 5-21 7-13-2-13-9-15-20-2-18-2-30-2-34 0-43 15-166 29-225 0-2 2-5 2-9 0-2-2-9-5-9-2 0-2 2-11 11-47 54-97 108-148 160-39 40-52 52-83 79-19-30-30-65-43-106-14-41-25-85-34-128-4-12-4-12-4-14-1-2-5-2-7-2-5 0-29 9-30 23-4 42-13 112-63 224-6 12-20 43-36 43-8 0-24-4-36-13-4-2-3-1-4-2-7 0-18 22-18 35 0 5 0 9 16 18 11 5 24 7 27 7 31 0 60-69 69-88 10-26 41-99 57-179 15 58 40 148 65 193 7 14 20 36 25 36 9 0 90-85 115-110 19-20 38-39 56-59z">
              <text:p/>
            </draw:path>
            <draw:path draw:style-name="gr2" draw:text-style-name="P2" draw:layer="layout" svg:width="0.085cm" svg:height="0.631cm" svg:x="25.244cm" svg:y="17.29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25.314cm" svg:y="17.29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244cm" svg:height="0.453cm" svg:x="25.422cm" svg:y="17.325cm" svg:viewBox="0 0 245 454" svg:d="M4 383c-2 2-4 4-4 6 0 3 4 9 7 9 4 0 6-2 24-20 5-5 18-16 23-22 5 51 23 98 70 98 25 0 47-15 61-26 9-5 38-30 38-37 0-2-2-8-7-8-2 0-4 2-9 6-40 41-63 50-81 50-29 0-40-32-40-83 0-3 2-32 4-36 2-1 2-3 14-16 51-50 141-156 141-255 0-11 0-49-38-49-52 0-99 104-104 119-31 68-51 142-51 218-16 15-32 31-48 46zM94 293c0-5 27-145 63-221 18-34 30-59 52-59 21 0 21 23 21 34 0 104-106 216-136 246z">
              <text:p/>
            </draw:path>
            <draw:path draw:style-name="gr2" draw:text-style-name="P2" draw:layer="layout" svg:width="0.161cm" svg:height="0.292cm" svg:x="25.726cm" svg:y="17.572cm" svg:viewBox="0 0 162 293" svg:d="M101 13c0-13-2-13-13-13-29 27-70 27-88 27 0 5 0 11 0 16 11 0 40 0 65-12 0 75 0 151 0 226 0 15 0 20-45 20-6 0-11 0-16 0 0 6 0 11 0 16 9 0 63-1 79-1 12 0 68 1 79 1 0-5 0-10 0-16-5 0-11 0-16 0-45 0-45-5-45-20 0-81 0-163 0-244z">
              <text:p/>
            </draw:path>
            <draw:path draw:style-name="gr2" draw:text-style-name="P2" draw:layer="layout" svg:width="0.42cm" svg:height="0.148cm" svg:x="26.173cm" svg:y="17.538cm" svg:viewBox="0 0 421 149" svg:d="M400 25c10 0 21 0 21-12 0-13-11-13-20-13-126 0-253 0-379 0-9 0-22 0-22 13 0 12 13 12 22 12 126 0 252 0 378 0zM401 149c9 0 20 0 20-12 0-13-11-13-21-13-126 0-252 0-378 0-9 0-22 0-22 13 0 12 13 12 22 12 126 0 253 0 379 0z">
              <text:p/>
            </draw:path>
            <draw:path draw:style-name="gr2" draw:text-style-name="P2" draw:layer="layout" svg:width="0.175cm" svg:height="0.199cm" svg:x="26.662cm" svg:y="17.671cm" svg:viewBox="0 0 176 200" svg:d="M158 29c-10 2-18 11-18 20 0 10 9 14 15 14 3 0 21-2 21-25 0-29-32-38-59-38-68 0-81 50-81 65 0 16 9 27 14 30 13 9 20 11 51 17 9 1 38 7 38 30 0 7-6 24-24 34-18 11-39 11-45 11-16 0-41-5-52-20 14-1 23-12 23-25 0-11-7-16-16-16-12 0-25 11-25 31 0 25 27 43 70 43 81 0 97-56 97-74 0-41-45-49-61-52-3 0-14-2-18-4-16-3-23-12-23-21 0-11 7-22 16-29 13-7 29-9 36-9 9 0 32 2 41 18z">
              <text:p/>
            </draw:path>
            <draw:path draw:style-name="gr2" draw:text-style-name="P2" draw:layer="layout" svg:width="0.244cm" svg:height="0.453cm" svg:x="27.083cm" svg:y="17.325cm" svg:viewBox="0 0 245 454" svg:d="M4 383c-2 2-4 4-4 6 0 3 4 9 7 9 4 0 6-2 24-20 5-5 18-16 21-22 7 51 25 98 72 98 25 0 47-15 60-26 9-5 39-30 39-37 0-2-2-8-7-8-2 0-4 2-9 6-40 41-63 50-83 50-27 0-38-32-38-83 0-3 2-32 4-36 0-1 0-3 13-16 52-50 142-156 142-255 0-11 0-49-38-49-52 0-99 104-106 119-29 68-49 142-49 218-16 15-32 31-48 46zM92 293c2-5 29-145 65-221 18-34 30-59 50-59 22 0 22 23 22 34 0 104-107 216-137 246z">
              <text:p/>
            </draw:path>
            <draw:path draw:style-name="gr2" draw:text-style-name="P2" draw:layer="layout" svg:width="0.195cm" svg:height="0.292cm" svg:x="27.368cm" svg:y="17.572cm" svg:viewBox="0 0 196 293" svg:d="M196 212c-5 0-11 0-16 0 0 11-5 36-11 42-3 2-38 2-43 2-28 0-55 0-83 0 47-42 63-54 88-74 35-27 65-54 65-96 0-54-47-86-104-86-54 0-92 38-92 79 0 22 18 25 23 25 11 0 24-9 24-23 0-9-4-25-27-25 14-31 45-40 65-40 45 0 68 34 68 70 0 38-27 69-41 85-36 35-72 70-108 104-4 6-4 6-4 18 61 0 121 0 182 0 5-27 9-54 14-81z">
              <text:p/>
            </draw:path>
            <draw:path draw:style-name="gr2" draw:text-style-name="P2" draw:layer="layout" svg:width="0.085cm" svg:height="0.631cm" svg:x="27.638cm" svg:y="17.296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27.708cm" svg:y="17.296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418cm" svg:height="0.148cm" svg:x="28.538cm" svg:y="17.538cm" svg:viewBox="0 0 419 149" svg:d="M400 25c9 0 19 0 19-12 0-13-10-13-19-13-127 0-254 0-380 0-9 0-20 0-20 13 0 12 11 12 22 12 126 0 252 0 378 0zM400 149c9 0 19 0 19-12 0-13-10-13-19-13-126 0-252 0-378 0-11 0-22 0-22 13 0 12 11 12 20 12 126 0 253 0 380 0z">
              <text:p/>
            </draw:path>
            <draw:path draw:style-name="gr2" draw:text-style-name="P2" draw:layer="layout" svg:width="0.337cm" svg:height="0.458cm" svg:x="29.644cm" svg:y="17.325cm" svg:viewBox="0 0 338 459" svg:d="M133 216c-126 68-133 149-133 166 0 46 47 77 106 77 106 0 191-99 191-113 0-4-4-4-7-4-7 0-31 7-45 27-15 18-40 56-97 56-45 0-94-24-94-72 0-31 34-124 135-128 29-2 52-23 52-31 0-3-3-3-7-3-88-4-106-49-106-74 0-14 9-83 97-83 13 0 61 2 61 34 0 11-5 20-9 24 0 2-2 5-2 7 0 4 4 4 6 4 20 0 57-24 57-60 0-38-43-43-72-43-84 0-192 68-192 144 0 38 29 61 59 72z">
              <text:p/>
            </draw:path>
            <draw:path draw:style-name="gr2" draw:text-style-name="P2" draw:layer="layout" svg:width="0.532cm" svg:height="0.334cm" svg:x="29.981cm" svg:y="17.554cm" svg:viewBox="0 0 533 335" svg:d="M430 128c9-9 31-34 40-43-6 32-20 127-20 178 0 7 0 23 4 39 0 6 2 22 23 22s56-20 56-31c0-1-2-3-6-3-7 0-18 5-19 7-13-2-13-9-15-20-2-18-2-30-2-34 0-43 15-166 29-225 0-2 0-5 0-9 0-2 0-9-3-9-2 0-2 2-11 11-49 54-97 108-150 160-37 40-50 52-82 79-18-30-29-65-42-106-14-41-25-85-36-128-2-12-2-12-3-14-2-2-4-2-6-2-7 0-29 9-30 23-6 42-15 112-65 224-4 12-18 43-34 43-8 0-26-4-36-13-4-2-3-1-4-2-9 0-18 22-18 35 0 5 0 9 14 18 13 5 26 7 29 7 31 0 60-69 67-88 12-26 43-99 57-179 17 58 40 148 67 193 7 14 20 36 25 36 9 0 90-85 115-110 19-20 38-39 56-59z">
              <text:p/>
            </draw:path>
            <draw:path draw:style-name="gr2" draw:text-style-name="P2" draw:layer="layout" svg:width="0.085cm" svg:height="0.631cm" svg:x="30.731cm" svg:y="17.29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244cm" svg:height="0.453cm" svg:x="30.839cm" svg:y="17.325cm" svg:viewBox="0 0 245 454" svg:d="M2 383c0 2-2 4-2 6 0 3 4 9 7 9 4 0 6-2 24-20 3-5 16-16 21-22 7 51 25 98 72 98 25 0 47-15 60-26 9-5 39-30 39-37 0-2-2-8-7-8-2 0-4 2-9 6-40 41-63 50-83 50-27 0-38-32-38-83 0-3 2-32 4-36 0-1 0-3 13-16 52-50 142-156 142-255 0-11 0-49-38-49-52 0-99 104-106 119-31 68-49 142-49 218-17 15-33 31-50 46zM92 293c2-5 29-145 65-221 18-34 30-59 50-59 22 0 22 23 22 34 0 104-107 216-137 246z">
              <text:p/>
            </draw:path>
            <draw:path draw:style-name="gr2" draw:text-style-name="P2" draw:layer="layout" svg:width="0.161cm" svg:height="0.292cm" svg:x="31.144cm" svg:y="17.572cm" svg:viewBox="0 0 162 293" svg:d="M101 13c0-13-2-13-15-13-27 27-68 27-86 27 0 5 0 11 0 16 11 0 40 0 65-12 0 75 0 151 0 226 0 15 0 20-45 20-6 0-11 0-16 0 0 6 0 11 0 16 7 0 63-1 79-1 12 0 68 1 79 1 0-5 0-10 0-16-6 0-12 0-18 0-43 0-43-5-43-20 0-81 0-163 0-244z">
              <text:p/>
            </draw:path>
            <draw:path draw:style-name="gr2" draw:text-style-name="P2" draw:layer="layout" svg:width="0.177cm" svg:height="0.199cm" svg:x="32.078cm" svg:y="17.671cm" svg:viewBox="0 0 178 200" svg:d="M160 29c-11 2-18 11-18 20 0 10 9 14 15 14 3 0 21-2 21-25 0-29-32-38-59-38-70 0-81 50-81 65 0 16 9 27 14 30 13 9 20 11 51 17 9 1 37 7 37 30 0 7-5 24-23 34-18 11-40 11-45 11-18 0-43-5-52-20 14-1 23-12 23-25 0-11-7-16-16-16-14 0-27 11-27 31 0 25 29 43 72 43 81 0 97-56 97-74 0-41-45-49-61-52-5 0-16-2-18-4-16-3-25-12-25-21 0-11 9-22 18-29 12-7 27-9 36-9s32 2 41 18z">
              <text:p/>
            </draw:path>
            <draw:path draw:style-name="gr2" draw:text-style-name="P2" draw:layer="layout" svg:width="0.244cm" svg:height="0.453cm" svg:x="32.501cm" svg:y="17.325cm" svg:viewBox="0 0 245 454" svg:d="M2 383c0 2-2 4-2 6 0 3 4 9 7 9 4 0 6-2 22-20 5-5 18-16 23-22 7 51 25 98 70 98 27 0 49-15 62-26 9-5 39-30 39-37 0-2-2-8-9-8-2 0-2 2-7 6-41 41-65 50-83 50-29 0-38-32-38-83 0-3 0-32 2-36 2-1 2-3 15-16 52-50 142-156 142-255 0-11 0-49-38-49-52 0-99 104-106 119-31 68-51 142-51 218-16 15-32 31-48 46zM92 293c2-5 29-145 65-221 18-34 30-59 50-59 22 0 22 23 22 34 0 104-107 216-137 246z">
              <text:p/>
            </draw:path>
            <draw:path draw:style-name="gr2" draw:text-style-name="P2" draw:layer="layout" svg:width="0.193cm" svg:height="0.292cm" svg:x="32.785cm" svg:y="17.572cm" svg:viewBox="0 0 194 293" svg:d="M194 212c-4 0-9 0-14 0-2 11-5 36-11 42-3 2-38 2-45 2-27 0-54 0-81 0 47-42 61-54 88-74 33-27 63-54 63-96 0-54-46-86-102-86s-92 38-92 79c0 22 18 25 23 25 11 0 24-9 24-23 0-9-4-25-27-25 14-31 45-40 65-40 45 0 68 34 68 70 0 38-29 69-43 85-36 35-71 70-106 104-4 6-4 6-4 18 61 0 121 0 182 0 4-27 8-54 12-81z">
              <text:p/>
            </draw:path>
            <draw:path draw:style-name="gr2" draw:text-style-name="P2" draw:layer="layout" svg:width="0.085cm" svg:height="0.631cm" svg:x="33.055cm" svg:y="17.296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33.125cm" svg:y="17.296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35cm" svg:height="0.391cm" svg:x="33.462cm" svg:y="17.392cm" svg:viewBox="0 0 351 392" svg:d="M351 139c0-98-95-139-175-139-82 0-176 45-176 137 0 77 0 155 0 232 0 13 0 23 13 23 12 0 12-10 12-23 0-76 0-152 0-229 0-93 103-115 151-115 27 0 69 6 101 27 49 33 49 72 49 90 0 76 0 151 0 227 0 13 0 23 12 23 13 0 13-10 13-23 0-77 0-154 0-230z">
              <text:p/>
            </draw:path>
            <draw:path draw:style-name="gr2" draw:text-style-name="P2" draw:layer="layout" svg:width="0.337cm" svg:height="0.458cm" svg:x="34.007cm" svg:y="17.325cm" svg:viewBox="0 0 338 459" svg:d="M133 216c-126 68-133 149-133 166 0 46 47 77 106 77 106 0 191-99 191-113 0-4-4-4-7-4-7 0-31 7-45 27-15 18-40 56-97 56-45 0-94-24-94-72 0-31 34-124 135-128 29-2 52-23 52-31 0-3-3-3-7-3-88-4-106-49-106-74 0-14 9-83 97-83 13 0 61 2 61 34 0 11-5 20-9 24 0 2-2 5-2 7 0 4 4 4 6 4 20 0 57-24 57-60 0-38-43-43-72-43-84 0-192 68-192 144 0 38 29 61 59 72z">
              <text:p/>
            </draw:path>
            <draw:path draw:style-name="gr2" draw:text-style-name="P2" draw:layer="layout" svg:width="0.532cm" svg:height="0.334cm" svg:x="34.344cm" svg:y="17.554cm" svg:viewBox="0 0 533 335" svg:d="M430 128c9-9 31-34 40-43-6 32-20 127-20 178 0 7 0 23 4 39 0 6 2 22 23 22s56-20 56-31c0-1-2-3-6-3-7 0-18 5-19 7-13-2-13-9-15-20-2-18-2-30-2-34 0-43 15-166 29-225 0-2 0-5 0-9 0-2 0-9-3-9-2 0-2 2-11 11-49 54-97 108-150 160-37 40-50 52-82 79-18-30-29-65-42-106-14-41-25-85-36-128-2-12-2-12-3-14-2-2-4-2-6-2-7 0-29 9-30 23-6 42-15 112-65 224-4 12-18 43-34 43-8 0-26-4-36-13-4-2-3-1-4-2-9 0-18 22-18 35 0 5 0 9 14 18 13 5 26 7 29 7 31 0 60-69 67-88 12-26 43-99 57-179 17 58 40 148 67 193 7 14 20 36 25 36 9 0 90-85 115-110 19-20 38-39 56-59z">
              <text:p/>
            </draw:path>
            <draw:path draw:style-name="gr2" draw:text-style-name="P2" draw:layer="layout" svg:width="0.085cm" svg:height="0.631cm" svg:x="35.024cm" svg:y="17.29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35.094cm" svg:y="17.296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244cm" svg:height="0.453cm" svg:x="35.202cm" svg:y="17.325cm" svg:viewBox="0 0 245 454" svg:d="M4 383c-2 2-4 4-4 6 0 3 4 9 7 9 4 0 6-2 24-20 3-5 18-16 21-22 7 51 25 98 72 98 25 0 47-15 60-26 9-5 39-30 39-37 0-2-2-8-7-8-2 0-4 2-9 6-40 41-63 50-83 50-27 0-38-32-38-83 0-3 2-32 4-36 0-1 0-3 13-16 52-50 142-156 142-255 0-11 0-49-38-49-52 0-99 104-106 119-29 68-49 142-49 218-16 15-32 31-48 46zM92 293c2-5 29-145 65-221 18-34 30-59 50-59 22 0 22 23 22 34 0 104-107 216-137 246z">
              <text:p/>
            </draw:path>
            <draw:path draw:style-name="gr2" draw:text-style-name="P2" draw:layer="layout" svg:width="0.195cm" svg:height="0.292cm" svg:x="35.486cm" svg:y="17.572cm" svg:viewBox="0 0 196 293" svg:d="M196 212c-5 0-11 0-16 0-2 11-5 36-11 42-3 2-38 2-45 2-27 0-54 0-81 0 47-42 63-54 88-74 35-27 65-54 65-96 0-54-47-86-104-86-54 0-92 38-92 79 0 22 18 25 23 25 11 0 24-9 24-23 0-9-4-25-27-25 14-31 45-40 65-40 45 0 68 34 68 70 0 38-29 69-41 85-36 35-72 70-108 104-4 6-4 6-4 18 61 0 121 0 182 0 5-27 9-54 14-81z">
              <text:p/>
            </draw:path>
            <draw:path draw:style-name="gr2" draw:text-style-name="P2" draw:layer="layout" svg:width="0.386cm" svg:height="0.488cm" svg:x="35.97cm" svg:y="17.368cm" svg:viewBox="0 0 387 489" svg:d="M374 27c8-4 13-7 13-14 0-8-5-13-14-13-2 0-8 2-11 4-117 55-233 110-349 165-11 6-13 9-13 15 0 5 4 9 13 14 116 55 232 109 349 164 9 3 9 3 11 3 7 0 14-5 14-12 0-6-4-9-14-15-111-51-221-103-332-154 111-53 222-105 333-157zM364 489c10 0 23 0 23-14 0-13-14-12-23-12-114 0-228 0-342 0-9 0-22-1-22 12 0 14 11 14 22 14 114 0 228 0 342 0z">
              <text:p/>
            </draw:path>
            <draw:path draw:style-name="gr2" draw:text-style-name="P2" draw:layer="layout" svg:width="0.177cm" svg:height="0.199cm" svg:x="36.44cm" svg:y="17.671cm" svg:viewBox="0 0 178 200" svg:d="M160 29c-11 2-18 11-18 20 0 10 9 14 15 14 3 0 21-2 21-25 0-29-32-38-59-38-70 0-81 50-81 65 0 16 9 27 14 30 13 9 20 11 51 17 9 1 37 7 37 30 0 7-5 24-23 34-18 11-40 11-45 11-18 0-43-5-52-20 14-1 23-12 23-25 0-11-7-16-16-16-13 0-27 11-27 31 0 25 29 43 72 43 81 0 97-56 97-74 0-41-45-49-61-52-5 0-16-2-18-4-16-3-25-12-25-21 0-11 9-22 18-29 12-7 27-9 36-9s32 2 41 18z">
              <text:p/>
            </draw:path>
            <draw:path draw:style-name="gr2" draw:text-style-name="P2" draw:layer="layout" svg:width="0.244cm" svg:height="0.453cm" svg:x="36.863cm" svg:y="17.325cm" svg:viewBox="0 0 245 454" svg:d="M2 383c0 2-2 4-2 6 0 3 4 9 7 9 4 0 6-2 24-20 3-5 16-16 21-22 7 51 25 98 72 98 25 0 47-15 60-26 9-5 39-30 39-37 0-2-2-8-9-8-2 0-2 2-7 6-41 41-65 50-83 50-29 0-38-32-38-83 0-3 0-32 4-36 0-1 0-3 13-16 52-50 142-156 142-255 0-11 0-49-38-49-52 0-99 104-106 119-31 68-51 142-51 218-16 15-32 31-48 46zM92 293c2-5 29-145 65-221 18-34 30-59 50-59 22 0 22 23 22 34 0 104-107 216-137 246z">
              <text:p/>
            </draw:path>
            <draw:path draw:style-name="gr2" draw:text-style-name="P2" draw:layer="layout" svg:width="0.161cm" svg:height="0.292cm" svg:x="37.167cm" svg:y="17.572cm" svg:viewBox="0 0 162 293" svg:d="M101 13c0-13-2-13-15-13-28 27-68 27-86 27 0 5 0 11 0 16 11 0 40 0 65-12 0 75 0 151 0 226 0 15 0 20-45 20-6 0-11 0-16 0 0 6 0 11 0 16 7 0 61-1 79-1 12 0 68 1 79 1 0-5 0-10 0-16-6 0-12 0-18 0-43 0-43-5-43-20 0-81 0-163 0-244z">
              <text:p/>
            </draw:path>
            <draw:path draw:style-name="gr2" draw:text-style-name="P2" draw:layer="layout" svg:width="0.085cm" svg:height="0.631cm" svg:x="37.417cm" svg:y="17.296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37.488cm" svg:y="17.296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339cm" svg:height="0.458cm" svg:x="24.287cm" svg:y="18.842cm" svg:viewBox="0 0 340 459" svg:d="M133 216c-126 68-133 149-133 166 0 48 47 77 108 77 104 0 189-99 189-113 0-4-2-4-5-4-8 0-33 9-47 27-13 20-40 56-96 56-45 0-95-24-95-70 0-33 36-126 135-130 31 0 52-23 52-29 0-5-3-5-5-5-90-4-108-47-108-72 0-15 9-85 99-85 11 0 59 2 59 36 0 9-5 18-7 22-2 2-4 5-4 7 0 5 4 5 8 5 18 0 57-25 57-61 0-38-43-43-72-43-86 0-194 68-194 146 0 36 29 59 59 70z">
              <text:p/>
            </draw:path>
            <draw:path draw:style-name="gr2" draw:text-style-name="P2" draw:layer="layout" svg:width="0.534cm" svg:height="0.334cm" svg:x="24.623cm" svg:y="19.071cm" svg:viewBox="0 0 535 335" svg:d="M430 128c9-9 31-33 40-43-4 32-18 129-18 178 0 7 0 23 2 39 1 8 2 22 23 22s58-20 58-31c0-1-4-3-6-3-7 0-20 7-21 7-11-2-13-9-15-20-2-16-2-29-2-34 0-43 17-166 29-225 0-2 2-5 2-9 0-2 0-7-4-7-3 0-3 0-10 9-49 54-99 108-150 160-39 40-52 52-83 79-18-30-30-63-43-104-12-43-25-87-34-130-4-12-2-8-4-12-1-4-3-4-5-4-7 0-29 9-31 23-5 42-14 112-64 225-6 11-20 44-36 44-6 0-24-4-36-13-2-4-3-2-4-4-7 0-18 22-18 36 0 6 0 9 16 17 11 5 24 7 27 7 31 0 60-69 69-88 10-26 41-98 57-179 15 58 40 148 65 195 9 14 20 34 25 34 11 0 90-83 115-110 19-20 38-39 56-59z">
              <text:p/>
            </draw:path>
            <draw:path draw:style-name="gr2" draw:text-style-name="P2" draw:layer="layout" svg:width="0.085cm" svg:height="0.631cm" svg:x="25.304cm" svg:y="18.813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085cm" svg:height="0.631cm" svg:x="25.374cm" svg:y="18.813cm" svg:viewBox="0 0 86 632" svg:d="M86 632c0-9 0-17 0-26-20 0-40 0-61 0 0-193 0-387 0-581 21 0 41 0 61 0 0-8 0-17 0-25-28 0-57 0-86 0 0 211 0 421 0 632 29 0 58 0 86 0z">
              <text:p/>
            </draw:path>
            <draw:path draw:style-name="gr2" draw:text-style-name="P2" draw:layer="layout" svg:width="0.244cm" svg:height="0.453cm" svg:x="25.482cm" svg:y="18.842cm" svg:viewBox="0 0 245 454" svg:d="M4 383c-2 2-4 4-4 6 0 3 4 9 7 9 4 0 6-2 24-20 5-4 18-16 23-22 5 51 23 98 70 98 25 0 47-15 61-24 9-7 38-32 38-38 0-1-2-7-7-7-2 0-2 0-9 6-40 39-63 48-81 48-29 0-40-32-40-83 0-3 2-32 4-36 2-1 2-1 14-14 51-52 141-158 141-257 0-11 0-49-38-49-52 0-99 104-104 119-31 68-51 142-51 218-16 15-32 31-48 46zM94 295c1-7 28-147 64-221 17-34 31-60 51-60 21 0 21 22 21 33 0 106-106 216-136 248z">
              <text:p/>
            </draw:path>
            <draw:path draw:style-name="gr2" draw:text-style-name="P2" draw:layer="layout" svg:width="0.159cm" svg:height="0.292cm" svg:x="25.788cm" svg:y="19.089cm" svg:viewBox="0 0 160 293" svg:d="M99 13c0-13 0-13-13-13-28 29-68 29-86 29 0 5 0 11 0 16 9 0 40 0 63-13 0 75 0 150 0 225 0 15 0 20-43 20-6 0-12 0-18 0 0 6 0 11 0 16 9 0 63-1 79-1 14 0 70 1 79 1 0-5 0-10 0-16-5 0-11 0-16 0-45 0-45-5-45-20 0-81 0-163 0-244z">
              <text:p/>
            </draw:path>
            <draw:path draw:style-name="gr2" draw:text-style-name="P2" draw:layer="layout" svg:width="0.386cm" svg:height="0.488cm" svg:x="26.25cm" svg:y="18.885cm" svg:viewBox="0 0 387 489" svg:d="M374 27c8-4 13-7 13-14 0-8-5-13-13-13-3 0-9 4-10 4-117 55-234 110-351 165-11 6-13 9-13 15 0 5 4 10 13 14 117 55 234 109 351 164 7 5 9 5 10 5 8 0 13-7 13-12 0-8-2-11-13-15-110-52-220-104-331-156 111-53 221-105 331-157zM365 489c11 0 22 0 22-12 0-13-13-13-23-13-114 0-227 0-341 0-9 0-23 0-23 13 0 12 13 12 22 12 114 0 229 0 343 0z">
              <text:p/>
            </draw:path>
            <draw:path draw:style-name="gr2" draw:text-style-name="P2" draw:layer="layout" svg:width="0.132cm" svg:height="0.298cm" svg:x="26.711cm" svg:y="19.089cm" svg:viewBox="0 0 133 299" svg:d="M122 18c0-7-5-18-18-18-10 0-25 13-25 25 0 7 7 16 18 16 13 0 25-12 25-23zM32 243c-1 5-3 11-3 18 0 20 16 38 41 38 45 0 63-61 63-69 0-5-3-3-5-5-7 0-7 2-9 7-11 36-31 54-47 54-9 0-11-5-11-16 0-9 2-18 7-27 4-13 9-25 13-36 5-11 20-50 22-56 1-5 3-11 3-14 0-22-18-38-41-38-45 0-65 59-65 68 0 6 5 6 7 6 7 0 7-4 9-7 11-38 31-54 47-54 7 0 11 3 11 14s-2 18-15 45c-9 24-18 48-27 72z">
              <text:p/>
            </draw:path>
            <draw:path draw:style-name="gr2" draw:text-style-name="P2" draw:layer="layout" svg:width="0.244cm" svg:height="0.453cm" svg:x="27.083cm" svg:y="18.842cm" svg:viewBox="0 0 245 454" svg:d="M4 383c-2 2-4 4-4 6 0 3 4 9 7 9 4 0 6-2 24-20 5-4 18-16 21-22 7 51 25 98 72 98 25 0 47-15 60-24 9-7 39-32 39-38 0-1-2-7-7-7-2 0-4 0-9 6-40 39-63 48-83 48-27 0-38-32-38-83 0-3 2-32 4-36 0-1 0-1 13-14 52-52 142-158 142-257 0-11 0-49-38-49-52 0-99 104-106 119-29 68-49 142-49 218-16 15-32 31-48 46zM92 295c2-7 29-147 65-221 18-34 30-60 50-60 22 0 22 22 22 33 0 106-107 216-137 248z">
              <text:p/>
            </draw:path>
            <draw:path draw:style-name="gr2" draw:text-style-name="P2" draw:layer="layout" svg:width="0.195cm" svg:height="0.292cm" svg:x="27.368cm" svg:y="19.089cm" svg:viewBox="0 0 196 293" svg:d="M196 214c-5 0-11 0-16 0 0 9-5 36-11 40-3 2-38 2-43 2-28 0-55 0-83 0 47-40 63-53 88-74 35-25 65-54 65-96 0-54-47-86-104-86-54 0-92 38-92 79 0 24 18 25 23 25 11 0 24-7 24-23 0-9-4-23-27-23 14-33 45-42 65-42 45 0 68 34 68 70 0 38-27 69-41 85-36 35-72 71-108 106-4 4-4 4-4 16 61 0 121 0 182 0 5-26 9-52 14-79z">
              <text:p/>
            </draw:path>
            <draw:path draw:style-name="gr2" draw:text-style-name="P2" draw:layer="layout" svg:width="0.085cm" svg:height="0.631cm" svg:x="27.638cm" svg:y="18.813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085cm" svg:height="0.631cm" svg:x="27.708cm" svg:y="18.813cm" svg:viewBox="0 0 86 632" svg:d="M86 0c-28 0-57 0-86 0 0 8 0 17 0 25 20 0 41 0 61 0 0 194 0 388 0 581-20 0-41 0-61 0 0 9 0 17 0 26 29 0 58 0 86 0 0-211 0-421 0-632z">
              <text:p/>
            </draw:path>
            <draw:path draw:style-name="gr2" draw:text-style-name="P2" draw:layer="layout" svg:width="0.418cm" svg:height="0.147cm" svg:x="28.538cm" svg:y="19.056cm" svg:viewBox="0 0 419 148" svg:d="M400 25c9 0 19 0 19-12 0-13-10-13-19-13-127 0-254 0-380 0-9 0-20 0-20 13 0 12 11 12 22 12 126 0 252 0 378 0zM400 148c9 0 19 0 19-13s-10-13-19-13c-126 0-252 0-378 0-11 0-22 0-22 13s11 13 20 13c126 0 253 0 380 0z">
              <text:p/>
            </draw:path>
            <draw:path draw:style-name="gr2" draw:text-style-name="P2" draw:layer="layout" svg:width="0.327cm" svg:height="1.894cm" svg:x="29.716cm" svg:y="18.182cm" svg:viewBox="0 0 328 1895" svg:d="M194 1181c0-71-46-177-156-233 66-37 149-111 156-228 0-2 0-4 0-6 0-145 0-291 0-437 0-52 0-63 6-86 11-52 41-114 122-162 6-2 6-4 6-15 0-14 0-14-15-14-11 0-12 0-29 9-142 81-151 198-151 221 0 150 0 299 0 448 0 47 0 98-32 157-29 50-63 77-90 95-9 6-11 6-11 17 0 12 2 12 7 16 54 36 110 92 124 194 2 15 2 16 2 24 0 162 0 323 0 485 0 51 33 157 155 222 14 7 14 7 25 7 15 0 15 0 15-14 0-11 0-11-4-13-27-16-110-67-126-176-4-17-4-18-4-27 0-162 0-323 0-484z">
              <text:p/>
            </draw:path>
            <draw:path draw:style-name="gr2" draw:text-style-name="P2" draw:layer="layout" svg:width="0.073cm" svg:height="0.188cm" svg:x="30.769cm" svg:y="18.79cm" svg:viewBox="0 0 74 189" svg:d="M74 67c0-44-15-67-40-67-21 0-34 16-34 32 0 18 13 35 34 35 7 0 16-2 22-9 2 0 2-2 3-2 1 3 2 2 2 11 0 46-23 84-43 104-7 7-7 9-7 11 0 3 3 7 5 7 7 0 58-49 58-122z">
              <text:p/>
            </draw:path>
            <draw:path draw:style-name="gr2" draw:text-style-name="P2" draw:layer="layout" svg:width="0.134cm" svg:height="0.422cm" svg:x="31.756cm" svg:y="18.434cm" svg:viewBox="0 0 135 423" svg:d="M90 144c-29 2-59 5-88 7 0 6 0 12 0 18 41 0 47 6 47 36 0 57 0 113 0 169 0 29-8 29-49 29 0 7 0 13 0 20 20 0 54-2 70-2 22 0 43 2 65 2 0-7 0-13 0-20-41 0-45-3-45-27 0-77 0-155 0-232zM94 34c0-21-17-34-35-34-19 0-32 16-32 34 0 16 13 33 32 33 18 0 35-13 35-33z">
              <text:p/>
            </draw:path>
            <draw:path draw:style-name="gr2" draw:text-style-name="P2" draw:layer="layout" svg:width="0.204cm" svg:height="0.445cm" svg:x="31.93cm" svg:y="18.41cm" svg:viewBox="0 0 205 446" svg:d="M90 175c0-25 0-50 0-74 0-56 31-87 59-87 2 0 11 0 20 4-7 4-18 11-18 27 0 14 9 27 27 27s27-13 27-27c0-23-23-45-56-45-45 0-99 34-99 101 0 24 0 49 0 74-16 0-33 0-50 0 0 6 0 12 0 18 17 0 34 0 50 0 0 68 0 136 0 205 0 29-7 29-48 29 0 6 0 13 0 19 25 0 54-1 72-1 25 0 54 0 81 1 0-6 0-13 0-19-5 0-10 0-15 0-46 0-48-8-48-29 0-69 0-137 0-205 24 0 49 0 74 0 0-6 0-12 0-18-26 0-51 0-76 0z">
              <text:p/>
            </draw:path>
            <draw:path draw:style-name="gr2" draw:text-style-name="P2" draw:layer="layout" svg:width="0.381cm" svg:height="0.431cm" svg:x="32.339cm" svg:y="18.425cm" svg:viewBox="0 0 382 432" svg:d="M212 49c6-22 8-29 67-29 20 0 23 0 23-13 0-7-5-7-9-7-21 0-73 2-93 2s-65-2-85-2c-3 0-12 0-12 13 0 7 7 7 18 7 1 0 14 0 25 2 11 0 16 1 16 9 0 3 0 5-2 12-28 114-56 227-84 340-8 24-9 29-58 29-11 0-18 0-18 13 0 7 5 7 18 7 97 0 194 0 292 0 16 0 16 0 19-11 17-45 34-91 51-137 2-7 2-7 2-9 0-1-2-7-8-7-5 0-5 4-10 15-22 57-49 129-159 129-20 0-39 0-59 0-9 0-11 0-15 0-5-2-7-2-7-7 0-2 0-2 2-14 29-114 58-228 86-342z">
              <text:p/>
            </draw:path>
            <draw:path draw:style-name="gr2" draw:text-style-name="P2" draw:layer="layout" svg:width="0.134cm" svg:height="0.296cm" svg:x="32.765cm" svg:y="18.659cm" svg:viewBox="0 0 135 297" svg:d="M122 16c0-7-5-16-18-16-10 0-23 11-23 23 0 8 5 18 16 18 15 0 25-12 25-25zM32 241c-1 6-3 11-3 18 0 22 18 38 41 38 45 0 65-61 65-67 0-7-5-4-7-7-7 0-7 4-9 9-11 34-29 52-47 52-9 0-11-5-11-14 0-11 4-20 7-29 4-12 9-23 15-36 3-11 20-50 21-56 0-3 2-9 2-14 0-20-18-38-41-38-45 0-65 61-65 69 0 5 5 3 7 5 7 0 7-2 9-7 11-38 31-54 47-54 7 0 11 3 11 16 0 9-2 16-13 43-9 24-19 48-29 72z">
              <text:p/>
            </draw:path>
            <draw:path draw:style-name="gr2" draw:text-style-name="P2" draw:layer="layout" svg:width="0.147cm" svg:height="0.632cm" svg:x="33.017cm" svg:y="18.382cm" svg:viewBox="0 0 148 633" svg:d="M148 626c0-2 0-2-11-12-79-81-99-200-99-297 0-110 23-220 101-299 9-7 9-9 9-11 0-3-4-7-8-7-5 0-63 43-100 124-31 70-40 141-40 193 0 50 7 126 43 198 38 77 92 118 97 118 4 0 8-1 8-7z">
              <text:p/>
            </draw:path>
            <draw:path draw:style-name="gr2" draw:text-style-name="P2" draw:layer="layout" svg:width="0.244cm" svg:height="0.453cm" svg:x="33.208cm" svg:y="18.41cm" svg:viewBox="0 0 245 454" svg:d="M4 383c-2 2-4 4-4 8 0 3 4 7 7 7 4 0 6-2 24-20 5-4 18-16 23-22 5 51 23 98 70 98 25 0 47-15 61-24 9-7 38-30 38-38 0-1-2-7-7-7-2 0-2 0-9 6-40 39-63 50-81 50-29 0-40-34-40-83 0-3 2-32 4-36 2-2 2-3 14-16 51-50 141-158 141-256 0-10 0-50-38-50-52 0-99 104-104 119-31 70-51 144-51 219-16 15-32 30-48 45zM94 295c0-7 28-147 64-221 17-34 29-60 51-60 21 0 21 24 21 33 0 106-106 216-136 248z">
              <text:p/>
            </draw:path>
            <draw:path draw:style-name="gr2" draw:text-style-name="P2" draw:layer="layout" svg:width="0.161cm" svg:height="0.294cm" svg:x="33.512cm" svg:y="18.657cm" svg:viewBox="0 0 162 295" svg:d="M101 13c0-11 0-13-13-13-29 29-68 29-88 29 0 5 0 11 0 16 11 0 41 0 65-13 0 76 0 152 0 227 0 15 0 20-43 20-6 0-12 0-18 0 0 5 0 11 0 16 9-2 63-2 79-2 14 0 70 0 79 2 0-5 0-11 0-16-5 0-11 0-16 0-45 0-45-5-45-20 0-82 0-164 0-246z">
              <text:p/>
            </draw:path>
            <draw:path draw:style-name="gr2" draw:text-style-name="P2" draw:layer="layout" svg:width="0.147cm" svg:height="0.632cm" svg:x="33.784cm" svg:y="18.382cm" svg:viewBox="0 0 148 633" svg:d="M148 317c0-49-8-126-42-196-38-80-93-121-99-121-3 0-7 4-7 7 0 2 0 4 13 15 61 63 97 163 97 295 0 108-24 219-101 298-9 9-9 9-9 11 0 4 4 7 7 7 6 0 63-43 101-124 32-68 40-138 40-192z">
              <text:p/>
            </draw:path>
            <draw:path draw:style-name="gr2" draw:text-style-name="P2" draw:layer="layout" svg:width="0.384cm" svg:height="0.487cm" svg:x="34.223cm" svg:y="18.455cm" svg:viewBox="0 0 385 488" svg:d="M182 182c106-18 160-58 187-110 13-23 16-54 16-59 0-9-5-13-12-13-11 0-13 9-13 18-18 113-146 151-342 151-7 0-18 0-18 13 0 12 7 12 31 12 66 2 131 6 196 24 119 36 129 104 133 133 2 7 5 14 13 14 7 0 12-3 12-14 0-4-3-67-61-112-40-30-86-46-142-57zM22 463c-11 0-22 0-22 12 0 13 11 13 22 13 114 0 228 0 342 0 10 0 21 0 21-13 0-12-11-12-21-12-114 0-228 0-342 0z">
              <text:p/>
            </draw:path>
            <draw:path draw:style-name="gr2" draw:text-style-name="P2" draw:layer="layout" svg:width="0.134cm" svg:height="0.296cm" svg:x="34.682cm" svg:y="18.659cm" svg:viewBox="0 0 135 297" svg:d="M124 16c0-7-5-16-18-16-12 0-25 11-25 23 0 8 5 18 18 18s25-12 25-25zM32 241c-1 6-3 11-3 18 0 22 18 38 43 38 43 0 63-61 63-67 0-7-5-7-7-7-6 0-7 4-9 9-9 34-29 52-47 52-9 0-11-5-11-14 0-11 4-20 7-29 6-12 9-23 15-36 3-11 20-50 21-56 2-3 4-9 4-14 0-20-18-38-43-38-43 0-65 61-65 69 0 5 7 5 9 5 5 0 5-2 7-7 11-38 31-54 47-54 7 0 13 3 13 16 0 9-4 16-15 43-9 24-19 48-29 72z">
              <text:p/>
            </draw:path>
            <draw:path draw:style-name="gr2" draw:text-style-name="P2" draw:layer="layout" svg:width="0.381cm" svg:height="0.431cm" svg:x="35.072cm" svg:y="18.425cm" svg:viewBox="0 0 382 432" svg:d="M212 49c6-22 8-29 67-29 20 0 25 0 25-13 0-7-7-7-11-7-21 0-72 2-93 2-20 0-65-2-85-2-3 0-11 0-11 13 0 7 6 7 17 7 1 0 14 0 25 2 11 0 16 1 16 9 0 3 0 5-2 12-28 114-56 227-84 340-8 24-9 29-58 29-11 0-18 0-18 13 0 7 5 7 18 7 97 0 194 0 292 0 16 0 16 0 19-11 17-45 34-91 51-137 2-7 2-7 2-9 0-1-2-7-8-7-5 0-5 4-10 15-22 57-49 129-159 129-20 0-39 0-59 0-9 0-11 0-15 0-5-2-7-2-7-7 0-2 0-2 4-14 28-114 56-228 84-342z">
              <text:p/>
            </draw:path>
            <draw:path draw:style-name="gr2" draw:text-style-name="P2" draw:layer="layout" svg:width="0.134cm" svg:height="0.296cm" svg:x="35.499cm" svg:y="18.659cm" svg:viewBox="0 0 135 297" svg:d="M122 16c0-7-5-16-16-16-12 0-25 11-25 23 0 8 5 18 18 18s23-12 23-25zM32 241c-1 6-3 11-3 18 0 22 18 38 41 38 45 0 65-61 65-67 0-7-5-7-7-7-7 0-7 4-9 9-9 34-29 52-47 52-9 0-11-5-11-14 0-11 4-20 7-29 4-12 9-23 15-36 3-11 20-50 21-56 2-3 2-9 2-14 0-20-18-38-41-38-43 0-65 61-65 69 0 5 5 3 7 5 7 0 7-2 9-7 11-38 31-54 47-54 7 0 11 3 11 16 0 9-2 16-13 43-9 24-19 48-29 72z">
              <text:p/>
            </draw:path>
            <draw:path draw:style-name="gr2" draw:text-style-name="P2" draw:layer="layout" svg:width="0.147cm" svg:height="0.632cm" svg:x="35.751cm" svg:y="18.382cm" svg:viewBox="0 0 148 633" svg:d="M148 626c0-2 0-2-11-12-79-81-99-200-99-297 0-110 23-220 101-299 9-7 9-9 9-11 0-3-2-7-8-7-5 0-63 43-99 124-32 70-41 141-41 193 0 50 7 126 43 198 38 77 92 118 97 118 6 0 8-1 8-7z">
              <text:p/>
            </draw:path>
            <draw:path draw:style-name="gr2" draw:text-style-name="P2" draw:layer="layout" svg:width="0.244cm" svg:height="0.453cm" svg:x="35.942cm" svg:y="18.41cm" svg:viewBox="0 0 245 454" svg:d="M4 383c-2 2-4 4-4 8 0 3 4 7 7 7 4 0 6-2 24-20 5-4 18-16 23-22 5 51 23 98 70 98 25 0 47-15 61-24 9-7 38-30 38-38 0-1-2-7-7-7-2 0-2 0-9 6-40 39-63 50-81 50-29 0-40-34-40-83 0-3 2-32 4-36 2-2 2-3 14-16 51-50 141-158 141-256 0-10 0-50-38-50-52 0-99 104-104 119-31 70-51 144-51 219-16 15-32 30-48 45zM94 295c1-7 28-147 64-221 17-34 31-60 51-60 21 0 21 24 21 33 0 106-106 216-136 248z">
              <text:p/>
            </draw:path>
            <draw:path draw:style-name="gr2" draw:text-style-name="P2" draw:layer="layout" svg:width="0.195cm" svg:height="0.294cm" svg:x="36.226cm" svg:y="18.657cm" svg:viewBox="0 0 196 295" svg:d="M196 214c-5 0-9 0-14 0-2 9-7 36-13 40-3 3-38 3-43 3-27 0-54 0-81 0 45-41 61-54 88-75 33-25 63-52 63-96 0-52-47-86-104-86-54 0-92 40-92 79 0 24 20 25 23 25 11 0 24-7 24-23 0-7-2-23-25-23 12-31 43-42 64-42 44 0 67 34 67 70 0 40-27 71-41 87-36 35-71 69-107 104-5 4-5 6-5 18 61 0 122 0 184 0 4-27 8-54 12-81z">
              <text:p/>
            </draw:path>
            <draw:path draw:style-name="gr2" draw:text-style-name="P2" draw:layer="layout" svg:width="0.147cm" svg:height="0.632cm" svg:x="36.518cm" svg:y="18.382cm" svg:viewBox="0 0 148 633" svg:d="M148 317c0-49-8-126-42-196-38-80-93-121-99-121-3 0-7 4-7 7 0 2 0 4 13 15 63 63 99 163 99 295 0 108-24 219-103 298-9 9-9 9-9 11 0 4 4 7 7 7 6 0 63-43 101-124 32-68 40-138 40-192z">
              <text:p/>
            </draw:path>
            <draw:path draw:style-name="gr2" draw:text-style-name="P2" draw:layer="layout" svg:width="0.256cm" svg:height="0.535cm" svg:x="30.165cm" svg:y="19.28cm" svg:viewBox="0 0 257 536" svg:d="M216 13c0-8-4-13-13-13s-10 7-14 20c-7 25-2 3-9 29-7-4-27-15-50-15-36 0-78 20-101 69-25 50-29 108-29 167 0 40 0 153 56 203-15 49-15 49-15 51 0 7 6 12 13 12 9 0 11-5 14-20 9-25 2-3 9-28 15 9 35 14 51 14 72 0 99-59 111-90 17-45 18-97 18-142 0-47 0-153-55-205 4-18 9-35 14-52zM65 443c-22-43-22-121-22-180 0-52 0-96 9-137 13-58 49-77 78-77 12 0 28 3 45 18-37 125-74 250-110 376zM194 92c20 36 20 110 20 171 0 45 0 92-7 135-11 66-45 90-79 90-15 0-29-6-43-18 36-126 73-252 109-378z">
              <text:p/>
            </draw:path>
            <draw:path draw:style-name="gr2" draw:text-style-name="P2" draw:layer="layout" svg:width="0.073cm" svg:height="0.188cm" svg:x="30.506cm" svg:y="19.701cm" svg:viewBox="0 0 74 189" svg:d="M74 67c0-44-16-67-40-67-21 0-34 16-34 32 0 18 13 35 34 35 7 0 15-2 22-9 2 0 2-2 3-2 0 3 0 2 0 11 0 46-22 83-43 104-6 6-5 9-5 11 0 3 2 7 5 7 7 0 58-49 58-122z">
              <text:p/>
            </draw:path>
            <draw:path draw:style-name="gr2" draw:text-style-name="P2" draw:layer="layout" svg:width="0.28cm" svg:height="0.289cm" svg:x="31.541cm" svg:y="19.485cm" svg:viewBox="0 0 281 290" svg:d="M281 148c0-81-63-148-141-148-79 0-140 68-140 148 0 81 67 142 140 142 76 0 141-63 141-142zM140 274c-27 0-55-13-72-42-16-29-16-66-16-90 0-25 0-59 16-86 17-29 47-43 72-43 27 0 54 14 71 41 16 27 16 65 16 88 0 24 0 58-13 85-14 29-41 47-74 47z">
              <text:p/>
            </draw:path>
            <draw:path draw:style-name="gr2" draw:text-style-name="P2" draw:layer="layout" svg:width="0.197cm" svg:height="0.395cm" svg:x="31.853cm" svg:y="19.379cm" svg:viewBox="0 0 198 396" svg:d="M97 135c30 0 60 0 90 0 0-6 0-12 0-18-30 0-60 0-90 0 0-39 0-78 0-117-5 0-11 0-16 0 0 52-20 119-81 122 0 5 0 9 0 13 17 0 35 0 52 0 0 58 0 116 0 175 0 79 60 86 83 86 45 0 63-45 63-86 0-12 0-24 0-36-5 0-11 0-16 0 0 12 0 24 0 36 0 46-20 70-43 70-42 0-42-58-42-69 0-58 0-117 0-176z">
              <text:p/>
            </draw:path>
            <draw:path draw:style-name="gr2" draw:text-style-name="P2" draw:layer="layout" svg:width="0.318cm" svg:height="0.438cm" svg:x="32.106cm" svg:y="19.328cm" svg:viewBox="0 0 319 439" svg:d="M49 391c0 28-8 28-49 28 0 7 0 14 0 20 22 0 54-2 70-2 18 0 51 2 72 2 0-6 0-13 0-20-43 0-50 0-50-28 0-39 0-77 0-116 0-66 45-102 86-102 40 0 47 34 47 70 0 49 0 98 0 148 0 28-7 28-50 28 0 7 0 14 0 20 23 0 55-2 72-2 16 0 50 2 72 2 0-6 0-13 0-20-35 0-51 0-51-18 0-40 0-81 0-122 0-54 0-74-20-95-9-11-28-24-66-24-52 0-81 38-92 61 0-73 0-147 0-221-30 2-60 5-90 7 0 7 0 13 0 20 43 0 49 4 49 36 0 109 0 218 0 328z">
              <text:p/>
            </draw:path>
            <draw:path draw:style-name="gr2" draw:text-style-name="P2" draw:layer="layout" svg:width="0.244cm" svg:height="0.289cm" svg:x="32.456cm" svg:y="19.485cm" svg:viewBox="0 0 245 290" svg:d="M52 122c4-93 58-109 79-109 65 0 71 86 71 109-50 0-100 0-150 0zM52 137c59 0 118 0 177 0 14 0 16 0 16-15 0-61-34-122-114-122-73 0-131 65-131 144 0 85 65 146 139 146 77 0 106-70 106-83 0-5-6-7-9-7-6 0-7 3-9 9-22 65-78 65-85 65-32 0-57-18-72-42-18-30-18-74-18-95z">
              <text:p/>
            </draw:path>
            <draw:path draw:style-name="gr2" draw:text-style-name="P2" draw:layer="layout" svg:width="0.211cm" svg:height="0.278cm" svg:x="32.736cm" svg:y="19.488cm" svg:viewBox="0 0 212 279" svg:d="M88 68c0-22 0-45 0-68-29 2-59 5-88 7 0 6 0 12 0 18 43 0 49 6 49 36 0 57 0 113 0 169 0 29-8 29-49 29 0 7 0 13 0 20 23 0 54-2 72-2 25 0 54 0 79 2 0-7 0-13 0-20-4 0-8 0-12 0-47 0-49-7-49-29 0-33 0-66 0-99 0-61 27-118 76-118 3 0 5 0 7 1-2 0-15 8-15 24 0 18 13 29 27 29 11 0 27-9 27-29s-19-38-46-38c-47 0-69 41-78 68z">
              <text:p/>
            </draw:path>
            <draw:path draw:style-name="gr2" draw:text-style-name="P2" draw:layer="layout" svg:width="0.433cm" svg:height="0.278cm" svg:x="32.978cm" svg:y="19.496cm" svg:viewBox="0 0 434 279" svg:d="M380 59c11-32 30-39 54-41 0-6 0-12 0-18-15 0-33 2-47 2-18 0-47-2-59-2 0 6 0 12 0 18 23 2 37 13 37 31 0 3 0 5-3 14-19 54-39 108-58 162-21-59-42-118-63-176-2-9-3-9-3-13 0-18 25-18 37-18 0-6 0-12 0-18-18 0-50 2-64 2-20 0-38-2-58-2 0 6 0 12 0 18 23 0 34 2 40 11 3 3 10 21 16 34-19 51-37 102-56 153-20-56-40-113-59-169-4-7-4-9-4-11 0-18 25-18 38-18 0-6 0-12 0-18-20 0-54 2-69 2-3 0-36-2-59-2 0 6 0 12 0 18 31 0 40 2 47 23 26 75 53 149 79 224 4 9 6 14 14 14s9-4 13-13c21-60 42-120 63-180 22 60 43 120 65 180 2 8 3 13 12 13s11-5 13-13c25-69 49-138 74-207z">
              <text:p/>
            </draw:path>
            <draw:path draw:style-name="gr2" draw:text-style-name="P2" draw:layer="layout" svg:width="0.134cm" svg:height="0.422cm" svg:x="33.444cm" svg:y="19.344cm" svg:viewBox="0 0 135 423" svg:d="M92 144c-30 2-60 5-90 7 0 6 0 12 0 18 41 0 47 6 47 36 0 57 0 113 0 169 0 29-6 29-49 29 0 7 0 13 0 20 20 0 54-2 70-2 22 0 43 2 65 2 0-7 0-13 0-20-41 0-43-3-43-27 0-77 0-155 0-232zM94 34c0-21-17-34-35-34-19 0-32 16-32 34 0 16 13 33 32 33 18 0 35-13 35-33z">
              <text:p/>
            </draw:path>
            <draw:path draw:style-name="gr2" draw:text-style-name="P2" draw:layer="layout" svg:width="0.206cm" svg:height="0.289cm" svg:x="33.62cm" svg:y="19.485cm" svg:viewBox="0 0 207 290" svg:d="M110 160c14 2 66 13 66 58 0 32-23 57-72 57-54 0-75-36-88-90-2-7-2-10-9-10s-7 5-7 16c0 27 0 55 0 83 0 10 0 16 5 16 4 0 6-2 17-13 1-2 1-3 12-14 29 25 58 27 70 27 72 0 103-43 103-88 0-35-20-53-27-60-22-21-47-25-72-30-36-8-79-17-79-53 0-21 18-48 72-48 68 0 72 57 74 77 0 6 5 6 7 6 9 0 9-4 9-17 0-21 0-42 0-63 0-10 0-14-7-14-4 0-6 0-13 7-2 2-9 7-11 9-25-16-50-16-59-16-78 0-101 41-101 77 0 22 9 40 27 54 20 17 38 20 83 29z">
              <text:p/>
            </draw:path>
            <draw:path draw:style-name="gr2" draw:text-style-name="P2" draw:layer="layout" svg:width="0.244cm" svg:height="0.289cm" svg:x="33.865cm" svg:y="19.485cm" svg:viewBox="0 0 245 290" svg:d="M54 122c4-93 58-109 79-109 65 0 70 86 70 109-49 0-99 0-149 0zM54 137c59 0 118 0 176 0 13 0 15 0 15-15 0-61-34-122-112-122-74 0-133 65-133 144 0 85 67 146 140 146 78 0 105-70 105-83 0-5-4-7-7-7-6 0-8 3-9 9-22 65-80 65-85 65-32 0-58-18-72-42-18-30-18-74-18-95z">
              <text:p/>
            </draw:path>
            <draw:path draw:style-name="gr2" draw:text-style-name="P2" draw:layer="layout" svg:width="0.339cm" svg:height="0.46cm" svg:x="24.287cm" svg:y="20.359cm" svg:viewBox="0 0 340 461" svg:d="M133 216c-126 68-133 151-133 166 0 48 47 79 108 79 104 0 189-101 189-114 0-3-2-5-5-5-8 0-33 9-47 29-13 18-40 54-96 54-45 0-95-24-95-70 0-31 36-125 135-128 31-2 52-24 52-31 0-3-3-5-5-5-90-4-108-47-108-72 0-15 9-83 99-83 11 0 59 2 59 34 0 9-4 18-7 24-1 2-4 3-4 5 0 5 4 5 8 5 18 0 57-25 57-61 0-38-43-43-72-43-86 0-194 68-194 146 0 38 29 59 59 70z">
              <text:p/>
            </draw:path>
            <draw:path draw:style-name="gr2" draw:text-style-name="P2" draw:layer="layout" svg:width="0.534cm" svg:height="0.332cm" svg:x="24.623cm" svg:y="20.59cm" svg:viewBox="0 0 535 333" svg:d="M430 128c9-11 31-34 40-45-4 34-18 129-18 180 0 7 0 23 2 38 1 7 2 23 23 23s58-22 58-31c0-3-4-5-6-5-7 0-20 7-21 9-11-2-13-11-15-22-2-16-2-28-2-32 0-45 17-166 29-227 1-3 2-5 2-9-1-2 0-7-4-7-3 0-3 0-10 9-49 54-99 108-150 160-39 40-52 52-83 79-18-30-30-63-43-104-12-41-25-85-34-128-4-12-2-9-4-14-1-2-3-2-5-2-7 0-29 9-31 22-5 41-14 113-64 225-6 10-20 43-36 43-6 0-24-4-36-13-2-2-3-2-4-3-7 0-18 23-18 36 0 5 0 9 16 16 11 7 24 7 27 7 31 0 60-67 69-88 10-25 41-97 57-177 15 56 40 148 65 193 9 14 20 34 25 34 11 0 90-83 115-108 19-20 38-39 56-59z">
              <text:p/>
            </draw:path>
            <draw:path draw:style-name="gr2" draw:text-style-name="P2" draw:layer="layout" svg:width="0.085cm" svg:height="0.632cm" svg:x="25.304cm" svg:y="20.33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25.374cm" svg:y="20.33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244cm" svg:height="0.453cm" svg:x="25.482cm" svg:y="20.359cm" svg:viewBox="0 0 245 454" svg:d="M4 383c-2 2-4 4-4 8 0 1 4 7 7 7 4 0 6-2 24-20 5-4 18-16 23-22 5 51 23 98 70 98 25 0 47-15 61-24 9-7 38-30 38-38 0-1-2-7-7-7-2 0-2 0-9 6-40 39-63 48-81 48-29 0-40-32-40-81 0-3 2-34 4-36s2-3 14-16c51-52 141-158 141-256 0-10 0-50-38-50-52 0-99 104-104 119-31 70-51 144-51 218-16 15-32 31-48 46zM94 295c1-7 28-147 64-221 17-34 31-60 51-60 21 0 21 24 21 33 0 106-106 216-136 248z">
              <text:p/>
            </draw:path>
            <draw:path draw:style-name="gr2" draw:text-style-name="P2" draw:layer="layout" svg:width="0.159cm" svg:height="0.294cm" svg:x="25.788cm" svg:y="20.606cm" svg:viewBox="0 0 160 295" svg:d="M99 13c0-11 0-13-13-13-28 29-68 29-86 29 0 5 0 11 0 16 9 0 40 0 63-13 0 75 0 150 0 225 0 17 0 22-43 22-6 0-12 0-18 0 0 5 0 11 0 16 9-2 63-2 79-2 14 0 70 0 79 2 0-5 0-11 0-16-5 0-11 0-16 0-45 0-45-5-45-22 0-81 0-163 0-244z">
              <text:p/>
            </draw:path>
            <draw:path draw:style-name="gr2" draw:text-style-name="P2" draw:layer="layout" svg:width="0.418cm" svg:height="0.147cm" svg:x="26.234cm" svg:y="20.57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2" draw:text-style-name="P2" draw:layer="layout" svg:width="0.132cm" svg:height="0.296cm" svg:x="26.711cm" svg:y="20.608cm" svg:viewBox="0 0 133 297" svg:d="M122 16c0-7-5-16-18-16-10 0-25 11-25 23 0 8 7 17 18 17 13 0 25-11 25-24zM32 241c-1 6-3 11-3 18 0 22 16 38 41 38 45 0 63-61 63-68 0-6-3-4-5-6-7 0-7 4-9 7-11 36-31 54-47 54-9 0-11-5-11-14 0-11 2-20 7-29 4-12 9-23 13-36 5-11 20-50 22-56 1-5 3-9 3-14 0-20-18-38-41-38-45 0-65 61-65 69 0 5 5 5 7 5 7 0 7-2 9-7 11-38 31-54 47-54 7 0 11 3 11 16 0 9-2 16-15 43-9 24-18 48-27 72z">
              <text:p/>
            </draw:path>
            <draw:path draw:style-name="gr2" draw:text-style-name="P2" draw:layer="layout" svg:width="0.244cm" svg:height="0.453cm" svg:x="27.083cm" svg:y="20.359cm" svg:viewBox="0 0 245 454" svg:d="M4 383c-2 2-4 4-4 8 0 1 4 7 7 7 4 0 6-2 24-20 5-4 18-16 21-22 7 51 25 98 72 98 25 0 47-15 60-24 9-7 39-30 39-38 0-1-2-7-7-7-2 0-4 0-9 6-40 39-63 48-83 48-27 0-38-32-38-81 0-3 2-34 4-36 0-2 0-3 13-16 52-52 142-158 142-256 0-10 0-50-38-50-52 0-99 104-106 119-29 70-49 144-49 218-16 15-32 31-48 46zM92 295c2-7 29-147 65-221 18-34 30-60 50-60 22 0 22 24 22 33 0 106-107 216-137 248z">
              <text:p/>
            </draw:path>
            <draw:path draw:style-name="gr2" draw:text-style-name="P2" draw:layer="layout" svg:width="0.195cm" svg:height="0.294cm" svg:x="27.368cm" svg:y="20.606cm" svg:viewBox="0 0 196 295" svg:d="M196 214c-5 0-11 0-16 0 0 9-5 36-11 40-3 3-38 3-43 3-28 0-55 0-83 0 47-41 63-54 88-75 35-25 65-52 65-96 0-52-47-86-104-86-54 0-92 40-92 79 0 24 18 25 23 25 11 0 24-7 24-23 0-7-4-23-27-23 14-31 45-42 65-42 45 0 68 34 68 70 0 40-27 71-41 87-36 35-72 69-108 104-4 4-4 6-4 18 61 0 121 0 182 0 5-27 9-54 14-81z">
              <text:p/>
            </draw:path>
            <draw:path draw:style-name="gr2" draw:text-style-name="P2" draw:layer="layout" svg:width="0.085cm" svg:height="0.632cm" svg:x="27.638cm" svg:y="20.33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27.708cm" svg:y="20.33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418cm" svg:height="0.147cm" svg:x="28.538cm" svg:y="20.573cm" svg:viewBox="0 0 419 148" svg:d="M400 25c9 0 19 0 19-12 0-13-10-13-19-13-127 0-254 0-380 0-9 0-20 0-20 13 0 12 11 12 22 12 126 0 252 0 378 0zM400 148c9 0 19 0 19-13s-10-13-19-13c-126 0-252 0-378 0-11 0-22 0-22 13s11 13 20 13c126 0 253 0 380 0z">
              <text:p/>
            </draw:path>
            <draw:path draw:style-name="gr2" draw:text-style-name="P2" draw:layer="layout" svg:width="0.337cm" svg:height="0.46cm" svg:x="29.644cm" svg:y="20.359cm" svg:viewBox="0 0 338 461" svg:d="M133 216c-126 68-133 151-133 166 0 48 47 79 106 79 106 0 191-101 191-114 0-3-4-5-7-5-7 0-31 9-45 29-15 18-40 54-97 54-45 0-94-24-94-70 0-31 34-125 135-128 29-2 52-24 52-31 0-3-3-5-7-5-88-4-106-47-106-72 0-15 9-83 97-83 13 0 61 2 61 34 0 9-5 18-9 24 0 1-2 3-2 5 0 5 4 5 6 5 20 0 57-25 57-61 0-38-43-43-72-43-84 0-192 68-192 146 0 38 29 59 59 70z">
              <text:p/>
            </draw:path>
            <draw:path draw:style-name="gr2" draw:text-style-name="P2" draw:layer="layout" svg:width="0.532cm" svg:height="0.332cm" svg:x="29.981cm" svg:y="20.59cm" svg:viewBox="0 0 533 333" svg:d="M430 128c9-11 31-34 40-45-6 34-20 129-20 180 0 7 0 23 4 38 0 7 2 23 23 23s56-22 56-31c0-3-2-5-6-5-7 0-18 7-19 9-13-2-13-11-15-22-2-16-2-28-2-32 0-45 15-166 29-227 0-3 0-5 0-9-1-2 0-7-3-7-2 0-2 0-11 9-49 54-97 108-150 160-37 40-50 52-82 79-18-30-29-63-42-104-14-41-25-85-36-128-2-12-2-14-3-14-2-2-4-2-6-2-7 0-29 9-30 22-6 41-15 113-65 225-4 10-18 43-34 43-8 0-26-4-36-13-4-2-3-2-4-3-9 0-18 23-18 36 0 5 0 9 14 16 13 7 26 7 29 7 31 0 60-67 67-88 12-25 43-97 57-177 17 56 40 148 67 193 7 14 20 34 25 34 9 0 90-83 115-108 19-20 38-39 56-59z">
              <text:p/>
            </draw:path>
            <draw:path draw:style-name="gr2" draw:text-style-name="P2" draw:layer="layout" svg:width="0.085cm" svg:height="0.632cm" svg:x="30.661cm" svg:y="20.33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0.731cm" svg:y="20.33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244cm" svg:height="0.453cm" svg:x="30.839cm" svg:y="20.359cm" svg:viewBox="0 0 245 454" svg:d="M2 383c0 2-2 4-2 8 0 1 4 7 7 7 4 0 6-2 24-20 3-4 16-16 21-22 7 51 25 98 72 98 25 0 47-15 60-24 9-7 39-30 39-38 0-1-2-7-7-7-2 0-4 0-9 6-40 39-63 48-83 48-27 0-38-32-38-81 0-3 2-34 4-36 0-2 0-3 13-16 52-52 142-158 142-256 0-10 0-50-38-50-52 0-99 104-106 119-31 70-49 144-49 218-17 15-33 31-50 46zM92 295c2-7 29-147 65-221 18-34 30-60 50-60 22 0 22 24 22 33 0 106-107 216-137 248z">
              <text:p/>
            </draw:path>
            <draw:path draw:style-name="gr2" draw:text-style-name="P2" draw:layer="layout" svg:width="0.161cm" svg:height="0.294cm" svg:x="31.144cm" svg:y="20.606cm" svg:viewBox="0 0 162 295" svg:d="M101 13c0-11-2-13-15-13-27 29-68 29-86 29 0 5 0 11 0 16 11 0 40 0 65-13 0 75 0 150 0 225 0 17 0 22-45 22-6 0-11 0-16 0 0 5 0 11 0 16 7-2 63-2 79-2 12 0 68 0 79 2 0-5 0-11 0-16-6 0-12 0-18 0-43 0-43-5-43-22 0-81 0-163 0-244z">
              <text:p/>
            </draw:path>
            <draw:path draw:style-name="gr2" draw:text-style-name="P2" draw:layer="layout" svg:width="0.384cm" svg:height="0.488cm" svg:x="31.608cm" svg:y="20.403cm" svg:viewBox="0 0 385 489" svg:d="M374 27c8-4 11-5 11-14 0-6-3-13-12-13-2 0-8 4-11 5-117 55-233 110-349 164-11 6-13 11-13 15 0 7 4 10 13 14 116 55 232 109 349 164 9 5 9 5 11 5 7 0 12-5 12-12 0-6-2-9-12-15-111-52-221-104-332-156 111-53 222-105 333-157zM364 489c10 0 21 0 21-12 0-13-12-13-21-13-114 0-228 0-342 0-9 0-22 0-22 13 0 12 11 12 22 12 114 0 228 0 342 0z">
              <text:p/>
            </draw:path>
            <draw:path draw:style-name="gr2" draw:text-style-name="P2" draw:layer="layout" svg:width="0.134cm" svg:height="0.296cm" svg:x="32.067cm" svg:y="20.608cm" svg:viewBox="0 0 135 297" svg:d="M124 16c0-7-5-16-18-16-12 0-25 11-25 23 0 8 5 17 18 17s25-11 25-24zM32 241c-1 6-3 11-3 18 0 22 18 38 43 38 43 0 63-61 63-68 0-6-5-6-7-6-6 0-7 4-9 7-9 36-29 54-47 54-9 0-11-5-11-14 0-11 4-20 7-29 6-12 9-23 15-36 3-11 20-50 21-56 2-5 2-9 2-14 0-20-16-38-41-38-43 0-65 61-65 69 0 5 7 5 9 5 5 0 5-2 7-7 11-38 31-54 47-54 7 0 13 3 13 16 0 9-4 16-15 43-9 24-19 48-29 72z">
              <text:p/>
            </draw:path>
            <draw:path draw:style-name="gr2" draw:text-style-name="P2" draw:layer="layout" svg:width="0.244cm" svg:height="0.453cm" svg:x="32.439cm" svg:y="20.359cm" svg:viewBox="0 0 245 454" svg:d="M4 383c-2 2-4 4-4 8 0 1 4 7 9 7 2 0 4-2 22-20 5-4 18-16 23-22 5 51 25 98 70 98 25 0 49-15 61-24 9-7 38-30 38-38 0-1-2-7-7-7-2 0-2 0-7 6-42 39-65 48-83 48-29 0-38-32-38-81 0-3 0-34 2-36s2-3 14-16c51-52 141-158 141-256 0-10 0-50-36-50-54 0-101 104-106 119-31 70-51 144-51 218-16 15-32 31-48 46zM94 295c1-7 28-147 64-221 17-34 31-60 51-60 21 0 21 24 21 33 0 106-106 216-136 248z">
              <text:p/>
            </draw:path>
            <draw:path draw:style-name="gr2" draw:text-style-name="P2" draw:layer="layout" svg:width="0.195cm" svg:height="0.294cm" svg:x="32.724cm" svg:y="20.606cm" svg:viewBox="0 0 196 295" svg:d="M196 214c-5 0-9 0-14 0-2 9-6 36-13 40-3 3-38 3-43 3-27 0-54 0-81 0 47-41 61-54 88-75 33-25 63-52 63-96 0-52-47-86-102-86-56 0-94 40-94 79 0 24 20 25 23 25 11 0 26-7 26-23 0-7-4-23-27-23 14-31 43-42 64-42 45 0 67 34 67 70 0 40-27 71-41 87-36 35-71 69-107 104-5 4-5 6-5 18 61 0 122 0 184 0 4-27 8-54 12-81z">
              <text:p/>
            </draw:path>
            <draw:path draw:style-name="gr2" draw:text-style-name="P2" draw:layer="layout" svg:width="0.085cm" svg:height="0.632cm" svg:x="32.994cm" svg:y="20.33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7cm" svg:height="0.632cm" svg:x="33.064cm" svg:y="20.331cm" svg:viewBox="0 0 88 633" svg:d="M88 0c-29 0-59 0-88 0 0 8 0 17 0 25 20 0 41 0 61 0 0 195 0 389 0 583-20 0-41 0-61 0 0 9 0 17 0 25 29 0 59 0 88 0 0-211 0-422 0-633z">
              <text:p/>
            </draw:path>
            <draw:path draw:style-name="gr2" draw:text-style-name="P2" draw:layer="layout" svg:width="0.35cm" svg:height="0.391cm" svg:x="33.402cm" svg:y="20.428cm" svg:viewBox="0 0 351 392" svg:d="M351 137c0-96-97-137-176-137-81 0-175 43-175 137 0 77 0 155 0 232 0 11 0 23 13 23 12 0 12-12 12-23 0-76 0-152 0-229 0-95 103-115 150-115 28 0 68 6 102 27 49 31 49 72 49 88 0 77 0 153 0 229 0 11 0 23 12 23 13 0 13-12 13-23 0-77 0-155 0-232z">
              <text:p/>
            </draw:path>
            <draw:path draw:style-name="gr2" draw:text-style-name="P2" draw:layer="layout" svg:width="0.337cm" svg:height="0.46cm" svg:x="33.948cm" svg:y="20.359cm" svg:viewBox="0 0 338 461" svg:d="M133 216c-128 68-133 151-133 166 0 48 47 79 106 79 106 0 191-101 191-114 0-3-4-5-7-5-7 0-31 9-45 29-15 18-42 54-97 54-45 0-96-24-96-70 0-31 36-125 137-128 29-2 50-24 50-31 0-3-1-5-5-5-90-4-106-47-106-72 0-15 9-83 97-83 13 0 59 2 59 34 0 9-3 18-7 24-2 1-3 3-3 5 0 5 5 5 7 5 18 0 57-25 57-61 0-38-43-43-72-43-86 0-192 68-192 146 0 38 27 59 59 70z">
              <text:p/>
            </draw:path>
            <draw:path draw:style-name="gr2" draw:text-style-name="P2" draw:layer="layout" svg:width="0.532cm" svg:height="0.332cm" svg:x="34.284cm" svg:y="20.59cm" svg:viewBox="0 0 533 333" svg:d="M428 128c11-11 33-34 42-45-6 34-20 129-20 180 0 7 0 23 2 38 2 7 4 23 25 23s56-22 56-31c0-3-2-5-6-5-7 0-19 7-19 9-13-2-13-11-15-22-2-16-2-28-2-32 0-45 15-166 29-227 0-3 0-5 0-9-1-2 0-7-3-7-2 0-4 0-11 9-49 54-97 108-150 160-37 40-50 52-82 79-18-30-29-63-44-104-12-41-23-85-34-128-3-12-2-9-3-14-2-2-4-2-6-2-7 0-29 9-30 22-6 41-15 113-65 225-6 10-18 43-34 43-8 0-26-4-36-13-4-2-4-3-6-3-7 0-16 23-16 36 0 5 0 9 14 16 13 7 24 7 29 7 31 0 60-67 67-88 11-25 41-97 57-177 15 56 40 148 65 193 9 14 20 34 27 34 9 0 90-83 115-108 18-20 36-39 54-59z">
              <text:p/>
            </draw:path>
            <draw:path draw:style-name="gr2" draw:text-style-name="P2" draw:layer="layout" svg:width="0.085cm" svg:height="0.632cm" svg:x="34.964cm" svg:y="20.33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085cm" svg:height="0.632cm" svg:x="35.035cm" svg:y="20.331cm" svg:viewBox="0 0 86 633" svg:d="M86 633c0-8 0-16 0-25-20 0-40 0-61 0 0-194 0-388 0-583 21 0 41 0 61 0 0-8 0-17 0-25-28 0-57 0-86 0 0 211 0 422 0 633 29 0 58 0 86 0z">
              <text:p/>
            </draw:path>
            <draw:path draw:style-name="gr2" draw:text-style-name="P2" draw:layer="layout" svg:width="0.244cm" svg:height="0.453cm" svg:x="35.143cm" svg:y="20.359cm" svg:viewBox="0 0 245 454" svg:d="M2 383c0 2-2 4-2 8 0 1 4 7 7 7 4 0 6-2 22-20 5-4 18-16 23-22 7 51 25 98 70 98 27 0 49-15 62-24 9-7 39-30 39-38 0-1-2-7-9-7-2 0-2 0-7 6-41 39-65 48-83 48-29 0-38-32-38-81 0-3 0-34 2-36s2-3 15-16c52-52 142-158 142-256 0-10 0-50-38-50-52 0-99 104-106 119-31 70-51 144-51 218-16 15-32 31-48 46zM92 295c2-7 29-147 65-221 18-34 30-60 50-60 22 0 22 24 22 33 0 106-107 216-137 248z">
              <text:p/>
            </draw:path>
            <draw:path draw:style-name="gr2" draw:text-style-name="P2" draw:layer="layout" svg:width="0.193cm" svg:height="0.294cm" svg:x="35.427cm" svg:y="20.606cm" svg:viewBox="0 0 194 295" svg:d="M194 214c-4 0-9 0-14 0-2 9-5 36-11 40-3 3-38 3-45 3-27 0-54 0-81 0 47-41 61-54 88-75 33-25 63-52 63-96 0-52-46-86-102-86s-92 40-92 79c0 24 18 25 23 25 11 0 24-7 24-23 0-7-4-23-27-23 14-31 45-42 65-42 45 0 68 34 68 70 0 40-29 71-43 87-36 35-71 69-106 104-4 4-4 6-4 18 61 0 121 0 182 0 4-27 8-54 12-81z">
              <text:p/>
            </draw:path>
            <draw:path draw:style-name="gr2" draw:text-style-name="P2" draw:layer="layout" svg:width="0.384cm" svg:height="0.488cm" svg:x="35.911cm" svg:y="20.403cm" svg:viewBox="0 0 385 489" svg:d="M374 27c6-4 11-5 11-14 0-6-5-13-12-13-2 0-9 4-11 5-117 55-233 110-349 164-11 6-13 11-13 15 0 7 4 10 13 14 116 55 232 109 349 164 9 5 9 5 11 5 7 0 12-5 12-12 0-6-2-9-12-15-111-52-221-104-332-156 111-53 222-105 333-157zM364 489c10 0 21 0 21-12 0-13-12-13-21-13-114 0-228 0-342 0-9 0-22 0-22 13 0 12 11 12 22 12 114 0 228 0 342 0z">
              <text:p/>
            </draw:path>
            <draw:path draw:style-name="gr2" draw:text-style-name="P2" draw:layer="layout" svg:width="0.134cm" svg:height="0.296cm" svg:x="36.37cm" svg:y="20.608cm" svg:viewBox="0 0 135 297" svg:d="M122 16c0-7-5-16-16-16-12 0-25 11-25 23 0 8 5 17 18 17s23-11 23-24zM32 241c-1 6-3 11-3 18 0 22 18 38 41 38 45 0 65-61 65-68 0-6-5-6-7-6-7 0-7 4-9 7-9 36-29 54-47 54-9 0-11-5-11-14 0-11 4-20 7-29 4-12 9-23 15-36 3-11 20-50 21-56 2-5 2-9 2-14 0-20-18-38-41-38-43 0-65 61-65 69 0 5 5 3 7 5 7 0 7-2 9-7 11-38 31-54 47-54 7 0 11 3 11 16 0 9-2 16-13 43-9 24-19 48-29 72z">
              <text:p/>
            </draw:path>
            <draw:path draw:style-name="gr2" draw:text-style-name="P2" draw:layer="layout" svg:width="0.244cm" svg:height="0.453cm" svg:x="36.743cm" svg:y="20.359cm" svg:viewBox="0 0 245 454" svg:d="M4 383c-2 2-4 4-4 8 0 1 4 7 7 7 4 0 6-2 24-20 5-4 18-16 23-22 5 51 23 98 70 98 25 0 47-15 61-24 9-7 38-30 38-38 0-1-2-7-7-7-2 0-2 0-9 6-40 39-63 48-81 48-29 0-40-32-40-81 0-3 2-34 4-36s2-3 14-16c51-52 141-158 141-256 0-10 0-50-38-50-52 0-99 104-104 119-31 70-51 144-51 218-16 15-32 31-48 46zM94 295c1-7 28-147 64-221 17-34 31-60 51-60 21 0 21 24 21 33 0 106-106 216-136 248z">
              <text:p/>
            </draw:path>
            <draw:path draw:style-name="gr2" draw:text-style-name="P2" draw:layer="layout" svg:width="0.159cm" svg:height="0.294cm" svg:x="37.048cm" svg:y="20.606cm" svg:viewBox="0 0 160 295" svg:d="M99 13c0-11 0-13-13-13-28 29-68 29-86 29 0 5 0 11 0 16 9 0 40 0 63-13 0 75 0 150 0 225 0 17 0 22-43 22-6 0-12 0-18 0 0 5 0 11 0 16 9-2 63-2 79-2 14 0 70 0 79 2 0-5 0-11 0-16-5 0-11 0-16 0-45 0-45-5-45-22 0-81 0-163 0-244z">
              <text:p/>
            </draw:path>
            <draw:path draw:style-name="gr2" draw:text-style-name="P2" draw:layer="layout" svg:width="0.085cm" svg:height="0.632cm" svg:x="37.297cm" svg:y="20.331cm" svg:viewBox="0 0 86 633" svg:d="M86 0c-28 0-57 0-86 0 0 8 0 17 0 25 20 0 41 0 61 0 0 195 0 389 0 583-20 0-41 0-61 0 0 9 0 17 0 25 29 0 58 0 86 0 0-211 0-422 0-633z">
              <text:p/>
            </draw:path>
            <draw:path draw:style-name="gr2" draw:text-style-name="P2" draw:layer="layout" svg:width="0.085cm" svg:height="0.632cm" svg:x="37.367cm" svg:y="20.331cm" svg:viewBox="0 0 86 633" svg:d="M86 0c-28 0-57 0-86 0 0 8 0 17 0 25 20 0 41 0 61 0 0 195 0 389 0 583-20 0-41 0-61 0 0 9 0 17 0 25 29 0 58 0 86 0 0-211 0-422 0-633z">
              <text:p/>
            </draw:path>
          </draw:g>
          <draw:g>
            <svg:title>TexMaths</svg:title>
            <svg:desc>18§latex§An extended \emph{Kripke structure} $\mathcal{M}$ is
a nine-tuple $\krip{W,I,J,K_i,L_i,\preceq_i,K_s,L_s,\preceq_s}$, where:
\begin{itemize}
\item $W$ is a nonempty set, whose elements are called
  \emph{worlds}.
    
\item $I: \PropVar \arrow \pow{W}$ is an \emph{interpretation} function that maps each
  propositional variable to a set of worlds.
  
\item $J: \PName \arrow \pow{W\times W}$ is a function that maps each
  principal name to a  relation on worlds (i.e., a subset of
  $W\times W$).  

\item $K_i$ and $K_s$ are non-empty sets, which serve as the universe of 
  \emph{integrity levels} and \emph{security levels}.


  $L_i$ and $L_s$ are extended to work over arbitrary integrity and security-level expressions,
  as follows: 
  \[ L(\slv{A}) = L(A), \]
  for every simple principal name $A$.
\item $\preceq \subseteq K\times K$ is a partial order on $K$:
  that is, $\preceq$ is \emph{reflexive} (for all
  $k\in K$, $k \preceq k$), \emph{transitive}
  (for all $k_1,k_2,k_3\in K$, if $k_1 \preceq k_2$ and $k_2 \preceq
  k_3$, then $k_1 \preceq k_3$), and
  \emph{anti-symmetric} (for all
  $k_1,k_2\in K$, if $k_1 \preceq k_2$ and $k_2\preceq k_1$, then
  $k_1 = k_2$).
\end{itemize}§svg§600§FALSE§</svg:desc>
            <draw:g>
              <draw:path draw:style-name="gr1" draw:text-style-name="P1" draw:layer="layout" svg:width="22.431cm" svg:height="16.759cm" svg:x="0.504cm" svg:y="4.912cm" svg:viewBox="0 0 22432 16760" svg:d="M11215 16760c-3738 0-7477 0-11215 0 0-5587 0-11173 0-16760 7477 0 14955 0 22432 0 0 5587 0 11173 0 16760-3739 0-7478 0-11217 0z">
                <text:p/>
              </draw:path>
              <draw:path draw:style-name="gr2" draw:text-style-name="P2" draw:layer="layout" svg:width="0.431cm" svg:height="0.453cm" svg:x="1.442cm" svg:y="4.902cm" svg:viewBox="0 0 432 454" svg:d="M230 13c-3-8-4-13-14-13s-13 4-14 13c-44 126-88 252-132 378-11 32-36 43-70 43 0 6 0 13 0 20 14-2 41-2 63-2 20 0 54 0 74 2 0-7 0-14 0-20-33 0-47-16-47-33 0-1 0-6 0-9 10-27 19-55 29-82 52 0 104 0 156 0 12 31 23 63 35 95 0 4 1 7 1 9 0 20-36 20-52 20 0 6 0 13 0 20 22-2 67-2 90-2 27 0 58 0 83 2 0-7 0-14 0-20-4 0-7 0-11 0-38 0-47-6-54-25-45-132-91-264-137-396zM198 85c23 68 47 136 70 205-47 0-95 0-142 0 24-69 48-137 72-205z">
                <text:p/>
              </draw:path>
              <draw:path draw:style-name="gr2" draw:text-style-name="P2" draw:layer="layout" svg:width="0.318cm" svg:height="0.28cm" svg:x="1.915cm" svg:y="5.074cm" svg:viewBox="0 0 319 281" svg:d="M50 63c0 56 0 113 0 169 0 29-7 29-50 29 0 7 0 13 0 20 22-2 54-2 72-2 16 0 49 0 70 2 0-7 0-13 0-20-41 0-48 0-48-29 0-39 0-78 0-117 0-65 45-101 84-101 40 0 47 35 47 71 0 49 0 98 0 147 0 29-7 29-49 29 0 7 0 13 0 20 22-2 54-2 72-2 17 0 49 0 71 2 0-7 0-13 0-20-33 0-49 0-49-20 0-40 0-80 0-120 0-54 0-74-20-98-9-10-30-23-66-23-47 0-76 29-94 67 0-23 0-45 0-67-30 2-60 5-90 7 0 7 0 13 0 20 45 0 50 5 50 36z">
                <text:p/>
              </draw:path>
              <draw:path draw:style-name="gr2" draw:text-style-name="P2" draw:layer="layout" svg:width="0.244cm" svg:height="0.291cm" svg:x="2.404cm" svg:y="5.071cm" svg:viewBox="0 0 245 292" svg:d="M54 124c4-93 56-110 77-110 65 0 72 87 72 110-49 0-99 0-149 0zM52 139c59 0 118 0 177 0 14 0 16 0 16-15 0-63-34-124-114-124-73 0-131 67-131 144 0 86 67 148 139 148 77 0 106-71 106-83 0-7-6-7-7-7-8 0-8 3-9 9-22 64-80 64-85 64-32 0-58-19-72-43-20-30-20-72-20-93z">
                <text:p/>
              </draw:path>
              <draw:path draw:style-name="gr2" draw:text-style-name="P2" draw:layer="layout" svg:width="0.318cm" svg:height="0.273cm" svg:x="2.676cm" svg:y="5.082cm" svg:viewBox="0 0 319 274" svg:d="M173 124c20-23 43-54 59-72 20-21 45-30 74-32 0-7 0-13 0-20-16 2-34 2-50 2-20 0-53 0-62-2 0 7 0 13 0 20 13 2 18 9 18 20 0 10-5 18-9 21-13 17-26 34-39 51-16-22-33-44-49-65-7-6-7-7-7-11 0-9 11-14 23-16 0-7 0-13 0-20-16 2-59 2-68 2-14 0-43 0-61-2 0 7 0 13 0 20 45 0 45 2 75 39 21 27 42 54 63 81-19 26-39 51-59 76-31 36-68 38-81 38 0 6 0 13 0 20 16-2 36-2 52-2 18 0 45 0 60 2 0-7 0-14 0-20-13-2-18-11-18-20 0-14 18-34 57-81 16 22 31 43 47 65 5 5 14 16 14 20 0 5-5 16-23 16 0 6 0 13 0 20 20-2 54-2 68-2 18 0 42 0 62 2 0-7 0-14 0-20-35 0-45-2-62-20-28-37-56-73-84-110z">
                <text:p/>
              </draw:path>
              <draw:path draw:style-name="gr2" draw:text-style-name="P2" draw:layer="layout" svg:width="0.197cm" svg:height="0.395cm" svg:x="3.015cm" svg:y="4.966cm" svg:viewBox="0 0 198 396" svg:d="M97 135c30 0 60 0 90 0 0-7 0-13 0-20-30 0-60 0-90 0 0-38 0-77 0-115-5 0-11 0-16 0 0 50-20 119-81 121 0 4 0 9 0 14 18 0 36 0 54 0 0 58 0 116 0 175 0 77 58 86 81 86 45 0 63-45 63-86 0-12 0-24 0-36-5 0-11 0-16 0 0 12 0 24 0 36 0 46-20 70-43 70-42 0-42-58-42-69 0-58 0-117 0-176z">
                <text:p/>
              </draw:path>
              <draw:path draw:style-name="gr2" draw:text-style-name="P2" draw:layer="layout" svg:width="0.244cm" svg:height="0.291cm" svg:x="3.265cm" svg:y="5.071cm" svg:viewBox="0 0 245 292" svg:d="M54 124c4-93 58-110 79-110 65 0 70 87 70 110-49 0-99 0-149 0zM54 139c59 0 118 0 176 0 13 0 15 0 15-15 0-63-34-124-112-124-74 0-133 67-133 144 0 86 67 148 140 148 78 0 105-71 105-83 0-7-4-7-7-7-6 0-8 3-9 9-22 64-80 64-85 64-32 0-58-19-72-43-18-30-18-72-18-93z">
                <text:p/>
              </draw:path>
              <draw:path draw:style-name="gr2" draw:text-style-name="P2" draw:layer="layout" svg:width="0.318cm" svg:height="0.28cm" svg:x="3.549cm" svg:y="5.074cm" svg:viewBox="0 0 319 281" svg:d="M49 63c0 56 0 113 0 169 0 29-6 29-49 29 0 7 0 13 0 20 22-2 54-2 72-2 16 0 49 0 70 2 0-7 0-13 0-20-41 0-48 0-48-29 0-39 0-78 0-117 0-65 45-101 84-101 40 0 47 35 47 71 0 49 0 98 0 147 0 29-7 29-49 29 0 7 0 13 0 20 22-2 54-2 71-2 18 0 50 0 72 2 0-7 0-13 0-20-33 0-49 0-51-20 0-40 0-80 0-120 0-54 0-74-18-98-9-10-30-23-66-23-47 0-78 29-94 67 0-23 0-45 0-67-30 2-60 5-90 7 0 7 0 13 0 20 45 0 49 5 49 36z">
                <text:p/>
              </draw:path>
              <draw:path draw:style-name="gr2" draw:text-style-name="P2" draw:layer="layout" svg:width="0.31cm" svg:height="0.445cm" svg:x="3.902cm" svg:y="4.916cm" svg:viewBox="0 0 311 446" svg:d="M220 403c0 15 0 29 0 43 30-2 61-4 91-7 0-6 0-13 0-20-43 0-48-5-48-36 0-127 0-255 0-383-31 2-61 5-92 7 0 7 0 13 0 20 45 0 50 4 50 34 0 46 0 91 0 137-19-22-46-40-81-40-73 0-140 63-140 144s61 144 135 144c40 0 68-21 85-43zM220 234c0 43 0 86 0 130 0 12 0 12-8 23-19 31-48 45-75 45-29 0-51-16-67-41-16-26-18-62-18-87 0-23 2-63 20-90 13-20 38-41 72-41 22 0 49 9 68 38 8 10 8 12 8 23z">
                <text:p/>
              </draw:path>
              <draw:path draw:style-name="gr2" draw:text-style-name="P2" draw:layer="layout" svg:width="0.244cm" svg:height="0.291cm" svg:x="4.249cm" svg:y="5.071cm" svg:viewBox="0 0 245 292" svg:d="M54 124c4-93 56-110 77-110 65 0 72 87 72 110-49 0-99 0-149 0zM52 139c59 0 118 0 177 0 14 0 16 0 16-15 0-63-34-124-114-124-73 0-131 67-131 144 0 86 67 148 139 148 77 0 106-71 106-83 0-7-6-7-7-7-8 0-8 3-9 9-22 64-80 64-85 64-32 0-58-19-72-43-20-30-20-72-20-93z">
                <text:p/>
              </draw:path>
              <draw:path draw:style-name="gr2" draw:text-style-name="P2" draw:layer="layout" svg:width="0.312cm" svg:height="0.445cm" svg:x="4.534cm" svg:y="4.916cm" svg:viewBox="0 0 313 446" svg:d="M220 403c0 15 0 29 0 43 31-2 62-4 93-7 0-6 0-13 0-20-45 0-50-5-50-36 0-127 0-255 0-383-30 2-60 5-90 7 0 7 0 13 0 20 43 0 48 4 48 34 0 46 0 91 0 137-18-22-45-40-79-40-75 0-142 63-142 144s63 144 135 144c40 0 68-21 85-43zM220 234c0 43 0 86 0 130 0 12 0 12-8 23-18 31-46 45-73 45-29 0-53-16-67-41-16-26-18-62-18-87 0-23 0-63 20-90 12-20 36-41 70-41 23 0 49 9 68 38 8 10 8 12 8 23z">
                <text:p/>
              </draw:path>
              <draw:path draw:style-name="gr2" draw:text-style-name="P2" draw:layer="layout" svg:width="0.503cm" svg:height="0.431cm" svg:x="5.045cm" svg:y="4.923cm" svg:viewBox="0 0 504 432" svg:d="M277 167c39-32 77-64 115-97 15-11 58-47 99-50 6-2 13-2 13-13 0-3-4-7-7-7-15 0-29 2-43 2-24 0-47-2-69-2-3 0-12 0-12 11 0 7 5 9 9 9 9 0 16 3 16 12 0 11-11 20-20 29-74 62-149 124-223 186 17-68 33-135 50-202 6-22 9-25 51-25 12 0 18 0 18-13 0-7-4-7-9-7-24 0-51 2-74 2-25 0-52-2-76-2-5 0-12 0-12 11 0 9 5 9 16 9 20 0 38 0 38 11 0 1 0 1-4 10-28 115-56 230-85 344-5 22-9 27-52 27-11 0-16 0-16 13 0 7 5 7 9 7 23 0 49-2 74-2s50 2 75 2c6 0 13 0 13-13 0-7-5-7-18-7-36 0-36-5-36-11 0-3 5-23 9-36 7-30 14-60 22-90 29-24 58-49 88-73 21 58 43 117 65 176 3 11 3 11 3 13 0 21-23 21-32 21-4 0-11 0-11 11 0 7 4 9 9 9 22 0 47-2 70-2 20 0 40 2 58 2 5 0 11-4 11-13 0-7-6-7-11-7-24 0-31-5-38-25-28-73-55-146-83-220z">
                <text:p/>
              </draw:path>
              <draw:path draw:style-name="gr2" draw:text-style-name="P2" draw:layer="layout" svg:width="0.256cm" svg:height="0.287cm" svg:x="5.543cm" svg:y="5.074cm" svg:viewBox="0 0 257 288" svg:d="M112 99c0-2 28-85 82-85 4 0 22 0 35 9-24 8-26 27-26 31 0 9 8 20 24 20 11 0 30-9 30-33 0-34-41-41-63-41-43 0-64 32-75 47-7-34-33-47-52-47-24 0-36 16-47 34-11 25-20 63-20 65 0 5 7 5 9 5 9 0 9 0 13-14 10-45 23-76 43-76 16 0 16 18 16 26 0 10-2 23-4 32-16 64-32 127-48 191 0 3-2 5-2 9 0 5 5 16 18 16 20 0 23-20 25-23 14-56 28-111 42-166z">
                <text:p/>
              </draw:path>
              <draw:path draw:style-name="gr2" draw:text-style-name="P2" draw:layer="layout" svg:width="0.157cm" svg:height="0.422cm" svg:x="5.81cm" svg:y="4.939cm" svg:viewBox="0 0 158 423" svg:d="M158 326c0-7-5-7-10-7-8 0-8 1-11 10-6 18-22 80-58 80-5 0-14 0-14-18 0-17 7-38 16-62 14-36 28-72 41-108 6-18 8-23 8-34 0-36-26-52-49-52-59 0-81 95-81 99 0 5 7 5 11 5 7 0 9-1 11-10 5-20 21-80 59-80 7 0 13 4 13 18 0 15-6 35-11 45-6 18-12 36-18 54-9 20-16 42-24 62-9 25-12 32-12 45 0 23 16 50 48 50 60 0 81-95 81-97zM155 22c0-17-13-22-22-22-14 0-30 13-30 31 0 16 12 21 21 21 13 0 31-12 31-30z">
                <text:p/>
              </draw:path>
              <draw:path draw:style-name="gr2" draw:text-style-name="P2" draw:layer="layout" svg:width="0.312cm" svg:height="0.402cm" svg:x="5.961cm" svg:y="5.074cm" svg:viewBox="0 0 313 403" svg:d="M49 362c-6 20-11 21-36 21-6 0-13 0-13 13 0 4 4 7 7 7 18 0 36-2 54-2 20 0 42 2 61 2 4 0 11 0 11-12 0-8-5-8-14-8-33 0-33-3-33-10 0-4 6-20 8-29 7-31 15-63 23-94 4 11 20 38 52 38 69 0 144-94 144-189 0-67-38-99-75-99-31 0-58 23-76 45-9-36-38-45-52-45-24 0-36 16-47 34-11 25-20 63-20 65 0 5 7 5 9 5 9 0 9 0 13-14 11-45 23-76 43-76 16 0 16 18 16 26 0 3 0 14-3 32-24 97-48 193-72 290zM157 86c5-21 45-72 79-72 29 0 36 36 36 56 0 27-18 103-36 144-7 15-34 60-67 60-38 0-43-54-43-60 0-2 0-3 2-9 9-39 19-79 29-119z">
                <text:p/>
              </draw:path>
              <draw:path draw:style-name="gr2" draw:text-style-name="P2" draw:layer="layout" svg:width="0.269cm" svg:height="0.445cm" svg:x="6.323cm" svg:y="4.916cm" svg:viewBox="0 0 270 446" svg:d="M144 16c0-2 2-7 2-9 0-5-4-7-9-7-2 0-7 0-9 2-21 1-42 2-63 3-7 2-15 2-15 15 0 7 6 7 15 7 30 0 32 4 32 11 0 2-2 9-2 11-31 124-62 248-93 372-2 2-2 7-2 9 0 6 5 16 18 16 18 0 23-18 25-23 10-43 21-86 31-130 23 4 65 17 65 54 0 4 0 8-2 17-4 10-4 14-4 21 0 45 31 61 54 61 27 0 42-21 49-34 14-23 23-61 23-63 0-7-5-7-11-7-7 0-7 0-10 14-9 33-20 76-49 76-16 0-18-14-18-27 0-14 4-32 5-36 2-13 2-14 2-22 0-43-43-61-83-66 15-9 27-22 45-42 33-37 58-66 89-66 12 0 16 7 18 7-27 5-31 27-31 32 0 9 5 20 22 20 14 0 32-11 32-34 0-18-11-40-40-40-34 0-61 27-82 53-36 41-45 52-69 63 22-86 43-172 65-258z">
                <text:p/>
              </draw:path>
              <draw:path draw:style-name="gr2" draw:text-style-name="P2" draw:layer="layout" svg:width="0.224cm" svg:height="0.287cm" svg:x="6.638cm" svg:y="5.074cm" svg:viewBox="0 0 225 288" svg:d="M79 135c20 0 61-2 92-14 50-20 50-62 50-67 0-29-23-54-64-54-65 0-157 65-157 176 0 58 31 112 92 112 81 0 133-63 133-74 0-3-5-9-11-9-2 0-3 0-7 6-47 61-104 63-115 63-42 0-47-45-47-71 0-23 5-52 11-68 8 0 15 0 23 0zM59 121c27-105 92-107 98-107 27 0 41 18 41 40 0 67-104 67-126 67-4 0-8 0-13 0z">
                <text:p/>
              </draw:path>
              <draw:path draw:style-name="gr2" draw:text-style-name="P2" draw:layer="layout" svg:width="0.217cm" svg:height="0.287cm" svg:x="7.066cm" svg:y="5.074cm" svg:viewBox="0 0 218 288" svg:d="M110 157c27 5 56 12 56 46 0 20-18 71-83 71-15 0-51-4-61-36 32-4 32-29 32-31 0-13-7-20-22-20-14 0-32 11-32 40 0 38 38 61 83 61 93 0 119-77 119-106 0-56-51-67-76-72-18-6-40-9-40-36 0-16 13-60 63-60 18 0 42 8 47 31-20 4-25 20-25 27s4 18 20 18c11 0 27-9 27-36 0-29-25-54-69-54-73 0-99 61-99 94 0 50 42 57 60 63z">
                <text:p/>
              </draw:path>
              <draw:path draw:style-name="gr2" draw:text-style-name="P2" draw:layer="layout" svg:width="0.179cm" svg:height="0.402cm" svg:x="7.334cm" svg:y="4.959cm" svg:viewBox="0 0 180 403" svg:d="M108 142c18 0 36 0 54 0 11 0 18 0 18-11 0-9-7-9-16-9-17 0-34 0-51 0 8-31 16-62 24-93 2-9 2-9 2-13 0-12-11-16-17-16-16 0-23 13-25 22-8 33-17 67-25 100-18 0-36 0-54 0-11 0-18 0-18 13 0 7 7 7 16 7 17 0 34 0 51 0-15 61-30 121-45 182 0 2-4 13-4 22 0 32 22 57 54 57 65 0 97-95 97-97 0-7-5-7-11-7-7 0-7 0-12 12-11 31-36 78-72 78-18 0-18-16-18-25 0-6 0-17 5-33 16-63 31-126 47-189z">
                <text:p/>
              </draw:path>
              <draw:path draw:style-name="gr2" draw:text-style-name="P2" draw:layer="layout" svg:width="0.256cm" svg:height="0.287cm" svg:x="7.539cm" svg:y="5.074cm" svg:viewBox="0 0 257 288" svg:d="M112 99c0-2 28-85 82-85 4 0 22 0 35 9-22 8-24 27-24 31 0 9 6 20 22 20 11 0 30-9 30-33 0-34-41-41-61-41-45 0-66 32-77 47-7-34-31-47-52-47-24 0-36 16-45 34-13 25-22 63-22 65 0 5 7 5 11 5 7 0 9 0 11-14 12-45 23-76 43-76 16 0 16 18 16 26 0 10-2 23-4 32-15 64-31 127-46 191-2 3-4 5-4 9 0 5 5 16 18 16 20 0 23-20 25-23 14-56 28-111 42-166z">
                <text:p/>
              </draw:path>
              <draw:path draw:style-name="gr2" draw:text-style-name="P2" draw:layer="layout" svg:width="0.301cm" svg:height="0.287cm" svg:x="7.808cm" svg:y="5.074cm" svg:viewBox="0 0 302 288" svg:d="M272 32c0-3 2-5 2-9 0-5-6-16-18-16-20 0-24 20-26 24-15 61-30 123-45 185-3 11-3 13-9 22-12 16-30 36-59 36s-34-29-34-49c0-40 21-95 38-139 3-12 7-21 7-34 0-32-20-52-47-52-59 0-81 94-81 99s5 5 9 5c7 0 9-1 11-10 5-18 21-80 59-80 7 0 15 2 15 18 0 17-8 33-17 58-16 45-32 92-32 124 0 54 36 74 70 74s56-20 70-38c13 34 40 38 51 38 23 0 38-16 47-36 10-23 13-41 19-61 0-7-5-7-10-7-8 0-8 0-11 14-9 36-22 76-43 76-17 0-17-18-17-26 0-5 0-16 4-32 16-61 31-122 47-184z">
                <text:p/>
              </draw:path>
              <draw:path draw:style-name="gr2" draw:text-style-name="P2" draw:layer="layout" svg:width="0.226cm" svg:height="0.287cm" svg:x="8.164cm" svg:y="5.074cm" svg:viewBox="0 0 227 288" svg:d="M205 41c-32 4-32 31-32 33 0 9 7 20 21 20 18 0 33-15 33-38 0-33-27-56-67-56-79 0-160 90-160 184 0 61 36 104 92 104 81 0 133-63 133-74 0-3-4-9-9-9-4 0-4 0-9 6-47 61-103 63-113 63-35 0-51-29-51-65 0-34 18-101 34-132 24-41 54-63 83-63 7 0 36 2 45 27z">
                <text:p/>
              </draw:path>
              <draw:path draw:style-name="gr2" draw:text-style-name="P2" draw:layer="layout" svg:width="0.177cm" svg:height="0.402cm" svg:x="8.443cm" svg:y="4.959cm" svg:viewBox="0 0 178 403" svg:d="M106 142c18 0 36 0 54 0 11 0 18 0 18-11 0-9-5-9-16-9-17 0-34 0-50 0 7-31 15-62 23-93 2-9 2-9 2-13 0-12-11-16-16-16-17 0-24 13-26 22-8 33-16 67-25 100-18 0-36 0-54 0-11 0-16 0-16 13 0 7 5 7 14 7 18 0 35 0 53 0-16 61-32 121-47 182 0 2-4 13-4 22 0 32 22 57 54 57 65 0 97-95 97-97 0-7-5-7-10-7-8 0-8 0-13 12-11 31-36 78-72 78-16 0-16-16-16-25 0-6 0-17 3-33 16-63 32-126 47-189z">
                <text:p/>
              </draw:path>
              <draw:path draw:style-name="gr2" draw:text-style-name="P2" draw:layer="layout" svg:width="0.301cm" svg:height="0.287cm" svg:x="8.648cm" svg:y="5.074cm" svg:viewBox="0 0 302 288" svg:d="M272 32c0-3 2-5 2-9 0-5-6-16-18-16-20 0-24 20-26 24-15 61-30 123-45 185-3 11-3 13-9 22-12 16-30 36-59 36s-34-29-34-49c0-40 21-95 38-139 3-12 7-21 7-34 0-32-20-52-47-52-59 0-81 94-81 99s5 5 9 5c7 0 9-1 11-10 5-18 21-80 59-80 7 0 15 2 15 18 0 17-8 33-17 58-16 45-32 92-32 124 0 54 36 74 70 74s56-20 70-38c13 34 40 38 51 38 23 0 38-16 47-36 10-23 13-41 19-61 0-7-5-7-10-7-8 0-8 0-11 14-9 36-22 76-43 76-17 0-17-18-17-26 0-5 0-16 4-32 16-61 31-122 47-184z">
                <text:p/>
              </draw:path>
              <draw:path draw:style-name="gr2" draw:text-style-name="P2" draw:layer="layout" svg:width="0.256cm" svg:height="0.287cm" svg:x="8.987cm" svg:y="5.074cm" svg:viewBox="0 0 257 288" svg:d="M112 99c0-2 28-85 82-85 4 0 22 0 35 9-24 8-26 27-26 31 0 9 6 20 24 20 11 0 30-9 30-33 0-34-41-41-63-41-43 0-66 32-75 47-7-34-33-47-52-47-24 0-36 16-47 34-11 25-20 63-20 65 0 5 7 5 9 5 9 0 9 0 13-14 10-45 23-76 43-76 16 0 16 18 16 26 0 10-2 23-4 32-16 64-32 127-48 191 0 3-2 5-2 9 0 5 5 16 18 16 20 0 23-20 25-23 14-56 28-111 42-166z">
                <text:p/>
              </draw:path>
              <draw:path draw:style-name="gr2" draw:text-style-name="P2" draw:layer="layout" svg:width="0.224cm" svg:height="0.287cm" svg:x="9.24cm" svg:y="5.074cm" svg:viewBox="0 0 225 288" svg:d="M79 135c20 0 61-2 92-14 50-20 50-62 50-67 0-29-23-54-64-54-65 0-157 65-157 176 0 58 31 112 92 112 81 0 133-63 133-74 0-3-5-9-11-9-2 0-3 0-9 6-47 61-102 63-113 63-42 0-47-45-47-71 0-23 5-52 9-68 8 0 17 0 25 0zM59 121c27-105 92-107 98-107 25 0 41 18 41 40 0 67-104 67-126 67-4 0-8 0-13 0z">
                <text:p/>
              </draw:path>
              <draw:path draw:style-name="gr2" draw:text-style-name="P2" draw:layer="layout" svg:width="0.688cm" svg:height="0.476cm" svg:x="9.665cm" svg:y="4.909cm" svg:viewBox="0 0 689 477" svg:d="M227 92c16 83 45 218 81 291 12 27 20 42 27 42 2 0 3 0 14-11 49-47 81-85 126-135 46-53 93-107 139-160-9 54-33 196-33 270 0 16 2 32 4 50 0 7 2 25 29 25s75-27 75-41c0-4-5-4-7-4-7 0-20 6-27 11-14-2-16-12-18-27-2-20-2-39-2-41 0-70 29-263 47-340 0-6 0-8 0-11 0-4 0-11-3-11-4 0-4 2-17 14-59 74-243 296-306 348-16-34-27-58-50-146-18-72-29-124-40-185-1-9-5-26-5-27-2-4-4-4-7-4-11 0-38 14-40 27-7 54-20 137-65 257-50 135-63 135-75 135-9 0-33-5-45-18-4-3-4-2-6-3-9 0-23 29-23 47 0 5 0 12 20 23 16 9 30 9 34 9 40 0 77-90 90-122 29-72 65-171 83-263z">
                <text:p/>
              </draw:path>
              <draw:path draw:style-name="gr2" draw:text-style-name="P2" draw:layer="layout" svg:width="0.134cm" svg:height="0.422cm" svg:x="10.569cm" svg:y="4.932cm" svg:viewBox="0 0 135 423" svg:d="M92 142c-30 3-60 5-90 7 0 7 0 14 0 20 41 0 48 4 48 36 0 57 0 113 0 169 0 29-7 29-50 29 0 7 0 13 0 20 20-2 54-2 70-2 22 0 43 0 65 2 0-7 0-13 0-20-41 0-43-3-43-29 0-77 0-154 0-232zM94 32c0-19-17-32-35-32s-32 16-32 32c0 18 14 35 32 35s35-13 35-35z">
                <text:p/>
              </draw:path>
              <draw:path draw:style-name="gr2" draw:text-style-name="P2" draw:layer="layout" svg:width="0.206cm" svg:height="0.291cm" svg:x="10.745cm" svg:y="5.071cm" svg:viewBox="0 0 207 292" svg:d="M110 162c14 2 66 13 66 58 0 32-23 57-72 57-52 0-75-36-88-90-2-9-2-11-9-11s-7 6-7 17c0 27 0 55 0 82 0 11 0 17 7 17 2 0 4-2 15-13 1-2 1-4 12-14 29 25 58 27 70 27 72 0 103-44 103-89 0-34-20-52-27-61-22-20-45-25-72-29-36-7-77-16-77-52 0-23 16-48 70-48 70 0 72 57 74 77 0 5 4 4 7 5 9 0 9-3 9-16 0-21 0-42 0-63 0-11 0-16-7-16-4 0-4 0-13 9-2 2-9 7-11 9-23-18-50-18-59-18-78 0-101 43-101 79 0 22 9 40 27 52 20 18 38 22 83 31z">
                <text:p/>
              </draw:path>
              <draw:path draw:style-name="gr2" draw:text-style-name="P2" draw:layer="layout" svg:width="0.283cm" svg:height="0.291cm" svg:x="11.141cm" svg:y="5.071cm" svg:viewBox="0 0 284 292" svg:d="M184 236c1 25 19 52 48 52 15 0 52-9 52-59 0-12 0-24 0-36-5 0-10 0-16 0 0 12 0 24 0 36 0 36-14 39-21 39-22 0-24-29-24-32 0-42 0-84 0-126 0-27 0-51-23-74-25-25-56-36-87-36-52 0-95 31-95 72 0 20 13 31 29 31 18 0 29-13 29-31 0-7-4-27-33-29 18-21 49-29 69-29 30 0 66 26 66 81 0 8 0 16 0 24-32 2-75 3-115 23-49 22-63 54-63 81 0 52 61 69 101 69 41 0 70-26 83-56zM178 131c0 22 0 44 0 65 0 60-45 81-74 81-30 0-55-21-55-54 0-34 25-86 129-92z">
                <text:p/>
              </draw:path>
              <draw:path draw:style-name="gr2" draw:text-style-name="P2" draw:layer="layout" svg:width="0.318cm" svg:height="0.28cm" svg:x="11.591cm" svg:y="5.074cm" svg:viewBox="0 0 319 281" svg:d="M49 63c0 56 0 113 0 169 0 29-8 29-49 29 0 7 0 13 0 20 22-2 54-2 72-2 16 0 49 0 70 2 0-7 0-13 0-20-43 0-48 0-48-29 0-39 0-78 0-117 0-65 45-101 84-101 40 0 47 35 47 71 0 49 0 98 0 147 0 29-7 29-49 29 0 7 0 13 0 20 22-2 54-2 71-2 16 0 50 0 72 2 0-7 0-13 0-20-35 0-49 0-51-20 0-40 0-80 0-120 0-54 0-74-20-98-9-10-28-23-66-23-45 0-76 29-94 67 0-23 0-45 0-67-29 2-59 5-88 7 0 7 0 13 0 20 43 0 49 5 49 36z">
                <text:p/>
              </draw:path>
              <draw:path draw:style-name="gr2" draw:text-style-name="P2" draw:layer="layout" svg:width="0.136cm" svg:height="0.422cm" svg:x="11.942cm" svg:y="4.932cm" svg:viewBox="0 0 137 423" svg:d="M92 142c-30 3-59 5-88 7 0 7 0 14 0 20 41 0 46 4 46 36 0 57 0 113 0 169 0 29-7 29-50 29 0 7 0 13 0 20 22-2 56-2 70-2 22 0 45 0 67 2 0-7 0-13 0-20-43 0-45-3-45-29 0-77 0-154 0-232zM94 32c0-19-15-32-33-32-20 0-34 16-34 32 0 18 14 35 34 35 18 0 33-13 33-35z">
                <text:p/>
              </draw:path>
              <draw:path draw:style-name="gr2" draw:text-style-name="P2" draw:layer="layout" svg:width="0.318cm" svg:height="0.28cm" svg:x="12.118cm" svg:y="5.074cm" svg:viewBox="0 0 319 281" svg:d="M49 63c0 56 0 113 0 169 0 29-8 29-49 29 0 7 0 13 0 20 22-2 54-2 70-2 18 0 51 0 72 2 0-7 0-13 0-20-43 0-50 0-50-29 0-39 0-78 0-117 0-65 45-101 86-101 40 0 47 35 47 71 0 49 0 98 0 147 0 29-7 29-50 29 0 7 0 13 0 20 23-2 55-2 72-2 16 0 50 0 72 2 0-7 0-13 0-20-35 0-51 0-51-20 0-40 0-80 0-120 0-54 0-74-20-98-9-10-28-23-66-23-45 0-76 29-94 67 0-23 0-45 0-67-29 2-59 5-88 7 0 7 0 13 0 20 43 0 49 5 49 36z">
                <text:p/>
              </draw:path>
              <draw:path draw:style-name="gr2" draw:text-style-name="P2" draw:layer="layout" svg:width="0.244cm" svg:height="0.291cm" svg:x="12.468cm" svg:y="5.071cm" svg:viewBox="0 0 245 292" svg:d="M52 124c4-93 58-110 79-110 65 0 71 87 71 110-50 0-100 0-150 0zM52 139c59 0 118 0 177 0 14 0 16 0 16-15 0-63-34-124-114-124-73 0-131 67-131 144 0 86 65 148 139 148 77 0 106-71 106-83 0-7-6-7-9-7-6 0-7 3-9 9-22 64-78 64-85 64-32 0-57-19-72-43-18-30-18-72-18-93z">
                <text:p/>
              </draw:path>
              <draw:path draw:style-name="gr2" draw:text-style-name="P2" draw:layer="layout" svg:width="0.166cm" svg:height="0.035cm" svg:x="12.738cm" svg:y="5.2cm" svg:viewBox="0 0 167 36" svg:d="M167 36c0-12 0-24 0-36-55 0-111 0-167 0 0 12 0 24 0 36 56 0 112 0 167 0z">
                <text:p/>
              </draw:path>
              <draw:path draw:style-name="gr2" draw:text-style-name="P2" draw:layer="layout" svg:width="0.197cm" svg:height="0.395cm" svg:x="12.954cm" svg:y="4.966cm" svg:viewBox="0 0 198 396" svg:d="M97 135c30 0 60 0 90 0 0-7 0-13 0-20-30 0-60 0-90 0 0-38 0-77 0-115-5 0-11 0-16 0 0 50-20 119-81 121 0 4 0 9 0 14 18 0 36 0 54 0 0 58 0 116 0 175 0 77 58 86 81 86 45 0 63-45 63-86 0-12 0-24 0-36-5 0-11 0-16 0 0 12 0 24 0 36 0 46-20 70-43 70-42 0-42-58-42-69 0-58 0-117 0-176z">
                <text:p/>
              </draw:path>
              <draw:path draw:style-name="gr2" draw:text-style-name="P2" draw:layer="layout" svg:width="0.318cm" svg:height="0.287cm" svg:x="13.207cm" svg:y="5.074cm" svg:viewBox="0 0 319 288" svg:d="M227 230c0 20 0 39 0 58 30-2 61-5 92-7 0-7 0-13 0-20-45 0-51-5-51-36 0-75 0-150 0-225-30 2-61 5-92 7 0 7 0 13 0 20 44 0 49 5 49 36 0 37 0 74 0 112 0 55-31 99-76 99-54 0-55-31-55-63 0-71 0-141 0-211-32 2-63 5-94 7 0 7 0 13 0 20 49 0 49 2 49 59 0 32 0 63 0 94 0 50 0 108 97 108 36 0 63-18 81-58z">
                <text:p/>
              </draw:path>
              <draw:path draw:style-name="gr2" draw:text-style-name="P2" draw:layer="layout" svg:width="0.31cm" svg:height="0.402cm" svg:x="13.556cm" svg:y="5.074cm" svg:viewBox="0 0 311 403" svg:d="M90 43c0-14 0-29 0-43-30 2-60 5-90 7 0 7 0 13 0 20 45 0 49 4 49 32 0 99 0 197 0 296 0 28-8 28-49 28 0 7 0 14 0 20 22 0 54-2 70-2 18 0 51 2 72 2 0-6 0-13 0-20-43 0-50 0-50-28 0-36 0-71 0-107 0-1 0-3 0-5 3 11 30 45 79 45 76 0 140-63 140-144s-61-144-131-144c-50 0-77 29-90 43zM92 209c0-48 0-95 0-142 20-33 50-51 83-51 45 0 84 56 84 128 0 76-45 130-92 130-25 0-48-13-66-40-9-13-9-13-9-25z">
                <text:p/>
              </draw:path>
              <draw:path draw:style-name="gr2" draw:text-style-name="P2" draw:layer="layout" svg:width="0.139cm" svg:height="0.438cm" svg:x="13.911cm" svg:y="4.916cm" svg:viewBox="0 0 140 439" svg:d="M90 0c-30 2-60 5-90 7 0 7 0 13 0 20 43 0 49 4 49 34 0 110 0 220 0 330 0 28-8 28-49 28 0 7 0 14 0 20 20-2 54-2 70-2s47 0 70 2c0-6 0-13 0-20-43 0-50 0-50-28 0-131 0-261 0-391z">
                <text:p/>
              </draw:path>
              <draw:path draw:style-name="gr2" draw:text-style-name="P2" draw:layer="layout" svg:width="0.244cm" svg:height="0.291cm" svg:x="14.084cm" svg:y="5.071cm" svg:viewBox="0 0 245 292" svg:d="M52 124c4-93 58-110 79-110 65 0 71 87 71 110-50 0-100 0-150 0zM52 139c59 0 118 0 177 0 14 0 16 0 16-15 0-63-34-124-114-124-73 0-131 67-131 144 0 86 67 148 139 148 77 0 106-71 106-83 0-7-6-7-9-7-6 0-7 3-7 9-24 64-80 64-87 64-30 0-57-19-72-43-18-30-18-72-18-93z">
                <text:p/>
              </draw:path>
              <draw:path draw:style-name="gr2" draw:text-style-name="P2" draw:layer="layout" svg:width="0.139cm" svg:height="0.633cm" svg:x="14.557cm" svg:y="4.88cm" svg:viewBox="0 0 140 634" svg:d="M137 25c3-7 3-9 3-12 0-8-5-13-12-13-6 0-9 4-15 14-36 98-73 195-109 292-2 4-4 7-4 11 0 2 0 3 4 11 36 96 73 193 109 289 2 8 6 17 15 17 7 0 12-8 12-13 0-2 0-4-3-11-37-98-75-195-112-293 37-97 75-195 112-292z">
                <text:p/>
              </draw:path>
              <draw:path draw:style-name="gr2" draw:text-style-name="P2" draw:layer="layout" svg:width="0.627cm" svg:height="0.445cm" svg:x="14.768cm" svg:y="4.923cm" svg:viewBox="0 0 628 446" svg:d="M545 74c17-29 31-52 71-54 7-2 12-2 12-13 0-3-2-7-7-7-16 0-32 2-49 2-21 0-45-2-66-2-4 0-11 0-11 11 0 7 5 9 9 9 14 0 38 5 38 23 0 7-4 13-9 22-57 99-114 198-171 297-8-105-16-209-24-313 0-13-1-29 45-29 11 0 17 0 17-13 0-7-8-7-9-7-26 0-53 2-78 2-14 0-52-2-66-2-4 0-11 0-11 13 0 7 5 7 14 7 27 0 33 3 34 14 2 17 3 34 4 51-53 92-107 184-160 277-9-107-17-214-25-321 0-7 0-21 48-21 7 0 15 0 15-13 0-7-6-5-9-7-26 0-53 2-80 2-21 0-45-2-66-2-2 0-11 0-11 11 0 9 5 9 16 9 31 0 33 5 34 23 9 129 18 257 27 385 2 13 2 18 11 18 7 0 9-5 15-14 62-107 124-215 187-322 8 106 15 212 23 318 0 15 2 18 9 18 9 0 13-7 16-12 69-120 138-240 207-360z">
                <text:p/>
              </draw:path>
              <draw:path draw:style-name="gr2" draw:text-style-name="P2" draw:layer="layout" svg:width="0.073cm" svg:height="0.188cm" svg:x="15.367cm" svg:y="5.289cm" svg:viewBox="0 0 74 189" svg:d="M74 65c0-42-15-65-40-65-21 0-34 14-34 32s13 35 34 35c7 0 16-4 22-9 2 0 2-2 3-2 1 3 2 2 2 9 0 47-23 86-43 106-7 7-7 9-7 11 0 3 3 7 5 7 7 0 58-49 58-124z">
                <text:p/>
              </draw:path>
              <draw:path draw:style-name="gr2" draw:text-style-name="P2" draw:layer="layout" svg:width="0.292cm" svg:height="0.431cm" svg:x="15.616cm" svg:y="4.923cm" svg:viewBox="0 0 293 432" svg:d="M216 49c5-24 7-29 58-29 14 0 19 0 19-13 0-7-7-7-9-7-19 0-66 2-84 2s-65-2-85-2c-3 0-12 0-12 13 0 7 7 7 18 7 27 0 43 0 43 11 0 3 0 5 0 10-29 114-58 227-87 341-5 23-7 30-57 30-15 0-20 0-20 13 0 7 7 7 9 7 20 0 65-2 83-2 20 0 66 2 84 2 6 0 15 0 15-13 0-7-6-7-20-7-11 0-14 0-27-2-14-1-16-3-16-10 0-6 2-9 2-15 28-112 57-224 86-336z">
                <text:p/>
              </draw:path>
              <draw:path draw:style-name="gr2" draw:text-style-name="P2" draw:layer="layout" svg:width="0.075cm" svg:height="0.188cm" svg:x="15.975cm" svg:y="5.289cm" svg:viewBox="0 0 76 189" svg:d="M76 65c0-42-17-65-42-65-21 0-34 14-34 32s13 35 34 35c7 0 16-4 22-9 2 0 2-2 3-2 1 3 2 2 2 9 0 47-21 86-43 106-7 7-7 9-7 11 0 3 3 7 7 7 5 0 58-49 58-124z">
                <text:p/>
              </draw:path>
              <draw:path draw:style-name="gr2" draw:text-style-name="P2" draw:layer="layout" svg:width="0.355cm" svg:height="0.445cm" svg:x="16.247cm" svg:y="4.923cm" svg:viewBox="0 0 356 446" svg:d="M299 45c3-20 5-25 39-25 11 0 18 0 18-13 0-5-3-7-9-7-16 0-54 2-70 2-21 0-72-2-93-2-6 0-13 0-13 13 0 7 5 7 22 7 14 0 19 0 36 0 16 2 19 3 19 12 0 6-1 9-1 15-25 96-50 193-74 290-15 61-58 95-90 95-16 0-51-7-61-40 1 0 7 0 9 0 23 0 39-21 39-39 0-20-16-27-27-27s-43 7-43 50c0 40 34 70 85 70 57 0 124-43 138-104 25-99 51-198 76-297z">
                <text:p/>
              </draw:path>
              <draw:path draw:style-name="gr2" draw:text-style-name="P2" draw:layer="layout" svg:width="0.073cm" svg:height="0.188cm" svg:x="16.598cm" svg:y="5.289cm" svg:viewBox="0 0 74 189" svg:d="M74 65c0-42-15-65-40-65-21 0-34 14-34 32s13 35 34 35c7 0 16-4 22-9 2 0 2-2 3-2 1 3 2 2 2 9 0 47-23 86-43 106-7 7-7 9-7 11 0 3 3 7 5 7 7 0 58-49 58-124z">
                <text:p/>
              </draw:path>
              <draw:path draw:style-name="gr2" draw:text-style-name="P2" draw:layer="layout" svg:width="0.537cm" svg:height="0.431cm" svg:x="16.85cm" svg:y="4.923cm" svg:viewBox="0 0 538 432" svg:d="M297 176c0-1-4-7-4-9 7-4 13-9 20-14 37-29 73-58 110-86 59-44 85-45 103-47 5-2 12-2 12-13 0-3-2-7-7-7-14 0-31 2-45 2-23 0-49-2-70-2-6 0-13 0-13 13 0 3 4 5 7 7 15 0 20 3 20 12 0 11-18 26-21 29-83 64-165 127-247 191 17-68 34-136 50-203 6-24 8-29 53-29 16 0 21 0 21-13 0-7-5-7-9-7-18 0-63 2-81 2s-63-2-81-2c-5 0-12 0-12 11 0 9 5 9 18 9 9 0 19 0 27 0 10 2 14 3 14 11 0 1 0 3-4 12-28 113-56 226-84 339-6 25-7 30-58 30-11 0-16 0-16 13 0 7 7 7 9 7 18 0 63-2 79-2 15 0 29 0 42 0 14 0 27 2 41 2 4 0 13 0 13-13 0-7-6-7-18-7-24 0-42 0-42-11 0-5 4-19 6-28 9-33 18-67 25-99 32-25 63-50 95-74 24 57 48 114 72 171 9 16 9 18 9 21 0 20-27 20-34 20-5 0-13 0-13 13 0 7 8 7 9 7 26 0 51-2 78-2 12 0 47 2 61 2 4 0 11 0 11-13 0-7-7-7-13-7-25 0-34-7-43-29-30-69-60-138-90-207z">
                <text:p/>
              </draw:path>
              <draw:path draw:style-name="gr2" draw:text-style-name="P2" draw:layer="layout" svg:width="0.134cm" svg:height="0.298cm" svg:x="17.383cm" svg:y="5.155cm" svg:viewBox="0 0 135 299" svg:d="M122 18c0-7-5-18-16-18-12 0-25 13-25 25 0 7 5 16 18 16s23-12 23-23zM32 243c-1 5-3 11-3 18 0 22 18 38 41 38 45 0 65-61 65-69 0-5-5-5-7-5-7 0-7 4-9 7-9 36-29 54-47 54-9 0-11-5-11-16 0-9 4-18 7-27 4-13 9-25 15-36 3-11 20-50 21-56 2-5 2-11 2-14 0-22-18-38-41-38-43 0-65 59-65 68 0 6 5 4 7 6 7 0 7-2 9-7 11-38 31-54 47-54 7 0 11 3 11 16 0 9-2 16-13 43-9 24-19 48-29 72z">
                <text:p/>
              </draw:path>
              <draw:path draw:style-name="gr2" draw:text-style-name="P2" draw:layer="layout" svg:width="0.073cm" svg:height="0.188cm" svg:x="17.628cm" svg:y="5.289cm" svg:viewBox="0 0 74 189" svg:d="M74 65c0-42-16-65-40-65-21 0-34 14-34 32s13 35 34 35c7 0 15-4 22-9 2 0 2-2 3-2 0 3 0 2 0 9 0 47-21 86-43 106-5 7-5 9-5 11 0 3 2 7 5 7 7 0 58-49 58-124z">
                <text:p/>
              </draw:path>
              <draw:path draw:style-name="gr2" draw:text-style-name="P2" draw:layer="layout" svg:width="0.381cm" svg:height="0.431cm" svg:x="17.88cm" svg:y="4.923cm" svg:viewBox="0 0 382 432" svg:d="M211 49c5-22 9-29 68-29 18 0 23 0 23-13 0-7-7-7-10-7-20 0-72 2-94 2-18 0-65-2-83-2-5 0-12 0-12 13 0 7 5 7 18 7 7 0 12 0 23 0 11 2 18 2 18 11 0 1-2 3-4 12-28 113-56 226-84 339-6 25-7 30-58 30-11 0-16 0-16 13 0 7 5 7 16 7 98 0 196 0 294 0 14 0 16 0 19-11 17-45 33-91 49-137 4-7 2-6 4-9 0-1-1-7-8-7-6 0-7 4-10 15-22 57-51 129-161 129-19 0-39 0-59 0-9 0-9 0-13 0-7-2-9-2-9-7 0-2 0-4 4-14 28-114 56-228 85-342z">
                <text:p/>
              </draw:path>
              <draw:path draw:style-name="gr2" draw:text-style-name="P2" draw:layer="layout" svg:width="0.132cm" svg:height="0.298cm" svg:x="18.306cm" svg:y="5.155cm" svg:viewBox="0 0 133 299" svg:d="M122 18c0-7-5-18-18-18-12 0-25 13-25 25 0 7 6 16 18 16 13 0 25-12 25-23zM32 243c-1 5-5 11-5 18 0 22 18 38 43 38 43 0 63-61 63-69 0-5-5-5-7-5-5 0-5 4-7 7-11 36-31 54-49 54-7 0-11-5-11-16 0-9 4-18 8-27 5-13 9-25 14-36 4-11 20-50 22-56 1-5 3-11 3-14 0-22-18-38-43-38-43 0-63 59-63 68 0 6 5 6 7 6 6 0 6-2 7-7 13-38 31-54 49-54 5 0 11 3 11 16 0 9-4 16-15 43-9 24-18 48-27 72z">
                <text:p/>
              </draw:path>
              <draw:path draw:style-name="gr2" draw:text-style-name="P2" draw:layer="layout" svg:width="0.073cm" svg:height="0.188cm" svg:x="18.549cm" svg:y="5.289cm" svg:viewBox="0 0 74 189" svg:d="M74 65c0-42-15-65-40-65-21 0-34 14-34 32s13 35 34 35c7 0 16-4 22-9 2 0 2-2 3-2 1 3 2 2 2 9 0 47-23 86-43 106-7 7-7 9-7 11 0 3 3 7 5 7 7 0 58-49 58-124z">
                <text:p/>
              </draw:path>
              <draw:path draw:style-name="gr2" draw:text-style-name="P2" draw:layer="layout" svg:width="0.386cm" svg:height="0.489cm" svg:x="18.828cm" svg:y="4.952cm" svg:viewBox="0 0 387 490" svg:d="M184 184c104-20 158-58 187-110 12-24 16-54 16-60 0-9-7-14-13-14-10 0-12 11-14 18-18 115-146 151-340 153-7 0-20 0-20 13 0 12 9 12 32 12 67 2 132 6 195 24 120 36 131 104 135 133 0 7 5 14 12 14 6 0 13-3 13-14 0-4-4-67-61-112-40-30-87-47-142-57zM23 464c-10 0-23 0-23 13s13 13 23 13c114 0 228 0 342 0 11 0 22 0 22-13s-11-13-22-13c-114 0-228 0-342 0z">
                <text:p/>
              </draw:path>
              <draw:path draw:style-name="gr2" draw:text-style-name="P2" draw:layer="layout" svg:width="0.134cm" svg:height="0.298cm" svg:x="19.289cm" svg:y="5.155cm" svg:viewBox="0 0 135 299" svg:d="M122 18c0-7-5-18-18-18-10 0-23 13-23 25 0 7 5 16 18 16s23-12 23-23zM32 243c-1 5-3 11-3 18 0 22 18 38 41 38 45 0 65-61 65-69 0-5-5-3-7-5-7 0-7 4-9 7-11 36-29 54-47 54-9 0-11-5-11-16 0-9 4-18 7-27 4-13 9-25 15-36 3-11 20-50 21-56 0-5 2-11 2-14 0-22-18-38-41-38-45 0-65 59-65 68 0 6 5 4 7 6 7 0 7-2 9-7 11-38 31-54 47-54 7 0 11 3 11 16 0 9-2 16-13 43-9 24-19 48-29 72z">
                <text:p/>
              </draw:path>
              <draw:path draw:style-name="gr2" draw:text-style-name="P2" draw:layer="layout" svg:width="0.073cm" svg:height="0.188cm" svg:x="19.534cm" svg:y="5.289cm" svg:viewBox="0 0 74 189" svg:d="M74 65c0-42-16-65-42-65-19 0-32 14-32 32s13 35 32 35c9 0 17-4 24-9 2 0 1-2 2-2s1 2 1 9c0 47-21 86-43 106-7 7-7 9-7 11 0 3 4 7 7 7 7 0 58-49 58-124z">
                <text:p/>
              </draw:path>
              <draw:path draw:style-name="gr2" draw:text-style-name="P2" draw:layer="layout" svg:width="0.537cm" svg:height="0.431cm" svg:x="19.784cm" svg:y="4.923cm" svg:viewBox="0 0 538 432" svg:d="M299 176c-2-1-4-7-4-9 6-4 11-9 18-14 37-29 75-58 112-86 59-44 83-45 102-47 6-2 11-2 11-13 0-3-2-7-7-7-13 0-29 2-45 2-22 0-47-2-70-2-4 0-11 0-11 13 0 3 2 5 7 7 15 0 20 3 20 12 0 11-20 26-23 29-83 64-165 127-247 191 17-68 34-136 50-203 6-24 8-29 54-29 17 0 22 0 22-13 0-7-5-7-9-7-18 0-63 2-81 2s-63-2-83-2c-3 0-12 0-12 11 0 9 7 9 19 9 8 0 18 0 27 0 9 2 13 3 13 11 0 1 0 3-2 12-28 113-56 226-84 339-8 25-8 30-58 30-11 0-18 0-18 13 0 7 7 7 9 7 18 0 63-2 81-2 13 0 27 0 41 0 13 0 27 2 40 2 5 0 13 0 13-13 0-7-6-7-17-7-23 0-41 0-41-11 0-5 4-19 5-28 9-33 17-67 26-99 31-25 62-50 93-74 25 57 49 114 74 171 7 16 7 18 7 21 0 20-27 20-32 20-7 0-15 0-15 13 0 7 8 7 9 7 26 0 53-2 78-2 14 0 48 2 61 2 4 0 13 0 13-13 0-7-8-7-13-7-27 0-34-7-43-29-30-69-60-138-90-207z">
                <text:p/>
              </draw:path>
              <draw:path draw:style-name="gr2" draw:text-style-name="P2" draw:layer="layout" svg:width="0.175cm" svg:height="0.199cm" svg:x="20.329cm" svg:y="5.254cm" svg:viewBox="0 0 176 200" svg:d="M158 29c-10 2-18 12-18 21s9 13 15 13c5 0 21-2 21-25 0-29-32-38-59-38-68 0-81 50-81 65 0 16 9 27 14 32 13 9 20 11 51 16 9 2 38 8 38 29 0 7-6 25-24 36-16 9-38 9-43 9-18 0-43-3-54-18 14-2 25-12 25-25 0-11-9-16-18-16-12 0-25 9-25 29 0 27 27 43 70 43 83 0 97-56 97-74 0-40-45-49-61-50-3-2-14-4-18-4-16-4-23-13-23-23 0-9 7-22 16-27 13-9 29-9 36-9 9 0 32 1 41 16z">
                <text:p/>
              </draw:path>
              <draw:path draw:style-name="gr2" draw:text-style-name="P2" draw:layer="layout" svg:width="0.073cm" svg:height="0.188cm" svg:x="20.623cm" svg:y="5.289cm" svg:viewBox="0 0 74 189" svg:d="M74 65c0-42-16-65-42-65-19 0-32 14-32 32s13 35 32 35c9 0 17-4 24-9 2 0 1-2 2-2s1 2 1 9c0 47-21 86-43 106-7 7-7 9-7 11 0 3 4 7 7 7 7 0 58-49 58-124z">
                <text:p/>
              </draw:path>
              <draw:path draw:style-name="gr2" draw:text-style-name="P2" draw:layer="layout" svg:width="0.382cm" svg:height="0.431cm" svg:x="20.873cm" svg:y="4.923cm" svg:viewBox="0 0 383 432" svg:d="M212 49c6-22 8-29 67-29 20 0 25 0 25-13 0-7-7-7-11-7-21 0-72 2-93 2-18 0-65-2-85-2-3 0-11 0-11 13 0 7 6 7 17 7 1 0 14 0 25 0 11 2 16 2 16 11 0 1 0 3-2 12-28 113-56 226-84 339-8 25-8 30-58 30-11 0-18 0-18 13 0 7 7 7 18 7 98 0 196 0 293 0 15 0 15 0 18-11 17-45 34-91 51-137 3-7 2-6 3-9 0-1-2-7-9-7-6 0-5 4-10 15-22 57-49 129-159 129-20 0-39 0-59 0-9 0-9 0-15 0-5-2-7-2-7-7 0-2 0-4 4-14 28-114 56-228 84-342z">
                <text:p/>
              </draw:path>
              <draw:path draw:style-name="gr2" draw:text-style-name="P2" draw:layer="layout" svg:width="0.175cm" svg:height="0.199cm" svg:x="21.31cm" svg:y="5.254cm" svg:viewBox="0 0 176 200" svg:d="M160 29c-12 2-18 12-18 21s7 13 15 13c3 0 19-2 19-25 0-29-30-38-57-38-70 0-83 50-83 65 0 16 11 27 16 32 11 9 20 11 51 16 9 2 37 8 37 29 0 7-5 25-23 36-18 9-40 9-45 9-18 0-43-3-52-18 14-2 23-12 23-25 0-11-7-16-16-16-14 0-27 9-27 29 0 27 29 43 72 43 81 0 97-56 97-74 0-40-45-49-61-50-5-2-16-4-18-4-16-4-25-13-25-23 0-9 9-22 18-27 12-9 27-9 34-9 11 0 32 1 43 16z">
                <text:p/>
              </draw:path>
              <draw:path draw:style-name="gr2" draw:text-style-name="P2" draw:layer="layout" svg:width="0.073cm" svg:height="0.188cm" svg:x="21.604cm" svg:y="5.289cm" svg:viewBox="0 0 74 189" svg:d="M74 65c0-42-15-65-40-65-21 0-34 14-34 32s13 35 34 35c7 0 16-4 22-9 2 0 2-2 3-2 1 3 2 2 2 9 0 47-23 86-43 106-7 7-7 9-7 11 0 3 3 7 5 7 7 0 58-49 58-124z">
                <text:p/>
              </draw:path>
              <draw:path draw:style-name="gr2" draw:text-style-name="P2" draw:layer="layout" svg:width="0.386cm" svg:height="0.489cm" svg:x="21.883cm" svg:y="4.952cm" svg:viewBox="0 0 387 490" svg:d="M184 184c104-20 158-58 187-110 12-24 16-54 16-60 0-9-7-14-13-14-10 0-12 11-14 18-18 115-146 151-340 153-7 0-20 0-20 13 0 12 9 12 32 12 67 2 132 6 195 24 120 36 131 104 135 133 0 7 5 14 12 14 6 0 13-3 13-14 0-4-4-67-61-112-40-30-87-47-142-57zM23 464c-10 0-23 0-23 13s13 13 23 13c114 0 228 0 342 0 11 0 22 0 22-13s-11-13-22-13c-114 0-228 0-342 0z">
                <text:p/>
              </draw:path>
              <draw:path draw:style-name="gr2" draw:text-style-name="P2" draw:layer="layout" svg:width="0.175cm" svg:height="0.199cm" svg:x="22.354cm" svg:y="5.254cm" svg:viewBox="0 0 176 200" svg:d="M160 29c-12 2-20 12-20 21s9 13 15 13c5 0 21-2 21-25 0-29-32-38-59-38-68 0-81 50-81 65 0 16 9 27 16 32 11 9 20 11 51 16 9 2 37 8 37 29 0 7-5 25-25 36-16 9-38 9-43 9-18 0-43-3-54-18 14-2 25-12 25-25 0-11-9-16-18-16-12 0-25 9-25 29 0 27 29 43 72 43 81 0 95-56 95-74 0-40-45-49-61-50-3-2-14-4-18-4-16-4-23-13-23-23 0-9 7-22 18-27 11-9 27-9 34-9 9 0 32 1 43 16z">
                <text:p/>
              </draw:path>
              <draw:path draw:style-name="gr2" draw:text-style-name="P2" draw:layer="layout" svg:width="0.139cm" svg:height="0.633cm" svg:x="22.628cm" svg:y="4.88cm" svg:viewBox="0 0 140 634" svg:d="M139 328c1-8 1-9 1-11s0-4-1-11c-38-97-75-194-112-292-4-10-7-14-14-14-8 0-13 5-13 13 0 1 0 3 4 10 37 98 74 196 111 294-37 97-74 194-111 291-4 8-4 9-4 13 0 5 5 13 13 13 9 0 10-8 14-13 37-98 74-196 112-293z">
                <text:p/>
              </draw:path>
              <draw:path draw:style-name="gr2" draw:text-style-name="P2" draw:layer="layout" svg:width="0.073cm" svg:height="0.188cm" svg:x="22.894cm" svg:y="5.289cm" svg:viewBox="0 0 74 189" svg:d="M74 65c0-40-16-65-42-65-21 0-32 16-32 32 0 17 11 35 32 35 11 0 18-4 26-9 0-1 0-2 0-2 1 0 1 2 1 9 0 41-18 79-45 110-3 3-5 3-5 7 0 3 4 7 7 7 7 0 58-50 58-124z">
                <text:p/>
              </draw:path>
              <draw:path draw:style-name="gr2" draw:text-style-name="P2" draw:layer="layout" svg:width="0.431cm" svg:height="0.278cm" svg:x="0.484cm" svg:y="5.841cm" svg:viewBox="0 0 432 279" svg:d="M380 59c11-30 30-39 52-39 0-7 0-13 0-20-13 2-32 2-45 2-20 0-47-2-59-2 0 7 0 13 0 20 23 0 36 12 36 30 0 4 0 6-2 13-19 54-39 108-58 162-21-59-42-118-63-176-3-8-3-9-3-13 0-16 25-16 37-16 0-7 0-13 0-20-18 0-50 2-66 2-18 0-38 0-56-2 0 7 0 13 0 20 23 0 34 2 40 9 3 3 10 23 14 36-18 51-36 102-54 153-20-57-40-113-59-169-4-8-4-9-4-13 0-16 25-16 38-16 0-7 0-13 0-20-20 0-56 2-70 2-2 0-36 0-58-2 0 7 0 13 0 20 31 0 38 2 47 21 26 75 53 150 79 225 4 9 4 13 13 13 8 0 9-4 12-13 22-59 43-118 65-178 22 60 43 120 65 180 2 7 4 11 12 11s9-5 13-11c25-69 49-139 74-209z">
                <text:p/>
              </draw:path>
              <draw:path draw:style-name="gr2" draw:text-style-name="P2" draw:layer="layout" svg:width="0.318cm" svg:height="0.436cm" svg:x="0.948cm" svg:y="5.676cm" svg:viewBox="0 0 319 437" svg:d="M50 391c0 28-7 28-50 28 0 6 0 12 0 18 23 0 56-1 72-1s49 1 70 1c0-6 0-12 0-18-41 0-48 0-48-28 0-39 0-78 0-117 0-65 45-101 84-101 42 0 47 34 47 70 0 49 0 98 0 148 0 28-5 28-49 28 0 6 0 12 0 18 22 0 54-1 72-1 17 0 49 1 71 1 0-6 0-12 0-18-33 0-49 0-49-19 0-41 0-81 0-121 0-54 0-74-20-97-9-11-30-24-66-24-54 0-81 38-92 63 0-73 0-147 0-221-31 2-61 4-92 5 0 7 0 14 0 20 45 0 50 6 50 36 0 110 0 220 0 330z">
                <text:p/>
              </draw:path>
              <draw:path draw:style-name="gr2" draw:text-style-name="P2" draw:layer="layout" svg:width="0.244cm" svg:height="0.289cm" svg:x="1.298cm" svg:y="5.83cm" svg:viewBox="0 0 245 290" svg:d="M54 124c4-93 56-110 77-110 65 0 72 85 72 110-49 0-99 0-149 0zM52 137c59 0 118 0 177 0 14 0 16 0 16-13 0-63-34-124-114-124-73 0-131 65-131 144 0 85 67 146 139 146 77 0 106-70 106-81 0-7-6-9-7-9-8 0-8 5-9 9-22 66-80 66-85 66-32 0-58-19-72-43-20-30-20-72-20-95z">
                <text:p/>
              </draw:path>
              <draw:path draw:style-name="gr2" draw:text-style-name="P2" draw:layer="layout" svg:width="0.211cm" svg:height="0.278cm" svg:x="1.578cm" svg:y="5.834cm" svg:viewBox="0 0 212 279" svg:d="M88 70c0-23 0-47 0-70-29 2-59 5-88 7 0 7 0 13 0 20 45 0 50 4 50 36 0 56 0 113 0 169 0 29-7 29-50 29 0 6 0 12 0 18 25 0 56-2 72-2 25 0 56 0 81 2 0-6 0-12 0-18-4 0-8 0-13 0-46 0-48-7-48-31 0-32 0-64 0-97 0-63 27-119 74-119 5 0 4 0 7 0-2 2-15 9-15 26 0 18 15 27 27 27 13 0 27-7 27-27 0-21-19-40-46-40-45 0-69 43-78 70z">
                <text:p/>
              </draw:path>
              <draw:path draw:style-name="gr2" draw:text-style-name="P2" draw:layer="layout" svg:width="0.244cm" svg:height="0.289cm" svg:x="1.827cm" svg:y="5.83cm" svg:viewBox="0 0 245 290" svg:d="M52 124c6-93 58-110 79-110 65 0 72 85 72 110-50 0-100 0-151 0zM52 137c59 0 118 0 177 0 14 0 16 0 16-13 0-63-34-124-114-124-73 0-131 65-131 144 0 85 67 146 139 146 77 0 106-70 106-81 0-7-6-9-9-9-6 0-6 5-7 9-22 66-80 66-87 66-30 0-56-19-70-43-20-30-20-72-20-95z">
                <text:p/>
              </draw:path>
              <draw:path draw:style-name="gr2" draw:text-style-name="P2" draw:layer="layout" svg:width="0.066cm" svg:height="0.271cm" svg:x="2.145cm" svg:y="5.841cm" svg:viewBox="0 0 67 272" svg:d="M67 34c0-20-17-34-35-34s-32 15-32 34 14 33 32 33 35-15 35-33zM67 239c0-18-17-34-35-34s-32 16-32 34 14 33 32 33 35-15 35-33z">
                <text:p/>
              </draw:path>
              <draw:path draw:style-name="gr2" draw:text-style-name="P2" draw:layer="layout" svg:width="0.245cm" svg:height="0.246cm" svg:x="1.455cm" svg:y="7.097cm" svg:viewBox="0 0 246 247" svg:d="M93 4c-29 7-52 23-68 45-36 48-33 115 9 160 11 12 32 27 50 32 15 4 18 6 40 6 21 0 25-2 39-6 38-12 67-41 78-77 5-15 5-20 5-40 0-21 0-27-5-39-16-51-60-83-114-85-14 0-23 0-34 4z">
                <text:p/>
              </draw:path>
              <draw:path draw:style-name="gr2" draw:text-style-name="P2" draw:layer="layout" svg:width="0.627cm" svg:height="0.445cm" svg:x="2.088cm" svg:y="6.946cm" svg:viewBox="0 0 628 446" svg:d="M545 74c17-27 31-51 71-54 7 0 12 0 12-13 0-2-2-7-7-7-16 0-32 2-49 2-21 0-45-2-66-2-4 0-11 0-11 13 0 7 5 7 9 7 14 2 38 5 38 25 0 7-4 13-9 20-57 99-114 199-171 299-8-105-16-209-24-314 0-12-1-28 45-30 11 0 17 0 17-13 0-5-8-7-9-7-26 0-53 2-78 2-14 0-52-2-66-2-4 0-11 0-11 13 0 7 5 7 14 7 27 0 33 3 34 16 2 16 3 32 4 49-53 93-107 186-160 279-9-107-17-214-25-321 0-7 0-21 48-23 7 0 15 0 15-13 0-7-6-5-9-7-26 0-53 2-80 2-21 0-45-2-66-2-2 0-11 0-11 13 0 7 5 7 16 7 31 0 33 5 34 23 9 129 18 258 27 387 2 11 2 16 11 16 7 0 9-3 15-12 62-108 124-216 187-324 8 107 15 213 23 320 0 13 2 16 9 16 9 0 13-5 16-12 69-120 138-240 207-360z">
                <text:p/>
              </draw:path>
              <draw:path draw:style-name="gr2" draw:text-style-name="P2" draw:layer="layout" svg:width="0.134cm" svg:height="0.422cm" svg:x="2.97cm" svg:y="6.955cm" svg:viewBox="0 0 135 423" svg:d="M92 144c-30 2-59 5-88 7 0 7 0 13 0 20 41 0 46 4 46 34 0 57 0 114 0 171 0 27-7 27-50 27 0 7 0 13 0 20 22 0 54-2 70-2 22 0 45 2 65 2 0-7 0-13 0-20-41 0-43-2-43-27 0-77 0-155 0-232zM94 34c0-20-17-34-33-34-20 0-34 18-34 34s14 33 34 33c16 0 33-13 33-33z">
                <text:p/>
              </draw:path>
              <draw:path draw:style-name="gr2" draw:text-style-name="P2" draw:layer="layout" svg:width="0.206cm" svg:height="0.289cm" svg:x="3.146cm" svg:y="7.096cm" svg:viewBox="0 0 207 290" svg:d="M110 160c14 4 66 13 66 58 0 32-21 57-72 57-52 0-75-36-88-88-2-9-2-11-9-11s-7 4-7 15c0 28 0 56 0 84 0 11 0 15 7 15 4 0 4 0 16-13 0-2 0-2 13-14 27 27 56 27 68 27 74 0 103-42 103-88 0-33-20-53-27-60-22-20-45-25-72-30-36-8-77-15-77-53 0-21 16-46 70-46 70 0 74 55 74 75 1 6 4 4 7 6 9 0 9-4 9-15 0-21 0-43 0-65 0-10 0-14-7-14-4 0-4 0-13 7-2 2-7 9-11 11-23-18-50-18-59-18-78 0-101 41-101 77 0 22 11 40 27 54 20 17 38 20 83 29z">
                <text:p/>
              </draw:path>
              <draw:path draw:style-name="gr2" draw:text-style-name="P2" draw:layer="layout" svg:width="0.283cm" svg:height="0.289cm" svg:x="3.612cm" svg:y="7.096cm" svg:viewBox="0 0 284 290" svg:d="M184 236c1 25 19 50 48 50 15 0 52-9 52-59 0-12 0-24 0-36-4 0-9 0-14 0 0 12 0 24 0 36 0 36-16 41-23 41-22 0-24-29-24-32 0-42 0-84 0-126 0-27 0-52-23-76-24-25-56-34-87-34-52 0-95 29-95 72 0 18 13 29 29 29 18 0 29-13 29-29 0-7-2-29-33-29 18-23 49-29 69-29 32 0 68 24 68 81 0 8 0 16 0 24-32 2-77 3-117 21-47 22-63 54-63 83 0 51 61 67 101 67 41 0 70-25 83-54zM180 131c0 21 0 42 0 63 0 60-47 81-74 81-32 0-57-21-57-52 0-36 27-88 131-92z">
                <text:p/>
              </draw:path>
              <draw:path draw:style-name="gr2" draw:text-style-name="P2" draw:layer="layout" svg:width="0.318cm" svg:height="0.278cm" svg:x="4.132cm" svg:y="7.099cm" svg:viewBox="0 0 319 279" svg:d="M50 61c0 57 0 114 0 171 0 27-7 27-50 27 0 7 0 13 0 20 22 0 54-2 72-2 16 0 49 2 70 2 0-7 0-13 0-20-41 0-48 0-48-27 0-39 0-78 0-117 0-66 45-101 84-101 40 0 47 35 47 71 0 49 0 98 0 147 0 27-7 27-49 27 0 7 0 13 0 20 22 0 54-2 72-2 17 0 49 2 71 2 0-7 0-13 0-20-33 0-49 0-49-18 0-40 0-80 0-120 0-54 0-74-20-98-9-10-30-23-66-23-47 0-76 27-94 67 0-23 0-45 0-67-30 2-60 5-90 7 0 7 0 13 0 20 45 0 50 4 50 34z">
                <text:p/>
              </draw:path>
              <draw:path draw:style-name="gr2" draw:text-style-name="P2" draw:layer="layout" svg:width="0.28cm" svg:height="0.289cm" svg:x="4.482cm" svg:y="7.096cm" svg:viewBox="0 0 281 290" svg:d="M281 148c0-81-63-148-141-148-79 0-140 68-140 148 0 81 67 142 140 142 76 0 141-61 141-142zM140 274c-27 0-55-13-72-42-16-29-16-66-16-90 0-23 0-57 16-86 17-29 47-42 72-42 27 0 54 13 71 40 18 29 18 65 18 88 0 24 0 58-15 85-14 29-41 47-74 47z">
                <text:p/>
              </draw:path>
              <draw:path draw:style-name="gr2" draw:text-style-name="P2" draw:layer="layout" svg:width="0.318cm" svg:height="0.278cm" svg:x="4.8cm" svg:y="7.099cm" svg:viewBox="0 0 319 279" svg:d="M50 61c0 57 0 114 0 171 0 27-7 27-50 27 0 7 0 13 0 20 22 0 54-2 72-2 16 0 49 2 70 2 0-7 0-13 0-20-41 0-48 0-48-27 0-39 0-78 0-117 0-66 45-101 84-101 40 0 47 35 47 71 0 49 0 98 0 147 0 27-7 27-49 27 0 7 0 13 0 20 22 0 54-2 72-2 17 0 49 2 71 2 0-7 0-13 0-20-33 0-49 0-51-18 0-40 0-80 0-120 0-54 0-74-18-98-9-10-30-23-66-23-47 0-76 27-94 67 0-23 0-45 0-67-30 2-60 5-90 7 0 7 0 13 0 20 45 0 50 4 50 34z">
                <text:p/>
              </draw:path>
              <draw:path draw:style-name="gr2" draw:text-style-name="P2" draw:layer="layout" svg:width="0.244cm" svg:height="0.289cm" svg:x="5.149cm" svg:y="7.096cm" svg:viewBox="0 0 245 290" svg:d="M52 124c6-95 58-110 79-110 65 0 72 85 72 110-50 0-100 0-151 0zM52 137c59 0 118 0 177 0 14 0 16 0 16-13 0-63-34-124-114-124-73 0-131 65-131 144 0 85 67 146 139 146 77 0 106-70 106-83 0-5-6-7-9-7-6 0-6 3-7 9-22 65-80 65-87 65-30 0-56-18-70-42-20-30-20-72-20-95z">
                <text:p/>
              </draw:path>
              <draw:path draw:style-name="gr2" draw:text-style-name="P2" draw:layer="layout" svg:width="0.492cm" svg:height="0.278cm" svg:x="5.434cm" svg:y="7.099cm" svg:viewBox="0 0 493 279" svg:d="M49 61c0 57 0 114 0 171 0 27-8 27-49 27 0 7 0 13 0 20 22 0 54-2 70-2s51 2 72 2c0-7 0-13 0-20-43 0-50 0-50-27 0-39 0-78 0-117 0-66 45-101 86-101 40 0 47 35 47 71 0 49 0 98 0 147 0 27-7 27-50 27 0 7 0 13 0 20 23 0 54-2 72-2 16 0 48 2 70 2 0-7 0-13 0-20-42 0-49 0-49-27 0-39 0-78 0-117 0-66 45-101 85-101 39 0 47 35 47 71 0 49 0 98 0 147 0 27-8 27-49 27 0 7 0 13 0 20 22 0 54-2 72-2 16 0 49 2 70 2 0-7 0-13 0-20-32 0-48 0-48-18 0-40 0-80 0-120 0-54 0-74-20-98-9-10-31-23-67-23-54 0-81 38-92 61-9-54-55-61-84-61-47 0-76 27-94 67 0-23 0-45 0-67-29 2-59 5-88 7 0 7 0 13 0 20 43 0 49 4 49 34z">
                <text:p/>
              </draw:path>
              <draw:path draw:style-name="gr2" draw:text-style-name="P2" draw:layer="layout" svg:width="0.31cm" svg:height="0.4cm" svg:x="5.957cm" svg:y="7.099cm" svg:viewBox="0 0 311 401" svg:d="M92 41c0-13 0-27 0-41-31 2-61 5-92 7 0 7 0 13 0 20 45 0 49 4 49 31 0 99 0 198 0 297 0 28-6 28-49 28 0 6 0 12 0 18 22 0 54-1 70-1 18 0 51 1 72 1 0-6 0-12 0-18-41 0-48 0-48-28 0-36 0-71 0-107 0-1 0-3 0-5 1 9 28 43 77 43 76 0 140-61 140-144 0-79-61-142-131-142-50 0-76 27-88 41zM94 207c0-47 0-94 0-140 18-33 48-51 81-51 46 0 84 56 84 126 0 78-45 130-92 130-25 0-48-13-64-38-9-13-9-14-9-27z">
                <text:p/>
              </draw:path>
              <draw:path draw:style-name="gr2" draw:text-style-name="P2" draw:layer="layout" svg:width="0.197cm" svg:height="0.395cm" svg:x="6.303cm" svg:y="6.989cm" svg:viewBox="0 0 198 396" svg:d="M97 137c30 0 60 0 90 0 0-7 0-13 0-20-30 0-60 0-90 0 0-39 0-78 0-117-5 0-11 0-16 0 0 52-18 121-81 122 0 5 0 10 0 15 18 0 36 0 54 0 0 58 0 116 0 174 0 78 59 85 81 85 45 0 63-45 63-85 0-12 0-24 0-36-5 0-11 0-16 0 0 12 0 23 0 35 0 46-18 70-42 70-43 0-43-58-43-69 0-58 0-116 0-174z">
                <text:p/>
              </draw:path>
              <draw:path draw:style-name="gr2" draw:text-style-name="P2" draw:layer="layout" svg:width="0.309cm" svg:height="0.4cm" svg:x="6.532cm" svg:y="7.106cm" svg:viewBox="0 0 310 401" svg:d="M250 59c16-39 49-39 60-39 0-7 0-13 0-20-15 2-33 2-49 2-11 0-40-2-54-2 0 7 0 13 0 20 20 0 29 11 29 27 0 5 0 7-4 14-21 52-42 105-63 157-23-57-47-114-70-171-4-6-4-9-4-11 0-16 24-16 35-16 0-7 0-13 0-20-17 0-58 2-69 2-16 0-41 0-61-2 0 7 0 13 0 20 31 0 43 0 50 21 32 77 64 154 96 231-4 9-13 29-16 38-13 34-31 79-72 79-2 0-18 0-29-13 20-2 25-16 25-25 0-18-13-27-27-27-13 0-27 7-27 27 0 29 27 50 58 50 39 0 66-36 81-72 37-90 74-180 111-270z">
                <text:p/>
              </draw:path>
              <draw:path draw:style-name="gr2" draw:text-style-name="P2" draw:layer="layout" svg:width="0.204cm" svg:height="0.289cm" svg:x="7.086cm" svg:y="7.096cm" svg:viewBox="0 0 205 290" svg:d="M110 160c14 4 66 13 66 58 0 32-23 57-72 57-54 0-75-36-88-88-2-9-2-11-9-11s-7 4-7 15c0 28 0 56 0 84 0 11 0 15 5 15 4 0 6 0 17-13 1-2 1-2 12-14 29 27 56 27 70 27 72 0 101-42 101-88 0-33-18-53-25-60-22-20-47-25-72-30-36-8-79-15-79-53 0-21 18-46 72-46 68 0 72 55 74 75 0 6 5 6 7 6 9 0 9-4 9-15 0-21 0-43 0-65 0-10 0-14-7-14-4 0-6 0-13 7-2 2-9 9-11 11-25-18-50-18-59-18-78 0-101 41-101 77 0 22 9 40 27 54 20 17 38 20 83 29z">
                <text:p/>
              </draw:path>
              <draw:path draw:style-name="gr2" draw:text-style-name="P2" draw:layer="layout" svg:width="0.244cm" svg:height="0.289cm" svg:x="7.331cm" svg:y="7.096cm" svg:viewBox="0 0 245 290" svg:d="M54 124c4-95 58-110 77-110 67 0 72 85 72 110-49 0-99 0-149 0zM54 137c59 0 118 0 176 0 13 0 15 0 15-13 0-63-34-124-114-124-72 0-131 65-131 144 0 85 67 146 140 146 78 0 105-70 105-83 0-5-4-7-7-7-6 0-8 3-9 9-22 65-80 65-85 65-32 0-58-18-72-42-18-30-18-72-18-95z">
                <text:p/>
              </draw:path>
              <draw:path draw:style-name="gr2" draw:text-style-name="P2" draw:layer="layout" svg:width="0.197cm" svg:height="0.395cm" svg:x="7.606cm" svg:y="6.989cm" svg:viewBox="0 0 198 396" svg:d="M99 137c30 0 60 0 90 0 0-7 0-13 0-20-30 0-60 0-90 0 0-39 0-78 0-117-5 0-11 0-16 0-2 52-20 121-83 122 0 5 0 10 0 15 18 0 36 0 54 0 0 58 0 116 0 174 0 78 59 85 83 85 45 0 61-45 61-85 0-12 0-24 0-36-5 0-10 0-14 0 0 12 0 23 0 35 0 46-20 70-44 70-41 0-41-58-41-69 0-58 0-116 0-174z">
                <text:p/>
              </draw:path>
              <draw:path draw:style-name="gr2" draw:text-style-name="P2" draw:layer="layout" svg:width="0.073cm" svg:height="0.188cm" svg:x="7.896cm" svg:y="7.312cm" svg:viewBox="0 0 74 189" svg:d="M74 67c0-42-16-67-42-67-21 0-32 18-32 34s11 33 32 33c11 0 18-4 26-9 1 0 1 0 1 9 0 39-18 79-45 108-3 5-5 5-5 7 0 5 4 7 7 7 7 0 58-50 58-122z">
                <text:p/>
              </draw:path>
              <draw:path draw:style-name="gr2" draw:text-style-name="P2" draw:layer="layout" svg:width="0.431cm" svg:height="0.278cm" svg:x="8.24cm" svg:y="7.106cm" svg:viewBox="0 0 432 279" svg:d="M380 59c11-30 30-39 52-39 0-7 0-13 0-20-13 2-32 2-45 2-20 0-47-2-59-2 0 7 0 13 0 20 23 0 36 11 36 30 0 4 0 4-2 13-19 54-39 108-58 162-21-59-42-118-63-176-3-8-3-9-3-13 0-16 25-16 37-16 0-7 0-13 0-20-18 0-50 2-66 2-18 0-38 0-56-2 0 7 0 13 0 20 23 0 34 0 40 9 3 3 10 23 14 34-18 51-36 102-54 153-20-56-40-112-59-167-4-9-4-9-4-13 0-16 23-16 36-16 0-7 0-13 0-20-18 0-54 2-68 2-2 0-36 0-58-2 0 7 0 13 0 20 31 0 38 2 47 21 26 75 53 149 79 224 4 9 4 14 13 14 8 0 9-4 12-13 22-59 43-118 65-178 22 60 43 119 65 178 2 8 4 13 12 13s9-5 13-13c25-69 49-138 74-207z">
                <text:p/>
              </draw:path>
              <draw:path draw:style-name="gr2" draw:text-style-name="P2" draw:layer="layout" svg:width="0.318cm" svg:height="0.438cm" svg:x="8.704cm" svg:y="6.939cm" svg:viewBox="0 0 319 439" svg:d="M50 392c0 27-7 27-50 27 0 7 0 14 0 20 23 0 54-2 72-2 16 0 49 2 70 2 0-6 0-13 0-20-41 0-48 0-48-27 0-39 0-78 0-117 0-66 45-100 84-100 40 0 47 34 47 70 0 49 0 98 0 147 0 27-7 27-49 27 0 7 0 14 0 20 22 0 54-2 72-2 17 0 49 2 71 2 0-6 0-13 0-20-33 0-49 0-49-18 0-40 0-80 0-120 0-54 0-74-20-97-9-11-30-24-66-24-54 0-81 38-92 61 0-73 0-147 0-221-31 2-61 5-92 7 0 7 0 13 0 20 45 0 50 5 50 36 0 110 0 220 0 329z">
                <text:p/>
              </draw:path>
              <draw:path draw:style-name="gr2" draw:text-style-name="P2" draw:layer="layout" svg:width="0.28cm" svg:height="0.289cm" svg:x="9.053cm" svg:y="7.096cm" svg:viewBox="0 0 281 290" svg:d="M281 148c0-81-63-148-141-148-79 0-140 68-140 148 0 81 67 142 140 142 76 0 141-61 141-142zM140 274c-27 0-54-13-72-42-16-29-16-66-16-90 0-23 0-57 16-86 17-29 47-42 72-42 27 0 53 12 71 40 17 28 18 65 18 88 0 24 0 58-15 85-14 29-41 47-74 47z">
                <text:p/>
              </draw:path>
              <draw:path draw:style-name="gr2" draw:text-style-name="P2" draw:layer="layout" svg:width="0.204cm" svg:height="0.289cm" svg:x="9.374cm" svg:y="7.096cm" svg:viewBox="0 0 205 290" svg:d="M110 160c14 4 66 13 66 58 0 32-23 57-72 57-54 0-75-36-88-88-2-9-2-11-9-11s-7 4-7 15c0 28 0 56 0 84 0 11 0 15 5 15 4 0 6 0 17-13 1-2 1-2 12-14 29 27 58 27 70 27 72 0 101-42 101-88 0-33-18-53-25-60-22-20-47-25-72-30-36-8-79-15-79-53 0-21 18-46 72-46 68 0 72 55 74 75 0 6 5 6 7 6 9 0 9-4 9-15 0-21 0-43 0-65 0-10 0-14-7-14-4 0-6 0-13 7-2 2-9 9-11 11-25-18-50-18-59-18-78 0-101 41-101 77 0 22 9 40 27 54 20 17 38 20 83 29z">
                <text:p/>
              </draw:path>
              <draw:path draw:style-name="gr2" draw:text-style-name="P2" draw:layer="layout" svg:width="0.244cm" svg:height="0.289cm" svg:x="9.618cm" svg:y="7.096cm" svg:viewBox="0 0 245 290" svg:d="M54 124c4-95 58-110 79-110 65 0 70 85 70 110-49 0-99 0-149 0zM54 137c59 0 118 0 176 0 13 0 15 0 15-13 0-63-34-124-112-124-74 0-133 65-133 144 0 85 67 146 140 146 78 0 105-70 105-83 0-5-4-7-7-7-6 0-8 3-9 9-22 65-80 65-85 65-32 0-58-18-72-42-18-30-18-72-18-95z">
                <text:p/>
              </draw:path>
              <draw:path draw:style-name="gr2" draw:text-style-name="P2" draw:layer="layout" svg:width="0.244cm" svg:height="0.289cm" svg:x="10.112cm" svg:y="7.096cm" svg:viewBox="0 0 245 290" svg:d="M52 124c4-95 58-110 79-110 65 0 72 85 72 110-50 0-100 0-151 0zM52 137c59 0 118 0 177 0 14 0 16 0 16-13 0-63-34-124-114-124-73 0-131 65-131 144 0 85 67 146 139 146 77 0 106-70 106-83 0-5-6-7-9-7-6 0-7 3-7 9-24 65-80 65-87 65-30 0-56-18-72-42-18-30-18-72-18-95z">
                <text:p/>
              </draw:path>
              <draw:path draw:style-name="gr2" draw:text-style-name="P2" draw:layer="layout" svg:width="0.139cm" svg:height="0.438cm" svg:x="10.396cm" svg:y="6.939cm" svg:viewBox="0 0 140 439" svg:d="M90 0c-30 2-60 5-90 7 0 7 0 13 0 20 43 0 49 5 49 36 0 110 0 220 0 329 0 27-8 27-49 27 0 7 0 14 0 20 20 0 55-2 70-2s47 2 70 2c0-6 0-13 0-20-43 0-50 0-50-27 0-130 0-261 0-392z">
                <text:p/>
              </draw:path>
              <draw:path draw:style-name="gr2" draw:text-style-name="P2" draw:layer="layout" svg:width="0.244cm" svg:height="0.289cm" svg:x="10.569cm" svg:y="7.096cm" svg:viewBox="0 0 245 290" svg:d="M52 124c4-95 58-110 79-110 65 0 71 85 71 110-50 0-100 0-150 0zM52 137c59 0 118 0 177 0 14 0 16 0 16-13 0-63-34-124-114-124-73 0-131 65-131 144 0 85 65 146 139 146 77 0 106-70 106-83 0-5-6-7-9-7-6 0-7 3-9 9-22 65-79 65-85 65-32 0-57-18-72-42-18-30-18-72-18-95z">
                <text:p/>
              </draw:path>
              <draw:path draw:style-name="gr2" draw:text-style-name="P2" draw:layer="layout" svg:width="0.494cm" svg:height="0.278cm" svg:x="10.851cm" svg:y="7.099cm" svg:viewBox="0 0 495 279" svg:d="M50 61c0 57 0 114 0 171 0 27-7 27-50 27 0 7 0 13 0 20 22 0 54-2 72-2 16 0 49 2 70 2 0-7 0-13 0-20-41 0-48 0-48-27 0-39 0-78 0-117 0-66 45-101 84-101 40 0 47 35 47 71 0 49 0 98 0 147 0 27-7 27-49 27 0 7 0 13 0 20 22 0 54-2 72-2 17 0 49 2 71 2 0-7 0-13 0-20-44 0-49 0-49-27 0-39 0-78 0-117 0-66 43-101 85-101 39 0 46 35 46 71 0 49 0 98 0 147 0 27-7 27-48 27 0 7 0 13 0 20 21 0 54-2 70-2s50 2 72 2c0-7 0-13 0-20-34 0-49 0-50-18 0-40 0-80 0-120 0-54 0-74-20-98-9-10-29-23-67-23-52 0-81 38-92 61-7-54-54-61-82-61-47 0-76 27-94 67 0-23 0-45 0-67-30 2-60 5-90 7 0 7 0 13 0 20 45 0 50 4 50 34z">
                <text:p/>
              </draw:path>
              <draw:path draw:style-name="gr2" draw:text-style-name="P2" draw:layer="layout" svg:width="0.244cm" svg:height="0.289cm" svg:x="11.377cm" svg:y="7.096cm" svg:viewBox="0 0 245 290" svg:d="M52 124c4-95 58-110 79-110 65 0 71 85 71 110-50 0-100 0-150 0zM52 137c59 0 118 0 177 0 14 0 16 0 16-13 0-63-34-124-114-124-73 0-131 65-131 144 0 85 67 146 139 146 77 0 106-70 106-83 0-5-6-7-9-7-6 0-7 3-9 9-22 65-78 65-85 65-32 0-57-18-72-42-18-30-18-72-18-95z">
                <text:p/>
              </draw:path>
              <draw:path draw:style-name="gr2" draw:text-style-name="P2" draw:layer="layout" svg:width="0.318cm" svg:height="0.278cm" svg:x="11.659cm" svg:y="7.099cm" svg:viewBox="0 0 319 279" svg:d="M50 61c0 57 0 114 0 171 0 27-7 27-50 27 0 7 0 13 0 20 23 0 54-2 72-2 16 0 49 2 70 2 0-7 0-13 0-20-41 0-48 0-48-27 0-39 0-78 0-117 0-66 45-101 84-101 40 0 47 35 47 71 0 49 0 98 0 147 0 27-7 27-49 27 0 7 0 13 0 20 22 0 54-2 72-2 17 0 49 2 71 2 0-7 0-13 0-20-33 0-49 0-49-18 0-40 0-80 0-120 0-54 0-74-20-98-9-10-30-23-66-23-47 0-76 27-94 67 0-23 0-45 0-67-30 2-60 5-90 7 0 7 0 13 0 20 45 0 50 4 50 34z">
                <text:p/>
              </draw:path>
              <draw:path draw:style-name="gr2" draw:text-style-name="P2" draw:layer="layout" svg:width="0.197cm" svg:height="0.395cm" svg:x="11.985cm" svg:y="6.989cm" svg:viewBox="0 0 198 396" svg:d="M97 137c30 0 60 0 90 0 0-7 0-13 0-20-30 0-60 0-90 0 0-39 0-78 0-117-5 0-11 0-16 0 0 52-18 121-81 122 0 5 0 10 0 15 18 0 36 0 54 0 0 58 0 116 0 174 0 78 59 85 81 85 45 0 63-45 63-85 0-12 0-24 0-36-5 0-11 0-16 0 0 12 0 23 0 35 0 46-18 70-42 70-43 0-43-58-43-69 0-58 0-116 0-174z">
                <text:p/>
              </draw:path>
              <draw:path draw:style-name="gr2" draw:text-style-name="P2" draw:layer="layout" svg:width="0.206cm" svg:height="0.289cm" svg:x="12.241cm" svg:y="7.096cm" svg:viewBox="0 0 207 290" svg:d="M110 160c14 4 66 13 66 58 0 32-23 57-72 57-52 0-75-36-88-88-2-9-2-11-9-11s-7 4-7 15c0 28 0 56 0 84 0 11 0 15 7 15 2 0 4 0 15-13 1-2 1-2 12-14 29 27 58 27 70 27 72 0 103-42 103-88 0-33-20-53-27-60-22-20-45-25-72-30-36-8-77-15-77-53 0-21 16-46 70-46 70 0 72 55 74 75 0 6 4 4 7 6 9 0 9-4 9-15 0-21 0-43 0-65 0-10 0-14-7-14-4 0-4 0-13 7-2 2-9 9-11 11-23-18-50-18-59-18-78 0-101 41-101 77 0 22 9 40 27 54 20 17 38 20 83 29z">
                <text:p/>
              </draw:path>
              <draw:path draw:style-name="gr2" draw:text-style-name="P2" draw:layer="layout" svg:width="0.283cm" svg:height="0.289cm" svg:x="12.707cm" svg:y="7.096cm" svg:viewBox="0 0 284 290" svg:d="M184 236c1 25 19 50 48 50 15 0 52-9 52-59 0-12 0-24 0-36-5 0-10 0-16 0 0 12 0 24 0 36 0 36-14 41-21 41-22 0-24-29-24-32 0-42 0-84 0-126 0-27 0-52-23-76-25-25-56-34-87-34-52 0-95 29-95 72 0 18 13 29 29 29 18 0 29-13 29-29 0-7-4-29-33-29 18-23 49-29 69-29 30 0 66 24 66 81 0 8 0 16 0 24-30 2-75 3-115 21-49 22-63 54-63 83 0 51 61 67 101 67 41 0 70-25 83-54zM178 131c0 21 0 42 0 63 0 60-45 81-74 81-30 0-55-21-55-52 0-36 25-88 129-92z">
                <text:p/>
              </draw:path>
              <draw:path draw:style-name="gr2" draw:text-style-name="P2" draw:layer="layout" svg:width="0.213cm" svg:height="0.278cm" svg:x="13.013cm" svg:y="7.099cm" svg:viewBox="0 0 214 279" svg:d="M88 70c0-23 0-47 0-70-29 2-59 5-88 7 0 7 0 13 0 20 45 0 50 4 50 34 0 57 0 114 0 171 0 27-7 27-50 27 0 7 0 13 0 20 25 0 56-2 72-2 27 0 56 0 81 2 0-7 0-13 0-20-4 0-8 0-13 0-46 0-48-5-48-29 0-32 0-64 0-97 0-63 27-119 75-119 4 0 4 0 6 0-2 0-15 9-15 26 0 18 15 27 27 27 13 0 29-9 29-29 0-21-20-38-47-38-46 0-70 43-79 70z">
                <text:p/>
              </draw:path>
              <draw:path draw:style-name="gr2" draw:text-style-name="P2" draw:layer="layout" svg:width="0.244cm" svg:height="0.289cm" svg:x="13.261cm" svg:y="7.096cm" svg:viewBox="0 0 245 290" svg:d="M54 124c4-95 56-110 77-110 65 0 72 85 72 110-49 0-99 0-149 0zM52 137c59 0 118 0 177 0 14 0 16 0 16-13 0-63-34-124-114-124-73 0-131 65-131 144 0 85 67 146 139 146 77 0 106-70 106-83 0-5-6-7-7-7-8 0-8 3-9 9-22 65-80 65-87 65-30 0-56-18-70-42-20-30-20-72-20-95z">
                <text:p/>
              </draw:path>
              <draw:path draw:style-name="gr2" draw:text-style-name="P2" draw:layer="layout" svg:width="0.238cm" svg:height="0.289cm" svg:x="13.758cm" svg:y="7.096cm" svg:viewBox="0 0 239 290" svg:d="M52 146c0-105 52-130 85-130 5 0 45 0 68 24-27 1-30 19-30 28 0 17 12 29 28 29 18 0 31-11 31-30 0-42-49-67-97-67-79 0-137 68-137 146 0 81 61 144 135 144 85 0 104-77 104-83s-5-5-7-5c-5 0-7 1-9 5-18 59-59 67-83 67-32 0-88-27-88-128z">
                <text:p/>
              </draw:path>
              <draw:path draw:style-name="gr2" draw:text-style-name="P2" draw:layer="layout" svg:width="0.283cm" svg:height="0.289cm" svg:x="14.044cm" svg:y="7.096cm" svg:viewBox="0 0 284 290" svg:d="M184 236c1 25 19 50 48 50 15 0 52-9 52-59 0-12 0-24 0-36-5 0-10 0-16 0 0 12 0 24 0 36 0 36-16 41-21 41-22 0-24-29-24-32 0-42 0-84 0-126 0-27 0-52-23-76-25-25-56-34-87-34-52 0-95 29-95 72 0 18 13 29 29 29 18 0 29-13 29-29 0-7-4-29-33-29 18-23 49-29 69-29 30 0 66 24 66 81 0 8 0 16 0 24-32 2-75 3-115 21-49 22-63 54-63 83 0 51 61 67 101 67 41 0 70-25 83-54zM178 131c0 21 0 42 0 63 0 60-45 81-74 81-30 0-55-21-55-52 0-36 25-88 129-92z">
                <text:p/>
              </draw:path>
              <draw:path draw:style-name="gr2" draw:text-style-name="P2" draw:layer="layout" svg:width="0.139cm" svg:height="0.438cm" svg:x="14.354cm" svg:y="6.939cm" svg:viewBox="0 0 140 439" svg:d="M92 0c-31 2-61 5-92 7 0 7 0 13 0 20 45 0 49 5 49 36 0 110 0 220 0 329 0 27-6 27-49 27 0 7 0 14 0 20 22 0 54-2 70-2s47 2 70 2c0-6 0-13 0-20-41 0-48 0-48-27 0-130 0-261 0-392z">
                <text:p/>
              </draw:path>
              <draw:path draw:style-name="gr2" draw:text-style-name="P2" draw:layer="layout" svg:width="0.139cm" svg:height="0.438cm" svg:x="14.53cm" svg:y="6.939cm" svg:viewBox="0 0 140 439" svg:d="M90 0c-30 2-60 5-90 7 0 7 0 13 0 20 43 0 49 5 49 36 0 110 0 220 0 329 0 27-8 27-49 27 0 7 0 14 0 20 20 0 55-2 70-2s47 2 70 2c0-6 0-13 0-20-43 0-50 0-50-27 0-130 0-261 0-392z">
                <text:p/>
              </draw:path>
              <draw:path draw:style-name="gr2" draw:text-style-name="P2" draw:layer="layout" svg:width="0.244cm" svg:height="0.289cm" svg:x="14.703cm" svg:y="7.096cm" svg:viewBox="0 0 245 290" svg:d="M52 124c4-95 58-110 79-110 65 0 71 85 71 110-50 0-100 0-150 0zM52 137c59 0 118 0 177 0 14 0 16 0 16-13 0-63-34-124-114-124-73 0-131 65-131 144 0 85 65 146 139 146 77 0 106-70 106-83 0-5-6-7-9-7-6 0-7 3-9 9-22 65-79 65-85 65-32 0-57-18-72-42-18-30-18-72-18-95z">
                <text:p/>
              </draw:path>
              <draw:path draw:style-name="gr2" draw:text-style-name="P2" draw:layer="layout" svg:width="0.31cm" svg:height="0.445cm" svg:x="14.987cm" svg:y="6.939cm" svg:viewBox="0 0 311 446" svg:d="M218 405c0 14 0 28 0 41 31-2 62-4 93-7 0-6 0-13 0-20-43 0-48-3-48-34 0-128 0-257 0-385-31 2-61 5-92 7 0 7 0 13 0 20 45 0 50 5 50 36 0 46 0 91 0 137-19-24-46-40-81-40-73 0-140 61-140 144 0 79 61 142 133 142 42 0 70-21 85-41zM218 236c0 43 0 86 0 129 0 11 0 13-6 24-19 30-48 43-75 43-29 0-51-16-67-40-16-25-18-61-18-88 0-23 2-61 20-90 13-20 38-39 72-39 22 0 49 9 68 37 6 11 6 11 6 24z">
                <text:p/>
              </draw:path>
              <draw:path draw:style-name="gr2" draw:text-style-name="P2" draw:layer="layout" svg:width="0.388cm" svg:height="0.285cm" svg:x="15.58cm" svg:y="7.099cm" svg:viewBox="0 0 389 286" svg:d="M189 173c-5 18-5 30-5 39 0 8-20 60-53 60-45 0-45-47-45-54 0-34 17-81 36-133 4-13 8-22 8-35 0-30-20-50-49-50-58 0-81 94-81 97 0 7 7 7 11 7 7 0 9-1 11-10 5-20 21-80 59-80 7 0 13 2 13 18 0 15-6 33-15 58-32 85-32 101-32 119 0 21 5 43 21 57 22 18 49 20 60 20 21 0 43-7 63-39 9 23 34 39 72 39s63-25 83-70c19-43 43-140 43-175 0-21-7-41-25-41-15 0-31 14-31 29 0 9 4 12 9 18 14 16 16 36 16 48 0 26-20 92-30 119-15 33-35 58-63 58-33 0-44-25-44-52 0-6 2-20 9-49 9-35 17-71 26-106 5-15 10-40 10-42 0-7-5-16-18-16-18 0-21 16-23 22-12 48-24 96-36 144z">
                <text:p/>
              </draw:path>
              <draw:path draw:style-name="gr2" draw:text-style-name="P2" draw:layer="layout" svg:width="0.253cm" svg:height="0.285cm" svg:x="16.017cm" svg:y="7.099cm" svg:viewBox="0 0 254 286" svg:d="M254 104c0-61-38-104-94-104-77 0-160 90-160 182 0 65 41 104 94 104 77 0 160-90 160-182zM94 272c-26 0-49-18-49-65 0-31 16-101 36-135 23-40 54-58 79-58 31 0 49 27 49 65 0 27-15 92-34 130-18 36-51 63-81 63z">
                <text:p/>
              </draw:path>
              <draw:path draw:style-name="gr2" draw:text-style-name="P2" draw:layer="layout" svg:width="0.255cm" svg:height="0.285cm" svg:x="16.325cm" svg:y="7.099cm" svg:viewBox="0 0 256 286" svg:d="M110 97c0-2 29-83 83-83 3 0 21 0 34 9-22 6-24 27-24 29 0 9 6 22 22 22 11 0 31-9 31-34 0-33-42-40-62-40-43 0-66 32-77 45-7-32-31-45-52-45-24 0-36 14-45 34-13 25-20 61-20 63 0 7 5 7 9 7 7 0 9-1 13-14 10-45 23-76 41-76s18 18 18 26c0 9-2 21-5 32-16 63-32 126-47 189-2 4-2 7-2 9 0 7 5 16 18 16 18 0 23-18 23-23 14-55 28-111 42-166z">
                <text:p/>
              </draw:path>
              <draw:path draw:style-name="gr2" draw:text-style-name="P2" draw:layer="layout" svg:width="0.132cm" svg:height="0.445cm" svg:x="16.598cm" svg:y="6.939cm" svg:viewBox="0 0 133 446" svg:d="M131 16c0-2 2-5 2-7 0-7-3-9-9-9-2 0-7 2-9 2-21 2-42 3-63 5-7 0-14 2-14 13 0 7 5 7 14 7 31 0 33 5 33 11 0 2-2 7-2 11-27 105-53 211-79 316-2 2-4 15-4 26 0 32 22 55 52 55 25 0 38-16 45-32 11-22 20-63 20-65 0-5-5-5-9-5s-7 0-9 2c-2 5-4 10-5 16-11 45-22 70-40 70-16 0-16-16-16-25 0-4 0-15 3-29 30-121 60-241 90-362z">
                <text:p/>
              </draw:path>
              <draw:path draw:style-name="gr2" draw:text-style-name="P2" draw:layer="layout" svg:width="0.285cm" svg:height="0.445cm" svg:x="16.767cm" svg:y="6.939cm" svg:viewBox="0 0 286 446" svg:d="M284 16c2-2 2-5 2-7 0-7-3-9-9-9-2 0-7 2-9 2-21 2-42 3-63 5-7 0-14 2-14 13 0 7 5 7 14 7 31 0 33 5 33 11 0 2-2 7-2 11-13 49-25 98-38 147-9-20-25-36-52-36-70 0-146 96-146 189 0 54 31 97 77 97 24 0 51-12 76-43 7 31 31 43 52 43 24 0 38-16 47-36 11-23 18-59 18-61 0-5-4-5-9-5-7 0-7 0-13 14-7 34-19 74-41 74-16 0-16-16-16-25 0-4 0-15 3-29 30-121 60-241 90-362zM157 362c-6 20-44 70-78 70-30 0-36-36-36-56 0-30 20-106 31-131 16-40 45-70 72-70 5 0 20 0 30 18 8 10 13 28 13 39 0 2 0 6-2 9-10 40-20 81-30 121z">
                <text:p/>
              </draw:path>
              <draw:path draw:style-name="gr2" draw:text-style-name="P2" draw:layer="layout" svg:width="0.215cm" svg:height="0.285cm" svg:x="17.072cm" svg:y="7.099cm" svg:viewBox="0 0 216 286" svg:d="M108 155c27 7 56 12 56 47 0 19-16 70-83 70-13 0-50-2-59-34 32-4 21-21 32-31 0-13-9-22-22-22-14 0-32 11-32 40 0 40 36 61 81 61 95 0 119-77 119-106 0-54-49-67-76-72-18-4-39-9-39-36 0-14 12-58 63-58 18 0 41 6 48 31-21 2-25 20-25 25 0 7 4 18 18 18 11 0 27-7 27-34 0-29-25-54-67-54-73 0-100 61-100 94 0 48 41 57 59 61z">
                <text:p/>
              </draw:path>
              <draw:path draw:style-name="gr2" draw:text-style-name="P2" draw:layer="layout" svg:width="0.066cm" svg:height="0.066cm" svg:x="17.336cm" svg:y="7.312cm" svg:viewBox="0 0 67 67" svg:d="M67 34c0-20-14-34-33-34s-34 15-34 34 15 33 34 33 33-15 33-33z">
                <text:p/>
              </draw:path>
              <draw:path draw:style-name="gr2" draw:text-style-name="P2" draw:layer="layout" svg:width="0.245cm" svg:height="0.244cm" svg:x="1.455cm" svg:y="8.363cm" svg:viewBox="0 0 246 245" svg:d="M93 4c-29 7-52 23-68 43-36 50-33 117 9 162 11 12 32 25 50 32 15 4 18 4 40 4 21 0 25 0 39-4 38-12 67-41 78-79 5-13 5-18 5-38 0-21 0-27-5-39-16-51-60-83-114-85-14 0-23 0-34 4z">
                <text:p/>
              </draw:path>
              <draw:path draw:style-name="gr2" draw:text-style-name="P2" draw:layer="layout" svg:width="0.291cm" svg:height="0.431cm" svg:x="2.075cm" svg:y="8.212cm" svg:viewBox="0 0 292 432" svg:d="M214 49c6-22 7-29 58-29 16 0 20 0 20-13 0-7-6-7-9-7-18 0-65 2-83 2-20 0-65-2-85-2-3 0-12 0-12 13 0 7 5 7 18 7 27 0 43 0 43 12 0 2 0 4-2 9-28 114-56 228-85 342-5 24-7 29-57 29-15 0-20 0-20 13 0 7 7 7 9 7 18 0 65-2 83-2 20 0 66 2 84 2 6 0 13 0 13-13 0-7-5-7-18-7s-14 0-27 0c-14-2-16-5-16-11 0-5 0-10 2-16 28-112 56-224 84-336z">
                <text:p/>
              </draw:path>
              <draw:path draw:style-name="gr2" draw:text-style-name="P2" draw:layer="layout" svg:width="0.066cm" svg:height="0.271cm" svg:x="2.611cm" svg:y="8.372cm" svg:viewBox="0 0 67 272" svg:d="M67 32c0-18-16-32-35-32s-32 14-32 32 13 35 32 35 35-17 35-35zM67 239c0-19-16-34-35-34s-32 15-32 34 13 33 32 33 35-15 35-33z">
                <text:p/>
              </draw:path>
              <draw:path draw:style-name="gr2" draw:text-style-name="P2" draw:layer="layout" svg:width="0.431cm" svg:height="0.433cm" svg:x="2.932cm" svg:y="8.21cm" svg:viewBox="0 0 432 434" svg:d="M158 243c38 0 75 0 112 0 88 0 162-45 162-119 0-70-63-124-167-124-89 0-177 0-265 0 0 10 0 20 0 31 23 0 46 0 68 0 0 124 0 249 0 374-22 0-45 0-68 0 0 10 0 19 0 29 25-2 86-2 113-2s90 0 114 2c0-10 0-19 0-29-23 0-46 0-69 0 0-54 0-108 0-162zM239 218c-28 0-56 0-84 0 0-63 0-125 0-187 29 0 57 0 86 0 94 0 94 46 94 93 0 45 0 94-96 94z">
                <text:p/>
              </draw:path>
              <draw:path draw:style-name="gr2" draw:text-style-name="P2" draw:layer="layout" svg:width="0.255cm" svg:height="0.283cm" svg:x="3.429cm" svg:y="8.359cm" svg:viewBox="0 0 256 284" svg:d="M104 72c0-24 0-48 0-72-34 2-69 4-104 5 0 10 0 20 0 29 40 0 43 0 43 25 0 66 0 131 0 197-14 0-29 0-43 0 0 9 0 19 0 28 22 0 50-1 79-1 25 0 65 0 88 1 0-9 0-19 0-28-18 0-37 0-55 0 0-38 0-75 0-112 0-43 16-121 79-121-4 10-13 11-13 29 0 25 22 38 40 38s38-13 38-38c0-34-35-52-67-52-45 0-70 32-85 72z">
                <text:p/>
              </draw:path>
              <draw:path draw:style-name="gr2" draw:text-style-name="P2" draw:layer="layout" svg:width="0.321cm" svg:height="0.289cm" svg:x="3.726cm" svg:y="8.357cm" svg:viewBox="0 0 322 290" svg:d="M322 149c0-86-57-149-162-149-102 0-160 65-160 149 0 78 56 141 160 141 106 0 162-63 162-141zM160 265c-79 0-79-69-79-123 0-29 0-61 11-83 11-23 38-36 68-36 27 0 54 9 69 33 12 20 12 56 12 86 0 54 0 123-81 123z">
                <text:p/>
              </draw:path>
              <draw:path draw:style-name="gr2" draw:text-style-name="P2" draw:layer="layout" svg:width="0.354cm" svg:height="0.406cm" svg:x="4.093cm" svg:y="8.359cm" svg:viewBox="0 0 355 407" svg:d="M115 77c0-12 0-14 9-21 25-27 58-31 72-31 43 0 78 38 78 119 0 88-44 122-85 122-9 0-40 0-67-34-7-9-7-9-7-21 0-45 0-89 0-134zM115 259c27 24 54 29 81 29 96 0 159-56 159-144 0-85-58-144-148-144-49 0-81 20-95 31 0-11 0-21 0-31-38 2-75 4-112 5 0 10 0 20 0 29 38 0 43 0 43 25 0 107 0 213 0 319-14 0-29 0-43 0 0 10 0 19 0 29 16 0 54-2 79-2 24 0 61 2 79 2 0-10 0-19 0-29-14 0-28 0-43 0 0-40 0-79 0-119z">
                <text:p/>
              </draw:path>
              <draw:path draw:style-name="gr2" draw:text-style-name="P2" draw:layer="layout" svg:width="0.516cm" svg:height="0.438cm" svg:x="4.489cm" svg:y="8.21cm" svg:viewBox="0 0 517 439" svg:d="M452 43c3-7 7-12 52-12 4 0 8 0 13 0 0-11 0-21 0-31-24 0-54 2-72 2-26 0-58 0-83-2 0 10 0 20 0 31 5 0 56 0 56 7 0 2-2 5-2 7-43 96-85 192-128 288-45-101-90-202-135-302 20 0 40 0 59 0 0-11 0-21 0-31-23 2-84 2-111 2-25 0-79 0-101-2 0 10 0 20 0 31 19 0 38 0 58 0 58 130 116 261 174 392 6 11 9 16 27 16 9 0 18 0 25-14 56-127 112-255 168-382z">
                <text:p/>
              </draw:path>
              <draw:path draw:style-name="gr2" draw:text-style-name="P2" draw:layer="layout" svg:width="0.332cm" svg:height="0.289cm" svg:x="4.982cm" svg:y="8.357cm" svg:viewBox="0 0 333 290" svg:d="M216 238c0 19 0 48 67 48 10 0 20 0 30 0 13 0 20 0 20-14 0-15-9-15-16-15-40-1-40-9-40-23 0-46 0-91 0-137 0-56-45-97-138-97-36 0-114 2-114 58 0 28 22 39 40 39 20 0 39-12 39-39 0-18-12-29-14-31 18-4 38-4 47-4 47 0 68 26 68 74 0 7 0 15 0 22-45 2-205 7-205 99 0 61 79 72 122 72 51 0 81-25 94-52zM205 139c0 19 0 39 0 59 0 61-57 70-74 70-32 0-57-23-57-50 0-69 101-78 131-79z">
                <text:p/>
              </draw:path>
              <draw:path draw:style-name="gr2" draw:text-style-name="P2" draw:layer="layout" svg:width="0.256cm" svg:height="0.283cm" svg:x="5.338cm" svg:y="8.359cm" svg:viewBox="0 0 257 284" svg:d="M106 72c0-24 0-48 0-72-35 2-71 4-106 5 0 10 0 20 0 29 40 0 45 0 45 25 0 66 0 131 0 197-15 0-30 0-45 0 0 9 0 19 0 28 23 0 50-1 81-1 23 0 63 0 86 1 0-9 0-19 0-28-18 0-36 0-54 0 0-38 0-75 0-112 0-43 15-121 78-121-4 10-11 11-11 29 0 25 20 38 38 38s39-13 39-38c0-34-34-52-68-52-43 0-68 32-83 72z">
                <text:p/>
              </draw:path>
              <draw:path draw:style-name="gr2" draw:text-style-name="P2" draw:layer="layout" svg:width="0.561cm" svg:height="0.328cm" svg:x="5.826cm" svg:y="8.321cm" svg:viewBox="0 0 562 329" svg:d="M493 176c-36 27-52 53-57 62-29 43-35 82-35 84 0 7 8 7 13 7 11 0 13-1 14-12 15-61 53-115 125-144 7-4 9-5 9-9 0-5-4-6-6-7-27-11-104-42-128-148-1-7-3-9-14-9-5 0-13 0-13 7 11 28 6 42 33 83 12 20 30 41 59 61-157 0-314 0-471 0-11 0-22 0-22 13 0 12 11 12 22 12 157 0 314 0 471 0z">
                <text:p/>
              </draw:path>
              <draw:path draw:style-name="gr2" draw:text-style-name="P2" draw:layer="layout" svg:width="0.449cm" svg:height="0.463cm" svg:x="6.613cm" svg:y="8.212cm" svg:viewBox="0 0 450 464" svg:d="M207 0c-90 0-157 43-184 74-21 25-15 29-23 43 0 5 2 5 5 5 11 0 26-9 31-10 13-9 14-13 18-26 9-25 27-46 106-52-11 144-48 281-101 414-5 9-3 7-5 11 0 2 2 5 7 5 11 0 40-14 47-30 34-78 85-223 104-400 11 0 22 0 33 0 77 0 151 31 151 94 0 47-45 137-167 140-15 0-22 0-38 11-13 9-18 16-18 20 0 3 5 3 12 3 116 0 265-97 265-201 0-72-85-101-158-101-29 0-57 0-85 0z">
                <text:p/>
              </draw:path>
              <draw:path draw:style-name="gr2" draw:text-style-name="P2" draw:layer="layout" svg:width="0.145cm" svg:height="0.631cm" svg:x="7.154cm" svg:y="8.17cm" svg:viewBox="0 0 146 632" svg:d="M146 625c0-2 0-2-11-13-79-81-99-200-99-297 0-110 23-220 103-299 7-7 7-9 7-11 0-3-2-5-6-5-7 0-64 41-100 122-33 71-40 141-40 193 0 50 5 126 41 198 38 77 92 119 99 119 4 0 6-2 6-7z">
                <text:p/>
              </draw:path>
              <draw:path draw:style-name="gr2" draw:text-style-name="P2" draw:layer="layout" svg:width="0.627cm" svg:height="0.445cm" svg:x="7.372cm" svg:y="8.212cm" svg:viewBox="0 0 628 446" svg:d="M545 74c17-29 31-51 71-54 5 0 12 0 12-13 0-2-3-7-7-7-16 0-34 2-50 2-20 0-44-2-65-2-4 0-13 0-13 13 0 7 6 7 11 7 14 0 36 5 36 25 0 7-2 11-7 20-57 99-114 199-171 299-8-105-16-209-24-314-1-14-1-30 44-30 10 0 18 0 18-13 0-7-8-7-9-7-26 0-53 2-78 2-14 0-52-2-66-2-4 0-13 0-13 13 0 7 7 7 16 7 27 0 33 3 33 16 1 16 2 32 3 49-53 93-107 186-160 279-8-107-16-214-23-321 0-9 0-23 48-23 6 0 13 0 13-13 0-7-7-7-9-7-25 0-52 2-78 2-21 0-45-2-66-2-4 0-11 0-11 13 0 7 5 7 16 7 31 0 33 5 33 23 9 129 19 258 28 387 0 11 2 16 11 16 7 0 9-3 15-14 61-107 123-215 185-322 8 107 16 213 23 320 2 13 4 16 11 16 9 0 13-7 15-12 69-120 139-240 208-360z">
                <text:p/>
              </draw:path>
              <draw:path draw:style-name="gr2" draw:text-style-name="P2" draw:layer="layout" svg:width="0.147cm" svg:height="0.631cm" svg:x="8.058cm" svg:y="8.17cm" svg:viewBox="0 0 148 632" svg:d="M148 315c0-49-8-126-42-196-39-79-93-119-99-119-3 0-7 2-7 5 0 2 0 4 13 15 61 63 97 164 97 295 0 108-24 220-101 299-9 9-9 9-9 11 0 5 4 7 7 7 6 0 63-43 101-124 32-69 40-139 40-193z">
                <text:p/>
              </draw:path>
              <draw:path draw:style-name="gr2" draw:text-style-name="P2" draw:layer="layout" svg:width="0.136cm" svg:height="0.422cm" svg:x="8.439cm" svg:y="8.221cm" svg:viewBox="0 0 137 423" svg:d="M92 144c-30 2-59 5-88 7 0 7 0 13 0 20 41 0 46 4 46 34 0 57 0 113 0 169 0 29-7 29-50 29 0 7 0 13 0 20 22 0 56-2 70-2 22 0 45 2 67 2 0-7 0-13 0-20-43 0-45-3-45-27 0-77 0-155 0-232zM94 34c0-21-15-34-33-34-20 0-34 18-34 34s14 33 34 33c18 0 33-13 33-33z">
                <text:p/>
              </draw:path>
              <draw:path draw:style-name="gr2" draw:text-style-name="P2" draw:layer="layout" svg:width="0.206cm" svg:height="0.289cm" svg:x="8.616cm" svg:y="8.361cm" svg:viewBox="0 0 207 290" svg:d="M110 160c14 2 66 13 66 58 0 32-21 57-72 57-52 0-75-36-88-90-2-7-2-10-7-10-9 0-9 5-9 16 0 28 0 56 0 84 0 11 0 15 7 15 4 0 4 0 16-13 0-2 0-2 13-14 27 27 56 27 68 27 74 0 103-43 103-88 0-33-20-53-27-60-20-20-45-25-72-30-36-8-77-17-77-53 0-21 16-48 70-48 70 0 74 57 74 77 1 6 7 6 9 6 7 0 7-4 7-15 0-21 0-43 0-65 0-10 0-14-7-14-4 0-4 0-13 7-2 2-7 7-11 11-23-18-50-18-59-18-78 0-101 41-101 77 0 22 11 40 27 54 20 17 38 20 83 29z">
                <text:p/>
              </draw:path>
              <draw:path draw:style-name="gr2" draw:text-style-name="P2" draw:layer="layout" svg:width="0.283cm" svg:height="0.289cm" svg:x="9.023cm" svg:y="8.361cm" svg:viewBox="0 0 284 290" svg:d="M184 234c1 25 19 52 48 52 15 0 52-9 52-59 0-12 0-24 0-36-5 0-10 0-16 0 0 12 0 24 0 36 0 36-14 39-21 39-22 0-24-27-24-30 0-43 0-85 0-128 0-25 0-50-23-74-25-25-56-34-87-34-52 0-95 29-95 70 0 20 13 31 29 31 18 0 29-13 29-29 0-7-4-29-33-29 18-23 49-30 69-30 30 0 66 25 66 81 0 7 0 15 0 23-32 2-75 5-115 23-49 22-63 54-63 83 0 51 61 67 101 67 41 0 70-25 83-56zM178 131c0 21 0 42 0 63 0 60-45 81-74 81-30 0-55-21-55-54 0-34 25-86 129-90z">
                <text:p/>
              </draw:path>
              <draw:path draw:style-name="gr2" draw:text-style-name="P2" draw:layer="layout" svg:width="0.318cm" svg:height="0.278cm" svg:x="9.332cm" svg:y="8.365cm" svg:viewBox="0 0 319 279" svg:d="M49 61c0 57 0 113 0 169 0 29-8 29-49 29 0 7 0 13 0 20 22 0 54-2 72-2 16 0 49 2 70 2 0-7 0-13 0-20-43 0-50 0-50-29 0-38 0-76 0-115 0-66 45-101 86-101 40 0 47 35 47 71 0 48 0 97 0 145 0 29-7 29-49 29 0 7 0 13 0 20 22 0 54-2 71-2 16 0 50 2 72 2 0-7 0-13 0-20-35 0-49 0-51-18 0-40 0-80 0-120 0-56 0-76-20-98-9-10-28-23-66-23-45 0-76 27-94 67 0-23 0-45 0-67-29 2-59 5-88 7 0 7 0 13 0 20 43 0 49 4 49 34z">
                <text:p/>
              </draw:path>
              <draw:path draw:style-name="gr2" draw:text-style-name="P2" draw:layer="layout" svg:width="0.156cm" svg:height="0.42cm" svg:x="9.867cm" svg:y="8.23cm" svg:viewBox="0 0 157 421" svg:d="M157 324c0-7-6-7-9-7-9 0-9 2-11 11-6 19-24 79-60 79-5 0-14 0-14-18 0-16 9-36 16-60 14-36 28-72 42-108 5-19 7-23 7-36 0-34-24-50-47-50-59 0-81 94-81 97 0 6 5 6 9 6 9 0 9 0 11-9 7-22 23-80 59-80 7 0 15 2 15 17 0 16-8 34-11 46-7 18-13 35-20 53-9 19-16 41-23 63-9 23-11 30-11 43 0 25 14 50 47 50 59 0 81-95 81-97zM153 20c0-16-13-20-22-20-12 0-30 13-30 29s12 21 21 21c13 0 31-12 31-30z">
                <text:p/>
              </draw:path>
              <draw:path draw:style-name="gr2" draw:text-style-name="P2" draw:layer="layout" svg:width="0.316cm" svg:height="0.285cm" svg:x="10.061cm" svg:y="8.365cm" svg:viewBox="0 0 317 286" svg:d="M92 169c3-14 7-27 11-41 7-33 7-33 18-52 9-15 37-62 86-62 27 0 29 27 29 42 0 39-27 113-36 138-9 22-11 27-11 42 0 27 18 50 49 50 57 0 79-93 79-97 0-7-4-7-9-7-7 0-7 2-11 11-5 18-22 79-59 79-13 0-13-9-13-18 0-16 5-33 11-47 12-34 38-104 38-142 0-51-35-65-65-65-52 0-83 38-90 50-6-32-27-50-54-50-22 0-36 14-45 32-13 26-20 63-20 65 0 6 5 6 9 6 7 0 9 0 13-15 10-43 23-74 41-74s18 18 18 26c0 9-2 21-5 32-16 63-32 126-47 189-2 4-2 7-2 9 0 7 5 16 18 16 7 0 18-3 22-16 8-34 16-67 25-101z">
                <text:p/>
              </draw:path>
              <draw:path draw:style-name="gr2" draw:text-style-name="P2" draw:layer="layout" svg:width="0.177cm" svg:height="0.402cm" svg:x="10.421cm" svg:y="8.248cm" svg:viewBox="0 0 178 403" svg:d="M106 144c18 0 36 0 54 0 11 0 18 0 18-13 0-7-5-7-16-7-17 0-34 0-50 0 7-31 15-62 23-93 4-9 4-11 4-15 0-12-11-16-18-16-17 0-22 14-26 23-7 34-15 68-23 101-18 0-36 0-54 0-11 0-18 0-18 11 0 9 5 9 16 9 17 0 34 0 51 0-15 60-30 120-45 180-2 4-4 13-4 22 0 32 20 57 54 57 63 0 95-93 95-97 0-7-5-7-9-7-7 0-7 2-12 12-11 31-38 78-74 78-16 0-16-16-16-25 0-6 0-15 3-33 16-62 32-125 47-187z">
                <text:p/>
              </draw:path>
              <draw:path draw:style-name="gr2" draw:text-style-name="P2" draw:layer="layout" svg:width="0.222cm" svg:height="0.285cm" svg:x="10.646cm" svg:y="8.365cm" svg:viewBox="0 0 223 286" svg:d="M79 133c18 0 61-2 92-14 49-20 49-61 49-65 0-29-24-54-63-54-67 0-157 63-157 175 0 57 31 111 90 111 81 0 133-63 133-72 0-3-5-11-9-11-3 0-3 0-9 8-47 59-102 61-113 61-42 0-49-45-49-69 0-25 7-54 11-70 8 0 17 0 25 0zM58 119c27-103 91-105 99-105 25 0 39 17 39 38 0 67-104 67-124 67-5 0-10 0-14 0z">
                <text:p/>
              </draw:path>
              <draw:path draw:style-name="gr2" draw:text-style-name="P2" draw:layer="layout" svg:width="0.255cm" svg:height="0.285cm" svg:x="10.918cm" svg:y="8.365cm" svg:viewBox="0 0 256 286" svg:d="M110 97c0-2 29-83 83-83 3 0 21 0 34 8-22 7-24 28-24 30 0 9 6 22 22 22 11 0 31-9 31-34 0-33-42-40-62-40-43 0-66 31-77 45-7-34-31-45-52-45-22 0-36 14-45 32-13 26-20 63-20 65 0 6 5 6 9 6 7 0 9 0 13-15 10-43 23-74 41-74s18 18 18 26c0 9-2 21-5 32-16 63-32 126-47 189-2 4-2 7-2 9 0 7 5 16 18 16 18 0 23-18 23-23 14-55 28-111 42-166z">
                <text:p/>
              </draw:path>
              <draw:path draw:style-name="gr2" draw:text-style-name="P2" draw:layer="layout" svg:width="0.312cm" svg:height="0.4cm" svg:x="11.141cm" svg:y="8.365cm" svg:viewBox="0 0 313 401" svg:d="M47 360c-6 20-9 22-34 22-6 0-13 0-13 12 0 6 2 7 7 7 16 0 34-1 52-1 22 0 42 1 62 1 3 0 12 0 12-10 0-9-5-9-14-9-33 0-33-4-33-9 0-4 4-20 8-31 7-31 14-61 21-92 6 11 20 36 54 36 69 0 144-93 144-187 0-68-38-99-75-99-33 0-60 22-78 43-7-36-36-43-52-43-22 0-34 14-45 32-13 26-20 63-20 65 0 6 6 6 9 6 9 0 9 0 13-15 11-43 23-74 43-74 16 0 16 18 16 26 0 3 0 12-5 30-24 97-48 193-72 290zM157 85c5-22 45-71 79-71 29 0 34 36 34 56 0 27-16 101-34 142-9 17-36 60-69 60-36 0-43-54-43-58 0-2 2-5 4-9 9-40 19-80 29-120z">
                <text:p/>
              </draw:path>
              <draw:path draw:style-name="gr2" draw:text-style-name="P2" draw:layer="layout" svg:width="0.256cm" svg:height="0.285cm" svg:x="11.506cm" svg:y="8.365cm" svg:viewBox="0 0 257 286" svg:d="M112 97c0-2 28-83 82-83 4 0 22 0 35 8-22 7-24 28-24 30 0 9 6 22 22 22 11 0 30-9 30-34 0-33-41-40-61-40-45 0-66 31-77 45-7-34-31-45-52-45-24 0-36 14-45 32-13 26-22 63-22 65 0 6 7 6 11 6 7 0 9 0 11-15 12-43 23-74 43-74 16 0 16 18 16 26 0 9-2 21-4 32-15 63-31 126-46 189-2 4-2 7-2 9 0 7 3 16 16 16 20 0 23-18 25-23 14-55 28-111 42-166z">
                <text:p/>
              </draw:path>
              <draw:path draw:style-name="gr2" draw:text-style-name="P2" draw:layer="layout" svg:width="0.222cm" svg:height="0.285cm" svg:x="11.762cm" svg:y="8.365cm" svg:viewBox="0 0 223 286" svg:d="M77 133c20 0 63-2 92-14 51-20 51-61 51-65 0-29-24-54-63-54-67 0-157 63-157 175 0 57 29 111 90 111 81 0 133-63 133-72 0-3-5-11-11-11-1 0-1 0-7 8-47 59-104 61-115 61-40 0-47-45-47-69 0-25 6-54 11-70 8 0 16 0 23 0zM58 119c27-103 91-105 99-105 25 0 39 17 39 38 0 67-104 67-126 67-4 0-8 0-12 0z">
                <text:p/>
              </draw:path>
              <draw:path draw:style-name="gr2" draw:text-style-name="P2" draw:layer="layout" svg:width="0.177cm" svg:height="0.402cm" svg:x="12.037cm" svg:y="8.248cm" svg:viewBox="0 0 178 403" svg:d="M106 144c18 0 36 0 54 0 11 0 18 0 18-13 0-7-5-7-16-7-17 0-34 0-50 0 7-31 15-62 23-93 4-9 4-11 4-15 0-12-11-16-18-16-17 0-22 14-24 23-8 34-17 68-25 101-18 0-36 0-54 0-11 0-18 0-18 11 0 9 5 9 16 9 17 0 34 0 51 0-15 60-30 120-45 180-2 4-4 13-4 22 0 32 22 57 54 57 63 0 95-93 95-97 0-7-5-7-9-7-7 0-7 2-12 12-11 31-36 78-72 78-18 0-18-16-18-25 0-6 0-15 3-33 16-62 32-125 47-187z">
                <text:p/>
              </draw:path>
              <draw:path draw:style-name="gr2" draw:text-style-name="P2" draw:layer="layout" svg:width="0.269cm" svg:height="0.285cm" svg:x="12.259cm" svg:y="8.365cm" svg:viewBox="0 0 270 286" svg:d="M153 241c5 33 29 45 52 45 24 0 36-16 45-36 13-23 20-59 20-61 0-7-5-7-9-7-9 0-9 2-13 14-9 36-21 76-43 76-16 0-16-16-16-25 0-6 0-15 5-33 15-57 29-115 44-173 1-9 1-9 1-12 0-13-10-16-16-16-21 0-25 21-27 25-11-29-30-38-52-38-70 0-144 95-144 189 0 52 29 97 76 97 23 0 50-12 77-45zM187 81c-10 40-20 80-30 121-6 19-45 70-80 70-28 0-34-36-34-56 0-32 20-106 31-131 16-40 45-71 70-71 29 0 45 33 45 60-1 2-2 3-2 7z">
                <text:p/>
              </draw:path>
              <draw:path draw:style-name="gr2" draw:text-style-name="P2" draw:layer="layout" svg:width="0.179cm" svg:height="0.402cm" svg:x="12.57cm" svg:y="8.248cm" svg:viewBox="0 0 180 403" svg:d="M108 144c18 0 36 0 54 0 11 0 18 0 18-13 0-7-7-7-16-7-17 0-34 0-51 0 8-31 16-62 24-93 2-9 2-11 2-15 0-12-11-16-17-16-16 0-23 14-25 23-8 34-17 68-25 101-18 0-36 0-54 0-11 0-18 0-18 11 0 9 7 9 16 9 17 0 34 0 51 0-15 60-30 120-45 180 0 4-4 13-4 22 0 32 22 57 54 57 65 0 97-93 97-97 0-7-5-7-11-7-7 0-7 2-12 12-11 31-36 78-72 78-18 0-18-16-18-25 0-6 0-15 5-33 16-62 31-125 47-187z">
                <text:p/>
              </draw:path>
              <draw:path draw:style-name="gr2" draw:text-style-name="P2" draw:layer="layout" svg:width="0.157cm" svg:height="0.42cm" svg:x="12.775cm" svg:y="8.23cm" svg:viewBox="0 0 158 421" svg:d="M158 324c0-7-5-7-10-7-8 0-8 2-11 11-4 19-22 79-58 79-5 0-14 0-14-18 0-16 7-36 16-60 14-36 28-72 41-108 6-19 8-23 8-36 0-34-26-50-49-50-59 0-81 94-81 97 0 6 7 6 11 6 7 0 9 0 11-9 5-22 21-80 59-80 7 0 13 2 13 17 0 16-6 34-11 46-6 18-12 35-18 53-9 19-16 41-24 63-9 23-12 30-12 43 0 25 16 50 48 50 60 0 81-95 81-97zM155 20c0-16-13-20-22-20-14 0-30 13-30 29s12 21 21 21c13 0 31-12 31-30z">
                <text:p/>
              </draw:path>
              <draw:path draw:style-name="gr2" draw:text-style-name="P2" draw:layer="layout" svg:width="0.251cm" svg:height="0.285cm" svg:x="12.988cm" svg:y="8.365cm" svg:viewBox="0 0 252 286" svg:d="M252 103c0-60-38-103-92-103-79 0-160 90-160 182 0 65 40 104 92 104 79 0 160-90 160-183zM92 272c-25 0-49-20-49-65 0-32 16-103 38-135 23-40 54-58 77-58 31 0 49 27 49 65 0 27-13 92-34 130-18 34-51 63-81 63z">
                <text:p/>
              </draw:path>
              <draw:path draw:style-name="gr2" draw:text-style-name="P2" draw:layer="layout" svg:width="0.318cm" svg:height="0.285cm" svg:x="13.294cm" svg:y="8.365cm" svg:viewBox="0 0 319 286" svg:d="M92 169c3-14 7-27 11-41 9-33 9-33 19-52 9-15 36-62 85-62 29 0 29 27 29 42 0 39-27 113-36 138-9 22-11 27-11 42 0 27 18 50 49 50 59 0 81-93 81-97 0-7-6-7-11-7-7 0-7 2-11 11-4 18-22 79-58 79-14 0-14-9-14-18 0-16 5-33 11-47 12-34 39-104 39-142 0-51-36-65-66-65-52 0-83 38-90 50-6-32-27-50-54-50-22 0-34 14-45 32-13 26-20 63-20 65 0 6 5 6 9 6 9 0 9 0 13-15 10-43 23-74 43-74 16 0 16 18 16 26 0 9-2 21-5 32-16 63-32 126-47 189-2 4-2 7-2 9 0 7 5 16 18 16 7 0 18-3 22-16 8-34 16-67 25-101z">
                <text:p/>
              </draw:path>
              <draw:path draw:style-name="gr2" draw:text-style-name="P2" draw:layer="layout" svg:width="0.204cm" svg:height="0.445cm" svg:x="13.817cm" svg:y="8.197cm" svg:viewBox="0 0 205 446" svg:d="M90 175c0-25 0-50 0-74 0-56 29-87 58-87 1 0 10 0 19 6-7 2-18 11-18 25s11 27 27 27c18 0 29-13 29-27 0-23-23-45-57-45-45 0-99 34-99 101 0 24 0 49 0 74-17 0-33 0-49 0 0 6 0 13 0 19 16 0 32 0 49 0 0 68 0 136 0 204 0 29-6 29-49 29 0 6 0 13 0 19 25 0 54-1 72-1 25 0 56 0 81 1 0-6 0-13 0-19-5 0-10 0-14 0-47 0-47-8-47-29 0-68 0-136 0-204 24 0 48 0 72 0 0-6 0-13 0-19-25 0-49 0-74 0z">
                <text:p/>
              </draw:path>
              <draw:path draw:style-name="gr2" draw:text-style-name="P2" draw:layer="layout" svg:width="0.316cm" svg:height="0.285cm" svg:x="14.01cm" svg:y="8.365cm" svg:viewBox="0 0 317 286" svg:d="M227 229c0 19 0 38 0 57 30-2 60-5 90-7 0-7 0-13 0-20-43 0-49-3-49-34 0-75 0-150 0-225-31 2-62 5-93 7 0 7 0 13 0 20 45 0 50 4 50 34 0 38 0 76 0 114 0 54-31 97-77 97-53 0-56-29-56-63 0-70 0-139 0-209-31 2-61 5-92 7 0 7 0 13 0 20 49 0 49 2 49 58 0 31 0 63 0 95 0 49 0 106 97 106 34 0 63-18 81-57z">
                <text:p/>
              </draw:path>
              <draw:path draw:style-name="gr2" draw:text-style-name="P2" draw:layer="layout" svg:width="0.318cm" svg:height="0.278cm" svg:x="14.361cm" svg:y="8.365cm" svg:viewBox="0 0 319 279" svg:d="M49 61c0 57 0 113 0 169 0 29-8 29-49 29 0 7 0 13 0 20 22 0 54-2 72-2 16 0 49 2 70 2 0-7 0-13 0-20-43 0-48 0-48-29 0-38 0-76 0-115 0-66 45-101 84-101 40 0 47 35 47 71 0 48 0 97 0 145 0 29-7 29-49 29 0 7 0 13 0 20 22 0 54-2 71-2 16 0 50 2 72 2 0-7 0-13 0-20-35 0-49 0-51-18 0-40 0-80 0-120 0-56 0-76-20-98-9-10-28-23-66-23-45 0-76 27-94 67 0-23 0-45 0-67-29 2-59 5-88 7 0 7 0 13 0 20 45 0 49 4 49 34z">
                <text:p/>
              </draw:path>
              <draw:path draw:style-name="gr2" draw:text-style-name="P2" draw:layer="layout" svg:width="0.24cm" svg:height="0.289cm" svg:x="14.714cm" svg:y="8.361cm" svg:viewBox="0 0 241 290" svg:d="M52 146c0-105 52-132 85-132 7 0 47 2 68 24-25 3-29 21-29 30 0 17 11 29 29 29 16 0 29-11 29-30 0-44-49-67-97-67-79 0-137 68-137 146 0 81 63 144 135 144 86 0 106-77 106-83s-7-5-9-5c-5 0-7 1-7 5-20 59-59 67-83 67-34 0-90-27-90-128z">
                <text:p/>
              </draw:path>
              <draw:path draw:style-name="gr2" draw:text-style-name="P2" draw:layer="layout" svg:width="0.197cm" svg:height="0.395cm" svg:x="14.986cm" svg:y="8.255cm" svg:viewBox="0 0 198 396" svg:d="M97 137c30 0 60 0 90 0 0-7 0-13 0-20-30 0-60 0-90 0 0-39 0-78 0-117-5 0-11 0-16 0 0 52-20 119-81 122 0 5 0 10 0 15 18 0 36 0 54 0 0 58 0 116 0 174 0 78 58 85 81 85 45 0 63-45 63-85 0-12 0-24 0-36-5 0-11 0-16 0 0 12 0 23 0 35 0 46-20 70-43 70-42 0-42-58-42-69 0-58 0-116 0-174z">
                <text:p/>
              </draw:path>
              <draw:path draw:style-name="gr2" draw:text-style-name="P2" draw:layer="layout" svg:width="0.136cm" svg:height="0.422cm" svg:x="15.239cm" svg:y="8.221cm" svg:viewBox="0 0 137 423" svg:d="M92 144c-30 2-59 5-88 7 0 7 0 13 0 20 41 0 46 4 46 34 0 57 0 113 0 169 0 29-7 29-50 29 0 7 0 13 0 20 22 0 56-2 70-2 22 0 45 2 67 2 0-7 0-13 0-20-43 0-45-3-45-27 0-77 0-155 0-232zM94 34c0-21-15-34-33-34-20 0-34 18-34 34s14 33 34 33c18 0 33-13 33-33z">
                <text:p/>
              </draw:path>
              <draw:path draw:style-name="gr2" draw:text-style-name="P2" draw:layer="layout" svg:width="0.28cm" svg:height="0.289cm" svg:x="15.412cm" svg:y="8.361cm" svg:viewBox="0 0 281 290" svg:d="M281 148c0-81-63-148-141-148-79 0-140 68-140 148 0 81 67 142 140 142 76 0 141-61 141-142zM140 274c-27 0-54-13-72-42-16-29-16-66-16-90 0-25 0-59 16-86 17-29 47-43 72-43 27 0 55 14 72 41s17 65 17 88c0 24 0 58-15 85-14 29-41 47-74 47z">
                <text:p/>
              </draw:path>
              <draw:path draw:style-name="gr2" draw:text-style-name="P2" draw:layer="layout" svg:width="0.318cm" svg:height="0.278cm" svg:x="15.731cm" svg:y="8.365cm" svg:viewBox="0 0 319 279" svg:d="M50 61c0 57 0 113 0 169 0 29-7 29-50 29 0 7 0 13 0 20 23 0 56-2 72-2s49 2 70 2c0-7 0-13 0-20-41 0-48 0-48-29 0-38 0-76 0-115 0-66 45-101 84-101 42 0 47 35 47 71 0 48 0 97 0 145 0 29-5 29-49 29 0 7 0 13 0 20 22 0 54-2 72-2 17 0 49 2 71 2 0-7 0-13 0-20-33 0-49 0-49-18 0-40 0-80 0-120 0-56 0-76-20-98-9-10-30-23-66-23-47 0-76 27-94 67 0-23 0-45 0-67-30 2-60 5-90 7 0 7 0 13 0 20 45 0 50 4 50 34z">
                <text:p/>
              </draw:path>
              <draw:path draw:style-name="gr2" draw:text-style-name="P2" draw:layer="layout" svg:width="0.197cm" svg:height="0.395cm" svg:x="16.226cm" svg:y="8.255cm" svg:viewBox="0 0 198 396" svg:d="M97 137c30 0 60 0 90 0 0-7 0-13 0-20-30 0-60 0-90 0 0-39 0-78 0-117-5 0-11 0-16 0 0 52-20 119-81 122 0 5 0 10 0 15 18 0 36 0 54 0 0 58 0 116 0 174 0 78 58 85 81 85 45 0 63-45 63-85 0-12 0-24 0-36-5 0-11 0-16 0 0 12 0 23 0 35 0 46-18 70-42 70-43 0-43-58-43-69 0-58 0-116 0-174z">
                <text:p/>
              </draw:path>
              <draw:path draw:style-name="gr2" draw:text-style-name="P2" draw:layer="layout" svg:width="0.318cm" svg:height="0.438cm" svg:x="16.479cm" svg:y="8.204cm" svg:viewBox="0 0 319 439" svg:d="M50 391c0 28-7 28-50 28 0 7 0 14 0 20 22 0 54-2 72-2 16 0 49 2 70 2 0-6 0-13 0-20-41 0-48 0-48-28 0-39 0-77 0-116 0-66 45-100 84-100 40 0 47 34 47 70 0 48 0 97 0 146 0 28-7 28-49 28 0 7 0 14 0 20 22 0 54-2 72-2 17 0 49 2 71 2 0-6 0-13 0-20-33 0-49 0-51-18 0-40 0-80 0-120 0-56 0-76-18-97-9-11-30-24-66-24-54 0-81 38-92 61 0-73 0-147 0-221-31 2-61 5-92 7 0 7 0 13 0 20 45 0 50 4 50 36 0 109 0 218 0 328z">
                <text:p/>
              </draw:path>
              <draw:path draw:style-name="gr2" draw:text-style-name="P2" draw:layer="layout" svg:width="0.283cm" svg:height="0.289cm" svg:x="16.838cm" svg:y="8.361cm" svg:viewBox="0 0 284 290" svg:d="M184 234c3 25 19 52 50 52 13 0 50-9 50-59 0-12 0-24 0-36-4 0-9 0-14 0 0 12 0 24 0 36 0 36-16 39-23 39-22 0-24-27-24-30 0-43 0-85 0-128 0-25 0-50-23-74-24-25-56-34-87-34-52 0-95 29-95 70 0 20 13 31 29 31 18 0 29-13 29-29 0-7-2-29-33-29 18-23 49-30 69-30 32 0 68 25 68 81 0 7 0 15 0 23-32 2-77 5-117 23-47 22-63 54-63 83 0 51 61 67 101 67 41 0 70-25 83-56zM180 131c0 21 0 42 0 63 0 60-47 81-74 81-32 0-57-21-57-54 0-34 27-86 131-90z">
                <text:p/>
              </draw:path>
              <draw:path draw:style-name="gr2" draw:text-style-name="P2" draw:layer="layout" svg:width="0.197cm" svg:height="0.395cm" svg:x="17.14cm" svg:y="8.255cm" svg:viewBox="0 0 198 396" svg:d="M97 137c30 0 60 0 90 0 0-7 0-13 0-20-30 0-60 0-90 0 0-39 0-78 0-117-5 0-11 0-16 0 0 52-20 119-81 122 0 5 0 10 0 15 17 0 35 0 52 0 0 58 0 116 0 174 0 78 60 85 83 85 45 0 63-45 63-85 0-12 0-24 0-36-5 0-11 0-16 0 0 12 0 23 0 35 0 46-20 70-43 70-42 0-42-58-42-69 0-58 0-116 0-174z">
                <text:p/>
              </draw:path>
              <draw:path draw:style-name="gr2" draw:text-style-name="P2" draw:layer="layout" svg:width="0.492cm" svg:height="0.278cm" svg:x="17.545cm" svg:y="8.365cm" svg:viewBox="0 0 493 279" svg:d="M49 61c0 57 0 113 0 169 0 29-8 29-49 29 0 7 0 13 0 20 22 0 54-2 70-2s51 2 72 2c0-7 0-13 0-20-43 0-50 0-50-29 0-38 0-76 0-115 0-66 45-101 86-101 40 0 47 35 47 71 0 48 0 97 0 145 0 29-7 29-50 29 0 7 0 13 0 20 23 0 55-2 72-2 16 0 48 2 70 2 0-7 0-13 0-20-42 0-49 0-49-29 0-38 0-76 0-115 0-66 45-101 85-101 41 0 47 35 47 71 0 48 0 97 0 145 0 29-6 29-49 29 0 7 0 13 0 20 22 0 54-2 72-2 16 0 49 2 70 2 0-7 0-13 0-20-32 0-48 0-48-18 0-40 0-80 0-120 0-56 0-76-20-98-9-10-31-23-67-23-54 0-81 38-92 61-9-54-55-61-84-61-45 0-76 27-94 67 0-23 0-45 0-67-29 2-59 5-88 7 0 7 0 13 0 20 43 0 49 4 49 34z">
                <text:p/>
              </draw:path>
              <draw:path draw:style-name="gr2" draw:text-style-name="P2" draw:layer="layout" svg:width="0.285cm" svg:height="0.289cm" svg:x="18.078cm" svg:y="8.361cm" svg:viewBox="0 0 286 290" svg:d="M184 234c3 25 19 52 50 52 13 0 52-9 52-59 0-12 0-24 0-36-5 0-11 0-16 0 0 12 0 24 0 36 0 36-16 39-23 39-22 0-24-27-24-30 0-43 0-85 0-128 0-25 0-50-23-74-24-25-56-34-87-34-52 0-95 29-95 70 0 20 13 31 29 31 18 0 30-13 30-29 0-7-3-29-32-29 16-23 47-30 68-30 31 0 67 25 67 81 0 7 0 15 0 23-32 2-77 5-117 23-47 22-63 54-63 83 0 51 61 67 101 67 41 0 72-25 83-56zM180 131c0 21 0 42 0 63 0 60-45 81-74 81-32 0-57-21-57-54 0-34 27-86 131-90z">
                <text:p/>
              </draw:path>
              <draw:path draw:style-name="gr2" draw:text-style-name="P2" draw:layer="layout" svg:width="0.31cm" svg:height="0.4cm" svg:x="18.386cm" svg:y="8.365cm" svg:viewBox="0 0 311 401" svg:d="M90 41c0-13 0-27 0-41-30 2-60 5-90 7 0 7 0 13 0 20 45 0 49 4 49 31 0 99 0 198 0 297 0 27-8 27-49 27 0 6 0 13 0 19 22 0 54-1 70-1 18 0 51 1 72 1 0-6 0-13 0-19-43 0-50 0-50-27 0-36 0-71 0-107 0-2 0-4 0-7 3 11 30 45 79 45 76 0 140-61 140-144 0-79-61-142-131-142-50 0-77 27-90 41zM92 207c0-47 0-94 0-140 20-33 50-51 83-51 45 0 84 56 84 126 0 78-45 130-92 130-25 0-48-13-66-38-9-14-9-14-9-27z">
                <text:p/>
              </draw:path>
              <draw:path draw:style-name="gr2" draw:text-style-name="P2" draw:layer="layout" svg:width="0.206cm" svg:height="0.289cm" svg:x="18.74cm" svg:y="8.361cm" svg:viewBox="0 0 207 290" svg:d="M110 160c14 2 66 13 66 58 0 32-21 57-72 57-52 0-75-36-88-90-2-7-2-10-9-10s-7 5-7 16c0 28 0 56 0 84 0 11 0 15 7 15 2 0 4 0 15-13 1-2 1-2 12-14 29 27 58 27 70 27 74 0 103-43 103-88 0-33-20-53-27-60-22-20-45-25-72-30-36-8-77-17-77-53 0-21 16-48 70-48 70 0 72 57 74 77 1 6 4 4 7 6 9 0 9-4 9-15 0-21 0-43 0-65 0-10 0-14-7-14-4 0-4 0-13 7-2 2-9 7-11 11-23-18-50-18-59-18-78 0-101 41-101 77 0 22 9 40 27 54 20 17 38 20 83 29z">
                <text:p/>
              </draw:path>
              <draw:path draw:style-name="gr2" draw:text-style-name="P2" draw:layer="layout" svg:width="0.244cm" svg:height="0.289cm" svg:x="19.138cm" svg:y="8.361cm" svg:viewBox="0 0 245 290" svg:d="M52 124c4-95 58-111 79-111 65 0 71 86 71 111-50 0-100 0-150 0zM52 137c59 0 118 0 177 0 12 0 16 0 16-13 0-63-34-124-114-124-73 0-131 65-131 144 0 85 65 146 139 146 77 0 106-70 106-83 0-5-6-7-9-7-6 0-7 3-9 9-22 65-79 65-85 65-32 0-57-18-72-42-18-30-18-72-18-95z">
                <text:p/>
              </draw:path>
              <draw:path draw:style-name="gr2" draw:text-style-name="P2" draw:layer="layout" svg:width="0.283cm" svg:height="0.289cm" svg:x="19.428cm" svg:y="8.361cm" svg:viewBox="0 0 284 290" svg:d="M184 234c1 25 19 52 48 52 15 0 52-9 52-59 0-12 0-24 0-36-5 0-10 0-16 0 0 12 0 24 0 36 0 36-14 39-21 39-22 0-24-27-24-30 0-43 0-85 0-128 0-25 0-50-23-74-25-25-56-34-87-34-52 0-95 29-95 70 0 20 13 31 29 31 18 0 29-13 29-29 0-7-4-29-33-29 18-23 49-30 69-30 30 0 66 25 66 81 0 7 0 15 0 23-30 2-75 5-115 23-49 22-63 54-63 83 0 51 61 67 101 67 41 0 70-25 83-56zM178 131c0 21 0 42 0 63 0 60-45 81-74 81-30 0-55-21-55-54 0-34 25-86 129-90z">
                <text:p/>
              </draw:path>
              <draw:path draw:style-name="gr2" draw:text-style-name="P2" draw:layer="layout" svg:width="0.238cm" svg:height="0.289cm" svg:x="19.739cm" svg:y="8.361cm" svg:viewBox="0 0 239 290" svg:d="M52 146c0-105 52-132 85-132 5 0 45 2 68 24-27 3-30 21-30 30 0 17 12 29 28 29 18 0 31-11 31-30 0-44-49-67-97-67-79 0-137 68-137 146 0 81 61 144 135 144 85 0 104-77 104-83s-5-5-7-5c-5 0-7 1-9 5-18 59-59 67-83 67-32 0-88-27-88-128z">
                <text:p/>
              </draw:path>
              <draw:path draw:style-name="gr2" draw:text-style-name="P2" draw:layer="layout" svg:width="0.318cm" svg:height="0.438cm" svg:x="20cm" svg:y="8.204cm" svg:viewBox="0 0 319 439" svg:d="M50 391c0 28-7 28-50 28 0 7 0 14 0 20 23 0 56-2 72-2s49 2 70 2c0-6 0-13 0-20-41 0-48 0-48-28 0-39 0-77 0-116 0-66 45-100 84-100 42 0 47 34 47 70 0 48 0 97 0 146 0 28-5 28-49 28 0 7 0 14 0 20 22 0 54-2 72-2 17 0 49 2 71 2 0-6 0-13 0-20-33 0-49 0-49-18 0-40 0-80 0-120 0-56 0-76-20-97-9-11-30-24-66-24-54 0-81 38-92 61 0-73 0-147 0-221-31 2-61 5-92 7 0 7 0 13 0 20 45 0 50 4 50 36 0 109 0 218 0 328z">
                <text:p/>
              </draw:path>
              <draw:path draw:style-name="gr2" draw:text-style-name="P2" draw:layer="layout" svg:width="0.31cm" svg:height="0.4cm" svg:x="20.5cm" svg:y="8.365cm" svg:viewBox="0 0 311 401" svg:d="M92 41c0-13 0-27 0-41-31 2-61 5-92 7 0 7 0 13 0 20 45 0 49 4 49 31 0 99 0 198 0 297 0 27-6 27-49 27 0 6 0 13 0 19 22 0 54-1 70-1 18 0 51 1 72 1 0-6 0-13 0-19-41 0-48 0-48-27 0-36 0-71 0-107 0-2 0-4 0-7 1 11 28 45 77 45 76 0 140-61 140-144 0-79-61-142-131-142-50 0-76 27-88 41zM94 207c0-47 0-94 0-140 18-33 48-51 81-51 46 0 84 56 84 126 0 78-45 130-92 130-25 0-48-13-64-38-9-14-9-14-9-27z">
                <text:p/>
              </draw:path>
              <draw:path draw:style-name="gr2" draw:text-style-name="P2" draw:layer="layout" svg:width="0.211cm" svg:height="0.278cm" svg:x="20.851cm" svg:y="8.365cm" svg:viewBox="0 0 212 279" svg:d="M88 68c0-22 0-45 0-68-29 2-59 5-88 7 0 7 0 13 0 20 45 0 50 4 50 34 0 57 0 113 0 169 0 29-7 29-50 29 0 7 0 13 0 20 25 0 54-2 72-2 25 0 56 0 81 2 0-7 0-13 0-20-4 0-8 0-13 0-46 0-48-7-48-29 0-32 0-64 0-97 0-63 27-119 74-119 5 0 5 0 7 0-2 0-15 8-15 26 0 16 13 27 27 27 13 0 27-9 27-29s-19-38-46-38c-45 0-69 41-78 68z">
                <text:p/>
              </draw:path>
              <draw:path draw:style-name="gr2" draw:text-style-name="P2" draw:layer="layout" svg:width="0.28cm" svg:height="0.289cm" svg:x="21.1cm" svg:y="8.361cm" svg:viewBox="0 0 281 290" svg:d="M281 148c0-81-65-148-141-148-79 0-140 68-140 148 0 81 65 142 140 142 76 0 141-61 141-142zM140 274c-27 0-55-13-72-42-16-29-16-66-16-90 0-25 0-59 15-86 18-29 46-43 73-43s54 14 71 41c16 27 16 65 16 88 0 24 0 58-13 85-14 29-43 47-74 47z">
                <text:p/>
              </draw:path>
              <draw:path draw:style-name="gr2" draw:text-style-name="P2" draw:layer="layout" svg:width="0.31cm" svg:height="0.4cm" svg:x="21.417cm" svg:y="8.365cm" svg:viewBox="0 0 311 401" svg:d="M90 41c0-13 0-27 0-41-30 2-60 5-90 7 0 7 0 13 0 20 45 0 49 4 49 31 0 99 0 198 0 297 0 27-8 27-49 27 0 6 0 13 0 19 22 0 54-1 70-1s49 1 72 1c0-6 0-13 0-19-43 0-50 0-50-27 0-36 0-71 0-107 0-2 0-4 0-7 3 11 30 45 77 45 76 0 142-61 142-144 0-79-61-142-133-142-48 0-75 27-88 41zM92 207c0-47 0-94 0-140 18-33 50-51 83-51 45 0 84 56 84 126 0 78-45 130-92 130-25 0-48-13-66-38-9-14-9-14-9-27z">
                <text:p/>
              </draw:path>
              <draw:path draw:style-name="gr2" draw:text-style-name="P2" draw:layer="layout" svg:width="0.278cm" svg:height="0.289cm" svg:x="21.785cm" svg:y="8.361cm" svg:viewBox="0 0 279 290" svg:d="M279 148c0-81-63-148-139-148-79 0-140 68-140 148 0 81 65 142 139 142 77 0 140-61 140-142zM140 274c-27 0-55-13-72-42-16-29-16-66-16-90 0-25 0-59 15-86 18-29 46-43 72-43 28 0 55 14 72 41 16 27 16 65 16 88 0 24 0 58-15 85-12 29-41 47-72 47z">
                <text:p/>
              </draw:path>
              <draw:path draw:style-name="gr2" draw:text-style-name="P2" draw:layer="layout" svg:width="0.166cm" svg:height="0.035cm" svg:x="22.09cm" svg:y="8.489cm" svg:viewBox="0 0 167 36" svg:d="M167 36c0-12 0-24 0-36-55 0-111 0-167 0 0 12 0 24 0 36 56 0 112 0 167 0z">
                <text:p/>
              </draw:path>
              <draw:path draw:style-name="gr2" draw:text-style-name="P2" draw:layer="layout" svg:width="0.206cm" svg:height="0.291cm" svg:x="2.073cm" svg:y="9.119cm" svg:viewBox="0 0 207 292" svg:d="M112 162c14 2 64 13 64 58 0 32-21 57-70 57-54 0-75-36-88-90-2-9-4-11-9-11-9 0-9 6-9 17 0 27 0 55 0 82 0 11 0 17 7 17 4 0 4-2 16-13 2-2 2-4 13-14 29 25 56 27 70 27 72 0 101-44 101-89 0-34-18-52-25-61-22-20-47-25-74-29-34-7-77-16-77-52 0-23 16-48 72-48 68 0 72 57 73 77 0 5 6 5 8 5 9 0 9-3 9-16 0-21 0-42 0-63 0-11 0-16-8-16-3 0-5 0-12 9-2 2-9 7-11 9-25-18-50-18-59-18-78 0-103 43-103 79 0 22 11 40 29 52 20 18 38 22 83 31z">
                <text:p/>
              </draw:path>
              <draw:path draw:style-name="gr2" draw:text-style-name="P2" draw:layer="layout" svg:width="0.134cm" svg:height="0.422cm" svg:x="2.323cm" svg:y="8.98cm" svg:viewBox="0 0 135 423" svg:d="M92 142c-30 3-60 5-90 7 0 7 0 14 0 20 41 0 47 4 47 36 0 57 0 113 0 169 0 29-6 29-49 29 0 7 0 13 0 20 20-2 54-2 70-2 22 0 43 0 65 2 0-7 0-13 0-20-41 0-43-3-43-29 0-77 0-154 0-232zM94 32c0-19-17-32-35-32s-32 16-32 32c0 18 14 35 32 35s35-13 35-35z">
                <text:p/>
              </draw:path>
              <draw:path draw:style-name="gr2" draw:text-style-name="P2" draw:layer="layout" svg:width="0.197cm" svg:height="0.395cm" svg:x="2.491cm" svg:y="9.014cm" svg:viewBox="0 0 198 396" svg:d="M97 135c30 0 60 0 90 0 0-7 0-13 0-20-30 0-60 0-90 0 0-38 0-77 0-115-5 0-11 0-16 0 0 52-20 119-81 122 0 5 0 9 0 13 18 0 36 0 54 0 0 58 0 116 0 175 0 77 58 86 81 86 45 0 63-45 63-86 0-12 0-24 0-36-5 0-11 0-16 0 0 12 0 24 0 36 0 46-20 70-43 70-42 0-42-58-42-69 0-58 0-117 0-176z">
                <text:p/>
              </draw:path>
              <draw:path draw:style-name="gr2" draw:text-style-name="P2" draw:layer="layout" svg:width="0.136cm" svg:height="0.422cm" svg:x="2.745cm" svg:y="8.98cm" svg:viewBox="0 0 137 423" svg:d="M92 142c-30 3-59 5-88 7 0 7 0 14 0 20 41 0 46 4 46 36 0 57 0 113 0 169 0 29-7 29-50 29 0 7 0 13 0 20 22-2 56-2 70-2 22 0 45 0 67 2 0-7 0-13 0-20-43 0-45-3-45-29 0-77 0-154 0-232zM94 32c0-19-15-32-33-32-20 0-34 16-34 32 0 18 14 35 34 35 18 0 33-13 33-35z">
                <text:p/>
              </draw:path>
              <draw:path draw:style-name="gr2" draw:text-style-name="P2" draw:layer="layout" svg:width="0.28cm" svg:height="0.291cm" svg:x="2.917cm" svg:y="9.119cm" svg:viewBox="0 0 281 292" svg:d="M281 149c0-81-63-149-141-149-79 0-140 70-140 149 0 81 67 143 140 143 76 0 141-63 141-143zM140 275c-27 0-54-12-72-43-16-27-16-66-16-88 0-25 0-59 16-86 17-31 47-44 72-44 27 0 55 15 72 42s17 63 17 88c0 22 0 56-15 85-14 28-41 46-74 46z">
                <text:p/>
              </draw:path>
              <draw:path draw:style-name="gr2" draw:text-style-name="P2" draw:layer="layout" svg:width="0.318cm" svg:height="0.28cm" svg:x="3.236cm" svg:y="9.122cm" svg:viewBox="0 0 319 281" svg:d="M50 63c0 56 0 113 0 169 0 29-7 29-50 29 0 7 0 13 0 20 23-2 56-2 72-2s49 0 70 2c0-7 0-13 0-20-41 0-48 0-48-29 0-39 0-78 0-117 0-65 45-101 84-101 42 0 47 35 47 71 0 49 0 98 0 147 0 29-5 29-49 29 0 7 0 13 0 20 22-2 54-2 72-2 17 0 49 0 71 2 0-7 0-13 0-20-33 0-49 0-49-20 0-40 0-80 0-120 0-54 0-74-20-98-9-9-30-23-66-23-47 0-76 29-94 67 0-23 0-45 0-67-30 2-60 5-90 7 0 7 0 13 0 20 45 0 50 5 50 36z">
                <text:p/>
              </draw:path>
              <draw:path draw:style-name="gr2" draw:text-style-name="P2" draw:layer="layout" svg:width="0.285cm" svg:height="0.291cm" svg:x="3.594cm" svg:y="9.119cm" svg:viewBox="0 0 286 292" svg:d="M184 236c3 25 19 52 50 52 13 0 52-9 52-59 0-12 0-24 0-36-5 0-11 0-16 0 0 12 0 24 0 36 0 36-16 39-23 39-20 0-24-29-24-32 0-42 0-84 0-126 0-27 0-51-23-74-24-25-56-36-87-36-52 0-95 31-95 72 0 20 13 31 29 31 18 0 30-13 30-31 0-7-3-27-32-29 16-21 47-29 68-29 31 0 67 26 67 81 0 8 0 16 0 24-32 2-77 3-117 23-47 22-63 54-63 81 0 52 61 69 101 69 41 0 72-26 83-56zM180 131c0 22 0 44 0 65 0 60-45 81-74 81-30 0-57-21-57-54 0-34 27-86 131-92z">
                <text:p/>
              </draw:path>
              <draw:path draw:style-name="gr2" draw:text-style-name="P2" draw:layer="layout" svg:width="0.139cm" svg:height="0.438cm" svg:x="3.906cm" svg:y="8.964cm" svg:viewBox="0 0 140 439" svg:d="M90 0c-30 2-60 5-90 7 0 7 0 13 0 20 43 0 49 4 49 34 0 110 0 220 0 330 0 28-8 28-49 28 0 7 0 14 0 20 20-2 55-2 70-2s47 0 70 2c0-6 0-13 0-20-43 0-50 0-50-28 0-131 0-261 0-391z">
                <text:p/>
              </draw:path>
              <draw:path draw:style-name="gr2" draw:text-style-name="P2" draw:layer="layout" svg:width="0.309cm" svg:height="0.28cm" svg:x="4.282cm" svg:y="9.129cm" svg:viewBox="0 0 310 281" svg:d="M252 63c5-14 16-41 58-43 0-7 0-13 0-20-15 2-33 2-47 2-15 0-45 0-56-2 0 7 0 13 0 20 23 2 31 16 31 27 0 7 0 9-4 16-22 53-43 107-65 160-23-59-47-117-70-176-4-7-4-9-4-11 0-16 26-16 36-16 0-7 0-13 0-20-19 2-54 2-68 2-18 0-43 0-63-2 0 7 0 13 0 20 41 0 43 3 52 23 30 75 60 150 90 225 4 9 6 13 15 13 8 0 10-6 12-13 28-68 55-137 83-205z">
                <text:p/>
              </draw:path>
              <draw:path draw:style-name="gr2" draw:text-style-name="P2" draw:layer="layout" svg:width="0.285cm" svg:height="0.291cm" svg:x="4.595cm" svg:y="9.119cm" svg:viewBox="0 0 286 292" svg:d="M185 236c2 25 20 52 49 52 14 0 52-9 52-59 0-12 0-24 0-36-5 0-11 0-16 0 0 12 0 24 0 36 0 36-16 39-22 39-21 0-23-29-23-32 0-42 0-84 0-126 0-27 0-51-23-74-26-25-56-36-87-36-52 0-95 31-95 72 0 20 12 31 29 31 18 0 28-13 28-31 0-7-3-27-32-29 18-21 49-29 68-29 31 0 67 26 67 81 0 8 0 16 0 24-32 2-76 3-115 23-49 22-65 54-65 81 0 52 63 69 103 69 41 0 70-26 82-56zM180 131c0 22 0 44 0 65 0 60-45 81-74 81-30 0-56-21-56-54 0-34 26-86 130-92z">
                <text:p/>
              </draw:path>
              <draw:path draw:style-name="gr2" draw:text-style-name="P2" draw:layer="layout" svg:width="0.211cm" svg:height="0.28cm" svg:x="4.903cm" svg:y="9.122cm" svg:viewBox="0 0 212 281" svg:d="M88 70c0-23 0-47 0-70-29 2-59 5-88 7 0 7 0 13 0 20 45 0 50 5 50 36 0 56 0 113 0 169 0 29-7 29-50 29 0 7 0 13 0 20 25-2 56-2 72-2 25 0 56 0 81 2 0-7 0-13 0-20-4 0-8 0-13 0-46 0-48-7-48-31 0-32 0-64 0-97 0-61 27-119 74-119 5 0 7 0 7 2-2 0-15 7-15 24 0 18 15 27 27 27 13 0 27-8 27-27 0-20-19-40-46-40-45 0-69 43-78 70z">
                <text:p/>
              </draw:path>
              <draw:path draw:style-name="gr2" draw:text-style-name="P2" draw:layer="layout" svg:width="0.134cm" svg:height="0.422cm" svg:x="5.155cm" svg:y="8.98cm" svg:viewBox="0 0 135 423" svg:d="M90 142c-29 3-59 5-88 7 0 7 0 14 0 20 41 0 47 4 47 36 0 57 0 113 0 169 0 29-8 29-49 29 0 7 0 13 0 20 20-2 54-2 68-2 24 0 45 0 67 2 0-7 0-13 0-20-41 0-45-3-45-29 0-77 0-154 0-232zM94 32c0-19-17-32-35-32-19 0-34 16-34 32 0 18 15 35 34 35 18 0 35-13 35-35z">
                <text:p/>
              </draw:path>
              <draw:path draw:style-name="gr2" draw:text-style-name="P2" draw:layer="layout" svg:width="0.285cm" svg:height="0.291cm" svg:x="5.335cm" svg:y="9.119cm" svg:viewBox="0 0 286 292" svg:d="M185 236c2 25 20 52 49 52 14 0 52-9 52-59 0-12 0-24 0-36-5 0-11 0-16 0 0 12 0 24 0 36 0 36-16 39-22 39-21 0-23-29-23-32 0-42 0-84 0-126 0-27 0-51-23-74-26-25-56-36-87-36-52 0-95 31-95 72 0 20 12 31 29 31 18 0 28-13 28-31 0-7-3-27-32-29 18-21 49-29 68-29 31 0 67 26 67 81 0 8 0 16 0 24-32 2-76 3-115 23-49 22-65 54-65 81 0 52 63 69 103 69 41 0 70-26 82-56zM180 131c0 22 0 44 0 65 0 60-45 81-74 81-30 0-56-21-56-54 0-34 26-86 130-92z">
                <text:p/>
              </draw:path>
              <draw:path draw:style-name="gr2" draw:text-style-name="P2" draw:layer="layout" svg:width="0.312cm" svg:height="0.445cm" svg:x="5.642cm" svg:y="8.964cm" svg:viewBox="0 0 313 446" svg:d="M92 200c0-67 0-133 0-200-31 2-61 5-92 7 0 7 0 13 0 20 45 0 50 4 50 34 0 126 0 252 0 378 5 0 10 0 15 0 2-2 7-9 23-39 9 14 36 46 83 46 76 0 142-63 142-144s-63-144-135-144c-48 0-77 31-86 42zM94 367c0-44 0-87 0-131 0-11 0-13 7-22 23-36 59-41 74-41 28 0 52 16 66 41 16 25 18 61 18 88 0 24 0 62-20 89-12 19-36 41-70 41-29 0-52-14-66-38-9-14-9-16-9-27z">
                <text:p/>
              </draw:path>
              <draw:path draw:style-name="gr2" draw:text-style-name="P2" draw:layer="layout" svg:width="0.139cm" svg:height="0.438cm" svg:x="5.997cm" svg:y="8.964cm" svg:viewBox="0 0 140 439" svg:d="M92 0c-31 2-61 5-92 7 0 7 0 13 0 20 45 0 50 4 50 34 0 110 0 220 0 330 0 28-7 28-50 28 0 7 0 14 0 20 22-2 54-2 70-2s47 0 70 2c0-6 0-13 0-20-41 0-48 0-48-28 0-131 0-261 0-391z">
                <text:p/>
              </draw:path>
              <draw:path draw:style-name="gr2" draw:text-style-name="P2" draw:layer="layout" svg:width="0.244cm" svg:height="0.291cm" svg:x="6.17cm" svg:y="9.119cm" svg:viewBox="0 0 245 292" svg:d="M54 124c4-93 56-110 77-110 65 0 72 87 72 110-49 0-99 0-149 0zM52 139c59 0 118 0 177 0 14 0 16 0 16-15 0-63-34-124-114-124-73 0-131 67-131 146 0 84 67 146 139 146 77 0 106-71 106-83 0-7-6-7-7-7-8 0-8 3-9 9-22 64-80 64-85 64-32 0-58-19-72-43-20-30-20-72-20-93z">
                <text:p/>
              </draw:path>
              <draw:path draw:style-name="gr2" draw:text-style-name="P2" draw:layer="layout" svg:width="0.197cm" svg:height="0.395cm" svg:x="6.656cm" svg:y="9.014cm" svg:viewBox="0 0 198 396" svg:d="M97 135c31 0 61 0 92 0 0-7 0-13 0-20-31 0-61 0-92 0 0-38 0-77 0-115-5 0-9 0-14 0-2 52-20 119-83 122 0 5 0 9 0 13 18 0 36 0 54 0 0 58 0 116 0 175 0 77 59 86 83 86 43 0 61-45 61-86 0-12 0-24 0-36-5 0-10 0-14 0 0 12 0 24 0 36 0 46-20 70-44 70-43 0-43-58-43-69 0-58 0-117 0-176z">
                <text:p/>
              </draw:path>
              <draw:path draw:style-name="gr2" draw:text-style-name="P2" draw:layer="layout" svg:width="0.28cm" svg:height="0.291cm" svg:x="6.908cm" svg:y="9.119cm" svg:viewBox="0 0 281 292" svg:d="M281 149c0-81-63-149-141-149-79 0-140 70-140 149 0 81 67 143 140 143 76 0 141-63 141-143zM140 275c-27 0-54-12-72-43-16-27-16-66-16-88 0-25 0-59 16-86 17-31 47-44 72-44 27 0 55 15 72 42s17 63 17 88c0 22 0 56-15 85-14 28-41 46-74 46z">
                <text:p/>
              </draw:path>
              <draw:path draw:style-name="gr2" draw:text-style-name="P2" draw:layer="layout" svg:width="0.283cm" svg:height="0.291cm" svg:x="7.444cm" svg:y="9.119cm" svg:viewBox="0 0 284 292" svg:d="M184 236c3 25 19 52 50 52 13 0 50-9 50-59 0-12 0-24 0-36-4 0-9 0-14 0 0 12 0 24 0 36 0 36-16 39-23 39-22 0-24-29-24-32 0-42 0-84 0-126 0-27 0-51-23-74-24-25-56-36-87-36-52 0-95 31-95 72 0 20 13 31 29 31 18 0 29-13 29-31 0-7-2-27-31-29 16-21 47-29 67-29 32 0 68 26 68 81 0 8 0 16 0 24-32 2-77 3-117 23-47 22-63 54-63 81 0 52 61 69 101 69 41 0 70-26 83-56zM180 131c0 22 0 44 0 65 0 60-47 81-74 81-32 0-57-21-57-54 0-34 27-86 131-92z">
                <text:p/>
              </draw:path>
              <draw:path draw:style-name="gr2" draw:text-style-name="P2" draw:layer="layout" svg:width="0.206cm" svg:height="0.291cm" svg:x="7.966cm" svg:y="9.119cm" svg:viewBox="0 0 207 292" svg:d="M110 162c14 2 66 13 66 58 0 32-23 57-72 57-54 0-75-36-88-90-2-9-2-11-9-11s-7 6-7 17c0 27 0 55 0 82 0 11 0 17 5 17 4 0 6-2 17-13 1-2 1-4 12-14 29 25 58 27 70 27 72 0 103-44 103-89 0-34-20-52-27-61-22-20-47-25-72-29-36-7-79-16-79-52 0-23 18-48 72-48 68 0 72 57 74 77 0 5 5 5 7 5 9 0 9-3 9-16 0-21 0-42 0-63 0-11 0-16-7-16-4 0-6 0-13 9-2 2-9 7-11 9-23-18-50-18-59-18-78 0-101 43-101 79 0 22 9 40 27 52 20 18 38 22 83 31z">
                <text:p/>
              </draw:path>
              <draw:path draw:style-name="gr2" draw:text-style-name="P2" draw:layer="layout" svg:width="0.244cm" svg:height="0.291cm" svg:x="8.211cm" svg:y="9.119cm" svg:viewBox="0 0 245 292" svg:d="M54 124c4-93 58-110 79-110 65 0 70 87 70 110-49 0-99 0-149 0zM54 139c59 0 118 0 176 0 13 0 15 0 15-15 0-63-34-124-112-124-74 0-133 67-133 146 0 84 67 146 140 146 78 0 105-71 105-83 0-7-4-7-7-7-6 0-8 3-9 9-22 64-80 64-85 64-32 0-58-19-72-43-18-30-18-72-18-93z">
                <text:p/>
              </draw:path>
              <draw:path draw:style-name="gr2" draw:text-style-name="P2" draw:layer="layout" svg:width="0.195cm" svg:height="0.395cm" svg:x="8.488cm" svg:y="9.014cm" svg:viewBox="0 0 196 396" svg:d="M97 135c30 0 60 0 90 0 0-7 0-13 0-20-30 0-60 0-90 0 0-38 0-77 0-115-5 0-11 0-16 0-2 52-20 119-81 122 0 5 0 9 0 13 17 0 35 0 52 0 0 58 0 116 0 175 0 77 60 86 83 86 45 0 61-45 61-86 0-12 0-24 0-36-5 0-9 0-14 0 0 12 0 24 0 36 0 46-20 70-43 70-42 0-42-58-42-69 0-58 0-117 0-176z">
                <text:p/>
              </draw:path>
              <draw:path draw:style-name="gr2" draw:text-style-name="P2" draw:layer="layout" svg:width="0.28cm" svg:height="0.291cm" svg:x="8.949cm" svg:y="9.119cm" svg:viewBox="0 0 281 292" svg:d="M281 149c0-81-63-149-141-149-77 0-140 70-140 149 0 81 67 143 140 143 78 0 141-63 141-143zM140 275c-27 0-54-12-72-43-14-27-14-66-14-88 0-25 0-59 14-86 18-31 47-44 72-44 29 0 56 15 72 42 17 27 17 63 17 88 0 22 0 56-15 85-12 28-41 46-74 46z">
                <text:p/>
              </draw:path>
              <draw:path draw:style-name="gr2" draw:text-style-name="P2" draw:layer="layout" svg:width="0.204cm" svg:height="0.445cm" svg:x="9.269cm" svg:y="8.957cm" svg:viewBox="0 0 205 446" svg:d="M90 173c0-24 0-48 0-72 0-56 31-87 58-87 1 0 12 0 21 4-7 4-20 11-20 27 0 14 11 27 27 27 20 0 29-13 29-27 0-23-23-45-57-45-44 0-98 34-98 101 0 24 0 48 0 72-16 0-33 0-50 0 0 6 0 13 0 20 17 0 34 0 50 0 0 68 0 136 0 205 0 29-7 29-50 29 0 6 0 13 0 19 25-1 56-1 72-1 25 0 56 0 81 1 0-6 0-13 0-19-4 0-8 0-13 0-46 0-48-8-48-31 0-68 0-136 0-203 24 0 48 0 72 0 0-7 0-14 0-20-25 0-49 0-74 0z">
                <text:p/>
              </draw:path>
              <draw:path draw:style-name="gr2" draw:text-style-name="P2" draw:layer="layout" svg:width="0.433cm" svg:height="0.28cm" svg:x="9.663cm" svg:y="9.129cm" svg:viewBox="0 0 434 281" svg:d="M380 61c12-32 32-39 54-41 0-7 0-13 0-20-15 2-33 2-47 2-18 0-47 0-58-2 0 7 0 13 0 20 22 2 36 12 36 30 0 4 0 6-3 15-19 53-39 107-58 160-21-59-42-118-63-176-2-8-2-9-2-11 0-18 24-18 36-18 0-7 0-13 0-20-18 2-50 2-64 2-20 0-38 0-56-2 0 7 0 13 0 20 23 0 32 2 39 11 2 3 9 21 15 34-18 51-36 102-54 153-21-57-41-113-61-169-4-8-4-9-4-11 0-18 25-18 38-18 0-7 0-13 0-20-18 2-54 2-69 2-3 0-36 0-59-2 0 7 0 13 0 20 32 0 40 2 47 23 26 75 53 149 79 223 4 9 6 15 14 15s9-4 13-13c21-60 42-120 63-180 22 60 43 120 65 180 3 7 4 13 12 13s11-6 13-13c25-69 49-138 74-207z">
                <text:p/>
              </draw:path>
              <draw:path draw:style-name="gr2" draw:text-style-name="P2" draw:layer="layout" svg:width="0.278cm" svg:height="0.291cm" svg:x="10.11cm" svg:y="9.119cm" svg:viewBox="0 0 279 292" svg:d="M279 149c0-81-63-149-139-149-79 0-140 70-140 149 0 81 65 143 139 143 77 0 140-63 140-143zM140 275c-27 0-55-12-72-43-16-27-16-66-16-88 0-25 0-59 15-86 18-31 46-44 72-44 28 0 55 15 72 42 16 27 16 63 16 88 0 22 0 56-13 85-14 28-43 46-74 46z">
                <text:p/>
              </draw:path>
              <draw:path draw:style-name="gr2" draw:text-style-name="P2" draw:layer="layout" svg:width="0.213cm" svg:height="0.28cm" svg:x="10.425cm" svg:y="9.122cm" svg:viewBox="0 0 214 281" svg:d="M88 70c0-23 0-47 0-70-29 2-59 5-88 7 0 7 0 13 0 20 45 0 50 5 50 36 0 56 0 113 0 169 0 29-7 29-50 29 0 7 0 13 0 20 25-2 56-2 74-2 25 0 54 0 79 2 0-7 0-13 0-20-4 0-8 0-13 0-46 0-48-7-48-31 0-32 0-64 0-97 0-61 27-119 75-119 4 0 6 0 6 2-2 0-15 7-15 24 0 18 15 27 27 27 13 0 29-8 29-27 0-20-20-40-47-40-46 0-70 43-79 70z">
                <text:p/>
              </draw:path>
              <draw:path draw:style-name="gr2" draw:text-style-name="P2" draw:layer="layout" svg:width="0.139cm" svg:height="0.438cm" svg:x="10.677cm" svg:y="8.964cm" svg:viewBox="0 0 140 439" svg:d="M90 0c-30 2-60 5-90 7 0 7 0 13 0 20 43 0 49 4 49 34 0 110 0 220 0 330 0 28-8 28-49 28 0 7 0 14 0 20 20-2 54-2 70-2s47 0 70 2c0-6 0-13 0-20-43 0-50 0-50-28 0-131 0-261 0-391z">
                <text:p/>
              </draw:path>
              <draw:path draw:style-name="gr2" draw:text-style-name="P2" draw:layer="layout" svg:width="0.31cm" svg:height="0.445cm" svg:x="10.853cm" svg:y="8.964cm" svg:viewBox="0 0 311 446" svg:d="M218 403c0 15 0 29 0 43 31-2 62-4 93-7 0-6 0-13 0-20-43 0-48-5-48-36 0-127 0-255 0-383-31 2-61 5-92 7 0 7 0 13 0 20 45 0 50 4 50 34 0 46 0 91 0 137-19-22-46-40-81-40-73 0-140 63-140 144s61 144 133 144c42 0 70-21 85-43zM218 234c0 43 0 86 0 130 0 12 0 12-6 23-19 31-48 45-75 45-29 0-51-16-67-41-16-26-18-62-18-87 0-23 2-61 20-90 13-20 38-41 72-41 22 0 49 9 68 38 6 10 6 12 6 23z">
                <text:p/>
              </draw:path>
              <draw:path draw:style-name="gr2" draw:text-style-name="P2" draw:layer="layout" svg:width="0.206cm" svg:height="0.291cm" svg:x="11.204cm" svg:y="9.119cm" svg:viewBox="0 0 207 292" svg:d="M110 162c14 2 66 13 66 58 0 32-23 57-72 57-52 0-75-36-88-90-2-9-2-11-9-11s-7 6-7 17c0 27 0 55 0 82 0 11 0 17 7 17 2 0 4-2 15-13 1-2 1-4 12-14 29 25 58 27 70 27 72 0 103-44 103-89 0-34-20-52-27-61-22-20-45-25-72-29-36-7-77-16-77-52 0-23 16-48 70-48 70 0 72 57 74 77 0 5 4 4 7 5 9 0 9-3 9-16 0-21 0-42 0-63 0-11 0-16-7-16-4 0-4 0-13 9-2 2-9 7-11 9-23-18-50-18-59-18-78 0-101 43-101 79 0 22 9 40 27 52 20 18 38 22 83 31z">
                <text:p/>
              </draw:path>
              <draw:path draw:style-name="gr2" draw:text-style-name="P2" draw:layer="layout" svg:width="0.066cm" svg:height="0.066cm" svg:x="11.487cm" svg:y="9.336cm" svg:viewBox="0 0 67 67" svg:d="M67 32c0-18-14-32-33-32s-34 14-34 32 15 35 34 35 33-17 33-35z">
                <text:p/>
              </draw:path>
              <draw:path draw:style-name="gr2" draw:text-style-name="P2" draw:layer="layout" svg:width="0.245cm" svg:height="0.245cm" svg:x="1.455cm" svg:y="10.387cm" svg:viewBox="0 0 246 246" svg:d="M93 3c-29 9-52 23-68 45-36 48-33 115 9 162 11 10 32 25 50 30 15 6 18 6 40 6 21 0 25 0 39-6 38-12 67-39 78-77 5-15 5-20 5-40s0-25-5-39c-16-51-60-81-114-83-14-2-23 0-34 2z">
                <text:p/>
              </draw:path>
              <draw:path draw:style-name="gr2" draw:text-style-name="P2" draw:layer="layout" svg:width="0.354cm" svg:height="0.444cm" svg:x="2.098cm" svg:y="10.236cm" svg:viewBox="0 0 355 445" svg:d="M297 45c5-20 5-25 41-25 9 0 17 0 17-13 0-5-4-7-9-7-15 0-54 2-71 2-19 0-72-2-91-2-6 0-15 0-15 13 0 7 6 7 22 7 14 0 21 0 38 0 14 2 19 3 19 12 0 4-1 9-3 15-24 96-48 193-72 290-16 61-60 95-92 95-16 0-50-7-59-40 1 0 5 0 7 0 25 0 41-21 41-39 0-22-18-27-29-27-10 0-41 7-41 50 0 40 32 69 83 69 57 0 124-42 140-105 25-98 49-197 74-295z">
                <text:p/>
              </draw:path>
              <draw:path draw:style-name="gr2" draw:text-style-name="P2" draw:layer="layout" svg:width="0.067cm" svg:height="0.273cm" svg:x="2.737cm" svg:y="10.395cm" svg:viewBox="0 0 68 274" svg:d="M68 34c0-18-16-34-34-34s-34 16-34 34 16 33 34 33 34-15 34-33zM68 239c0-18-16-34-34-34s-34 16-34 34 16 35 34 35 34-17 34-35z">
                <text:p/>
              </draw:path>
              <draw:path draw:style-name="gr2" draw:text-style-name="P2" draw:layer="layout" svg:width="0.431cm" svg:height="0.433cm" svg:x="3.103cm" svg:y="10.235cm" svg:viewBox="0 0 432 434" svg:d="M158 243c38 0 75 0 112 0 88 0 162-47 162-121 0-70-63-122-167-122-89 0-177 0-265 0 0 10 0 19 0 29 23 0 46 0 68 0 0 125 0 249 0 374-22 0-45 0-68 0 0 10 0 21 0 31 25-2 86-2 113-2s90 0 114 2c0-10 0-21 0-31-23 0-46 0-69 0 0-53 0-107 0-160zM239 216c-28 0-56 0-84 0 0-62 0-125 0-187 29 0 57 0 86 0 94 0 94 48 94 93s0 94-96 94z">
                <text:p/>
              </draw:path>
              <draw:path draw:style-name="gr2" draw:text-style-name="P2" draw:layer="layout" svg:width="0.517cm" svg:height="0.433cm" svg:x="3.601cm" svg:y="10.235cm" svg:viewBox="0 0 518 434" svg:d="M166 7c-8-7-8-7-22-7-48 0-96 0-144 0 0 10 0 19 0 29 23 0 46 0 68 0 0 119 0 237 0 356 0 15-1 15-19 16-15 2-17 2-35 2-4 0-9 0-14 0 0 10 0 21 0 31 23-2 59-2 85-2 27 0 59 0 84 2 0-10 0-21 0-31-5 0-11 0-16 0-11 0-22 0-32-2-18-1-20-1-20-16 0-110 0-221 0-331 105 124 210 247 315 371 7 7 7 9 18 9 16 0 16-7 16-22 0-122 0-243 0-365 0-13 2-15 18-16 16-2 18-2 34-2 6 0 11 0 16 0 0-10 0-19 0-29-23 2-59 2-84 2-27 0-60 0-85-2 0 10 0 19 0 29 5 0 10 0 15 0 12 0 23 0 34 2 18 1 20 3 20 16 0 86 0 171 0 257-84-99-168-198-252-297z">
                <text:p/>
              </draw:path>
              <draw:path draw:style-name="gr2" draw:text-style-name="P2" draw:layer="layout" svg:width="0.332cm" svg:height="0.291cm" svg:x="4.165cm" svg:y="10.38cm" svg:viewBox="0 0 333 292" svg:d="M218 239c0 18 0 49 65 49 10 0 20 0 30 0 13 0 20 0 20-16 0-15-7-15-16-15-38 0-38-9-38-23 0-45 0-90 0-135 0-58-45-99-140-99-36 0-112 4-112 59 0 27 22 40 38 40 20 0 39-13 39-40 0-19-10-30-12-30 18-6 38-6 45-6 47 0 70 27 70 76 0 7 0 14 0 22-45 1-207 7-207 99 0 59 79 72 122 72 51 0 81-27 96-53zM207 139c0 20 0 40 0 61 0 61-59 68-74 68-32 0-57-21-57-50 0-69 99-78 131-79z">
                <text:p/>
              </draw:path>
              <draw:path draw:style-name="gr2" draw:text-style-name="P2" draw:layer="layout" svg:width="0.561cm" svg:height="0.283cm" svg:x="4.528cm" svg:y="10.384cm" svg:viewBox="0 0 562 284" svg:d="M43 59c0 65 0 130 0 195-14 0-29 0-43 0 0 10 0 20 0 30 16-1 54-1 79-1 24 0 61 0 79 1 0-10 0-20 0-30-14 0-28 0-43 0 0-44 0-88 0-132 0-70 54-100 94-100 21 0 36 12 36 61 0 57 0 114 0 171-15 0-29 0-43 0 0 10 0 20 0 30 16-1 55-1 79-1 25 0 61 0 79 1 0-10 0-20 0-30-14 0-29 0-43 0 0-44 0-88 0-132 0-70 56-100 93-100 22 0 36 12 36 61 0 57 0 114 0 171-14 0-28 0-43 0 0 10 0 20 0 30 18-1 56-1 79-1 26 0 62 0 80 1 0-10 0-20 0-30-15 0-29 0-44 0 0-55 0-109 0-164 0-65-32-90-97-90-57 0-90 31-106 59-14-57-72-59-95-59-56 0-92 27-112 67 0-23 0-45 0-67-36 1-72 2-108 4 0 10 0 20 0 30 38 0 43 0 43 25z">
                <text:p/>
              </draw:path>
              <draw:path draw:style-name="gr2" draw:text-style-name="P2" draw:layer="layout" svg:width="0.291cm" svg:height="0.291cm" svg:x="5.126cm" svg:y="10.38cm" svg:viewBox="0 0 292 292" svg:d="M272 149c14 0 20 0 20-16 0-20-4-66-36-99-24-21-56-34-99-34-103 0-157 67-157 146 0 84 63 146 164 146s128-67 128-78c0-12-13-12-15-12-11 0-12 3-16 14-14 29-50 50-90 50-90 0-90-84-90-117 64 0 127 0 191 0zM81 128c0-24 2-51 14-72 17-25 42-33 62-33 73 0 73 83 75 105-50 0-101 0-151 0z">
                <text:p/>
              </draw:path>
              <draw:path draw:style-name="gr2" draw:text-style-name="P2" draw:layer="layout" svg:width="0.561cm" svg:height="0.33cm" svg:x="5.693cm" svg:y="10.344cm" svg:viewBox="0 0 562 331" svg:d="M493 178c-36 27-52 52-57 61-29 44-23 56-35 83 0 9 9 9 13 9 11 0 13-2 14-14 15-61 53-114 125-144 7-2 9-3 9-7 0-5-4-8-6-8-27-10-104-43-128-149-1-7-3-9-14-9-4 0-13 0-13 7 0 2 8 42 33 85 12 18 30 41 59 61-157 0-314 0-471 0-11 0-22 0-22 13 0 12 11 12 22 12 157 0 314 0 471 0z">
                <text:p/>
              </draw:path>
              <draw:path draw:style-name="gr2" draw:text-style-name="P2" draw:layer="layout" svg:width="0.449cm" svg:height="0.462cm" svg:x="6.523cm" svg:y="10.236cm" svg:viewBox="0 0 450 463" svg:d="M207 0c-90 0-157 43-184 72-21 25-23 43-23 45 0 4 4 5 7 5 9 0 24-9 29-12 14-9 16-13 20-25 9-26 25-47 106-51-13 142-50 281-103 412-3 11-3 11-3 13s2 4 5 4c11 0 42-15 49-31 32-77 84-221 102-398 11 0 22 0 33 0 77 0 151 29 151 94 0 47-45 135-167 138-13 2-20 2-38 13-11 7-16 14-16 18 0 5 3 5 10 5 116 0 265-99 265-201 0-74-85-101-158-101-29 0-57 0-85 0z">
                <text:p/>
              </draw:path>
              <draw:path draw:style-name="gr2" draw:text-style-name="P2" draw:layer="layout" svg:width="0.145cm" svg:height="0.631cm" svg:x="7.064cm" svg:y="10.193cm" svg:viewBox="0 0 146 632" svg:d="M146 626c0-1 0-3-11-14-79-79-99-198-99-295 0-110 25-222 103-299 7-9 7-9 7-11 0-5-2-7-6-7-7 0-63 43-100 124-33 69-40 139-40 193 0 48 7 126 41 196 38 79 92 119 99 119 4 0 6-2 6-6z">
                <text:p/>
              </draw:path>
              <draw:path draw:style-name="gr2" draw:text-style-name="P2" draw:layer="layout" svg:width="0.627cm" svg:height="0.444cm" svg:x="7.282cm" svg:y="10.236cm" svg:viewBox="0 0 628 445" svg:d="M545 72c17-27 31-50 71-52 7-2 12-2 12-15 0-1-2-5-7-5-16 0-32 2-49 2-21 0-45-2-66-2-4 0-11 0-11 11 0 7 5 9 9 9 14 0 38 5 38 23 0 7-4 13-9 22-57 99-114 198-171 297-8-105-16-209-24-313 0-13-1-29 45-29 11 0 17 0 17-15 0-5-8-5-9-5-26 0-53 2-78 2-14 0-52-2-66-2-4 0-13 0-13 13 0 7 7 7 16 7 27 0 33 3 34 14 2 16 3 33 4 49-53 93-107 186-160 279-9-107-17-214-25-321 0-7 0-21 48-21 7 0 13 0 13-15 0-5-5-3-7-5-27 0-53 2-80 2-21 0-45-2-66-2-2 0-11 0-11 11 0 9 5 9 16 9 31 0 33 5 33 23 9 129 19 257 28 385 2 13 2 17 11 17 7 0 9-4 15-13 62-107 124-215 187-322 8 106 15 212 23 318 0 15 2 17 9 17 9 0 13-6 16-11 69-121 138-241 207-362z">
                <text:p/>
              </draw:path>
              <draw:path draw:style-name="gr2" draw:text-style-name="P2" draw:layer="layout" svg:width="0.305cm" svg:height="0.303cm" svg:x="8.184cm" svg:y="10.357cm" svg:viewBox="0 0 306 304" svg:d="M153 135c-42-42-84-84-126-126-9-7-9-9-14-9-8 0-13 5-13 13 0 5 2 5 7 12 43 43 85 85 128 128-43 42-85 84-128 126-5 7-7 9-7 13 0 7 5 12 13 12 5 0 5 0 14-7 42-42 84-84 126-126 43 43 86 86 130 130 1 1 5 3 10 3 8 0 13-5 13-12-1-2 0-4-2-6s-102-101-133-133c38-39 77-78 115-117 4-4 13-11 16-14 0-2 4-4 4-9 0-8-5-13-13-13-5 0-9 4-14 9-42 42-84 84-126 126z">
                <text:p/>
              </draw:path>
              <draw:path draw:style-name="gr2" draw:text-style-name="P2" draw:layer="layout" svg:width="0.627cm" svg:height="0.444cm" svg:x="8.776cm" svg:y="10.236cm" svg:viewBox="0 0 628 445" svg:d="M545 72c15-27 31-50 71-52 5-2 12-2 12-15 0-1-3-5-9-5-14 0-32 2-48 2-22 0-45-2-65-2-4 0-13 0-13 11 0 7 6 9 9 9 16 0 38 5 38 23 0 7-4 13-7 22-57 99-114 198-171 297-8-105-16-209-24-313-1-13-1-29 44-29 10 0 18 0 18-15 0-5-8-5-11-5-25 0-51 2-76 2-14 0-52-2-66-2-4 0-13 0-13 13 0 7 7 7 14 7 29 0 33 3 35 14 1 16 2 33 3 49-53 93-107 186-160 279-8-107-16-214-23-321 0-7 0-21 48-21 6 0 13 0 13-15 0-5-7-5-9-5-25 0-52 2-78 2-21 0-45-2-66-2-4 0-11 0-11 11 0 9 5 9 14 9 33 0 33 5 35 23 9 129 19 257 28 385 0 13 2 17 11 17 7 0 9-4 15-13 61-107 123-215 185-322 8 106 16 212 23 318 2 15 4 17 11 17s13-6 15-11c69-121 139-241 208-362z">
                <text:p/>
              </draw:path>
              <draw:path draw:style-name="gr2" draw:text-style-name="P2" draw:layer="layout" svg:width="0.147cm" svg:height="0.631cm" svg:x="9.462cm" svg:y="10.193cm" svg:viewBox="0 0 148 632" svg:d="M148 317c0-51-8-126-44-198-37-78-91-119-97-119-5 0-7 2-7 7 0 2 0 2 13 15 61 61 97 162 97 295 0 108-24 219-101 299-9 7-9 9-9 10 0 4 2 6 7 6 6 0 63-42 99-123 33-70 42-140 42-192z">
                <text:p/>
              </draw:path>
              <draw:path draw:style-name="gr2" draw:text-style-name="P2" draw:layer="layout" svg:width="0.134cm" svg:height="0.422cm" svg:x="9.93cm" svg:y="10.245cm" svg:viewBox="0 0 135 423" svg:d="M92 142c-30 3-60 5-90 7 0 7 0 14 0 20 41 0 47 4 47 34 0 57 0 114 0 171 0 29-6 29-49 29 0 7 0 13 0 20 20-2 54-2 70-2 22 0 43 0 65 2 0-7 0-13 0-20-41 0-43-3-43-29 0-77 0-154 0-232zM94 32c0-19-17-32-35-32-19 0-32 16-32 32 0 18 13 35 32 35 18 0 35-15 35-35z">
                <text:p/>
              </draw:path>
              <draw:path draw:style-name="gr2" draw:text-style-name="P2" draw:layer="layout" svg:width="0.204cm" svg:height="0.291cm" svg:x="10.106cm" svg:y="10.384cm" svg:viewBox="0 0 205 292" svg:d="M110 160c14 4 66 13 66 60 0 32-23 57-72 57-54 0-75-36-88-90-2-9-2-11-9-11s-7 4-7 17c0 27 0 55 0 82 0 11 0 17 5 17 4 0 6-2 17-15 1 0 1-2 12-14 29 27 58 29 70 29 72 0 101-44 101-89 0-34-18-54-25-61-22-20-47-25-72-30-36-6-79-15-79-51 0-23 18-48 72-48 68 0 72 57 74 75 0 7 5 7 7 7 9 0 9-3 9-16 0-21 0-42 0-63 0-11 0-16-7-16-4 0-6 0-13 7-2 4-9 9-11 11-25-18-50-18-59-18-78 0-101 43-101 77 0 24 9 42 27 54 20 17 38 22 83 29z">
                <text:p/>
              </draw:path>
              <draw:path draw:style-name="gr2" draw:text-style-name="P2" draw:layer="layout" svg:width="0.285cm" svg:height="0.291cm" svg:x="10.597cm" svg:y="10.384cm" svg:viewBox="0 0 286 292" svg:d="M184 236c3 25 19 52 50 52 13 0 52-9 52-61 0-12 0-23 0-34-5 0-11 0-16 0 0 11 0 22 0 34 0 38-16 41-23 41-22 0-24-29-24-32 0-42 0-84 0-126 0-27 0-51-23-74-24-25-56-36-87-36-52 0-95 31-95 72 0 18 13 29 29 29 18 0 30-13 30-29 0-7-3-29-32-29 16-21 47-29 68-29 31 0 67 26 67 81 0 8 0 16 0 24-32 2-77 3-117 23-47 22-63 54-63 81 0 52 61 69 101 69 41 0 72-27 83-56zM180 131c0 21 0 42 0 63 0 62-45 83-74 83-32 0-57-23-57-54 0-34 27-88 131-92z">
                <text:p/>
              </draw:path>
              <draw:path draw:style-name="gr2" draw:text-style-name="P2" draw:layer="layout" svg:width="0.204cm" svg:height="0.445cm" svg:x="11.145cm" svg:y="10.222cm" svg:viewBox="0 0 205 446" svg:d="M90 173c0-25 0-49 0-74 0-56 31-85 58-85 3 0 12 0 21 4-7 2-18 11-18 27 0 14 9 27 27 27s27-13 27-29c0-23-23-43-57-43-44 0-98 34-98 101 0 24 0 48 0 72-16 0-33 0-50 0 0 6 0 13 0 20 17 0 34 0 50 0 0 68 0 136 0 205 0 29-7 29-48 29 0 6 0 13 0 19 23-1 54-1 72-1 25 0 54 0 79 1 0-6 0-13 0-19-4 0-8 0-13 0-46 0-48-8-48-31 0-68 0-136 0-203 24 0 48 0 72 0 0-7 0-14 0-20-25 0-49 0-74 0z">
                <text:p/>
              </draw:path>
              <draw:path draw:style-name="gr2" draw:text-style-name="P2" draw:layer="layout" svg:width="0.318cm" svg:height="0.287cm" svg:x="11.337cm" svg:y="10.388cm" svg:viewBox="0 0 319 288" svg:d="M227 230c0 20 0 39 0 58 30-2 61-5 92-7 0-7 0-13 0-20-45 0-49-5-49-36 0-75 0-150 0-225-31 2-62 5-94 7 0 7 0 13 0 20 45 0 49 5 49 36 0 37 0 74 0 112 0 55-31 99-76 99-54 0-55-31-55-63 0-71 0-141 0-211-32 2-63 5-94 7 0 7 0 13 0 20 50 0 50 2 50 58 0 31 0 63 0 95 0 50 0 108 96 108 36 0 63-18 81-58z">
                <text:p/>
              </draw:path>
              <draw:path draw:style-name="gr2" draw:text-style-name="P2" draw:layer="layout" svg:width="0.318cm" svg:height="0.28cm" svg:x="11.688cm" svg:y="10.388cm" svg:viewBox="0 0 319 281" svg:d="M50 63c0 56 0 113 0 169 0 29-7 29-50 29 0 7 0 13 0 20 23-2 56-2 72-2s50 0 72 2c0-7 0-13 0-20-43 0-50 0-50-29 0-39 0-78 0-117 0-65 45-101 86-101 40 0 47 35 47 71 0 49 0 98 0 147 0 29-7 29-51 29 0 7 0 13 0 20 22-2 54-2 72-2 17 0 49 0 71 2 0-7 0-13 0-20-33 0-49 0-49-20 0-40 0-80 0-120 0-54 0-74-20-98-9-10-30-23-66-23-47 0-76 27-94 67 0-23 0-45 0-67-30 2-60 5-90 7 0 7 0 13 0 20 45 0 50 5 50 36z">
                <text:p/>
              </draw:path>
              <draw:path draw:style-name="gr2" draw:text-style-name="P2" draw:layer="layout" svg:width="0.24cm" svg:height="0.291cm" svg:x="12.041cm" svg:y="10.384cm" svg:viewBox="0 0 241 292" svg:d="M54 146c0-103 50-130 85-130 5 0 45 0 68 24-27 1-31 21-31 28 0 17 11 29 29 29 16 0 29-11 29-29 0-43-47-68-95-68-80 0-139 68-139 148 0 81 63 144 137 144 84 0 104-77 104-83 0-7-5-7-7-7-5 0-7 3-9 7-18 59-59 66-83 66-32 0-88-27-88-129z">
                <text:p/>
              </draw:path>
              <draw:path draw:style-name="gr2" draw:text-style-name="P2" draw:layer="layout" svg:width="0.197cm" svg:height="0.395cm" svg:x="12.313cm" svg:y="10.28cm" svg:viewBox="0 0 198 396" svg:d="M97 135c31 0 61 0 92 0 0-7 0-13 0-20-31 0-61 0-92 0 0-38 0-77 0-115-5 0-9 0-14 0-2 50-20 119-83 121 0 4 0 9 0 14 18 0 36 0 54 0 0 58 0 116 0 175 0 77 59 86 83 86 45 0 61-45 61-86 0-12 0-24 0-36-5 0-10 0-14 0 0 11 0 22 0 34 0 47-20 72-44 72-43 0-43-58-43-69 0-58 0-117 0-176z">
                <text:p/>
              </draw:path>
              <draw:path draw:style-name="gr2" draw:text-style-name="P2" draw:layer="layout" svg:width="0.134cm" svg:height="0.422cm" svg:x="12.568cm" svg:y="10.245cm" svg:viewBox="0 0 135 423" svg:d="M92 142c-30 3-60 5-90 7 0 7 0 14 0 20 41 0 47 4 47 34 0 57 0 114 0 171 0 29-8 29-49 29 0 7 0 13 0 20 20-2 54-2 70-2 22 0 43 0 65 2 0-7 0-13 0-20-41 0-43-3-43-29 0-77 0-154 0-232zM94 32c0-19-17-32-35-32-19 0-32 16-32 32 0 18 13 35 32 35 18 0 35-15 35-35z">
                <text:p/>
              </draw:path>
              <draw:path draw:style-name="gr2" draw:text-style-name="P2" draw:layer="layout" svg:width="0.278cm" svg:height="0.291cm" svg:x="12.741cm" svg:y="10.384cm" svg:viewBox="0 0 279 292" svg:d="M279 148c0-81-63-148-139-148-79 0-140 70-140 148 0 82 65 144 139 144 77 0 140-63 140-144zM140 275c-27 0-55-14-72-43-16-27-16-66-16-88 0-25 0-59 15-88 18-29 46-42 72-42 28 0 55 15 72 42 16 27 16 63 16 88 0 22 0 56-13 85-14 28-43 46-74 46z">
                <text:p/>
              </draw:path>
              <draw:path draw:style-name="gr2" draw:text-style-name="P2" draw:layer="layout" svg:width="0.318cm" svg:height="0.28cm" svg:x="13.06cm" svg:y="10.388cm" svg:viewBox="0 0 319 281" svg:d="M49 63c0 56 0 113 0 169 0 29-8 29-49 29 0 7 0 13 0 20 22-2 54-2 72-2 16 0 49 0 70 2 0-7 0-13 0-20-43 0-48 0-48-29 0-39 0-78 0-117 0-65 45-101 84-101 40 0 47 35 47 71 0 49 0 98 0 147 0 29-7 29-49 29 0 7 0 13 0 20 22-2 54-2 71-2 16 0 50 0 72 2 0-7 0-13 0-20-35 0-49 0-51-20 0-40 0-80 0-120 0-54 0-74-20-98-9-10-28-23-66-23-45 0-76 27-94 67 0-23 0-45 0-67-29 2-59 5-88 7 0 7 0 13 0 20 45 0 49 5 49 36z">
                <text:p/>
              </draw:path>
              <draw:path draw:style-name="gr2" draw:text-style-name="P2" draw:layer="layout" svg:width="0.197cm" svg:height="0.395cm" svg:x="13.639cm" svg:y="10.28cm" svg:viewBox="0 0 198 396" svg:d="M97 135c31 0 61 0 92 0 0-7 0-13 0-20-31 0-61 0-92 0 0-38 0-77 0-115-5 0-9 0-14 0-2 50-20 119-83 121 0 4 0 9 0 14 18 0 36 0 54 0 0 58 0 116 0 175 0 77 59 86 81 86 45 0 63-45 63-86 0-12 0-24 0-36-5 0-11 0-16 0 0 11 0 22 0 34 0 47-18 72-42 72-43 0-43-58-43-69 0-58 0-117 0-176z">
                <text:p/>
              </draw:path>
              <draw:path draw:style-name="gr2" draw:text-style-name="P2" draw:layer="layout" svg:width="0.318cm" svg:height="0.438cm" svg:x="13.893cm" svg:y="10.229cm" svg:viewBox="0 0 319 439" svg:d="M50 391c0 28-7 28-50 28 0 7 0 14 0 20 23-2 56-2 72-2s50 0 72 2c0-6 0-13 0-20-43 0-50 0-50-28 0-39 0-78 0-117 0-65 45-101 86-101 40 0 47 34 47 70 0 49 0 98 0 148 0 28-7 28-51 28 0 7 0 14 0 20 22-2 54-2 72-2 17 0 49 0 71 2 0-6 0-13 0-20-33 0-49 0-49-19 0-41 0-81 0-121 0-54 0-74-20-97-9-11-30-24-66-24-53 0-81 38-92 63 0-73 0-147 0-221-31 2-61 5-92 7 0 7 0 13 0 20 45 0 50 4 50 34 0 110 0 220 0 330z">
                <text:p/>
              </draw:path>
              <draw:path draw:style-name="gr2" draw:text-style-name="P2" draw:layer="layout" svg:width="0.285cm" svg:height="0.291cm" svg:x="14.251cm" svg:y="10.384cm" svg:viewBox="0 0 286 292" svg:d="M185 236c2 25 18 52 49 52 13 0 52-9 52-61 0-12 0-23 0-34-5 0-11 0-16 0 0 11 0 22 0 34 0 38-16 41-23 41-20 0-24-29-24-32 0-42 0-84 0-126 0-27 0-51-21-74-26-25-58-36-89-36-50 0-95 31-95 72 0 18 13 29 31 29 16 0 28-13 28-29 0-7-3-29-32-29 16-21 49-29 68-29 31 0 67 26 67 81 0 8 0 16 0 24-32 2-76 3-117 23-47 22-63 54-63 81 0 52 61 69 101 69 43 0 72-27 84-56zM180 131c0 21 0 42 0 63 0 62-45 83-74 83-30 0-57-23-57-54 0-34 27-88 131-92z">
                <text:p/>
              </draw:path>
              <draw:path draw:style-name="gr2" draw:text-style-name="P2" draw:layer="layout" svg:width="0.197cm" svg:height="0.395cm" svg:x="14.554cm" svg:y="10.28cm" svg:viewBox="0 0 198 396" svg:d="M97 135c30 0 60 0 90 0 0-7 0-13 0-20-30 0-60 0-90 0 0-38 0-77 0-115-5 0-11 0-16 0 0 50-20 119-81 121 0 4 0 9 0 14 18 0 36 0 54 0 0 58 0 116 0 175 0 77 58 86 81 86 45 0 63-45 63-86 0-12 0-24 0-36-5 0-11 0-16 0 0 11 0 22 0 34 0 47-18 72-42 72-43 0-43-58-43-69 0-58 0-117 0-176z">
                <text:p/>
              </draw:path>
              <draw:path draw:style-name="gr2" draw:text-style-name="P2" draw:layer="layout" svg:width="0.492cm" svg:height="0.28cm" svg:x="15.045cm" svg:y="10.388cm" svg:viewBox="0 0 493 281" svg:d="M49 63c0 56 0 113 0 169 0 29-8 29-49 29 0 7 0 13 0 20 22-2 54-2 70-2 18 0 51 0 72 2 0-7 0-13 0-20-43 0-50 0-50-29 0-39 0-78 0-117 0-65 45-101 86-101 40 0 47 35 47 71 0 49 0 98 0 147 0 29-7 29-50 29 0 7 0 13 0 20 23-2 55-2 72-2 16 0 50 0 72 2 0-7 0-13 0-20-44 0-51 0-51-29 0-39 0-78 0-117 0-65 45-101 87-101 39 0 46 35 46 71 0 49 0 98 0 147 0 29-7 29-50 29 0 7 0 13 0 20 22-2 54-2 72-2 16 0 49 0 70 2 0-7 0-13 0-20-32 0-48 0-48-20 0-40 0-80 0-120 0-54 0-74-20-98-9-10-31-23-67-23-54 0-81 38-92 63-9-56-55-63-84-63-45 0-76 27-94 67 0-23 0-45 0-67-29 2-59 5-88 7 0 7 0 13 0 20 43 0 49 5 49 36z">
                <text:p/>
              </draw:path>
              <draw:path draw:style-name="gr2" draw:text-style-name="P2" draw:layer="layout" svg:width="0.285cm" svg:height="0.291cm" svg:x="15.578cm" svg:y="10.384cm" svg:viewBox="0 0 286 292" svg:d="M184 236c3 25 19 52 50 52 13 0 52-9 52-61 0-12 0-23 0-34-5 0-11 0-16 0 0 11 0 22 0 34 0 38-16 41-23 41-20 0-24-29-24-32 0-42 0-84 0-126 0-27 0-51-21-74-26-25-58-36-89-36-50 0-95 31-95 72 0 18 13 29 29 29 18 0 30-13 30-29 0-7-3-29-32-29 16-21 47-29 68-29 31 0 67 26 67 81 0 8 0 16 0 24-32 2-77 3-117 23-47 22-63 54-63 81 0 52 61 69 101 69 43 0 72-27 83-56zM180 131c0 21 0 42 0 63 0 62-45 83-74 83-30 0-57-23-57-54 0-34 27-88 131-92z">
                <text:p/>
              </draw:path>
              <draw:path draw:style-name="gr2" draw:text-style-name="P2" draw:layer="layout" svg:width="0.31cm" svg:height="0.402cm" svg:x="15.886cm" svg:y="10.388cm" svg:viewBox="0 0 311 403" svg:d="M92 43c0-14 0-29 0-43-31 2-61 5-92 7 0 7 0 13 0 20 45 0 49 4 49 32 0 99 0 197 0 296 0 28-8 28-49 28 0 7 0 14 0 20 22-2 54-2 70-2 18 0 51 0 72 2 0-6 0-13 0-20-43 0-48 0-48-28 0-36 0-71 0-107 0-1 0-3 0-5 1 11 28 45 77 45 76 0 140-63 140-144s-61-144-131-144c-50 0-76 29-88 43zM94 209c0-48 0-95 0-142 18-33 48-51 81-51 46 0 84 56 84 128 0 76-45 130-92 130-25 0-48-13-64-40-9-13-9-13-9-25z">
                <text:p/>
              </draw:path>
              <draw:path draw:style-name="gr2" draw:text-style-name="P2" draw:layer="layout" svg:width="0.206cm" svg:height="0.291cm" svg:x="16.24cm" svg:y="10.384cm" svg:viewBox="0 0 207 292" svg:d="M110 160c14 4 66 13 66 60 0 32-21 57-72 57-52 0-75-36-88-90-2-9-2-11-9-11s-7 4-7 17c0 27 0 55 0 82 0 11 0 17 7 17 4 0 4-2 16-15 5-5 0-2 13-14 27 27 56 29 68 29 74 0 103-44 103-89 0-34-20-54-27-61-22-20-45-25-72-30-36-6-77-15-77-51 0-23 16-48 70-48 70 0 74 57 74 75 1 7 4 5 7 7 9 0 9-3 9-16 0-21 0-42 0-63 0-11 0-16-7-16-4 0-4 0-13 7-2 4-7 9-11 11-23-18-50-18-59-18-78 0-101 43-101 77 0 24 11 42 27 54 20 17 38 22 83 29z">
                <text:p/>
              </draw:path>
              <draw:path draw:style-name="gr2" draw:text-style-name="P2" draw:layer="layout" svg:width="0.244cm" svg:height="0.291cm" svg:x="16.722cm" svg:y="10.384cm" svg:viewBox="0 0 245 292" svg:d="M54 124c4-93 58-110 79-110 65 0 70 85 70 110-49 0-99 0-149 0zM54 137c59 0 118 0 176 0 13 0 15 0 15-13 0-63-34-124-112-124-74 0-133 65-133 144 0 85 67 148 140 148 78 0 105-71 105-83 0-7-4-7-7-7-6 0-8 3-9 9-22 64-80 64-85 64-32 0-58-19-72-43-18-30-18-72-18-95z">
                <text:p/>
              </draw:path>
              <draw:path draw:style-name="gr2" draw:text-style-name="P2" draw:layer="layout" svg:width="0.283cm" svg:height="0.291cm" svg:x="17.014cm" svg:y="10.384cm" svg:viewBox="0 0 284 292" svg:d="M184 236c1 25 19 52 48 52 15 0 52-9 52-61 0-12 0-23 0-34-5 0-10 0-16 0 0 11 0 22 0 34 0 38-16 41-21 41-22 0-24-29-24-32 0-42 0-84 0-126 0-27 0-51-23-74-25-25-56-36-87-36-52 0-95 31-95 72 0 18 13 29 29 29 18 0 29-13 29-29 0-7-4-29-33-29 18-21 49-29 69-29 30 0 66 26 66 81 0 8 0 16 0 24-32 2-75 3-115 23-49 22-63 54-63 81 0 52 61 69 101 69 41 0 70-27 83-56zM178 131c0 21 0 42 0 63 0 62-45 83-74 83-30 0-55-23-55-54 0-34 25-88 129-92z">
                <text:p/>
              </draw:path>
              <draw:path draw:style-name="gr2" draw:text-style-name="P2" draw:layer="layout" svg:width="0.24cm" svg:height="0.291cm" svg:x="17.324cm" svg:y="10.384cm" svg:viewBox="0 0 241 292" svg:d="M54 146c0-103 50-130 85-130 5 0 45 0 68 24-27 1-31 21-31 28 0 17 11 29 29 29 16 0 29-11 29-29 0-43-47-68-95-68-80 0-139 68-139 148 0 81 63 144 137 144 84 0 104-77 104-83 0-7-5-7-7-7-5 0-7 3-9 7-18 59-59 66-83 66-32 0-88-27-88-129z">
                <text:p/>
              </draw:path>
              <draw:path draw:style-name="gr2" draw:text-style-name="P2" draw:layer="layout" svg:width="0.318cm" svg:height="0.438cm" svg:x="17.586cm" svg:y="10.229cm" svg:viewBox="0 0 319 439" svg:d="M50 391c0 28-7 28-50 28 0 7 0 14 0 20 22-2 54-2 72-2 16 0 49 0 70 2 0-6 0-13 0-20-41 0-48 0-48-28 0-39 0-78 0-117 0-65 45-101 84-101 40 0 47 34 47 70 0 49 0 98 0 148 0 28-7 28-49 28 0 7 0 14 0 20 22-2 54-2 72-2 17 0 49 0 71 2 0-6 0-13 0-20-33 0-49 0-49-19 0-41 0-81 0-121 0-54 0-74-20-97-9-11-30-24-66-24-54 0-81 38-92 63 0-73 0-147 0-221-31 2-61 5-92 7 0 7 0 13 0 20 45 0 50 4 50 34 0 110 0 220 0 330z">
                <text:p/>
              </draw:path>
              <draw:path draw:style-name="gr2" draw:text-style-name="P2" draw:layer="layout" svg:width="0.31cm" svg:height="0.402cm" svg:x="18.173cm" svg:y="10.388cm" svg:viewBox="0 0 311 403" svg:d="M90 43c0-14 0-29 0-43-30 2-60 5-90 7 0 7 0 13 0 20 45 0 49 4 49 32 0 99 0 197 0 296 0 28-8 28-49 28 0 7 0 14 0 20 22-2 54-2 70-2 18 0 49 0 72 2 0-6 0-13 0-20-43 0-50 0-50-28 0-36 0-71 0-107 0-1 0-3 0-5 3 11 30 45 79 45 74 0 140-63 140-144s-61-144-133-144c-48 0-75 29-88 43zM92 209c0-48 0-95 0-142 20-33 50-51 83-51 45 0 84 56 84 128 0 76-45 130-92 130-25 0-48-13-66-40-9-13-9-13-9-25z">
                <text:p/>
              </draw:path>
              <draw:path draw:style-name="gr2" draw:text-style-name="P2" draw:layer="layout" svg:width="0.211cm" svg:height="0.28cm" svg:x="18.524cm" svg:y="10.388cm" svg:viewBox="0 0 212 281" svg:d="M88 70c0-23 0-47 0-70-29 2-59 5-88 7 0 7 0 13 0 20 45 0 49 5 49 36 0 56 0 113 0 169 0 29-8 29-49 29 0 7 0 13 0 20 25-2 54-2 72-2 25 0 56 0 81 2 0-7 0-13 0-20-5 0-10 0-14 0-47 0-47-7-47-31 0-32 0-64 0-97 0-63 25-119 74-119 3 0 5 0 7 0-2 2-15 9-15 26 0 18 13 27 27 27 11 0 27-8 27-27 0-20-19-40-46-40-47 0-69 43-78 70z">
                <text:p/>
              </draw:path>
              <draw:path draw:style-name="gr2" draw:text-style-name="P2" draw:layer="layout" svg:width="0.136cm" svg:height="0.422cm" svg:x="18.774cm" svg:y="10.245cm" svg:viewBox="0 0 137 423" svg:d="M92 142c-30 3-59 5-88 7 0 7 0 14 0 20 41 0 46 4 46 34 0 57 0 114 0 171 0 29-7 29-50 29 0 7 0 13 0 20 22-2 56-2 70-2 22 0 45 0 67 2 0-7 0-13 0-20-43 0-45-3-45-29 0-77 0-154 0-232zM94 32c0-19-15-32-33-32-20 0-34 16-34 32 0 18 14 35 34 35 18 0 33-15 33-35z">
                <text:p/>
              </draw:path>
              <draw:path draw:style-name="gr2" draw:text-style-name="P2" draw:layer="layout" svg:width="0.316cm" svg:height="0.28cm" svg:x="18.951cm" svg:y="10.388cm" svg:viewBox="0 0 317 281" svg:d="M49 63c0 56 0 113 0 169 0 29-8 29-49 29 0 7 0 13 0 20 22-2 54-2 70-2s51 0 72 2c0-7 0-13 0-20-43 0-50 0-50-29 0-39 0-78 0-117 0-65 45-101 86-101 40 0 47 35 47 71 0 49 0 98 0 147 0 29-7 29-50 29 0 7 0 13 0 20 23-2 54-2 72-2 16 0 48 0 70 2 0-7 0-13 0-20-33 0-49 0-49-20 0-40 0-80 0-120 0-54 0-74-20-98-9-10-28-23-66-23-47 0-76 27-94 67 0-23 0-45 0-67-29 2-59 5-88 7 0 7 0 13 0 20 43 0 49 5 49 36z">
                <text:p/>
              </draw:path>
              <draw:path draw:style-name="gr2" draw:text-style-name="P2" draw:layer="layout" svg:width="0.238cm" svg:height="0.291cm" svg:x="19.303cm" svg:y="10.384cm" svg:viewBox="0 0 239 292" svg:d="M52 146c0-103 52-130 85-130 5 0 45 0 68 24-27 1-30 21-30 28 0 17 12 29 28 29 18 0 31-11 31-29 0-43-49-68-97-68-79 0-137 68-137 148 0 81 61 144 135 144 85 0 104-77 104-83 0-7-5-7-7-7-5 0-7 3-9 7-18 59-59 66-83 66-32 0-88-27-88-129z">
                <text:p/>
              </draw:path>
              <draw:path draw:style-name="gr2" draw:text-style-name="P2" draw:layer="layout" svg:width="0.136cm" svg:height="0.422cm" svg:x="19.582cm" svg:y="10.245cm" svg:viewBox="0 0 137 423" svg:d="M92 142c-30 3-59 5-88 7 0 7 0 14 0 20 41 0 46 4 46 34 0 57 0 114 0 171 0 29-7 29-50 29 0 7 0 13 0 20 22-2 56-2 70-2 22 0 45 0 67 2 0-7 0-13 0-20-43 0-45-3-45-29 0-77 0-154 0-232zM94 32c0-19-15-32-33-32-20 0-34 16-34 32 0 18 14 35 34 35 18 0 33-15 33-35z">
                <text:p/>
              </draw:path>
              <draw:path draw:style-name="gr2" draw:text-style-name="P2" draw:layer="layout" svg:width="0.31cm" svg:height="0.402cm" svg:x="19.755cm" svg:y="10.388cm" svg:viewBox="0 0 311 403" svg:d="M92 43c0-14 0-29 0-43-31 2-61 5-92 7 0 7 0 13 0 20 45 0 50 4 50 32 0 99 0 197 0 296 0 28-7 28-50 28 0 7 0 14 0 20 22-2 54-2 72-2 16 0 49 0 70 2 0-6 0-13 0-20-41 0-48 0-48-28 0-36 0-71 0-107 0-1 0-3 0-5 3 11 28 45 77 45 76 0 140-63 140-144s-61-144-131-144c-49 0-76 29-88 43zM94 209c0-48 0-95 0-142 18-33 48-51 81-51 46 0 84 56 84 128 0 76-43 130-90 130-25 0-50-13-66-40-9-13-9-13-9-25z">
                <text:p/>
              </draw:path>
              <draw:path draw:style-name="gr2" draw:text-style-name="P2" draw:layer="layout" svg:width="0.285cm" svg:height="0.291cm" svg:x="20.115cm" svg:y="10.384cm" svg:viewBox="0 0 286 292" svg:d="M185 236c2 25 20 52 49 52 13 0 52-9 52-61 0-12 0-23 0-34-5 0-11 0-16 0 0 11 0 22 0 34 0 38-16 41-23 41-20 0-24-29-24-32 0-42 0-84 0-126 0-27 0-51-21-74-26-25-56-36-87-36-52 0-95 31-95 72 0 18 12 29 29 29 18 0 28-13 28-29 0-7-3-29-32-29 16-21 49-29 68-29 31 0 67 26 67 81 0 8 0 16 0 24-32 2-76 3-115 23-49 22-65 54-65 81 0 52 61 69 103 69 41 0 70-27 82-56zM180 131c0 21 0 42 0 63 0 62-45 83-74 83-30 0-57-23-57-54 0-34 27-88 131-92z">
                <text:p/>
              </draw:path>
              <draw:path draw:style-name="gr2" draw:text-style-name="P2" draw:layer="layout" svg:width="0.139cm" svg:height="0.438cm" svg:x="20.427cm" svg:y="10.229cm" svg:viewBox="0 0 140 439" svg:d="M92 0c-31 2-61 5-92 7 0 7 0 13 0 20 45 0 49 4 49 34 0 110 0 220 0 330 0 28-8 28-49 28 0 7 0 14 0 20 22-2 54-2 70-2s47 0 70 2c0-6 0-13 0-20-43 0-48 0-48-28 0-131 0-261 0-391z">
                <text:p/>
              </draw:path>
              <draw:path draw:style-name="gr2" draw:text-style-name="P2" draw:layer="layout" svg:width="0.318cm" svg:height="0.28cm" svg:x="20.839cm" svg:y="10.388cm" svg:viewBox="0 0 319 281" svg:d="M49 63c0 56 0 113 0 169 0 29-8 29-49 29 0 7 0 13 0 20 22-2 54-2 72-2 16 0 49 0 70 2 0-7 0-13 0-20-43 0-48 0-48-29 0-39 0-78 0-117 0-65 43-101 84-101 40 0 47 35 47 71 0 49 0 98 0 147 0 29-7 29-49 29 0 7 0 13 0 20 22-2 54-2 71-2 16 0 50 0 72 2 0-7 0-13 0-20-35 0-49 0-51-20 0-40 0-80 0-120 0-54 0-74-20-98-9-10-28-23-66-23-45 0-76 27-94 67 0-23 0-45 0-67-29 2-59 5-88 7 0 7 0 13 0 20 43 0 49 5 49 36z">
                <text:p/>
              </draw:path>
              <draw:path draw:style-name="gr2" draw:text-style-name="P2" draw:layer="layout" svg:width="0.283cm" svg:height="0.291cm" svg:x="21.197cm" svg:y="10.384cm" svg:viewBox="0 0 284 292" svg:d="M184 236c1 25 19 52 48 52 15 0 52-9 52-61 0-12 0-23 0-34-5 0-10 0-16 0 0 11 0 22 0 34 0 38-14 41-21 41-22 0-24-29-24-32 0-42 0-84 0-126 0-27 0-51-23-74-25-25-56-36-87-36-52 0-95 31-95 72 0 18 13 29 29 29 18 0 29-13 29-29 0-7-4-29-33-29 18-21 49-29 69-29 30 0 66 26 66 81 0 8 0 16 0 24-32 2-75 3-115 23-49 22-63 54-63 81 0 52 61 69 101 69 41 0 70-27 83-56zM178 131c0 21 0 42 0 63 0 62-45 83-74 83-30 0-55-23-55-54 0-34 25-88 129-92z">
                <text:p/>
              </draw:path>
              <draw:path draw:style-name="gr2" draw:text-style-name="P2" draw:layer="layout" svg:width="0.492cm" svg:height="0.28cm" svg:x="21.507cm" svg:y="10.388cm" svg:viewBox="0 0 493 281" svg:d="M49 63c0 56 0 113 0 169 0 29-8 29-49 29 0 7 0 13 0 20 22-2 54-2 72-2 16 0 49 0 70 2 0-7 0-13 0-20-43 0-50 0-50-29 0-39 0-78 0-117 0-65 45-101 86-101 40 0 47 35 47 71 0 49 0 98 0 147 0 29-7 29-49 29 0 7 0 13 0 20 22-2 54-2 71-2 16 0 50 0 72 2 0-7 0-13 0-20-44 0-51 0-51-29 0-39 0-78 0-117 0-65 45-101 87-101 39 0 46 35 46 71 0 49 0 98 0 147 0 29-7 29-50 29 0 7 0 13 0 20 23-2 54-2 72-2 16 0 49 0 70 2 0-7 0-13 0-20-32 0-48 0-48-20 0-40 0-80 0-120 0-54 0-74-20-98-9-10-31-23-67-23-52 0-81 38-92 63-9-56-55-63-84-63-45 0-76 27-94 67 0-23 0-45 0-67-29 2-59 5-88 7 0 7 0 13 0 20 43 0 49 5 49 36z">
                <text:p/>
              </draw:path>
              <draw:path draw:style-name="gr2" draw:text-style-name="P2" draw:layer="layout" svg:width="0.244cm" svg:height="0.291cm" svg:x="22.03cm" svg:y="10.384cm" svg:viewBox="0 0 245 292" svg:d="M54 124c4-93 56-110 77-110 67 0 72 85 72 110-49 0-99 0-149 0zM52 137c59 0 118 0 177 0 14 0 16 0 16-13 0-63-34-124-114-124-72 0-131 65-131 144 0 85 67 148 140 148 76 0 105-71 105-83 0-7-6-7-7-7-6 0-8 3-9 9-22 64-80 64-85 64-32 0-58-19-72-43-20-30-20-72-20-95z">
                <text:p/>
              </draw:path>
              <draw:path draw:style-name="gr2" draw:text-style-name="P2" draw:layer="layout" svg:width="0.197cm" svg:height="0.395cm" svg:x="2.064cm" svg:y="11.037cm" svg:viewBox="0 0 198 396" svg:d="M99 137c30 0 60 0 90 0 0-7 0-13 0-20-30 0-60 0-90 0 0-39 0-78 0-117-5 0-11 0-16 0-2 52-20 121-83 122 0 5 0 10 0 15 18 0 36 0 54 0 0 58 0 116 0 174 0 78 59 85 83 85 45 0 61-45 61-85 0-12 0-24 0-36-5 0-10 0-14 0 0 12 0 23 0 35 0 46-20 70-44 70-41 0-41-58-41-69 0-58 0-116 0-174z">
                <text:p/>
              </draw:path>
              <draw:path draw:style-name="gr2" draw:text-style-name="P2" draw:layer="layout" svg:width="0.28cm" svg:height="0.289cm" svg:x="2.316cm" svg:y="11.143cm" svg:viewBox="0 0 281 290" svg:d="M281 148c0-81-63-148-141-148-79 0-140 68-140 148 0 81 67 142 140 142 78 0 141-61 141-142zM140 274c-27 0-54-13-72-42-16-29-16-66-16-90 0-23 0-57 16-86 17-29 47-42 72-42 27 0 56 12 72 40 17 28 17 65 17 88 0 24 0 58-15 85-14 29-41 47-74 47z">
                <text:p/>
              </draw:path>
              <draw:path draw:style-name="gr2" draw:text-style-name="P2" draw:layer="layout" svg:width="0.285cm" svg:height="0.289cm" svg:x="2.853cm" svg:y="11.143cm" svg:viewBox="0 0 286 290" svg:d="M184 236c3 25 19 50 50 50 13 0 52-7 52-59 0-12 0-24 0-36-5 0-11 0-16 0 0 12 0 24 0 36 0 36-16 41-23 41-20 0-24-29-24-32 0-42 0-84 0-126 0-27 0-52-23-76-24-23-56-34-87-34-50 0-95 29-95 72 0 18 13 29 29 29 18 0 30-13 30-29 0-7-3-29-32-29 16-21 47-29 68-29 31 0 67 24 67 81 0 8 0 16 0 24-32 2-77 3-117 21-47 22-63 54-63 83 0 51 61 67 101 67 43 0 72-25 83-54zM180 131c0 21 0 42 0 63 0 62-45 81-74 81-30 0-57-21-57-52 0-36 27-88 131-92z">
                <text:p/>
              </draw:path>
              <draw:path draw:style-name="gr2" draw:text-style-name="P2" draw:layer="layout" svg:width="0.211cm" svg:height="0.278cm" svg:x="3.371cm" svg:y="11.147cm" svg:viewBox="0 0 212 279" svg:d="M88 70c0-23 0-47 0-70-29 2-59 5-88 7 0 7 0 13 0 20 45 0 49 4 49 34 0 57 0 114 0 171 0 27-6 27-49 27 0 7 0 13 0 20 25 0 54-2 72-2 25 0 56 0 81 2 0-7 0-13 0-20-5 0-10 0-14 0-47 0-47-5-47-29 0-32 0-64 0-97 0-63 25-119 74-119 5 0 5 0 7 0-2 0-15 9-15 26 0 18 13 27 27 27 11 0 27-9 27-29 0-21-19-38-46-38-47 0-69 43-78 70z">
                <text:p/>
              </draw:path>
              <draw:path draw:style-name="gr2" draw:text-style-name="P2" draw:layer="layout" svg:width="0.244cm" svg:height="0.289cm" svg:x="3.619cm" svg:y="11.143cm" svg:viewBox="0 0 245 290" svg:d="M52 124c4-95 58-110 79-110 65 0 71 85 71 110-50 0-100 0-150 0zM52 137c59 0 118 0 177 0 14 0 16 0 16-13 0-63-34-124-114-124-73 0-131 65-131 144 0 85 67 146 139 146 77 0 106-70 106-81 0-7-6-9-9-9-6 0-7 3-7 9-24 65-80 65-87 65-30 0-57-18-72-42-18-30-18-72-18-95z">
                <text:p/>
              </draw:path>
              <draw:path draw:style-name="gr2" draw:text-style-name="P2" draw:layer="layout" svg:width="0.139cm" svg:height="0.438cm" svg:x="3.904cm" svg:y="10.987cm" svg:viewBox="0 0 140 439" svg:d="M90 0c-30 2-60 5-90 7 0 7 0 13 0 20 43 0 49 5 49 36 0 110 0 220 0 329 0 27-8 27-49 27 0 7 0 14 0 20 20 0 55-2 70-2s47 2 70 2c0-6 0-13 0-20-43 0-50 0-50-27 0-130 0-261 0-392z">
                <text:p/>
              </draw:path>
              <draw:path draw:style-name="gr2" draw:text-style-name="P2" draw:layer="layout" svg:width="0.285cm" svg:height="0.289cm" svg:x="4.084cm" svg:y="11.143cm" svg:viewBox="0 0 286 290" svg:d="M185 236c2 25 20 50 49 50 13 0 52-7 52-59 0-12 0-24 0-36-5 0-11 0-16 0 0 12 0 24 0 36 0 36-16 41-23 41-20 0-24-29-24-32 0-42 0-84 0-126 0-27 0-52-21-76-26-23-56-34-87-34-52 0-95 29-95 72 0 18 12 29 29 29 18 0 28-13 28-29 0-7-3-29-32-29 18-21 49-29 68-29 31 0 67 24 67 81 0 8 0 16 0 24-32 2-76 3-115 21-49 22-65 54-65 83 0 51 63 67 103 67 41 0 70-25 82-54zM180 131c0 21 0 42 0 63 0 62-45 81-74 81-30 0-57-21-57-52 0-36 27-88 131-92z">
                <text:p/>
              </draw:path>
              <draw:path draw:style-name="gr2" draw:text-style-name="P2" draw:layer="layout" svg:width="0.197cm" svg:height="0.395cm" svg:x="4.386cm" svg:y="11.037cm" svg:viewBox="0 0 198 396" svg:d="M97 137c30 0 60 0 90 0 0-7 0-13 0-20-30 0-60 0-90 0 0-39 0-78 0-117-5 0-11 0-16 0 0 52-20 121-81 122 0 5 0 10 0 15 18 0 36 0 54 0 0 58 0 116 0 174 0 78 59 85 81 85 45 0 63-45 63-85 0-12 0-24 0-36-5 0-11 0-16 0 0 12 0 23 0 35 0 46-18 70-42 70-43 0-43-58-43-69 0-58 0-116 0-174z">
                <text:p/>
              </draw:path>
              <draw:path draw:style-name="gr2" draw:text-style-name="P2" draw:layer="layout" svg:width="0.134cm" svg:height="0.422cm" svg:x="4.642cm" svg:y="11.003cm" svg:viewBox="0 0 135 423" svg:d="M90 144c-29 2-59 5-88 7 0 7 0 13 0 20 41 0 47 4 47 34 0 57 0 114 0 171 0 27-8 27-49 27 0 7 0 13 0 20 20 0 54-2 68-2 24 0 45 2 67 2 0-7 0-13 0-20-41 0-45-2-45-27 0-77 0-155 0-232zM94 34c0-20-17-34-35-34-19 0-34 18-34 34s15 33 34 33c18 0 35-13 35-33z">
                <text:p/>
              </draw:path>
              <draw:path draw:style-name="gr2" draw:text-style-name="P2" draw:layer="layout" svg:width="0.28cm" svg:height="0.289cm" svg:x="4.813cm" svg:y="11.143cm" svg:viewBox="0 0 281 290" svg:d="M281 148c0-81-63-148-139-148-79 0-142 68-142 148 0 81 67 142 140 142 78 0 141-61 141-142zM142 274c-29 0-56-13-74-42-14-29-14-66-14-90 0-23 0-57 14-86 18-29 47-42 72-42 29 0 56 12 72 40 17 28 17 65 17 88 0 24 0 58-15 85-12 29-41 47-72 47z">
                <text:p/>
              </draw:path>
              <draw:path draw:style-name="gr2" draw:text-style-name="P2" draw:layer="layout" svg:width="0.316cm" svg:height="0.278cm" svg:x="5.133cm" svg:y="11.147cm" svg:viewBox="0 0 317 279" svg:d="M49 61c0 57 0 114 0 171 0 27-8 27-49 27 0 7 0 13 0 20 22 0 54-2 70-2s51 2 72 2c0-7 0-13 0-20-43 0-50 0-50-27 0-39 0-78 0-117 0-66 45-101 86-101 40 0 47 35 47 71 0 49 0 98 0 147 0 27-7 27-50 27 0 7 0 13 0 20 23 0 55-2 72-2 16 0 48 2 70 2 0-7 0-13 0-20-33 0-49 0-49-18 0-40 0-80 0-120 0-54 0-74-20-98-9-10-28-23-66-23-45 0-76 27-94 67 0-23 0-45 0-67-29 2-59 5-88 7 0 7 0 13 0 20 43 0 49 4 49 34z">
                <text:p/>
              </draw:path>
              <draw:path draw:style-name="gr2" draw:text-style-name="P2" draw:layer="layout" svg:width="0.278cm" svg:height="0.289cm" svg:x="5.693cm" svg:y="11.143cm" svg:viewBox="0 0 279 290" svg:d="M279 148c0-81-63-148-139-148-79 0-140 68-140 148 0 81 65 142 139 142 77 0 140-61 140-142zM140 274c-27 0-55-13-72-42-16-29-16-66-16-90 0-23 0-57 15-86 18-29 46-42 72-42 28 0 55 12 72 40 16 28 16 65 16 88 0 24 0 58-15 85-12 29-41 47-72 47z">
                <text:p/>
              </draw:path>
              <draw:path draw:style-name="gr2" draw:text-style-name="P2" draw:layer="layout" svg:width="0.316cm" svg:height="0.278cm" svg:x="6.011cm" svg:y="11.147cm" svg:viewBox="0 0 317 279" svg:d="M49 61c0 57 0 114 0 171 0 27-8 27-49 27 0 7 0 13 0 20 22 0 54-2 70-2 18 0 51 2 72 2 0-7 0-13 0-20-43 0-50 0-50-27 0-39 0-78 0-117 0-66 45-101 86-101 40 0 47 35 47 71 0 49 0 98 0 147 0 27-7 27-50 27 0 7 0 13 0 20 23 0 55-2 72-2 16 0 50 2 70 2 0-7 0-13 0-20-33 0-49 0-49-18 0-40 0-80 0-120 0-54 0-74-20-98-9-10-28-23-66-23-45 0-76 27-94 67 0-23 0-45 0-67-29 2-59 5-88 7 0 7 0 13 0 20 43 0 49 4 49 34z">
                <text:p/>
              </draw:path>
              <draw:path draw:style-name="gr2" draw:text-style-name="P2" draw:layer="layout" svg:width="0.433cm" svg:height="0.278cm" svg:x="6.564cm" svg:y="11.154cm" svg:viewBox="0 0 434 279" svg:d="M380 59c12-30 32-39 54-39 0-7 0-13 0-20-15 2-33 2-47 2-18 0-47-2-58-2 0 7 0 13 0 20 22 0 36 11 36 30 0 4 0 4-3 13-19 54-39 108-58 162-21-59-42-118-63-176-2-8-2-9-2-13 0-16 24-16 36-16 0-7 0-13 0-20-18 0-50 2-64 2-20 0-38 0-56-2 0 7 0 13 0 20 23 0 32 0 39 9 2 3 9 23 15 34-18 51-36 102-54 153-21-56-41-112-61-167-4-9-4-9-4-13 0-16 25-16 38-16 0-7 0-13 0-20-18 0-54 2-69 2-3 0-36 0-59-2 0 7 0 13 0 20 32 0 40 2 47 21 26 75 53 149 79 224 4 9 6 14 14 14s9-4 13-13c21-59 42-118 63-178 22 60 43 120 65 180 3 6 4 11 12 11s11-5 13-11c25-69 49-139 74-209z">
                <text:p/>
              </draw:path>
              <draw:path draw:style-name="gr2" draw:text-style-name="P2" draw:layer="layout" svg:width="0.278cm" svg:height="0.289cm" svg:x="7.01cm" svg:y="11.143cm" svg:viewBox="0 0 279 290" svg:d="M279 148c0-81-63-148-139-148-79 0-140 68-140 148 0 81 65 142 139 142 77 0 140-61 140-142zM140 274c-27 0-55-13-72-42-16-29-16-66-16-90 0-23 0-57 15-86 18-29 46-42 72-42 28 0 55 12 72 40 16 28 16 65 16 88 0 24 0 58-13 85-14 29-43 47-74 47z">
                <text:p/>
              </draw:path>
              <draw:path draw:style-name="gr2" draw:text-style-name="P2" draw:layer="layout" svg:width="0.213cm" svg:height="0.278cm" svg:x="7.325cm" svg:y="11.147cm" svg:viewBox="0 0 214 279" svg:d="M88 70c0-23 0-47 0-70-29 2-59 5-88 7 0 7 0 13 0 20 45 0 50 4 50 34 0 57 0 114 0 171 0 27-7 27-50 27 0 7 0 13 0 20 25 0 56-2 74-2 25 0 54 0 79 2 0-7 0-13 0-20-4 0-8 0-13 0-46 0-48-5-48-29 0-32 0-64 0-97 0-63 27-119 75-119 4 0 4 0 6 0-2 0-15 9-15 26 0 18 15 27 27 27 13 0 29-9 29-29 0-21-20-38-47-38-46 0-70 43-79 70z">
                <text:p/>
              </draw:path>
              <draw:path draw:style-name="gr2" draw:text-style-name="P2" draw:layer="layout" svg:width="0.139cm" svg:height="0.438cm" svg:x="7.577cm" svg:y="10.987cm" svg:viewBox="0 0 140 439" svg:d="M90 0c-30 2-60 5-90 7 0 7 0 13 0 20 43 0 49 5 49 36 0 110 0 220 0 329 0 27-8 27-49 27 0 7 0 14 0 20 20 0 54-2 70-2s47 2 70 2c0-6 0-13 0-20-43 0-50 0-50-27 0-130 0-261 0-392z">
                <text:p/>
              </draw:path>
              <draw:path draw:style-name="gr2" draw:text-style-name="P2" draw:layer="layout" svg:width="0.31cm" svg:height="0.445cm" svg:x="7.754cm" svg:y="10.987cm" svg:viewBox="0 0 311 446" svg:d="M218 405c0 14 0 28 0 41 31-2 62-4 93-7 0-6 0-13 0-20-45 0-48-3-48-34 0-128 0-257 0-385-31 2-61 5-92 7 0 7 0 13 0 20 45 0 49 5 49 36 0 46 0 91 0 137-18-24-45-40-80-40-73 0-140 61-140 144 0 79 61 142 133 142 42 0 70-21 85-41zM218 236c0 43 0 86 0 129 0 11 0 13-6 24-19 30-48 43-75 43-29 0-51-16-67-40-16-25-18-61-18-88 0-23 2-61 20-90 13-20 38-39 72-39 22 0 49 9 68 37 6 11 6 13 6 24z">
                <text:p/>
              </draw:path>
              <draw:path draw:style-name="gr2" draw:text-style-name="P2" draw:layer="layout" svg:width="0.206cm" svg:height="0.289cm" svg:x="8.105cm" svg:y="11.143cm" svg:viewBox="0 0 207 290" svg:d="M110 160c14 4 66 13 66 58 0 32-23 57-72 57-52 0-75-36-88-88-2-9-2-11-9-11s-7 4-7 15c0 28 0 56 0 84 0 11 0 15 7 15 2 0 4 0 15-13 1-2 1-2 12-14 29 27 58 27 70 27 72 0 103-42 103-88 0-33-20-53-27-60-22-20-45-25-72-30-36-8-77-15-77-53 0-21 16-46 70-46 70 0 72 55 74 75 0 6 4 4 7 6 9 0 9-2 9-15 0-21 0-43 0-65 0-10 0-14-7-14-4 0-4 0-13 7-2 4-9 9-11 11-23-18-50-18-59-18-78 0-101 41-101 77 0 22 9 40 27 54 20 17 38 20 83 29z">
                <text:p/>
              </draw:path>
              <draw:path draw:style-name="gr2" draw:text-style-name="P2" draw:layer="layout" svg:width="0.145cm" svg:height="0.631cm" svg:x="8.607cm" svg:y="10.953cm" svg:viewBox="0 0 146 632" svg:d="M146 626c0-1 0-3-11-14-79-79-99-200-99-297 0-110 23-220 103-299 7-7 7-9 7-11 0-3-2-5-6-5-7 0-63 43-100 122-33 71-40 141-40 193 0 50 7 126 41 198 38 77 92 119 99 119 4 0 6-2 6-6z">
                <text:p/>
              </draw:path>
              <draw:path draw:style-name="gr2" draw:text-style-name="P2" draw:layer="layout" svg:width="0.134cm" svg:height="0.422cm" svg:x="8.81cm" svg:y="11.003cm" svg:viewBox="0 0 135 423" svg:d="M92 144c-30 2-59 5-88 7 0 7 0 13 0 20 39 0 46 4 46 34 0 57 0 114 0 171 0 27-7 27-50 27 0 7 0 13 0 20 20 0 54-2 70-2 22 0 43 2 65 2 0-7 0-13 0-20-41 0-43-2-43-27 0-77 0-155 0-232zM94 34c0-20-17-34-33-34-20 0-34 18-34 34s14 33 34 33c16 0 33-13 33-33z">
                <text:p/>
              </draw:path>
              <draw:path draw:style-name="gr2" draw:text-style-name="P2" draw:layer="layout" svg:width="0.067cm" svg:height="0.066cm" svg:x="9.019cm" svg:y="11.359cm" svg:viewBox="0 0 68 67" svg:d="M68 34c0-18-16-34-34-34s-34 16-34 34 16 33 34 33 34-15 34-33z">
                <text:p/>
              </draw:path>
              <draw:path draw:style-name="gr2" draw:text-style-name="P2" draw:layer="layout" svg:width="0.244cm" svg:height="0.289cm" svg:x="9.159cm" svg:y="11.143cm" svg:viewBox="0 0 245 290" svg:d="M52 124c4-95 58-110 79-110 65 0 71 85 71 110-50 0-100 0-150 0zM52 137c59 0 118 0 177 0 14 0 16 0 16-13 0-63-34-124-114-124-73 0-131 65-131 144 0 85 67 146 139 146 77 0 106-70 106-81 0-7-6-9-9-9-6 0-7 3-7 9-24 65-80 65-87 65-32 0-57-18-72-42-18-30-18-72-18-95z">
                <text:p/>
              </draw:path>
              <draw:path draw:style-name="gr2" draw:text-style-name="P2" draw:layer="layout" svg:width="0.066cm" svg:height="0.066cm" svg:x="9.476cm" svg:y="11.359cm" svg:viewBox="0 0 67 67" svg:d="M67 34c0-18-15-34-33-34s-34 16-34 34 16 33 34 33 33-15 33-33z">
                <text:p/>
              </draw:path>
              <draw:path draw:style-name="gr2" draw:text-style-name="P2" draw:layer="layout" svg:width="0.073cm" svg:height="0.188cm" svg:x="9.653cm" svg:y="11.359cm" svg:viewBox="0 0 74 189" svg:d="M74 67c0-42-15-67-42-67-21 0-32 18-32 34s11 33 32 33c11 0 18-4 26-9h1c0 3 0 0 0 9 0 39-18 79-45 108-3 5-5 5-5 7 0 5 4 7 7 7 7 0 58-50 58-122z">
                <text:p/>
              </draw:path>
              <draw:path draw:style-name="gr2" draw:text-style-name="P2" draw:layer="layout" svg:width="0.285cm" svg:height="0.289cm" svg:x="10.011cm" svg:y="11.143cm" svg:viewBox="0 0 286 290" svg:d="M184 236c3 25 19 50 50 50 13 0 52-7 52-59 0-12 0-24 0-36-5 0-11 0-16 0 0 12 0 24 0 36 0 36-16 41-23 41-20 0-24-29-24-32 0-42 0-84 0-126 0-27 0-52-21-76-26-23-58-34-89-34-50 0-95 29-95 72 0 18 13 29 29 29 18 0 30-13 30-29 0-7-3-29-32-29 16-21 47-29 68-29 31 0 67 24 67 81 0 8 0 16 0 24-32 2-77 3-117 21-47 22-63 54-63 83 0 51 61 67 101 67 43 0 72-25 83-54zM180 131c0 21 0 42 0 63 0 62-45 81-74 81-30 0-57-21-57-52 0-36 27-88 131-92z">
                <text:p/>
              </draw:path>
              <draw:path draw:style-name="gr2" draw:text-style-name="P2" draw:layer="layout" svg:width="0.206cm" svg:height="0.289cm" svg:x="10.533cm" svg:y="11.143cm" svg:viewBox="0 0 207 290" svg:d="M110 160c14 4 66 13 66 58 0 32-21 57-72 57-52 0-75-36-88-88-2-9-2-11-9-11s-7 4-7 15c0 28 0 56 0 84 0 11 0 15 7 15 2 0 4 0 15-13 1-2 1-2 14-14 27 27 56 27 68 27 74 0 103-42 103-88 0-33-20-53-27-60-22-20-45-25-72-30-36-8-77-15-77-53 0-21 16-46 70-46 70 0 72 55 74 75 1 6 4 4 7 6 9 0 9-2 9-15 0-21 0-43 0-65 0-10 0-14-7-14-4 0-4 0-13 7-2 4-7 9-11 11-23-18-50-18-59-18-78 0-101 41-101 77 0 22 9 40 27 54 20 17 38 20 83 29z">
                <text:p/>
              </draw:path>
              <draw:path draw:style-name="gr2" draw:text-style-name="P2" draw:layer="layout" svg:width="0.318cm" svg:height="0.285cm" svg:x="10.781cm" svg:y="11.147cm" svg:viewBox="0 0 319 286" svg:d="M227 230c0 19 0 38 0 56 30-2 61-5 92-7 0-7 0-13 0-20-45 0-51-3-51-34 0-75 0-150 0-225-30 2-61 5-92 7 0 7 0 13 0 20 44 0 49 4 49 34 0 38 0 76 0 114 0 55-31 97-76 97-54 0-55-29-55-61 0-71 0-141 0-211-32 2-63 5-94 7 0 7 0 13 0 20 50 0 50 2 50 58 0 31 0 63 0 95 0 49 0 106 96 106 36 0 63-18 81-56z">
                <text:p/>
              </draw:path>
              <draw:path draw:style-name="gr2" draw:text-style-name="P2" draw:layer="layout" svg:width="0.31cm" svg:height="0.445cm" svg:x="11.13cm" svg:y="10.987cm" svg:viewBox="0 0 311 446" svg:d="M92 202c0-68 0-135 0-202-31 2-61 5-92 7 0 7 0 13 0 20 45 0 49 5 49 36 0 125 0 251 0 376 5 0 10 0 16 0 8-12 5-9 23-38 9 15 36 45 83 45 76 0 140-61 140-144 0-79-61-142-133-142-50 0-77 31-86 42zM94 367c0-43 0-86 0-129 0-13 0-13 5-24 25-34 59-39 76-39 28 0 50 16 66 39 16 27 18 63 18 88 0 24-2 62-20 90-12 20-37 40-72 40-27 0-50-14-64-38-9-12-9-14-9-27z">
                <text:p/>
              </draw:path>
              <draw:path draw:style-name="gr2" draw:text-style-name="P2" draw:layer="layout" svg:width="0.206cm" svg:height="0.289cm" svg:x="11.485cm" svg:y="11.143cm" svg:viewBox="0 0 207 290" svg:d="M110 160c14 4 66 13 66 58 0 32-21 57-72 57-52 0-75-36-88-88-2-9-2-11-7-11-9 0-9 4-9 15 0 28 0 56 0 84 0 11 0 15 7 15 4 0 4 0 16-13 0-2 0-2 13-14 27 27 56 27 68 27 74 0 103-42 103-88 0-33-20-53-27-60-22-20-45-25-72-30-36-8-77-15-77-53 0-21 16-46 70-46 70 0 74 55 74 75 1 6 7 6 9 6 7 0 7-2 7-15 0-21 0-43 0-65 0-10 0-14-7-14-4 0-4 0-13 7-2 4-7 9-11 11-23-18-50-18-59-18-78 0-101 41-101 77 0 22 11 40 27 54 20 17 38 20 83 29z">
                <text:p/>
              </draw:path>
              <draw:path draw:style-name="gr2" draw:text-style-name="P2" draw:layer="layout" svg:width="0.244cm" svg:height="0.289cm" svg:x="11.731cm" svg:y="11.143cm" svg:viewBox="0 0 245 290" svg:d="M52 124c4-95 58-110 79-110 65 0 72 85 72 110-50 0-100 0-151 0zM52 137c59 0 118 0 177 0 14 0 16 0 16-13 0-63-34-124-114-124-73 0-131 65-131 144 0 85 67 146 139 146 77 0 106-70 106-81 0-7-6-9-9-9-6 0-7 3-7 9-24 65-80 65-87 65-30 0-56-18-70-42-20-30-20-72-20-95z">
                <text:p/>
              </draw:path>
              <draw:path draw:style-name="gr2" draw:text-style-name="P2" draw:layer="layout" svg:width="0.197cm" svg:height="0.395cm" svg:x="12.007cm" svg:y="11.037cm" svg:viewBox="0 0 198 396" svg:d="M97 137c30 0 60 0 90 0 0-7 0-13 0-20-30 0-60 0-90 0 0-39 0-78 0-117-5 0-11 0-16 0 0 52-20 121-81 122 0 5 0 10 0 15 18 0 36 0 54 0 0 58 0 116 0 174 0 78 58 85 81 85 45 0 63-45 63-85 0-12 0-24 0-36-5 0-11 0-16 0 0 12 0 23 0 35 0 46-20 70-43 70-42 0-42-58-42-69 0-58 0-116 0-174z">
                <text:p/>
              </draw:path>
              <draw:path draw:style-name="gr2" draw:text-style-name="P2" draw:layer="layout" svg:width="0.278cm" svg:height="0.289cm" svg:x="12.469cm" svg:y="11.143cm" svg:viewBox="0 0 279 290" svg:d="M279 148c0-81-63-148-139-148-79 0-140 68-140 148 0 81 65 142 139 142 77 0 140-61 140-142zM140 274c-27 0-55-13-72-42-16-29-16-66-16-90 0-23 0-57 15-86 18-29 46-42 72-42 28 0 55 12 72 40 16 28 16 65 16 88 0 24 0 58-13 85-14 29-43 47-74 47z">
                <text:p/>
              </draw:path>
              <draw:path draw:style-name="gr2" draw:text-style-name="P2" draw:layer="layout" svg:width="0.204cm" svg:height="0.444cm" svg:x="12.788cm" svg:y="10.981cm" svg:viewBox="0 0 205 445" svg:d="M90 173c0-25 0-49 0-74 0-56 31-86 59-86 2 0 11 0 20 5-7 2-18 11-18 27 0 14 9 27 27 27s27-13 27-29c0-23-23-43-56-43-45 0-99 32-99 99 0 25 0 49 0 74-16 0-33 0-50 0 0 6 0 13 0 20 17 0 34 0 50 0 0 68 0 136 0 205 0 27-7 27-48 27 0 6 0 13 0 20 23 0 54-2 72-2 25 0 54 0 79 2 0-7 0-14 0-20-4 0-8 0-13 0-46 0-48-6-48-29 0-68 0-136 0-203 24 0 48 0 72 0 0-7 0-14 0-20-25 0-49 0-74 0z">
                <text:p/>
              </draw:path>
              <draw:path draw:style-name="gr2" draw:text-style-name="P2" draw:layer="layout" svg:width="0.627cm" svg:height="0.445cm" svg:x="13.207cm" svg:y="10.994cm" svg:viewBox="0 0 628 446" svg:d="M544 74c16-27 32-51 72-54 5 0 12 0 12-13 0-2-3-7-9-7-14 0-32 2-48 2-22 0-45-2-65-2-4 0-13 0-13 13 0 7 6 7 9 7 16 2 38 5 38 25 0 7-4 13-9 22-56 99-113 198-169 297-8-105-16-209-24-314-1-12-3-28 44-30 10 0 18 0 18-13 0-5-8-7-11-7-25 0-51 2-78 2-14 0-50-2-64-2-6 0-13 0-13 13 0 7 5 7 14 7 29 0 33 3 35 16 1 16 2 32 3 49-53 93-107 186-160 279-8-107-16-214-23-321 0-7 0-21 48-23 6 0 13 0 13-13 0-7-7-7-9-7-25 0-52 2-78 2-23 0-45-2-66-2-4 0-11 0-11 13 0 7 5 7 14 7 33 0 33 5 35 23 9 129 19 258 28 387 0 11 0 16 9 16s11-3 17-12c61-108 123-216 185-324 8 107 16 213 23 320 2 13 4 16 11 16s11-5 15-12c69-120 138-240 207-360z">
                <text:p/>
              </draw:path>
              <draw:path draw:style-name="gr2" draw:text-style-name="P2" draw:layer="layout" svg:width="0.303cm" svg:height="0.303cm" svg:x="14.091cm" svg:y="11.116cm" svg:viewBox="0 0 304 304" svg:d="M153 135c-43-42-85-84-128-126-7-9-7-9-12-9-8 0-13 5-13 13 0 3 0 5 7 12 43 42 85 84 128 126-43 43-85 85-128 128-7 7-7 9-7 13 0 7 5 12 13 12 5 0 5-2 12-9 42-42 84-84 126-126 44 44 88 88 132 132 1 0 5 3 9 3 9 0 12-5 12-12 0-2 0-4-2-8-43-44-100-100-131-133 38-38 77-77 115-115 4-4 13-13 16-16 1-3 2-4 2-7 0-8-3-13-12-13-4 0-8 2-15 9-41 42-83 84-124 126z">
                <text:p/>
              </draw:path>
              <draw:path draw:style-name="gr2" draw:text-style-name="P2" draw:layer="layout" svg:width="0.627cm" svg:height="0.445cm" svg:x="14.665cm" svg:y="10.994cm" svg:viewBox="0 0 628 446" svg:d="M545 74c15-27 31-51 71-54 5 0 12 0 12-13 0-2-3-7-7-7-16 0-34 2-50 2-20 0-44-2-65-2-4 0-13 0-13 13 0 7 6 7 11 7 14 2 36 5 36 25 0 7-4 13-7 22-57 99-114 198-171 297-8-105-16-209-24-314-1-12-1-28 44-30 10 0 18 0 18-13 0-5-8-7-9-7-26 0-53 2-78 2-14 0-52-2-66-2-4 0-13 0-13 13 0 7 7 7 16 7 27 0 33 3 33 16 1 16 2 32 3 49-53 93-107 186-160 279-8-107-16-214-23-321 0-7 0-21 48-23 6 0 13 0 13-13 0-7-7-7-9-7-25 0-52 2-78 2-21 0-45-2-66-2-4 0-11 0-11 13 0 7 5 7 16 7 31 0 31 5 33 23 9 129 19 258 28 387 0 11 2 16 11 16 7 0 9-3 15-12 61-108 123-216 185-324 8 107 16 213 23 320 2 13 4 16 11 16 9 0 13-5 15-12 69-120 139-240 208-360z">
                <text:p/>
              </draw:path>
              <draw:path draw:style-name="gr2" draw:text-style-name="P2" draw:layer="layout" svg:width="0.147cm" svg:height="0.631cm" svg:x="15.351cm" svg:y="10.953cm" svg:viewBox="0 0 148 632" svg:d="M148 315c0-49-8-124-42-196-39-78-93-119-99-119-3 0-7 2-7 5 0 2 0 4 13 15 61 63 97 164 97 295 0 110-24 220-101 301-9 7-9 9-9 10 0 4 4 6 7 6 6 0 63-43 101-123 32-70 40-140 40-194z">
                <text:p/>
              </draw:path>
              <draw:path draw:style-name="gr2" draw:text-style-name="P2" draw:layer="layout" svg:width="0.066cm" svg:height="0.066cm" svg:x="15.616cm" svg:y="11.359cm" svg:viewBox="0 0 67 67" svg:d="M67 34c0-18-14-34-33-34s-34 16-34 34 15 33 34 33 33-15 33-33z">
                <text:p/>
              </draw:path>
              <draw:path draw:style-name="gr2" draw:text-style-name="P2" draw:layer="layout" svg:width="0.245cm" svg:height="0.244cm" svg:x="1.455cm" svg:y="12.411cm" svg:viewBox="0 0 246 245" svg:d="M93 4c-29 7-52 23-68 43-36 50-33 117 9 162 11 12 32 27 50 32 15 4 18 4 40 4 21 0 25 0 39-4 38-12 67-41 78-79 5-13 5-18 5-38 0-21 0-27-5-39-16-51-60-83-114-85-14 0-23 0-34 4z">
                <text:p/>
              </draw:path>
              <draw:path draw:style-name="gr2" draw:text-style-name="P2" draw:layer="layout" svg:width="0.537cm" svg:height="0.431cm" svg:x="2.077cm" svg:y="12.259cm" svg:viewBox="0 0 538 432" svg:d="M299 176c-2-1-4-7-4-9 6-4 11-9 18-14 37-28 75-56 112-85 59-45 83-46 102-48 6 0 11-2 11-13 0-2-2-7-7-7-13 0-29 2-45 2-22 0-47-2-70-2-4 0-11 0-11 13 0 5 2 7 7 7 15 2 20 3 20 12 0 13-20 27-23 31-83 63-165 126-247 189 17-68 34-136 50-203 6-22 8-29 54-29 17 0 22 0 22-13 0-5-5-7-9-7-18 0-63 2-81 2s-63-2-83-2c-3 0-12 0-12 13 0 7 7 7 19 7 8 0 20 0 27 2 9 0 13 1 13 9 0 3 0 5-2 12-28 114-56 227-84 340-8 24-8 29-58 29-11 0-18 0-18 13 0 7 7 7 9 7 18 0 63-2 81-2 13 0 27 0 41 0 13 0 27 2 40 2 5 0 13 0 13-13 0-7-6-7-17-7-23 0-41 0-41-11 0-5 4-18 5-28 9-33 17-65 26-99 31-24 62-48 93-72 25 56 49 112 74 169 7 18 7 18 7 21 0 20-27 20-32 20-7 0-15 0-15 13 0 7 6 5 9 7 26 0 53-2 78-2 14 0 48 2 63 2 2 0 11 0 11-13 0-7-8-7-13-7-27 0-34-5-43-29-30-69-60-138-90-207z">
                <text:p/>
              </draw:path>
              <draw:path draw:style-name="gr2" draw:text-style-name="P2" draw:layer="layout" svg:width="0.132cm" svg:height="0.296cm" svg:x="2.611cm" svg:y="12.493cm" svg:viewBox="0 0 133 297" svg:d="M122 16c0-7-5-16-18-16-10 0-25 11-25 23 0 8 7 18 18 18 13 0 25-12 25-25zM32 241c-1 6-3 11-3 18 0 22 16 38 41 38 45 0 63-61 63-67 0-7-5-7-7-7-5 0-5 4-7 9-11 34-31 52-47 52-9 0-11-5-11-14 0-11 2-18 6-29 5-12 10-23 14-36 5-9 20-50 22-56 1-3 3-9 3-14 0-20-18-38-41-38-45 0-65 61-65 69 0 5 5 5 7 5 6 0 7-2 7-7 13-38 33-54 49-54 7 0 11 3 11 16 0 11-4 16-15 43-9 24-18 48-27 72z">
                <text:p/>
              </draw:path>
              <draw:path draw:style-name="gr2" draw:text-style-name="P2" draw:layer="layout" svg:width="0.285cm" svg:height="0.289cm" svg:x="3.092cm" svg:y="12.409cm" svg:viewBox="0 0 286 290" svg:d="M185 234c2 27 20 52 49 52 14 0 52-9 52-59 0-12 0-24 0-36-5 0-11 0-16 0 0 12 0 24 0 36 0 36-16 39-22 39-21 0-23-27-23-30 0-42 0-84 0-126 0-27 0-52-23-76-26-25-56-34-87-34-52 0-95 29-95 70 0 20 12 31 29 31 18 0 28-13 28-29 0-7-3-29-32-29 18-23 49-30 68-30 31 0 67 25 67 81 0 7 0 15 0 23-32 2-76 5-115 23-49 22-65 54-65 83 0 51 63 67 103 67 41 0 70-25 82-56zM180 131c0 21 0 42 0 63 0 60-45 81-74 81-30 0-56-21-56-54 0-34 26-86 130-90z">
                <text:p/>
              </draw:path>
              <draw:path draw:style-name="gr2" draw:text-style-name="P2" draw:layer="layout" svg:width="0.316cm" svg:height="0.278cm" svg:x="3.403cm" svg:y="12.412cm" svg:viewBox="0 0 317 279" svg:d="M49 61c0 57 0 113 0 169 0 29-8 29-49 29 0 7 0 13 0 20 22 0 54-2 70-2 18 0 51 2 72 2 0-7 0-13 0-20-43 0-50 0-50-29 0-38 0-76 0-115 0-66 45-101 86-101 40 0 47 35 47 71 0 48 0 97 0 145 0 29-7 29-50 29 0 7 0 13 0 20 23 0 55-2 72-2 16 0 48 2 70 2 0-7 0-13 0-20-33 0-49 0-49-18 0-40 0-80 0-120 0-56 0-76-20-98-9-10-28-23-66-23-45 0-76 27-94 67 0-23 0-45 0-67-29 2-59 5-88 7 0 7 0 13 0 20 43 0 49 4 49 34z">
                <text:p/>
              </draw:path>
              <draw:path draw:style-name="gr2" draw:text-style-name="P2" draw:layer="layout" svg:width="0.31cm" svg:height="0.445cm" svg:x="3.756cm" svg:y="12.252cm" svg:viewBox="0 0 311 446" svg:d="M218 405c0 14 0 28 0 41 31-2 62-4 93-7 0-6 0-13 0-20-45 0-50-3-50-34 0-128 0-257 0-385-30 2-60 5-90 7 0 7 0 13 0 20 43 0 49 4 49 36 0 46 0 91 0 137-18-24-45-40-80-40-73 0-140 61-140 144 0 79 61 142 133 142 42 0 69-21 85-41zM218 236c0 43 0 86 0 129 0 11 0 13-7 24-18 30-47 43-74 43-29 0-52-16-67-40-16-27-18-63-18-88 0-23 0-61 20-90 13-20 36-39 70-39 24 0 49 9 69 37 7 11 7 11 7 24z">
                <text:p/>
              </draw:path>
              <draw:path draw:style-name="gr2" draw:text-style-name="P2" draw:layer="layout" svg:width="0.537cm" svg:height="0.431cm" svg:x="4.375cm" svg:y="12.259cm" svg:viewBox="0 0 538 432" svg:d="M297 176c0-1-4-7-4-9 7-4 13-9 20-14 37-28 73-56 110-85 59-45 85-46 103-48 5 0 12-2 12-13 0-2-2-7-7-7-14 0-31 2-45 2-23 0-47-2-70-2-6 0-13 0-13 13 0 5 4 7 7 7 15 2 20 3 20 12 0 13-18 27-21 31-83 63-165 126-247 189 17-68 34-136 50-203 6-22 8-29 53-29 16 0 21 0 21-13 0-5-5-7-9-7-18 0-63 2-81 2s-63-2-81-2c-3 0-12 0-12 13 0 7 5 7 18 7 9 0 19 0 27 2 10 0 14 1 14 9 0 3 0 5-2 12-28 114-56 227-84 340-8 24-9 29-58 29-11 0-18 0-18 13 0 7 7 7 9 7 18 0 63-2 81-2 13 0 27 0 40 0 14 0 28 2 41 2 4 0 13 0 13-13 0-7-6-7-18-7-24 0-42 0-42-11 0-5 4-18 6-28 9-33 18-65 25-99 32-24 63-48 95-72 25 56 49 112 74 169 7 18 7 18 7 21 0 20-27 20-32 20-7 0-15 0-15 13 0 7 8 7 9 7 26 0 53-2 78-2 12 0 47 2 61 2 4 0 11 0 11-13 0-7-6-7-13-7-25 0-34-5-43-29-30-69-60-138-90-207z">
                <text:p/>
              </draw:path>
              <draw:path draw:style-name="gr2" draw:text-style-name="P2" draw:layer="layout" svg:width="0.175cm" svg:height="0.199cm" svg:x="4.919cm" svg:y="12.591cm" svg:viewBox="0 0 176 200" svg:d="M160 29c-12 3-20 12-20 21 0 11 9 15 17 15 3 0 19-4 19-25 0-29-30-40-57-40-70 0-83 52-83 65 0 16 11 27 16 32 11 9 20 11 51 16 9 2 37 8 37 29 0 9-5 25-23 36-18 9-40 9-45 9-18 0-43-3-52-18 14-2 23-12 23-25 0-11-7-16-16-16-14 0-27 11-27 29 0 27 29 43 72 43 81 0 95-56 95-72 0-42-43-49-59-52-5-2-16-4-18-4-16-4-25-13-25-22 0-10 9-23 18-28 12-8 27-9 34-9 11 0 32 1 43 16z">
                <text:p/>
              </draw:path>
              <draw:path draw:style-name="gr2" draw:text-style-name="P2" draw:layer="layout" svg:width="0.285cm" svg:height="0.289cm" svg:x="5.45cm" svg:y="12.409cm" svg:viewBox="0 0 286 290" svg:d="M184 234c3 27 19 52 50 52 13 0 52-9 52-59 0-12 0-24 0-36-5 0-11 0-16 0 0 12 0 24 0 36 0 36-16 39-23 39-20 0-24-27-24-30 0-42 0-84 0-126 0-27 0-52-21-76-26-25-58-34-89-34-50 0-95 29-95 70 0 20 13 31 31 31 16 0 28-13 28-29 0-7-3-29-32-29 16-23 49-30 68-30 31 0 67 25 67 81 0 7 0 15 0 23-32 2-77 5-117 23-47 22-63 54-63 83 0 51 61 67 101 67 43 0 72-25 83-56zM180 131c0 21 0 42 0 63 0 60-45 81-74 81-30 0-57-21-57-54 0-34 27-86 131-90z">
                <text:p/>
              </draw:path>
              <draw:path draw:style-name="gr2" draw:text-style-name="P2" draw:layer="layout" svg:width="0.211cm" svg:height="0.278cm" svg:x="5.758cm" svg:y="12.412cm" svg:viewBox="0 0 212 279" svg:d="M88 68c0-22 0-45 0-68-29 2-59 5-88 7 0 7 0 13 0 20 45 0 49 4 49 34 0 57 0 113 0 169 0 29-6 29-49 29 0 7 0 13 0 20 25 0 54-2 72-2 25 0 56 0 81 2 0-7 0-13 0-20-5 0-10 0-14 0-47 0-47-7-47-29 0-32 0-64 0-97 0-63 25-119 74-119 5 0 5 0 7 0-2 0-15 8-15 26 0 16 13 27 27 27 11 0 27-9 27-29 0-21-19-38-46-38-47 0-69 41-78 68z">
                <text:p/>
              </draw:path>
              <draw:path draw:style-name="gr2" draw:text-style-name="P2" draw:layer="layout" svg:width="0.244cm" svg:height="0.289cm" svg:x="6.006cm" svg:y="12.409cm" svg:viewBox="0 0 245 290" svg:d="M52 124c4-95 58-111 79-111 65 0 71 86 71 111-50 0-100 0-150 0zM52 137c59 0 118 0 177 0 14 0 16 0 16-13 0-63-34-124-114-124-73 0-131 65-131 144 0 85 67 146 139 146 77 0 106-70 106-83 0-5-6-7-9-7-6 0-7 3-7 9-24 65-80 65-87 65-32 0-57-18-72-42-18-30-18-72-18-95z">
                <text:p/>
              </draw:path>
              <draw:path draw:style-name="gr2" draw:text-style-name="P2" draw:layer="layout" svg:width="0.316cm" svg:height="0.278cm" svg:x="6.555cm" svg:y="12.412cm" svg:viewBox="0 0 317 279" svg:d="M49 61c0 57 0 113 0 169 0 29-8 29-49 29 0 7 0 13 0 20 22 0 54-2 70-2 18 0 51 2 72 2 0-7 0-13 0-20-43 0-50 0-50-29 0-38 0-76 0-115 0-66 45-101 86-101 40 0 47 35 47 71 0 48 0 97 0 145 0 29-7 29-50 29 0 7 0 13 0 20 23 0 55-2 72-2 16 0 48 2 70 2 0-7 0-13 0-20-33 0-49 0-49-18 0-40 0-80 0-120 0-56 0-76-20-98-9-10-28-23-66-23-45 0-76 27-94 67 0-23 0-45 0-67-29 2-59 5-88 7 0 7 0 13 0 20 43 0 49 4 49 34z">
                <text:p/>
              </draw:path>
              <draw:path draw:style-name="gr2" draw:text-style-name="P2" draw:layer="layout" svg:width="0.28cm" svg:height="0.289cm" svg:x="6.902cm" svg:y="12.409cm" svg:viewBox="0 0 281 290" svg:d="M281 148c0-81-63-148-139-148-79 0-142 68-142 148 0 81 67 142 140 142 78 0 141-61 141-142zM142 274c-29 0-56-13-74-42-14-29-14-66-14-90 0-25 0-59 14-86 18-29 47-43 72-43 29 0 56 14 72 41 17 27 17 65 17 88 0 24 0 58-15 85-12 29-41 47-72 47z">
                <text:p/>
              </draw:path>
              <draw:path draw:style-name="gr2" draw:text-style-name="P2" draw:layer="layout" svg:width="0.316cm" svg:height="0.278cm" svg:x="7.223cm" svg:y="12.412cm" svg:viewBox="0 0 317 279" svg:d="M49 61c0 57 0 113 0 169 0 29-8 29-49 29 0 7 0 13 0 20 22 0 54-2 70-2s51 2 72 2c0-7 0-13 0-20-43 0-50 0-50-29 0-38 0-76 0-115 0-66 45-101 86-101 40 0 47 35 47 71 0 48 0 97 0 145 0 29-7 29-50 29 0 7 0 13 0 20 23 0 55-2 72-2 16 0 48 2 70 2 0-7 0-13 0-20-33 0-49 0-49-18 0-40 0-80 0-120 0-56 0-76-20-98-9-10-28-23-66-23-45 0-76 27-94 67 0-23 0-45 0-67-29 2-59 5-88 7 0 7 0 13 0 20 43 0 49 4 49 34z">
                <text:p/>
              </draw:path>
              <draw:path draw:style-name="gr2" draw:text-style-name="P2" draw:layer="layout" svg:width="0.168cm" svg:height="0.035cm" svg:x="7.559cm" svg:y="12.537cm" svg:viewBox="0 0 169 36" svg:d="M169 36c0-12 0-24 0-36-56 0-113 0-169 0 0 12 0 24 0 36 56 0 113 0 169 0z">
                <text:p/>
              </draw:path>
              <draw:path draw:style-name="gr2" draw:text-style-name="P2" draw:layer="layout" svg:width="0.244cm" svg:height="0.289cm" svg:x="7.782cm" svg:y="12.409cm" svg:viewBox="0 0 245 290" svg:d="M52 124c4-95 58-111 79-111 65 0 71 86 71 111-50 0-100 0-150 0zM52 137c59 0 118 0 177 0 14 0 16 0 16-13 0-63-34-124-114-124-73 0-131 65-131 144 0 85 65 146 139 146 77 0 106-70 106-83 0-5-6-7-9-7-6 0-7 3-9 9-22 65-78 65-85 65-32 0-57-18-72-42-18-30-18-72-18-95z">
                <text:p/>
              </draw:path>
              <draw:path draw:style-name="gr2" draw:text-style-name="P2" draw:layer="layout" svg:width="0.494cm" svg:height="0.278cm" svg:x="8.065cm" svg:y="12.412cm" svg:viewBox="0 0 495 279" svg:d="M50 61c0 57 0 113 0 169 0 29-7 29-50 29 0 7 0 13 0 20 22 0 54-2 72-2 16 0 49 2 70 2 0-7 0-13 0-20-41 0-48 0-48-29 0-38 0-76 0-115 0-66 45-101 84-101 40 0 47 35 47 71 0 48 0 97 0 145 0 29-7 29-49 29 0 7 0 13 0 20 22 0 54-2 72-2 17 0 49 2 71 2 0-7 0-13 0-20-44 0-49 0-49-29 0-38 0-76 0-115 0-66 45-101 85-101 39 0 46 35 46 71 0 48 0 97 0 145 0 29-7 29-48 29 0 7 0 13 0 20 21 0 54-2 70-2s50 2 72 2c0-7 0-13 0-20-34 0-49 0-50-18 0-40 0-80 0-120 0-56 0-76-20-98-9-10-29-23-67-23-52 0-81 38-92 61-7-54-54-61-82-61-47 0-76 27-94 67 0-23 0-45 0-67-30 2-60 5-90 7 0 7 0 13 0 20 45 0 50 4 50 34z">
                <text:p/>
              </draw:path>
              <draw:path draw:style-name="gr2" draw:text-style-name="P2" draw:layer="layout" svg:width="0.31cm" svg:height="0.4cm" svg:x="8.591cm" svg:y="12.412cm" svg:viewBox="0 0 311 401" svg:d="M90 41c0-13 0-27 0-41-30 2-60 5-90 7 0 7 0 13 0 20 45 0 49 4 49 31 0 99 0 198 0 297 0 27-8 27-49 27 0 6 0 13 0 19 22 0 54-1 70-1s49 1 72 1c0-6 0-13 0-19-43 0-50 0-50-27 0-36 0-71 0-107 0-2 0-4 0-7 3 11 30 45 79 45 74 0 140-61 140-144 0-79-61-142-133-142-48 0-75 27-88 41zM92 207c0-47 0-94 0-140 18-33 50-51 83-51 45 0 84 56 84 126 0 78-45 130-92 130-25 0-48-13-66-38-9-14-9-14-9-27z">
                <text:p/>
              </draw:path>
              <draw:path draw:style-name="gr2" draw:text-style-name="P2" draw:layer="layout" svg:width="0.197cm" svg:height="0.395cm" svg:x="8.936cm" svg:y="12.303cm" svg:viewBox="0 0 198 396" svg:d="M97 137c30 0 60 0 90 0 0-7 0-13 0-20-30 0-60 0-90 0 0-39 0-78 0-117-5 0-11 0-16 0 0 52-20 119-81 122 0 5 0 10 0 15 18 0 36 0 54 0 0 58 0 116 0 174 0 78 58 85 81 85 45 0 63-45 63-85 0-12 0-24 0-36-5 0-11 0-16 0 0 12 0 23 0 35 0 46-20 70-43 70-42 0-42-58-42-69 0-58 0-116 0-174z">
                <text:p/>
              </draw:path>
              <draw:path draw:style-name="gr2" draw:text-style-name="P2" draw:layer="layout" svg:width="0.307cm" svg:height="0.4cm" svg:x="9.165cm" svg:y="12.42cm" svg:viewBox="0 0 308 401" svg:d="M250 59c16-39 49-39 58-39 0-7 0-13 0-20-15 0-33 2-47 2-11 0-41-2-54-2 0 7 0 13 0 20 18 0 29 11 29 27 0 5 0 7-4 14-21 52-43 105-65 157-23-57-46-114-70-171-2-6-3-9-3-11 0-16 23-16 36-16 0-7 0-13 0-20-17 0-58 2-69 2-18 0-43-2-61-2 0 7 0 13 0 20 29 0 41 0 50 21 32 77 64 154 96 231-4 9-13 29-16 38-15 34-33 77-72 77-4 0-18 0-31-11 20-2 25-16 25-27 0-16-12-25-27-25-12 0-25 7-25 27 0 29 25 50 58 50 39 0 66-36 81-72 37-90 74-180 111-270z">
                <text:p/>
              </draw:path>
              <draw:path draw:style-name="gr2" draw:text-style-name="P2" draw:layer="layout" svg:width="0.206cm" svg:height="0.289cm" svg:x="9.771cm" svg:y="12.409cm" svg:viewBox="0 0 207 290" svg:d="M112 160c14 2 64 13 64 58 0 32-21 57-70 57-54 0-75-36-88-90-2-7-2-10-9-10-9 0-9 5-9 16 0 28 0 56 0 84 0 11 0 15 7 15 4 0 4 0 16-13 2-2 2-2 13-14 29 27 56 27 70 27 72 0 101-43 101-88 0-33-18-53-25-60-22-20-47-25-72-30-36-8-79-17-79-53 0-21 16-48 72-48 68 0 72 57 73 77 0 6 6 6 8 6 9 0 9-4 9-15 0-21 0-43 0-65 0-10 0-14-8-14-3 0-5 0-12 7-2 2-9 9-11 11-25-18-50-18-59-18-78 0-103 41-103 77 0 22 11 40 29 54 20 17 38 20 83 29z">
                <text:p/>
              </draw:path>
              <draw:path draw:style-name="gr2" draw:text-style-name="P2" draw:layer="layout" svg:width="0.244cm" svg:height="0.289cm" svg:x="10.018cm" svg:y="12.409cm" svg:viewBox="0 0 245 290" svg:d="M54 124c4-95 56-111 77-111 67 0 72 86 72 111-49 0-99 0-149 0zM52 137c60 0 119 0 178 0 13 0 15 0 15-13 0-63-34-124-114-124-72 0-131 65-131 144 0 85 67 146 140 146 78 0 105-70 105-83 0-5-4-7-7-7-6 0-8 3-9 9-22 65-80 65-85 65-32 0-58-18-72-42-20-30-20-72-20-95z">
                <text:p/>
              </draw:path>
              <draw:path draw:style-name="gr2" draw:text-style-name="P2" draw:layer="layout" svg:width="0.197cm" svg:height="0.395cm" svg:x="10.293cm" svg:y="12.303cm" svg:viewBox="0 0 198 396" svg:d="M97 137c31 0 61 0 92 0 0-7 0-13 0-20-31 0-61 0-92 0 0-39 0-78 0-117-5 0-9 0-14 0-2 52-20 119-83 122 0 5 0 10 0 15 18 0 36 0 54 0 0 58 0 116 0 174 0 78 59 85 83 85 45 0 61-45 61-85 0-12 0-24 0-36-5 0-10 0-14 0 0 12 0 23 0 35 0 46-20 70-44 70-43 0-43-58-43-69 0-58 0-116 0-174z">
                <text:p/>
              </draw:path>
              <draw:path draw:style-name="gr2" draw:text-style-name="P2" draw:layer="layout" svg:width="0.206cm" svg:height="0.289cm" svg:x="10.549cm" svg:y="12.409cm" svg:viewBox="0 0 207 290" svg:d="M110 160c14 2 66 13 66 58 0 32-21 57-72 57-52 0-75-36-88-90-2-7-2-10-9-10s-7 5-7 16c0 28 0 56 0 84 0 11 0 15 7 15 4 0 4 0 16-13 0-2 0-2 13-14 27 27 56 27 68 27 74 0 103-43 103-88 0-33-20-53-27-60-22-20-45-25-72-30-36-8-77-17-77-53 0-21 16-48 70-48 70 0 74 57 74 77 1 6 4 4 7 6 9 0 9-4 9-15 0-21 0-43 0-65 0-10 0-14-7-14-4 0-4 0-13 7-2 2-7 9-11 11-23-18-50-18-59-18-78 0-101 41-101 77 0 22 11 40 27 54 20 17 38 20 83 29z">
                <text:p/>
              </draw:path>
              <draw:path draw:style-name="gr2" draw:text-style-name="P2" draw:layer="layout" svg:width="0.073cm" svg:height="0.188cm" svg:x="10.831cm" svg:y="12.625cm" svg:viewBox="0 0 74 189" svg:d="M74 67c0-42-15-67-40-67-21 0-34 17-34 34s11 33 34 33c9 0 18-4 24-9h1c1 3 2 0 2 9 0 39-18 79-47 108-3 3-3 5-3 7 0 5 3 7 5 7 9 0 58-50 58-122z">
                <text:p/>
              </draw:path>
              <draw:path draw:style-name="gr2" draw:text-style-name="P2" draw:layer="layout" svg:width="0.433cm" svg:height="0.278cm" svg:x="11.244cm" svg:y="12.42cm" svg:viewBox="0 0 434 279" svg:d="M380 59c11-30 30-39 54-39 0-7 0-13 0-20-15 0-33 2-47 2-18 0-47-2-59-2 0 7 0 13 0 20 23 0 37 11 37 29 0 5 0 5-3 14-19 54-39 108-58 162-21-59-42-118-63-176-2-8-3-9-3-13 0-16 25-16 37-16 0-7 0-13 0-20-18 0-50 2-64 2-20 0-38-2-58-2 0 7 0 13 0 20 23 0 34 0 40 9 3 3 10 23 16 34-19 51-37 102-56 153-20-56-40-113-59-169-4-7-4-9-4-11 0-16 25-16 38-16 0-7 0-13 0-20-20 0-54 2-69 2-3 0-36-2-59-2 0 7 0 13 0 20 31 0 40 2 47 21 26 75 53 149 79 224 4 9 6 14 14 14s9-4 13-13c21-59 42-118 63-178 22 60 43 119 65 178 2 8 3 13 12 13s11-5 13-13c25-69 49-138 74-207z">
                <text:p/>
              </draw:path>
              <draw:path draw:style-name="gr2" draw:text-style-name="P2" draw:layer="layout" svg:width="0.316cm" svg:height="0.438cm" svg:x="11.71cm" svg:y="12.252cm" svg:viewBox="0 0 317 439" svg:d="M49 391c0 28-8 28-49 28 0 7 0 14 0 20 22 0 54-2 70-2s51 2 72 2c0-6 0-13 0-20-43 0-50 0-50-28 0-39 0-77 0-116 0-66 45-100 86-100 40 0 47 34 47 70 0 48 0 97 0 146 0 28-7 28-50 28 0 7 0 14 0 20 23 0 55-2 72-2 16 0 48 2 70 2 0-6 0-13 0-20-33 0-49 0-49-18 0-40 0-80 0-120 0-56 0-76-20-97-9-11-28-24-66-24-52 0-81 38-92 61 0-73 0-147 0-221-30 2-60 5-90 7 0 7 0 13 0 20 43 0 49 4 49 36 0 109 0 218 0 328z">
                <text:p/>
              </draw:path>
              <draw:path draw:style-name="gr2" draw:text-style-name="P2" draw:layer="layout" svg:width="0.134cm" svg:height="0.422cm" svg:x="12.061cm" svg:y="12.268cm" svg:viewBox="0 0 135 423" svg:d="M92 144c-30 2-59 5-88 7 0 7 0 13 0 20 39 0 46 4 46 34 0 57 0 113 0 169 0 29-7 29-50 29 0 7 0 13 0 20 20 0 54-2 70-2 22 0 43 2 65 2 0-7 0-13 0-20-41 0-43-2-43-27 0-77 0-155 0-232zM94 34c0-21-17-34-33-34-20 0-34 18-34 34s14 33 34 33c16 0 33-13 33-33z">
                <text:p/>
              </draw:path>
              <draw:path draw:style-name="gr2" draw:text-style-name="P2" draw:layer="layout" svg:width="0.24cm" svg:height="0.289cm" svg:x="12.237cm" svg:y="12.409cm" svg:viewBox="0 0 241 290" svg:d="M52 146c0-105 52-130 87-130 5 0 45 0 66 24-25 1-29 19-29 28 0 17 11 29 29 29 16 0 29-11 29-30 0-44-47-67-97-67-78 0-137 68-137 146 0 81 63 144 137 144 84 0 104-77 104-83s-5-5-7-5c-7 0-7 1-9 5-18 59-59 67-83 67-34 0-90-27-90-128z">
                <text:p/>
              </draw:path>
              <draw:path draw:style-name="gr2" draw:text-style-name="P2" draw:layer="layout" svg:width="0.318cm" svg:height="0.438cm" svg:x="12.5cm" svg:y="12.252cm" svg:viewBox="0 0 319 439" svg:d="M49 391c0 28-8 28-49 28 0 7 0 14 0 20 22 0 54-2 72-2 16 0 49 2 70 2 0-6 0-13 0-20-43 0-48 0-48-28 0-39 0-77 0-116 0-66 45-100 84-100 40 0 47 34 47 70 0 48 0 97 0 146 0 28-7 28-49 28 0 7 0 14 0 20 22 0 54-2 71-2 16 0 50 2 72 2 0-6 0-13 0-20-35 0-49 0-51-18 0-40 0-80 0-120 0-56 0-76-20-97-9-11-28-24-66-24-52 0-81 38-90 61 0-73 0-147 0-221-31 2-61 5-92 7 0 7 0 13 0 20 45 0 49 4 49 36 0 109 0 218 0 328z">
                <text:p/>
              </draw:path>
              <draw:path draw:style-name="gr2" draw:text-style-name="P2" draw:layer="layout" svg:width="0.206cm" svg:height="0.289cm" svg:x="13.117cm" svg:y="12.409cm" svg:viewBox="0 0 207 290" svg:d="M110 160c14 2 66 13 66 58 0 32-21 57-72 57-52 0-75-36-88-90-2-7-2-10-9-10s-7 5-7 16c0 28 0 56 0 84 0 11 0 15 7 15 4 0 4 0 16-13 0-2 0-2 13-14 27 27 56 27 68 27 74 0 103-43 103-88 0-33-20-53-27-60-22-20-45-25-72-30-36-8-77-17-77-53 0-21 16-48 70-48 70 0 74 57 74 77 1 6 4 4 7 6 9 0 9-4 9-15 0-21 0-43 0-65 0-10 0-14-7-14-4 0-4 0-13 7-2 2-7 9-11 11-23-18-50-18-59-18-78 0-101 41-101 77 0 22 11 40 27 54 20 17 38 20 83 29z">
                <text:p/>
              </draw:path>
              <draw:path draw:style-name="gr2" draw:text-style-name="P2" draw:layer="layout" svg:width="0.244cm" svg:height="0.289cm" svg:x="13.364cm" svg:y="12.409cm" svg:viewBox="0 0 245 290" svg:d="M52 124c4-95 58-111 79-111 65 0 72 86 72 111-50 0-100 0-151 0zM52 137c59 0 118 0 177 0 14 0 16 0 16-13 0-63-34-124-114-124-73 0-131 65-131 144 0 85 67 146 139 146 77 0 106-70 106-83 0-5-6-7-9-7-6 0-7 3-7 9-24 65-80 65-87 65-30 0-56-18-70-42-20-30-20-72-20-95z">
                <text:p/>
              </draw:path>
              <draw:path draw:style-name="gr2" draw:text-style-name="P2" draw:layer="layout" svg:width="0.211cm" svg:height="0.278cm" svg:x="13.645cm" svg:y="12.412cm" svg:viewBox="0 0 212 279" svg:d="M88 68c0-22 0-45 0-68-29 2-59 5-88 7 0 7 0 13 0 20 45 0 49 4 49 34 0 57 0 113 0 169 0 29-6 29-49 29 0 7 0 13 0 20 25 0 54-2 72-2 25 0 56 0 81 2 0-7 0-13 0-20-5 0-10 0-14 0-47 0-47-7-47-29 0-32 0-64 0-97 0-63 25-119 74-119 5 0 5 0 7 0-2 0-15 8-15 26 0 16 13 27 27 27 11 0 27-9 27-29 0-21-19-38-46-38-47 0-69 41-78 68z">
                <text:p/>
              </draw:path>
              <draw:path draw:style-name="gr2" draw:text-style-name="P2" draw:layer="layout" svg:width="0.309cm" svg:height="0.278cm" svg:x="13.886cm" svg:y="12.42cm" svg:viewBox="0 0 310 279" svg:d="M252 61c5-14 16-41 58-41 0-7 0-13 0-20-15 0-33 2-47 2-15 0-45-2-56-2 0 7 0 13 0 20 23 0 31 14 31 27 0 5 0 7-4 14-22 54-43 108-65 162-23-59-47-117-70-176-4-9-2-7-4-11 0-16 26-16 36-16 0-7 0-13 0-20-19 0-54 2-68 2-18 0-43-2-63-2 0 7 0 13 0 20 41 0 43 3 52 23 30 75 60 149 90 223 4 9 6 13 15 13 8 0 10-5 12-13 28-68 55-136 83-205z">
                <text:p/>
              </draw:path>
              <draw:path draw:style-name="gr2" draw:text-style-name="P2" draw:layer="layout" svg:width="0.244cm" svg:height="0.289cm" svg:x="14.208cm" svg:y="12.409cm" svg:viewBox="0 0 245 290" svg:d="M54 124c4-95 56-111 77-111 67 0 72 86 72 111-49 0-99 0-149 0zM54 137c59 0 118 0 176 0 13 0 15 0 15-13 0-63-34-124-114-124-72 0-131 65-131 144 0 85 67 146 140 146 78 0 105-70 105-83 0-5-4-7-7-7-6 0-8 3-9 9-22 65-80 65-85 65-32 0-58-18-72-42-18-30-18-72-18-95z">
                <text:p/>
              </draw:path>
              <draw:path draw:style-name="gr2" draw:text-style-name="P2" draw:layer="layout" svg:width="0.283cm" svg:height="0.289cm" svg:x="14.764cm" svg:y="12.409cm" svg:viewBox="0 0 284 290" svg:d="M184 234c3 27 19 52 50 52 13 0 50-9 50-59 0-12 0-24 0-36-4 0-9 0-14 0 0 12 0 24 0 36 0 36-16 39-23 39-22 0-24-27-24-30 0-42 0-84 0-126 0-27 0-52-23-76-24-25-56-34-87-34-52 0-95 29-95 70 0 20 13 31 29 31 18 0 29-13 29-29 0-7-2-29-33-29 18-23 49-30 69-30 32 0 68 25 68 81 0 7 0 15 0 23-32 2-77 5-117 23-47 22-63 54-63 83 0 51 61 67 101 67 41 0 70-25 83-56zM180 131c0 21 0 42 0 63 0 60-47 81-74 81-32 0-57-21-57-54 0-34 27-86 131-90z">
                <text:p/>
              </draw:path>
              <draw:path draw:style-name="gr2" draw:text-style-name="P2" draw:layer="layout" svg:width="0.206cm" svg:height="0.289cm" svg:x="15.074cm" svg:y="12.409cm" svg:viewBox="0 0 207 290" svg:d="M112 160c14 2 64 13 64 58 0 32-21 57-70 57-54 0-75-36-88-90-2-7-2-10-9-10-9 0-9 5-9 16 0 28 0 56 0 84 0 11 0 15 7 15 4 0 4 0 16-13 2-2 2-2 13-14 29 27 56 27 70 27 72 0 101-43 101-88 0-33-18-53-25-60-22-20-47-25-72-30-36-8-79-17-79-53 0-21 16-48 72-48 68 0 72 57 73 77 0 6 6 6 8 6 9 0 9-4 9-15 0-21 0-43 0-65 0-10 0-14-8-14-3 0-5 0-12 7-2 2-9 9-11 11-25-18-50-18-59-18-78 0-103 41-103 77 0 22 11 40 29 54 20 17 38 20 83 29z">
                <text:p/>
              </draw:path>
              <draw:path draw:style-name="gr2" draw:text-style-name="P2" draw:layer="layout" svg:width="0.197cm" svg:height="0.395cm" svg:x="15.581cm" svg:y="12.303cm" svg:viewBox="0 0 198 396" svg:d="M97 137c30 0 60 0 90 0 0-7 0-13 0-20-30 0-60 0-90 0 0-39 0-78 0-117-5 0-11 0-16 0 0 52-20 119-81 122 0 5 0 10 0 15 17 0 35 0 52 0 0 58 0 116 0 174 0 78 60 85 83 85 45 0 63-45 63-85 0-12 0-24 0-36-5 0-11 0-16 0 0 12 0 23 0 35 0 46-20 70-43 70-42 0-42-58-42-69 0-58 0-116 0-174z">
                <text:p/>
              </draw:path>
              <draw:path draw:style-name="gr2" draw:text-style-name="P2" draw:layer="layout" svg:width="0.318cm" svg:height="0.438cm" svg:x="15.835cm" svg:y="12.252cm" svg:viewBox="0 0 319 439" svg:d="M49 391c0 28-8 28-49 28 0 7 0 14 0 20 22 0 54-2 72-2 16 0 49 2 70 2 0-6 0-13 0-20-43 0-50 0-50-28 0-39 0-77 0-116 0-66 45-100 86-100 40 0 47 34 47 70 0 48 0 97 0 146 0 28-7 28-50 28 0 7 0 14 0 20 23 0 55-2 72-2 16 0 50 2 72 2 0-6 0-13 0-20-35 0-49 0-51-18 0-40 0-80 0-120 0-56 0-76-20-97-9-11-28-24-66-24-52 0-81 38-92 61 0-73 0-147 0-221-30 2-60 5-90 7 0 7 0 13 0 20 43 0 49 4 49 36 0 109 0 218 0 328z">
                <text:p/>
              </draw:path>
              <draw:path draw:style-name="gr2" draw:text-style-name="P2" draw:layer="layout" svg:width="0.244cm" svg:height="0.289cm" svg:x="16.184cm" svg:y="12.409cm" svg:viewBox="0 0 245 290" svg:d="M52 124c4-95 58-111 79-111 65 0 71 86 71 111-50 0-100 0-150 0zM52 137c59 0 118 0 177 0 14 0 16 0 16-13 0-63-34-124-114-124-73 0-131 65-131 144 0 85 67 146 139 146 77 0 106-70 106-83 0-5-6-7-9-7-6 0-7 3-9 9-22 65-78 65-85 65-32 0-57-18-72-42-18-30-18-72-18-95z">
                <text:p/>
              </draw:path>
              <draw:path draw:style-name="gr2" draw:text-style-name="P2" draw:layer="layout" svg:width="0.316cm" svg:height="0.285cm" svg:x="16.733cm" svg:y="12.412cm" svg:viewBox="0 0 317 286" svg:d="M227 229c0 19 0 38 0 57 30-2 60-5 90-7 0-7 0-13 0-20-43 0-49-3-49-34 0-75 0-150 0-225-31 2-62 5-93 7 0 7 0 13 0 20 45 0 50 4 50 34 0 38 0 76 0 114 0 54-31 97-77 97-53 0-56-29-56-61 0-71 0-141 0-211-31 2-61 5-92 7 0 7 0 13 0 20 49 0 49 2 49 58 0 31 0 63 0 95 0 49 0 106 95 106 36 0 65-18 83-57z">
                <text:p/>
              </draw:path>
              <draw:path draw:style-name="gr2" draw:text-style-name="P2" draw:layer="layout" svg:width="0.318cm" svg:height="0.278cm" svg:x="17.084cm" svg:y="12.412cm" svg:viewBox="0 0 319 279" svg:d="M49 61c0 57 0 113 0 169 0 29-8 29-49 29 0 7 0 13 0 20 22 0 54-2 72-2 16 0 49 2 70 2 0-7 0-13 0-20-43 0-48 0-48-29 0-38 0-76 0-115 0-66 45-101 84-101 40 0 47 35 47 71 0 48 0 97 0 145 0 29-7 29-49 29 0 7 0 13 0 20 22 0 54-2 71-2 16 0 50 2 72 2 0-7 0-13 0-20-35 0-49 0-51-18 0-40 0-80 0-120 0-56 0-76-20-98-9-10-28-23-66-23-45 0-76 27-94 67 0-23 0-45 0-67-29 2-59 5-88 7 0 7 0 13 0 20 43 0 49 4 49 34z">
                <text:p/>
              </draw:path>
              <draw:path draw:style-name="gr2" draw:text-style-name="P2" draw:layer="layout" svg:width="0.136cm" svg:height="0.422cm" svg:x="17.435cm" svg:y="12.268cm" svg:viewBox="0 0 137 423" svg:d="M92 144c-30 2-59 5-88 7 0 7 0 13 0 20 41 0 46 4 46 34 0 57 0 113 0 169 0 29-7 29-50 29 0 7 0 13 0 20 22 0 56-2 70-2 22 0 45 2 67 2 0-7 0-13 0-20-43 0-45-2-45-27 0-77 0-155 0-232zM94 34c0-21-15-34-33-34-20 0-34 18-34 34s14 33 34 33c18 0 33-13 33-33z">
                <text:p/>
              </draw:path>
              <draw:path draw:style-name="gr2" draw:text-style-name="P2" draw:layer="layout" svg:width="0.309cm" svg:height="0.278cm" svg:x="17.603cm" svg:y="12.42cm" svg:viewBox="0 0 310 279" svg:d="M252 61c5-14 16-41 58-41 0-7 0-13 0-20-15 0-33 2-47 2-16 0-45-2-56-2 0 7 0 13 0 20 23 0 31 14 31 27 0 5-2 7-4 14-22 54-43 108-65 162-23-59-47-117-70-176-4-9-2-7-4-11 0-16 24-16 36-16 0-7 0-13 0-20-19 0-55 2-70 2-16 0-41-2-61-2 0 7 0 13 0 20 40 0 43 3 50 23 31 75 62 149 92 223 4 9 5 13 13 13s11-5 14-13c28-68 55-136 83-205z">
                <text:p/>
              </draw:path>
              <draw:path draw:style-name="gr2" draw:text-style-name="P2" draw:layer="layout" svg:width="0.244cm" svg:height="0.289cm" svg:x="17.925cm" svg:y="12.409cm" svg:viewBox="0 0 245 290" svg:d="M54 124c4-95 56-111 77-111 65 0 72 86 72 111-49 0-99 0-149 0zM52 137c59 0 118 0 177 0 14 0 16 0 16-13 0-63-34-124-114-124-73 0-131 65-131 144 0 85 67 146 139 146 77 0 106-70 106-83 0-5-6-7-9-7-6 0-6 3-7 9-22 65-80 65-87 65-30 0-56-18-70-42-20-30-20-72-20-95z">
                <text:p/>
              </draw:path>
              <draw:path draw:style-name="gr2" draw:text-style-name="P2" draw:layer="layout" svg:width="0.211cm" svg:height="0.278cm" svg:x="18.206cm" svg:y="12.412cm" svg:viewBox="0 0 212 279" svg:d="M88 68c0-22 0-45 0-68-29 2-59 5-88 7 0 7 0 13 0 20 45 0 50 4 50 34 0 57 0 113 0 169 0 29-7 29-50 29 0 7 0 13 0 20 25 0 54-2 72-2 25 0 56 0 81 2 0-7 0-13 0-20-4 0-8 0-13 0-46 0-48-7-48-29 0-32 0-64 0-97 0-63 27-119 74-119 5 0 5 0 7 0-2 0-15 8-15 26 0 16 13 27 27 27 13 0 27-9 27-29 0-21-19-38-46-38-45 0-69 41-78 68z">
                <text:p/>
              </draw:path>
              <draw:path draw:style-name="gr2" draw:text-style-name="P2" draw:layer="layout" svg:width="0.206cm" svg:height="0.289cm" svg:x="18.458cm" svg:y="12.409cm" svg:viewBox="0 0 207 290" svg:d="M110 160c14 2 66 13 66 58 0 32-23 57-72 57-54 0-75-36-88-90-2-7-2-10-9-10s-7 5-7 16c0 28 0 56 0 84 0 11 0 15 7 15 2 0 4 0 15-13 1-2 1-2 12-14 29 27 58 27 70 27 72 0 103-43 103-88 0-33-20-53-27-60-22-20-45-25-72-30-36-8-77-17-77-53 0-21 16-48 70-48 70 0 72 57 74 77 0 6 4 4 7 6 9 0 9-4 9-15 0-21 0-43 0-65 0-10 0-14-7-14-4 0-6 0-13 7-2 2-9 9-11 11-23-18-50-18-59-18-78 0-101 41-101 77 0 22 9 40 27 54 20 17 38 20 83 29z">
                <text:p/>
              </draw:path>
              <draw:path draw:style-name="gr2" draw:text-style-name="P2" draw:layer="layout" svg:width="0.244cm" svg:height="0.289cm" svg:x="18.704cm" svg:y="12.409cm" svg:viewBox="0 0 245 290" svg:d="M52 124c4-95 58-111 79-111 65 0 71 86 71 111-50 0-100 0-150 0zM52 137c59 0 118 0 177 0 12 0 16 0 16-13 0-63-34-124-114-124-73 0-131 65-131 144 0 85 65 146 139 146 77 0 106-70 106-83 0-5-6-7-9-7-6 0-7 3-9 9-22 65-79 65-85 65-32 0-57-18-72-42-18-30-18-72-18-95z">
                <text:p/>
              </draw:path>
              <draw:path draw:style-name="gr2" draw:text-style-name="P2" draw:layer="layout" svg:width="0.28cm" svg:height="0.289cm" svg:x="19.249cm" svg:y="12.409cm" svg:viewBox="0 0 281 290" svg:d="M281 148c0-81-63-148-141-148-79 0-140 68-140 148 0 81 67 142 140 142 76 0 141-61 141-142zM140 274c-27 0-54-13-72-42-16-29-16-66-16-90 0-25 0-59 16-86 17-29 47-43 72-43 27 0 55 14 72 41s17 65 17 88c0 24 0 58-15 85-14 29-41 47-74 47z">
                <text:p/>
              </draw:path>
              <draw:path draw:style-name="gr2" draw:text-style-name="P2" draw:layer="layout" svg:width="0.202cm" svg:height="0.445cm" svg:x="19.57cm" svg:y="12.245cm" svg:viewBox="0 0 203 446" svg:d="M90 175c0-25 0-50 0-74 0-56 29-87 58-87 1 0 10 0 19 6-7 2-18 11-18 25s11 27 27 27c18 0 27-13 27-27 0-23-23-45-55-45-45 0-99 34-99 101 0 24 0 49 0 74-17 0-33 0-49 0 0 6 0 13 0 19 16 0 32 0 49 0 0 68 0 136 0 204 0 29-6 29-49 29 0 6 0 13 0 19 25 0 54-1 72-1 25 0 56 0 81 1 0-6 0-13 0-19-5 0-10 0-14 0-47 0-47-8-47-29 0-68 0-136 0-204 24 0 48 0 72 0 0-6 0-13 0-19-25 0-49 0-74 0z">
                <text:p/>
              </draw:path>
              <draw:path draw:style-name="gr2" draw:text-style-name="P2" draw:layer="layout" svg:width="0.156cm" svg:height="0.42cm" svg:x="20.059cm" svg:y="12.277cm" svg:viewBox="0 0 157 421" svg:d="M157 324c0-7-6-7-9-7-9 0-9 2-11 11-6 19-22 79-60 79-5 0-14 0-14-18 0-16 9-36 18-60 13-36 26-72 40-108 7-19 7-23 7-36 0-34-24-50-47-50-59 0-81 94-81 97 0 6 7 6 9 6 9 0 9 0 13-9 5-22 21-80 57-80 7 0 15 2 15 17 0 16-8 34-11 46-7 18-13 35-20 53-7 19-16 41-23 63-9 23-11 30-11 43 0 25 14 50 48 50 60 0 80-95 80-97zM153 20c0-16-13-20-22-20-12 0-28 13-28 31 0 14 12 19 21 19 13 0 29-12 29-30z">
                <text:p/>
              </draw:path>
              <draw:path draw:style-name="gr2" draw:text-style-name="P2" draw:layer="layout" svg:width="0.318cm" svg:height="0.285cm" svg:x="20.254cm" svg:y="12.412cm" svg:viewBox="0 0 319 286" svg:d="M92 169c3-14 7-27 11-41 9-33 9-33 19-52 9-15 36-62 85-62 27 0 29 27 29 42 0 39-27 113-36 138-9 22-11 29-11 42 0 27 18 50 49 50 59 0 81-93 81-97 0-7-6-7-11-7-7 0-7 2-11 11-5 18-22 79-58 79-14 0-14-9-14-18 0-16 5-33 11-47 12-34 39-104 39-142 0-51-36-65-66-65-52 0-83 38-90 50-6-32-27-50-54-50-22 0-34 14-45 32-13 27-20 63-20 65 0 6 5 6 9 6 9 0 9 0 13-15 10-43 23-74 43-74 16 0 16 18 16 26 0 9-2 21-5 32-16 63-32 126-47 189-2 4-2 7-2 9 0 7 5 16 18 16 7 0 18-3 22-16 8-34 16-67 25-101z">
                <text:p/>
              </draw:path>
              <draw:path draw:style-name="gr2" draw:text-style-name="P2" draw:layer="layout" svg:width="0.177cm" svg:height="0.402cm" svg:x="20.614cm" svg:y="12.295cm" svg:viewBox="0 0 178 403" svg:d="M108 144c17 0 35 0 52 0 11 0 18 0 18-13 0-7-5-7-16-7-17 0-34 0-50 0 7-31 15-62 23-93 4-9 4-11 4-15 0-12-11-16-18-16-17 0-22 14-24 23-8 34-17 68-25 101-18 0-36 0-54 0-11 0-18 0-18 11 0 9 5 9 16 9 17 0 34 0 51 0-15 60-30 120-45 180-2 4-4 13-4 22 0 32 22 57 54 57 63 0 95-93 95-97 0-7-5-7-9-7-7 0-7 2-12 12-11 31-36 78-72 78-18 0-18-15-18-25 0-6 0-15 5-33 16-62 31-125 47-187z">
                <text:p/>
              </draw:path>
              <draw:path draw:style-name="gr2" draw:text-style-name="P2" draw:layer="layout" svg:width="0.222cm" svg:height="0.285cm" svg:x="20.839cm" svg:y="12.412cm" svg:viewBox="0 0 223 286" svg:d="M79 133c18 0 61-2 92-14 50-20 50-61 50-65 0-29-23-54-64-54-67 0-157 63-157 176 0 56 31 110 90 110 81 0 133-63 133-72 0-3-3-11-9-11-3 0-3 0-9 8-47 59-102 61-113 61-42 0-49-45-49-69 0-25 7-54 11-70 8 0 17 0 25 0zM58 119c27-103 93-105 99-105 25 0 39 17 39 38 0 67-104 67-124 67-5 0-10 0-14 0z">
                <text:p/>
              </draw:path>
              <draw:path draw:style-name="gr2" draw:text-style-name="P2" draw:layer="layout" svg:width="0.274cm" svg:height="0.408cm" svg:x="21.058cm" svg:y="12.412cm" svg:viewBox="0 0 275 409" svg:d="M180 247c-4 17-8 34-13 52-7 32-10 45-28 66-26 29-51 29-62 29-7 0-27 0-43-5 13-6 20-20 20-31 0-7-5-20-23-20-11 0-31 9-31 35 0 25 23 36 77 36 67 0 114-42 126-90 23-93 46-185 69-278 3-9 3-10 3-12 0-13-10-16-18-16-7 0-21 5-23 23-9-18-27-36-54-36-70 0-144 94-144 182 0 54 31 97 77 97 33 0 60-25 67-32zM221 81c-9 38-19 77-28 115-4 20-44 69-78 69s-36-47-36-54c0-31 20-105 33-135 16-35 43-62 68-62 38 0 43 53 43 58 0 3-1 6-2 9z">
                <text:p/>
              </draw:path>
              <draw:path draw:style-name="gr2" draw:text-style-name="P2" draw:layer="layout" svg:width="0.256cm" svg:height="0.285cm" svg:x="21.368cm" svg:y="12.412cm" svg:viewBox="0 0 257 286" svg:d="M112 97c0-2 28-83 82-83 4 0 22 0 35 8-22 7-24 28-24 30 0 9 6 22 22 22 11 0 30-9 30-34 0-33-41-40-61-40-45 0-66 31-77 45-7-32-31-45-52-45-24 0-36 14-45 32-13 27-22 63-22 65 0 6 7 6 11 6 7 0 9 0 11-15 12-43 23-74 43-74 16 0 16 18 16 26 0 9-2 21-4 32-15 63-31 126-46 189-2 4-2 7-2 9 0 7 3 16 16 16 20 0 23-18 25-23 14-55 28-111 42-166z">
                <text:p/>
              </draw:path>
              <draw:path draw:style-name="gr2" draw:text-style-name="P2" draw:layer="layout" svg:width="0.156cm" svg:height="0.42cm" svg:x="21.636cm" svg:y="12.277cm" svg:viewBox="0 0 157 421" svg:d="M157 324c0-7-6-7-9-7-9 0-9 2-11 11-6 19-24 79-60 79-5 0-14 0-14-18 0-16 9-36 16-60 14-36 28-72 42-108 5-19 7-23 7-36 0-34-24-50-47-50-59 0-81 94-81 97 0 6 5 6 9 6 7 0 9 0 11-9 5-22 23-80 59-80 7 0 15 2 15 17 0 16-8 34-13 46-6 18-12 35-18 53-9 19-16 41-23 63-9 23-13 30-13 43 0 25 16 50 49 50 59 0 81-95 81-97zM153 20c0-16-13-20-22-20-12 0-30 13-30 31 0 14 12 19 21 19 13 0 31-12 31-30z">
                <text:p/>
              </draw:path>
              <draw:path draw:style-name="gr2" draw:text-style-name="P2" draw:layer="layout" svg:width="0.177cm" svg:height="0.402cm" svg:x="21.834cm" svg:y="12.295cm" svg:viewBox="0 0 178 403" svg:d="M108 144c17 0 35 0 52 0 11 0 18 0 18-13 0-7-5-7-14-7-18 0-35 0-52 0 7-31 15-62 23-93 4-9 4-11 4-15 0-12-11-16-18-16-15 0-22 14-24 23-8 34-17 68-25 101-18 0-36 0-54 0-11 0-18 0-18 11 0 9 5 9 16 9 17 0 34 0 51 0-15 60-30 120-45 180-2 4-4 13-4 22 0 32 22 57 54 57 63 0 95-93 95-97 0-7-3-7-9-7-7 0-7 2-12 12-11 31-36 78-72 78-18 0-18-15-18-25 0-6 0-15 5-33 16-62 31-125 47-187z">
                <text:p/>
              </draw:path>
              <draw:path draw:style-name="gr2" draw:text-style-name="P2" draw:layer="layout" svg:width="0.273cm" svg:height="0.408cm" svg:x="22.039cm" svg:y="12.412cm" svg:viewBox="0 0 274 409" svg:d="M173 263c-24 104-70 131-101 131s-40-23-40-27c2 0 0 0 6-2 18-1 27-19 27-30 0-13-11-20-22-20-9 0-32 4-32 40 0 32 25 54 61 54 65 0 122-65 139-128 20-83 40-166 61-249 2-3 2-7 2-9 0-7-4-16-18-16-18 0-24 18-24 24-15 61-31 123-47 185-3 18-28 56-66 56-29 0-34-27-34-49 0-38 19-95 36-138 5-13 9-22 9-35 0-30-22-50-49-50-59 0-81 94-81 97 0 6 7 6 9 6 9 0 9 0 13-9 5-20 21-80 57-80 7 0 15 2 15 18 0 15-6 33-15 56-16 45-34 92-34 124 0 56 38 74 72 74 29 0 49-14 56-23z">
                <text:p/>
              </draw:path>
              <draw:path draw:style-name="gr2" draw:text-style-name="P2" draw:layer="layout" svg:width="0.132cm" svg:height="0.445cm" svg:x="2.113cm" svg:y="13.012cm" svg:viewBox="0 0 133 446" svg:d="M131 16c2-2 2-7 2-9 0-5-3-7-9-7-2 0-7 0-9 2-21 1-42 2-63 3-7 2-14 2-14 15 0 7 5 7 14 7 31 0 33 4 33 11 0 2-2 9-2 11-27 105-53 210-79 315 0 3-4 16-4 25 0 34 22 57 52 57 25 0 38-18 45-34 11-21 20-61 20-63 0-7-5-7-9-7s-7 0-9 4c-1 5-2 10-4 16-10 43-23 70-41 70-16 0-16-18-16-25 0-6 0-15 3-31 30-120 60-240 90-360z">
                <text:p/>
              </draw:path>
              <draw:path draw:style-name="gr2" draw:text-style-name="P2" draw:layer="layout" svg:width="0.222cm" svg:height="0.285cm" svg:x="2.287cm" svg:y="13.172cm" svg:viewBox="0 0 223 286" svg:d="M79 133c18 0 61-2 92-14 49-20 49-61 49-67 0-29-24-52-63-52-67 0-157 63-157 175 0 57 31 111 90 111 81 0 133-63 133-74 0-1-5-9-11-9-1 0-1 0-7 8-47 59-102 61-113 61-42 0-49-45-49-70 0-24 6-53 11-69 8 0 17 0 25 0zM58 119c27-105 91-106 99-106 25 0 39 18 39 39 0 67-104 67-126 67-4 0-8 0-12 0z">
                <text:p/>
              </draw:path>
              <draw:path draw:style-name="gr2" draw:text-style-name="P2" draw:layer="layout" svg:width="0.26cm" svg:height="0.285cm" svg:x="2.557cm" svg:y="13.172cm" svg:viewBox="0 0 261 286" svg:d="M261 41c0-23-9-41-27-41-14 0-31 14-31 29 0 7 6 12 9 16 15 16 17 38 17 50 0 18-29 177-103 177-34 0-40-33-40-52 0-38 20-92 36-137 4-11 8-20 8-33 0-32-20-50-49-50-58 0-81 94-81 97 0 6 7 6 11 6 7 0 9-2 11-9 5-20 21-81 59-81 7 0 13 1 13 18 0 16-6 32-15 57-20 54-32 92-32 123 0 57 41 75 77 75 106 0 137-228 137-245z">
                <text:p/>
              </draw:path>
              <draw:path draw:style-name="gr2" draw:text-style-name="P2" draw:layer="layout" svg:width="0.222cm" svg:height="0.285cm" svg:x="2.869cm" svg:y="13.172cm" svg:viewBox="0 0 223 286" svg:d="M79 133c18 0 61-2 92-14 50-20 50-61 50-67 0-29-23-52-64-52-67 0-157 63-157 175 0 57 31 111 90 111 81 0 133-63 133-74 0-1-3-9-9-9-3 0-3 0-9 8-47 59-102 61-113 61-42 0-49-45-49-70 0-24 7-53 11-69 8 0 17 0 25 0zM58 119c27-105 93-106 99-106 25 0 39 18 39 39 0 67-104 67-124 67-5 0-10 0-14 0z">
                <text:p/>
              </draw:path>
              <draw:path draw:style-name="gr2" draw:text-style-name="P2" draw:layer="layout" svg:width="0.132cm" svg:height="0.445cm" svg:x="3.148cm" svg:y="13.012cm" svg:viewBox="0 0 133 446" svg:d="M131 16c0-2 2-7 2-9 0-5-3-7-9-7-2 0-7 0-9 2-21 1-42 2-63 3-7 2-14 2-14 15 0 7 5 7 14 7 31 0 33 4 33 11 0 2-2 9-2 11-27 105-53 210-79 315-2 3-4 16-4 25 0 34 22 57 52 57 24 0 38-18 45-34 11-21 20-61 20-63 0-7-5-7-9-7s-7 0-9 4c-2 5-4 10-5 16-11 43-22 70-40 70-16 0-16-18-16-25 0-6 0-15 3-31 30-120 60-240 90-360z">
                <text:p/>
              </draw:path>
              <draw:path draw:style-name="gr2" draw:text-style-name="P2" draw:layer="layout" svg:width="0.217cm" svg:height="0.285cm" svg:x="3.297cm" svg:y="13.172cm" svg:viewBox="0 0 218 286" svg:d="M108 155c29 5 56 12 56 47 0 19-16 70-81 70-15 0-51-4-61-36 32-2 32-29 32-31 0-12-9-20-22-20-14 0-32 11-32 40 0 38 36 61 81 61 95 0 121-77 121-106 0-56-51-67-76-72-18-4-41-9-41-36 0-16 14-59 64-59 17 0 40 7 47 30-20 4-25 20-25 27s4 18 20 18c11 0 27-7 27-36s-27-52-69-52c-73 0-99 59-99 94 0 48 40 57 58 61z">
                <text:p/>
              </draw:path>
              <draw:path draw:style-name="gr2" draw:text-style-name="P2" draw:layer="layout" svg:width="0.283cm" svg:height="0.291cm" svg:x="3.798cm" svg:y="13.167cm" svg:viewBox="0 0 284 292" svg:d="M184 236c3 25 19 52 50 52 13 0 50-9 50-59 0-12 0-24 0-36-4 0-9 0-14 0 0 12 0 24 0 36 0 36-16 39-23 39-22 0-24-29-24-32 0-42 0-84 0-126 0-27 0-51-23-74-24-25-56-36-87-36-52 0-95 31-95 72 0 20 13 31 29 31 18 0 29-13 29-31 0-7-2-27-33-29 18-21 49-29 69-29 32 0 68 26 68 81 0 8 0 16 0 24-32 2-77 3-117 23-47 22-63 54-63 81 0 52 61 69 101 69 41 0 70-26 83-56zM180 133c0 21 0 42 0 63 0 60-47 81-74 81-32 0-57-21-57-54 0-34 27-86 131-90z">
                <text:p/>
              </draw:path>
              <draw:path draw:style-name="gr2" draw:text-style-name="P2" draw:layer="layout" svg:width="0.318cm" svg:height="0.278cm" svg:x="4.107cm" svg:y="13.172cm" svg:viewBox="0 0 319 279" svg:d="M49 61c0 57 0 113 0 169 0 29-6 29-49 29 0 7 0 13 0 20 22 0 54-2 72-2 16 0 49 2 70 2 0-7 0-13 0-20-41 0-48 0-48-29 0-39 0-78 0-117 0-64 45-100 84-100 40 0 47 34 47 70 0 49 0 98 0 147 0 29-7 29-49 29 0 7 0 13 0 20 22 0 54-2 71-2 18 0 50 2 72 2 0-7 0-13 0-20-33 0-49 0-51-20 0-40 0-80 0-120 0-54 0-74-18-96-9-10-30-23-66-23-47 0-78 27-94 65 0-22 0-43 0-65-30 2-60 4-90 5 0 7 0 14 0 20 45 0 49 6 49 36z">
                <text:p/>
              </draw:path>
              <draw:path draw:style-name="gr2" draw:text-style-name="P2" draw:layer="layout" svg:width="0.31cm" svg:height="0.445cm" svg:x="4.46cm" svg:y="13.012cm" svg:viewBox="0 0 311 446" svg:d="M220 405c0 14 0 28 0 41 30-2 61-4 91-7 0-6 0-13 0-20-43 0-48-5-48-36 0-127 0-255 0-383-31 2-61 5-92 7 0 7 0 13 0 20 45 0 50 4 50 34 0 46 0 91 0 137-19-22-46-38-81-38-73 0-140 61-140 142s61 144 133 144c42 0 70-21 87-41zM220 234c0 43 0 86 0 130 0 12 0 12-8 23-19 31-48 45-75 45-29 0-51-16-67-41-16-26-18-62-18-87 0-23 2-61 20-90 13-20 38-41 72-41 22 0 49 11 68 38 8 10 8 12 8 23z">
                <text:p/>
              </draw:path>
              <draw:path draw:style-name="gr2" draw:text-style-name="P2" draw:layer="layout" svg:width="0.217cm" svg:height="0.285cm" svg:x="5.048cm" svg:y="13.172cm" svg:viewBox="0 0 218 286" svg:d="M108 155c29 5 58 12 58 47 0 19-18 70-83 70-15 0-51-4-61-36 32-2 32-29 32-31 0-12-9-20-22-20-14 0-32 11-32 40 0 38 38 61 81 61 95 0 121-77 121-106 0-56-51-67-76-72-18-4-41-9-41-36 0-16 14-59 64-59 17 0 40 7 47 30-20 4-25 20-25 27s4 18 20 18c11 0 27-7 27-36s-27-52-69-52c-73 0-99 59-99 94 0 48 40 57 58 61z">
                <text:p/>
              </draw:path>
              <draw:path draw:style-name="gr2" draw:text-style-name="P2" draw:layer="layout" svg:width="0.224cm" svg:height="0.285cm" svg:x="5.331cm" svg:y="13.172cm" svg:viewBox="0 0 225 286" svg:d="M79 133c20 0 61-2 92-14 50-20 50-61 50-67 0-29-23-52-64-52-67 0-157 63-157 175 0 57 31 111 90 111 81 0 135-63 135-74 0-1-5-9-11-9-2 0-3 0-9 8-47 59-102 61-113 61-42 0-49-45-49-70 0-24 7-53 11-69 8 0 17 0 25 0zM59 119c27-105 92-106 98-106 25 0 39 18 39 39 0 67-104 67-124 67-4 0-8 0-13 0z">
                <text:p/>
              </draw:path>
              <draw:path draw:style-name="gr2" draw:text-style-name="P2" draw:layer="layout" svg:width="0.228cm" svg:height="0.285cm" svg:x="5.587cm" svg:y="13.172cm" svg:viewBox="0 0 229 286" svg:d="M207 40c-32 3-32 30-32 32 0 9 7 20 21 20 18 0 33-15 33-38 0-31-27-54-69-54-77 0-160 88-160 182 0 63 38 104 94 104 81 0 133-63 133-74 0-1-6-9-9-9-4 0-4 0-9 8-47 59-103 61-114 61-34 0-50-29-50-65 0-34 18-101 34-131 22-40 54-63 83-63 7 0 34 1 45 27z">
                <text:p/>
              </draw:path>
              <draw:path draw:style-name="gr2" draw:text-style-name="P2" draw:layer="layout" svg:width="0.301cm" svg:height="0.285cm" svg:x="5.862cm" svg:y="13.172cm" svg:viewBox="0 0 302 286" svg:d="M272 31c0-4 2-6 2-8 0-7-6-18-18-18-20 0-24 20-26 24-15 62-30 123-45 185-3 11-3 13-9 22-12 16-30 36-59 36-27 0-34-27-34-49 0-39 21-95 38-138 5-13 7-22 7-35 0-32-20-50-47-50-59 0-81 94-81 97 0 6 5 6 9 6 7 0 9-2 11-9 5-20 23-81 59-81 7 0 15 1 15 18 0 16-8 32-17 57-16 45-32 92-32 124 0 56 36 74 70 74s56-20 70-38c13 35 40 38 51 38 23 0 38-16 47-36 10-23 13-41 19-61 0-7-5-7-10-7-8 0-8 0-11 14-9 36-22 76-43 76-17 0-17-18-17-25 0-6 0-17 4-33 16-61 31-122 47-183z">
                <text:p/>
              </draw:path>
              <draw:path draw:style-name="gr2" draw:text-style-name="P2" draw:layer="layout" svg:width="0.256cm" svg:height="0.285cm" svg:x="6.2cm" svg:y="13.172cm" svg:viewBox="0 0 257 286" svg:d="M112 97c0-2 28-84 82-84 4 0 22 0 35 9-24 7-26 27-26 30 0 9 8 20 24 20 11 0 30-9 30-32 0-35-41-40-63-40-43 0-64 31-75 45-7-34-33-45-52-45-24 0-36 14-47 32-11 26-20 63-20 65 0 6 7 6 11 6 7 0 7 0 11-15 12-45 23-75 43-75 16 0 16 18 16 25 0 11-2 23-4 32-16 64-32 127-48 191 0 4-2 7-2 9 0 5 5 16 18 16 20 0 23-18 25-23 14-55 28-111 42-166z">
                <text:p/>
              </draw:path>
              <draw:path draw:style-name="gr2" draw:text-style-name="P2" draw:layer="layout" svg:width="0.157cm" svg:height="0.422cm" svg:x="6.467cm" svg:y="13.035cm" svg:viewBox="0 0 158 423" svg:d="M158 326c0-7-5-7-10-7-8 0-8 1-11 10-4 18-22 80-58 80-5 0-14 0-14-18 0-17 7-38 16-62 14-36 28-72 41-108 6-18 8-23 8-34 0-36-26-50-49-50-59 0-81 93-81 97 0 5 7 5 11 5 7 0 9-1 11-9 5-21 21-81 59-81 7 0 13 4 13 18 0 17-6 35-11 45-6 18-12 36-18 54-9 20-16 42-24 62-9 25-12 32-12 45 0 23 16 50 48 50 60 0 81-95 81-97zM155 22c0-17-13-22-22-22-14 0-30 13-30 31 0 16 12 21 21 21 13 0 31-12 31-30z">
                <text:p/>
              </draw:path>
              <draw:path draw:style-name="gr2" draw:text-style-name="P2" draw:layer="layout" svg:width="0.177cm" svg:height="0.402cm" svg:x="6.667cm" svg:y="13.055cm" svg:viewBox="0 0 178 403" svg:d="M106 142c18 0 36 0 54 0 11 0 18 0 18-11 0-9-5-9-16-9-17 0-34 0-50 0 7-31 15-62 23-93 4-9 4-9 4-13 0-12-11-16-18-16-17 0-22 13-26 23-7 33-15 66-23 99-18 0-36 0-54 0-11 0-18 0-18 13 0 7 5 7 16 7 17 0 34 0 51 0-15 61-30 121-45 182-2 4-4 13-4 22 0 32 20 57 54 57 63 0 95-95 95-97 0-7-5-7-9-7-7 0-7 0-12 12-11 31-38 78-74 78-16 0-16-16-16-25 0-6 0-17 3-33 16-63 32-126 47-189z">
                <text:p/>
              </draw:path>
              <draw:path draw:style-name="gr2" draw:text-style-name="P2" draw:layer="layout" svg:width="0.273cm" svg:height="0.408cm" svg:x="6.872cm" svg:y="13.172cm" svg:viewBox="0 0 274 409" svg:d="M173 263c-24 104-70 131-103 131-30 0-38-23-38-27 2 0 0-2 4-2 20-3 27-19 27-30 0-13-9-20-22-20-7 0-30 4-30 40 0 32 25 54 59 54 67 0 124-65 141-128 20-84 40-167 61-250 0-4 2-6 2-8 0-7-6-18-18-18-18 0-24 20-24 24-15 62-31 125-47 187-5 18-30 56-66 56-29 0-34-27-34-49 0-39 19-95 36-138 5-13 9-22 9-35 0-32-22-50-49-50-59 0-81 94-81 97 0 6 5 6 9 6 9 0 9-2 13-9 3-20 21-81 57-81 7 0 15 1 15 18 0 16-8 32-15 57-18 45-34 92-34 124 0 56 38 74 72 74 29 0 49-16 56-23z">
                <text:p/>
              </draw:path>
              <draw:path draw:style-name="gr2" draw:text-style-name="P2" draw:layer="layout" svg:width="0.134cm" svg:height="0.445cm" svg:x="7.412cm" svg:y="13.012cm" svg:viewBox="0 0 135 446" svg:d="M133 16c0-2 2-7 2-9 0-5-4-7-9-7-2 0-9 0-11 2-21 1-42 2-63 3-7 2-14 2-14 15 0 7 7 7 16 7 31 0 31 4 31 11 0 2-2 9-2 11-27 105-53 210-79 315 0 3-4 16-4 25 0 34 23 57 54 57 23 0 36-18 45-34 11-21 20-61 20-63 0-7-6-7-11-7-2 0-7 0-9 4-1 5-2 10-4 16-10 43-23 70-41 70-16 0-16-18-16-25 0-6 0-15 3-31 31-120 62-240 92-360z">
                <text:p/>
              </draw:path>
              <draw:path draw:style-name="gr2" draw:text-style-name="P2" draw:layer="layout" svg:width="0.222cm" svg:height="0.285cm" svg:x="7.586cm" svg:y="13.172cm" svg:viewBox="0 0 223 286" svg:d="M79 133c20 0 61-2 92-14 50-20 50-61 50-67 0-29-23-52-64-52-67 0-157 63-157 175 0 57 31 111 90 111 81 0 133-63 133-74 0-1-3-9-9-9-3 0-3 0-9 8-47 59-102 61-113 61-42 0-49-45-49-70 0-24 7-53 11-69 8 0 17 0 25 0zM58 119c27-105 93-106 99-106 25 0 39 18 39 39 0 67-104 67-124 67-5 0-10 0-14 0z">
                <text:p/>
              </draw:path>
              <draw:path draw:style-name="gr2" draw:text-style-name="P2" draw:layer="layout" svg:width="0.258cm" svg:height="0.285cm" svg:x="7.858cm" svg:y="13.172cm" svg:viewBox="0 0 259 286" svg:d="M259 41c0-23-7-41-27-41-14 0-29 14-29 29 0 7 4 12 8 16 16 16 18 38 18 50 0 18-31 177-103 177-34 0-41-33-41-52 0-38 19-92 37-137 2-11 6-20 6-33 0-32-20-50-47-50-59 0-81 94-81 97 0 6 5 6 9 6 9 0 9-2 11-9 5-20 23-81 59-81 7 0 15 1 15 18 0 16-8 32-17 57-19 54-32 92-32 123 0 57 41 75 79 75 106 0 135-228 135-245z">
                <text:p/>
              </draw:path>
              <draw:path draw:style-name="gr2" draw:text-style-name="P2" draw:layer="layout" svg:width="0.224cm" svg:height="0.285cm" svg:x="8.168cm" svg:y="13.172cm" svg:viewBox="0 0 225 286" svg:d="M79 133c20 0 61-2 92-14 50-20 50-61 50-67 0-29-23-52-64-52-65 0-157 63-157 175 0 57 31 111 92 111 81 0 133-63 133-74 0-1-5-9-11-9-2 0-3 0-7 8-47 59-104 61-115 61-42 0-47-45-47-70 0-24 5-53 11-69 8 0 15 0 23 0zM59 119c27-105 92-106 98-106 27 0 41 18 41 39 0 67-104 67-126 67-4 0-8 0-13 0z">
                <text:p/>
              </draw:path>
              <draw:path draw:style-name="gr2" draw:text-style-name="P2" draw:layer="layout" svg:width="0.132cm" svg:height="0.445cm" svg:x="8.447cm" svg:y="13.012cm" svg:viewBox="0 0 133 446" svg:d="M131 16c2-2 2-7 2-9 0-5-3-7-7-7-2 0-9 0-11 2-21 1-42 2-63 3-7 2-14 2-14 15 0 7 7 7 14 7 31 0 33 4 33 11 0 2-2 9-2 11-27 105-53 210-79 315 0 3-4 16-4 25 0 34 23 57 52 57 25 0 38-18 45-34 11-21 20-61 20-63 0-7-4-7-9-7-4 0-7 0-9 4-1 5-2 10-4 16-10 43-23 70-41 70-16 0-16-18-16-25 0-6 0-15 3-31 30-120 60-240 90-360z">
                <text:p/>
              </draw:path>
              <draw:path draw:style-name="gr2" draw:text-style-name="P2" draw:layer="layout" svg:width="0.217cm" svg:height="0.285cm" svg:x="8.596cm" svg:y="13.172cm" svg:viewBox="0 0 218 286" svg:d="M110 155c27 5 56 12 56 47 0 19-18 70-83 70-15 0-51-4-61-36 32-2 32-29 32-31 0-12-7-20-22-20-14 0-32 11-32 40 0 38 38 61 83 61 95 0 119-77 119-106 0-56-51-67-76-72-18-4-40-9-40-36 0-16 13-59 63-59 18 0 42 7 47 30-20 4-25 20-25 27s4 18 20 18c11 0 27-7 27-36s-25-52-69-52c-73 0-99 59-99 94 0 48 42 57 60 61z">
                <text:p/>
              </draw:path>
              <draw:path draw:style-name="gr2" draw:text-style-name="P2" draw:layer="layout" svg:width="0.066cm" svg:height="0.066cm" svg:x="8.862cm" svg:y="13.384cm" svg:viewBox="0 0 67 67" svg:d="M67 32c0-18-17-32-35-32s-32 14-32 32 14 35 32 35 35-17 35-35z">
                <text:p/>
              </draw:path>
              <draw:path draw:style-name="gr2" draw:text-style-name="P2" draw:layer="layout" svg:width="0.381cm" svg:height="0.431cm" svg:x="2.079cm" svg:y="14.03cm" svg:viewBox="0 0 382 432" svg:d="M211 50c5-23 7-30 66-30 20 0 25 0 25-13 0-7-7-7-10-7-20 0-72 2-94 2-18 0-65-2-85-2-3 0-10 0-10 13 0 7 5 7 18 7 7 0 12 0 23 2 11 0 16 1 16 9 0 3 0 5-2 12-28 114-56 227-84 340-7 24-7 29-58 29-11 0-16 0-16 13 0 7 5 7 16 7 98 0 196 0 294 0 14 0 16 0 19-11 17-45 33-91 49-137 4-7 4-7 4-9 0-1-1-7-8-7-6 0-7 4-10 15-22 57-51 129-161 129-19 0-39 0-59 0-9 0-9 0-13 0-7 0-9-2-9-7 0-2 0-2 4-14 28-114 56-227 85-341z">
                <text:p/>
              </draw:path>
              <draw:path draw:style-name="gr2" draw:text-style-name="P2" draw:layer="layout" svg:width="0.132cm" svg:height="0.296cm" svg:x="2.505cm" svg:y="14.264cm" svg:viewBox="0 0 133 297" svg:d="M122 16c0-7-5-16-18-16-12 0-25 11-25 23 0 8 6 18 18 18 13 0 25-12 25-25zM31 241c0 6-4 11-4 18 0 22 18 38 43 38 43 0 63-61 63-67 0-7-5-7-7-7-5 0-7 4-9 9-9 34-29 52-47 52-9 0-11-5-11-14 0-11 4-20 8-29 5-12 9-23 14-36 4-11 20-50 22-56 1-3 3-9 3-14 0-20-18-38-43-38-43 0-63 61-63 69 0 5 5 5 7 5 6 0 6-2 7-7 13-38 31-54 47-54 7 0 13 3 13 16 0 9-4 16-15 43-9 24-19 48-28 72z">
                <text:p/>
              </draw:path>
              <draw:path draw:style-name="gr2" draw:text-style-name="P2" draw:layer="layout" svg:width="0.285cm" svg:height="0.289cm" svg:x="2.91cm" svg:y="14.18cm" svg:viewBox="0 0 286 290" svg:d="M184 234c3 25 19 52 50 52 13 0 52-9 52-59 0-12 0-24 0-36-5 0-11 0-16 0 0 12 0 24 0 36 0 36-16 39-23 39-22 0-24-27-24-30 0-43 0-85 0-128 0-25 0-50-23-74-24-25-56-34-87-34-52 0-95 29-95 70 0 20 13 31 29 31 18 0 30-13 30-29 0-7-3-29-32-29 16-23 47-30 68-30 31 0 67 25 67 81 0 7 0 15 0 23-32 2-77 5-117 23-47 22-63 54-63 83 0 51 61 67 101 67 41 0 72-25 83-56zM180 131c0 21 0 42 0 63 0 60-45 81-74 81-32 0-57-21-57-54 0-34 27-86 131-90z">
                <text:p/>
              </draw:path>
              <draw:path draw:style-name="gr2" draw:text-style-name="P2" draw:layer="layout" svg:width="0.318cm" svg:height="0.278cm" svg:x="3.22cm" svg:y="14.183cm" svg:viewBox="0 0 319 279" svg:d="M50 61c0 57 0 113 0 169 0 29-7 29-50 29 0 7 0 13 0 20 23 0 54-2 72-2 16 0 49 2 70 2 0-7 0-13 0-20-41 0-48 0-48-29 0-38 0-76 0-115 0-66 45-101 84-101 40 0 47 33 47 71 0 48 0 97 0 145 0 29-7 29-49 29 0 7 0 13 0 20 22 0 54-2 72-2 17 0 49 2 71 2 0-7 0-13 0-20-33 0-49 0-49-18 0-40 0-80 0-120 0-56 0-76-20-98-9-10-30-23-66-23-47 0-76 27-94 67 0-23 0-45 0-67-30 2-60 5-90 7 0 7 0 13 0 20 45 0 50 4 50 34z">
                <text:p/>
              </draw:path>
              <draw:path draw:style-name="gr2" draw:text-style-name="P2" draw:layer="layout" svg:width="0.31cm" svg:height="0.445cm" svg:x="3.573cm" svg:y="14.023cm" svg:viewBox="0 0 311 446" svg:d="M220 405c0 14 0 28 0 41 30-2 61-4 91-7 0-6 0-13 0-20-43 0-48-3-48-34 0-128 0-257 0-385-31 2-61 5-92 7 0 7 0 13 0 20 45 0 50 4 50 36 0 46 0 91 0 137-18-24-45-40-79-40-75 0-142 61-142 144 0 79 63 142 135 142 40 0 68-21 85-41zM220 236c0 43 0 86 0 129 0 11 0 13-8 24-19 30-46 43-75 43-27 0-51-16-65-40-18-27-20-63-20-88 0-23 2-61 20-90 14-20 38-39 72-39 22 0 49 9 68 37 8 11 8 11 8 24z">
                <text:p/>
              </draw:path>
              <draw:path draw:style-name="gr2" draw:text-style-name="P2" draw:layer="layout" svg:width="0.382cm" svg:height="0.431cm" svg:x="4.116cm" svg:y="14.03cm" svg:viewBox="0 0 383 432" svg:d="M212 50c6-23 8-30 67-30 20 0 25 0 25-13 0-7-7-7-11-7-19 0-72 2-93 2-18 0-65-2-85-2-3 0-11 0-11 13 0 7 6 7 18 7 8 0 13 0 24 2 11 0 16 1 16 9 0 3 0 5-2 12-28 114-56 227-84 340-8 24-8 29-58 29-11 0-18 0-18 13 0 7 7 7 18 7 98 0 196 0 293 0 15 0 15 0 20-11 16-45 33-91 49-137 3-7 3-7 3-9 0-1-2-7-9-7-6 0-5 4-9 15-21 57-50 129-160 129-20 0-39 0-59 0-9 0-9 0-13 0-7 0-9-2-9-7 0-2 0-2 4-14 28-114 56-227 84-341z">
                <text:p/>
              </draw:path>
              <draw:path draw:style-name="gr2" draw:text-style-name="P2" draw:layer="layout" svg:width="0.177cm" svg:height="0.199cm" svg:x="4.554cm" svg:y="14.362cm" svg:viewBox="0 0 178 200" svg:d="M160 29c-11 3-18 12-18 21 0 11 9 15 15 15 3 0 21-4 21-25 0-29-32-40-59-40-70 0-81 52-81 65 0 16 9 27 14 32 13 9 20 11 51 16 9 2 37 8 37 29 0 7-5 25-23 36-18 9-40 9-45 9-18 0-43-3-52-18 14-2 23-12 23-25 0-11-7-16-16-16-14 0-27 11-27 29 0 27 29 43 72 43 81 0 97-56 97-72 0-42-45-49-61-52-5-2-16-4-18-4-16-4-25-13-25-22 0-10 9-23 18-28 12-8 27-9 36-9s32 1 41 16z">
                <text:p/>
              </draw:path>
              <draw:path draw:style-name="gr2" draw:text-style-name="P2" draw:layer="layout" svg:width="0.285cm" svg:height="0.289cm" svg:x="5.009cm" svg:y="14.18cm" svg:viewBox="0 0 286 290" svg:d="M184 234c3 25 19 52 50 52 13 0 52-9 52-59 0-12 0-24 0-36-5 0-11 0-16 0 0 12 0 24 0 36 0 36-16 39-23 39-20 0-24-27-24-30 0-43 0-85 0-128 0-25 0-50-21-74-26-25-58-34-89-34-50 0-95 29-95 70 0 20 13 31 29 31 18 0 30-13 30-29 0-7-3-29-32-29 16-23 47-30 68-30 31 0 67 25 67 81 0 7 0 15 0 23-32 2-77 5-117 23-47 22-63 54-63 83 0 51 61 67 101 67 43 0 72-25 83-56zM180 131c0 21 0 42 0 63 0 60-45 81-74 81-30 0-57-21-57-54 0-34 27-86 131-90z">
                <text:p/>
              </draw:path>
              <draw:path draw:style-name="gr2" draw:text-style-name="P2" draw:layer="layout" svg:width="0.211cm" svg:height="0.278cm" svg:x="5.317cm" svg:y="14.183cm" svg:viewBox="0 0 212 279" svg:d="M88 68c0-22 0-45 0-68-29 2-59 5-88 7 0 7 0 13 0 20 45 0 49 4 49 34 0 57 0 113 0 169 0 29-8 29-49 29 0 7 0 13 0 20 25 0 54-2 72-2 25 0 56 0 81 2 0-7 0-13 0-20-5 0-10 0-14 0-47 0-47-7-47-29 0-32 0-64 0-97 0-63 25-119 74-119 3 0 5 0 7 0-2 0-15 8-15 26 0 16 13 27 27 27 11 0 27-9 27-29s-19-38-46-38c-47 0-69 41-78 68z">
                <text:p/>
              </draw:path>
              <draw:path draw:style-name="gr2" draw:text-style-name="P2" draw:layer="layout" svg:width="0.244cm" svg:height="0.289cm" svg:x="5.565cm" svg:y="14.18cm" svg:viewBox="0 0 245 290" svg:d="M52 124c4-95 58-111 79-111 65 0 71 86 71 111-50 0-100 0-150 0zM52 137c59 0 118 0 177 0 14 0 16 0 16-13 0-63-34-124-114-124-73 0-131 65-131 144 0 85 65 146 139 146 77 0 106-70 106-83 0-5-6-7-9-7-6 0-7 3-9 9-22 65-78 65-85 65-32 0-57-18-72-42-18-30-18-72-18-95z">
                <text:p/>
              </draw:path>
              <draw:path draw:style-name="gr2" draw:text-style-name="P2" draw:layer="layout" svg:width="0.244cm" svg:height="0.289cm" svg:x="6.035cm" svg:y="14.18cm" svg:viewBox="0 0 245 290" svg:d="M54 124c4-95 56-111 77-111 65 0 72 86 72 111-49 0-99 0-149 0zM52 137c59 0 118 0 177 0 14 0 16 0 16-13 0-63-34-124-114-124-73 0-131 65-131 144 0 85 67 146 139 146 77 0 106-70 106-83 0-5-6-7-9-7-6 0-6 3-7 9-22 65-80 65-87 65-30 0-56-18-70-42-20-30-20-72-20-95z">
                <text:p/>
              </draw:path>
              <draw:path draw:style-name="gr2" draw:text-style-name="P2" draw:layer="layout" svg:width="0.318cm" svg:height="0.271cm" svg:x="6.307cm" svg:y="14.191cm" svg:viewBox="0 0 319 272" svg:d="M173 124c20-25 43-56 59-72 18-23 45-32 74-32 0-7 0-13 0-20-16 0-34 2-50 2-20 0-54-2-62-2 0 7 0 13 0 20 13 0 18 8 18 18s-5 20-9 23c-13 16-26 33-39 49-16-21-33-42-49-63-7-7-7-9-7-13 0-9 11-14 23-14 0-7 0-13 0-20-16 0-59 2-68 2-14 0-43-2-61-2 0 7 0 13 0 20 45 0 45 0 75 38 21 27 42 54 63 81-19 25-39 50-59 75-31 38-68 38-81 38 0 7 0 13 0 20 16-2 36-2 52-2 18 0 45 2 60 2 0-7 0-13 0-20-15-2-18-9-18-20 0-12 18-34 57-79 16 21 31 42 47 63 5 7 14 16 14 20 0 7-5 16-23 16 0 7 0 13 0 20 20 0 54-2 68-2 17 0 42 0 62 2 0-7 0-13 0-20-35 0-47 0-62-20-28-36-56-72-84-108z">
                <text:p/>
              </draw:path>
              <draw:path draw:style-name="gr2" draw:text-style-name="P2" draw:layer="layout" svg:width="0.197cm" svg:height="0.395cm" svg:x="6.645cm" svg:y="14.074cm" svg:viewBox="0 0 198 396" svg:d="M97 137c30 0 60 0 90 0 0-7 0-13 0-20-30 0-60 0-90 0 0-39 0-78 0-117-5 0-11 0-16 0 0 52-20 119-81 122 0 5 0 10 0 15 17 0 35 0 52 0 0 58 0 116 0 174 0 78 60 85 83 85 45 0 63-45 63-85 0-12 0-24 0-36-5 0-11 0-16 0 0 12 0 23 0 35 0 46-20 70-43 70-42 0-42-58-42-69 0-58 0-116 0-174z">
                <text:p/>
              </draw:path>
              <draw:path draw:style-name="gr2" draw:text-style-name="P2" draw:layer="layout" svg:width="0.244cm" svg:height="0.289cm" svg:x="6.895cm" svg:y="14.18cm" svg:viewBox="0 0 245 290" svg:d="M54 124c4-95 58-111 77-111 67 0 72 86 72 111-49 0-99 0-149 0zM54 137c59 0 118 0 176 0 13 0 15 0 15-13 0-63-34-124-114-124-72 0-131 65-131 144 0 85 67 146 140 146 78 0 105-70 105-83 0-5-4-7-7-7-6 0-8 3-9 9-22 65-80 65-85 65-32 0-58-18-72-42-18-30-18-72-18-95z">
                <text:p/>
              </draw:path>
              <draw:path draw:style-name="gr2" draw:text-style-name="P2" draw:layer="layout" svg:width="0.318cm" svg:height="0.278cm" svg:x="7.18cm" svg:y="14.183cm" svg:viewBox="0 0 319 279" svg:d="M49 61c0 57 0 113 0 169 0 29-6 29-49 29 0 7 0 13 0 20 22 0 54-2 72-2 16 0 49 2 70 2 0-7 0-13 0-20-41 0-48 0-48-29 0-38 0-76 0-115 0-66 45-101 84-101 40 0 47 33 47 71 0 48 0 97 0 145 0 29-7 29-49 29 0 7 0 13 0 20 22 0 54-2 71-2 18 0 50 2 72 2 0-7 0-13 0-20-35 0-49 0-51-18 0-40 0-80 0-120 0-56 0-76-20-98-7-10-28-23-64-23-47 0-78 27-94 67 0-23 0-45 0-67-30 2-60 5-90 7 0 7 0 13 0 20 45 0 49 4 49 34z">
                <text:p/>
              </draw:path>
              <draw:path draw:style-name="gr2" draw:text-style-name="P2" draw:layer="layout" svg:width="0.31cm" svg:height="0.445cm" svg:x="7.532cm" svg:y="14.023cm" svg:viewBox="0 0 311 446" svg:d="M220 405c0 14 0 28 0 41 30-2 61-4 91-7 0-6 0-13 0-20-43 0-48-3-48-34 0-128 0-257 0-385-31 2-61 5-92 7 0 7 0 13 0 20 45 0 50 4 50 36 0 46 0 91 0 137-19-24-46-40-81-40-73 0-140 61-140 144 0 79 61 142 133 142 42 0 70-21 87-41zM220 236c0 43 0 86 0 129 0 11 0 13-8 24-19 30-48 43-75 43-29 0-51-16-67-40-16-27-18-63-18-88 0-23 2-61 20-90 13-20 38-39 72-39 22 0 49 9 68 37 8 11 8 11 8 24z">
                <text:p/>
              </draw:path>
              <draw:path draw:style-name="gr2" draw:text-style-name="P2" draw:layer="layout" svg:width="0.244cm" svg:height="0.289cm" svg:x="7.88cm" svg:y="14.18cm" svg:viewBox="0 0 245 290" svg:d="M54 124c4-95 56-111 77-111 65 0 72 86 72 111-49 0-99 0-149 0zM52 137c59 0 118 0 177 0 14 0 16 0 16-13 0-63-34-124-114-124-73 0-131 65-131 144 0 85 67 146 139 146 77 0 106-70 106-83 0-5-6-7-9-7-6 0-6 3-7 9-22 65-80 65-87 65-30 0-56-18-70-42-20-30-20-72-20-95z">
                <text:p/>
              </draw:path>
              <draw:path draw:style-name="gr2" draw:text-style-name="P2" draw:layer="layout" svg:width="0.312cm" svg:height="0.445cm" svg:x="8.164cm" svg:y="14.023cm" svg:viewBox="0 0 313 446" svg:d="M220 405c0 14 0 28 0 41 31-2 62-4 93-7 0-6 0-13 0-20-45 0-50-3-50-34 0-128 0-257 0-385-30 2-60 5-90 7 0 7 0 13 0 20 43 0 48 4 48 36 0 46 0 91 0 137-18-24-45-40-79-40-75 0-142 61-142 144 0 79 63 142 135 142 40 0 68-21 85-41zM220 236c0 43 0 86 0 129 0 11 0 13-8 24-18 30-46 43-73 43-29 0-53-16-67-40-16-27-18-63-18-88 0-23 0-61 18-90 14-20 38-39 72-39 22 0 49 9 68 37 8 11 8 11 8 24z">
                <text:p/>
              </draw:path>
              <draw:path draw:style-name="gr2" draw:text-style-name="P2" draw:layer="layout" svg:width="0.197cm" svg:height="0.395cm" svg:x="8.697cm" svg:y="14.074cm" svg:viewBox="0 0 198 396" svg:d="M97 137c30 0 60 0 90 0 0-7 0-13 0-20-30 0-60 0-90 0 0-39 0-78 0-117-5 0-11 0-16 0 0 52-20 119-81 122 0 5 0 10 0 15 17 0 35 0 52 0 0 58 0 116 0 174 0 78 60 85 83 85 45 0 63-45 63-85 0-12 0-24 0-36-5 0-11 0-16 0 0 12 0 23 0 35 0 46-20 70-43 70-42 0-42-58-42-69 0-58 0-116 0-174z">
                <text:p/>
              </draw:path>
              <draw:path draw:style-name="gr2" draw:text-style-name="P2" draw:layer="layout" svg:width="0.28cm" svg:height="0.289cm" svg:x="8.947cm" svg:y="14.18cm" svg:viewBox="0 0 281 290" svg:d="M281 148c0-81-63-148-141-148-77 0-140 68-140 148 0 81 67 142 140 142 78 0 141-61 141-142zM140 274c-27 0-54-13-72-42-14-29-14-66-14-90 0-25 0-59 14-86 18-29 47-43 72-43 29 0 56 14 72 41 17 27 17 65 17 88 0 24 0 58-15 85-14 29-41 47-74 47z">
                <text:p/>
              </draw:path>
              <draw:path draw:style-name="gr2" draw:text-style-name="P2" draw:layer="layout" svg:width="0.433cm" svg:height="0.278cm" svg:x="9.447cm" svg:y="14.191cm" svg:viewBox="0 0 434 279" svg:d="M380 59c11-32 30-39 54-39 0-7 0-13 0-20-15 0-33 2-47 2-18 0-47-2-59-2 0 7 0 13 0 20 23 0 37 11 37 29 0 5 0 5-3 14-19 54-39 108-58 162-21-59-42-118-63-176-2-9-3-9-3-13 0-16 25-16 37-16 0-7 0-13 0-20-18 0-50 2-64 2-20 0-38-2-58-2 0 7 0 13 0 20 23 0 34 0 40 9 3 3 10 21 16 34-19 51-37 102-56 153-20-56-40-113-59-169-4-7-4-9-4-11 0-16 25-16 38-16 0-7 0-13 0-20-20 0-54 2-69 2-3 0-36-2-59-2 0 7 0 13 0 20 31 0 40 2 47 21 26 75 53 149 79 224 4 9 6 14 14 14s9-4 13-13c21-60 42-120 63-180 22 60 43 120 65 180 2 8 3 13 12 13s11-5 13-13c25-69 49-138 74-207z">
                <text:p/>
              </draw:path>
              <draw:path draw:style-name="gr2" draw:text-style-name="P2" draw:layer="layout" svg:width="0.28cm" svg:height="0.289cm" svg:x="9.892cm" svg:y="14.18cm" svg:viewBox="0 0 281 290" svg:d="M281 148c0-81-63-148-141-148-77 0-140 68-140 148 0 81 67 142 140 142 78 0 141-61 141-142zM140 274c-27 0-54-13-72-42-14-29-14-66-14-90 0-25 0-59 14-86 18-29 47-43 72-43 29 0 56 14 72 41 17 27 17 65 17 88 0 24 0 58-15 85-12 29-41 47-74 47z">
                <text:p/>
              </draw:path>
              <draw:path draw:style-name="gr2" draw:text-style-name="P2" draw:layer="layout" svg:width="0.211cm" svg:height="0.278cm" svg:x="10.209cm" svg:y="14.183cm" svg:viewBox="0 0 212 279" svg:d="M88 68c0-22 0-45 0-68-29 2-59 5-88 7 0 7 0 13 0 20 45 0 50 4 50 34 0 57 0 113 0 169 0 29-7 29-50 29 0 7 0 13 0 20 25 0 54-2 72-2 25 0 56 0 81 2 0-7 0-13 0-20-4 0-8 0-13 0-48 0-48-7-48-29 0-32 0-64 0-97 0-63 27-119 74-119 5 0 5 0 7 0-2 0-15 8-15 26 0 16 13 27 27 27 11 0 27-9 27-29s-19-38-46-38c-45 0-69 41-78 68z">
                <text:p/>
              </draw:path>
              <draw:path draw:style-name="gr2" draw:text-style-name="P2" draw:layer="layout" svg:width="0.305cm" svg:height="0.438cm" svg:x="10.457cm" svg:y="14.023cm" svg:viewBox="0 0 306 439" svg:d="M49 391c0 28-8 28-49 28 0 7 0 14 0 20 20 0 50-2 68-2 20 0 45 0 71 2 0-6 0-13 0-20-44 0-51 0-51-28 0-22 0-44 0-65 14-12 28-23 42-34 48 66 75 102 75 113 0 13-11 14-23 14 0 7 0 14 0 20 18 0 56-2 68-2 18 0 36 0 56 2 0-6 0-13 0-20-23 0-38 0-63-32-26-38-53-76-79-113 0-2-4-6-4-8 0-3 45-41 51-45 39-32 66-34 79-34 0-6 0-13 0-20-18 2-25 2-43 2-24 0-63-2-71-2 0 7 0 14 0 20 11 0 18 7 18 15 0 12-9 21-14 25-30 26-60 51-90 77 0-101 0-203 0-304-30 2-60 5-90 7 0 7 0 13 0 20 43 0 49 4 49 36 0 109 0 218 0 328z">
                <text:p/>
              </draw:path>
              <draw:path draw:style-name="gr2" draw:text-style-name="P2" draw:layer="layout" svg:width="0.278cm" svg:height="0.289cm" svg:x="10.981cm" svg:y="14.18cm" svg:viewBox="0 0 279 290" svg:d="M279 148c0-81-63-148-139-148-79 0-140 68-140 148 0 81 65 142 139 142 77 0 140-61 140-142zM140 274c-28 0-55-13-72-42-16-29-16-66-16-90 0-25 0-59 15-86 18-29 46-43 72-43 28 0 55 14 72 41 16 27 16 65 16 88 0 24 0 58-15 85-12 29-41 47-72 47z">
                <text:p/>
              </draw:path>
              <draw:path draw:style-name="gr2" draw:text-style-name="P2" draw:layer="layout" svg:width="0.309cm" svg:height="0.278cm" svg:x="11.272cm" svg:y="14.191cm" svg:viewBox="0 0 310 279" svg:d="M252 61c5-14 16-41 58-41 0-7 0-13 0-20-15 0-33 2-47 2-16 0-45-2-56-2 0 7 0 13 0 20 23 0 31 14 31 27 0 5-2 7-4 14-22 54-43 108-65 162-23-59-47-117-70-176-4-9-2-7-4-11 0-16 24-16 36-16 0-7 0-13 0-20-19 0-54 2-70 2s-41-2-61-2c0 7 0 13 0 20 41 0 43 3 50 23 31 75 62 149 92 223 4 9 5 13 13 13s11-5 14-13c28-68 55-136 83-205z">
                <text:p/>
              </draw:path>
              <draw:path draw:style-name="gr2" draw:text-style-name="P2" draw:layer="layout" svg:width="0.244cm" svg:height="0.289cm" svg:x="11.595cm" svg:y="14.18cm" svg:viewBox="0 0 245 290" svg:d="M54 124c4-95 56-111 77-111 67 0 72 86 72 111-49 0-99 0-149 0zM52 137c59 0 118 0 177 0 14 0 16 0 16-13 0-63-34-124-114-124-72 0-131 65-131 144 0 85 67 146 140 146 76 0 105-70 105-83 0-5-6-7-7-7-6 0-8 3-9 9-22 65-80 65-85 65-32 0-58-18-72-42-20-30-20-72-20-95z">
                <text:p/>
              </draw:path>
              <draw:path draw:style-name="gr2" draw:text-style-name="P2" draw:layer="layout" svg:width="0.213cm" svg:height="0.278cm" svg:x="11.875cm" svg:y="14.183cm" svg:viewBox="0 0 214 279" svg:d="M88 68c0-22 0-45 0-68-29 2-59 5-88 7 0 7 0 13 0 20 45 0 50 4 50 34 0 57 0 113 0 169 0 29-7 29-50 29 0 7 0 13 0 20 25 0 56-2 74-2 25 0 54 0 79 2 0-7 0-13 0-20-4 0-8 0-13 0-46 0-48-7-48-29 0-32 0-64 0-97 0-63 27-119 75-119 4 0 4 0 6 0-2 0-15 8-15 26 0 16 15 27 27 27 13 0 29-9 29-29s-20-38-47-38c-46 0-70 41-79 68z">
                <text:p/>
              </draw:path>
              <draw:path draw:style-name="gr2" draw:text-style-name="P2" draw:layer="layout" svg:width="0.285cm" svg:height="0.289cm" svg:x="12.322cm" svg:y="14.18cm" svg:viewBox="0 0 286 290" svg:d="M185 234c2 25 18 52 49 52 13 0 52-9 52-59 0-12 0-24 0-36-5 0-11 0-16 0 0 12 0 24 0 36 0 36-16 39-23 39-20 0-24-27-24-30 0-43 0-85 0-128 0-25 0-50-21-74-26-25-58-34-87-34-52 0-97 29-97 70 0 20 14 31 31 31 16 0 28-13 28-29 0-7-3-29-32-29 16-23 49-30 68-30 31 0 67 25 67 81 0 7 0 15 0 23-32 2-76 5-117 23-47 22-63 54-63 83 0 51 61 67 103 67 41 0 70-25 82-56zM180 131c0 21 0 42 0 63 0 60-45 81-74 81-30 0-57-21-57-54 0-34 27-86 131-90z">
                <text:p/>
              </draw:path>
              <draw:path draw:style-name="gr2" draw:text-style-name="P2" draw:layer="layout" svg:width="0.211cm" svg:height="0.278cm" svg:x="12.63cm" svg:y="14.183cm" svg:viewBox="0 0 212 279" svg:d="M88 68c0-22 0-45 0-68-29 2-59 5-88 7 0 7 0 13 0 20 45 0 49 4 49 34 0 57 0 113 0 169 0 29-6 29-49 29 0 7 0 13 0 20 25 0 54-2 72-2 25 0 56 0 81 2 0-7 0-13 0-20-5 0-10 0-14 0-47 0-47-7-47-29 0-32 0-64 0-97 0-63 25-119 74-119 5 0 5 0 7 0-2 0-15 8-15 26 0 16 13 27 27 27 11 0 27-9 27-29s-19-38-46-38c-45 0-69 41-78 68z">
                <text:p/>
              </draw:path>
              <draw:path draw:style-name="gr2" draw:text-style-name="P2" draw:layer="layout" svg:width="0.31cm" svg:height="0.445cm" svg:x="12.878cm" svg:y="14.023cm" svg:viewBox="0 0 311 446" svg:d="M90 202c0-68 0-135 0-202-30 2-60 5-90 7 0 7 0 13 0 20 43 0 49 4 49 36 0 125 0 251 0 376 5 0 10 0 16 0 8-13 5-9 23-39 9 14 36 46 83 46 74 0 140-61 140-144 0-79-61-142-135-142-48 0-75 29-86 42zM92 367c0-43 0-86 0-129 0-13 0-13 7-24 25-36 59-39 76-39 28 0 50 16 66 39 16 25 18 61 18 88 0 24-2 62-20 90-12 20-37 40-72 40-28 0-50-14-66-38-9-14-9-16-9-27z">
                <text:p/>
              </draw:path>
              <draw:path draw:style-name="gr2" draw:text-style-name="P2" draw:layer="layout" svg:width="0.134cm" svg:height="0.422cm" svg:x="13.232cm" svg:y="14.039cm" svg:viewBox="0 0 135 423" svg:d="M90 144c-29 2-59 5-88 7 0 7 0 13 0 20 41 0 47 4 47 34 0 57 0 113 0 169 0 29-8 29-49 29 0 7 0 13 0 20 20 0 54-2 68-2 24 0 45 2 67 2 0-7 0-13 0-20-41 0-45-3-45-27 0-77 0-155 0-232zM94 34c0-21-17-34-35-34-19 0-34 18-34 34s15 33 34 33c18 0 35-13 35-33z">
                <text:p/>
              </draw:path>
              <draw:path draw:style-name="gr2" draw:text-style-name="P2" draw:layer="layout" svg:width="0.197cm" svg:height="0.395cm" svg:x="13.398cm" svg:y="14.074cm" svg:viewBox="0 0 198 396" svg:d="M99 137c30 0 60 0 90 0 0-7 0-13 0-20-30 0-60 0-90 0 0-39 0-78 0-117-5 0-11 0-16 0-2 52-20 119-83 122 0 5 0 10 0 15 18 0 36 0 54 0 0 58 0 116 0 174 0 78 59 85 83 85 45 0 61-45 61-85 0-12 0-24 0-36-5 0-10 0-14 0 0 12 0 23 0 35 0 46-20 70-44 70-41 0-41-58-41-69 0-58 0-116 0-174z">
                <text:p/>
              </draw:path>
              <draw:path draw:style-name="gr2" draw:text-style-name="P2" draw:layer="layout" svg:width="0.211cm" svg:height="0.278cm" svg:x="13.65cm" svg:y="14.183cm" svg:viewBox="0 0 212 279" svg:d="M88 68c0-22 0-45 0-68-29 2-59 5-88 7 0 7 0 13 0 20 45 0 50 4 50 34 0 57 0 113 0 169 0 29-7 29-50 29 0 7 0 13 0 20 25 0 54-2 72-2 25 0 56 0 81 2 0-7 0-13 0-20-4 0-8 0-13 0-46 0-48-7-48-29 0-32 0-64 0-97 0-63 27-119 74-119 5 0 5 0 7 0-2 0-15 8-15 26 0 16 13 27 27 27 13 0 27-9 27-29s-19-38-46-38c-45 0-69 41-78 68z">
                <text:p/>
              </draw:path>
              <draw:path draw:style-name="gr2" draw:text-style-name="P2" draw:layer="layout" svg:width="0.283cm" svg:height="0.289cm" svg:x="13.907cm" svg:y="14.18cm" svg:viewBox="0 0 284 290" svg:d="M184 234c1 25 19 52 50 52 13 0 50-9 50-59 0-12 0-24 0-36-4 0-9 0-14 0 0 12 0 24 0 36 0 36-16 39-23 39-22 0-24-27-24-30 0-43 0-85 0-128 0-25 0-50-23-74-24-25-56-34-87-34-52 0-95 29-95 70 0 20 13 31 29 31 18 0 29-13 29-29 0-7-2-29-33-29 18-23 49-30 69-30 32 0 68 25 68 81 0 7 0 15 0 23-32 2-77 5-117 23-47 22-63 54-63 83 0 51 61 67 101 67 41 0 70-25 83-56zM180 131c0 21 0 42 0 63 0 60-47 81-74 81-32 0-57-21-57-54 0-34 27-86 131-90z">
                <text:p/>
              </draw:path>
              <draw:path draw:style-name="gr2" draw:text-style-name="P2" draw:layer="layout" svg:width="0.211cm" svg:height="0.278cm" svg:x="14.215cm" svg:y="14.183cm" svg:viewBox="0 0 212 279" svg:d="M86 68c0-22 0-45 0-68-28 2-57 5-86 7 0 7 0 13 0 20 43 0 49 4 49 34 0 57 0 113 0 169 0 29-8 29-49 29 0 7 0 13 0 20 23 0 54-2 72-2 25 0 54 0 79 2 0-7 0-13 0-20-4 0-8 0-12 0-47 0-49-7-49-29 0-32 0-64 0-97 0-63 27-119 76-119 3 0 5 0 7 0-2 0-16 8-16 26 0 16 14 27 28 27 11 0 27-9 27-29s-19-38-46-38c-47 0-71 41-80 68z">
                <text:p/>
              </draw:path>
              <draw:path draw:style-name="gr2" draw:text-style-name="P2" draw:layer="layout" svg:width="0.309cm" svg:height="0.4cm" svg:x="14.456cm" svg:y="14.191cm" svg:viewBox="0 0 310 401" svg:d="M250 59c16-39 49-39 60-39 0-7 0-13 0-20-15 0-33 2-47 2-13 0-42-2-56-2 0 7 0 13 0 20 20 0 31 11 31 27 0 5-2 7-6 14-21 52-42 105-63 157-23-57-47-114-70-171-2-7-4-9-4-11 0-16 24-16 35-16 0-7 0-13 0-20-17 0-58 2-69 2-16 0-41-2-61-2 0 7 0 13 0 20 31 0 43 0 52 21 31 77 63 154 94 231-2 9-11 29-16 38-13 34-31 77-72 77-2 0-17 0-29-11 20-2 25-16 25-27 0-16-13-25-27-25-13 0-27 7-27 27 0 27 27 50 58 50 41 0 66-36 81-72 37-90 74-180 111-270z">
                <text:p/>
              </draw:path>
              <draw:path draw:style-name="gr2" draw:text-style-name="P2" draw:layer="layout" svg:width="0.134cm" svg:height="0.422cm" svg:x="14.989cm" svg:y="14.039cm" svg:viewBox="0 0 135 423" svg:d="M90 144c-29 2-59 5-88 7 0 7 0 13 0 20 41 0 47 4 47 34 0 57 0 113 0 169 0 29-8 29-49 29 0 7 0 13 0 20 20 0 54-2 68-2 24 0 45 2 67 2 0-7 0-13 0-20-41 0-45-3-45-27 0-77 0-155 0-232zM94 34c0-21-17-34-35-34-19 0-32 18-32 34s13 33 32 33c18 0 35-13 35-33z">
                <text:p/>
              </draw:path>
              <draw:path draw:style-name="gr2" draw:text-style-name="P2" draw:layer="layout" svg:width="0.318cm" svg:height="0.278cm" svg:x="15.164cm" svg:y="14.183cm" svg:viewBox="0 0 319 279" svg:d="M49 61c0 57 0 113 0 169 0 29-6 29-49 29 0 7 0 13 0 20 22 0 54-2 72-2 16 0 49 2 70 2 0-7 0-13 0-20-41 0-48 0-48-29 0-38 0-76 0-115 0-66 45-101 84-101 40 0 47 33 47 71 0 48 0 97 0 145 0 29-7 29-49 29 0 7 0 13 0 20 22 0 54-2 71-2 18 0 50 2 72 2 0-7 0-13 0-20-33 0-49 0-51-18 0-40 0-80 0-120 0-56 0-76-18-98-9-10-30-23-66-23-47 0-78 27-94 67 0-23 0-45 0-67-30 2-60 5-90 7 0 7 0 13 0 20 45 0 49 4 49 34z">
                <text:p/>
              </draw:path>
              <draw:path draw:style-name="gr2" draw:text-style-name="P2" draw:layer="layout" svg:width="0.197cm" svg:height="0.395cm" svg:x="15.49cm" svg:y="14.074cm" svg:viewBox="0 0 198 396" svg:d="M97 137c30 0 60 0 90 0 0-7 0-13 0-20-30 0-60 0-90 0 0-39 0-78 0-117-5 0-11 0-16 0 0 52-20 119-81 122 0 5 0 10 0 15 18 0 36 0 54 0 0 58 0 116 0 174 0 78 59 85 81 85 45 0 63-45 63-85 0-12 0-24 0-36-5 0-11 0-16 0 0 12 0 23 0 35 0 46-18 70-42 70-43 0-43-58-43-69 0-58 0-116 0-174z">
                <text:p/>
              </draw:path>
              <draw:path draw:style-name="gr2" draw:text-style-name="P2" draw:layer="layout" svg:width="0.244cm" svg:height="0.289cm" svg:x="15.742cm" svg:y="14.18cm" svg:viewBox="0 0 245 290" svg:d="M52 124c4-95 58-111 79-111 65 0 72 86 72 111-50 0-100 0-151 0zM52 137c59 0 118 0 177 0 14 0 16 0 16-13 0-63-34-124-114-124-73 0-131 65-131 144 0 85 67 146 139 146 77 0 106-70 106-83 0-5-6-7-9-7-6 0-7 3-7 9-24 65-80 65-87 65-30 0-56-18-72-42-18-30-18-72-18-95z">
                <text:p/>
              </draw:path>
              <draw:path draw:style-name="gr2" draw:text-style-name="P2" draw:layer="layout" svg:width="0.289cm" svg:height="0.417cm" svg:x="16.022cm" svg:y="14.176cm" svg:viewBox="0 0 290 418" svg:d="M122 178c-54 0-54-63-54-79s0-36 9-52c6-7 20-25 45-25 56 0 56 63 56 77 0 18-2 38-11 54-5 7-19 25-45 25zM49 202c0-2 0-17 10-29 26 18 51 20 63 20 60 0 103-44 103-94 0-23-11-47-25-61 21-22 45-24 56-24 1 0 5 0 7 0-7 2-11 9-11 17 0 10 9 19 18 19 7 0 20-5 20-19 0-11-9-31-33-31-12 0-41 4-68 29-25-20-52-22-67-22-59 0-102 43-102 92 0 29 14 52 30 65-9 11-19 30-19 52 0 20 7 45 27 58-38 10-58 37-58 63 0 45 63 81 140 81 74 0 141-33 141-83 0-22-9-54-42-72-34-18-70-18-109-18-15 0-44 0-47 0-20-2-34-22-34-43zM140 401c-64 0-108-32-108-64 0-29 26-53 53-54 12 0 25 0 37 0 54 0 125 0 125 54 0 34-45 64-107 64z">
                <text:p/>
              </draw:path>
              <draw:path draw:style-name="gr2" draw:text-style-name="P2" draw:layer="layout" svg:width="0.211cm" svg:height="0.278cm" svg:x="16.339cm" svg:y="14.183cm" svg:viewBox="0 0 212 279" svg:d="M88 68c0-22 0-45 0-68-29 2-59 5-88 7 0 7 0 13 0 20 43 0 49 4 49 34 0 57 0 113 0 169 0 29-8 29-49 29 0 7 0 13 0 20 23 0 54-2 72-2 25 0 54 0 79 2 0-7 0-13 0-20-4 0-8 0-12 0-47 0-49-7-49-29 0-32 0-64 0-97 0-63 27-119 76-119 3 0 5 0 7 0-2 0-15 8-15 26 0 16 13 27 27 27 11 0 27-9 27-29s-19-38-46-38c-47 0-71 41-78 68z">
                <text:p/>
              </draw:path>
              <draw:path draw:style-name="gr2" draw:text-style-name="P2" draw:layer="layout" svg:width="0.134cm" svg:height="0.422cm" svg:x="16.589cm" svg:y="14.039cm" svg:viewBox="0 0 135 423" svg:d="M92 144c-30 2-60 5-90 7 0 7 0 13 0 20 41 0 48 4 48 34 0 57 0 113 0 169 0 29-7 29-50 29 0 7 0 13 0 20 20 0 54-2 70-2 22 0 43 2 65 2 0-7 0-13 0-20-41 0-43-3-43-27 0-77 0-155 0-232zM94 34c0-21-17-34-35-34s-32 18-32 34 14 33 32 33 35-13 35-33z">
                <text:p/>
              </draw:path>
              <draw:path draw:style-name="gr2" draw:text-style-name="P2" draw:layer="layout" svg:width="0.197cm" svg:height="0.395cm" svg:x="16.757cm" svg:y="14.074cm" svg:viewBox="0 0 198 396" svg:d="M97 137c30 0 60 0 90 0 0-7 0-13 0-20-30 0-60 0-90 0 0-39 0-78 0-117-5 0-11 0-16 0 0 52-20 119-81 122 0 5 0 10 0 15 18 0 36 0 54 0 0 58 0 116 0 174 0 78 58 85 81 85 45 0 63-45 63-85 0-12 0-24 0-36-5 0-11 0-16 0 0 12 0 23 0 35 0 46-20 70-43 70-42 0-42-58-42-69 0-58 0-116 0-174z">
                <text:p/>
              </draw:path>
              <draw:path draw:style-name="gr2" draw:text-style-name="P2" draw:layer="layout" svg:width="0.309cm" svg:height="0.4cm" svg:x="16.985cm" svg:y="14.191cm" svg:viewBox="0 0 310 401" svg:d="M250 59c16-39 49-39 60-39 0-7 0-13 0-20-17 0-35 2-49 2-11 0-41-2-54-2 0 7 0 13 0 20 20 0 29 11 29 27 0 5 0 7-4 14-21 52-42 105-63 157-23-57-47-114-70-171-4-7-5-9-5-11 0-16 23-16 36-16 0-7 0-13 0-20-17 0-58 2-69 2-18 0-43-2-61-2 0 7 0 13 0 20 31 0 41 0 50 21 32 77 64 154 96 231-4 9-13 29-16 38-15 34-31 77-72 77-4 0-18 0-29-11 18-2 23-16 23-27 0-16-11-25-27-25-12 0-25 7-25 27 0 27 25 50 58 50 39 0 66-36 81-72 37-90 74-180 111-270z">
                <text:p/>
              </draw:path>
              <draw:path draw:style-name="gr2" draw:text-style-name="P2" draw:layer="layout" svg:width="0.283cm" svg:height="0.289cm" svg:x="17.523cm" svg:y="14.18cm" svg:viewBox="0 0 284 290" svg:d="M184 234c1 25 19 52 48 52 15 0 52-9 52-59 0-12 0-24 0-36-5 0-10 0-16 0 0 12 0 24 0 36 0 36-16 39-21 39-22 0-24-27-24-30 0-43 0-85 0-128 0-25 0-50-23-74-25-25-56-34-87-34-52 0-95 29-95 70 0 20 13 31 29 31 18 0 29-13 29-29 0-7-4-29-33-29 18-23 49-30 69-30 30 0 66 25 66 81 0 7 0 15 0 23-32 2-75 5-115 23-49 22-63 54-63 83 0 51 61 67 101 67 41 0 70-25 83-56zM178 131c0 21 0 42 0 63 0 60-45 81-74 81-30 0-55-21-55-54 0-34 25-86 129-90z">
                <text:p/>
              </draw:path>
              <draw:path draw:style-name="gr2" draw:text-style-name="P2" draw:layer="layout" svg:width="0.318cm" svg:height="0.278cm" svg:x="17.833cm" svg:y="14.183cm" svg:viewBox="0 0 319 279" svg:d="M49 61c0 57 0 113 0 169 0 29-8 29-49 29 0 7 0 13 0 20 22 0 54-2 70-2 18 0 51 2 72 2 0-7 0-13 0-20-43 0-50 0-50-29 0-38 0-76 0-115 0-66 45-101 86-101 40 0 47 33 47 71 0 48 0 97 0 145 0 29-7 29-50 29 0 7 0 13 0 20 23 0 55-2 72-2 16 0 50 2 72 2 0-7 0-13 0-20-35 0-51 0-51-18 0-40 0-80 0-120 0-56 0-76-20-98-9-10-28-23-66-23-45 0-76 27-94 67 0-23 0-45 0-67-29 2-59 5-88 7 0 7 0 13 0 20 43 0 49 4 49 34z">
                <text:p/>
              </draw:path>
              <draw:path draw:style-name="gr2" draw:text-style-name="P2" draw:layer="layout" svg:width="0.31cm" svg:height="0.445cm" svg:x="18.186cm" svg:y="14.023cm" svg:viewBox="0 0 311 446" svg:d="M218 405c0 14 0 28 0 41 31-2 62-4 93-7 0-6 0-13 0-20-45 0-48-3-48-34 0-128 0-257 0-385-31 2-61 5-92 7 0 7 0 13 0 20 45 0 49 4 49 36 0 46 0 91 0 137-18-24-45-40-80-40-73 0-140 61-140 144 0 79 61 142 133 142 42 0 69-21 85-41zM218 236c0 43 0 86 0 129 0 11 0 13-7 24-18 30-47 43-74 43-29 0-52-16-67-40-16-27-18-63-18-88 0-23 2-61 20-90 13-20 36-39 70-39 24 0 51 9 69 37 7 11 7 11 7 24z">
                <text:p/>
              </draw:path>
              <draw:path draw:style-name="gr2" draw:text-style-name="P2" draw:layer="layout" svg:width="0.206cm" svg:height="0.289cm" svg:x="18.726cm" svg:y="14.18cm" svg:viewBox="0 0 207 290" svg:d="M110 160c14 2 66 13 66 58 0 32-21 57-72 57-52 0-75-36-88-90-2-7-2-10-9-10s-7 5-7 16c0 28 0 56 0 84 0 11 0 15 7 15 2 0 4 0 15-13 1-2 1-2 14-14 27 27 56 27 68 27 74 0 103-43 103-88 0-33-20-53-27-60-22-20-45-25-72-30-36-8-77-17-77-53 0-21 16-48 70-48 70 0 72 57 74 77 1 6 4 4 7 6 9 0 9-4 9-15 0-21 0-43 0-65 0-10 0-14-7-14-4 0-4 0-13 7-2 2-7 7-11 11-23-18-50-18-59-18-78 0-101 41-101 77 0 22 9 40 27 54 20 17 38 20 83 29z">
                <text:p/>
              </draw:path>
              <draw:path draw:style-name="gr2" draw:text-style-name="P2" draw:layer="layout" svg:width="0.244cm" svg:height="0.289cm" svg:x="18.972cm" svg:y="14.18cm" svg:viewBox="0 0 245 290" svg:d="M52 124c4-95 58-111 79-111 65 0 72 86 72 111-50 0-100 0-151 0zM52 137c59 0 118 0 177 0 14 0 16 0 16-13 0-63-34-124-114-124-73 0-131 65-131 144 0 85 67 146 139 146 77 0 106-70 106-83 0-5-6-7-9-7-6 0-7 3-7 9-24 65-80 65-87 65-30 0-57-18-72-42-18-30-18-72-18-95z">
                <text:p/>
              </draw:path>
              <draw:path draw:style-name="gr2" draw:text-style-name="P2" draw:layer="layout" svg:width="0.24cm" svg:height="0.289cm" svg:x="19.257cm" svg:y="14.18cm" svg:viewBox="0 0 241 290" svg:d="M52 146c0-105 52-132 87-132 5 0 45 2 66 24-25 3-29 21-29 30 0 17 11 29 29 29 16 0 29-11 29-30 0-44-49-67-97-67-79 0-137 68-137 146 0 81 63 144 137 144 84 0 104-77 104-83s-7-5-9-5c-5 0-7 1-7 5-18 59-59 67-83 67-34 0-90-27-90-128z">
                <text:p/>
              </draw:path>
              <draw:path draw:style-name="gr2" draw:text-style-name="P2" draw:layer="layout" svg:width="0.318cm" svg:height="0.285cm" svg:x="19.536cm" svg:y="14.183cm" svg:viewBox="0 0 319 286" svg:d="M229 229c0 19 0 38 0 57 30-2 60-5 90-7 0-7 0-13 0-20-44 0-49-3-49-34 0-75 0-150 0-225-31 2-62 5-94 7 0 7 0 13 0 20 45 0 51 4 51 34 0 38 0 76 0 114 0 54-31 97-78 97-52 0-55-29-55-63 0-70 0-139 0-209-32 2-63 5-94 7 0 7 0 13 0 20 50 0 50 2 50 58 0 31 0 63 0 95 0 49 0 106 96 106 36 0 63-18 83-57z">
                <text:p/>
              </draw:path>
              <draw:path draw:style-name="gr2" draw:text-style-name="P2" draw:layer="layout" svg:width="0.211cm" svg:height="0.278cm" svg:x="19.885cm" svg:y="14.183cm" svg:viewBox="0 0 212 279" svg:d="M88 68c0-22 0-45 0-68-29 2-59 5-88 7 0 7 0 13 0 20 45 0 50 4 50 34 0 57 0 113 0 169 0 29-7 29-50 29 0 7 0 13 0 20 25 0 56-2 72-2 25 0 56 0 81 2 0-7 0-13 0-20-4 0-8 0-13 0-46 0-48-7-48-29 0-32 0-64 0-97 0-63 27-119 74-119 5 0 4 0 7 0-2 0-15 8-15 26 0 16 15 27 27 27 13 0 27-9 27-29s-18-38-46-38c-45 0-69 41-78 68z">
                <text:p/>
              </draw:path>
              <draw:path draw:style-name="gr2" draw:text-style-name="P2" draw:layer="layout" svg:width="0.134cm" svg:height="0.422cm" svg:x="20.137cm" svg:y="14.039cm" svg:viewBox="0 0 135 423" svg:d="M90 144c-29 2-59 5-88 7 0 7 0 13 0 20 41 0 47 4 47 34 0 57 0 113 0 169 0 29-8 29-49 29 0 7 0 13 0 20 20 0 54-2 68-2 24 0 45 2 67 2 0-7 0-13 0-20-41 0-45-3-45-27 0-77 0-155 0-232zM94 34c0-21-17-34-35-34-19 0-34 18-34 34s15 33 34 33c18 0 35-13 35-33z">
                <text:p/>
              </draw:path>
              <draw:path draw:style-name="gr2" draw:text-style-name="P2" draw:layer="layout" svg:width="0.197cm" svg:height="0.395cm" svg:x="20.302cm" svg:y="14.074cm" svg:viewBox="0 0 198 396" svg:d="M99 137c30 0 60 0 90 0 0-7 0-13 0-20-30 0-60 0-90 0 0-39 0-78 0-117-5 0-11 0-16 0-2 52-20 119-83 122 0 5 0 10 0 15 18 0 36 0 54 0 0 58 0 116 0 174 0 78 59 85 83 85 45 0 61-45 61-85 0-12 0-24 0-36-5 0-10 0-14 0 0 12 0 23 0 35 0 46-20 70-44 70-41 0-41-58-41-69 0-58 0-116 0-174z">
                <text:p/>
              </draw:path>
              <draw:path draw:style-name="gr2" draw:text-style-name="P2" draw:layer="layout" svg:width="0.309cm" svg:height="0.4cm" svg:x="20.531cm" svg:y="14.191cm" svg:viewBox="0 0 310 401" svg:d="M252 59c16-39 49-39 58-39 0-7 0-13 0-20-15 0-33 2-47 2-11 0-42-2-56-2 0 7 0 13 0 20 20 0 31 11 31 27 0 5-2 7-4 14-22 52-43 105-65 157-23-57-47-114-70-171-2-7-4-9-4-11 0-16 24-16 36-16 0-7 0-13 0-20-16 0-59 2-70 2-16 0-41-2-61-2 0 7 0 13 0 20 31 0 43 0 52 21 32 77 64 154 96 231-4 9-13 29-17 38-14 34-32 77-72 77-3 0-18 0-30-11 20-2 25-16 25-27 0-16-13-25-27-25-13 0-27 7-27 27 0 27 27 50 59 50 40 0 65-36 81-72 38-90 75-180 112-270z">
                <text:p/>
              </draw:path>
              <draw:path draw:style-name="gr2" draw:text-style-name="P2" draw:layer="layout" svg:width="0.166cm" svg:height="0.035cm" svg:x="20.86cm" svg:y="14.308cm" svg:viewBox="0 0 167 36" svg:d="M167 36c0-12 0-24 0-36-55 0-111 0-167 0 0 12 0 24 0 36 56 0 112 0 167 0z">
                <text:p/>
              </draw:path>
              <draw:path draw:style-name="gr2" draw:text-style-name="P2" draw:layer="layout" svg:width="0.139cm" svg:height="0.438cm" svg:x="21.085cm" svg:y="14.023cm" svg:viewBox="0 0 140 439" svg:d="M90 0c-30 2-60 5-90 7 0 7 0 13 0 20 43 0 49 4 49 36 0 109 0 218 0 328 0 28-8 28-49 28 0 7 0 14 0 20 20 0 54-2 70-2s47 2 70 2c0-6 0-13 0-20-43 0-50 0-50-28 0-131 0-261 0-391z">
                <text:p/>
              </draw:path>
              <draw:path draw:style-name="gr2" draw:text-style-name="P2" draw:layer="layout" svg:width="0.244cm" svg:height="0.289cm" svg:x="21.258cm" svg:y="14.18cm" svg:viewBox="0 0 245 290" svg:d="M52 124c4-95 58-111 79-111 65 0 72 86 72 111-50 0-100 0-151 0zM52 137c59 0 118 0 177 0 14 0 16 0 16-13 0-63-34-124-114-124-73 0-131 65-131 144 0 85 67 146 139 146 77 0 106-70 106-83 0-5-6-7-9-7-6 0-7 3-7 9-24 65-80 65-87 65-30 0-56-18-72-42-18-30-18-72-18-95z">
                <text:p/>
              </draw:path>
              <draw:path draw:style-name="gr2" draw:text-style-name="P2" draw:layer="layout" svg:width="0.309cm" svg:height="0.278cm" svg:x="21.534cm" svg:y="14.191cm" svg:viewBox="0 0 310 279" svg:d="M250 61c6-14 16-41 60-41 0-7 0-13 0-20-15 0-35 2-49 2s-43-2-54-2c0 7 0 13 0 20 23 0 31 14 31 27 0 5-2 7-6 14-21 54-42 108-63 162-24-59-48-117-72-176-3-9-2-7-3-11 0-16 25-16 36-16 0-7 0-13 0-20-18 0-54 2-69 2-18 0-43-2-61-2 0 7 0 13 0 20 40 0 41 3 50 23 30 75 60 149 90 223 6 9 7 13 15 13s11-5 12-13c28-68 56-136 83-205z">
                <text:p/>
              </draw:path>
              <draw:path draw:style-name="gr2" draw:text-style-name="P2" draw:layer="layout" svg:width="0.244cm" svg:height="0.289cm" svg:x="21.856cm" svg:y="14.18cm" svg:viewBox="0 0 245 290" svg:d="M52 124c4-95 58-111 79-111 65 0 71 86 71 111-50 0-100 0-150 0zM52 137c59 0 118 0 177 0 14 0 16 0 16-13 0-63-34-124-114-124-73 0-131 65-131 144 0 85 67 146 139 146 77 0 106-70 106-83 0-5-6-7-9-7-6 0-7 3-7 9-24 65-80 65-87 65-30 0-57-18-72-42-18-30-18-72-18-95z">
                <text:p/>
              </draw:path>
              <draw:path draw:style-name="gr2" draw:text-style-name="P2" draw:layer="layout" svg:width="0.139cm" svg:height="0.438cm" svg:x="22.14cm" svg:y="14.023cm" svg:viewBox="0 0 140 439" svg:d="M90 0c-30 2-60 5-90 7 0 7 0 13 0 20 43 0 49 4 49 36 0 109 0 218 0 328 0 28-8 28-49 28 0 7 0 14 0 20 20 0 55-2 70-2s47 2 70 2c0-6 0-13 0-20-43 0-50 0-50-28 0-131 0-261 0-391z">
                <text:p/>
              </draw:path>
              <draw:path draw:style-name="gr2" draw:text-style-name="P2" draw:layer="layout" svg:width="0.244cm" svg:height="0.291cm" svg:x="2.071cm" svg:y="14.938cm" svg:viewBox="0 0 245 292" svg:d="M52 124c4-93 58-110 79-110 65 0 71 87 71 110-50 0-100 0-150 0zM52 139c59 0 118 0 177 0 14 0 16 0 16-15 0-63-34-124-114-124-73 0-131 67-131 144 0 86 67 148 139 148 77 0 106-71 106-83 0-7-6-7-9-7-6 0-7 3-7 9-24 64-80 64-87 64-32 0-57-19-72-43-18-30-18-72-18-93z">
                <text:p/>
              </draw:path>
              <draw:path draw:style-name="gr2" draw:text-style-name="P2" draw:layer="layout" svg:width="0.318cm" svg:height="0.273cm" svg:x="2.341cm" svg:y="14.948cm" svg:viewBox="0 0 319 274" svg:d="M175 124c18-23 43-54 57-70 20-23 45-32 76-34 0-7 0-13 0-20-16 2-36 2-52 2-18 0-53 0-62-2 0 7 0 13 0 20 15 2 20 10 20 20 0 9-7 18-11 21-12 17-25 34-37 51-17-22-34-44-51-65-5-6-5-7-5-11 0-9 9-14 21-16 0-7 0-13 0-20-16 2-57 2-68 2-13 0-43 0-59-2 0 7 0 13 0 20 45 0 45 2 73 39 21 27 42 54 63 81-19 26-39 51-59 76-31 36-67 38-81 38 0 6 0 13 0 20 16-2 36-2 52-2 20 0 45 0 61 2 0-7 0-14 0-20-14-2-18-11-18-20 0-14 18-34 56-81 16 22 33 43 49 65 5 5 12 16 12 20 0 5-5 16-21 16 0 6 0 13 0 20 18-2 54-2 68-2 16 0 42 0 60 2 0-7 0-14 0-20-35 0-45-2-60-20-28-37-56-73-84-110z">
                <text:p/>
              </draw:path>
              <draw:path draw:style-name="gr2" draw:text-style-name="P2" draw:layer="layout" svg:width="0.312cm" svg:height="0.402cm" svg:x="2.685cm" svg:y="14.941cm" svg:viewBox="0 0 313 403" svg:d="M92 43c0-14 0-29 0-43-31 2-61 5-92 7 0 7 0 13 0 20 45 0 50 4 50 32 0 99 0 197 0 296 0 28-7 28-50 28 0 7 0 14 0 20 22 0 56-2 72-2s49 2 70 2c0-6 0-13 0-20-41 0-48 0-48-28 0-36 0-71 0-107 0-1 0-3 0-5 3 11 28 45 77 45 76 0 142-63 142-144s-63-144-133-144c-49 0-76 29-88 43zM94 209c0-48 0-95 0-142 18-33 48-51 81-51 46 0 84 56 84 128 0 76-43 130-90 130-25 0-50-13-66-38-9-15-9-15-9-27z">
                <text:p/>
              </draw:path>
              <draw:path draw:style-name="gr2" draw:text-style-name="P2" draw:layer="layout" svg:width="0.211cm" svg:height="0.28cm" svg:x="3.038cm" svg:y="14.941cm" svg:viewBox="0 0 212 281" svg:d="M86 70c0-23 0-47 0-70-28 2-57 5-86 7 0 7 0 13 0 20 43 0 49 5 49 36 0 56 0 113 0 169 0 29-8 29-49 29 0 7 0 13 0 20 23-2 54-2 72-2 25 0 54 0 79 2 0-7 0-13 0-20-4 0-8 0-12 0-47 0-49-7-49-31 0-32 0-64 0-97 0-63 27-119 76-119 3 0 5 0 5 2-2 0-14 7-14 24 0 18 14 27 28 27 11 0 27-8 27-27 0-20-19-40-46-40-47 0-71 43-80 70z">
                <text:p/>
              </draw:path>
              <draw:path draw:style-name="gr2" draw:text-style-name="P2" draw:layer="layout" svg:width="0.244cm" svg:height="0.291cm" svg:x="3.285cm" svg:y="14.938cm" svg:viewBox="0 0 245 292" svg:d="M54 124c4-93 56-110 77-110 65 0 72 87 72 110-49 0-99 0-149 0zM52 139c59 0 118 0 177 0 14 0 16 0 16-15 0-63-34-124-114-124-72 0-131 67-131 144 0 86 67 148 140 148 76 0 105-71 105-83 0-7-6-7-7-7-8 0-8 3-9 9-22 64-80 64-85 64-32 0-58-19-72-43-20-30-20-72-20-93z">
                <text:p/>
              </draw:path>
              <draw:path draw:style-name="gr2" draw:text-style-name="P2" draw:layer="layout" svg:width="0.206cm" svg:height="0.291cm" svg:x="3.569cm" svg:y="14.938cm" svg:viewBox="0 0 207 292" svg:d="M112 162c12 2 64 13 64 58 0 32-21 57-72 57-52 0-75-36-86-90-2-9-4-11-9-11-9 0-9 6-9 17 0 27 0 55 0 82 0 11 0 17 7 17 4 0 4-2 16-13 2-2 2-4 13-14 27 25 56 27 68 27 74 0 103-44 103-89 0-34-18-52-27-61-20-20-45-25-72-29-34-7-77-16-77-52 0-23 16-48 70-48 70 0 74 57 74 77 1 5 7 5 9 5 7 0 7-3 7-16 0-21 0-42 0-63 0-11 0-16-7-16-2 0-4 0-13 9-2 2-7 7-11 9-23-18-48-18-59-18-76 0-101 43-101 79 0 22 11 40 27 52 22 18 38 22 85 31z">
                <text:p/>
              </draw:path>
              <draw:path draw:style-name="gr2" draw:text-style-name="P2" draw:layer="layout" svg:width="0.206cm" svg:height="0.291cm" svg:x="3.819cm" svg:y="14.938cm" svg:viewBox="0 0 207 292" svg:d="M110 162c14 2 66 13 66 58 0 32-21 57-72 57-52 0-75-36-88-90-2-9-2-11-9-11s-7 6-7 17c0 27 0 55 0 82 0 11 0 17 7 17 2 0 4-2 15-13 1-2 1-4 12-14 29 25 58 27 70 27 74 0 103-44 103-89 0-34-20-52-27-61-22-20-45-25-72-29-36-7-77-16-77-52 0-23 16-48 70-48 70 0 72 57 74 77 0 5 4 4 7 5 9 0 9-3 9-16 0-21 0-42 0-63 0-11 0-16-7-16-4 0-4 0-13 9-2 2-9 7-11 9-23-18-50-18-59-18-78 0-101 43-101 79 0 22 9 40 27 52 20 18 38 22 83 31z">
                <text:p/>
              </draw:path>
              <draw:path draw:style-name="gr2" draw:text-style-name="P2" draw:layer="layout" svg:width="0.136cm" svg:height="0.422cm" svg:x="4.068cm" svg:y="14.799cm" svg:viewBox="0 0 137 423" svg:d="M92 142c-30 3-59 5-88 7 0 7 0 14 0 20 41 0 46 4 46 36 0 57 0 113 0 169 0 29-7 29-50 29 0 7 0 13 0 20 22-2 56-2 70-2 22 0 45 0 67 2 0-7 0-13 0-20-43 0-45-3-45-29 0-77 0-154 0-232zM94 32c0-19-15-32-33-32-20 0-34 16-34 32 0 18 14 35 34 35 18 0 33-13 33-35z">
                <text:p/>
              </draw:path>
              <draw:path draw:style-name="gr2" draw:text-style-name="P2" draw:layer="layout" svg:width="0.28cm" svg:height="0.291cm" svg:x="4.24cm" svg:y="14.938cm" svg:viewBox="0 0 281 292" svg:d="M281 149c0-81-63-149-141-149-79 0-140 70-140 149 0 81 67 143 140 143 76 0 141-63 141-143zM140 275c-27 0-54-12-72-43-16-27-16-66-16-88 0-25 0-59 16-86 17-31 47-44 72-44 27 0 55 15 72 42s17 63 17 88c0 22 0 56-15 85-14 28-41 46-74 46z">
                <text:p/>
              </draw:path>
              <draw:path draw:style-name="gr2" draw:text-style-name="P2" draw:layer="layout" svg:width="0.318cm" svg:height="0.28cm" svg:x="4.559cm" svg:y="14.941cm" svg:viewBox="0 0 319 281" svg:d="M50 63c0 56 0 113 0 169 0 29-7 29-50 29 0 7 0 13 0 20 23-2 56-2 72-2s50 0 70 2c0-7 0-13 0-20-41 0-48 0-48-29 0-39 0-78 0-117 0-65 45-101 84-101 42 0 47 35 47 71 0 49 0 98 0 147 0 29-5 29-49 29 0 7 0 13 0 20 22-2 54-2 72-2 17 0 49 0 71 2 0-7 0-13 0-20-33 0-49 0-49-20 0-40 0-80 0-120 0-54 0-74-20-98-9-9-30-23-66-23-47 0-76 29-94 67 0-23 0-45 0-67-30 2-60 5-90 7 0 7 0 13 0 20 45 0 50 5 50 36z">
                <text:p/>
              </draw:path>
              <draw:path draw:style-name="gr2" draw:text-style-name="P2" draw:layer="layout" svg:width="0.206cm" svg:height="0.291cm" svg:x="4.912cm" svg:y="14.938cm" svg:viewBox="0 0 207 292" svg:d="M110 162c14 2 66 13 66 58 0 32-21 57-72 57-52 0-75-36-88-90-2-9-2-11-7-11-9 0-9 6-9 17 0 27 0 55 0 82 0 11 0 17 7 17 4 0 4-2 16-13 0-2 0-4 13-14 27 25 56 27 68 27 74 0 103-44 103-89 0-34-20-52-27-61-20-20-45-25-72-29-36-7-77-16-77-52 0-23 16-48 70-48 70 0 74 57 74 77 1 5 7 5 9 5 7 0 7-3 7-16 0-21 0-42 0-63 0-11 0-16-7-16-4 0-4 0-13 9-2 2-7 7-11 9-23-18-50-18-59-18-78 0-101 43-101 79 0 22 11 40 27 52 20 18 38 22 83 31z">
                <text:p/>
              </draw:path>
              <draw:path draw:style-name="gr2" draw:text-style-name="P2" draw:layer="layout" svg:width="0.073cm" svg:height="0.188cm" svg:x="5.194cm" svg:y="15.155cm" svg:viewBox="0 0 74 189" svg:d="M74 65c0-40-15-65-40-65-21 0-34 16-34 32 0 17 11 35 34 35 9 0 18-4 24-9 0-1 1-2 1-2 1 3 2 2 2 9 0 41-18 79-47 110-3 3-3 3-3 7 0 3 3 7 5 7 9 0 58-50 58-124z">
                <text:p/>
              </draw:path>
              <draw:path draw:style-name="gr2" draw:text-style-name="P2" draw:layer="layout" svg:width="0.283cm" svg:height="0.291cm" svg:x="5.554cm" svg:y="14.938cm" svg:viewBox="0 0 284 292" svg:d="M184 236c1 25 19 52 48 52 15 0 52-9 52-59 0-12 0-24 0-36-5 0-10 0-16 0 0 12 0 24 0 36 0 36-16 39-21 39-22 0-24-29-24-32 0-42 0-84 0-126 0-27 0-51-23-74-25-25-56-36-87-36-52 0-95 31-95 72 0 20 13 31 29 31 18 0 29-13 29-31 0-7-4-27-33-29 18-21 49-29 69-29 30 0 66 26 66 81 0 8 0 16 0 24-32 2-75 3-115 23-49 22-63 54-63 81 0 52 61 69 101 69 41 0 70-26 83-56zM178 131c0 22 0 44 0 65 0 60-45 81-74 81-30 0-55-21-55-54 0-34 25-86 129-92z">
                <text:p/>
              </draw:path>
              <draw:path draw:style-name="gr2" draw:text-style-name="P2" draw:layer="layout" svg:width="0.206cm" svg:height="0.291cm" svg:x="5.864cm" svg:y="14.938cm" svg:viewBox="0 0 207 292" svg:d="M112 162c12 2 64 13 64 58 0 32-21 57-72 57-52 0-75-36-86-90-2-9-4-11-9-11-9 0-9 6-9 17 0 27 0 55 0 82 0 11 0 17 7 17 4 0 4-2 16-13 0-2 0-4 13-14 27 25 56 27 68 27 74 0 103-44 103-89 0-34-20-52-27-61-20-20-45-25-72-29-36-7-77-16-77-52 0-23 16-48 70-48 70 0 74 57 74 77 1 5 7 5 9 5 7 0 7-3 7-16 0-21 0-42 0-63 0-11 0-16-7-16-2 0-4 0-13 9-2 2-7 7-11 9-23-18-48-18-59-18-78 0-101 43-101 79 0 22 11 40 27 52 20 18 38 22 85 31z">
                <text:p/>
              </draw:path>
              <draw:path draw:style-name="gr2" draw:text-style-name="P2" draw:layer="layout" svg:width="0.204cm" svg:height="0.445cm" svg:x="6.325cm" svg:y="14.776cm" svg:viewBox="0 0 205 446" svg:d="M90 173c0-24 0-48 0-72 0-56 31-87 58-87 1 0 10 0 21 4-9 4-20 11-20 27 0 14 11 27 27 27 18 0 29-13 29-27 0-23-23-45-57-45-45 0-98 34-98 101 0 24 0 48 0 72-16 0-33 0-50 0 0 6 0 13 0 20 17 0 34 0 50 0 0 68 0 136 0 205 0 29-7 29-50 29 0 6 0 13 0 19 25-1 54-1 72-1 25 0 56 0 81 1 0-6 0-13 0-19-4 0-8 0-13 0-48 0-48-8-48-31 0-68 0-136 0-203 24 0 48 0 72 0 0-7 0-14 0-20-25 0-49 0-74 0z">
                <text:p/>
              </draw:path>
              <draw:path draw:style-name="gr2" draw:text-style-name="P2" draw:layer="layout" svg:width="0.28cm" svg:height="0.291cm" svg:x="6.514cm" svg:y="14.938cm" svg:viewBox="0 0 281 292" svg:d="M281 149c0-81-63-149-141-149-77 0-140 70-140 149 0 81 67 143 140 143 78 0 141-63 141-143zM140 275c-27 0-54-12-72-43-14-27-14-66-14-88 0-25 0-59 14-86 18-31 47-44 72-44 29 0 56 15 72 42 17 27 17 63 17 88 0 22 0 56-15 85-12 28-41 46-74 46z">
                <text:p/>
              </draw:path>
              <draw:path draw:style-name="gr2" draw:text-style-name="P2" draw:layer="layout" svg:width="0.139cm" svg:height="0.438cm" svg:x="6.834cm" svg:y="14.783cm" svg:viewBox="0 0 140 439" svg:d="M92 0c-31 2-61 5-92 7 0 7 0 13 0 20 45 0 49 4 49 34 0 110 0 220 0 330 0 28-8 28-49 28 0 7 0 14 0 20 22-2 54-2 70-2s47 0 70 2c0-6 0-13 0-20-43 0-48 0-48-28 0-131 0-261 0-391z">
                <text:p/>
              </draw:path>
              <draw:path draw:style-name="gr2" draw:text-style-name="P2" draw:layer="layout" svg:width="0.139cm" svg:height="0.438cm" svg:x="7.01cm" svg:y="14.783cm" svg:viewBox="0 0 140 439" svg:d="M90 0c-30 2-60 5-90 7 0 7 0 13 0 20 43 0 49 4 49 34 0 110 0 220 0 330 0 28-8 28-49 28 0 7 0 14 0 20 20-2 55-2 70-2s47 0 70 2c0-6 0-13 0-20-43 0-50 0-50-28 0-131 0-261 0-391z">
                <text:p/>
              </draw:path>
              <draw:path draw:style-name="gr2" draw:text-style-name="P2" draw:layer="layout" svg:width="0.28cm" svg:height="0.291cm" svg:x="7.181cm" svg:y="14.938cm" svg:viewBox="0 0 281 292" svg:d="M281 149c0-81-63-149-141-149-77 0-140 70-140 149 0 81 67 143 140 143 78 0 141-63 141-143zM140 275c-27 0-54-12-72-43-14-27-14-66-14-88 0-25 0-59 14-86 18-31 47-44 72-44 29 0 56 15 72 42 17 27 17 63 17 88 0 22 0 56-15 85-14 28-41 46-74 46z">
                <text:p/>
              </draw:path>
              <draw:path draw:style-name="gr2" draw:text-style-name="P2" draw:layer="layout" svg:width="0.433cm" svg:height="0.28cm" svg:x="7.475cm" svg:y="14.948cm" svg:viewBox="0 0 434 281" svg:d="M380 61c11-32 30-39 54-41 0-7 0-13 0-20-15 2-33 2-47 2-18 0-47 0-59-2 0 7 0 13 0 20 23 2 37 12 37 30 0 4 0 6-3 13-19 54-39 108-58 162-21-59-42-118-63-176-2-8-3-9-3-11 0-18 25-18 37-18 0-7 0-13 0-20-18 2-50 2-64 2-20 0-38 0-58-2 0 7 0 13 0 20 23 0 34 2 40 11 3 3 10 21 14 34-18 51-36 102-54 153-20-57-40-113-59-169-4-8-4-9-4-11 0-18 25-18 38-18 0-7 0-13 0-20-20 2-54 2-69 2-3 0-36 0-59-2 0 7 0 13 0 20 31 0 40 2 47 23 26 75 53 149 79 223 4 9 6 15 14 15s9-4 13-13c21-60 42-120 63-180 22 60 43 120 65 180 2 7 4 13 12 13s11-6 13-13c25-69 49-138 74-207z">
                <text:p/>
              </draw:path>
              <draw:path draw:style-name="gr2" draw:text-style-name="P2" draw:layer="layout" svg:width="0.206cm" svg:height="0.291cm" svg:x="7.941cm" svg:y="14.938cm" svg:viewBox="0 0 207 292" svg:d="M110 162c14 2 66 13 66 58 0 32-21 57-72 57-52 0-75-36-88-90-2-9-2-11-7-11-9 0-9 6-9 17 0 27 0 55 0 82 0 11 0 17 7 17 4 0 4-2 16-13 0-2 0-4 13-14 27 25 56 27 68 27 74 0 103-44 103-89 0-34-20-52-27-61-20-20-45-25-72-29-36-7-77-16-77-52 0-23 16-48 70-48 70 0 74 57 74 77 1 5 7 5 9 5 7 0 7-3 7-16 0-21 0-42 0-63 0-11 0-16-7-16-4 0-4 0-13 9-2 2-7 7-11 9-23-18-50-18-59-18-78 0-101 43-101 79 0 22 11 40 27 52 20 18 38 22 83 31z">
                <text:p/>
              </draw:path>
              <draw:path draw:style-name="gr2" draw:text-style-name="P2" draw:layer="layout" svg:width="0.066cm" svg:height="0.273cm" svg:x="8.223cm" svg:y="14.948cm" svg:viewBox="0 0 67 274" svg:d="M67 34c0-18-15-34-33-34s-34 16-34 34 16 34 34 34 33-16 33-34zM67 239c0-18-15-32-33-32s-34 14-34 32 16 35 34 35 33-17 33-35z">
                <text:p/>
              </draw:path>
              <draw:path draw:style-name="gr2" draw:text-style-name="P2" draw:layer="layout" svg:width="0.381cm" svg:height="0.431cm" svg:x="9.453cm" svg:y="16.181cm" svg:viewBox="0 0 382 432" svg:d="M212 49c6-22 8-29 67-29 20 0 23 0 23-13 0-7-5-7-9-7-21 0-73 2-93 2s-65-2-85-2c-3 0-12 0-12 13 0 7 7 7 18 7 1 0 14 0 25 0 11 2 16 3 16 11 0 3 0 5-2 12-28 114-56 227-84 340-8 24-9 29-58 29-11 0-18 0-18 13 0 7 5 7 18 7 97 0 194 0 292 0 16 0 16 0 19-11 17-45 34-91 51-137 2-7 1-6 2-9 0-1-2-7-8-7-5 0-5 4-10 15-22 57-49 129-159 129-20 0-39 0-59 0-9 0-11 0-15 0-5-2-7-2-7-7 0-2 0-4 2-14 29-114 58-228 86-342z">
                <text:p/>
              </draw:path>
              <draw:path draw:style-name="gr2" draw:text-style-name="P2" draw:layer="layout" svg:width="0.147cm" svg:height="0.633cm" svg:x="9.921cm" svg:y="16.138cm" svg:viewBox="0 0 148 634" svg:d="M148 626c0-1 0-3-11-12-79-81-99-200-99-297 0-110 23-220 101-299 9-7 9-9 9-11 0-5-4-7-8-7-5 0-63 43-99 124-32 70-41 141-41 193 0 48 7 126 43 198 38 77 92 119 97 119 4 0 8-2 8-8z">
                <text:p/>
              </draw:path>
              <draw:path draw:style-name="gr2" draw:text-style-name="P2" draw:layer="layout" svg:width="0.21cm" svg:height="0.298cm" svg:x="10.333cm" svg:y="16.322cm" svg:viewBox="0 0 211 299" svg:d="M200 20c-33-15-60-20-92-20-14 0-104 0-104 83 0 30 18 50 34 63 20 14 34 16 68 23 24 6 60 13 60 45 0 45-51 45-60 45-52 0-86-23-99-32-2 14-5 29-7 43 20 11 56 29 106 29 13 0 47 0 74-20 20-16 31-41 31-68 0-35-24-56-26-58-25-23-41-27-73-32-35-8-63-13-63-45 0-38 45-38 54-38 19 0 54 2 90 23 2-14 4-27 7-41z">
                <text:p/>
              </draw:path>
              <draw:path draw:style-name="gr2" draw:text-style-name="P2" draw:layer="layout" svg:width="0.046cm" svg:height="0.438cm" svg:x="10.61cm" svg:y="16.174cm" svg:viewBox="0 0 47 439" svg:d="M47 0c-16 0-31 0-47 0 0 146 0 293 0 439 16 0 31 0 47 0 0-146 0-293 0-439z">
                <text:p/>
              </draw:path>
              <draw:path draw:style-name="gr2" draw:text-style-name="P2" draw:layer="layout" svg:width="0.24cm" svg:height="0.298cm" svg:x="10.731cm" svg:y="16.322cm" svg:viewBox="0 0 241 299" svg:d="M241 153c0-22-2-68-27-106-25-40-63-47-86-47-70 0-128 67-128 148 0 84 61 151 137 151 39 0 75-16 101-33-2-13-3-27-4-41-40 32-81 34-95 34-53 0-92-45-94-106 65 0 131 0 196 0zM49 119c9-49 43-81 79-81 32 0 68 21 77 81-52 0-104 0-156 0z">
                <text:p/>
              </draw:path>
              <draw:path draw:style-name="gr2" draw:text-style-name="P2" draw:layer="layout" svg:width="0.273cm" svg:height="0.28cm" svg:x="10.999cm" svg:y="16.332cm" svg:viewBox="0 0 274 281" svg:d="M274 0c-16 0-32 0-47 0-17 44-34 88-51 131-14 35-32 87-37 116-1 0-2 0-2 0-4-22-20-67-25-83-21-55-41-109-62-164-16 0-33 0-50 0 37 94 73 187 110 281 18 0 37 0 56 0 36-94 72-187 108-281z">
                <text:p/>
              </draw:path>
              <draw:path draw:style-name="gr2" draw:text-style-name="P2" draw:layer="layout" svg:width="0.145cm" svg:height="0.633cm" svg:x="11.353cm" svg:y="16.138cm" svg:viewBox="0 0 146 634" svg:d="M146 626c0-1 0-3-9-12-79-81-101-200-101-297 0-110 25-220 103-299 7-7 7-9 7-11 0-5-2-7-6-7-7 0-63 43-100 124-33 70-40 141-40 193 0 48 7 126 41 198 38 77 92 119 99 119 4 0 6-2 6-8z">
                <text:p/>
              </draw:path>
              <draw:path draw:style-name="gr2" draw:text-style-name="P2" draw:layer="layout" svg:width="0.433cm" svg:height="0.453cm" svg:x="11.559cm" svg:y="16.16cm" svg:viewBox="0 0 434 454" svg:d="M92 380c-25 43-51 52-78 54-9 0-14 0-14 12 0 4 4 8 9 8 16 0 36-2 54-2 22 0 43 2 63 2 4 0 13 0 13-13 0-7-6-7-11-7-15-2-29-6-29-22 0-7 4-14 9-23 16-27 31-54 47-81 53 0 105 0 158 0 2 12 11 99 11 104 0 20-32 22-45 22-9 0-16 0-16 12 0 8 6 5 9 8 27 0 54-2 79-2 16 0 56 2 72 2 4 0 11 0 11-13 0-7-6-7-15-7-39 0-39-4-41-24-13-131-25-262-38-394-2-12-2-16-12-16-9 0-13 5-17 11-73 123-146 246-219 369zM167 288c42-70 83-139 125-209 6 70 13 139 19 209-48 0-96 0-144 0z">
                <text:p/>
              </draw:path>
              <draw:path draw:style-name="gr2" draw:text-style-name="P2" draw:layer="layout" svg:width="0.147cm" svg:height="0.633cm" svg:x="12.046cm" svg:y="16.138cm" svg:viewBox="0 0 148 634" svg:d="M148 317c0-49-8-126-42-198-38-78-93-119-99-119-3 0-7 4-7 7 0 2 0 4 13 15 63 63 99 163 99 295 0 108-24 219-103 299-9 7-9 9-9 10 0 4 4 8 7 8 6 0 63-44 101-125 32-68 40-138 40-192z">
                <text:p/>
              </draw:path>
              <draw:path draw:style-name="gr2" draw:text-style-name="P2" draw:layer="layout" svg:width="0.147cm" svg:height="0.633cm" svg:x="12.293cm" svg:y="16.138cm" svg:viewBox="0 0 148 634" svg:d="M148 317c0-49-8-126-44-198-37-78-91-119-97-119-3 0-7 4-7 7 0 2 0 4 13 15 61 63 97 163 97 295 0 108-24 219-101 299-9 7-9 9-9 10 0 4 4 8 7 8 6 0 63-44 101-125 31-68 40-138 40-192z">
                <text:p/>
              </draw:path>
              <draw:path draw:style-name="gr2" draw:text-style-name="P2" draw:layer="layout" svg:width="0.42cm" svg:height="0.147cm" svg:x="12.714cm" svg:y="16.381cm" svg:viewBox="0 0 421 148" svg:d="M400 25c9 0 21 0 21-12 0-13-12-13-21-13-126 0-252 0-378 0-9 0-22 0-22 13 0 12 13 12 22 12 126 0 252 0 378 0zM400 148c9 0 21 0 21-13s-12-13-21-13c-126 0-252 0-378 0-9 0-22 0-22 13s13 13 22 13c126 0 252 0 378 0z">
                <text:p/>
              </draw:path>
              <draw:path draw:style-name="gr2" draw:text-style-name="P2" draw:layer="layout" svg:width="0.381cm" svg:height="0.431cm" svg:x="13.371cm" svg:y="16.181cm" svg:viewBox="0 0 382 432" svg:d="M212 49c6-22 8-29 67-29 20 0 23 0 23-13 0-7-7-7-9-7-21 0-73 2-93 2s-65-2-85-2c-3 0-12 0-12 13 0 7 5 7 18 7 1 0 14 0 25 0 11 2 16 3 16 11 0 3 0 5-2 12-29 114-57 227-86 340-6 24-7 29-56 29-11 0-18 0-18 13 0 7 5 7 18 7 97 0 194 0 292 0 16 0 16 0 19-11 17-45 34-91 51-137 2-7 1-6 2-9 0-1-2-7-8-7-5 0-5 4-10 15-22 57-49 129-159 129-20 0-39 0-59 0-9 0-11 0-15 0-5-2-7-2-7-7 0-2 0-4 2-14 29-114 58-228 86-342z">
                <text:p/>
              </draw:path>
              <draw:path draw:style-name="gr2" draw:text-style-name="P2" draw:layer="layout" svg:width="0.147cm" svg:height="0.633cm" svg:x="13.839cm" svg:y="16.138cm" svg:viewBox="0 0 148 634" svg:d="M148 626c0-1 0-3-11-12-79-81-99-200-99-297 0-110 23-220 101-299 9-7 9-9 9-11 0-5-4-7-8-7-5 0-63 43-100 124-33 70-40 141-40 193 0 48 7 126 41 198 40 77 94 119 99 119 4 0 8-2 8-8z">
                <text:p/>
              </draw:path>
              <draw:path draw:style-name="gr2" draw:text-style-name="P2" draw:layer="layout" svg:width="0.435cm" svg:height="0.453cm" svg:x="14.044cm" svg:y="16.16cm" svg:viewBox="0 0 436 454" svg:d="M92 380c-25 43-51 52-78 54-7 0-14 0-14 12 0 4 4 8 9 8 18 0 36-2 54-2 22 0 43 2 63 2 5 0 13 0 13-13 0-7-6-7-11-7-15-2-29-6-29-22 0-7 4-14 9-23 16-27 32-54 49-81 52 0 105 0 158 0 0 12 9 99 9 104 0 20-32 22-45 22-9 0-14 0-14 12 0 8 7 8 9 8 25 0 52-2 79-2 14 0 54 2 70 2 4 0 13 0 13-13 0-7-8-7-17-7-37 0-37-4-39-24-13-131-27-262-40-394-2-12-2-16-11-16-10 0-14 5-18 11-73 123-146 246-219 369zM167 288c42-70 83-139 125-209 7 70 14 139 21 209-48 0-97 0-146 0z">
                <text:p/>
              </draw:path>
              <draw:path draw:style-name="gr2" draw:text-style-name="P2" draw:layer="layout" svg:width="0.145cm" svg:height="0.633cm" svg:x="14.534cm" svg:y="16.138cm" svg:viewBox="0 0 146 634" svg:d="M146 317c0-49-7-126-42-198-37-78-91-119-99-119-3 0-5 4-5 7 0 2 0 4 11 15 63 63 99 163 99 295 0 108-24 219-103 299-7 7-7 9-7 10 0 4 2 8 5 8 8 0 63-44 101-125 33-68 40-138 40-192z">
                <text:p/>
              </draw:path>
              <draw:path draw:style-name="gr2" draw:text-style-name="P2" draw:layer="layout" svg:width="0.073cm" svg:height="0.188cm" svg:x="14.798cm" svg:y="16.547cm" svg:viewBox="0 0 74 189" svg:d="M74 67c0-44-16-67-42-67-19 0-32 14-32 32s13 35 32 35c8 0 17-2 24-9 2 0 1-2 2-2s1 2 1 11c0 46-21 84-43 104-7 7-7 9-7 11 0 3 4 7 7 7 7 0 58-49 58-122z">
                <text:p/>
              </draw:path>
              <draw:path draw:style-name="gr2" draw:text-style-name="P2" draw:layer="layout" svg:width="0.204cm" svg:height="0.445cm" svg:x="2.073cm" svg:y="17.558cm" svg:viewBox="0 0 205 446" svg:d="M90 175c0-25 0-50 0-74 0-56 31-87 59-87 2 0 11 0 20 4-7 4-18 11-18 27 0 14 9 27 27 27s27-13 27-27c0-23-23-45-56-45-45 0-99 34-99 101 0 24 0 49 0 74-16 0-33 0-50 0 0 6 0 12 0 18 17 0 34 0 50 0 0 68 0 136 0 205 0 29-7 29-48 29 0 6 0 13 0 19 23 0 54-1 72-1 25 0 54 0 79 1 0-6 0-13 0-19-4 0-8 0-13 0-46 0-48-8-48-29 0-69 0-137 0-205 24 0 48 0 72 0 0-6 0-12 0-18-25 0-49 0-74 0z">
                <text:p/>
              </draw:path>
              <draw:path draw:style-name="gr2" draw:text-style-name="P2" draw:layer="layout" svg:width="0.28cm" svg:height="0.289cm" svg:x="2.264cm" svg:y="17.722cm" svg:viewBox="0 0 281 290" svg:d="M281 148c0-81-63-148-141-148-79 0-140 68-140 148 0 81 67 142 140 142 76 0 141-63 141-142zM140 274c-27 0-55-13-72-42-16-29-16-66-16-90 0-25 0-59 16-86 17-29 47-43 72-43 27 0 53 14 71 41 17 27 18 65 18 88 0 24 0 58-15 85-14 29-41 47-74 47z">
                <text:p/>
              </draw:path>
              <draw:path draw:style-name="gr2" draw:text-style-name="P2" draw:layer="layout" svg:width="0.211cm" svg:height="0.278cm" svg:x="2.581cm" svg:y="17.726cm" svg:viewBox="0 0 212 279" svg:d="M88 68c0-22 0-45 0-68-29 2-59 5-88 7 0 6 0 12 0 18 43 0 49 6 49 36 0 57 0 113 0 169 0 29-8 29-49 29 0 7 0 13 0 20 23 0 54-2 72-2 25 0 54 0 79 2 0-7 0-13 0-20-4 0-8 0-12 0-47 0-49-7-49-29 0-33 0-66 0-99 0-61 27-118 76-118 3 0 5 0 7 1-2 0-15 8-15 24 0 18 13 29 27 29 11 0 27-9 27-29s-19-38-46-38c-47 0-69 41-78 68z">
                <text:p/>
              </draw:path>
              <draw:path draw:style-name="gr2" draw:text-style-name="P2" draw:layer="layout" svg:width="0.244cm" svg:height="0.289cm" svg:x="3.04cm" svg:y="17.722cm" svg:viewBox="0 0 245 290" svg:d="M52 122c4-93 58-109 79-109 65 0 71 86 71 109-50 0-100 0-150 0zM52 137c59 0 118 0 177 0 12 0 16 0 16-15 0-61-34-122-114-122-73 0-131 65-131 144 0 85 65 146 139 146 77 0 106-70 106-83 0-5-6-7-9-7-6 0-7 3-9 9-22 65-79 65-85 65-32 0-57-18-72-42-18-30-18-74-18-95z">
                <text:p/>
              </draw:path>
              <draw:path draw:style-name="gr2" draw:text-style-name="P2" draw:layer="layout" svg:width="0.307cm" svg:height="0.278cm" svg:x="3.315cm" svg:y="17.733cm" svg:viewBox="0 0 308 279" svg:d="M250 61c6-14 16-41 58-43 0-6 0-12 0-18-15 0-33 2-47 2s-45-2-56-2c0 6 0 12 0 18 24 2 31 16 31 29 0 5 0 7-4 14-21 54-43 108-65 162-23-59-46-117-70-176-3-9-2-7-3-11 0-18 25-18 36-18 0-6 0-12 0-18-20 0-54 2-69 2-18 0-43-2-61-2 0 6 0 12 0 18 40 0 41 5 50 23 30 75 60 150 90 225 4 9 7 13 15 13s11-5 12-13c28-68 56-136 83-205z">
                <text:p/>
              </draw:path>
              <draw:path draw:style-name="gr2" draw:text-style-name="P2" draw:layer="layout" svg:width="0.244cm" svg:height="0.289cm" svg:x="3.636cm" svg:y="17.722cm" svg:viewBox="0 0 245 290" svg:d="M54 122c4-93 58-109 79-109 65 0 70 86 70 109-49 0-99 0-149 0zM54 137c59 0 118 0 176 0 13 0 15 0 15-15 0-61-34-122-112-122-74 0-133 65-133 144 0 85 67 146 140 146 78 0 105-70 105-83 0-5-4-7-7-7-6 0-8 3-9 9-22 65-80 65-85 65-32 0-58-18-72-42-18-30-18-74-18-95z">
                <text:p/>
              </draw:path>
              <draw:path draw:style-name="gr2" draw:text-style-name="P2" draw:layer="layout" svg:width="0.211cm" svg:height="0.278cm" svg:x="3.918cm" svg:y="17.726cm" svg:viewBox="0 0 212 279" svg:d="M86 68c0-22 0-45 0-68-28 2-57 5-86 7 0 6 0 12 0 18 43 0 49 6 49 36 0 57 0 113 0 169 0 29-8 29-49 29 0 7 0 13 0 20 23 0 54-2 72-2 25 0 54 0 79 2 0-7 0-13 0-20-4 0-8 0-12 0-47 0-49-7-49-29 0-33 0-66 0-99 0-61 27-118 76-118 3 0 5 0 7 1-2 0-16 8-16 24 0 18 14 29 28 29 11 0 27-9 27-29s-19-38-46-38c-47 0-71 41-80 68z">
                <text:p/>
              </draw:path>
              <draw:path draw:style-name="gr2" draw:text-style-name="P2" draw:layer="layout" svg:width="0.309cm" svg:height="0.4cm" svg:x="4.159cm" svg:y="17.733cm" svg:viewBox="0 0 310 401" svg:d="M250 59c16-39 49-41 60-41 0-6 0-12 0-18-15 0-33 2-47 2-13 0-42-2-56-2 0 6 0 12 0 18 20 2 31 13 31 29 0 5-2 7-6 14-21 52-42 103-63 155-23-56-47-113-70-169-2-7-4-9-4-11 0-18 24-18 36-18 0-6 0-12 0-18-18 0-59 2-70 2-16 0-41-2-61-2 0 6 0 12 0 18 31 0 43 0 52 23 31 77 63 154 94 231-2 9-11 29-15 38-14 34-32 77-73 77-2 0-17 0-29-11 20-2 25-16 25-27 0-16-13-27-27-27-13 0-27 9-27 29 0 27 27 50 58 50 41 0 66-36 81-72 37-90 74-180 111-270z">
                <text:p/>
              </draw:path>
              <draw:path draw:style-name="gr2" draw:text-style-name="P2" draw:layer="layout" svg:width="0.206cm" svg:height="0.289cm" svg:x="4.714cm" svg:y="17.722cm" svg:viewBox="0 0 207 290" svg:d="M110 160c14 2 66 13 66 58 0 32-23 57-72 57-54 0-75-36-88-90-2-7-2-10-9-10s-7 5-7 16c0 27 0 55 0 83 0 10 0 16 7 16 2 0 4 0 15-13 1-2 1-3 12-14 29 27 58 27 70 27 72 0 103-43 103-88 0-35-20-53-27-60-22-21-45-25-72-30-36-8-77-17-77-53 0-21 16-48 70-48 70 0 72 57 74 77 0 6 4 4 7 6 9 0 9-4 9-15 0-21 0-43 0-65 0-10 0-14-7-14-4 0-6 0-13 7-2 2-9 7-11 9-23-16-50-16-59-16-78 0-101 41-101 77 0 22 9 40 27 54 20 17 38 20 83 29z">
                <text:p/>
              </draw:path>
              <draw:path draw:style-name="gr2" draw:text-style-name="P2" draw:layer="layout" svg:width="0.134cm" svg:height="0.422cm" svg:x="4.962cm" svg:y="17.582cm" svg:viewBox="0 0 135 423" svg:d="M92 144c-30 2-59 5-88 7 0 6 0 12 0 18 41 0 46 6 46 36 0 57 0 113 0 169 0 29-7 29-50 29 0 7 0 13 0 20 22 0 56-2 70-2 22 0 45 2 65 2 0-7 0-13 0-20-41 0-43-3-43-27 0-77 0-155 0-232zM94 34c0-21-15-34-33-34-20 0-34 16-34 34 0 16 14 33 34 33 18 0 33-13 33-33z">
                <text:p/>
              </draw:path>
              <draw:path draw:style-name="gr2" draw:text-style-name="P2" draw:layer="layout" svg:width="0.492cm" svg:height="0.278cm" svg:x="5.138cm" svg:y="17.726cm" svg:viewBox="0 0 493 279" svg:d="M49 61c0 57 0 113 0 169 0 29-8 29-49 29 0 7 0 13 0 20 22 0 54-2 70-2s51 2 72 2c0-7 0-13 0-20-43 0-50 0-50-29 0-38 0-76 0-115 0-66 45-102 86-102 40 0 47 34 47 70 0 49 0 98 0 147 0 29-7 29-50 29 0 7 0 13 0 20 23 0 54-2 72-2 16 0 48 2 70 2 0-7 0-13 0-20-42 0-49 0-49-29 0-38 0-76 0-115 0-66 45-102 85-102 39 0 47 34 47 70 0 49 0 98 0 147 0 29-8 29-49 29 0 7 0 13 0 20 22 0 54-2 72-2 16 0 49 2 70 2 0-7 0-13 0-20-32 0-48 0-48-18 0-41 0-81 0-122 0-54 0-74-20-96-9-10-31-23-67-23-54 0-81 38-92 61-9-54-55-61-84-61-47 0-76 27-94 67 0-23 0-45 0-67-29 2-59 5-88 7 0 6 0 12 0 18 43 0 49 6 49 36z">
                <text:p/>
              </draw:path>
              <draw:path draw:style-name="gr2" draw:text-style-name="P2" draw:layer="layout" svg:width="0.31cm" svg:height="0.4cm" svg:x="5.662cm" svg:y="17.726cm" svg:viewBox="0 0 311 401" svg:d="M92 41c0-13 0-27 0-41-31 2-61 5-92 7 0 6 0 12 0 18 45 0 49 6 49 33 0 98 0 196 0 295 0 29-6 29-49 29 0 6 0 13 0 19 22 0 54-1 70-1 18 0 51 1 72 1 0-6 0-13 0-19-41 0-48 0-48-29 0-36 0-71 0-106 0-2 0-4 0-6 1 11 28 45 77 45 76 0 140-63 140-144s-61-142-131-142c-50 0-76 27-88 41zM94 207c0-47 0-94 0-140 18-33 48-53 81-53 46 0 84 56 84 128 0 78-45 130-92 130-25 0-48-13-64-38-9-14-9-14-9-27z">
                <text:p/>
              </draw:path>
              <draw:path draw:style-name="gr2" draw:text-style-name="P2" draw:layer="layout" svg:width="0.139cm" svg:height="0.438cm" svg:x="6.017cm" svg:y="17.565cm" svg:viewBox="0 0 140 439" svg:d="M92 0c-31 2-61 5-92 7 0 7 0 13 0 20 45 0 49 4 49 36 0 109 0 218 0 328 0 28-6 28-49 28 0 7 0 14 0 20 22 0 54-2 70-2s47 2 70 2c0-6 0-13 0-20-43 0-48 0-48-28 0-131 0-261 0-391z">
                <text:p/>
              </draw:path>
              <draw:path draw:style-name="gr2" draw:text-style-name="P2" draw:layer="layout" svg:width="0.244cm" svg:height="0.289cm" svg:x="6.19cm" svg:y="17.722cm" svg:viewBox="0 0 245 290" svg:d="M52 122c4-93 58-109 79-109 65 0 72 86 72 109-50 0-100 0-151 0zM52 137c59 0 118 0 177 0 14 0 16 0 16-15 0-61-34-122-114-122-73 0-131 65-131 144 0 85 67 146 139 146 77 0 106-70 106-83 0-5-6-7-9-7-6 0-7 3-7 9-24 65-80 65-87 65-30 0-56-18-70-42-20-30-20-74-20-95z">
                <text:p/>
              </draw:path>
              <draw:path draw:style-name="gr2" draw:text-style-name="P2" draw:layer="layout" svg:width="0.31cm" svg:height="0.4cm" svg:x="6.681cm" svg:y="17.726cm" svg:viewBox="0 0 311 401" svg:d="M92 41c0-13 0-27 0-41-31 2-61 5-92 7 0 6 0 12 0 18 45 0 50 6 50 33 0 98 0 196 0 295 0 29-7 29-50 29 0 6 0 13 0 19 22 0 54-1 72-1 16 0 49 1 70 1 0-6 0-13 0-19-41 0-48 0-48-29 0-36 0-71 0-106 0-2 0-4 0-6 3 11 28 45 77 45 76 0 140-63 140-144s-61-142-131-142c-49 0-76 27-88 41zM94 207c0-47 0-94 0-140 18-33 48-53 81-53 46 0 84 56 84 128 0 78-43 130-90 130-25 0-50-13-66-38-9-14-9-14-9-27z">
                <text:p/>
              </draw:path>
              <draw:path draw:style-name="gr2" draw:text-style-name="P2" draw:layer="layout" svg:width="0.213cm" svg:height="0.278cm" svg:x="7.032cm" svg:y="17.726cm" svg:viewBox="0 0 214 279" svg:d="M88 68c0-22 0-45 0-68-29 2-59 5-88 7 0 6 0 12 0 18 45 0 50 6 50 36 0 57 0 113 0 169 0 29-7 29-50 29 0 7 0 13 0 20 25 0 56-2 74-2 25 0 54 0 79 2 0-7 0-13 0-20-4 0-8 0-13 0-46 0-48-7-48-29 0-33 0-66 0-99 0-61 27-118 75-118 4 0 6 0 6 1-2 0-15 8-15 24 0 18 15 29 27 29 13 0 29-9 29-29s-20-38-47-38c-46 0-70 41-79 68z">
                <text:p/>
              </draw:path>
              <draw:path draw:style-name="gr2" draw:text-style-name="P2" draw:layer="layout" svg:width="0.134cm" svg:height="0.422cm" svg:x="7.284cm" svg:y="17.582cm" svg:viewBox="0 0 135 423" svg:d="M90 144c-29 2-59 5-88 7 0 6 0 12 0 18 41 0 47 6 47 36 0 57 0 113 0 169 0 29-8 29-49 29 0 7 0 13 0 20 20 0 54-2 68-2 24 0 45 2 67 2 0-7 0-13 0-20-41 0-45-3-45-27 0-77 0-155 0-232zM94 34c0-21-17-34-35-34-19 0-32 16-32 34 0 16 13 33 32 33 18 0 35-13 35-33z">
                <text:p/>
              </draw:path>
              <draw:path draw:style-name="gr2" draw:text-style-name="P2" draw:layer="layout" svg:width="0.318cm" svg:height="0.278cm" svg:x="7.459cm" svg:y="17.726cm" svg:viewBox="0 0 319 279" svg:d="M50 61c0 57 0 113 0 169 0 29-7 29-50 29 0 7 0 13 0 20 22 0 54-2 72-2 16 0 49 2 70 2 0-7 0-13 0-20-41 0-48 0-48-29 0-38 0-76 0-115 0-66 45-102 84-102 40 0 47 34 47 70 0 49 0 98 0 147 0 29-7 29-49 29 0 7 0 13 0 20 22 0 54-2 72-2 17 0 49 2 71 2 0-7 0-13 0-20-33 0-49 0-51-18 0-41 0-81 0-122 0-54 0-74-18-96-9-10-30-23-66-23-47 0-76 27-94 67 0-23 0-45 0-67-30 2-60 5-90 7 0 6 0 12 0 18 45 0 50 6 50 36z">
                <text:p/>
              </draw:path>
              <draw:path draw:style-name="gr2" draw:text-style-name="P2" draw:layer="layout" svg:width="0.24cm" svg:height="0.289cm" svg:x="7.811cm" svg:y="17.722cm" svg:viewBox="0 0 241 290" svg:d="M52 144c0-103 52-130 87-130 5 0 45 2 66 24-25 2-29 21-29 30 0 17 11 29 29 29 16 0 29-11 29-30 0-44-49-67-97-67-79 0-137 68-137 146 0 81 63 144 137 144 84 0 104-77 104-83s-7-5-9-5c-5 0-5 1-7 5-18 59-59 67-83 67-34 0-90-27-90-130z">
                <text:p/>
              </draw:path>
              <draw:path draw:style-name="gr2" draw:text-style-name="P2" draw:layer="layout" svg:width="0.134cm" svg:height="0.422cm" svg:x="8.092cm" svg:y="17.582cm" svg:viewBox="0 0 135 423" svg:d="M92 144c-30 2-60 5-90 7 0 6 0 12 0 18 41 0 47 6 47 36 0 57 0 113 0 169 0 29-8 29-49 29 0 7 0 13 0 20 20 0 54-2 70-2 22 0 43 2 65 2 0-7 0-13 0-20-41 0-43-3-43-27 0-77 0-155 0-232zM94 34c0-21-17-34-35-34-19 0-32 16-32 34 0 16 13 33 32 33 18 0 35-13 35-33z">
                <text:p/>
              </draw:path>
              <draw:path draw:style-name="gr2" draw:text-style-name="P2" draw:layer="layout" svg:width="0.31cm" svg:height="0.4cm" svg:x="8.265cm" svg:y="17.726cm" svg:viewBox="0 0 311 401" svg:d="M90 41c0-13 0-27 0-41-30 2-60 5-90 7 0 6 0 12 0 18 45 0 49 6 49 33 0 98 0 196 0 295 0 29-8 29-49 29 0 6 0 13 0 19 22 0 54-1 70-1 18 0 51 1 72 1 0-6 0-13 0-19-43 0-50 0-50-29 0-36 0-71 0-106 0-2 0-4 0-6 3 11 30 45 79 45 74 0 140-63 140-144s-61-142-131-142c-50 0-77 27-90 41zM92 207c0-47 0-94 0-140 20-33 50-53 83-53 45 0 84 56 84 128 0 78-45 130-92 130-25 0-48-13-66-38-9-14-9-14-9-27z">
                <text:p/>
              </draw:path>
              <draw:path draw:style-name="gr2" draw:text-style-name="P2" draw:layer="layout" svg:width="0.283cm" svg:height="0.289cm" svg:x="8.625cm" svg:y="17.722cm" svg:viewBox="0 0 284 290" svg:d="M184 234c3 25 19 52 50 52 13 0 50-9 50-59 0-12 0-24 0-36-4 0-9 0-14 0 0 12 0 24 0 36 0 36-16 39-23 39-22 0-24-28-24-30 0-43 0-85 0-128 0-25 0-50-23-74-24-25-56-34-87-34-52 0-95 29-95 70 0 20 13 31 29 31 18 0 29-13 29-29 0-9-2-29-31-31 16-21 47-28 67-28 32 0 68 25 68 81 0 7 0 15 0 23-32 2-77 4-117 23-47 22-63 54-63 83 0 51 61 67 101 67 41 0 72-25 83-56zM180 131c0 21 0 42 0 63 0 60-47 81-74 81-32 0-57-21-57-54 0-34 27-86 131-90z">
                <text:p/>
              </draw:path>
              <draw:path draw:style-name="gr2" draw:text-style-name="P2" draw:layer="layout" svg:width="0.139cm" svg:height="0.438cm" svg:x="8.934cm" svg:y="17.565cm" svg:viewBox="0 0 140 439" svg:d="M92 0c-31 2-61 5-92 7 0 7 0 13 0 20 45 0 50 4 50 36 0 109 0 218 0 328 0 28-7 28-50 28 0 7 0 14 0 20 22 0 55-2 70-2s47 2 70 2c0-6 0-13 0-20-41 0-48 0-48-28 0-131 0-261 0-391z">
                <text:p/>
              </draw:path>
              <draw:path draw:style-name="gr2" draw:text-style-name="P2" draw:layer="layout" svg:width="0.318cm" svg:height="0.278cm" svg:x="9.321cm" svg:y="17.726cm" svg:viewBox="0 0 319 279" svg:d="M49 61c0 57 0 113 0 169 0 29-8 29-49 29 0 7 0 13 0 20 22 0 54-2 72-2 16 0 49 2 70 2 0-7 0-13 0-20-43 0-48 0-48-29 0-38 0-76 0-115 0-66 43-102 84-102 40 0 47 34 47 70 0 49 0 98 0 147 0 29-7 29-49 29 0 7 0 13 0 20 22 0 54-2 71-2 16 0 50 2 72 2 0-7 0-13 0-20-35 0-49 0-51-18 0-41 0-81 0-122 0-54 0-74-20-96-9-10-28-23-66-23-45 0-76 27-94 67 0-23 0-45 0-67-29 2-59 5-88 7 0 6 0 12 0 18 43 0 49 6 49 36z">
                <text:p/>
              </draw:path>
              <draw:path draw:style-name="gr2" draw:text-style-name="P2" draw:layer="layout" svg:width="0.283cm" svg:height="0.289cm" svg:x="9.68cm" svg:y="17.722cm" svg:viewBox="0 0 284 290" svg:d="M184 234c1 25 19 52 48 52 15 0 52-9 52-59 0-12 0-24 0-36-5 0-10 0-16 0 0 12 0 24 0 36 0 36-14 39-21 39-22 0-24-28-24-30 0-43 0-85 0-128 0-25 0-50-23-74-25-25-56-34-87-34-52 0-95 29-95 70 0 20 13 31 29 31 18 0 29-13 29-29 0-9-4-29-33-31 18-21 49-28 69-28 30 0 66 25 66 81 0 7 0 15 0 23-30 2-75 4-115 23-49 22-63 54-63 83 0 51 61 67 101 67 41 0 70-25 83-56zM178 131c0 21 0 42 0 63 0 60-45 81-74 81-30 0-55-21-55-54 0-34 25-86 129-90z">
                <text:p/>
              </draw:path>
              <draw:path draw:style-name="gr2" draw:text-style-name="P2" draw:layer="layout" svg:width="0.492cm" svg:height="0.278cm" svg:x="9.989cm" svg:y="17.726cm" svg:viewBox="0 0 493 279" svg:d="M49 61c0 57 0 113 0 169 0 29-8 29-49 29 0 7 0 13 0 20 22 0 54-2 72-2 16 0 49 2 70 2 0-7 0-13 0-20-43 0-48 0-48-29 0-38 0-76 0-115 0-66 43-102 84-102 40 0 47 34 47 70 0 49 0 98 0 147 0 29-7 29-49 29 0 7 0 13 0 20 22 0 54-2 71-2 16 0 50 2 72 2 0-7 0-13 0-20-44 0-51 0-51-29 0-38 0-76 0-115 0-66 45-102 87-102 39 0 46 34 46 70 0 49 0 98 0 147 0 29-7 29-50 29 0 7 0 13 0 20 23 0 54-2 72-2 16 0 49 2 70 2 0-7 0-13 0-20-32 0-48 0-48-18 0-41 0-81 0-122 0-54 0-74-20-96-9-10-31-23-67-23-52 0-81 38-92 61-9-54-55-61-84-61-45 0-76 27-94 67 0-23 0-45 0-67-29 2-59 5-88 7 0 6 0 12 0 18 43 0 49 6 49 36z">
                <text:p/>
              </draw:path>
              <draw:path draw:style-name="gr2" draw:text-style-name="P2" draw:layer="layout" svg:width="0.244cm" svg:height="0.289cm" svg:x="10.513cm" svg:y="17.722cm" svg:viewBox="0 0 245 290" svg:d="M54 122c4-93 56-109 77-109 67 0 72 86 72 109-49 0-99 0-149 0zM52 137c60 0 119 0 178 0 13 0 15 0 15-15 0-61-34-122-114-122-72 0-131 65-131 144 0 85 67 146 140 146 76 0 105-70 105-83 0-5-6-7-7-7-6 0-8 3-9 9-22 65-80 65-85 65-32 0-58-18-72-42-20-30-20-74-20-95z">
                <text:p/>
              </draw:path>
              <draw:path draw:style-name="gr2" draw:text-style-name="P2" draw:layer="layout" svg:width="0.433cm" svg:height="0.453cm" svg:x="11.01cm" svg:y="17.551cm" svg:viewBox="0 0 434 454" svg:d="M92 382c-25 41-51 50-79 52-8 0-13 0-13 12 0 4 4 8 9 8 16 0 36-2 54-2 20 0 43 2 63 2 4 0 13 0 13-13 0-7-6-7-11-7-15-2-29-6-29-22 0-7 4-14 7-23 16-27 33-54 49-81 53 0 105 0 158 0 2 12 11 99 11 106 0 18-32 20-45 20-9 0-16 0-16 12 0 8 6 5 9 8 27 0 54-2 79-2 16 0 56 2 72 2 4 0 11 0 11-13 0-7-6-7-15-7-39 0-39-4-41-24-13-131-25-262-38-394-2-12-2-16-12-16-9 0-13 5-17 11-73 123-146 247-219 371zM167 288c42-70 83-139 125-209 6 70 13 139 19 209-48 0-96 0-144 0z">
                <text:p/>
              </draw:path>
              <draw:path draw:style-name="gr2" draw:text-style-name="P2" draw:layer="layout" svg:width="0.066cm" svg:height="0.066cm" svg:x="11.517cm" svg:y="17.938cm" svg:viewBox="0 0 67 67" svg:d="M67 32c0-18-17-32-35-32s-32 13-32 32 14 35 32 35 35-15 35-35z">
                <text:p/>
              </draw:path>
              <draw:path draw:style-name="gr2" draw:text-style-name="P2" draw:layer="layout" svg:width="0.245cm" svg:height="0.244cm" svg:x="1.455cm" svg:y="18.988cm" svg:viewBox="0 0 246 245" svg:d="M93 4c-29 8-52 22-68 44-36 48-33 115 9 161 11 11 32 26 50 31 15 5 18 5 40 5 21 0 25 0 39-5 38-11 67-40 78-77 5-15 5-18 5-40 0-20 0-25-5-38-16-52-60-82-114-84-14-2-23 0-34 3z">
                <text:p/>
              </draw:path>
              <draw:path draw:style-name="gr2" draw:text-style-name="P2" draw:layer="layout" svg:width="0.386cm" svg:height="0.489cm" svg:x="2.106cm" svg:y="18.867cm" svg:viewBox="0 0 387 490" svg:d="M184 184c104-20 158-58 185-110 13-24 18-54 18-60 0-9-7-14-13-14-10 0-12 11-14 20-18 113-146 151-342 151-5 0-18 0-18 13 0 12 9 12 32 12 65 2 132 6 195 24 119 36 129 104 133 133 2 7 5 14 14 14 6 0 13-3 13-14 0-4-4-67-61-112-42-30-88-47-142-57zM22 464c-11 0-22 0-22 13s11 13 22 13c114 0 228 0 342 0 10 0 23 0 23-13s-13-13-23-13c-114 0-228 0-342 0z">
                <text:p/>
              </draw:path>
              <draw:path draw:style-name="gr2" draw:text-style-name="P2" draw:layer="layout" svg:width="0.386cm" svg:height="0.489cm" svg:x="2.597cm" svg:y="18.867cm" svg:viewBox="0 0 387 490" svg:d="M365 25c11 0 22 0 22-12 0-13-11-13-22-13-57 0-114 0-171 0-108 0-194 83-194 184 0 100 88 183 194 183 57 0 114 0 171 0 11 0 22 0 22-12 0-13-11-13-22-13-56 0-112 0-169 0-101 0-171-74-171-158 0-87 72-159 171-159 57 0 113 0 169 0zM36 464c-11 0-23 0-23 13s12 13 23 13c110 0 220 0 329 0 11 0 22 0 22-13s-11-13-22-13c-109 0-219 0-329 0z">
                <text:p/>
              </draw:path>
              <draw:path draw:style-name="gr2" draw:text-style-name="P2" draw:layer="layout" svg:width="0.537cm" svg:height="0.431cm" svg:x="3.249cm" svg:y="18.838cm" svg:viewBox="0 0 538 432" svg:d="M297 176c0-1-2-7-2-9 6-4 11-9 18-14 37-29 73-58 110-86 59-44 85-45 103-47 5-2 12-2 12-13 0-3-2-7-7-7-14 0-31 2-45 2-23 0-47-2-70-2-4 0-13 0-13 13 0 3 4 5 9 7 13 0 18 3 18 12 0 11-18 27-21 29-83 64-165 127-247 191 17-68 34-136 50-203 6-24 8-29 53-29 16 0 21 0 21-13 0-5-5-7-9-7-16 0-63 2-81 2s-63-2-81-2c-3 0-12 0-12 13 0 7 5 7 18 7 9 0 19 0 27 0 10 2 14 3 14 11 0 1 0 5-2 12-28 113-56 226-84 339-8 25-9 30-58 30-11 0-18 0-18 13 0 7 7 7 9 7 18 0 63-2 81-2 13 0 27 0 40 0 14 0 28 2 41 2 4 0 13 0 13-13 0-7-6-7-18-7-24 0-42 0-42-11 0-5 4-19 6-28 9-33 18-67 27-99 31-25 62-50 93-74 25 57 49 114 74 171 7 16 7 18 7 21 0 20-27 20-32 20-7 0-15 0-15 13 0 7 8 7 9 7 26 0 53-2 78-2 12 0 47 2 61 2 4 0 11 0 11-13 0-7-6-7-13-7-25 0-34-7-43-29-30-69-60-138-90-207z">
                <text:p/>
              </draw:path>
              <draw:path draw:style-name="gr2" draw:text-style-name="P2" draw:layer="layout" svg:width="0.305cm" svg:height="0.305cm" svg:x="4.044cm" svg:y="18.958cm" svg:viewBox="0 0 306 306" svg:d="M153 135c-42-42-84-84-126-126-7-7-9-9-14-9-6 0-13 5-13 13 0 5 2 5 9 12 42 43 84 85 126 128-42 43-84 85-126 128-7 5-9 7-9 12 0 8 7 13 13 13 5 0 7-2 14-9 42-42 84-84 126-126 44 44 88 88 131 131 3 2 6 4 9 4 8 0 13-5 13-13 0-1 0-3-2-7 0-2-101-101-133-133 38-38 77-77 115-115 4-4 13-13 16-16 2-2 4-4 4-9 0-8-5-13-13-13-5 0-7 4-14 11-42 41-84 83-126 124z">
                <text:p/>
              </draw:path>
              <draw:path draw:style-name="gr2" draw:text-style-name="P2" draw:layer="layout" svg:width="0.537cm" svg:height="0.431cm" svg:x="4.613cm" svg:y="18.838cm" svg:viewBox="0 0 538 432" svg:d="M297 176c0-1-2-7-2-9 6-4 11-9 18-14 37-29 73-58 110-86 59-44 85-45 104-47 4-2 11-2 11-13 0-3-2-7-7-7-14 0-29 2-45 2-22 0-47-2-70-2-4 0-13 0-13 13 0 3 4 5 9 7 13 0 20 3 20 12 0 11-20 27-23 29-83 64-165 127-247 191 17-68 34-136 50-203 6-24 8-29 54-29 15 0 20 0 20-13 0-5-3-7-7-7-18 0-65 2-81 2-20 0-65-2-83-2-3 0-12 0-12 13 0 7 5 7 18 7 9 0 19 0 27 0 10 2 14 3 14 11 0 1 0 5-2 12-28 113-56 226-84 339-8 25-8 30-58 30-11 0-18 0-18 13 0 7 7 7 9 7 18 0 63-2 81-2 13 0 27 0 40 0 14 0 28 2 41 2 5 0 13 0 13-13 0-7-6-7-18-7-24 0-42 0-42-11 0-5 6-19 7-28 9-33 17-67 26-99 31-25 62-50 93-74 25 57 49 114 74 171 7 16 7 18 7 21 0 20-27 20-32 20-7 0-15 0-15 13 0 7 8 7 9 7 26 0 53-2 78-2 14 0 48 2 61 2 4 0 13 0 13-13 0-7-8-7-13-7-27 0-34-7-45-29-30-69-60-138-90-207z">
                <text:p/>
              </draw:path>
              <draw:path draw:style-name="gr2" draw:text-style-name="P2" draw:layer="layout" svg:width="0.134cm" svg:height="0.422cm" svg:x="5.41cm" svg:y="18.847cm" svg:viewBox="0 0 135 423" svg:d="M90 144c-29 2-59 4-88 5 0 7 0 14 0 20 41 0 47 4 47 36 0 57 0 113 0 169 0 29-8 29-49 29 0 7 0 13 0 20 20-2 54-2 68-2 24 0 45 0 67 2 0-7 0-13 0-20-41 0-45-3-45-29 0-76 0-153 0-230zM94 32c0-19-17-32-35-32-19 0-34 16-34 32 0 18 15 35 34 35 18 0 35-13 35-35z">
                <text:p/>
              </draw:path>
              <draw:path draw:style-name="gr2" draw:text-style-name="P2" draw:layer="layout" svg:width="0.206cm" svg:height="0.291cm" svg:x="5.585cm" svg:y="18.985cm" svg:viewBox="0 0 207 292" svg:d="M112 162c14 2 64 13 64 58 0 32-21 57-70 57-54 0-77-36-88-90-2-7-4-11-9-11-9 0-9 6-9 17 0 27 0 55 0 82 0 11 0 17 7 17 4 0 4-2 16-13 2-2 2-4 13-14 27 25 56 27 70 27 72 0 101-44 101-89 0-34-18-52-27-61-20-20-45-25-72-29-34-7-77-16-77-52 0-23 16-48 72-48 68 0 72 57 73 77 0 5 6 5 8 5 7 0 7-3 7-16 0-21 0-42 0-63 0-11 0-16-6-16-3 0-5 0-12 9-4 2-9 7-11 9-25-18-50-18-59-18-78 0-103 43-103 79 0 22 11 40 27 52 22 18 38 22 85 31z">
                <text:p/>
              </draw:path>
              <draw:path draw:style-name="gr2" draw:text-style-name="P2" draw:layer="layout" svg:width="0.283cm" svg:height="0.291cm" svg:x="6.058cm" svg:y="18.985cm" svg:viewBox="0 0 284 292" svg:d="M184 236c3 25 19 52 50 52 13 0 50-9 50-59 0-12 0-24 0-36-4 0-9 0-14 0 0 12 0 24 0 36 0 36-16 39-23 39-22 0-24-29-24-32 0-42 0-84 0-126 0-27 0-51-23-74-24-25-56-36-87-36-52 0-95 31-95 72 0 20 13 31 29 31 18 0 30-13 30-31 0-7-3-27-32-29 16-21 47-29 68-29 31 0 67 26 67 81 0 8 0 16 0 24-32 2-77 3-117 23-47 22-63 54-63 81 0 52 61 69 101 69 41 0 72-26 83-56zM180 131c0 22 0 44 0 65 0 60-47 81-74 81-32 0-57-21-57-54 0-34 27-86 131-92z">
                <text:p/>
              </draw:path>
              <draw:path draw:style-name="gr2" draw:text-style-name="P2" draw:layer="layout" svg:width="0.31cm" svg:height="0.4cm" svg:x="6.584cm" svg:y="18.991cm" svg:viewBox="0 0 311 401" svg:d="M90 41c0-13 0-27 0-41-30 2-60 4-90 5 0 7 0 14 0 20 45 0 49 4 49 33 0 98 0 196 0 295 0 29-8 29-49 29 0 6 0 13 0 19 22 0 54-1 70-1 18 0 49 1 72 1 0-6 0-13 0-19-43 0-50 0-50-29 0-36 0-71 0-106 0-2 0-4 0-6 3 11 30 45 79 45 74 0 140-63 140-144s-61-142-131-142c-50 0-77 27-90 41zM92 207c0-47 0-95 0-142 20-33 50-51 83-51 45 0 84 56 84 128 0 76-45 130-92 130-25 0-48-13-66-38-9-14-9-14-9-27z">
                <text:p/>
              </draw:path>
              <draw:path draw:style-name="gr2" draw:text-style-name="P2" draw:layer="layout" svg:width="0.283cm" svg:height="0.291cm" svg:x="6.944cm" svg:y="18.985cm" svg:viewBox="0 0 284 292" svg:d="M184 236c3 25 19 52 50 52 13 0 50-9 50-59 0-12 0-24 0-36-4 0-9 0-14 0 0 12 0 24 0 36 0 36-16 39-23 39-22 0-24-29-24-32 0-42 0-84 0-126 0-27 0-51-23-74-24-25-56-36-87-36-52 0-95 31-95 72 0 20 13 31 29 31 18 0 29-13 29-31 0-7-2-27-33-29 18-21 49-29 69-29 32 0 68 26 68 81 0 8 0 16 0 24-32 2-77 3-117 23-47 22-63 54-63 81 0 52 61 69 101 69 41 0 70-26 83-56zM180 131c0 22 0 44 0 65 0 60-47 81-74 81-32 0-57-21-57-54 0-34 27-86 131-92z">
                <text:p/>
              </draw:path>
              <draw:path draw:style-name="gr2" draw:text-style-name="P2" draw:layer="layout" svg:width="0.211cm" svg:height="0.278cm" svg:x="7.252cm" svg:y="18.991cm" svg:viewBox="0 0 212 279" svg:d="M88 68c0-22 0-45 0-68-29 2-59 4-88 5 0 7 0 14 0 20 43 0 49 6 49 36 0 57 0 113 0 169 0 29-8 29-49 29 0 7 0 13 0 20 23-2 54-2 72-2 25 0 54 0 79 2 0-7 0-13 0-20-4 0-8 0-12 0-47 0-49-7-49-30 0-33 0-65 0-98 0-61 27-118 76-118 3 0 5 0 7 1-2 0-15 8-15 24 0 18 13 27 27 27 11 0 27-7 27-27s-19-38-46-38c-47 0-71 41-78 68z">
                <text:p/>
              </draw:path>
              <draw:path draw:style-name="gr2" draw:text-style-name="P2" draw:layer="layout" svg:width="0.197cm" svg:height="0.395cm" svg:x="7.493cm" svg:y="18.881cm" svg:viewBox="0 0 198 396" svg:d="M97 135c31 0 61 0 92 0 0-7 0-13 0-20-31 0-61 0-92 0 0-38 0-77 0-115-5 0-11 0-16 0 0 52-18 119-81 122 0 5 0 9 0 13 18 0 36 0 54 0 0 58 0 116 0 175 0 77 59 86 81 86 45 0 63-45 63-86 0-12 0-24 0-36-5 0-11 0-16 0 0 12 0 24 0 36 0 46-18 70-42 70-43 0-43-58-43-69 0-58 0-117 0-176z">
                <text:p/>
              </draw:path>
              <draw:path draw:style-name="gr2" draw:text-style-name="P2" draw:layer="layout" svg:width="0.134cm" svg:height="0.422cm" svg:x="7.748cm" svg:y="18.847cm" svg:viewBox="0 0 135 423" svg:d="M90 144c-29 2-59 4-88 5 0 7 0 14 0 20 41 0 47 4 47 36 0 57 0 113 0 169 0 29-8 29-49 29 0 7 0 13 0 20 20-2 54-2 68-2 24 0 45 0 67 2 0-7 0-13 0-20-41 0-45-3-45-29 0-76 0-153 0-230zM94 32c0-19-17-32-35-32-19 0-34 16-34 32 0 18 15 35 34 35 18 0 35-13 35-35z">
                <text:p/>
              </draw:path>
              <draw:path draw:style-name="gr2" draw:text-style-name="P2" draw:layer="layout" svg:width="0.283cm" svg:height="0.291cm" svg:x="7.93cm" svg:y="18.985cm" svg:viewBox="0 0 284 292" svg:d="M184 236c1 25 19 52 48 52 15 0 52-9 52-59 0-12 0-24 0-36-5 0-10 0-16 0 0 12 0 24 0 36 0 36-16 39-21 39-22 0-24-29-24-32 0-42 0-84 0-126 0-27 0-51-23-74-25-25-56-36-87-36-52 0-95 31-95 72 0 20 13 31 29 31 18 0 29-13 29-31 0-7-4-27-33-29 18-21 49-29 69-29 30 0 66 26 66 81 0 8 0 16 0 24-32 2-75 3-115 23-49 22-63 54-63 81 0 52 61 69 101 69 41 0 70-26 83-56zM178 131c0 22 0 44 0 65 0 60-45 81-74 81-30 0-55-21-55-54 0-34 25-86 129-92z">
                <text:p/>
              </draw:path>
              <draw:path draw:style-name="gr2" draw:text-style-name="P2" draw:layer="layout" svg:width="0.139cm" svg:height="0.438cm" svg:x="8.24cm" svg:y="18.831cm" svg:viewBox="0 0 140 439" svg:d="M92 0c-31 2-61 5-92 7 0 7 0 13 0 20 45 0 49 4 49 34 0 110 0 220 0 330 0 28-6 28-49 28 0 7 0 14 0 20 22-2 54-2 70-2s47 0 70 2c0-6 0-13 0-20-41 0-48 0-48-28 0-131 0-261 0-391z">
                <text:p/>
              </draw:path>
              <draw:path draw:style-name="gr2" draw:text-style-name="P2" draw:layer="layout" svg:width="0.28cm" svg:height="0.291cm" svg:x="8.63cm" svg:y="18.985cm" svg:viewBox="0 0 281 292" svg:d="M281 149c0-81-65-149-141-149-79 0-140 70-140 149 0 81 65 143 140 143 76 0 141-63 141-143zM140 275c-27 0-55-12-72-43-16-27-16-66-16-88 0-25 0-59 15-86 18-29 46-44 73-44s54 15 71 42c16 27 16 63 16 88 0 22 0 56-13 85-14 28-43 46-74 46z">
                <text:p/>
              </draw:path>
              <draw:path draw:style-name="gr2" draw:text-style-name="P2" draw:layer="layout" svg:width="0.211cm" svg:height="0.278cm" svg:x="8.947cm" svg:y="18.991cm" svg:viewBox="0 0 212 279" svg:d="M86 68c0-22 0-45 0-68-28 2-57 4-86 5 0 7 0 14 0 20 43 0 49 6 49 36 0 57 0 113 0 169 0 29-8 29-49 29 0 7 0 13 0 20 23-2 54-2 72-2 25 0 54 0 79 2 0-7 0-13 0-20-4 0-8 0-12 0-47 0-49-7-49-30 0-33 0-65 0-98 0-61 27-118 76-118 3 0 5 0 7 1-4 0-16 8-16 24 0 18 14 27 28 27 11 0 27-7 27-27s-19-38-46-38c-47 0-71 41-80 68z">
                <text:p/>
              </draw:path>
              <draw:path draw:style-name="gr2" draw:text-style-name="P2" draw:layer="layout" svg:width="0.312cm" svg:height="0.445cm" svg:x="9.197cm" svg:y="18.831cm" svg:viewBox="0 0 313 446" svg:d="M220 405c0 14 0 28 0 41 31-2 62-4 93-7 0-6 0-13 0-20-45 0-50-5-50-36 0-127 0-255 0-383-30 2-60 5-90 7 0 7 0 13 0 20 43 0 48 4 48 34 0 46 0 91 0 137-18-22-45-38-79-38-75 0-142 61-142 142s63 144 135 144c40 0 68-21 85-41zM220 234c0 43 0 86 0 130 0 12 0 12-8 23-18 31-46 45-73 45-29 0-53-16-67-41-16-26-20-62-20-87 0-23 2-61 20-90 14-20 38-41 72-41 22 0 49 11 68 38 8 10 8 12 8 23z">
                <text:p/>
              </draw:path>
              <draw:path draw:style-name="gr2" draw:text-style-name="P2" draw:layer="layout" svg:width="0.244cm" svg:height="0.291cm" svg:x="9.545cm" svg:y="18.985cm" svg:viewBox="0 0 245 292" svg:d="M54 124c4-93 58-110 79-110 65 0 70 87 70 110-49 0-99 0-149 0zM54 139c59 0 118 0 176 0 13 0 15 0 15-15 0-63-34-124-112-124-74 0-133 67-133 146 0 84 67 146 140 146 78 0 105-71 105-83 0-6-4-7-7-7-6 0-8 3-9 9-22 64-80 64-85 64-32 0-58-19-72-43-18-29-18-72-18-93z">
                <text:p/>
              </draw:path>
              <draw:path draw:style-name="gr2" draw:text-style-name="P2" draw:layer="layout" svg:width="0.211cm" svg:height="0.278cm" svg:x="9.827cm" svg:y="18.991cm" svg:viewBox="0 0 212 279" svg:d="M86 68c0-22 0-45 0-68-28 2-57 4-86 5 0 7 0 14 0 20 43 0 49 6 49 36 0 57 0 113 0 169 0 29-8 29-49 29 0 7 0 13 0 20 23-2 54-2 72-2 25 0 54 0 79 2 0-7 0-13 0-20-4 0-8 0-12 0-47 0-49-7-49-30 0-33 0-65 0-98 0-61 27-118 76-118 3 0 5 0 7 1-2 0-16 8-16 24 0 18 14 27 28 27 11 0 27-7 27-27s-19-38-46-38c-47 0-71 41-80 68z">
                <text:p/>
              </draw:path>
              <draw:path draw:style-name="gr2" draw:text-style-name="P2" draw:layer="layout" svg:width="0.28cm" svg:height="0.291cm" svg:x="10.292cm" svg:y="18.985cm" svg:viewBox="0 0 281 292" svg:d="M281 149c0-81-63-149-141-149-79 0-140 70-140 149 0 81 67 143 140 143 76 0 141-63 141-143zM140 275c-27 0-54-12-72-43-16-27-16-66-16-88 0-25 0-59 16-86 17-29 47-44 72-44 27 0 55 15 72 42s17 63 17 88c0 22 0 56-15 85-14 28-41 46-74 46z">
                <text:p/>
              </draw:path>
              <draw:path draw:style-name="gr2" draw:text-style-name="P2" draw:layer="layout" svg:width="0.318cm" svg:height="0.278cm" svg:x="10.61cm" svg:y="18.991cm" svg:viewBox="0 0 319 279" svg:d="M50 61c0 57 0 113 0 169 0 29-7 29-50 29 0 7 0 13 0 20 23-2 56-2 72-2s49 0 70 2c0-7 0-13 0-20-41 0-48 0-48-29 0-39 0-78 0-117 0-64 45-100 84-100 42 0 47 34 47 70 0 49 0 98 0 147 0 29-5 29-49 29 0 7 0 13 0 20 22-2 54-2 72-2 17 0 49 0 71 2 0-7 0-13 0-20-33 0-49 0-49-20 0-40 0-80 0-120 0-54 0-74-20-96-9-10-30-23-66-23-47 0-76 27-94 65 0-22 0-43 0-65-30 2-60 4-90 5 0 7 0 14 0 20 45 0 50 6 50 36z">
                <text:p/>
              </draw:path>
              <draw:path draw:style-name="gr2" draw:text-style-name="P2" draw:layer="layout" svg:width="0.537cm" svg:height="0.431cm" svg:x="11.184cm" svg:y="18.838cm" svg:viewBox="0 0 538 432" svg:d="M297 176c0-1-4-7-4-9 7-4 13-9 20-14 37-29 73-58 110-86 59-44 85-45 103-47 5-2 12-2 12-13 0-3-2-7-7-7-14 0-31 2-45 2-23 0-49-2-70-2-6 0-13 0-13 13 0 3 4 5 7 7 15 0 20 3 20 12 0 11-18 27-21 29-83 64-165 127-247 191 17-68 34-136 50-203 6-24 8-29 53-29 16 0 21 0 21-13 0-5-5-7-9-7-18 0-63 2-81 2s-63-2-81-2c-5 0-12 0-12 13 0 7 5 7 18 7 9 0 19 0 27 0 10 2 14 3 14 11 0 1 0 5-2 12-29 113-57 226-86 339-6 25-7 30-58 30-11 0-16 0-16 13 0 7 7 7 9 7 18 0 63-2 79-2 15 0 29 0 42 0 14 0 27 2 41 2 4 0 13 0 13-13 0-7-6-7-18-7-24 0-42 0-42-11 0-5 4-19 6-28 9-33 18-67 25-99 32-25 63-50 95-74 25 57 49 114 74 171 7 16 7 18 7 21 0 20-27 20-34 20-5 0-13 0-13 13 0 7 8 7 9 7 26 0 51-2 78-2 12 0 47 2 61 2 4 0 11 0 11-13 0-7-7-7-13-7-25 0-34-7-43-29-30-69-60-138-90-207z">
                <text:p/>
              </draw:path>
              <draw:path draw:style-name="gr2" draw:text-style-name="P2" draw:layer="layout" svg:width="0.066cm" svg:height="0.273cm" svg:x="11.796cm" svg:y="18.996cm" svg:viewBox="0 0 67 274" svg:d="M67 34c0-18-15-34-33-34s-34 16-34 34 16 34 34 34 33-16 33-34zM67 239c0-18-15-32-33-32s-34 14-34 32 16 35 34 35 33-17 33-35z">
                <text:p/>
              </draw:path>
              <draw:path draw:style-name="gr2" draw:text-style-name="P2" draw:layer="layout" svg:width="0.197cm" svg:height="0.395cm" svg:x="12.225cm" svg:y="18.881cm" svg:viewBox="0 0 198 396" svg:d="M97 135c30 0 60 0 90 0 0-7 0-13 0-20-30 0-60 0-90 0 0-38 0-77 0-115-5 0-11 0-16 0 0 52-20 119-81 122 0 5 0 9 0 13 18 0 36 0 54 0 0 58 0 116 0 175 0 77 58 86 81 86 45 0 63-45 63-86 0-12 0-24 0-36-5 0-11 0-16 0 0 12 0 24 0 36 0 46-18 70-42 70-43 0-43-58-43-69 0-58 0-117 0-176z">
                <text:p/>
              </draw:path>
              <draw:path draw:style-name="gr2" draw:text-style-name="P2" draw:layer="layout" svg:width="0.318cm" svg:height="0.438cm" svg:x="12.478cm" svg:y="18.831cm" svg:viewBox="0 0 319 439" svg:d="M50 391c0 28-7 28-50 28 0 7 0 14 0 20 22-2 54-2 72-2 16 0 49 0 70 2 0-6 0-13 0-20-41 0-48 0-48-28 0-39 0-78 0-117 0-65 45-101 84-101 40 0 47 34 47 70 0 49 0 98 0 148 0 28-7 28-49 28 0 7 0 14 0 20 22-2 54-2 72-2 17 0 49 0 71 2 0-6 0-13 0-20-33 0-49 0-51-19 0-41 0-81 0-121 0-54 0-74-18-95-9-11-30-24-66-24-54 0-81 38-92 61 0-73 0-147 0-221-31 2-61 5-92 7 0 7 0 13 0 20 45 0 50 4 50 34 0 110 0 220 0 330z">
                <text:p/>
              </draw:path>
              <draw:path draw:style-name="gr2" draw:text-style-name="P2" draw:layer="layout" svg:width="0.283cm" svg:height="0.291cm" svg:x="12.837cm" svg:y="18.985cm" svg:viewBox="0 0 284 292" svg:d="M184 236c3 25 19 52 50 52 13 0 50-9 50-59 0-12 0-24 0-36-4 0-9 0-14 0 0 12 0 24 0 36 0 36-16 39-23 39-22 0-24-29-24-32 0-42 0-84 0-126 0-27 0-51-23-74-24-25-56-36-87-36-52 0-95 31-95 72 0 20 13 31 29 31 18 0 29-13 29-31 0-7-2-27-33-29 18-21 49-29 69-29 32 0 68 26 68 81 0 8 0 16 0 24-32 2-77 3-117 23-47 22-63 54-63 81 0 52 61 69 101 69 41 0 70-26 83-56zM180 131c0 22 0 44 0 65 0 60-47 81-74 81-32 0-57-21-57-54 0-34 27-86 131-92z">
                <text:p/>
              </draw:path>
              <draw:path draw:style-name="gr2" draw:text-style-name="P2" draw:layer="layout" svg:width="0.197cm" svg:height="0.395cm" svg:x="13.139cm" svg:y="18.881cm" svg:viewBox="0 0 198 396" svg:d="M97 135c30 0 60 0 90 0 0-7 0-13 0-20-30 0-60 0-90 0 0-38 0-77 0-115-5 0-11 0-16 0-2 52-20 119-81 122 0 5 0 9 0 13 17 0 35 0 52 0 0 58 0 116 0 175 0 77 60 86 83 86 45 0 63-45 63-86 0-12 0-24 0-36-5 0-11 0-16 0 0 12 0 24 0 36 0 46-20 70-43 70-42 0-42-58-42-69 0-58 0-117 0-176z">
                <text:p/>
              </draw:path>
              <draw:path draw:style-name="gr2" draw:text-style-name="P2" draw:layer="layout" svg:width="0.134cm" svg:height="0.422cm" svg:x="13.61cm" svg:y="18.847cm" svg:viewBox="0 0 135 423" svg:d="M92 144c-30 2-60 4-90 5 0 7 0 14 0 20 41 0 47 4 47 36 0 57 0 113 0 169 0 29-6 29-49 29 0 7 0 13 0 20 20-2 54-2 70-2 22 0 43 0 65 2 0-7 0-13 0-20-41 0-43-3-43-29 0-76 0-153 0-230zM94 32c0-19-17-32-35-32-19 0-32 16-32 32 0 18 13 35 32 35 18 0 35-13 35-35z">
                <text:p/>
              </draw:path>
              <draw:path draw:style-name="gr2" draw:text-style-name="P2" draw:layer="layout" svg:width="0.206cm" svg:height="0.291cm" svg:x="13.787cm" svg:y="18.985cm" svg:viewBox="0 0 207 292" svg:d="M110 162c14 2 66 13 66 58 0 32-23 57-72 57-54 0-75-36-88-90-2-7-2-11-9-11s-7 6-7 17c0 27 0 55 0 82 0 11 0 17 5 17 4 0 6-2 17-13 1-2 1-4 12-14 29 25 58 27 70 27 72 0 103-44 103-89 0-34-20-52-27-61-22-20-47-25-72-29-36-7-79-16-79-52 0-23 18-48 72-48 70 0 72 57 74 77 0 5 5 5 7 5 9 0 9-3 9-16 0-21 0-42 0-63 0-11 0-16-7-16-4 0-6 0-13 9-2 2-9 7-11 9-23-18-50-18-59-18-78 0-101 43-101 79 0 22 9 40 27 52 20 18 38 22 83 31z">
                <text:p/>
              </draw:path>
              <draw:path draw:style-name="gr2" draw:text-style-name="P2" draw:layer="layout" svg:width="0.073cm" svg:height="0.188cm" svg:x="14.069cm" svg:y="19.203cm" svg:viewBox="0 0 74 189" svg:d="M74 65c0-40-15-65-42-65-21 0-32 16-32 32 0 17 11 35 32 35 11 0 18-4 26-9 0-1 1-2 1-2 0 3 0 2 0 9 0 41-18 79-45 110-3 3-5 3-5 7 0 3 4 7 7 7 7 0 58-50 58-124z">
                <text:p/>
              </draw:path>
              <draw:path draw:style-name="gr2" draw:text-style-name="P2" draw:layer="layout" svg:width="0.386cm" svg:height="0.489cm" svg:x="14.462cm" svg:y="18.867cm" svg:viewBox="0 0 387 490" svg:d="M184 184c104-20 158-58 187-110 12-24 16-54 16-60 0-9-7-14-13-14-10 0-12 11-14 20-18 113-146 151-342 151-5 0-18 0-18 13 0 12 9 12 32 12 65 2 132 6 195 24 120 36 131 104 135 133 0 7 3 14 12 14 6 0 13-3 13-14 0-4-4-67-61-112-40-30-87-47-142-57zM23 464c-10 0-23 0-23 13s13 13 23 13c114 0 228 0 342 0 11 0 22 0 22-13s-11-13-22-13c-114 0-228 0-342 0z">
                <text:p/>
              </draw:path>
              <draw:path draw:style-name="gr2" draw:text-style-name="P2" draw:layer="layout" svg:width="0.134cm" svg:height="0.422cm" svg:x="15.14cm" svg:y="18.847cm" svg:viewBox="0 0 135 423" svg:d="M92 144c-30 2-60 4-90 5 0 7 0 14 0 20 41 0 47 4 47 36 0 57 0 113 0 169 0 29-6 29-49 29 0 7 0 13 0 20 20-2 54-2 70-2 22 0 43 0 65 2 0-7 0-13 0-20-41 0-43-3-43-29 0-76 0-153 0-230zM94 32c0-19-17-32-35-32-19 0-32 16-32 32 0 18 13 35 32 35 18 0 35-13 35-35z">
                <text:p/>
              </draw:path>
              <draw:path draw:style-name="gr2" draw:text-style-name="P2" draw:layer="layout" svg:width="0.206cm" svg:height="0.291cm" svg:x="15.317cm" svg:y="18.985cm" svg:viewBox="0 0 207 292" svg:d="M110 162c14 2 66 13 66 58 0 32-23 57-72 57-54 0-75-36-88-90-2-7-2-11-9-11s-7 6-7 17c0 27 0 55 0 82 0 11 0 17 5 17 4 0 6-2 17-13 1-2 1-4 12-14 29 25 58 27 70 27 72 0 103-44 103-89 0-34-20-52-27-61-22-20-47-25-72-29-36-7-79-16-79-52 0-23 18-48 72-48 68 0 72 57 74 77 0 5 5 5 7 5 9 0 9-3 9-16 0-21 0-42 0-63 0-11 0-16-7-16-4 0-6 0-13 9-2 2-9 7-11 9-23-18-50-18-59-18-78 0-101 43-101 79 0 22 9 40 27 52 20 18 38 22 83 31z">
                <text:p/>
              </draw:path>
              <draw:path draw:style-name="gr2" draw:text-style-name="P2" draw:layer="layout" svg:width="0.255cm" svg:height="0.285cm" svg:x="15.815cm" svg:y="18.991cm" svg:viewBox="0 0 256 286" svg:d="M110 97c2-2 29-84 84-84 2 0 20 0 33 9-22 7-24 27-24 30 0 9 6 20 22 20 11 0 31-9 31-32 0-35-40-40-62-40-43 0-66 31-77 45-5-34-31-45-52-45-22 0-34 14-45 32-13 26-20 63-20 65 0 6 5 6 9 6 9 0 9 0 13-15 10-45 23-75 43-75 16 0 16 18 16 25 0 11-2 23-5 32-16 64-32 127-47 191-2 4-2 7-2 9 0 5 5 16 18 16 18 0 23-18 23-23 14-55 28-111 42-166z">
                <text:p/>
              </draw:path>
              <draw:path draw:style-name="gr2" draw:text-style-name="P2" draw:layer="layout" svg:width="0.222cm" svg:height="0.285cm" svg:x="16.069cm" svg:y="18.991cm" svg:viewBox="0 0 223 286" svg:d="M79 133c18 0 61-2 92-14 49-20 49-61 49-67 0-29-24-52-63-52-67 0-157 63-157 175 0 57 31 111 90 111 81 0 133-63 133-74 0-1-5-9-9-9-3 0-3 0-9 8-47 59-102 61-113 61-42 0-49-45-49-70 0-24 7-53 11-69 8 0 17 0 25 0zM58 119c27-105 91-106 99-106 25 0 39 18 39 39 0 67-104 67-124 67-5 0-10 0-14 0z">
                <text:p/>
              </draw:path>
              <draw:path draw:style-name="gr2" draw:text-style-name="P2" draw:layer="layout" svg:width="0.417cm" svg:height="0.575cm" svg:x="16.272cm" svg:y="18.823cm" svg:viewBox="0 0 418 576" svg:d="M416 22c2-4 2-6 2-9 0-6-6-6-15-6-3 0-6 0-9 0-14 0-14 0-18 13-2 7-3 14-5 21-1 0-1 0-2 0 0-5 0-21-25-32-16-7-36-9-52-9-107 0-119 63-139 173-14 0-28 0-41 0-11 0-18 0-18 12 0 8 7 8 16 8 13 0 26 0 39 0-15 76-30 153-45 230-5 29-12 58-19 86-4 20-13 53-36 53-2 0-17 0-24-11 18-4 27-18 27-31 0-14-11-21-21-21-17 0-31 12-31 36 0 28 27 41 49 41 57 0 84-90 102-180 13-68 27-136 40-203 47 0 95 0 142 0-15 60-30 121-45 181-2 4-4 13-4 22 0 34 22 58 53 58 23 0 37-17 46-36 11-24 12-41 18-62 0-7-3-7-9-7-7 0-7 0-10 15-9 36-22 75-44 75-16 0-16-18-16-25 0-5 0-16 4-32 30-120 60-240 90-360zM194 173c8-40 17-92 27-117 11-33 44-42 71-42 5 0 34 0 48 13-16 4-23 18-23 29 0 14 11 21 21 21 13 0 24-9 26-14h1c-9 37-18 73-27 110-48 0-96 0-144 0z">
                <text:p/>
              </draw:path>
              <draw:path draw:style-name="gr2" draw:text-style-name="P2" draw:layer="layout" svg:width="0.222cm" svg:height="0.285cm" svg:x="16.731cm" svg:y="18.991cm" svg:viewBox="0 0 223 286" svg:d="M79 133c20 0 61-2 92-14 50-20 50-61 50-67 0-29-23-52-64-52-67 0-157 63-157 175 0 57 31 111 90 111 81 0 133-63 133-74 0-1-3-9-9-9-3 0-3 0-9 8-47 59-102 61-113 61-42 0-49-45-49-70 0-24 7-53 11-69 8 0 17 0 25 0zM58 119c27-105 93-106 99-106 25 0 39 18 39 39 0 67-104 67-124 67-5 0-10 0-14 0z">
                <text:p/>
              </draw:path>
              <draw:path draw:style-name="gr2" draw:text-style-name="P2" draw:layer="layout" svg:width="0.294cm" svg:height="0.285cm" svg:x="16.983cm" svg:y="18.991cm" svg:viewBox="0 0 295 286" svg:d="M266 22c-25 7-16 20-25 30 0 9 6 20 22 20 12 0 32-9 32-32 0-33-38-40-56-40-34 0-55 31-61 41-14-37-45-41-61-41-63 0-97 83-97 97 0 6 5 6 9 6 9 0 9 0 11-11 18-54 50-79 75-79 18 0 31 14 31 39 0 16-7 47-13 70-7 26-9 29-14 58-11 41-24 92-61 92-4 0-18 0-29-9 20-6 25-22 25-31 0-16-14-20-22-20-16 0-32 13-32 35 0 25 27 39 56 39 30 0 52-25 63-43 12 36 43 43 59 43 65 0 97-84 97-97 0-7-5-7-9-7-7 0-9 0-10 11-18 54-51 79-76 79-13 0-31-7-31-42 0-14 8-41 13-63 7-27 16-66 22-86 9-32 25-68 55-68 2 0 18 0 27 9z">
                <text:p/>
              </draw:path>
              <draw:path draw:style-name="gr2" draw:text-style-name="P2" draw:layer="layout" svg:width="0.156cm" svg:height="0.422cm" svg:x="17.297cm" svg:y="18.854cm" svg:viewBox="0 0 157 423" svg:d="M157 326c0-7-6-7-9-7-9 0-9 1-11 10-6 18-24 80-60 80-5 0-14 0-14-18 0-17 9-38 16-62 14-36 28-72 42-108 5-18 7-23 7-34 0-36-24-50-47-50-59 0-81 93-81 97 0 5 5 5 9 5 9 0 9-1 11-9 7-21 23-81 59-81 7 0 15 4 15 18 0 17-8 35-11 45-7 18-13 36-20 54-9 20-16 42-23 62-9 25-11 32-11 45 0 23 14 50 47 50 59 0 81-95 81-97zM153 22c0-17-13-22-22-22-12 0-30 13-30 31 0 16 12 21 21 21 13 0 31-12 31-30z">
                <text:p/>
              </draw:path>
              <draw:path draw:style-name="gr2" draw:text-style-name="P2" draw:layer="layout" svg:width="0.258cm" svg:height="0.285cm" svg:x="17.491cm" svg:y="18.991cm" svg:viewBox="0 0 259 286" svg:d="M259 41c0-23-9-41-27-41-14 0-30 14-30 29 0 7 5 12 9 16 14 16 16 38 16 50 0 18-29 177-101 177-34 0-41-33-41-52 0-38 19-92 36-137 3-11 7-20 7-33 0-32-20-50-47-50-59 0-81 94-81 97 0 6 5 6 9 6 7 0 9-2 11-9 5-20 23-81 59-81 7 0 15 1 15 18 0 16-8 32-17 57-19 54-32 92-32 123 0 57 41 75 77 75 108 0 137-228 137-245z">
                <text:p/>
              </draw:path>
              <draw:path draw:style-name="gr2" draw:text-style-name="P2" draw:layer="layout" svg:width="0.224cm" svg:height="0.285cm" svg:x="17.801cm" svg:y="18.991cm" svg:viewBox="0 0 225 286" svg:d="M79 133c20 0 61-2 92-14 50-20 50-61 50-67 0-29-23-52-64-52-67 0-157 63-157 175 0 57 31 111 90 111 81 0 135-63 135-74 0-1-5-9-11-9-2 0-3 0-9 8-47 59-102 61-113 61-42 0-49-45-49-70 0-24 7-53 11-69 8 0 17 0 25 0zM58 119c28-105 93-106 99-106 25 0 39 18 39 39 0 67-104 67-124 67-5 0-10 0-14 0z">
                <text:p/>
              </draw:path>
              <draw:path draw:style-name="gr2" draw:text-style-name="P2" draw:layer="layout" svg:width="0.145cm" svg:height="0.633cm" svg:x="18.348cm" svg:y="18.795cm" svg:viewBox="0 0 146 634" svg:d="M146 626c0-1 0-3-11-14-79-79-99-198-99-295 0-110 25-220 103-299 7-7 7-9 7-11 0-5-2-7-6-7-7 0-63 43-100 124-33 69-40 139-40 193 0 48 7 126 41 198 38 77 92 119 99 119 4 0 6-2 6-8z">
                <text:p/>
              </draw:path>
              <draw:path draw:style-name="gr2" draw:text-style-name="P2" draw:layer="layout" svg:width="0.204cm" svg:height="0.445cm" svg:x="18.551cm" svg:y="18.823cm" svg:viewBox="0 0 205 446" svg:d="M90 173c0-24 0-48 0-72 0-56 31-87 59-87 2 0 11 0 20 4-7 4-18 11-18 27 0 14 9 27 27 27s27-13 27-27c0-23-23-45-56-45-45 0-99 34-99 101 0 24 0 48 0 72-16 0-33 0-50 0 0 6 0 13 0 20 17 0 34 0 50 0 0 68 0 136 0 205 0 29-7 29-48 29 0 6 0 13 0 19 23-1 54-1 72-1 25 0 54 0 79 1 0-6 0-13 0-19-4 0-8 0-13 0-46 0-48-8-48-31 0-68 0-136 0-203 24 0 48 0 72 0 0-7 0-14 0-20-25 0-49 0-74 0z">
                <text:p/>
              </draw:path>
              <draw:path draw:style-name="gr2" draw:text-style-name="P2" draw:layer="layout" svg:width="0.28cm" svg:height="0.291cm" svg:x="18.742cm" svg:y="18.985cm" svg:viewBox="0 0 281 292" svg:d="M281 149c0-81-63-149-141-149-79 0-140 70-140 149 0 81 67 143 140 143 76 0 141-63 141-143zM140 275c-27 0-55-12-72-43-16-27-16-66-16-88 0-25 0-59 16-86 17-29 47-44 72-44 27 0 54 15 71 42 16 27 16 63 16 88 0 22 0 56-13 85-14 28-41 46-74 46z">
                <text:p/>
              </draw:path>
              <draw:path draw:style-name="gr2" draw:text-style-name="P2" draw:layer="layout" svg:width="0.211cm" svg:height="0.278cm" svg:x="19.059cm" svg:y="18.991cm" svg:viewBox="0 0 212 279" svg:d="M88 68c0-22 0-45 0-68-29 2-59 4-88 5 0 7 0 14 0 20 43 0 49 6 49 36 0 57 0 113 0 169 0 29-8 29-49 29 0 7 0 13 0 20 23-2 54-2 72-2 25 0 54 0 79 2 0-7 0-13 0-20-4 0-8 0-12 0-47 0-49-7-49-30 0-33 0-65 0-98 0-61 27-118 76-118 3 0 5 0 7 1-2 0-15 8-15 24 0 18 13 27 27 27 11 0 27-7 27-27s-19-38-46-38c-47 0-71 41-78 68z">
                <text:p/>
              </draw:path>
              <draw:path draw:style-name="gr2" draw:text-style-name="P2" draw:layer="layout" svg:width="0.285cm" svg:height="0.291cm" svg:x="19.532cm" svg:y="18.985cm" svg:viewBox="0 0 286 292" svg:d="M184 236c3 25 19 52 50 52 13 0 52-9 52-59 0-12 0-24 0-36-5 0-11 0-16 0 0 12 0 24 0 36 0 36-16 39-23 39-20 0-24-29-24-32 0-42 0-84 0-126 0-27 0-51-21-74-26-25-58-36-89-36-50 0-95 31-95 72 0 20 13 31 31 31 16 0 28-13 28-31 0-7-3-27-32-29 16-21 47-29 68-29 31 0 67 26 67 81 0 8 0 16 0 24-32 2-77 3-117 23-47 22-63 54-63 81 0 52 61 69 101 69 43 0 72-26 83-56zM180 131c0 22 0 44 0 65 0 60-45 81-74 81-30 0-57-21-57-54 0-34 27-86 131-92z">
                <text:p/>
              </draw:path>
              <draw:path draw:style-name="gr2" draw:text-style-name="P2" draw:layer="layout" svg:width="0.139cm" svg:height="0.438cm" svg:x="19.843cm" svg:y="18.831cm" svg:viewBox="0 0 140 439" svg:d="M90 0c-30 2-60 5-90 7 0 7 0 13 0 20 43 0 49 4 49 34 0 110 0 220 0 330 0 28-8 28-49 28 0 7 0 14 0 20 20-2 54-2 70-2s47 0 70 2c0-6 0-13 0-20-43 0-50 0-50-28 0-131 0-261 0-391z">
                <text:p/>
              </draw:path>
              <draw:path draw:style-name="gr2" draw:text-style-name="P2" draw:layer="layout" svg:width="0.139cm" svg:height="0.438cm" svg:x="20.018cm" svg:y="18.831cm" svg:viewBox="0 0 140 439" svg:d="M92 0c-31 2-61 5-92 7 0 7 0 13 0 20 45 0 50 4 50 34 0 110 0 220 0 330 0 28-7 28-50 28 0 7 0 14 0 20 22-2 55-2 70-2s47 0 70 2c0-6 0-13 0-20-41 0-48 0-48-28 0-131 0-261 0-391z">
                <text:p/>
              </draw:path>
              <draw:path draw:style-name="gr2" draw:text-style-name="P2" draw:layer="layout" svg:width="0.285cm" svg:height="0.445cm" svg:x="20.427cm" svg:y="18.831cm" svg:viewBox="0 0 286 446" svg:d="M146 7c0-2 0-7-7-7-17 0-62 5-78 5-5 2-12 2-12 15 0 7 5 7 14 7 31 0 32 4 32 11 0 4-1 8-1 12-31 122-62 243-92 364-2 9-2 11-2 14 0 15 13 18 18 18 7 0 18-5 22-14 3-5 30-122 34-139 21 2 74 13 74 54 0 6 0 8-2 15s-2 14-2 21c0 38 25 63 58 63 19 0 36-10 50-34 16-27 14-42 22-63 0-7-6-7-8-7-5 0-7 2-9 11-12 47-27 79-54 79-12 0-19-7-19-31 0-10 1-25 3-34 4-11 4-14 4-20 0-41-40-59-94-66 20-11 40-33 54-47 31-34 60-61 90-61 4 0 6 0 6 2 9 0 9 0 14 3 0 2 0 2 2 4-31 2-36 27-36 34 0 9 7 22 23 22 18 0 36-15 36-38 0-20-14-40-43-40-18 0-47 4-92 54-21 25-47 51-70 60 22-89 43-178 65-267z">
                <text:p/>
              </draw:path>
              <draw:path draw:style-name="gr2" draw:text-style-name="P2" draw:layer="layout" svg:width="0.316cm" svg:height="0.366cm" svg:x="20.979cm" svg:y="18.928cm" svg:viewBox="0 0 317 367" svg:d="M295 196c11 0 22 0 22-12 0-13-11-13-22-13-89 0-179 0-268 0 7-85 79-146 169-146 33 0 66 0 99 0 11 0 22 0 22-12 0-13-11-13-22-13-33 0-67 0-101 0-108 0-194 83-194 184 0 100 86 183 194 183 34 0 68 0 101 0 11 0 22 0 22-12 0-13-11-13-22-13-33 0-66 0-99 0-90 0-162-61-169-146 89 0 179 0 268 0z">
                <text:p/>
              </draw:path>
              <draw:path draw:style-name="gr2" draw:text-style-name="P2" draw:layer="layout" svg:width="0.537cm" svg:height="0.431cm" svg:x="21.561cm" svg:y="18.838cm" svg:viewBox="0 0 538 432" svg:d="M297 176c0-1-2-7-2-9 6-4 11-9 18-14 37-29 73-58 110-86 59-44 85-45 103-47 5-2 12-2 12-13 0-3-2-7-7-7-14 0-31 2-45 2-23 0-47-2-70-2-4 0-13 0-13 13 0 3 4 5 9 7 13 0 18 3 18 12 0 11-18 27-21 29-83 64-165 127-247 191 17-68 34-136 50-203 6-24 8-29 53-29 16 0 21 0 21-13 0-5-5-7-9-7-16 0-63 2-81 2s-63-2-81-2c-3 0-12 0-12 13 0 7 5 7 18 7 9 0 19 0 27 0 10 2 14 3 14 11 0 1 0 5-2 12-28 113-56 226-84 339-8 25-9 30-58 30-11 0-18 0-18 13 0 7 7 7 9 7 18 0 63-2 81-2 13 0 27 0 40 0 14 0 28 2 41 2 4 0 13 0 13-13 0-7-6-7-18-7-24 0-42 0-42-11 0-5 4-19 6-28 9-33 18-67 27-99 31-25 62-50 93-74 25 57 49 114 74 171 7 16 7 18 7 21 0 20-27 20-32 20-7 0-15 0-15 13 0 7 8 7 9 7 26 0 53-2 78-2 12 0 47 2 61 2 4 0 11 0 11-13 0-7-6-7-13-7-25 0-34-7-43-29-30-69-60-138-90-207z">
                <text:p/>
              </draw:path>
              <draw:path draw:style-name="gr2" draw:text-style-name="P2" draw:layer="layout" svg:width="0.073cm" svg:height="0.188cm" svg:x="22.172cm" svg:y="19.203cm" svg:viewBox="0 0 74 189" svg:d="M74 65c0-40-15-65-40-65-21 0-34 16-34 32 0 17 11 35 34 35 9 0 18-4 24-9 0-1 1-2 1-2 1 3 2 2 2 9 0 41-18 79-47 110-3 3-3 3-3 7 0 3 3 7 5 7 9 0 58-50 58-124z">
                <text:p/>
              </draw:path>
              <draw:path draw:style-name="gr2" draw:text-style-name="P2" draw:layer="layout" svg:width="0.285cm" svg:height="0.444cm" svg:x="2.088cm" svg:y="19.59cm" svg:viewBox="0 0 286 445" svg:d="M148 7c0-2 0-7-9-7-15 0-62 4-78 5-5 2-11 2-11 13 0 7 6 7 15 7 30 0 32 6 32 11-1 4-2 8-3 13-30 121-60 243-90 365-4 9-4 9-4 14 0 15 13 17 18 17 9 0 18-6 22-13 3-5 32-122 36-139 21 2 73 13 73 54 0 4 0 8-1 13-2 9-4 16-4 23 0 36 25 62 59 62 18 0 36-9 49-33 16-29 23-63 23-65 0-5-5-5-7-5-7 0-7 2-9 11-12 47-27 79-56 79-10 0-19-7-19-31 0-10 1-25 5-36 2-10 2-12 2-18 0-41-40-59-94-66 20-13 40-33 54-47 31-34 61-61 92-61 4 0 4 0 5 0 8 2 8 2 13 5 2 0 2 2 4 4-31 2-36 25-36 32 0 11 7 24 23 24s34-15 34-40c0-18-14-40-43-40-16 0-47 6-92 56-21 24-47 51-70 60 22-89 44-178 67-267z">
                <text:p/>
              </draw:path>
              <draw:path draw:style-name="gr2" draw:text-style-name="P2" draw:layer="layout" svg:width="0.386cm" svg:height="0.489cm" svg:x="2.719cm" svg:y="19.626cm" svg:viewBox="0 0 387 490" svg:d="M184 184c104-20 158-60 185-110 13-25 18-54 18-60 0-10-7-14-13-14-10 0-12 11-14 18-18 113-146 151-342 153-5 0-18 0-18 13 0 12 9 12 32 12 65 0 132 6 195 24 119 36 129 104 133 133 2 7 5 14 14 14 6 0 13-5 13-14 0-4-4-67-61-112-40-32-87-47-142-57zM22 464c-11 0-22 0-22 13s11 13 22 13c114 0 229 0 343 0 11 0 22 0 22-13s-11-13-22-13c-114 0-229 0-343 0z">
                <text:p/>
              </draw:path>
              <draw:path draw:style-name="gr2" draw:text-style-name="P2" draw:layer="layout" svg:width="0.285cm" svg:height="0.444cm" svg:x="3.459cm" svg:y="19.59cm" svg:viewBox="0 0 286 445" svg:d="M146 7c0-2 0-7-7-7-15 0-62 4-78 5-5 2-12 2-12 13 0 7 5 7 16 7 29 0 30 6 30 11 0 4-1 8-1 13-31 121-62 243-92 365-2 9-2 9-2 14 0 15 13 17 18 17 7 0 18-6 22-13 3-5 30-122 36-139 21 2 72 13 72 54 0 4 0 8-2 13 0 9-2 16-2 23 0 36 25 62 58 62 19 0 36-9 50-33 16-29 23-63 23-65 0-5-7-5-9-5-5 0-5 2-9 11-12 47-27 79-54 79-12 0-19-7-19-31 0-10 1-25 3-36 4-10 4-12 4-18 0-41-40-59-94-66 20-13 40-33 54-47 31-34 60-61 90-61 4 0 4 0 6 0 9 2 9 2 14 5 2 0 2 2 2 4-31 2-36 25-36 32 0 11 7 24 25 24 16 0 34-15 34-40 0-18-14-40-43-40-18 0-47 6-92 56-21 24-47 51-70 60 22-89 43-178 65-267z">
                <text:p/>
              </draw:path>
              <draw:path draw:style-name="gr2" draw:text-style-name="P2" draw:layer="layout" svg:width="0.147cm" svg:height="0.631cm" svg:x="3.808cm" svg:y="19.554cm" svg:viewBox="0 0 148 632" svg:d="M148 317c0-51-8-126-42-198-38-78-93-119-99-119-3 0-7 2-7 5 0 4 0 4 13 17 63 61 99 162 99 295 0 108-24 219-103 299-9 7-9 9-9 10 0 4 4 6 7 6 6 0 63-43 101-123 32-70 40-140 40-192z">
                <text:p/>
              </draw:path>
              <draw:path draw:style-name="gr2" draw:text-style-name="P2" draw:layer="layout" svg:width="0.073cm" svg:height="0.188cm" svg:x="4.073cm" svg:y="19.961cm" svg:viewBox="0 0 74 189" svg:d="M74 67c0-40-15-67-40-67-21 0-34 18-34 34s11 34 34 34c11 0 18-5 24-9l1-1c1 3 2 0 2 9 0 41-18 79-47 109-3 4-3 4-3 6 0 5 3 7 5 7 9 0 58-49 58-122z">
                <text:p/>
              </draw:path>
              <draw:path draw:style-name="gr2" draw:text-style-name="P2" draw:layer="layout" svg:width="0.177cm" svg:height="0.4cm" svg:x="4.53cm" svg:y="19.633cm" svg:viewBox="0 0 178 401" svg:d="M106 142c18 0 36 0 54 0 11 0 18 0 18-12 0-8-5-8-16-8-17 0-34 0-50 0 7-31 15-62 23-93 4-9 4-11 4-13 0-14-11-16-18-16-17 0-22 13-26 22-7 33-15 67-23 100-18 0-36 0-54 0-11 0-18 0-18 13 0 7 5 7 16 7 17 0 34 0 51 0-15 61-30 121-45 182-2 2-4 13-4 22 0 30 20 55 54 55 63 0 95-93 95-97 0-5-5-5-9-5-7 0-7 0-12 11-13 30-38 79-74 79-16 0-16-16-16-27 0-4 0-15 3-33 16-62 32-124 47-187z">
                <text:p/>
              </draw:path>
              <draw:path draw:style-name="gr2" draw:text-style-name="P2" draw:layer="layout" svg:width="0.256cm" svg:height="0.285cm" svg:x="4.735cm" svg:y="19.749cm" svg:viewBox="0 0 257 286" svg:d="M110 97c2-2 30-83 84-83 4 0 20 0 33 9-22 8-24 27-24 31 0 7 6 20 22 20 13 0 32-9 32-34 0-33-41-40-63-40-43 0-66 32-75 47-7-34-33-47-54-47-22 0-34 14-45 34-13 25-13 42-20 63 0 7 5 7 9 7 9 0 9-1 13-14 10-45 23-76 43-76 16 0 16 18 16 26 0 10-2 21-5 32-16 63-32 126-47 189-2 4-2 7-2 9 0 7 5 16 18 16 18 0 23-18 25-23 13-55 27-111 40-166z">
                <text:p/>
              </draw:path>
              <draw:path draw:style-name="gr2" draw:text-style-name="P2" draw:layer="layout" svg:width="0.269cm" svg:height="0.285cm" svg:x="4.985cm" svg:y="19.749cm" svg:viewBox="0 0 270 286" svg:d="M153 243c5 31 29 43 52 43 24 0 36-14 45-34 13-25 20-61 20-63 0-5-5-5-9-5-9 0-9 0-13 14-9 36-21 76-43 76-16 0-16-18-16-27 0-4 0-15 5-33 15-57 29-114 44-171 1-9 1-11 1-14 0-13-10-16-16-16-21 0-25 21-25 25-13-27-32-38-54-38-70 0-144 97-144 189 0 54 29 97 76 97 23 0 52-12 77-43zM187 83c-10 39-20 79-30 119-6 19-45 72-80 72-28 0-34-38-34-58 0-31 20-104 31-131 16-38 45-71 70-71 29 0 45 33 45 60 0 2-2 3-2 9z">
                <text:p/>
              </draw:path>
              <draw:path draw:style-name="gr2" draw:text-style-name="P2" draw:layer="layout" svg:width="0.318cm" svg:height="0.285cm" svg:x="5.293cm" svg:y="19.749cm" svg:viewBox="0 0 319 286" svg:d="M92 169c3-14 7-27 11-41 9-33 9-33 19-51 8-16 36-63 85-63 27 0 29 29 29 42 0 39-27 115-36 140-9 22-11 27-11 40 0 29 18 50 49 50 59 0 81-93 81-97 0-5-6-5-11-5-7 0-7 0-11 10-5 17-22 80-58 80-14 0-14-11-14-20 0-15 5-31 11-47 12-34 39-104 39-140 0-53-36-67-66-67-52 0-83 38-90 50-6-30-27-50-54-50-22 0-34 14-45 34-13 25-13 42-20 63 0 7 5 7 9 7 9 0 9-1 13-14 10-45 23-76 43-76 16 0 16 18 16 26 0 10-2 21-5 32-16 63-32 126-47 189-2 4-2 7-2 9 0 7 5 16 18 16 7 0 18-3 22-16 8-34 16-67 25-101z">
                <text:p/>
              </draw:path>
              <draw:path draw:style-name="gr2" draw:text-style-name="P2" draw:layer="layout" svg:width="0.215cm" svg:height="0.285cm" svg:x="5.644cm" svg:y="19.749cm" svg:viewBox="0 0 216 286" svg:d="M108 155c27 7 56 12 56 47 0 21-16 72-81 72-15 0-52-4-61-36 32-4 21-21 32-31 0-13-9-20-22-20-14 0-32 9-32 38 0 40 36 61 81 61 95 0 119-75 119-106 0-54-49-67-76-72-16-4-39-9-39-36 0-14 12-58 63-58 18 0 41 6 48 31-20 4-25 20-25 27 0 5 4 16 18 16 11 0 27-7 27-34 0-29-25-54-67-54-73 0-100 61-100 94 0 48 41 57 59 61z">
                <text:p/>
              </draw:path>
              <draw:path draw:style-name="gr2" draw:text-style-name="P2" draw:layer="layout" svg:width="0.156cm" svg:height="0.42cm" svg:x="5.907cm" svg:y="19.614cm" svg:viewBox="0 0 157 421" svg:d="M157 324c0-5-6-5-9-5-9 0-9 0-11 10-6 18-22 80-60 80-5 0-12-2-12-18 0-17 7-38 16-62 13-36 26-72 40-108 7-18 7-23 7-36 0-34-24-50-47-50-59 0-81 95-81 97 0 7 7 7 9 7 9 0 9-1 13-10 5-20 21-80 57-80 7 0 15 4 15 18 0 15-8 33-11 45-7 18-13 35-20 53-7 21-16 41-23 63-9 23-11 30-11 43 0 25 14 50 48 50 60 0 80-93 80-97zM153 22c0-17-13-22-22-22-12 0-28 13-28 31 0 16 12 19 21 19 13 0 29-10 29-28z">
                <text:p/>
              </draw:path>
              <draw:path draw:style-name="gr2" draw:text-style-name="P2" draw:layer="layout" svg:width="0.177cm" svg:height="0.4cm" svg:x="6.107cm" svg:y="19.633cm" svg:viewBox="0 0 178 401" svg:d="M106 142c18 0 36 0 54 0 11 0 18 0 18-12 0-8-5-8-16-8-17 0-34 0-50 0 7-31 15-62 23-93 2-9 2-11 2-13 0-14-11-16-16-16-17 0-24 13-26 22-8 33-16 67-25 100-18 0-36 0-54 0-11 0-16 0-16 13 0 7 5 7 14 7 18 0 35 0 53 0-16 61-32 121-47 182 0 2-4 13-4 22 0 30 22 55 54 55 65 0 97-93 97-97 0-5-5-5-10-5-8 0-8 0-13 11-11 30-36 79-72 79-16 0-16-16-16-27 0-4 0-15 3-33 16-62 32-124 47-187z">
                <text:p/>
              </draw:path>
              <draw:path draw:style-name="gr2" draw:text-style-name="P2" draw:layer="layout" svg:width="0.156cm" svg:height="0.42cm" svg:x="6.312cm" svg:y="19.614cm" svg:viewBox="0 0 157 421" svg:d="M157 324c0-5-6-5-11-5-7 0-7 0-11 10-4 18-22 80-58 80-5 0-14-2-14-18 0-17 9-38 16-62 14-36 28-72 42-108 5-18 7-23 7-36 0-34-24-50-47-50-59 0-81 95-81 97 0 7 5 7 9 7 7 0 9-1 11-10 5-20 21-80 59-80 7 0 15 4 15 18 0 15-8 33-13 45-6 18-12 35-18 53-9 21-16 41-23 63-9 23-13 30-13 43 0 25 16 50 49 50 59 0 81-93 81-97zM153 22c0-17-13-22-22-22-12 0-30 13-30 31 0 16 12 19 21 19 13 0 31-10 31-28z">
                <text:p/>
              </draw:path>
              <draw:path draw:style-name="gr2" draw:text-style-name="P2" draw:layer="layout" svg:width="0.258cm" svg:height="0.285cm" svg:x="6.505cm" svg:y="19.749cm" svg:viewBox="0 0 259 286" svg:d="M259 41c0-21-7-41-25-41-14 0-31 14-31 29 0 9 6 12 9 18 15 16 17 36 17 50 0 16-29 177-103 177-34 0-41-33-41-54 0-36 21-90 37-137 4-9 8-20 8-31 0-32-22-52-49-52-58 0-81 94-81 97 0 7 7 7 11 7 7 0 9-1 11-10 5-20 21-80 59-80 5 0 13 2 13 18 0 17-6 33-15 58-20 54-32 92-32 121 0 57 39 75 77 75 106 0 135-227 135-245z">
                <text:p/>
              </draw:path>
              <draw:path draw:style-name="gr2" draw:text-style-name="P2" draw:layer="layout" svg:width="0.222cm" svg:height="0.285cm" svg:x="6.816cm" svg:y="19.749cm" svg:viewBox="0 0 223 286" svg:d="M79 133c18 0 61-2 92-12 50-22 50-62 50-67 0-29-23-54-64-54-67 0-157 65-157 176 0 58 31 110 90 110 81 0 133-63 133-72 0-3-5-11-9-11-3 0-3 2-9 8-47 59-102 63-113 63-42 0-49-45-49-71 0-23 7-52 11-70 8 0 17 0 25 0zM58 121c27-105 93-107 99-107 25 0 39 17 39 38 0 69-104 69-124 69-5 0-10 0-14 0z">
                <text:p/>
              </draw:path>
              <draw:path draw:style-name="gr2" draw:text-style-name="P2" draw:layer="layout" svg:width="0.145cm" svg:height="0.631cm" svg:x="7.41cm" svg:y="19.554cm" svg:viewBox="0 0 146 632" svg:d="M146 626c0-1 0-3-11-14-79-79-99-200-99-295 0-110 23-222 101-301 9-7 9-7 9-11 0-3-2-5-6-5-7 0-64 43-100 122-33 71-40 141-40 195 0 48 5 126 41 196 38 79 92 119 99 119 4 0 6-2 6-6z">
                <text:p/>
              </draw:path>
              <draw:path draw:style-name="gr2" draw:text-style-name="P2" draw:layer="layout" svg:width="0.204cm" svg:height="0.445cm" svg:x="7.613cm" svg:y="19.583cm" svg:viewBox="0 0 205 446" svg:d="M90 173c0-25 0-49 0-74 0-56 31-85 58-85 1 0 12 0 21 4-7 2-20 11-20 27 0 14 11 27 27 27 20 0 29-13 29-29 0-23-23-43-57-43-44 0-98 32-98 101 0 24 0 48 0 72-16 0-33 0-50 0 0 6 0 13 0 20 17 0 34 0 50 0 0 68 0 136 0 205 0 29-7 29-50 29 0 6 0 13 0 19 25-1 56-3 72-3 25 0 56 0 81 3 0-6 0-13 0-19-4 0-8 0-13 0-46 0-48-8-48-31 0-68 0-136 0-203 24 0 48 0 72 0 0-7 0-14 0-20-25 0-49 0-74 0z">
                <text:p/>
              </draw:path>
              <draw:path draw:style-name="gr2" draw:text-style-name="P2" draw:layer="layout" svg:width="0.278cm" svg:height="0.289cm" svg:x="7.804cm" svg:y="19.745cm" svg:viewBox="0 0 279 290" svg:d="M279 148c0-81-63-148-139-148-79 0-140 68-140 148 0 82 65 142 139 142 77 0 140-61 140-142zM140 275c-27 0-55-14-72-43-16-27-16-66-16-88 0-25 0-59 15-88 18-29 46-42 72-42 28 0 55 15 72 42 16 27 16 63 16 88 0 22 0 56-15 85-12 27-41 46-72 46z">
                <text:p/>
              </draw:path>
              <draw:path draw:style-name="gr2" draw:text-style-name="P2" draw:layer="layout" svg:width="0.211cm" svg:height="0.28cm" svg:x="8.119cm" svg:y="19.749cm" svg:viewBox="0 0 212 281" svg:d="M88 70c0-23 0-47 0-70-29 2-59 5-88 7 0 7 0 13 0 20 45 0 50 4 50 36 0 56 0 113 0 169 0 29-7 29-50 29 0 7 0 13 0 20 25-2 56-4 72-4 25 0 56 0 81 4 0-7 0-13 0-20-4 0-8 0-13 0-46 0-48-7-48-31 0-32 0-64 0-97 0-63 27-119 74-119 5 0 4 0 7 0-2 2-15 9-15 26 0 18 15 27 27 27 13 0 27-7 27-27 0-21-18-40-46-40-45 0-69 43-78 70z">
                <text:p/>
              </draw:path>
              <draw:path draw:style-name="gr2" draw:text-style-name="P2" draw:layer="layout" svg:width="0.283cm" svg:height="0.289cm" svg:x="8.641cm" svg:y="19.745cm" svg:viewBox="0 0 284 290" svg:d="M184 236c1 25 19 52 48 52 15 0 52-9 52-61 0-12 0-23 0-34-5 0-10 0-16 0 0 11 0 22 0 34 0 38-14 41-21 41-22 0-24-29-24-32 0-42 0-84 0-126 0-27 0-52-23-76-25-23-56-34-87-34-52 0-95 31-95 72 0 18 13 29 29 29 18 0 29-13 29-29 0-7-2-29-33-29 18-21 49-29 69-29 32 0 68 26 68 81 0 8 0 16 0 24-32 2-77 3-117 21-47 22-63 56-63 83 0 52 61 67 101 67 41 0 70-25 83-54zM180 131c0 21 0 42 0 63 0 62-47 83-76 83-30 0-55-23-55-54 0-36 27-88 131-92z">
                <text:p/>
              </draw:path>
              <draw:path draw:style-name="gr2" draw:text-style-name="P2" draw:layer="layout" svg:width="0.139cm" svg:height="0.438cm" svg:x="8.951cm" svg:y="19.59cm" svg:viewBox="0 0 140 439" svg:d="M92 0c-31 2-61 5-92 7 0 6 0 12 0 18 45 0 50 6 50 36 0 110 0 220 0 330 0 28-7 28-50 28 0 7 0 14 0 20 22-2 55-3 70-3s47 1 70 3c0-6 0-13 0-20-41 0-48 0-48-28 0-131 0-261 0-391z">
                <text:p/>
              </draw:path>
              <draw:path draw:style-name="gr2" draw:text-style-name="P2" draw:layer="layout" svg:width="0.139cm" svg:height="0.438cm" svg:x="9.127cm" svg:y="19.59cm" svg:viewBox="0 0 140 439" svg:d="M92 0c-31 2-61 5-92 7 0 6 0 12 0 18 45 0 49 6 49 36 0 110 0 220 0 330 0 28-8 28-49 28 0 7 0 14 0 20 22-2 54-3 70-3s47 1 70 3c0-6 0-13 0-20-43 0-48 0-48-28 0-131 0-261 0-391z">
                <text:p/>
              </draw:path>
              <draw:path draw:style-name="gr2" draw:text-style-name="P2" draw:layer="layout" svg:width="0.285cm" svg:height="0.444cm" svg:x="9.581cm" svg:y="19.59cm" svg:viewBox="0 0 286 445" svg:d="M148 7c0-2 0-7-9-7-15 0-62 4-78 5-5 2-11 2-11 13 0 7 6 7 15 7 30 0 32 6 32 11-1 4-2 8-3 13-30 121-60 243-90 365-4 9-4 9-4 14 0 15 13 17 18 17 9 0 18-6 22-13 3-5 32-122 36-139 21 2 73 13 73 54 0 4 0 8-1 13-2 9-4 16-4 23 0 36 25 62 59 62 18 0 36-9 49-33 16-29 23-63 23-65 0-5-5-5-7-5-7 0-7 2-9 11-12 47-27 79-56 79-10 0-19-7-19-31 0-10 1-25 5-36 2-10 2-12 2-18 0-41-40-59-94-66 20-13 40-33 54-47 31-34 60-61 92-61 4 0 4 0 5 0 8 2 8 2 13 5 2 0 2 2 4 4-31 2-36 25-36 32 0 11 5 24 23 24 16 0 34-15 34-40 0-18-14-40-43-40-16 0-47 6-92 56-21 24-47 51-70 60 22-89 44-178 67-267z">
                <text:p/>
              </draw:path>
              <draw:path draw:style-name="gr2" draw:text-style-name="P2" draw:layer="layout" svg:width="0.159cm" svg:height="0.292cm" svg:x="9.924cm" svg:y="19.83cm" svg:viewBox="0 0 160 293" svg:d="M99 13c0-13 0-13-13-13-28 27-68 29-86 29 0 5 0 11 0 16 9 0 40 0 63-13 0 75 0 150 0 225 0 15 0 20-43 20-6 0-12 0-18 0 0 6 0 11 0 16 9 0 63-1 79-1 14 0 70 1 79 1 0-5 0-10 0-16-5 0-11 0-16 0-45 0-45-5-45-20 0-81 0-163 0-244z">
                <text:p/>
              </draw:path>
              <draw:path draw:style-name="gr2" draw:text-style-name="P2" draw:layer="layout" svg:width="0.073cm" svg:height="0.188cm" svg:x="10.214cm" svg:y="19.961cm" svg:viewBox="0 0 74 189" svg:d="M74 67c0-42-16-67-42-67-19 0-32 16-32 34 0 16 13 34 32 34 8 0 17-3 24-9 2-1 1-1 2-1s1 0 1 9c0 46-21 84-43 106-7 7-7 7-7 9 0 5 4 7 7 7 7 0 58-49 58-122z">
                <text:p/>
              </draw:path>
              <draw:path draw:style-name="gr2" draw:text-style-name="P2" draw:layer="layout" svg:width="0.285cm" svg:height="0.444cm" svg:x="10.475cm" svg:y="19.59cm" svg:viewBox="0 0 286 445" svg:d="M146 7c0-2 0-7-7-7-15 0-62 4-78 5-5 2-12 2-12 13 0 7 5 7 16 7 30 0 30 6 30 11 0 4-1 8-1 13-31 121-62 243-92 365-2 9-2 9-2 14 0 15 13 17 18 17 9 0 18-6 22-13 3-5 32-122 36-139 21 2 73 13 73 54 0 4 0 8-3 13 0 9-2 16-2 23 0 36 25 62 58 62 19 0 36-9 50-33 16-29 23-63 23-65 0-5-5-5-7-5-7 0-7 2-9 11-12 47-27 79-56 79-12 0-19-7-19-31 0-10 1-25 5-36 2-10 2-12 2-18 0-41-40-59-94-66 20-13 40-33 54-47 31-34 60-61 92-61 4 0 4 0 5 0 8 2 8 2 13 5 2 0 2 2 2 4-29 2-36 25-36 32 0 11 7 24 25 24 16 0 34-15 34-40 0-18-14-40-43-40-18 0-47 6-92 56-21 24-47 51-70 60 22-89 43-178 65-267z">
                <text:p/>
              </draw:path>
              <draw:path draw:style-name="gr2" draw:text-style-name="P2" draw:layer="layout" svg:width="0.195cm" svg:height="0.292cm" svg:x="10.797cm" svg:y="19.83cm" svg:viewBox="0 0 196 293" svg:d="M196 212c-5 0-11 0-16 0 0 11-5 36-11 42-3 2-38 2-43 2-28 0-55 0-83 0 47-42 63-53 90-74 33-27 63-54 63-96 0-54-47-86-104-86-54 0-92 38-92 79 0 22 20 25 23 25 11 0 24-7 24-23 0-9-4-23-25-23 12-33 43-42 64-42 44 0 67 34 67 70 0 38-27 69-41 85-36 35-71 71-107 106-5 4-5 4-5 16 61 0 121 0 182 0 5-27 9-54 14-81z">
                <text:p/>
              </draw:path>
              <draw:path draw:style-name="gr2" draw:text-style-name="P2" draw:layer="layout" svg:width="0.075cm" svg:height="0.188cm" svg:x="11.107cm" svg:y="19.961cm" svg:viewBox="0 0 76 189" svg:d="M76 67c0-42-17-67-42-67-21 0-34 16-34 34 0 16 13 34 34 34 7 0 16-3 22-9 2-1 2-1 3-1 1 3 2 0 2 9 0 46-21 84-43 106-7 7-7 7-7 9 0 5 3 7 7 7 5 0 58-49 58-122z">
                <text:p/>
              </draw:path>
              <draw:path draw:style-name="gr2" draw:text-style-name="P2" draw:layer="layout" svg:width="0.285cm" svg:height="0.444cm" svg:x="11.37cm" svg:y="19.59cm" svg:viewBox="0 0 286 445" svg:d="M146 7c0-2 0-7-7-7-15 0-62 4-78 5-5 2-12 2-12 13 0 7 5 7 16 7 29 0 30 6 30 11 0 4-1 8-1 13-31 121-62 243-92 365-2 9-2 9-2 14 0 15 13 17 18 17 7 0 18-6 22-13 3-5 30-122 36-139 19 2 72 13 72 54 0 4 0 8-2 13 0 9-2 16-2 23 0 36 25 62 58 62 19 0 36-9 50-33 16-29 23-63 23-65 0-5-7-5-9-5-5 0-5 2-9 11-12 47-27 79-54 79-12 0-19-7-19-31 0-10 1-25 3-36 4-10 4-12 4-18 0-41-40-59-94-66 20-13 40-33 54-47 31-34 60-61 90-61 4 0 4 0 6 0 9 2 9 2 14 5 2 0 2 2 2 4-31 2-36 25-36 32 0 11 7 24 25 24 16 0 34-15 34-40 0-18-14-40-43-40-18 0-47 6-92 56-21 24-47 51-70 60 22-89 43-178 65-267z">
                <text:p/>
              </draw:path>
              <draw:path draw:style-name="gr2" draw:text-style-name="P2" draw:layer="layout" svg:width="0.202cm" svg:height="0.301cm" svg:x="11.688cm" svg:y="19.83cm" svg:viewBox="0 0 203 302" svg:d="M97 146c34 0 58 23 58 72 0 54-31 70-58 70-16 0-56-4-74-31 20 0 26-16 26-25 0-14-11-23-26-23-10 0-23 7-23 25 0 41 45 68 99 68 61 0 104-41 104-84 0-34-28-70-77-79 47-18 63-51 63-78 0-36-41-61-90-61-50 0-86 23-86 59 0 15 10 24 23 24 14 0 23-11 23-24 0-12-9-21-23-21 16-20 47-25 63-25 20 0 47 9 47 48 0 18-6 40-18 52-15 17-27 18-49 20-11 0-11 0-14 0-1 3-4 2-4 7 0 6 4 6 11 6 8 0 17 0 25 0z">
                <text:p/>
              </draw:path>
              <draw:path draw:style-name="gr2" draw:text-style-name="P2" draw:layer="layout" svg:width="0.316cm" svg:height="0.366cm" svg:x="12.264cm" svg:y="19.687cm" svg:viewBox="0 0 317 367" svg:d="M295 196c11 0 22 0 22-12 0-13-11-13-22-13-89 0-179 0-268 0 7-85 79-146 169-146 33 0 66 0 99 0 11 0 22 0 22-12 0-13-11-13-22-13-33 0-67 0-101 0-108 0-194 82-194 184 0 101 86 183 194 183 34 0 68 0 101 0 11 0 22 0 22-12 0-13-11-13-22-13-33 0-66 0-99 0-90 0-162-61-169-146 89 0 179 0 268 0z">
                <text:p/>
              </draw:path>
              <draw:path draw:style-name="gr2" draw:text-style-name="P2" draw:layer="layout" svg:width="0.537cm" svg:height="0.431cm" svg:x="12.923cm" svg:y="19.597cm" svg:viewBox="0 0 538 432" svg:d="M297 176c0-1-2-7-2-9 0-1 11-10 18-14 37-29 73-58 110-86 59-44 85-47 104-49 4 0 11 0 11-13 0-1-2-5-7-5-14 0-29 2-45 2-23 0-47-2-70-2-4 0-13 0-13 13 0 3 4 5 9 5 13 2 20 5 20 14 0 11-20 26-23 29-83 63-165 126-247 189 17-67 34-134 50-201 6-24 8-31 53-31 16 0 21 0 21-13 0-5-3-5-7-5-18 0-65 2-81 2-20 0-65-2-83-2-3 0-12 0-12 11 0 7 5 7 18 7 9 0 19 2 27 2 10 2 14 3 14 11 0 1 0 3-2 10-28 114-56 227-84 341-8 25-9 30-58 30-11 0-18 0-18 11 0 9 7 9 9 9 18 0 63-4 81-4 13 0 27 2 40 2 14 0 28 2 41 2 5 0 13 0 13-13 0-7-6-7-18-7-24 0-42 0-42-12 0-4 6-18 7-27 9-33 17-67 26-99 31-25 62-50 93-74 25 56 49 113 74 169 7 18 7 20 7 23 0 18-27 20-32 20-7 0-15 0-15 13 0 7 8 7 9 7 26 0 53-4 78-4 14 0 48 4 61 4 4 0 13 0 13-13 0-7-8-7-13-7-27-2-34-7-45-29-30-69-60-138-90-207z">
                <text:p/>
              </draw:path>
              <draw:path draw:style-name="gr2" draw:text-style-name="P2" draw:layer="layout" svg:width="0.073cm" svg:height="0.188cm" svg:x="13.535cm" svg:y="19.961cm" svg:viewBox="0 0 74 189" svg:d="M74 67c0-40-15-67-40-67-21 0-34 18-34 34s11 34 34 34c11 0 18-5 24-9l1-1c1 3 2 0 2 9 0 41-18 79-47 109-3 4-3 4-3 6 0 5 3 7 7 7 7 0 56-49 56-122z">
                <text:p/>
              </draw:path>
              <draw:path draw:style-name="gr2" draw:text-style-name="P2" draw:layer="layout" svg:width="0.134cm" svg:height="0.424cm" svg:x="13.956cm" svg:y="19.605cm" svg:viewBox="0 0 135 425" svg:d="M90 144c-29 2-59 5-88 7 0 7 0 13 0 20 41 0 47 4 47 34 0 57 0 114 0 171 0 29-8 29-49 29 0 7 0 13 0 20 20-2 54-4 68-4 24 0 45 2 67 4 0-7 0-13 0-20-41 0-45-4-45-29 0-77 0-155 0-232zM94 34c0-20-17-34-35-34-19 0-34 18-34 34 0 18 15 34 34 34 18 0 35-14 35-34z">
                <text:p/>
              </draw:path>
              <draw:path draw:style-name="gr2" draw:text-style-name="P2" draw:layer="layout" svg:width="0.204cm" svg:height="0.445cm" svg:x="14.131cm" svg:y="19.583cm" svg:viewBox="0 0 205 446" svg:d="M90 173c0-25 0-49 0-74 0-56 31-85 58-85 3 0 12 0 21 4-7 2-18 11-18 27 0 14 9 27 27 27s27-13 27-29c0-23-23-43-57-43-44 0-98 32-98 101 0 24 0 48 0 72-16 0-33 0-50 0 0 6 0 13 0 20 17 0 34 0 50 0 0 68 0 136 0 205 0 29-7 29-48 29 0 6 0 13 0 19 23-1 54-3 72-3 25 0 54 0 79 3 0-6 0-13 0-19-4 0-8 0-13 0-46 0-48-8-48-31 0-68 0-136 0-203 24 0 48 0 72 0 0-7 0-14 0-20-25 0-49 0-74 0z">
                <text:p/>
              </draw:path>
              <draw:path draw:style-name="gr2" draw:text-style-name="P2" draw:layer="layout" svg:width="0.285cm" svg:height="0.444cm" svg:x="14.602cm" svg:y="19.59cm" svg:viewBox="0 0 286 445" svg:d="M148 7c0-2 0-7-9-7-15 0-62 4-78 5-5 2-11 2-11 13 0 7 6 7 15 7 30 0 32 6 32 11 0 4-1 8-2 13-30 121-61 243-91 365-4 9-4 9-4 14 0 15 13 17 18 17 9 0 18-6 22-13 3-5 32-122 36-139 21 2 73 13 73 54 0 4 0 8-1 13-2 9-4 16-4 23 0 36 25 62 59 62 18 0 36-9 49-33 16-29 23-63 23-65 0-5-5-5-7-5-7 0-7 2-9 11-12 47-27 79-56 79-10 0-19-7-19-31 0-10 3-25 5-36 2-10 2-12 2-18 0-41-40-59-94-66 20-13 40-33 56-47 29-34 59-61 90-61 4 0 4 0 5 0 8 2 9 2 13 5 2 0 2 2 4 4-31 2-36 25-36 32 0 11 7 24 23 24s34-15 34-40c0-18-14-40-41-40-18 0-47 6-94 56-21 24-45 51-70 60 22-89 44-178 67-267z">
                <text:p/>
              </draw:path>
              <draw:path draw:style-name="gr2" draw:text-style-name="P2" draw:layer="layout" svg:width="0.159cm" svg:height="0.292cm" svg:x="14.946cm" svg:y="19.83cm" svg:viewBox="0 0 160 293" svg:d="M99 13c0-13 0-13-13-13-28 27-68 29-86 29 0 5 0 11 0 16 11 0 40 0 63-13 0 75 0 150 0 225 0 15 0 20-43 20-6 0-12 0-18 0 0 6 0 11 0 16 9 0 63-1 79-1 14 0 70 1 79 1 0-5 0-10 0-16-5 0-11 0-16 0-45 0-45-5-45-20 0-81 0-163 0-244z">
                <text:p/>
              </draw:path>
              <draw:path draw:style-name="gr2" draw:text-style-name="P2" draw:layer="layout" svg:width="0.386cm" svg:height="0.489cm" svg:x="15.499cm" svg:y="19.626cm" svg:viewBox="0 0 387 490" svg:d="M182 184c106-20 160-60 187-110 13-25 18-54 18-60 0-10-7-14-14-14-9 0-13 11-13 18-18 113-146 151-342 153-7 0-18 0-18 13 0 12 7 12 31 12 66 0 131 6 196 24 119 36 129 104 133 133 2 7 5 14 13 14 7 0 14-5 14-14 0-4-5-67-63-112-40-32-86-47-142-57zM22 464c-11 0-22 0-22 13s11 13 22 13c114 0 228 0 342 0 10 0 23 0 23-13s-13-13-23-13c-114 0-228 0-342 0z">
                <text:p/>
              </draw:path>
              <draw:path draw:style-name="gr2" draw:text-style-name="P2" draw:layer="layout" svg:width="0.287cm" svg:height="0.444cm" svg:x="16.236cm" svg:y="19.59cm" svg:viewBox="0 0 288 445" svg:d="M148 7c0-2 0-7-9-7-15 0-60 4-78 5-3 2-11 2-11 13 0 7 6 7 15 7 30 0 32 6 32 11 0 4-1 8-2 13-30 121-61 243-91 365-4 9-4 9-4 14 0 15 13 17 20 17s16-6 21-13c2-5 31-122 35-139 21 2 73 13 73 54 0 4 0 8-1 13-2 9-2 16-2 23 0 36 25 62 57 62 18 0 36-9 51-33 14-29 21-63 21-65 0-5-5-5-7-5-5 0-7 2-9 11-12 47-27 79-54 79-12 0-21-7-21-31 0-10 3-25 5-36 4-10 4-12 4-18 0-41-42-59-94-66 18-13 40-33 54-47 31-34 59-61 90-61 4 0 4 0 5 0 8 2 9 2 15 5 0 1 0 2 2 4-31 2-36 25-36 32 0 11 7 24 23 24s36-15 36-40c0-18-14-40-43-40-18 0-47 6-94 56-21 24-45 51-70 60 22-89 44-178 67-267z">
                <text:p/>
              </draw:path>
              <draw:path draw:style-name="gr2" draw:text-style-name="P2" draw:layer="layout" svg:width="0.193cm" svg:height="0.292cm" svg:x="16.56cm" svg:y="19.83cm" svg:viewBox="0 0 194 293" svg:d="M194 212c-4 0-9 0-14 0-2 11-5 36-11 42-3 2-38 2-45 2-27 0-54 0-81 0 47-42 61-53 88-74 33-27 63-54 63-96 0-54-46-86-102-86s-92 38-92 79c0 22 18 25 23 25 9 0 24-7 24-23 0-9-4-23-27-23 14-33 43-42 65-42 45 0 66 34 66 70 0 38-27 69-41 85-36 35-71 71-106 106-4 4-4 4-4 16 61 0 121 0 182 0 4-27 8-54 12-81z">
                <text:p/>
              </draw:path>
              <draw:path draw:style-name="gr2" draw:text-style-name="P2" draw:layer="layout" svg:width="0.285cm" svg:height="0.289cm" svg:x="17.106cm" svg:y="19.745cm" svg:viewBox="0 0 286 290" svg:d="M185 236c2 25 18 52 49 52 13 0 52-9 52-61 0-12 0-23 0-34-5 0-11 0-16 0 0 11 0 22 0 34 0 38-16 41-23 41-20 0-24-29-24-32 0-42 0-84 0-126 0-27 0-52-21-76-26-23-58-34-87-34-52 0-97 31-97 72 0 18 14 29 31 29 16 0 28-13 28-29 0-7-3-29-32-29 16-21 49-29 68-29 31 0 67 26 67 81 0 8 0 16 0 24-32 2-76 3-117 21-47 22-63 56-63 83 0 52 61 67 103 67 41 0 70-25 82-54zM180 131c0 21 0 42 0 63 0 62-45 83-74 83-30 0-57-23-57-54 0-36 27-88 131-92z">
                <text:p/>
              </draw:path>
              <draw:path draw:style-name="gr2" draw:text-style-name="P2" draw:layer="layout" svg:width="0.318cm" svg:height="0.28cm" svg:x="17.415cm" svg:y="19.749cm" svg:viewBox="0 0 319 281" svg:d="M50 63c0 56 0 113 0 169 0 29-7 29-50 29 0 7 0 13 0 20 23-2 56-4 72-4s50 2 72 4c0-7 0-13 0-20-43 0-50 0-50-29 0-39 0-78 0-117 0-65 45-101 86-101 40 0 47 35 47 71 0 49 0 98 0 147 0 29-7 29-51 29 0 7 0 13 0 20 22-2 54-4 72-4 17 0 49 2 71 4 0-7 0-13 0-20-33 0-49 0-49-20 0-40 0-80 0-120 0-54 0-74-20-98-9-10-30-23-66-23-47 0-76 27-94 67 0-23 0-45 0-67-30 2-60 5-90 7 0 7 0 13 0 20 45 0 50 4 50 36z">
                <text:p/>
              </draw:path>
              <draw:path draw:style-name="gr2" draw:text-style-name="P2" draw:layer="layout" svg:width="0.312cm" svg:height="0.444cm" svg:x="17.768cm" svg:y="19.59cm" svg:viewBox="0 0 313 445" svg:d="M220 403c0 14 0 28 0 42 31-2 62-4 93-6 0-6 0-13 0-20-45 0-50-5-50-36 0-127 0-255 0-383-30 2-60 5-90 7 0 6 0 12 0 18 43 0 48 6 48 36 0 46 0 91 0 137-18-23-45-40-79-40-75 0-142 63-142 144s63 143 135 143c40 0 68-22 85-42zM220 234c0 43 0 86 0 130 0 10 0 12-8 23-18 31-46 45-73 45-29 0-53-16-67-41-16-26-18-62-18-89 0-23 0-61 20-90 12-18 36-39 70-39 23 0 49 9 68 38 8 10 8 12 8 23z">
                <text:p/>
              </draw:path>
              <draw:path draw:style-name="gr2" draw:text-style-name="P2" draw:layer="layout" svg:width="0.285cm" svg:height="0.444cm" svg:x="18.398cm" svg:y="19.59cm" svg:viewBox="0 0 286 445" svg:d="M146 7c0-2 0-7-7-7-15 0-62 4-78 5-5 2-12 2-12 13 0 7 5 7 16 7 30 0 30 6 30 11 0 4-1 8-1 13-31 121-62 243-92 365-2 9-2 9-2 14 0 15 13 17 18 17 9 0 18-6 22-13 3-5 32-122 36-139 21 2 72 13 72 54 0 4 0 8-2 13 0 9-2 16-2 23 0 36 25 62 58 62 19 0 36-9 50-33 16-29 23-63 23-65 0-5-5-5-7-5-7 0-7 2-9 11-12 47-27 79-56 79-12 0-19-7-19-31 0-10 1-25 5-36 2-10 2-12 2-18 0-41-40-59-94-66 20-13 40-33 54-47 31-34 60-61 92-61 4 0 4 0 5 0 8 2 8 2 13 5 2 0 2 2 2 4-29 2-36 25-36 32 0 11 7 24 25 24 16 0 34-15 34-40 0-18-14-40-43-40-18 0-47 6-92 56-21 24-47 51-70 60 22-89 43-178 65-267z">
                <text:p/>
              </draw:path>
              <draw:path draw:style-name="gr2" draw:text-style-name="P2" draw:layer="layout" svg:width="0.195cm" svg:height="0.292cm" svg:x="18.72cm" svg:y="19.83cm" svg:viewBox="0 0 196 293" svg:d="M196 212c-5 0-11 0-16 0 0 11-5 36-11 42-3 2-38 2-43 2-28 0-55 0-83 0 47-42 63-53 90-74 33-27 63-54 63-96 0-54-47-86-104-86-54 0-92 38-92 79 0 22 20 25 23 25 11 0 24-7 24-23 0-9-4-23-25-23 12-33 43-42 64-42 44 0 67 34 67 70 0 38-27 69-41 85-36 35-72 71-108 106-4 4-4 4-4 16 61 0 121 0 182 0 5-27 9-54 14-81z">
                <text:p/>
              </draw:path>
              <draw:path draw:style-name="gr2" draw:text-style-name="P2" draw:layer="layout" svg:width="0.386cm" svg:height="0.489cm" svg:x="19.293cm" svg:y="19.626cm" svg:viewBox="0 0 387 490" svg:d="M184 184c104-20 158-60 187-110 12-25 16-54 16-60 0-10-7-14-13-14-10 0-12 11-14 18-18 113-146 151-340 153-7 0-20 0-20 13 0 12 9 12 32 12 67 0 132 6 195 24 120 36 131 104 135 133 2 7 5 14 12 14 6 0 13-5 13-14 0-4-4-67-61-112-40-32-87-47-142-57zM23 464c-10 0-23 0-23 13s13 13 23 13c114 0 228 0 342 0 11 0 22 0 22-13s-11-13-22-13c-114 0-228 0-342 0z">
                <text:p/>
              </draw:path>
              <draw:path draw:style-name="gr2" draw:text-style-name="P2" draw:layer="layout" svg:width="0.285cm" svg:height="0.444cm" svg:x="20.032cm" svg:y="19.59cm" svg:viewBox="0 0 286 445" svg:d="M148 7c0-2 0-7-9-7-15 0-62 4-78 5-5 2-11 2-11 13 0 7 6 7 15 7 30 0 32 6 32 11-1 4-2 8-3 13-30 121-60 243-90 365-4 9-4 9-4 14 0 15 13 17 18 17 9 0 18-6 22-13 3-5 32-122 36-139 21 2 73 13 73 54 0 4 0 8-1 13-2 9-4 16-4 23 0 36 25 62 59 62 18 0 36-9 49-33 16-29 23-63 23-65 0-5-5-5-7-5-7 0-7 2-9 11-12 47-27 79-56 79-10 0-19-7-19-31 0-10 1-25 5-36 2-10 2-12 2-18 0-41-40-59-94-66 20-13 40-33 54-47 31-34 60-61 92-61 4 0 4 0 5 0 8 2 8 2 13 5 2 0 2 2 4 4-31 2-36 25-36 32 0 11 5 24 23 24 16 0 34-15 34-40 0-18-14-40-43-40-16 0-47 6-92 56-21 24-47 51-70 60 22-89 44-178 67-267z">
                <text:p/>
              </draw:path>
              <draw:path draw:style-name="gr2" draw:text-style-name="P2" draw:layer="layout" svg:width="0.202cm" svg:height="0.301cm" svg:x="20.351cm" svg:y="19.83cm" svg:viewBox="0 0 203 302" svg:d="M97 146c34 0 60 23 60 72 0 54-33 70-58 70-18 0-58-4-76-31 22 0 26-16 26-25 0-14-11-23-24-23-12 0-25 7-25 25 0 41 47 68 99 68 63 0 104-41 104-84 0-34-28-70-77-79 47-18 65-51 65-78 0-36-42-61-90-61-49 0-87 23-87 59 0 15 9 24 22 24 14 0 23-11 23-24 0-12-9-21-23-21 16-20 47-25 63-25 20 0 49 9 49 48 0 18-8 40-18 52-15 17-27 18-49 20-13 0-13 0-14 0-2 0-6 2-6 7 0 6 4 6 13 6 8 0 15 0 23 0z">
                <text:p/>
              </draw:path>
              <draw:path draw:style-name="gr2" draw:text-style-name="P2" draw:layer="layout" svg:width="0.073cm" svg:height="0.188cm" svg:x="20.666cm" svg:y="19.961cm" svg:viewBox="0 0 74 189" svg:d="M74 67c0-40-16-67-42-67-21 0-32 18-32 34s11 34 32 34c11 0 18-5 26-9v-1c1 0 1 0 1 9 0 41-18 79-45 109-3 4-5 4-5 6 0 5 4 7 7 7 7 0 58-49 58-122z">
                <text:p/>
              </draw:path>
              <draw:path draw:style-name="gr2" draw:text-style-name="P2" draw:layer="layout" svg:width="0.197cm" svg:height="0.395cm" svg:x="21.076cm" svg:y="19.639cm" svg:viewBox="0 0 198 396" svg:d="M97 137c30 0 60 0 90 0 0-7 0-13 0-20-30 0-60 0-90 0 0-39 0-78 0-117-5 0-11 0-16 0 0 52-20 121-81 122 0 5 0 10 0 15 18 0 36 0 54 0 0 58 0 116 0 174 0 78 59 85 81 85 45 0 63-45 63-85 0-12 0-24 0-36-5 0-11 0-16 0 0 12 0 23 0 35 0 46-18 72-42 72-43 0-43-58-43-69 0-59 0-117 0-176z">
                <text:p/>
              </draw:path>
              <draw:path draw:style-name="gr2" draw:text-style-name="P2" draw:layer="layout" svg:width="0.318cm" svg:height="0.438cm" svg:x="21.33cm" svg:y="19.59cm" svg:viewBox="0 0 319 439" svg:d="M50 391c0 28-7 28-50 28 0 7 0 14 0 20 22-2 54-3 72-3 16 0 49 1 70 3 0-6 0-13 0-20-41 0-48 0-48-28 0-39 0-78 0-117 0-65 45-101 84-101 40 0 47 34 47 70 0 49 0 98 0 148 0 28-7 28-49 28 0 7 0 14 0 20 22-2 54-3 72-3 17 0 49 1 71 3 0-6 0-13 0-20-33 0-49 0-49-19 0-41 0-81 0-121 0-54 0-74-20-97-9-11-30-24-66-24-54 0-81 38-92 63 0-73 0-147 0-221-31 2-61 5-92 7 0 6 0 12 0 18 45 0 50 6 50 36 0 110 0 220 0 330z">
                <text:p/>
              </draw:path>
              <draw:path draw:style-name="gr2" draw:text-style-name="P2" draw:layer="layout" svg:width="0.244cm" svg:height="0.289cm" svg:x="21.679cm" svg:y="19.745cm" svg:viewBox="0 0 245 290" svg:d="M54 124c4-93 56-110 77-110 65 0 72 85 72 110-49 0-99 0-149 0zM52 137c59 0 118 0 177 0 14 0 16 0 16-13 0-63-34-124-114-124-73 0-131 65-131 144 0 85 67 146 139 146 77 0 106-70 106-81 0-7-6-9-9-9-6 0-6 5-7 9-22 66-80 66-87 66-30 0-56-19-70-43-20-30-20-72-20-95z">
                <text:p/>
              </draw:path>
              <draw:path draw:style-name="gr2" draw:text-style-name="P2" draw:layer="layout" svg:width="0.316cm" svg:height="0.28cm" svg:x="21.964cm" svg:y="19.749cm" svg:viewBox="0 0 317 281" svg:d="M49 63c0 56 0 113 0 169 0 29-8 29-49 29 0 7 0 13 0 20 22-2 54-4 70-4s51 2 72 4c0-7 0-13 0-20-43 0-50 0-50-29 0-39 0-78 0-117 0-65 45-101 86-101 40 0 47 35 47 71 0 49 0 98 0 147 0 29-7 29-50 29 0 7 0 13 0 20 23-2 55-4 72-4 16 0 48 2 70 4 0-7 0-13 0-20-33 0-49 0-49-20 0-40 0-80 0-120 0-54 0-74-20-98-9-10-28-23-66-23-45 0-76 27-94 67 0-23 0-45 0-67-29 2-59 5-88 7 0 7 0 13 0 20 43 0 49 4 49 36z">
                <text:p/>
              </draw:path>
              <draw:path draw:style-name="gr2" draw:text-style-name="P2" draw:layer="layout" svg:width="0.285cm" svg:height="0.445cm" svg:x="2.088cm" svg:y="20.348cm" svg:viewBox="0 0 286 446" svg:d="M148 7c-3-2 0-7-9-7-15 0-62 5-78 7-5 0-11 2-11 13 0 7 6 7 15 7 30 0 32 5 32 11-1 4-2 8-3 12-30 122-60 244-90 366-4 7-4 9-4 12 0 15 13 18 18 18 9 0 18-5 22-12 3-6 32-123 36-139 21 2 73 11 73 54 0 4 0 6-1 13-2 7-4 14-4 21 0 38 25 63 59 63 18 0 36-10 49-34 16-27 23-61 23-63 0-7-5-7-7-7-7 0-7 4-9 13-12 45-27 77-56 77-10 0-19-7-19-29 0-11 1-25 5-36 2-11 2-12 2-20 0-41-40-59-94-66 20-11 40-31 54-47 31-32 61-59 92-59 4 0 4 0 5 0 8 1 8 1 13 5 2 0 2 0 4 2-31 2-36 27-36 34 0 11 7 22 23 22s34-13 34-38c0-20-14-40-43-40-16 0-47 6-92 56-21 23-47 49-70 59 22-89 44-178 67-268z">
                <text:p/>
              </draw:path>
              <draw:path draw:style-name="gr2" draw:text-style-name="P2" draw:layer="layout" svg:width="0.159cm" svg:height="0.292cm" svg:x="2.431cm" svg:y="20.589cm" svg:viewBox="0 0 160 293" svg:d="M99 11c0-11 0-11-13-11-28 27-68 27-86 27 0 5 0 11 0 16 9 0 40 0 63-12 0 75 0 151 0 226 0 15 0 20-43 20-6 0-12 0-18 0 0 6 0 11 0 16 9 0 63-1 79-1 14 0 70 1 79 1 0-5 0-10 0-16-5 0-11 0-16 0-45 0-45-5-45-20 0-82 0-164 0-246z">
                <text:p/>
              </draw:path>
              <draw:path draw:style-name="gr2" draw:text-style-name="P2" draw:layer="layout" svg:width="0.386cm" svg:height="0.487cm" svg:x="2.91cm" svg:y="20.386cm" svg:viewBox="0 0 387 488" svg:d="M184 184c104-20 158-60 185-112 14-23 18-52 18-59 0-9-7-13-13-13-10 0-12 9-14 18-18 113-146 151-342 153-5 0-18 0-18 13 0 12 9 12 32 12 65 0 132 4 195 24 119 34 129 104 135 131 0 7 3 14 12 14 6 0 13-3 13-14 0-4-4-67-61-112-40-30-87-45-142-55zM23 463c-10 0-23 0-23 12 0 13 13 13 23 13 114 0 228 0 342 0 11 0 22 0 22-13 0-12-11-12-22-12-114 0-228 0-342 0z">
                <text:p/>
              </draw:path>
              <draw:path draw:style-name="gr2" draw:text-style-name="P2" draw:layer="layout" svg:width="0.287cm" svg:height="0.445cm" svg:x="3.576cm" svg:y="20.348cm" svg:viewBox="0 0 288 446" svg:d="M148 7c-3-2 0-7-9-7-15 0-60 5-78 7-3 0-11 2-11 13 0 7 6 7 15 7 30 0 32 5 32 11 0 4-1 8-2 12-30 122-61 244-91 366-4 7-4 9-4 12 0 15 13 18 20 18s16-5 21-12c2-6 31-123 35-139 21 2 73 11 73 54 0 4 0 6-1 13-2 7-2 14-2 21 0 38 25 63 57 63 18 0 36-10 51-34 14-27 21-61 21-63 0-7-5-7-7-7-5 0-7 4-9 13-12 45-27 77-54 77-12 0-21-7-21-29 0-11 3-25 5-36 4-11 4-12 4-20 0-41-42-59-94-66 18-11 40-31 54-47 31-32 59-59 90-59 4 0 4 0 5 0 8 1 9 1 15 5 0 1 0 0 2 2-31 2-36 27-36 34 0 11 7 22 23 22s36-13 36-38c0-20-14-40-43-40-18 0-47 6-94 56-21 23-45 49-70 59 22-89 44-178 67-268z">
                <text:p/>
              </draw:path>
              <draw:path draw:style-name="gr2" draw:text-style-name="P2" draw:layer="layout" svg:width="0.202cm" svg:height="0.301cm" svg:x="3.895cm" svg:y="20.589cm" svg:viewBox="0 0 203 302" svg:d="M97 146c34 0 60 23 60 70 0 56-33 72-58 72-18 0-56-5-76-31 22-1 27-16 27-25 0-14-10-25-25-25-12 0-25 9-25 27 0 41 47 68 101 68 61 0 102-41 102-86 0-34-27-68-75-79 45-16 63-49 63-76 0-36-42-61-90-61-49 0-87 23-87 59 0 15 9 24 24 24 12 0 21-11 21-24 0-12-9-21-21-23 14-20 45-23 61-23 20 0 49 9 49 48 0 18-6 38-18 52-15 17-27 18-49 18-11 2-13 2-14 2-2 0-4 2-4 6 0 7 4 7 11 7 8 0 15 0 23 0z">
                <text:p/>
              </draw:path>
              <draw:path draw:style-name="gr2" draw:text-style-name="P2" draw:layer="layout" svg:width="0.145cm" svg:height="0.631cm" svg:x="4.192cm" svg:y="20.314cm" svg:viewBox="0 0 146 632" svg:d="M146 315c0-49-7-126-42-196-37-78-91-119-99-119-3 0-5 2-5 5 0 2 0 4 11 15 63 63 99 164 99 295 0 108-24 220-103 301-7 7-7 9-7 10 0 4 2 6 5 6 8 0 63-43 101-123 33-70 40-140 40-194z">
                <text:p/>
              </draw:path>
              <draw:path draw:style-name="gr2" draw:text-style-name="P2" draw:layer="layout" svg:width="0.073cm" svg:height="0.188cm" svg:x="4.456cm" svg:y="20.72cm" svg:viewBox="0 0 74 189" svg:d="M74 67c0-42-16-67-42-67-21 0-32 17-32 34s11 33 32 33c11 0 18-4 26-9 1 0 1 0 1 9 0 39-18 79-45 108-3 3-5 5-5 7 0 5 4 7 7 7 7 0 58-50 58-122z">
                <text:p/>
              </draw:path>
              <draw:path draw:style-name="gr2" draw:text-style-name="P2" draw:layer="layout" svg:width="0.283cm" svg:height="0.289cm" svg:x="4.827cm" svg:y="20.505cm" svg:viewBox="0 0 284 290" svg:d="M184 236c1 25 19 50 48 50 15 0 52-9 52-59 0-12 0-24 0-36-5 0-10 0-16 0 0 12 0 24 0 36 0 36-14 39-21 39-22 0-24-27-24-30 0-42 0-84 0-126 0-27 0-52-23-76-25-25-56-34-87-34-52 0-95 29-95 72 0 18 13 29 29 29 18 0 29-13 29-29 0-7-4-29-33-29 18-23 49-29 69-29 30 0 66 24 66 81 0 8 0 16 0 24-30 2-75 3-115 21-49 22-63 54-63 83 0 51 61 67 101 67 41 0 70-25 83-54zM178 131c0 21 0 42 0 63 0 60-45 81-74 81-30 0-55-21-55-54 0-34 25-86 129-90z">
                <text:p/>
              </draw:path>
              <draw:path draw:style-name="gr2" draw:text-style-name="P2" draw:layer="layout" svg:width="0.318cm" svg:height="0.278cm" svg:x="5.137cm" svg:y="20.508cm" svg:viewBox="0 0 319 279" svg:d="M49 61c0 57 0 114 0 171 0 27-8 27-49 27 0 7 0 13 0 20 22 0 54-2 72-2 16 0 49 2 70 2 0-7 0-13 0-20-43 0-48 0-48-27 0-39 0-78 0-117 0-66 43-101 84-101 40 0 47 35 47 71 0 49 0 98 0 147 0 27-7 27-49 27 0 7 0 13 0 20 22 0 54-2 71-2 16 0 50 2 72 2 0-7 0-13 0-20-35 0-49 0-51-18 0-40 0-80 0-120 0-56 0-74-20-98-9-10-28-23-66-23-45 0-76 27-94 67 0-23 0-45 0-67-29 2-59 5-88 7 0 7 0 13 0 20 43 0 49 4 49 34z">
                <text:p/>
              </draw:path>
              <draw:path draw:style-name="gr2" draw:text-style-name="P2" draw:layer="layout" svg:width="0.31cm" svg:height="0.445cm" svg:x="5.489cm" svg:y="20.348cm" svg:viewBox="0 0 311 446" svg:d="M218 405c0 14 0 28 0 41 31-2 62-4 93-7 0-6 0-13 0-20-45 0-48-3-48-34 0-128 0-257 0-385-31 2-61 5-92 7 0 7 0 13 0 20 45 0 49 5 49 36 0 46 0 91 0 137-18-24-45-40-80-40-73 0-140 61-140 144 0 79 61 142 133 142 42 0 70-21 85-41zM218 236c0 43 0 86 0 129 0 11 0 13-6 24-19 30-48 43-75 43-29 0-51-16-67-40-16-27-18-63-18-88 0-23 2-61 20-90 13-20 38-39 72-39 22 0 49 9 68 37 6 11 6 11 6 24z">
                <text:p/>
              </draw:path>
              <draw:path draw:style-name="gr2" draw:text-style-name="P2" draw:layer="layout" svg:width="0.269cm" svg:height="0.285cm" svg:x="6.109cm" svg:y="20.508cm" svg:viewBox="0 0 270 286" svg:d="M151 241c7 33 31 45 52 45 24 0 38-16 47-36 11-23 20-59 20-61 0-7-5-7-11-7-7 0-7 2-11 16-9 34-21 74-43 74-16 0-16-16-16-25 0-6 0-15 4-33 14-57 28-115 43-173 3-7 3-9 3-12 0-13-10-16-18-16-19 0-23 21-25 25-11-27-32-38-52-38-70 0-144 95-144 189 0 52 29 97 76 97 23 0 50-12 75-45zM185 81c-9 40-19 80-28 121-6 19-45 70-80 70-30 0-34-36-34-56 0-31 18-106 31-131 16-40 45-71 70-71 29 0 43 33 43 60 0 2 0 3-2 7z">
                <text:p/>
              </draw:path>
              <draw:path draw:style-name="gr2" draw:text-style-name="P2" draw:layer="layout" svg:width="0.318cm" svg:height="0.285cm" svg:x="6.415cm" svg:y="20.508cm" svg:viewBox="0 0 319 286" svg:d="M94 169c3-14 7-27 10-41 8-33 8-33 18-52 9-15 38-62 87-62 27 0 29 27 29 42 0 39-29 113-38 138-7 22-9 29-9 42 0 27 18 50 48 50 58 0 80-93 80-97 0-7-6-7-9-7-9 0-9 2-11 11-6 18-22 79-60 79-12 0-12-9-12-18 0-16 5-33 11-47 12-34 37-104 37-142 0-51-34-65-64-65-53 0-83 38-90 50-6-32-27-50-54-50-24 0-36 14-45 34-13 25-22 61-22 63 0 7 7 7 11 7 7 0 9-1 11-16 12-43 23-74 43-74 16 0 16 18 16 26 0 9-2 21-4 32-15 63-31 126-46 189-2 4-2 7-2 9 0 7 3 16 16 16 9 0 20-3 23-16 9-34 17-67 26-101z">
                <text:p/>
              </draw:path>
              <draw:path draw:style-name="gr2" draw:text-style-name="P2" draw:layer="layout" svg:width="0.177cm" svg:height="0.402cm" svg:x="6.776cm" svg:y="20.391cm" svg:viewBox="0 0 178 403" svg:d="M106 144c18 0 36 0 54 0 11 0 18 0 18-13 0-7-5-7-16-7-17 0-34 0-50 0 7-31 15-62 23-93 2-9 2-11 2-15 0-12-11-16-16-16-17 0-22 14-26 23-7 34-15 68-23 101-18 0-36 0-54 0-11 0-18 0-18 11 0 9 5 9 16 9 17 0 34 0 51 0-16 61-32 121-47 182 0 2-2 12-2 20 0 32 20 57 54 57 63 0 95-93 95-97 0-7-5-7-9-7-9 0-9 2-12 12-13 31-38 78-74 78-16 0-16-15-16-25 0-6 0-15 3-33 16-62 32-125 47-187z">
                <text:p/>
              </draw:path>
              <draw:path draw:style-name="gr2" draw:text-style-name="P2" draw:layer="layout" svg:width="0.156cm" svg:height="0.42cm" svg:x="6.982cm" svg:y="20.373cm" svg:viewBox="0 0 157 421" svg:d="M157 324c0-7-6-7-9-7-9 0-9 2-11 11-6 19-24 79-60 79-5 0-14 0-14-16 0-18 9-38 16-62 14-36 28-72 42-108 5-18 7-23 7-36 0-34-24-50-47-50-59 0-81 94-81 97 0 7 5 7 9 7 9 0 9-1 11-10 7-22 23-80 59-80 7 0 15 2 15 17 0 16-8 34-13 46-6 18-12 35-18 53-9 21-16 41-23 63-9 23-11 30-11 43 0 25 14 50 47 50 59 0 81-95 81-97zM153 20c0-15-13-20-22-20-12 0-30 13-30 31 0 14 12 19 21 19 13 0 31-12 31-30z">
                <text:p/>
              </draw:path>
              <draw:path draw:style-name="gr2" draw:text-style-name="P2" draw:layer="layout" svg:width="0.159cm" svg:height="0.035cm" svg:x="7.178cm" svg:y="20.634cm" svg:viewBox="0 0 160 36" svg:d="M137 36c12 0 16 0 18-9 0-4 5-18 5-20 0-7-7-7-16-7-41 0-83 0-124 0-13 0-15 0-16 7-2 6-4 16-4 20 0 9 4 9 16 9 40 0 81 0 121 0z">
                <text:p/>
              </draw:path>
              <draw:path draw:style-name="gr2" draw:text-style-name="P2" draw:layer="layout" svg:width="0.215cm" svg:height="0.285cm" svg:x="7.397cm" svg:y="20.508cm" svg:viewBox="0 0 216 286" svg:d="M108 155c27 7 56 12 56 47 0 19-16 70-81 70-15 0-52-2-61-34 32-4 32-31 32-33 0-11-9-20-22-20-14 0-32 11-32 40 0 38 36 61 81 61 95 0 119-77 119-106 0-56-49-67-76-72-16-4-39-9-39-36 0-14 12-58 63-58 18 0 41 6 48 31-20 2-25 20-25 25 0 7 4 18 18 18 11 0 27-7 27-34 0-29-25-54-67-54-73 0-100 61-100 94 0 48 41 57 59 61z">
                <text:p/>
              </draw:path>
              <draw:path draw:style-name="gr2" draw:text-style-name="P2" draw:layer="layout" svg:width="0.273cm" svg:height="0.408cm" svg:x="7.66cm" svg:y="20.508cm" svg:viewBox="0 0 274 409" svg:d="M173 263c-24 104-70 133-103 133-30 0-38-25-38-29 2 0 0 0 4-2 20-1 27-19 27-28 0-15-9-22-20-22-9 0-32 4-32 40 0 32 25 54 59 54 67 0 124-65 141-128 20-83 40-166 61-249 0-3 2-7 2-9 0-7-6-16-18-16-18 0-24 18-24 24-15 61-31 123-47 185-5 18-30 56-66 56-29 0-34-27-34-49 0-38 19-95 36-138 5-13 9-22 9-35 0-30-22-50-49-50-59 0-81 94-81 97 0 7 5 7 9 7 9 0 9-1 13-10 3-20 21-80 57-80 7 0 15 2 15 18 0 15-8 33-15 56-18 45-34 92-34 124 0 56 38 74 72 74 29 0 49-14 56-23z">
                <text:p/>
              </draw:path>
              <draw:path draw:style-name="gr2" draw:text-style-name="P2" draw:layer="layout" svg:width="0.478cm" svg:height="0.285cm" svg:x="7.968cm" svg:y="20.508cm" svg:viewBox="0 0 479 286" svg:d="M92 169c3-14 7-27 11-41 7-31 7-33 16-45 18-33 45-69 88-69 29 0 29 33 29 42 0 16-4 36-6 41-13 55-27 109-41 164 0 4-2 7-2 9 0 7 6 16 18 16 7 0 18-3 24-16 8-34 16-67 25-101 3-14 7-27 11-41 7-31 7-33 14-45 18-33 47-69 90-69 29 0 29 33 29 42 0 39-27 113-36 138-9 22-11 29-11 42 0 27 18 50 49 50 57 0 79-93 79-97 0-7-4-7-9-7-7 0-7 2-11 11-5 18-22 79-59 79-13 0-13-9-13-18 0-16 5-33 11-47 12-34 38-104 38-142 0-52-36-65-65-65-45 0-78 27-96 56-5-43-37-56-66-56-38 0-69 20-90 50-6-32-27-50-54-50-22 0-36 14-45 34-13 25-20 61-20 63 0 7 5 7 9 7 7 0 9-1 13-16 10-43 23-74 41-74s18 18 18 26c0 9-2 21-5 32-16 63-32 126-47 189-2 4-2 7-2 9 0 7 5 16 18 16 7 0 18-3 22-16 8-34 16-67 25-101z">
                <text:p/>
              </draw:path>
              <draw:path draw:style-name="gr2" draw:text-style-name="P2" draw:layer="layout" svg:width="0.48cm" svg:height="0.285cm" svg:x="8.484cm" svg:y="20.508cm" svg:viewBox="0 0 481 286" svg:d="M94 169c1-14 7-27 9-41 9-31 9-33 16-45 18-33 45-69 90-69 29 0 29 33 29 42 0 16-6 36-6 41-14 55-27 109-41 164-2 4-2 7-2 9 0 7 5 16 18 16 7 0 18-3 22-16 8-34 16-67 25-101 3-14 7-27 11-41 7-31 7-33 16-45 18-33 45-69 88-69 29 0 29 33 29 42 0 39-27 113-36 138-9 22-11 29-11 42 0 27 18 50 49 50 59 0 81-93 81-97 0-7-6-7-11-7-7 0-7 2-11 11-4 18-22 79-58 79-14 0-14-9-14-18 0-16 7-33 11-47 12-34 39-104 39-142 0-52-37-65-66-65-45 0-76 27-96 56-5-43-37-56-66-56-38 0-69 20-90 50-4-32-25-50-52-50-24 0-36 14-47 34-11 25-20 61-20 63 0 7 7 7 9 7 9 0 9-1 13-16 10-43 23-74 43-74 16 0 16 18 16 26 0 9-2 21-4 32-16 63-32 126-48 189-2 4-2 7-2 9 0 7 5 16 18 16 7 0 18-3 23-16 9-34 17-67 26-101z">
                <text:p/>
              </draw:path>
              <draw:path draw:style-name="gr2" draw:text-style-name="P2" draw:layer="layout" svg:width="0.224cm" svg:height="0.285cm" svg:x="9.021cm" svg:y="20.508cm" svg:viewBox="0 0 225 286" svg:d="M79 133c20 0 61-2 92-14 50-20 50-61 50-65 0-29-23-54-64-54-65 0-157 63-157 176 0 56 31 110 92 110 81 0 133-63 133-72 0-3-5-11-11-11-2 0-3 0-7 8-47 59-104 61-115 61-42 0-47-45-47-69 0-25 5-52 11-70 8 0 15 0 23 0zM59 119c27-103 92-105 98-105 27 0 41 17 41 38 0 67-104 67-126 67-4 0-8 0-13 0z">
                <text:p/>
              </draw:path>
              <draw:path draw:style-name="gr2" draw:text-style-name="P2" draw:layer="layout" svg:width="0.177cm" svg:height="0.402cm" svg:x="9.298cm" svg:y="20.391cm" svg:viewBox="0 0 178 403" svg:d="M106 144c18 0 36 0 54 0 11 0 18 0 18-13 0-7-5-7-16-7-17 0-34 0-50 0 7-31 15-62 23-93 2-9 2-11 2-15 0-12-9-16-16-16-17 0-22 14-26 23-7 34-15 68-23 101-18 0-36 0-54 0-11 0-18 0-18 11 0 9 5 9 16 9 17 0 34 0 51 0-16 61-32 121-47 182 0 2-2 12-2 20 0 32 20 57 54 57 63 0 95-93 95-97 0-7-5-7-9-7-7 0-7 2-12 12-13 31-38 78-74 78-16 0-16-15-16-25 0-6 0-15 3-33 16-62 32-125 47-187z">
                <text:p/>
              </draw:path>
              <draw:path draw:style-name="gr2" draw:text-style-name="P2" draw:layer="layout" svg:width="0.255cm" svg:height="0.285cm" svg:x="9.503cm" svg:y="20.508cm" svg:viewBox="0 0 256 286" svg:d="M110 97c2-2 29-83 84-83 2 0 20 0 33 9-22 6-24 27-24 29 0 9 6 22 22 22 13 0 31-9 31-34 0-33-40-40-62-40-43 0-66 31-75 45-7-32-33-45-54-45-22 0-34 14-45 34-13 25-20 61-20 63 0 7 5 7 9 7 9 0 9-1 13-16 10-43 23-74 43-74 16 0 16 18 16 26 0 9-2 21-5 32-16 63-32 126-47 189-2 4-2 7-2 9 0 7 5 16 18 16 18 0 23-18 23-23 14-55 28-111 42-166z">
                <text:p/>
              </draw:path>
              <draw:path draw:style-name="gr2" draw:text-style-name="P2" draw:layer="layout" svg:width="0.156cm" svg:height="0.42cm" svg:x="9.77cm" svg:y="20.373cm" svg:viewBox="0 0 157 421" svg:d="M157 324c0-7-6-7-9-7-9 0-9 2-11 11-6 19-22 79-60 79-5 0-14 0-14-16 0-18 9-38 18-62 13-36 26-72 40-108 7-18 7-23 7-36 0-34-24-50-47-50-59 0-81 94-81 97 0 7 7 7 9 7 9 0 9-1 13-10 5-22 21-80 57-80 7 0 15 2 15 17 0 16-8 34-11 46-7 18-13 35-20 53-7 21-16 41-23 63-9 23-11 30-11 43 0 25 14 50 48 50 60 0 80-95 80-97zM153 20c0-15-13-20-22-20-12 0-28 13-28 31 0 14 12 19 21 19 13 0 29-12 29-30z">
                <text:p/>
              </draw:path>
              <draw:path draw:style-name="gr2" draw:text-style-name="P2" draw:layer="layout" svg:width="0.228cm" svg:height="0.285cm" svg:x="9.98cm" svg:y="20.508cm" svg:viewBox="0 0 229 286" svg:d="M205 41c-30 4-30 29-30 31 0 11 7 20 21 20 16 0 33-15 33-38 0-31-27-54-69-54-77 0-160 90-160 182 0 63 38 104 94 104 81 0 133-63 133-72 0-3-6-11-11-11-2 0-2 0-7 8-47 59-103 61-114 61-34 0-50-27-50-65 0-32 16-99 32-130 24-41 56-63 85-63 5 0 34 0 43 27z">
                <text:p/>
              </draw:path>
              <draw:path draw:style-name="gr2" draw:text-style-name="P2" draw:layer="layout" svg:width="0.147cm" svg:height="0.631cm" svg:x="10.52cm" svg:y="20.314cm" svg:viewBox="0 0 148 632" svg:d="M148 626c0-1 0-3-11-14-79-79-99-200-99-297 0-110 23-220 101-299 9-7 9-9 9-11 0-3-2-5-8-5-5 0-63 43-99 122-32 71-41 141-41 193 0 50 7 126 43 198 38 77 92 119 97 119 6 0 8-2 8-6z">
                <text:p/>
              </draw:path>
              <draw:path draw:style-name="gr2" draw:text-style-name="P2" draw:layer="layout" svg:width="0.204cm" svg:height="0.445cm" svg:x="10.725cm" svg:y="20.341cm" svg:viewBox="0 0 205 446" svg:d="M90 175c0-25 0-50 0-74 0-56 31-87 58-87 1 0 12 0 21 6-7 2-20 11-20 25 0 16 11 29 27 29 20 0 29-13 29-29 0-23-23-45-57-45-44 0-98 34-98 101 0 24 0 49 0 74-16 0-33 0-50 0 0 6 0 13 0 19 17 0 34 0 50 0 0 69 0 137 0 206 0 27-7 27-50 27 0 6 0 13 0 19 25 0 56-1 72-1 25 0 56 0 81 1 0-6 0-13 0-19-4 0-8 0-13 0-46 0-48-8-48-29 0-68 0-136 0-204 24 0 48 0 72 0 0-6 0-13 0-19-25 0-49 0-74 0z">
                <text:p/>
              </draw:path>
              <draw:path draw:style-name="gr2" draw:text-style-name="P2" draw:layer="layout" svg:width="0.278cm" svg:height="0.289cm" svg:x="10.916cm" svg:y="20.505cm" svg:viewBox="0 0 279 290" svg:d="M279 148c0-81-63-148-139-148-79 0-140 68-140 148 0 81 65 142 139 142 77 0 140-61 140-142zM140 274c-28 0-55-13-72-42-16-29-16-66-16-90 0-23 0-57 15-86 18-29 46-42 72-42 28 0 55 13 72 40 16 27 16 65 16 88 0 24 0 58-15 85-12 29-41 47-72 47z">
                <text:p/>
              </draw:path>
              <draw:path draw:style-name="gr2" draw:text-style-name="P2" draw:layer="layout" svg:width="0.211cm" svg:height="0.278cm" svg:x="11.231cm" svg:y="20.508cm" svg:viewBox="0 0 212 279" svg:d="M88 70c0-23 0-47 0-70-29 2-59 5-88 7 0 7 0 13 0 20 45 0 50 4 50 34 0 57 0 114 0 171 0 27-7 27-50 27 0 7 0 13 0 20 25 0 56-2 72-2 25 0 56 0 81 2 0-7 0-13 0-20-4 0-8 0-13 0-46 0-48-7-48-29 0-32 0-64 0-97 0-63 27-119 74-119 5 0 4 0 7 0-2 0-15 9-15 26 0 18 15 27 27 27 13 0 27-9 27-29 0-21-19-38-46-38-45 0-69 41-78 70z">
                <text:p/>
              </draw:path>
              <draw:path draw:style-name="gr2" draw:text-style-name="P2" draw:layer="layout" svg:width="0.285cm" svg:height="0.289cm" svg:x="11.708cm" svg:y="20.505cm" svg:viewBox="0 0 286 290" svg:d="M185 236c2 25 20 50 49 50 13 0 52-9 52-59 0-12 0-24 0-36-5 0-11 0-16 0 0 12 0 24 0 36 0 36-16 39-23 39-20 0-24-27-24-30 0-42 0-84 0-126 0-27 0-52-21-76-26-25-56-34-87-34-52 0-95 29-95 72 0 18 12 29 29 29 18 0 28-13 28-29 0-7-3-29-32-29 18-23 49-29 68-29 31 0 67 24 67 81 0 8 0 16 0 24-32 2-76 3-115 21-49 22-65 54-65 83 0 51 63 67 103 67 41 0 70-25 82-54zM180 131c0 21 0 42 0 63 0 60-45 81-74 81-30 0-57-21-57-54 0-34 27-86 131-90z">
                <text:p/>
              </draw:path>
              <draw:path draw:style-name="gr2" draw:text-style-name="P2" draw:layer="layout" svg:width="0.139cm" svg:height="0.438cm" svg:x="12.019cm" svg:y="20.348cm" svg:viewBox="0 0 140 439" svg:d="M92 0c-31 2-61 5-92 7 0 7 0 13 0 20 45 0 49 5 49 36 0 110 0 220 0 329 0 27-6 27-49 27 0 7 0 14 0 20 22 0 54-2 70-2s47 2 70 2c0-6 0-13 0-20-43 0-48 0-48-27 0-130 0-261 0-392z">
                <text:p/>
              </draw:path>
              <draw:path draw:style-name="gr2" draw:text-style-name="P2" draw:layer="layout" svg:width="0.139cm" svg:height="0.438cm" svg:x="12.196cm" svg:y="20.348cm" svg:viewBox="0 0 140 439" svg:d="M90 0c-30 2-60 5-90 7 0 7 0 13 0 20 43 0 49 5 49 36 0 110 0 220 0 329 0 27-8 27-49 27 0 7 0 14 0 20 20 0 55-2 70-2s47 2 70 2c0-6 0-13 0-20-43 0-50 0-50-27 0-130 0-261 0-392z">
                <text:p/>
              </draw:path>
              <draw:path draw:style-name="gr2" draw:text-style-name="P2" draw:layer="layout" svg:width="0.285cm" svg:height="0.445cm" svg:x="12.606cm" svg:y="20.348cm" svg:viewBox="0 0 286 446" svg:d="M146 7c-3-2 0-7-9-7-15 0-60 5-76 7-5 0-12 2-12 13 0 7 5 7 14 7 31 0 32 5 32 11 0 4-1 8-1 12-31 122-62 244-92 366-2 7-2 9-2 12 0 15 13 18 18 18 7 0 18-5 22-12 1-6 30-123 34-139 21 2 74 11 74 54 0 4 0 6-2 13s-2 14-2 21c0 38 25 63 58 63 19 0 36-10 50-34 16-27 22-61 22-63 0-7-6-7-8-7-5 0-7 4-9 13-12 45-27 77-54 77-12 0-21-7-21-29 0-11 3-25 5-36 4-11 4-12 4-20 0-41-40-59-94-66 20-11 40-31 54-47 31-32 60-59 90-59 4 0 4 0 6 0 7 1 9 1 14 5 1 1 0 0 2 2-31 2-36 27-36 34 0 11 7 22 23 22 18 0 36-13 36-38 0-20-14-40-43-40-18 0-47 6-92 56-21 23-47 49-72 59 22-89 45-178 67-268z">
                <text:p/>
              </draw:path>
              <draw:path draw:style-name="gr2" draw:text-style-name="P2" draw:layer="layout" svg:width="0.161cm" svg:height="0.292cm" svg:x="12.948cm" svg:y="20.589cm" svg:viewBox="0 0 162 293" svg:d="M101 11c0-11-2-11-15-11-28 27-68 27-86 27 0 5 0 11 0 16 11 0 40 0 65-12 0 75 0 151 0 226 0 15 0 20-45 20-6 0-11 0-16 0 0 6 0 11 0 16 7 0 61-1 77-1 14 0 70 1 81 1 0-5 0-10 0-16-6 0-12 0-18 0-43 0-43-5-43-20 0-82 0-164 0-246z">
                <text:p/>
              </draw:path>
              <draw:path draw:style-name="gr2" draw:text-style-name="P2" draw:layer="layout" svg:width="0.073cm" svg:height="0.188cm" svg:x="13.238cm" svg:y="20.72cm" svg:viewBox="0 0 74 189" svg:d="M74 67c0-42-16-67-40-67-21 0-34 16-34 34 0 16 13 33 34 33 7 0 15-2 22-8 2-1 2-1 3-1 0 3 0 0 0 9 0 46-21 84-41 106-7 5-7 7-7 9 0 5 2 7 5 7 7 0 58-49 58-122z">
                <text:p/>
              </draw:path>
              <draw:path draw:style-name="gr2" draw:text-style-name="P2" draw:layer="layout" svg:width="0.287cm" svg:height="0.445cm" svg:x="13.499cm" svg:y="20.348cm" svg:viewBox="0 0 288 446" svg:d="M148 7c-3-2 0-7-9-7-15 0-60 5-78 7-3 0-11 2-11 13 0 7 6 7 15 7 30 0 32 5 32 11 0 4-1 8-2 12-30 122-61 244-91 366-4 7-4 9-4 12 0 15 13 18 20 18s16-5 20-12c3-6 32-123 36-139 21 2 73 11 73 54 0 4 0 6-1 13-2 7-4 14-4 21 0 38 27 63 59 63 18 0 36-10 51-34 14-27 21-61 21-63 0-7-5-7-7-7-7 0-7 4-9 13-12 45-27 77-56 77-10 0-19-7-19-29 0-11 3-25 5-36s2-12 2-20c0-41-40-59-94-66 20-11 42-31 56-47 31-32 59-59 90-59 4 0 4 0 5 0 8 1 9 1 13 5 2 0 2 0 4 2-31 2-36 27-36 34 0 11 7 22 23 22s36-13 36-38c0-20-16-40-43-40-18 0-47 6-94 56-21 23-45 49-70 59 22-89 44-178 67-268z">
                <text:p/>
              </draw:path>
              <draw:path draw:style-name="gr2" draw:text-style-name="P2" draw:layer="layout" svg:width="0.195cm" svg:height="0.292cm" svg:x="13.821cm" svg:y="20.589cm" svg:viewBox="0 0 196 293" svg:d="M196 212c-5 0-9 0-14 0-2 11-6 36-13 42-3 2-36 2-43 2-27 0-54 0-81 0 47-42 61-54 88-74 33-27 63-54 63-96 0-54-47-86-102-86-56 0-94 38-94 79 0 22 20 24 23 24 11 0 26-8 26-24 0-7-4-23-27-23 14-31 43-42 64-42 45 0 67 36 67 72 0 38-27 69-41 85-36 35-71 70-107 104-5 6-5 6-5 18 61 0 122 0 184 0 4-27 8-54 12-81z">
                <text:p/>
              </draw:path>
              <draw:path draw:style-name="gr2" draw:text-style-name="P2" draw:layer="layout" svg:width="0.316cm" svg:height="0.366cm" svg:x="14.321cm" svg:y="20.445cm" svg:viewBox="0 0 317 367" svg:d="M295 196c11 0 22 0 22-12 0-13-11-13-22-13-89 0-179 0-268 0 7-85 79-144 169-144 33 0 66 0 99 0 11 0 22-1 22-14 0-14-11-13-22-13-33 0-67 0-101 0-108 0-194 82-194 184 0 101 86 183 194 183 34 0 68 0 101 0 11 0 22 0 22-12 0-13-11-13-22-13-33 0-66 0-99 0-90 0-162-61-169-146 89 0 179 0 268 0z">
                <text:p/>
              </draw:path>
              <draw:path draw:style-name="gr2" draw:text-style-name="P2" draw:layer="layout" svg:width="0.537cm" svg:height="0.431cm" svg:x="14.908cm" svg:y="20.355cm" svg:viewBox="0 0 538 432" svg:d="M297 176c0-1-4-7-4-9 7-4 13-9 20-14 37-28 73-56 110-85 59-43 85-46 103-48 5 0 12-2 12-13 0-2-2-7-7-7-14 0-31 2-45 2-23 0-49-2-70-2-6 0-13 0-13 13 0 5 4 7 7 7 15 2 20 5 20 12 0 13-18 27-21 31-83 63-165 126-247 189 17-68 34-136 50-203 6-22 8-29 53-29 16 0 21 0 21-13 0-5-5-7-9-7-18 0-63 2-81 2s-63-2-81-2c-5 0-12 0-12 13 0 7 5 7 18 7 9 0 19 0 27 2 10 1 14 3 14 9 0 3 0 5-4 12-28 114-56 227-84 340-6 26-7 29-58 29-11 0-16 0-16 13 0 7 7 7 9 7 18 0 63-2 79-2 15 0 29 2 42 2 14 0 27 0 41 0 4 0 13 0 13-13 0-7-6-7-18-7-24 0-42 0-42-11 0-3 4-18 6-27 9-34 18-66 25-100 32-24 63-48 95-72 24 56 48 112 72 169 9 18 9 18 9 21 0 20-27 20-34 20-5 0-13 0-13 13 0 7 8 7 9 7 26 0 51-2 76-2 14 0 49 2 63 2 4 0 11 0 11-13 0-7-7-7-13-7-25 0-34-5-43-27-30-69-60-139-90-209z">
                <text:p/>
              </draw:path>
              <draw:path draw:style-name="gr2" draw:text-style-name="P2" draw:layer="layout" svg:width="0.073cm" svg:height="0.188cm" svg:x="15.52cm" svg:y="20.72cm" svg:viewBox="0 0 74 189" svg:d="M74 67c0-42-15-67-40-67-23 0-34 17-34 34s11 33 34 33c9 0 18-4 24-9h1c0 3 0 0 0 9 0 39-16 79-45 108-3 3-3 5-3 7 0 5 2 7 5 7 7 0 58-50 58-122z">
                <text:p/>
              </draw:path>
              <draw:path draw:style-name="gr2" draw:text-style-name="P2" draw:layer="layout" svg:width="0.134cm" svg:height="0.422cm" svg:x="15.886cm" svg:y="20.364cm" svg:viewBox="0 0 135 423" svg:d="M92 144c-30 2-60 5-90 7 0 7 0 13 0 20 41 0 47 4 47 34 0 57 0 114 0 171 0 27-8 27-49 27 0 7 0 13 0 20 20 0 54-2 70-2 22 0 43 2 65 2 0-7 0-13 0-20-41 0-43-2-43-27 0-77 0-155 0-232zM94 34c0-20-17-34-35-34-19 0-32 18-32 34s13 33 32 33c18 0 35-13 35-33z">
                <text:p/>
              </draw:path>
              <draw:path draw:style-name="gr2" draw:text-style-name="P2" draw:layer="layout" svg:width="0.202cm" svg:height="0.445cm" svg:x="16.062cm" svg:y="20.341cm" svg:viewBox="0 0 203 446" svg:d="M88 175c0-25 0-50 0-74 0-56 31-87 60-87 1 0 10 0 19 6-7 2-18 11-18 25 0 16 9 29 27 29s27-13 27-29c0-23-23-45-55-45-45 0-99 34-99 101 0 24 0 49 0 74-17 0-33 0-49 0 0 6 0 13 0 19 16 0 32 0 49 0 0 69 0 137 0 206 0 27-8 27-49 27 0 6 0 13 0 19 25 0 54-1 72-1 25 0 56 0 81 1 0-6 0-13 0-19-5 0-10 0-14 0-47 0-47-8-47-29 0-68 0-136 0-204 24 0 48 0 72 0 0-6 0-13 0-19-25 0-51 0-76 0z">
                <text:p/>
              </draw:path>
              <draw:path draw:style-name="gr2" draw:text-style-name="P2" draw:layer="layout" svg:width="0.285cm" svg:height="0.445cm" svg:x="16.488cm" svg:y="20.348cm" svg:viewBox="0 0 286 446" svg:d="M148 7c-3-2 0-7-9-7-15 0-62 5-78 7-3 0-11 2-11 13 0 7 6 7 15 7 30 0 32 5 32 11 0 4-1 8-2 12-30 122-61 244-91 366-4 7-4 9-4 12 0 15 13 18 18 18 9 0 18-5 22-12 3-6 32-123 36-139 21 2 73 11 73 54 0 4 0 6-1 13-2 7-4 14-4 21 0 38 25 63 59 63 18 0 36-10 49-34 16-27 23-61 23-63 0-7-5-7-7-7-7 0-7 4-9 13-12 45-27 77-56 77-10 0-19-7-19-29 0-11 3-25 5-36s2-12 2-20c0-41-40-59-94-66 20-11 42-31 56-47 29-32 59-59 90-59 4 0 4 0 5 0 8 1 9 1 13 5 2 0 2 0 4 2-31 2-36 27-36 34 0 11 7 22 23 22s34-13 34-38c0-20-14-40-41-40-18 0-47 6-94 56-21 23-45 49-70 59 22-89 44-178 67-268z">
                <text:p/>
              </draw:path>
              <draw:path draw:style-name="gr2" draw:text-style-name="P2" draw:layer="layout" svg:width="0.159cm" svg:height="0.292cm" svg:x="16.832cm" svg:y="20.589cm" svg:viewBox="0 0 160 293" svg:d="M99 11c0-11 0-11-13-11-28 27-68 27-86 27 0 5 0 11 0 16 11 0 40 0 63-12 0 75 0 151 0 226 0 15 0 20-43 20-6 0-12 0-18 0 0 6 0 11 0 16 9 0 63-1 79-1 14 0 70 1 79 1 0-5 0-10 0-16-5 0-11 0-16 0-45 0-45-5-45-20 0-82 0-164 0-246z">
                <text:p/>
              </draw:path>
              <draw:path draw:style-name="gr2" draw:text-style-name="P2" draw:layer="layout" svg:width="0.386cm" svg:height="0.487cm" svg:x="17.311cm" svg:y="20.386cm" svg:viewBox="0 0 387 488" svg:d="M184 184c104-20 158-60 187-112 12-23 16-52 16-59 0-9-7-13-13-13-10 0-12 9-14 18-18 113-146 151-340 153-7 0-20 0-20 13 0 12 9 12 32 12 65 0 132 4 195 24 120 34 131 104 135 131 0 7 3 14 12 14 6 0 13-3 13-14 0-4-4-67-61-112-40-30-87-45-142-55zM23 463c-10 0-23 0-23 12 0 13 13 13 23 13 114 0 228 0 342 0 11 0 22 0 22-13 0-12-11-12-22-12-114 0-228 0-342 0z">
                <text:p/>
              </draw:path>
              <draw:path draw:style-name="gr2" draw:text-style-name="P2" draw:layer="layout" svg:width="0.285cm" svg:height="0.445cm" svg:x="17.979cm" svg:y="20.348cm" svg:viewBox="0 0 286 446" svg:d="M146 7c-3-2 0-7-9-7-15 0-60 5-76 7-5 0-12 2-12 13 0 7 5 7 14 7 31 0 32 5 32 11 0 4-1 8-1 12-31 122-62 244-92 366-2 7-2 9-2 12 0 15 13 18 18 18 7 0 18-5 22-12 1-6 30-123 34-139 21 2 74 11 74 54 0 4 0 6-2 13s-2 14-2 21c0 38 25 63 58 63 19 0 36-10 50-34 16-27 22-61 22-63 0-7-6-7-8-7-5 0-7 4-9 13-12 45-27 77-54 77-12 0-21-7-21-29 0-11 3-25 5-36 4-11 4-12 4-20 0-41-40-59-94-66 20-11 40-31 54-47 31-32 60-59 90-59 4 0 4 0 6 0 7 1 9 1 14 5 1 1 0 0 2 2-31 2-36 27-36 34 0 11 7 22 23 22 18 0 36-13 36-38 0-20-14-40-43-40-18 0-47 6-92 56-21 23-47 49-72 59 22-89 45-178 67-268z">
                <text:p/>
              </draw:path>
              <draw:path draw:style-name="gr2" draw:text-style-name="P2" draw:layer="layout" svg:width="0.193cm" svg:height="0.292cm" svg:x="18.301cm" svg:y="20.589cm" svg:viewBox="0 0 194 293" svg:d="M194 212c-4 0-9 0-14 0-2 11-5 36-11 42-3 2-38 2-45 2-27 0-54 0-81 0 47-42 61-54 88-74 33-27 63-54 63-96 0-54-46-86-102-86s-92 38-92 79c0 22 18 24 23 24 11 0 24-8 24-24 0-7-4-23-27-23 14-31 45-42 65-42 45 0 68 36 68 72 0 38-29 69-43 85-36 35-71 70-106 104-4 6-4 6-4 18 61 0 121 0 182 0 4-27 8-54 12-81z">
                <text:p/>
              </draw:path>
              <draw:path draw:style-name="gr2" draw:text-style-name="P2" draw:layer="layout" svg:width="0.285cm" svg:height="0.289cm" svg:x="18.803cm" svg:y="20.505cm" svg:viewBox="0 0 286 290" svg:d="M184 236c3 25 19 50 50 50 13 0 52-9 52-59 0-12 0-24 0-36-5 0-11 0-16 0 0 12 0 24 0 36 0 36-16 39-23 39-20 0-24-27-24-30 0-42 0-84 0-126 0-27 0-52-21-76-26-25-58-34-89-34-50 0-95 29-95 72 0 18 13 29 29 29 18 0 30-13 30-29 0-7-3-29-32-29 16-23 47-29 68-29 31 0 67 24 67 81 0 8 0 16 0 24-32 2-77 3-117 21-47 22-63 54-63 83 0 51 61 67 101 67 43 0 72-25 83-54zM180 131c0 21 0 42 0 63 0 60-45 81-74 81-30 0-57-21-57-54 0-34 27-86 131-90z">
                <text:p/>
              </draw:path>
              <draw:path draw:style-name="gr2" draw:text-style-name="P2" draw:layer="layout" svg:width="0.318cm" svg:height="0.278cm" svg:x="19.113cm" svg:y="20.508cm" svg:viewBox="0 0 319 279" svg:d="M50 61c0 57 0 114 0 171 0 27-7 27-50 27 0 7 0 13 0 20 23 0 56-2 72-2s49 2 70 2c0-7 0-13 0-20-41 0-48 0-48-27 0-39 0-78 0-117 0-66 45-101 84-101 42 0 47 35 47 71 0 49 0 98 0 147 0 27-5 27-49 27 0 7 0 13 0 20 22 0 54-2 72-2 17 0 49 2 71 2 0-7 0-13 0-20-33 0-49 0-49-18 0-40 0-80 0-120 0-56 0-74-20-98-9-10-30-23-66-23-47 0-76 27-94 67 0-23 0-45 0-67-30 2-60 5-90 7 0 7 0 13 0 20 45 0 50 4 50 34z">
                <text:p/>
              </draw:path>
              <draw:path draw:style-name="gr2" draw:text-style-name="P2" draw:layer="layout" svg:width="0.312cm" svg:height="0.445cm" svg:x="19.465cm" svg:y="20.348cm" svg:viewBox="0 0 313 446" svg:d="M220 405c0 14 0 28 0 41 31-2 62-4 93-7 0-6 0-13 0-20-45 0-50-3-50-34 0-128 0-257 0-385-30 2-60 5-90 7 0 7 0 13 0 20 43 0 48 5 48 36 0 46 0 91 0 137-18-24-45-40-79-40-75 0-142 61-142 144 0 79 63 142 135 142 40 0 68-21 85-41zM220 236c0 43 0 86 0 129 0 11 0 13-8 24-19 30-46 43-73 43-29 0-53-16-67-40-18-27-20-63-20-88 0-23 2-61 20-90 14-20 38-39 72-39 22 0 49 9 68 37 8 11 8 11 8 24z">
                <text:p/>
              </draw:path>
              <draw:path draw:style-name="gr2" draw:text-style-name="P2" draw:layer="layout" svg:width="0.287cm" svg:height="0.445cm" svg:x="20.05cm" svg:y="20.348cm" svg:viewBox="0 0 288 446" svg:d="M148 7c-3-2 0-7-9-7-15 0-60 5-76 7-5 0-13 2-13 13 0 7 6 7 15 7 30 0 32 5 32 11 0 4-1 8-2 12-30 122-61 244-91 366-4 7-4 9-4 12 0 15 13 18 20 18s16-5 21-12c2-6 31-123 35-139 21 2 73 11 73 54 0 4 0 6-1 13-2 7-2 14-2 21 0 38 25 63 57 63 18 0 36-10 51-34 14-27 21-61 21-63 0-7-5-7-7-7-5 0-7 4-9 13-12 45-27 77-54 77-12 0-21-7-21-29 0-11 3-25 5-36 4-11 4-12 4-20 0-41-42-59-94-66 18-11 40-31 54-47 31-32 59-59 90-59 4 0 4 0 5 0 8 1 9 1 15 5 0 1 0 0 2 2-31 2-36 27-36 34 0 11 7 22 23 22s36-13 36-38c0-20-14-40-43-40-18 0-47 6-94 56-21 23-45 49-70 59 22-89 44-178 67-268z">
                <text:p/>
              </draw:path>
              <draw:path draw:style-name="gr2" draw:text-style-name="P2" draw:layer="layout" svg:width="0.193cm" svg:height="0.292cm" svg:x="20.374cm" svg:y="20.589cm" svg:viewBox="0 0 194 293" svg:d="M194 212c-4 0-9 0-14 0-2 11-5 36-11 42-3 2-38 2-45 2-27 0-54 0-81 0 47-42 61-54 88-74 33-27 63-54 63-96 0-54-46-86-102-86s-92 38-92 79c0 22 18 24 23 24 11 0 24-8 24-24 0-7-4-23-27-23 14-31 43-42 65-42 45 0 66 36 66 72 0 38-27 69-41 85-36 35-71 70-106 104-4 6-4 6-4 18 61 0 121 0 182 0 4-27 8-54 12-81z">
                <text:p/>
              </draw:path>
              <draw:path draw:style-name="gr2" draw:text-style-name="P2" draw:layer="layout" svg:width="0.384cm" svg:height="0.487cm" svg:x="20.875cm" svg:y="20.386cm" svg:viewBox="0 0 385 488" svg:d="M182 184c104-20 158-60 187-112 13-23 16-52 16-59 0-9-7-13-12-13-11 0-13 9-13 18-20 113-148 151-342 153-7 0-18 0-18 13 0 12 7 12 31 12 66 0 131 4 194 24 121 34 131 104 135 131 2 7 5 14 13 14 5 0 12-3 12-14 0-4-3-67-61-112-40-30-86-45-142-55zM22 463c-11 0-22 0-22 12 0 13 11 13 22 13 114 0 228 0 342 0 10 0 21 0 21-13 0-12-11-12-21-12-114 0-228 0-342 0z">
                <text:p/>
              </draw:path>
              <draw:path draw:style-name="gr2" draw:text-style-name="P2" draw:layer="layout" svg:width="0.285cm" svg:height="0.445cm" svg:x="21.541cm" svg:y="20.348cm" svg:viewBox="0 0 286 446" svg:d="M146 7c-3-2 0-7-7-7-15 0-62 5-78 7-5 0-12 2-12 13 0 7 5 7 16 7 29 0 30 5 30 11 0 4-1 8-1 12-31 122-62 244-92 366-2 7-2 9-2 12 0 15 13 18 18 18 7 0 18-5 22-12 3-6 30-123 36-139 19 2 72 11 72 54 0 4 0 6-2 13 0 7-2 14-2 21 0 38 25 63 58 63 19 0 36-10 50-34 16-27 23-61 23-63 0-7-7-7-9-7-5 0-5 4-9 13-12 45-27 77-54 77-12 0-19-7-19-29 0-11 1-25 3-36 4-11 4-12 4-20 0-41-40-59-94-66 20-11 40-31 54-47 31-32 60-59 90-59 4 0 4 0 6 0 9 1 9 1 14 5 2 0 2 0 2 2-31 2-36 27-36 34 0 11 7 22 25 22 16 0 34-13 34-38 0-20-14-40-43-40-18 0-47 6-92 56-21 23-47 49-70 59 22-89 43-178 65-268z">
                <text:p/>
              </draw:path>
              <draw:path draw:style-name="gr2" draw:text-style-name="P2" draw:layer="layout" svg:width="0.161cm" svg:height="0.292cm" svg:x="21.883cm" svg:y="20.589cm" svg:viewBox="0 0 162 293" svg:d="M101 11c0-11-2-11-15-11-27 27-68 27-86 27 0 5 0 11 0 16 11 0 40 0 65-12 0 75 0 151 0 226 0 15 0 20-45 20-6 0-11 0-16 0 0 6 0 11 0 16 7 0 63-1 79-1 12 0 68 1 79 1 0-5 0-10 0-16-6 0-12 0-18 0-43 0-43-5-43-20 0-82 0-164 0-246z">
                <text:p/>
              </draw:path>
              <draw:path draw:style-name="gr2" draw:text-style-name="P2" draw:layer="layout" svg:width="0.073cm" svg:height="0.188cm" svg:x="22.172cm" svg:y="20.72cm" svg:viewBox="0 0 74 189" svg:d="M74 67c0-42-15-67-40-67-21 0-34 17-34 34s11 33 34 33c9 0 18-4 24-9h1c1 3 2 0 2 9 0 39-18 79-47 108-3 3-3 5-3 7 0 5 3 7 5 7 9 0 58-50 58-122z">
                <text:p/>
              </draw:path>
              <draw:path draw:style-name="gr2" draw:text-style-name="P2" draw:layer="layout" svg:width="0.197cm" svg:height="0.395cm" svg:x="2.064cm" svg:y="21.158cm" svg:viewBox="0 0 198 396" svg:d="M99 135c30 0 60 0 90 0 0-7 0-13 0-20-30 0-60 0-90 0 0-38 0-77 0-115-5 0-11 0-16 0-2 52-20 119-83 122 0 5 0 9 0 13 18 0 36 0 54 0 0 58 0 116 0 175 0 79 59 86 83 86 45 0 61-45 61-86 0-12 0-24 0-36-5 0-10 0-14 0 0 12 0 24 0 36 0 46-20 70-44 70-41 0-41-58-41-69 0-58 0-117 0-176z">
                <text:p/>
              </draw:path>
              <draw:path draw:style-name="gr2" draw:text-style-name="P2" draw:layer="layout" svg:width="0.316cm" svg:height="0.438cm" svg:x="2.32cm" svg:y="21.107cm" svg:viewBox="0 0 317 439" svg:d="M49 391c0 28-8 28-49 28 0 7 0 14 0 20 22 0 54-2 70-2 18 0 51 2 72 2 0-6 0-13 0-20-43 0-50 0-50-28 0-39 0-77 0-116 0-66 45-102 86-102 40 0 47 34 47 70 0 49 0 98 0 148 0 28-7 28-50 28 0 7 0 14 0 20 23 0 55-2 72-2 16 0 50 2 70 2 0-6 0-13 0-20-33 0-49 0-49-19 0-41 0-81 0-121 0-54 0-74-20-95-9-11-28-24-66-24-52 0-81 38-92 61 0-73 0-147 0-221-30 2-60 5-90 7 0 7 0 13 0 20 43 0 49 4 49 34 0 110 0 220 0 330z">
                <text:p/>
              </draw:path>
              <draw:path draw:style-name="gr2" draw:text-style-name="P2" draw:layer="layout" svg:width="0.244cm" svg:height="0.291cm" svg:x="2.669cm" svg:y="21.262cm" svg:viewBox="0 0 245 292" svg:d="M52 124c4-93 58-110 79-110 65 0 71 87 71 110-50 0-100 0-150 0zM52 139c59 0 118 0 177 0 14 0 16 0 16-15 0-61-34-124-114-124-73 0-131 67-131 146 0 84 65 146 139 146 77 0 106-71 106-83 0-6-6-7-9-7-6 0-7 3-9 9-22 64-79 64-85 64-32 0-57-19-72-43-18-29-18-72-18-93z">
                <text:p/>
              </draw:path>
              <draw:path draw:style-name="gr2" draw:text-style-name="P2" draw:layer="layout" svg:width="0.318cm" svg:height="0.278cm" svg:x="2.952cm" svg:y="21.268cm" svg:viewBox="0 0 319 279" svg:d="M50 61c0 57 0 113 0 169 0 29-7 29-50 29 0 7 0 13 0 20 22 0 54-2 72-2 16 0 49 2 70 2 0-7 0-13 0-20-41 0-48 0-48-29 0-38 0-76 0-115 0-66 45-102 84-102 40 0 47 34 47 70 0 49 0 98 0 147 0 29-7 29-49 29 0 7 0 13 0 20 22 0 54-2 72-2 17 0 49 2 71 2 0-7 0-13 0-20-33 0-49 0-49-20 0-40 0-80 0-120 0-54 0-74-20-96-9-10-30-23-66-23-47 0-76 27-94 65 0-22 0-43 0-65-30 2-60 4-90 5 0 7 0 14 0 20 45 0 50 6 50 36z">
                <text:p/>
              </draw:path>
              <draw:path draw:style-name="gr2" draw:text-style-name="P2" draw:layer="layout" svg:width="0.285cm" svg:height="0.445cm" svg:x="3.529cm" svg:y="21.107cm" svg:viewBox="0 0 286 446" svg:d="M146 7c-3-2 0-7-7-7-15 0-62 5-78 7-5 0-12 0-12 13 0 7 5 7 14 7 31 0 32 4 32 11 0 4-1 8-1 12-31 122-62 243-92 364-2 9-2 11-2 14 0 15 13 18 18 18 7 0 18-5 22-14 3-5 30-122 34-139 21 4 74 13 74 54 0 6 0 8-2 15s-2 14-2 21c0 38 25 63 58 63 19 0 36-10 50-34 16-27 14-42 22-63 0-7-6-7-8-7-5 0-7 4-9 11-12 47-27 79-54 79-12 0-19-7-19-29 0-11 1-27 3-36 4-11 4-14 4-20 0-41-40-59-94-66 20-11 40-33 54-47 31-34 60-61 90-61 4 0 6 0 6 2 9 0 9 0 14 3 0 2 0 2 2 4-31 2-36 27-36 34 0 9 7 22 23 22 18 0 36-15 36-38 0-20-14-40-43-40-18 0-47 4-92 56-21 23-47 49-70 58 22-89 43-178 65-267z">
                <text:p/>
              </draw:path>
              <draw:path draw:style-name="gr2" draw:text-style-name="P2" draw:layer="layout" svg:width="0.161cm" svg:height="0.294cm" svg:x="3.871cm" svg:y="21.347cm" svg:viewBox="0 0 162 295" svg:d="M101 13c0-11-2-13-15-13-27 29-68 29-86 29 0 5 0 11 0 16 11 0 40 0 65-13 0 75 0 150 0 225 0 17 0 22-45 22-6 0-11 0-16 0 0 5 0 11 0 16 7-2 61-2 79-2 12 0 68 0 79 2 0-5 0-11 0-16-6 0-12 0-18 0-43 0-43-5-43-22 0-81 0-163 0-244z">
                <text:p/>
              </draw:path>
              <draw:path draw:style-name="gr2" draw:text-style-name="P2" draw:layer="layout" svg:width="0.42cm" svg:height="0.147cm" svg:x="4.318cm" svg:y="21.314cm" svg:viewBox="0 0 421 148" svg:d="M400 25c9 0 21 0 21-12 0-13-12-13-21-13-126 0-252 0-378 0-9 0-22 0-22 13 0 12 13 12 22 12 126 0 252 0 378 0zM400 148c9 0 21 0 21-13s-12-13-21-13c-126 0-252 0-378 0-9 0-22 0-22 13s13 13 22 13c126 0 252 0 378 0z">
                <text:p/>
              </draw:path>
              <draw:path draw:style-name="gr2" draw:text-style-name="P2" draw:layer="layout" svg:width="0.285cm" svg:height="0.445cm" svg:x="4.985cm" svg:y="21.107cm" svg:viewBox="0 0 286 446" svg:d="M146 7c-3-2 0-7-7-7-15 0-62 5-78 7-5 0-12 0-12 13 0 7 5 7 16 7 30 0 30 4 30 11 0 4-1 8-1 12-31 122-62 243-92 364-2 9-2 11-2 14 0 15 13 18 18 18 9 0 18-5 22-14 3-5 32-122 36-139 21 4 72 13 72 54 0 6 0 8-2 15 0 7-2 14-2 21 0 38 25 63 58 63 19 0 36-10 50-34 16-27 16-42 23-63 0-7-5-7-9-7-5 0-5 4-7 11-12 47-29 79-56 79-12 0-19-7-19-29 0-11 1-27 5-36 2-11 2-14 2-20 0-41-40-59-94-66 20-11 40-33 54-47 31-34 60-61 90-61 6 0 6 0 7 2 8 0 8 0 13 3 2 2 2 2 2 4-31 2-36 27-36 34 0 9 7 22 25 22 16 0 34-15 34-38 0-20-14-40-43-40-18 0-47 4-92 56-21 23-47 49-70 58 22-89 43-178 65-267z">
                <text:p/>
              </draw:path>
              <draw:path draw:style-name="gr2" draw:text-style-name="P2" draw:layer="layout" svg:width="0.195cm" svg:height="0.294cm" svg:x="5.308cm" svg:y="21.347cm" svg:viewBox="0 0 196 295" svg:d="M196 214c-5 0-11 0-16 0 0 9-5 36-11 40-3 3-38 3-43 3-28 0-55 0-83 0 47-41 63-54 88-75 35-25 65-52 65-96 0-54-47-86-104-86-54 0-92 40-92 79 0 24 20 25 23 25 11 0 24-7 24-23 0-7-4-23-27-23 14-31 45-42 65-42 45 0 68 34 68 70 0 40-27 71-41 85-36 35-72 71-108 106-4 4-4 6-4 18 61 0 121 0 182 0 5-27 9-54 14-81z">
                <text:p/>
              </draw:path>
              <draw:path draw:style-name="gr2" draw:text-style-name="P2" draw:layer="layout" svg:width="0.147cm" svg:height="0.633cm" svg:x="5.599cm" svg:y="21.071cm" svg:viewBox="0 0 148 634" svg:d="M148 317c0-49-8-126-44-198-37-78-91-119-97-119-3 0-7 4-7 7 0 2 0 4 13 15 61 63 97 163 97 295 0 108-24 219-101 299-9 9-9 9-9 10 0 4 4 8 7 8 6 0 63-44 101-125 31-68 40-138 40-192z">
                <text:p/>
              </draw:path>
              <draw:path draw:style-name="gr2" draw:text-style-name="P2" draw:layer="layout" svg:width="0.066cm" svg:height="0.066cm" svg:x="5.864cm" svg:y="21.48cm" svg:viewBox="0 0 67 67" svg:d="M67 32c0-18-14-32-33-32s-34 14-34 32 15 35 34 35 33-17 33-35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795cm" fo:page-height="21.8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0T21:47:06.174237621</meta:creation-date>
    <meta:generator>LibreOffice/6.4.7.2$Linux_X86_64 LibreOffice_project/40$Build-2</meta:generator>
    <dc:date>2023-04-13T20:11:47.267272958</dc:date>
    <meta:editing-duration>PT38M12S</meta:editing-duration>
    <meta:editing-cycles>7</meta:editing-cycles>
    <meta:document-statistic meta:object-count="1300"/>
  </office:meta>
</office:document-meta>
</file>